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3.38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JIV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IV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Zeit [ms]</text:p>
          </table:table-cell>
          <table:table-cell office:value-type="string" calcext:value-type="string">
            <text:p>Zahlenwert</text:p>
          </table:table-cell>
          <table:table-cell office:value-type="string" calcext:value-type="string">
            <text:p>METEX-Wert</text:p>
          </table:table-cell>
          <table:table-cell office:value-type="string" calcext:value-type="string">
            <text:p>Zeit[min]</text:p>
          </table:table-cell>
          <table:table-cell office:value-type="string" calcext:value-type="string">
            <text:p>T'[K]</text:p>
          </table:table-cell>
          <table:table-cell office:value-type="string" calcext:value-type="string">
            <text:p>Delta T'</text:p>
          </table:table-cell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~DC-001.73 <text:s/>mV</text:p>
          </table:table-cell>
          <table:table-cell table:formula="of:=[.A2]/(60*1000)" office:value-type="float" office:value="0.000516666666666667" calcext:value-type="float">
            <text:p>0,0005166667</text:p>
          </table:table-cell>
          <table:table-cell table:formula="of:=0.2813*[.B2]+1.1082" office:value-type="float" office:value="0.621551" calcext:value-type="float">
            <text:p>0,621551</text:p>
          </table:table-cell>
          <table:table-cell table:formula="of:=SQRT(([.B2]*0.052)^2 + 0.037^2)" office:value-type="float" office:value="0.0972717924169181" calcext:value-type="float">
            <text:p>0,0972717924</text:p>
            <draw:frame table:end-cell-address="JIV1.O21" table:end-x="1.225cm" table:end-y="0.482cm" draw:z-index="0" draw:name="Diagramm 9" draw:style-name="gr1" draw:text-style-name="P1" svg:width="18.022cm" svg:height="10.354cm" svg:x="2.031cm" svg:y="0.182cm">
              <draw:object draw:notify-on-update-of-ranges="JIV1.E1:JIV1.E1 JIV1.E2:JIV1.E653 JIV1.D2:JIV1.D65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float" office:value="-1.66" calcext:value-type="float">
            <text:p>-1,66</text:p>
          </table:table-cell>
          <table:table-cell office:value-type="string" calcext:value-type="string">
            <text:p>DC-001.66 <text:s/>mV</text:p>
          </table:table-cell>
          <table:table-cell table:formula="of:=[.A3]/(60*1000)" office:value-type="float" office:value="0.03405" calcext:value-type="float">
            <text:p>0,03405</text:p>
          </table:table-cell>
          <table:table-cell table:formula="of:=0.2813*[.B3]+1.1082" office:value-type="float" office:value="0.641242" calcext:value-type="float">
            <text:p>0,641242</text:p>
          </table:table-cell>
          <table:table-cell table:formula="of:=SQRT(([.B3]*0.052)^2 + 0.037^2)" office:value-type="float" office:value="0.093915613185455" calcext:value-type="float">
            <text:p>0,0939156132</text:p>
          </table:table-cell>
          <table:table-cell table:number-columns-repeated="1018"/>
        </table:table-row>
        <table:table-row table:style-name="ro2">
          <table:table-cell office:value-type="float" office:value="4056" calcext:value-type="float">
            <text:p>4056</text:p>
          </table:table-cell>
          <table:table-cell office:value-type="float" office:value="-1.68" calcext:value-type="float">
            <text:p>-1,68</text:p>
          </table:table-cell>
          <table:table-cell office:value-type="string" calcext:value-type="string">
            <text:p>DC-001.68 <text:s/>mV</text:p>
          </table:table-cell>
          <table:table-cell table:formula="of:=[.A4]/(60*1000)" office:value-type="float" office:value="0.0676" calcext:value-type="float">
            <text:p>0,0676</text:p>
          </table:table-cell>
          <table:table-cell table:formula="of:=0.2813*[.B4]+1.1082" office:value-type="float" office:value="0.635616" calcext:value-type="float">
            <text:p>0,635616</text:p>
          </table:table-cell>
          <table:table-cell table:formula="of:=SQRT(([.B4]*0.052)^2 + 0.037^2)" office:value-type="float" office:value="0.0948723858664891" calcext:value-type="float">
            <text:p>0,0948723859</text:p>
          </table:table-cell>
          <table:table-cell table:number-columns-repeated="1018"/>
        </table:table-row>
        <table:table-row table:style-name="ro2">
          <table:table-cell office:value-type="float" office:value="6068" calcext:value-type="float">
            <text:p>6068</text:p>
          </table:table-cell>
          <table:table-cell office:value-type="float" office:value="-1.66" calcext:value-type="float">
            <text:p>-1,66</text:p>
          </table:table-cell>
          <table:table-cell office:value-type="string" calcext:value-type="string">
            <text:p>DC-001.66 <text:s/>mV</text:p>
          </table:table-cell>
          <table:table-cell table:formula="of:=[.A5]/(60*1000)" office:value-type="float" office:value="0.101133333333333" calcext:value-type="float">
            <text:p>0,1011333333</text:p>
          </table:table-cell>
          <table:table-cell table:formula="of:=0.2813*[.B5]+1.1082" office:value-type="float" office:value="0.641242" calcext:value-type="float">
            <text:p>0,641242</text:p>
          </table:table-cell>
          <table:table-cell table:formula="of:=SQRT(([.B5]*0.052)^2 + 0.037^2)" office:value-type="float" office:value="0.093915613185455" calcext:value-type="float">
            <text:p>0,0939156132</text:p>
          </table:table-cell>
          <table:table-cell table:number-columns-repeated="1018"/>
        </table:table-row>
        <table:table-row table:style-name="ro2">
          <table:table-cell office:value-type="float" office:value="8080" calcext:value-type="float">
            <text:p>8080</text:p>
          </table:table-cell>
          <table:table-cell office:value-type="float" office:value="-1.68" calcext:value-type="float">
            <text:p>-1,68</text:p>
          </table:table-cell>
          <table:table-cell office:value-type="string" calcext:value-type="string">
            <text:p>DC-001.68 <text:s/>mV</text:p>
          </table:table-cell>
          <table:table-cell table:formula="of:=[.A6]/(60*1000)" office:value-type="float" office:value="0.134666666666667" calcext:value-type="float">
            <text:p>0,1346666667</text:p>
          </table:table-cell>
          <table:table-cell table:formula="of:=0.2813*[.B6]+1.1082" office:value-type="float" office:value="0.635616" calcext:value-type="float">
            <text:p>0,635616</text:p>
          </table:table-cell>
          <table:table-cell table:formula="of:=SQRT(([.B6]*0.052)^2 + 0.037^2)" office:value-type="float" office:value="0.0948723858664891" calcext:value-type="float">
            <text:p>0,0948723859</text:p>
          </table:table-cell>
          <table:table-cell table:number-columns-repeated="1018"/>
        </table:table-row>
        <table:table-row table:style-name="ro2">
          <table:table-cell office:value-type="float" office:value="10093" calcext:value-type="float">
            <text:p>10093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DC-001.73 <text:s/>mV</text:p>
          </table:table-cell>
          <table:table-cell table:formula="of:=[.A7]/(60*1000)" office:value-type="float" office:value="0.168216666666667" calcext:value-type="float">
            <text:p>0,1682166667</text:p>
          </table:table-cell>
          <table:table-cell table:formula="of:=0.2813*[.B7]+1.1082" office:value-type="float" office:value="0.621551" calcext:value-type="float">
            <text:p>0,621551</text:p>
          </table:table-cell>
          <table:table-cell table:formula="of:=SQRT(([.B7]*0.052)^2 + 0.037^2)" office:value-type="float" office:value="0.0972717924169181" calcext:value-type="float">
            <text:p>0,0972717924</text:p>
          </table:table-cell>
          <table:table-cell table:number-columns-repeated="1018"/>
        </table:table-row>
        <table:table-row table:style-name="ro2">
          <table:table-cell office:value-type="float" office:value="12090" calcext:value-type="float">
            <text:p>12090</text:p>
          </table:table-cell>
          <table:table-cell office:value-type="float" office:value="-1.71" calcext:value-type="float">
            <text:p>-1,71</text:p>
          </table:table-cell>
          <table:table-cell office:value-type="string" calcext:value-type="string">
            <text:p>DC-001.71 <text:s/>mV</text:p>
          </table:table-cell>
          <table:table-cell table:formula="of:=[.A8]/(60*1000)" office:value-type="float" office:value="0.2015" calcext:value-type="float">
            <text:p>0,2015</text:p>
          </table:table-cell>
          <table:table-cell table:formula="of:=0.2813*[.B8]+1.1082" office:value-type="float" office:value="0.627177" calcext:value-type="float">
            <text:p>0,627177</text:p>
          </table:table-cell>
          <table:table-cell table:formula="of:=SQRT(([.B8]*0.052)^2 + 0.037^2)" office:value-type="float" office:value="0.0963107802896436" calcext:value-type="float">
            <text:p>0,0963107803</text:p>
          </table:table-cell>
          <table:table-cell table:number-columns-repeated="1018"/>
        </table:table-row>
        <table:table-row table:style-name="ro2">
          <table:table-cell office:value-type="float" office:value="14118" calcext:value-type="float">
            <text:p>14118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C-001.70 <text:s/>mV</text:p>
          </table:table-cell>
          <table:table-cell table:formula="of:=[.A9]/(60*1000)" office:value-type="float" office:value="0.2353" calcext:value-type="float">
            <text:p>0,2353</text:p>
          </table:table-cell>
          <table:table-cell table:formula="of:=0.2813*[.B9]+1.1082" office:value-type="float" office:value="0.62999" calcext:value-type="float">
            <text:p>0,62999</text:p>
          </table:table-cell>
          <table:table-cell table:formula="of:=SQRT(([.B9]*0.052)^2 + 0.037^2)" office:value-type="float" office:value="0.0958308927225454" calcext:value-type="float">
            <text:p>0,0958308927</text:p>
          </table:table-cell>
          <table:table-cell table:number-columns-repeated="1018"/>
        </table:table-row>
        <table:table-row table:style-name="ro2">
          <table:table-cell office:value-type="float" office:value="16130" calcext:value-type="float">
            <text:p>16130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C-001.70 <text:s/>mV</text:p>
          </table:table-cell>
          <table:table-cell table:formula="of:=[.A10]/(60*1000)" office:value-type="float" office:value="0.268833333333333" calcext:value-type="float">
            <text:p>0,2688333333</text:p>
          </table:table-cell>
          <table:table-cell table:formula="of:=0.2813*[.B10]+1.1082" office:value-type="float" office:value="0.62999" calcext:value-type="float">
            <text:p>0,62999</text:p>
          </table:table-cell>
          <table:table-cell table:formula="of:=SQRT(([.B10]*0.052)^2 + 0.037^2)" office:value-type="float" office:value="0.0958308927225454" calcext:value-type="float">
            <text:p>0,0958308927</text:p>
          </table:table-cell>
          <table:table-cell table:number-columns-repeated="1018"/>
        </table:table-row>
        <table:table-row table:style-name="ro2">
          <table:table-cell office:value-type="float" office:value="18142" calcext:value-type="float">
            <text:p>18142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DC-001.73 <text:s/>mV</text:p>
          </table:table-cell>
          <table:table-cell table:formula="of:=[.A11]/(60*1000)" office:value-type="float" office:value="0.302366666666667" calcext:value-type="float">
            <text:p>0,3023666667</text:p>
          </table:table-cell>
          <table:table-cell table:formula="of:=0.2813*[.B11]+1.1082" office:value-type="float" office:value="0.621551" calcext:value-type="float">
            <text:p>0,621551</text:p>
          </table:table-cell>
          <table:table-cell table:formula="of:=SQRT(([.B11]*0.052)^2 + 0.037^2)" office:value-type="float" office:value="0.0972717924169181" calcext:value-type="float">
            <text:p>0,0972717924</text:p>
          </table:table-cell>
          <table:table-cell table:number-columns-repeated="1018"/>
        </table:table-row>
        <table:table-row table:style-name="ro2">
          <table:table-cell office:value-type="float" office:value="20155" calcext:value-type="float">
            <text:p>20155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12]/(60*1000)" office:value-type="float" office:value="0.335916666666667" calcext:value-type="float">
            <text:p>0,3359166667</text:p>
          </table:table-cell>
          <table:table-cell table:formula="of:=0.2813*[.B12]+1.1082" office:value-type="float" office:value="0.615925" calcext:value-type="float">
            <text:p>0,615925</text:p>
          </table:table-cell>
          <table:table-cell table:formula="of:=SQRT(([.B12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22167" calcext:value-type="float">
            <text:p>22167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DC-001.73 <text:s/>mV</text:p>
          </table:table-cell>
          <table:table-cell table:formula="of:=[.A13]/(60*1000)" office:value-type="float" office:value="0.36945" calcext:value-type="float">
            <text:p>0,36945</text:p>
          </table:table-cell>
          <table:table-cell table:formula="of:=0.2813*[.B13]+1.1082" office:value-type="float" office:value="0.621551" calcext:value-type="float">
            <text:p>0,621551</text:p>
          </table:table-cell>
          <table:table-cell table:formula="of:=SQRT(([.B13]*0.052)^2 + 0.037^2)" office:value-type="float" office:value="0.0972717924169181" calcext:value-type="float">
            <text:p>0,0972717924</text:p>
          </table:table-cell>
          <table:table-cell table:number-columns-repeated="1018"/>
        </table:table-row>
        <table:table-row table:style-name="ro2">
          <table:table-cell office:value-type="float" office:value="24180" calcext:value-type="float">
            <text:p>24180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DC-001.73 <text:s/>mV</text:p>
          </table:table-cell>
          <table:table-cell table:formula="of:=[.A14]/(60*1000)" office:value-type="float" office:value="0.403" calcext:value-type="float">
            <text:p>0,403</text:p>
          </table:table-cell>
          <table:table-cell table:formula="of:=0.2813*[.B14]+1.1082" office:value-type="float" office:value="0.621551" calcext:value-type="float">
            <text:p>0,621551</text:p>
          </table:table-cell>
          <table:table-cell table:formula="of:=SQRT(([.B14]*0.052)^2 + 0.037^2)" office:value-type="float" office:value="0.0972717924169181" calcext:value-type="float">
            <text:p>0,0972717924</text:p>
          </table:table-cell>
          <table:table-cell table:number-columns-repeated="1018"/>
        </table:table-row>
        <table:table-row table:style-name="ro2">
          <table:table-cell office:value-type="float" office:value="26192" calcext:value-type="float">
            <text:p>26192</text:p>
          </table:table-cell>
          <table:table-cell office:value-type="float" office:value="-1.71" calcext:value-type="float">
            <text:p>-1,71</text:p>
          </table:table-cell>
          <table:table-cell office:value-type="string" calcext:value-type="string">
            <text:p>DC-001.71 <text:s/>mV</text:p>
          </table:table-cell>
          <table:table-cell table:formula="of:=[.A15]/(60*1000)" office:value-type="float" office:value="0.436533333333333" calcext:value-type="float">
            <text:p>0,4365333333</text:p>
          </table:table-cell>
          <table:table-cell table:formula="of:=0.2813*[.B15]+1.1082" office:value-type="float" office:value="0.627177" calcext:value-type="float">
            <text:p>0,627177</text:p>
          </table:table-cell>
          <table:table-cell table:formula="of:=SQRT(([.B15]*0.052)^2 + 0.037^2)" office:value-type="float" office:value="0.0963107802896436" calcext:value-type="float">
            <text:p>0,0963107803</text:p>
          </table:table-cell>
          <table:table-cell table:number-columns-repeated="1018"/>
        </table:table-row>
        <table:table-row table:style-name="ro2">
          <table:table-cell office:value-type="float" office:value="28204" calcext:value-type="float">
            <text:p>28204</text:p>
          </table:table-cell>
          <table:table-cell office:value-type="float" office:value="-1.71" calcext:value-type="float">
            <text:p>-1,71</text:p>
          </table:table-cell>
          <table:table-cell office:value-type="string" calcext:value-type="string">
            <text:p>DC-001.71 <text:s/>mV</text:p>
          </table:table-cell>
          <table:table-cell table:formula="of:=[.A16]/(60*1000)" office:value-type="float" office:value="0.470066666666667" calcext:value-type="float">
            <text:p>0,4700666667</text:p>
          </table:table-cell>
          <table:table-cell table:formula="of:=0.2813*[.B16]+1.1082" office:value-type="float" office:value="0.627177" calcext:value-type="float">
            <text:p>0,627177</text:p>
          </table:table-cell>
          <table:table-cell table:formula="of:=SQRT(([.B16]*0.052)^2 + 0.037^2)" office:value-type="float" office:value="0.0963107802896436" calcext:value-type="float">
            <text:p>0,0963107803</text:p>
          </table:table-cell>
          <table:table-cell table:number-columns-repeated="1018"/>
        </table:table-row>
        <table:table-row table:style-name="ro2">
          <table:table-cell office:value-type="float" office:value="30217" calcext:value-type="float">
            <text:p>30217</text:p>
          </table:table-cell>
          <table:table-cell office:value-type="float" office:value="-1.71" calcext:value-type="float">
            <text:p>-1,71</text:p>
          </table:table-cell>
          <table:table-cell office:value-type="string" calcext:value-type="string">
            <text:p>DC-001.71 <text:s/>mV</text:p>
          </table:table-cell>
          <table:table-cell table:formula="of:=[.A17]/(60*1000)" office:value-type="float" office:value="0.503616666666667" calcext:value-type="float">
            <text:p>0,5036166667</text:p>
          </table:table-cell>
          <table:table-cell table:formula="of:=0.2813*[.B17]+1.1082" office:value-type="float" office:value="0.627177" calcext:value-type="float">
            <text:p>0,627177</text:p>
          </table:table-cell>
          <table:table-cell table:formula="of:=SQRT(([.B17]*0.052)^2 + 0.037^2)" office:value-type="float" office:value="0.0963107802896436" calcext:value-type="float">
            <text:p>0,0963107803</text:p>
          </table:table-cell>
          <table:table-cell table:number-columns-repeated="1018"/>
        </table:table-row>
        <table:table-row table:style-name="ro2">
          <table:table-cell office:value-type="float" office:value="32229" calcext:value-type="float">
            <text:p>32229</text:p>
          </table:table-cell>
          <table:table-cell office:value-type="float" office:value="-1.7" calcext:value-type="float">
            <text:p>-1,7</text:p>
          </table:table-cell>
          <table:table-cell office:value-type="string" calcext:value-type="string">
            <text:p>DC-001.70 <text:s/>mV</text:p>
          </table:table-cell>
          <table:table-cell table:formula="of:=[.A18]/(60*1000)" office:value-type="float" office:value="0.53715" calcext:value-type="float">
            <text:p>0,53715</text:p>
          </table:table-cell>
          <table:table-cell table:formula="of:=0.2813*[.B18]+1.1082" office:value-type="float" office:value="0.62999" calcext:value-type="float">
            <text:p>0,62999</text:p>
          </table:table-cell>
          <table:table-cell table:formula="of:=SQRT(([.B18]*0.052)^2 + 0.037^2)" office:value-type="float" office:value="0.0958308927225454" calcext:value-type="float">
            <text:p>0,0958308927</text:p>
          </table:table-cell>
          <table:table-cell table:number-columns-repeated="1018"/>
        </table:table-row>
        <table:table-row table:style-name="ro2">
          <table:table-cell office:value-type="float" office:value="34242" calcext:value-type="float">
            <text:p>34242</text:p>
          </table:table-cell>
          <table:table-cell office:value-type="float" office:value="-1.68" calcext:value-type="float">
            <text:p>-1,68</text:p>
          </table:table-cell>
          <table:table-cell office:value-type="string" calcext:value-type="string">
            <text:p>DC-001.68 <text:s/>mV</text:p>
          </table:table-cell>
          <table:table-cell table:formula="of:=[.A19]/(60*1000)" office:value-type="float" office:value="0.5707" calcext:value-type="float">
            <text:p>0,5707</text:p>
          </table:table-cell>
          <table:table-cell table:formula="of:=0.2813*[.B19]+1.1082" office:value-type="float" office:value="0.635616" calcext:value-type="float">
            <text:p>0,635616</text:p>
          </table:table-cell>
          <table:table-cell table:formula="of:=SQRT(([.B19]*0.052)^2 + 0.037^2)" office:value-type="float" office:value="0.0948723858664891" calcext:value-type="float">
            <text:p>0,0948723859</text:p>
          </table:table-cell>
          <table:table-cell table:number-columns-repeated="1018"/>
        </table:table-row>
        <table:table-row table:style-name="ro2">
          <table:table-cell office:value-type="float" office:value="36254" calcext:value-type="float">
            <text:p>36254</text:p>
          </table:table-cell>
          <table:table-cell office:value-type="float" office:value="-1.69" calcext:value-type="float">
            <text:p>-1,69</text:p>
          </table:table-cell>
          <table:table-cell office:value-type="string" calcext:value-type="string">
            <text:p>DC-001.69 <text:s/>mV</text:p>
          </table:table-cell>
          <table:table-cell table:formula="of:=[.A20]/(60*1000)" office:value-type="float" office:value="0.604233333333333" calcext:value-type="float">
            <text:p>0,6042333333</text:p>
          </table:table-cell>
          <table:table-cell table:formula="of:=0.2813*[.B20]+1.1082" office:value-type="float" office:value="0.632803" calcext:value-type="float">
            <text:p>0,632803</text:p>
          </table:table-cell>
          <table:table-cell table:formula="of:=SQRT(([.B20]*0.052)^2 + 0.037^2)" office:value-type="float" office:value="0.0953514257890253" calcext:value-type="float">
            <text:p>0,0953514258</text:p>
          </table:table-cell>
          <table:table-cell table:number-columns-repeated="1018"/>
        </table:table-row>
        <table:table-row table:style-name="ro2">
          <table:table-cell office:value-type="float" office:value="38266" calcext:value-type="float">
            <text:p>38266</text:p>
          </table:table-cell>
          <table:table-cell office:value-type="float" office:value="-1.72" calcext:value-type="float">
            <text:p>-1,72</text:p>
          </table:table-cell>
          <table:table-cell office:value-type="string" calcext:value-type="string">
            <text:p>DC-001.72 <text:s/>mV</text:p>
          </table:table-cell>
          <table:table-cell table:formula="of:=[.A21]/(60*1000)" office:value-type="float" office:value="0.637766666666667" calcext:value-type="float">
            <text:p>0,6377666667</text:p>
          </table:table-cell>
          <table:table-cell table:formula="of:=0.2813*[.B21]+1.1082" office:value-type="float" office:value="0.624364" calcext:value-type="float">
            <text:p>0,624364</text:p>
          </table:table-cell>
          <table:table-cell table:formula="of:=SQRT(([.B21]*0.052)^2 + 0.037^2)" office:value-type="float" office:value="0.0967910822338505" calcext:value-type="float">
            <text:p>0,0967910822</text:p>
          </table:table-cell>
          <table:table-cell table:number-columns-repeated="1018"/>
        </table:table-row>
        <table:table-row table:style-name="ro2">
          <table:table-cell office:value-type="float" office:value="40263" calcext:value-type="float">
            <text:p>40263</text:p>
          </table:table-cell>
          <table:table-cell office:value-type="float" office:value="-1.74" calcext:value-type="float">
            <text:p>-1,74</text:p>
          </table:table-cell>
          <table:table-cell office:value-type="string" calcext:value-type="string">
            <text:p>DC-001.74 <text:s/>mV</text:p>
          </table:table-cell>
          <table:table-cell table:formula="of:=[.A22]/(60*1000)" office:value-type="float" office:value="0.67105" calcext:value-type="float">
            <text:p>0,67105</text:p>
          </table:table-cell>
          <table:table-cell table:formula="of:=0.2813*[.B22]+1.1082" office:value-type="float" office:value="0.618738" calcext:value-type="float">
            <text:p>0,618738</text:p>
          </table:table-cell>
          <table:table-cell table:formula="of:=SQRT(([.B22]*0.052)^2 + 0.037^2)" office:value-type="float" office:value="0.0977529048161741" calcext:value-type="float">
            <text:p>0,0977529048</text:p>
          </table:table-cell>
          <table:table-cell table:number-columns-repeated="1018"/>
        </table:table-row>
        <table:table-row table:style-name="ro2">
          <table:table-cell office:value-type="float" office:value="42291" calcext:value-type="float">
            <text:p>42291</text:p>
          </table:table-cell>
          <table:table-cell office:value-type="float" office:value="-1.73" calcext:value-type="float">
            <text:p>-1,73</text:p>
          </table:table-cell>
          <table:table-cell office:value-type="string" calcext:value-type="string">
            <text:p>DC-001.73 <text:s/>mV</text:p>
          </table:table-cell>
          <table:table-cell table:formula="of:=[.A23]/(60*1000)" office:value-type="float" office:value="0.70485" calcext:value-type="float">
            <text:p>0,70485</text:p>
          </table:table-cell>
          <table:table-cell table:formula="of:=0.2813*[.B23]+1.1082" office:value-type="float" office:value="0.621551" calcext:value-type="float">
            <text:p>0,621551</text:p>
          </table:table-cell>
          <table:table-cell table:formula="of:=SQRT(([.B23]*0.052)^2 + 0.037^2)" office:value-type="float" office:value="0.0972717924169181" calcext:value-type="float">
            <text:p>0,0972717924</text:p>
          </table:table-cell>
          <table:table-cell table:number-columns-repeated="1018"/>
        </table:table-row>
        <table:table-row table:style-name="ro2">
          <table:table-cell office:value-type="float" office:value="44304" calcext:value-type="float">
            <text:p>44304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24]/(60*1000)" office:value-type="float" office:value="0.7384" calcext:value-type="float">
            <text:p>0,7384</text:p>
          </table:table-cell>
          <table:table-cell table:formula="of:=0.2813*[.B24]+1.1082" office:value-type="float" office:value="0.615925" calcext:value-type="float">
            <text:p>0,615925</text:p>
          </table:table-cell>
          <table:table-cell table:formula="of:=SQRT(([.B24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46300" calcext:value-type="float">
            <text:p>46300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25]/(60*1000)" office:value-type="float" office:value="0.771666666666667" calcext:value-type="float">
            <text:p>0,7716666667</text:p>
          </table:table-cell>
          <table:table-cell table:formula="of:=0.2813*[.B25]+1.1082" office:value-type="float" office:value="0.615925" calcext:value-type="float">
            <text:p>0,615925</text:p>
          </table:table-cell>
          <table:table-cell table:formula="of:=SQRT(([.B25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48328" calcext:value-type="float">
            <text:p>48328</text:p>
          </table:table-cell>
          <table:table-cell office:value-type="float" office:value="-1.77" calcext:value-type="float">
            <text:p>-1,77</text:p>
          </table:table-cell>
          <table:table-cell office:value-type="string" calcext:value-type="string">
            <text:p>DC-001.77 <text:s/>mV</text:p>
          </table:table-cell>
          <table:table-cell table:formula="of:=[.A26]/(60*1000)" office:value-type="float" office:value="0.805466666666667" calcext:value-type="float">
            <text:p>0,8054666667</text:p>
          </table:table-cell>
          <table:table-cell table:formula="of:=0.2813*[.B26]+1.1082" office:value-type="float" office:value="0.610299" calcext:value-type="float">
            <text:p>0,610299</text:p>
          </table:table-cell>
          <table:table-cell table:formula="of:=SQRT(([.B26]*0.052)^2 + 0.037^2)" office:value-type="float" office:value="0.0991985967642688" calcext:value-type="float">
            <text:p>0,0991985968</text:p>
          </table:table-cell>
          <table:table-cell table:number-columns-repeated="1018"/>
        </table:table-row>
        <table:table-row table:style-name="ro2">
          <table:table-cell office:value-type="float" office:value="50341" calcext:value-type="float">
            <text:p>50341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27]/(60*1000)" office:value-type="float" office:value="0.839016666666667" calcext:value-type="float">
            <text:p>0,8390166667</text:p>
          </table:table-cell>
          <table:table-cell table:formula="of:=0.2813*[.B27]+1.1082" office:value-type="float" office:value="0.615925" calcext:value-type="float">
            <text:p>0,615925</text:p>
          </table:table-cell>
          <table:table-cell table:formula="of:=SQRT(([.B27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52353" calcext:value-type="float">
            <text:p>52353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28]/(60*1000)" office:value-type="float" office:value="0.87255" calcext:value-type="float">
            <text:p>0,87255</text:p>
          </table:table-cell>
          <table:table-cell table:formula="of:=0.2813*[.B28]+1.1082" office:value-type="float" office:value="0.615925" calcext:value-type="float">
            <text:p>0,615925</text:p>
          </table:table-cell>
          <table:table-cell table:formula="of:=SQRT(([.B28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54366" calcext:value-type="float">
            <text:p>54366</text:p>
          </table:table-cell>
          <table:table-cell office:value-type="float" office:value="-1.78" calcext:value-type="float">
            <text:p>-1,78</text:p>
          </table:table-cell>
          <table:table-cell office:value-type="string" calcext:value-type="string">
            <text:p>DC-001.78 <text:s/>mV</text:p>
          </table:table-cell>
          <table:table-cell table:formula="of:=[.A29]/(60*1000)" office:value-type="float" office:value="0.9061" calcext:value-type="float">
            <text:p>0,9061</text:p>
          </table:table-cell>
          <table:table-cell table:formula="of:=0.2813*[.B29]+1.1082" office:value-type="float" office:value="0.607486" calcext:value-type="float">
            <text:p>0,607486</text:p>
          </table:table-cell>
          <table:table-cell table:formula="of:=SQRT(([.B29]*0.052)^2 + 0.037^2)" office:value-type="float" office:value="0.099681260024139" calcext:value-type="float">
            <text:p>0,09968126</text:p>
          </table:table-cell>
          <table:table-cell table:number-columns-repeated="1018"/>
        </table:table-row>
        <table:table-row table:style-name="ro2">
          <table:table-cell office:value-type="float" office:value="56378" calcext:value-type="float">
            <text:p>56378</text:p>
          </table:table-cell>
          <table:table-cell office:value-type="float" office:value="-1.86" calcext:value-type="float">
            <text:p>-1,86</text:p>
          </table:table-cell>
          <table:table-cell office:value-type="string" calcext:value-type="string">
            <text:p>DC-001.86 <text:s/>mV</text:p>
          </table:table-cell>
          <table:table-cell table:formula="of:=[.A30]/(60*1000)" office:value-type="float" office:value="0.939633333333333" calcext:value-type="float">
            <text:p>0,9396333333</text:p>
          </table:table-cell>
          <table:table-cell table:formula="of:=0.2813*[.B30]+1.1082" office:value-type="float" office:value="0.584982" calcext:value-type="float">
            <text:p>0,584982</text:p>
          </table:table-cell>
          <table:table-cell table:formula="of:=SQRT(([.B30]*0.052)^2 + 0.037^2)" office:value-type="float" office:value="0.103555581211251" calcext:value-type="float">
            <text:p>0,1035555812</text:p>
          </table:table-cell>
          <table:table-cell table:number-columns-repeated="1018"/>
        </table:table-row>
        <table:table-row table:style-name="ro2">
          <table:table-cell office:value-type="float" office:value="58390" calcext:value-type="float">
            <text:p>58390</text:p>
          </table:table-cell>
          <table:table-cell office:value-type="float" office:value="-1.82" calcext:value-type="float">
            <text:p>-1,82</text:p>
          </table:table-cell>
          <table:table-cell office:value-type="string" calcext:value-type="string">
            <text:p>DC-001.82 <text:s/>mV</text:p>
          </table:table-cell>
          <table:table-cell table:formula="of:=[.A31]/(60*1000)" office:value-type="float" office:value="0.973166666666667" calcext:value-type="float">
            <text:p>0,9731666667</text:p>
          </table:table-cell>
          <table:table-cell table:formula="of:=0.2813*[.B31]+1.1082" office:value-type="float" office:value="0.596234" calcext:value-type="float">
            <text:p>0,596234</text:p>
          </table:table-cell>
          <table:table-cell table:formula="of:=SQRT(([.B31]*0.052)^2 + 0.037^2)" office:value-type="float" office:value="0.101615597227985" calcext:value-type="float">
            <text:p>0,1016155972</text:p>
          </table:table-cell>
          <table:table-cell table:number-columns-repeated="1018"/>
        </table:table-row>
        <table:table-row table:style-name="ro2">
          <table:table-cell office:value-type="float" office:value="60387" calcext:value-type="float">
            <text:p>60387</text:p>
          </table:table-cell>
          <table:table-cell office:value-type="float" office:value="-1.86" calcext:value-type="float">
            <text:p>-1,86</text:p>
          </table:table-cell>
          <table:table-cell office:value-type="string" calcext:value-type="string">
            <text:p>DC-001.86 <text:s/>mV</text:p>
          </table:table-cell>
          <table:table-cell table:formula="of:=[.A32]/(60*1000)" office:value-type="float" office:value="1.00645" calcext:value-type="float">
            <text:p>1,00645</text:p>
          </table:table-cell>
          <table:table-cell table:formula="of:=0.2813*[.B32]+1.1082" office:value-type="float" office:value="0.584982" calcext:value-type="float">
            <text:p>0,584982</text:p>
          </table:table-cell>
          <table:table-cell table:formula="of:=SQRT(([.B32]*0.052)^2 + 0.037^2)" office:value-type="float" office:value="0.103555581211251" calcext:value-type="float">
            <text:p>0,1035555812</text:p>
          </table:table-cell>
          <table:table-cell table:number-columns-repeated="1018"/>
        </table:table-row>
        <table:table-row table:style-name="ro2">
          <table:table-cell office:value-type="float" office:value="62415" calcext:value-type="float">
            <text:p>62415</text:p>
          </table:table-cell>
          <table:table-cell office:value-type="float" office:value="-1.83" calcext:value-type="float">
            <text:p>-1,83</text:p>
          </table:table-cell>
          <table:table-cell office:value-type="string" calcext:value-type="string">
            <text:p>DC-001.83 <text:s/>mV</text:p>
          </table:table-cell>
          <table:table-cell table:formula="of:=[.A33]/(60*1000)" office:value-type="float" office:value="1.04025" calcext:value-type="float">
            <text:p>1,04025</text:p>
          </table:table-cell>
          <table:table-cell table:formula="of:=0.2813*[.B33]+1.1082" office:value-type="float" office:value="0.593421" calcext:value-type="float">
            <text:p>0,593421</text:p>
          </table:table-cell>
          <table:table-cell table:formula="of:=SQRT(([.B33]*0.052)^2 + 0.037^2)" office:value-type="float" office:value="0.102100076395662" calcext:value-type="float">
            <text:p>0,1021000764</text:p>
          </table:table-cell>
          <table:table-cell table:number-columns-repeated="1018"/>
        </table:table-row>
        <table:table-row table:style-name="ro2">
          <table:table-cell office:value-type="float" office:value="64428" calcext:value-type="float">
            <text:p>64428</text:p>
          </table:table-cell>
          <table:table-cell office:value-type="float" office:value="-1.76" calcext:value-type="float">
            <text:p>-1,76</text:p>
          </table:table-cell>
          <table:table-cell office:value-type="string" calcext:value-type="string">
            <text:p>DC-001.76 <text:s/>mV</text:p>
          </table:table-cell>
          <table:table-cell table:formula="of:=[.A34]/(60*1000)" office:value-type="float" office:value="1.0738" calcext:value-type="float">
            <text:p>1,0738</text:p>
          </table:table-cell>
          <table:table-cell table:formula="of:=0.2813*[.B34]+1.1082" office:value-type="float" office:value="0.613112" calcext:value-type="float">
            <text:p>0,613112</text:p>
          </table:table-cell>
          <table:table-cell table:formula="of:=SQRT(([.B34]*0.052)^2 + 0.037^2)" office:value-type="float" office:value="0.0987163127350288" calcext:value-type="float">
            <text:p>0,0987163127</text:p>
          </table:table-cell>
          <table:table-cell table:number-columns-repeated="1018"/>
        </table:table-row>
        <table:table-row table:style-name="ro2">
          <table:table-cell office:value-type="float" office:value="66440" calcext:value-type="float">
            <text:p>66440</text:p>
          </table:table-cell>
          <table:table-cell office:value-type="float" office:value="-1.75" calcext:value-type="float">
            <text:p>-1,75</text:p>
          </table:table-cell>
          <table:table-cell office:value-type="string" calcext:value-type="string">
            <text:p>DC-001.75 <text:s/>mV</text:p>
          </table:table-cell>
          <table:table-cell table:formula="of:=[.A35]/(60*1000)" office:value-type="float" office:value="1.10733333333333" calcext:value-type="float">
            <text:p>1,1073333333</text:p>
          </table:table-cell>
          <table:table-cell table:formula="of:=0.2813*[.B35]+1.1082" office:value-type="float" office:value="0.615925" calcext:value-type="float">
            <text:p>0,615925</text:p>
          </table:table-cell>
          <table:table-cell table:formula="of:=SQRT(([.B35]*0.052)^2 + 0.037^2)" office:value-type="float" office:value="0.0982344135219425" calcext:value-type="float">
            <text:p>0,0982344135</text:p>
          </table:table-cell>
          <table:table-cell table:number-columns-repeated="1018"/>
        </table:table-row>
        <table:table-row table:style-name="ro2">
          <table:table-cell office:value-type="float" office:value="68452" calcext:value-type="float">
            <text:p>68452</text:p>
          </table:table-cell>
          <table:table-cell office:value-type="float" office:value="-1.81" calcext:value-type="float">
            <text:p>-1,81</text:p>
          </table:table-cell>
          <table:table-cell office:value-type="string" calcext:value-type="string">
            <text:p>DC-001.81 <text:s/>mV</text:p>
          </table:table-cell>
          <table:table-cell table:formula="of:=[.A36]/(60*1000)" office:value-type="float" office:value="1.14086666666667" calcext:value-type="float">
            <text:p>1,1408666667</text:p>
          </table:table-cell>
          <table:table-cell table:formula="of:=0.2813*[.B36]+1.1082" office:value-type="float" office:value="0.599047" calcext:value-type="float">
            <text:p>0,599047</text:p>
          </table:table-cell>
          <table:table-cell table:formula="of:=SQRT(([.B36]*0.052)^2 + 0.037^2)" office:value-type="float" office:value="0.10113147086837" calcext:value-type="float">
            <text:p>0,1011314709</text:p>
          </table:table-cell>
          <table:table-cell table:number-columns-repeated="1018"/>
        </table:table-row>
        <table:table-row table:style-name="ro2">
          <table:table-cell office:value-type="float" office:value="70465" calcext:value-type="float">
            <text:p>70465</text:p>
          </table:table-cell>
          <table:table-cell office:value-type="float" office:value="-1.79" calcext:value-type="float">
            <text:p>-1,79</text:p>
          </table:table-cell>
          <table:table-cell office:value-type="string" calcext:value-type="string">
            <text:p>DC-001.79 <text:s/>mV</text:p>
          </table:table-cell>
          <table:table-cell table:formula="of:=[.A37]/(60*1000)" office:value-type="float" office:value="1.17441666666667" calcext:value-type="float">
            <text:p>1,1744166667</text:p>
          </table:table-cell>
          <table:table-cell table:formula="of:=0.2813*[.B37]+1.1082" office:value-type="float" office:value="0.604673" calcext:value-type="float">
            <text:p>0,604673</text:p>
          </table:table-cell>
          <table:table-cell table:formula="of:=SQRT(([.B37]*0.052)^2 + 0.037^2)" office:value-type="float" office:value="0.100164297032426" calcext:value-type="float">
            <text:p>0,100164297</text:p>
          </table:table-cell>
          <table:table-cell table:number-columns-repeated="1018"/>
        </table:table-row>
        <table:table-row table:style-name="ro2">
          <table:table-cell office:value-type="float" office:value="72477" calcext:value-type="float">
            <text:p>72477</text:p>
          </table:table-cell>
          <table:table-cell office:value-type="float" office:value="-1.86" calcext:value-type="float">
            <text:p>-1,86</text:p>
          </table:table-cell>
          <table:table-cell office:value-type="string" calcext:value-type="string">
            <text:p>DC-001.86 <text:s/>mV</text:p>
          </table:table-cell>
          <table:table-cell table:formula="of:=[.A38]/(60*1000)" office:value-type="float" office:value="1.20795" calcext:value-type="float">
            <text:p>1,20795</text:p>
          </table:table-cell>
          <table:table-cell table:formula="of:=0.2813*[.B38]+1.1082" office:value-type="float" office:value="0.584982" calcext:value-type="float">
            <text:p>0,584982</text:p>
          </table:table-cell>
          <table:table-cell table:formula="of:=SQRT(([.B38]*0.052)^2 + 0.037^2)" office:value-type="float" office:value="0.103555581211251" calcext:value-type="float">
            <text:p>0,1035555812</text:p>
          </table:table-cell>
          <table:table-cell table:number-columns-repeated="1018"/>
        </table:table-row>
        <table:table-row table:style-name="ro2">
          <table:table-cell office:value-type="float" office:value="74490" calcext:value-type="float">
            <text:p>74490</text:p>
          </table:table-cell>
          <table:table-cell office:value-type="float" office:value="-1.88" calcext:value-type="float">
            <text:p>-1,88</text:p>
          </table:table-cell>
          <table:table-cell office:value-type="string" calcext:value-type="string">
            <text:p>DC-001.88 <text:s/>mV</text:p>
          </table:table-cell>
          <table:table-cell table:formula="of:=[.A39]/(60*1000)" office:value-type="float" office:value="1.2415" calcext:value-type="float">
            <text:p>1,2415</text:p>
          </table:table-cell>
          <table:table-cell table:formula="of:=0.2813*[.B39]+1.1082" office:value-type="float" office:value="0.579356" calcext:value-type="float">
            <text:p>0,579356</text:p>
          </table:table-cell>
          <table:table-cell table:formula="of:=SQRT(([.B39]*0.052)^2 + 0.037^2)" office:value-type="float" office:value="0.104527592529437" calcext:value-type="float">
            <text:p>0,1045275925</text:p>
          </table:table-cell>
          <table:table-cell table:number-columns-repeated="1018"/>
        </table:table-row>
        <table:table-row table:style-name="ro2">
          <table:table-cell office:value-type="float" office:value="76502" calcext:value-type="float">
            <text:p>76502</text:p>
          </table:table-cell>
          <table:table-cell office:value-type="float" office:value="-1.88" calcext:value-type="float">
            <text:p>-1,88</text:p>
          </table:table-cell>
          <table:table-cell office:value-type="string" calcext:value-type="string">
            <text:p>DC-001.88 <text:s/>mV</text:p>
          </table:table-cell>
          <table:table-cell table:formula="of:=[.A40]/(60*1000)" office:value-type="float" office:value="1.27503333333333" calcext:value-type="float">
            <text:p>1,2750333333</text:p>
          </table:table-cell>
          <table:table-cell table:formula="of:=0.2813*[.B40]+1.1082" office:value-type="float" office:value="0.579356" calcext:value-type="float">
            <text:p>0,579356</text:p>
          </table:table-cell>
          <table:table-cell table:formula="of:=SQRT(([.B40]*0.052)^2 + 0.037^2)" office:value-type="float" office:value="0.104527592529437" calcext:value-type="float">
            <text:p>0,1045275925</text:p>
          </table:table-cell>
          <table:table-cell table:number-columns-repeated="1018"/>
        </table:table-row>
        <table:table-row table:style-name="ro2">
          <table:table-cell office:value-type="float" office:value="78514" calcext:value-type="float">
            <text:p>78514</text:p>
          </table:table-cell>
          <table:table-cell office:value-type="float" office:value="-1.91" calcext:value-type="float">
            <text:p>-1,91</text:p>
          </table:table-cell>
          <table:table-cell office:value-type="string" calcext:value-type="string">
            <text:p>DC-001.91 <text:s/>mV</text:p>
          </table:table-cell>
          <table:table-cell table:formula="of:=[.A41]/(60*1000)" office:value-type="float" office:value="1.30856666666667" calcext:value-type="float">
            <text:p>1,3085666667</text:p>
          </table:table-cell>
          <table:table-cell table:formula="of:=0.2813*[.B41]+1.1082" office:value-type="float" office:value="0.570917" calcext:value-type="float">
            <text:p>0,570917</text:p>
          </table:table-cell>
          <table:table-cell table:formula="of:=SQRT(([.B41]*0.052)^2 + 0.037^2)" office:value-type="float" office:value="0.105988029512771" calcext:value-type="float">
            <text:p>0,1059880295</text:p>
          </table:table-cell>
          <table:table-cell table:number-columns-repeated="1018"/>
        </table:table-row>
        <table:table-row table:style-name="ro2">
          <table:table-cell office:value-type="float" office:value="80527" calcext:value-type="float">
            <text:p>80527</text:p>
          </table:table-cell>
          <table:table-cell office:value-type="float" office:value="-1.92" calcext:value-type="float">
            <text:p>-1,92</text:p>
          </table:table-cell>
          <table:table-cell office:value-type="string" calcext:value-type="string">
            <text:p>DC-001.92 <text:s/>mV</text:p>
          </table:table-cell>
          <table:table-cell table:formula="of:=[.A42]/(60*1000)" office:value-type="float" office:value="1.34211666666667" calcext:value-type="float">
            <text:p>1,3421166667</text:p>
          </table:table-cell>
          <table:table-cell table:formula="of:=0.2813*[.B42]+1.1082" office:value-type="float" office:value="0.568104" calcext:value-type="float">
            <text:p>0,568104</text:p>
          </table:table-cell>
          <table:table-cell table:formula="of:=SQRT(([.B42]*0.052)^2 + 0.037^2)" office:value-type="float" office:value="0.106475469475368" calcext:value-type="float">
            <text:p>0,1064754695</text:p>
          </table:table-cell>
          <table:table-cell table:number-columns-repeated="1018"/>
        </table:table-row>
        <table:table-row table:style-name="ro2">
          <table:table-cell office:value-type="float" office:value="82539" calcext:value-type="float">
            <text:p>82539</text:p>
          </table:table-cell>
          <table:table-cell office:value-type="float" office:value="-1.95" calcext:value-type="float">
            <text:p>-1,95</text:p>
          </table:table-cell>
          <table:table-cell office:value-type="string" calcext:value-type="string">
            <text:p>DC-001.95 <text:s/>mV</text:p>
          </table:table-cell>
          <table:table-cell table:formula="of:=[.A43]/(60*1000)" office:value-type="float" office:value="1.37565" calcext:value-type="float">
            <text:p>1,37565</text:p>
          </table:table-cell>
          <table:table-cell table:formula="of:=0.2813*[.B43]+1.1082" office:value-type="float" office:value="0.559665" calcext:value-type="float">
            <text:p>0,559665</text:p>
          </table:table-cell>
          <table:table-cell table:formula="of:=SQRT(([.B43]*0.052)^2 + 0.037^2)" office:value-type="float" office:value="0.107939612747128" calcext:value-type="float">
            <text:p>0,1079396127</text:p>
          </table:table-cell>
          <table:table-cell table:number-columns-repeated="1018"/>
        </table:table-row>
        <table:table-row table:style-name="ro2">
          <table:table-cell office:value-type="float" office:value="84552" calcext:value-type="float">
            <text:p>84552</text:p>
          </table:table-cell>
          <table:table-cell office:value-type="float" office:value="-1.97" calcext:value-type="float">
            <text:p>-1,97</text:p>
          </table:table-cell>
          <table:table-cell office:value-type="string" calcext:value-type="string">
            <text:p>DC-001.97 <text:s/>mV</text:p>
          </table:table-cell>
          <table:table-cell table:formula="of:=[.A44]/(60*1000)" office:value-type="float" office:value="1.4092" calcext:value-type="float">
            <text:p>1,4092</text:p>
          </table:table-cell>
          <table:table-cell table:formula="of:=0.2813*[.B44]+1.1082" office:value-type="float" office:value="0.554039" calcext:value-type="float">
            <text:p>0,554039</text:p>
          </table:table-cell>
          <table:table-cell table:formula="of:=SQRT(([.B44]*0.052)^2 + 0.037^2)" office:value-type="float" office:value="0.108917186889857" calcext:value-type="float">
            <text:p>0,1089171869</text:p>
          </table:table-cell>
          <table:table-cell table:number-columns-repeated="1018"/>
        </table:table-row>
        <table:table-row table:style-name="ro2">
          <table:table-cell office:value-type="float" office:value="86564" calcext:value-type="float">
            <text:p>86564</text:p>
          </table:table-cell>
          <table:table-cell office:value-type="float" office:value="-1.92" calcext:value-type="float">
            <text:p>-1,92</text:p>
          </table:table-cell>
          <table:table-cell office:value-type="string" calcext:value-type="string">
            <text:p>DC-001.92 <text:s/>mV</text:p>
          </table:table-cell>
          <table:table-cell table:formula="of:=[.A45]/(60*1000)" office:value-type="float" office:value="1.44273333333333" calcext:value-type="float">
            <text:p>1,4427333333</text:p>
          </table:table-cell>
          <table:table-cell table:formula="of:=0.2813*[.B45]+1.1082" office:value-type="float" office:value="0.568104" calcext:value-type="float">
            <text:p>0,568104</text:p>
          </table:table-cell>
          <table:table-cell table:formula="of:=SQRT(([.B45]*0.052)^2 + 0.037^2)" office:value-type="float" office:value="0.106475469475368" calcext:value-type="float">
            <text:p>0,1064754695</text:p>
          </table:table-cell>
          <table:table-cell table:number-columns-repeated="1018"/>
        </table:table-row>
        <table:table-row table:style-name="ro2">
          <table:table-cell office:value-type="float" office:value="88576" calcext:value-type="float">
            <text:p>88576</text:p>
          </table:table-cell>
          <table:table-cell office:value-type="float" office:value="-1.94" calcext:value-type="float">
            <text:p>-1,94</text:p>
          </table:table-cell>
          <table:table-cell office:value-type="string" calcext:value-type="string">
            <text:p>DC-001.94 <text:s/>mV</text:p>
          </table:table-cell>
          <table:table-cell table:formula="of:=[.A46]/(60*1000)" office:value-type="float" office:value="1.47626666666667" calcext:value-type="float">
            <text:p>1,4762666667</text:p>
          </table:table-cell>
          <table:table-cell table:formula="of:=0.2813*[.B46]+1.1082" office:value-type="float" office:value="0.562478" calcext:value-type="float">
            <text:p>0,562478</text:p>
          </table:table-cell>
          <table:table-cell table:formula="of:=SQRT(([.B46]*0.052)^2 + 0.037^2)" office:value-type="float" office:value="0.107451265232197" calcext:value-type="float">
            <text:p>0,1074512652</text:p>
          </table:table-cell>
          <table:table-cell table:number-columns-repeated="1018"/>
        </table:table-row>
        <table:table-row table:style-name="ro2">
          <table:table-cell office:value-type="float" office:value="90589" calcext:value-type="float">
            <text:p>90589</text:p>
          </table:table-cell>
          <table:table-cell office:value-type="float" office:value="-1.95" calcext:value-type="float">
            <text:p>-1,95</text:p>
          </table:table-cell>
          <table:table-cell office:value-type="string" calcext:value-type="string">
            <text:p>DC-001.95 <text:s/>mV</text:p>
          </table:table-cell>
          <table:table-cell table:formula="of:=[.A47]/(60*1000)" office:value-type="float" office:value="1.50981666666667" calcext:value-type="float">
            <text:p>1,5098166667</text:p>
          </table:table-cell>
          <table:table-cell table:formula="of:=0.2813*[.B47]+1.1082" office:value-type="float" office:value="0.559665" calcext:value-type="float">
            <text:p>0,559665</text:p>
          </table:table-cell>
          <table:table-cell table:formula="of:=SQRT(([.B47]*0.052)^2 + 0.037^2)" office:value-type="float" office:value="0.107939612747128" calcext:value-type="float">
            <text:p>0,1079396127</text:p>
          </table:table-cell>
          <table:table-cell table:number-columns-repeated="1018"/>
        </table:table-row>
        <table:table-row table:style-name="ro2">
          <table:table-cell office:value-type="float" office:value="92601" calcext:value-type="float">
            <text:p>92601</text:p>
          </table:table-cell>
          <table:table-cell office:value-type="float" office:value="-1.97" calcext:value-type="float">
            <text:p>-1,97</text:p>
          </table:table-cell>
          <table:table-cell office:value-type="string" calcext:value-type="string">
            <text:p>DC-001.97 <text:s/>mV</text:p>
          </table:table-cell>
          <table:table-cell table:formula="of:=[.A48]/(60*1000)" office:value-type="float" office:value="1.54335" calcext:value-type="float">
            <text:p>1,54335</text:p>
          </table:table-cell>
          <table:table-cell table:formula="of:=0.2813*[.B48]+1.1082" office:value-type="float" office:value="0.554039" calcext:value-type="float">
            <text:p>0,554039</text:p>
          </table:table-cell>
          <table:table-cell table:formula="of:=SQRT(([.B48]*0.052)^2 + 0.037^2)" office:value-type="float" office:value="0.108917186889857" calcext:value-type="float">
            <text:p>0,1089171869</text:p>
          </table:table-cell>
          <table:table-cell table:number-columns-repeated="1018"/>
        </table:table-row>
        <table:table-row table:style-name="ro2">
          <table:table-cell office:value-type="float" office:value="94614" calcext:value-type="float">
            <text:p>94614</text:p>
          </table:table-cell>
          <table:table-cell office:value-type="float" office:value="-2.06" calcext:value-type="float">
            <text:p>-2,06</text:p>
          </table:table-cell>
          <table:table-cell office:value-type="string" calcext:value-type="string">
            <text:p>DC-002.06 <text:s/>mV</text:p>
          </table:table-cell>
          <table:table-cell table:formula="of:=[.A49]/(60*1000)" office:value-type="float" office:value="1.5769" calcext:value-type="float">
            <text:p>1,5769</text:p>
          </table:table-cell>
          <table:table-cell table:formula="of:=0.2813*[.B49]+1.1082" office:value-type="float" office:value="0.528722" calcext:value-type="float">
            <text:p>0,528722</text:p>
          </table:table-cell>
          <table:table-cell table:formula="of:=SQRT(([.B49]*0.052)^2 + 0.037^2)" office:value-type="float" office:value="0.113330024265417" calcext:value-type="float">
            <text:p>0,1133300243</text:p>
          </table:table-cell>
          <table:table-cell table:number-columns-repeated="1018"/>
        </table:table-row>
        <table:table-row table:style-name="ro2">
          <table:table-cell office:value-type="float" office:value="96626" calcext:value-type="float">
            <text:p>96626</text:p>
          </table:table-cell>
          <table:table-cell office:value-type="float" office:value="-2.06" calcext:value-type="float">
            <text:p>-2,06</text:p>
          </table:table-cell>
          <table:table-cell office:value-type="string" calcext:value-type="string">
            <text:p>DC-002.06 <text:s/>mV</text:p>
          </table:table-cell>
          <table:table-cell table:formula="of:=[.A50]/(60*1000)" office:value-type="float" office:value="1.61043333333333" calcext:value-type="float">
            <text:p>1,6104333333</text:p>
          </table:table-cell>
          <table:table-cell table:formula="of:=0.2813*[.B50]+1.1082" office:value-type="float" office:value="0.528722" calcext:value-type="float">
            <text:p>0,528722</text:p>
          </table:table-cell>
          <table:table-cell table:formula="of:=SQRT(([.B50]*0.052)^2 + 0.037^2)" office:value-type="float" office:value="0.113330024265417" calcext:value-type="float">
            <text:p>0,1133300243</text:p>
          </table:table-cell>
          <table:table-cell table:number-columns-repeated="1018"/>
        </table:table-row>
        <table:table-row table:style-name="ro2">
          <table:table-cell office:value-type="float" office:value="98638" calcext:value-type="float">
            <text:p>98638</text:p>
          </table:table-cell>
          <table:table-cell office:value-type="float" office:value="-2.04" calcext:value-type="float">
            <text:p>-2,04</text:p>
          </table:table-cell>
          <table:table-cell office:value-type="string" calcext:value-type="string">
            <text:p>DC-002.04 <text:s/>mV</text:p>
          </table:table-cell>
          <table:table-cell table:formula="of:=[.A51]/(60*1000)" office:value-type="float" office:value="1.64396666666667" calcext:value-type="float">
            <text:p>1,6439666667</text:p>
          </table:table-cell>
          <table:table-cell table:formula="of:=0.2813*[.B51]+1.1082" office:value-type="float" office:value="0.534348" calcext:value-type="float">
            <text:p>0,534348</text:p>
          </table:table-cell>
          <table:table-cell table:formula="of:=SQRT(([.B51]*0.052)^2 + 0.037^2)" office:value-type="float" office:value="0.112347525117379" calcext:value-type="float">
            <text:p>0,1123475251</text:p>
          </table:table-cell>
          <table:table-cell table:number-columns-repeated="1018"/>
        </table:table-row>
        <table:table-row table:style-name="ro2">
          <table:table-cell office:value-type="float" office:value="100651" calcext:value-type="float">
            <text:p>100651</text:p>
          </table:table-cell>
          <table:table-cell office:value-type="float" office:value="-2.03" calcext:value-type="float">
            <text:p>-2,03</text:p>
          </table:table-cell>
          <table:table-cell office:value-type="string" calcext:value-type="string">
            <text:p>DC-002.03 <text:s/>mV</text:p>
          </table:table-cell>
          <table:table-cell table:formula="of:=[.A52]/(60*1000)" office:value-type="float" office:value="1.67751666666667" calcext:value-type="float">
            <text:p>1,6775166667</text:p>
          </table:table-cell>
          <table:table-cell table:formula="of:=0.2813*[.B52]+1.1082" office:value-type="float" office:value="0.537161" calcext:value-type="float">
            <text:p>0,537161</text:p>
          </table:table-cell>
          <table:table-cell table:formula="of:=SQRT(([.B52]*0.052)^2 + 0.037^2)" office:value-type="float" office:value="0.111856665424998" calcext:value-type="float">
            <text:p>0,1118566654</text:p>
          </table:table-cell>
          <table:table-cell table:number-columns-repeated="1018"/>
        </table:table-row>
        <table:table-row table:style-name="ro2">
          <table:table-cell office:value-type="float" office:value="102648" calcext:value-type="float">
            <text:p>102648</text:p>
          </table:table-cell>
          <table:table-cell office:value-type="float" office:value="-2.05" calcext:value-type="float">
            <text:p>-2,05</text:p>
          </table:table-cell>
          <table:table-cell office:value-type="string" calcext:value-type="string">
            <text:p>DC-002.05 <text:s/>mV</text:p>
          </table:table-cell>
          <table:table-cell table:formula="of:=[.A53]/(60*1000)" office:value-type="float" office:value="1.7108" calcext:value-type="float">
            <text:p>1,7108</text:p>
          </table:table-cell>
          <table:table-cell table:formula="of:=0.2813*[.B53]+1.1082" office:value-type="float" office:value="0.531535" calcext:value-type="float">
            <text:p>0,531535</text:p>
          </table:table-cell>
          <table:table-cell table:formula="of:=SQRT(([.B53]*0.052)^2 + 0.037^2)" office:value-type="float" office:value="0.112838645862134" calcext:value-type="float">
            <text:p>0,1128386459</text:p>
          </table:table-cell>
          <table:table-cell table:number-columns-repeated="1018"/>
        </table:table-row>
        <table:table-row table:style-name="ro2">
          <table:table-cell office:value-type="float" office:value="104676" calcext:value-type="float">
            <text:p>104676</text:p>
          </table:table-cell>
          <table:table-cell office:value-type="float" office:value="-2.07" calcext:value-type="float">
            <text:p>-2,07</text:p>
          </table:table-cell>
          <table:table-cell office:value-type="string" calcext:value-type="string">
            <text:p>DC-002.07 <text:s/>mV</text:p>
          </table:table-cell>
          <table:table-cell table:formula="of:=[.A54]/(60*1000)" office:value-type="float" office:value="1.7446" calcext:value-type="float">
            <text:p>1,7446</text:p>
          </table:table-cell>
          <table:table-cell table:formula="of:=0.2813*[.B54]+1.1082" office:value-type="float" office:value="0.525909" calcext:value-type="float">
            <text:p>0,525909</text:p>
          </table:table-cell>
          <table:table-cell table:formula="of:=SQRT(([.B54]*0.052)^2 + 0.037^2)" office:value-type="float" office:value="0.113821656990223" calcext:value-type="float">
            <text:p>0,113821657</text:p>
          </table:table-cell>
          <table:table-cell table:number-columns-repeated="1018"/>
        </table:table-row>
        <table:table-row table:style-name="ro2">
          <table:table-cell office:value-type="float" office:value="106688" calcext:value-type="float">
            <text:p>106688</text:p>
          </table:table-cell>
          <table:table-cell office:value-type="float" office:value="-2.07" calcext:value-type="float">
            <text:p>-2,07</text:p>
          </table:table-cell>
          <table:table-cell office:value-type="string" calcext:value-type="string">
            <text:p>DC-002.07 <text:s/>mV</text:p>
          </table:table-cell>
          <table:table-cell table:formula="of:=[.A55]/(60*1000)" office:value-type="float" office:value="1.77813333333333" calcext:value-type="float">
            <text:p>1,7781333333</text:p>
          </table:table-cell>
          <table:table-cell table:formula="of:=0.2813*[.B55]+1.1082" office:value-type="float" office:value="0.525909" calcext:value-type="float">
            <text:p>0,525909</text:p>
          </table:table-cell>
          <table:table-cell table:formula="of:=SQRT(([.B55]*0.052)^2 + 0.037^2)" office:value-type="float" office:value="0.113821656990223" calcext:value-type="float">
            <text:p>0,113821657</text:p>
          </table:table-cell>
          <table:table-cell table:number-columns-repeated="1018"/>
        </table:table-row>
        <table:table-row table:style-name="ro2">
          <table:table-cell office:value-type="float" office:value="108700" calcext:value-type="float">
            <text:p>108700</text:p>
          </table:table-cell>
          <table:table-cell office:value-type="float" office:value="-2.04" calcext:value-type="float">
            <text:p>-2,04</text:p>
          </table:table-cell>
          <table:table-cell office:value-type="string" calcext:value-type="string">
            <text:p>DC-002.04 <text:s/>mV</text:p>
          </table:table-cell>
          <table:table-cell table:formula="of:=[.A56]/(60*1000)" office:value-type="float" office:value="1.81166666666667" calcext:value-type="float">
            <text:p>1,8116666667</text:p>
          </table:table-cell>
          <table:table-cell table:formula="of:=0.2813*[.B56]+1.1082" office:value-type="float" office:value="0.534348" calcext:value-type="float">
            <text:p>0,534348</text:p>
          </table:table-cell>
          <table:table-cell table:formula="of:=SQRT(([.B56]*0.052)^2 + 0.037^2)" office:value-type="float" office:value="0.112347525117379" calcext:value-type="float">
            <text:p>0,1123475251</text:p>
          </table:table-cell>
          <table:table-cell table:number-columns-repeated="1018"/>
        </table:table-row>
        <table:table-row table:style-name="ro2">
          <table:table-cell office:value-type="float" office:value="110713" calcext:value-type="float">
            <text:p>110713</text:p>
          </table:table-cell>
          <table:table-cell office:value-type="float" office:value="-2.07" calcext:value-type="float">
            <text:p>-2,07</text:p>
          </table:table-cell>
          <table:table-cell office:value-type="string" calcext:value-type="string">
            <text:p>DC-002.07 <text:s/>mV</text:p>
          </table:table-cell>
          <table:table-cell table:formula="of:=[.A57]/(60*1000)" office:value-type="float" office:value="1.84521666666667" calcext:value-type="float">
            <text:p>1,8452166667</text:p>
          </table:table-cell>
          <table:table-cell table:formula="of:=0.2813*[.B57]+1.1082" office:value-type="float" office:value="0.525909" calcext:value-type="float">
            <text:p>0,525909</text:p>
          </table:table-cell>
          <table:table-cell table:formula="of:=SQRT(([.B57]*0.052)^2 + 0.037^2)" office:value-type="float" office:value="0.113821656990223" calcext:value-type="float">
            <text:p>0,113821657</text:p>
          </table:table-cell>
          <table:table-cell table:number-columns-repeated="1018"/>
        </table:table-row>
        <table:table-row table:style-name="ro2">
          <table:table-cell office:value-type="float" office:value="112725" calcext:value-type="float">
            <text:p>112725</text:p>
          </table:table-cell>
          <table:table-cell office:value-type="float" office:value="-2.14" calcext:value-type="float">
            <text:p>-2,14</text:p>
          </table:table-cell>
          <table:table-cell office:value-type="string" calcext:value-type="string">
            <text:p>DC-002.14 <text:s/>mV</text:p>
          </table:table-cell>
          <table:table-cell table:formula="of:=[.A58]/(60*1000)" office:value-type="float" office:value="1.87875" calcext:value-type="float">
            <text:p>1,87875</text:p>
          </table:table-cell>
          <table:table-cell table:formula="of:=0.2813*[.B58]+1.1082" office:value-type="float" office:value="0.506218" calcext:value-type="float">
            <text:p>0,506218</text:p>
          </table:table-cell>
          <table:table-cell table:formula="of:=SQRT(([.B58]*0.052)^2 + 0.037^2)" office:value-type="float" office:value="0.117269938176841" calcext:value-type="float">
            <text:p>0,1172699382</text:p>
          </table:table-cell>
          <table:table-cell table:number-columns-repeated="1018"/>
        </table:table-row>
        <table:table-row table:style-name="ro2">
          <table:table-cell office:value-type="float" office:value="114738" calcext:value-type="float">
            <text:p>114738</text:p>
          </table:table-cell>
          <table:table-cell office:value-type="float" office:value="-2.16" calcext:value-type="float">
            <text:p>-2,16</text:p>
          </table:table-cell>
          <table:table-cell office:value-type="string" calcext:value-type="string">
            <text:p>DC-002.16 <text:s/>mV</text:p>
          </table:table-cell>
          <table:table-cell table:formula="of:=[.A59]/(60*1000)" office:value-type="float" office:value="1.9123" calcext:value-type="float">
            <text:p>1,9123</text:p>
          </table:table-cell>
          <table:table-cell table:formula="of:=0.2813*[.B59]+1.1082" office:value-type="float" office:value="0.500592" calcext:value-type="float">
            <text:p>0,500592</text:p>
          </table:table-cell>
          <table:table-cell table:formula="of:=SQRT(([.B59]*0.052)^2 + 0.037^2)" office:value-type="float" office:value="0.118257272080832" calcext:value-type="float">
            <text:p>0,1182572721</text:p>
          </table:table-cell>
          <table:table-cell table:number-columns-repeated="1018"/>
        </table:table-row>
        <table:table-row table:style-name="ro2">
          <table:table-cell office:value-type="float" office:value="116734" calcext:value-type="float">
            <text:p>116734</text:p>
          </table:table-cell>
          <table:table-cell office:value-type="float" office:value="-2.17" calcext:value-type="float">
            <text:p>-2,17</text:p>
          </table:table-cell>
          <table:table-cell office:value-type="string" calcext:value-type="string">
            <text:p>DC-002.17 <text:s/>mV</text:p>
          </table:table-cell>
          <table:table-cell table:formula="of:=[.A60]/(60*1000)" office:value-type="float" office:value="1.94556666666667" calcext:value-type="float">
            <text:p>1,9455666667</text:p>
          </table:table-cell>
          <table:table-cell table:formula="of:=0.2813*[.B60]+1.1082" office:value-type="float" office:value="0.497779" calcext:value-type="float">
            <text:p>0,497779</text:p>
          </table:table-cell>
          <table:table-cell table:formula="of:=SQRT(([.B60]*0.052)^2 + 0.037^2)" office:value-type="float" office:value="0.118751276203669" calcext:value-type="float">
            <text:p>0,1187512762</text:p>
          </table:table-cell>
          <table:table-cell table:number-columns-repeated="1018"/>
        </table:table-row>
        <table:table-row table:style-name="ro2">
          <table:table-cell office:value-type="float" office:value="118762" calcext:value-type="float">
            <text:p>118762</text:p>
          </table:table-cell>
          <table:table-cell office:value-type="float" office:value="-2.17" calcext:value-type="float">
            <text:p>-2,17</text:p>
          </table:table-cell>
          <table:table-cell office:value-type="string" calcext:value-type="string">
            <text:p>DC-002.17 <text:s/>mV</text:p>
          </table:table-cell>
          <table:table-cell table:formula="of:=[.A61]/(60*1000)" office:value-type="float" office:value="1.97936666666667" calcext:value-type="float">
            <text:p>1,9793666667</text:p>
          </table:table-cell>
          <table:table-cell table:formula="of:=0.2813*[.B61]+1.1082" office:value-type="float" office:value="0.497779" calcext:value-type="float">
            <text:p>0,497779</text:p>
          </table:table-cell>
          <table:table-cell table:formula="of:=SQRT(([.B61]*0.052)^2 + 0.037^2)" office:value-type="float" office:value="0.118751276203669" calcext:value-type="float">
            <text:p>0,1187512762</text:p>
          </table:table-cell>
          <table:table-cell table:number-columns-repeated="1018"/>
        </table:table-row>
        <table:table-row table:style-name="ro2">
          <table:table-cell office:value-type="float" office:value="120775" calcext:value-type="float">
            <text:p>120775</text:p>
          </table:table-cell>
          <table:table-cell office:value-type="float" office:value="-2.14" calcext:value-type="float">
            <text:p>-2,14</text:p>
          </table:table-cell>
          <table:table-cell office:value-type="string" calcext:value-type="string">
            <text:p>DC-002.14 <text:s/>mV</text:p>
          </table:table-cell>
          <table:table-cell table:formula="of:=[.A62]/(60*1000)" office:value-type="float" office:value="2.01291666666667" calcext:value-type="float">
            <text:p>2,0129166667</text:p>
          </table:table-cell>
          <table:table-cell table:formula="of:=0.2813*[.B62]+1.1082" office:value-type="float" office:value="0.506218" calcext:value-type="float">
            <text:p>0,506218</text:p>
          </table:table-cell>
          <table:table-cell table:formula="of:=SQRT(([.B62]*0.052)^2 + 0.037^2)" office:value-type="float" office:value="0.117269938176841" calcext:value-type="float">
            <text:p>0,1172699382</text:p>
          </table:table-cell>
          <table:table-cell table:number-columns-repeated="1018"/>
        </table:table-row>
        <table:table-row table:style-name="ro2">
          <table:table-cell office:value-type="float" office:value="122772" calcext:value-type="float">
            <text:p>122772</text:p>
          </table:table-cell>
          <table:table-cell office:value-type="float" office:value="-2.16" calcext:value-type="float">
            <text:p>-2,16</text:p>
          </table:table-cell>
          <table:table-cell office:value-type="string" calcext:value-type="string">
            <text:p>DC-002.16 <text:s/>mV</text:p>
          </table:table-cell>
          <table:table-cell table:formula="of:=[.A63]/(60*1000)" office:value-type="float" office:value="2.0462" calcext:value-type="float">
            <text:p>2,0462</text:p>
          </table:table-cell>
          <table:table-cell table:formula="of:=0.2813*[.B63]+1.1082" office:value-type="float" office:value="0.500592" calcext:value-type="float">
            <text:p>0,500592</text:p>
          </table:table-cell>
          <table:table-cell table:formula="of:=SQRT(([.B63]*0.052)^2 + 0.037^2)" office:value-type="float" office:value="0.118257272080832" calcext:value-type="float">
            <text:p>0,1182572721</text:p>
          </table:table-cell>
          <table:table-cell table:number-columns-repeated="1018"/>
        </table:table-row>
        <table:table-row table:style-name="ro2">
          <table:table-cell office:value-type="float" office:value="124800" calcext:value-type="float">
            <text:p>124800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C-002.20 <text:s/>mV</text:p>
          </table:table-cell>
          <table:table-cell table:formula="of:=[.A64]/(60*1000)" office:value-type="float" office:value="2.08" calcext:value-type="float">
            <text:p>2,08</text:p>
          </table:table-cell>
          <table:table-cell table:formula="of:=0.2813*[.B64]+1.1082" office:value-type="float" office:value="0.48934" calcext:value-type="float">
            <text:p>0,48934</text:p>
          </table:table-cell>
          <table:table-cell table:formula="of:=SQRT(([.B64]*0.052)^2 + 0.037^2)" office:value-type="float" office:value="0.120234604004005" calcext:value-type="float">
            <text:p>0,120234604</text:p>
          </table:table-cell>
          <table:table-cell table:number-columns-repeated="1018"/>
        </table:table-row>
        <table:table-row table:style-name="ro2">
          <table:table-cell office:value-type="float" office:value="126812" calcext:value-type="float">
            <text:p>126812</text:p>
          </table:table-cell>
          <table:table-cell office:value-type="float" office:value="-2.11" calcext:value-type="float">
            <text:p>-2,11</text:p>
          </table:table-cell>
          <table:table-cell office:value-type="string" calcext:value-type="string">
            <text:p>DC-002.11 <text:s/>mV</text:p>
          </table:table-cell>
          <table:table-cell table:formula="of:=[.A65]/(60*1000)" office:value-type="float" office:value="2.11353333333333" calcext:value-type="float">
            <text:p>2,1135333333</text:p>
          </table:table-cell>
          <table:table-cell table:formula="of:=0.2813*[.B65]+1.1082" office:value-type="float" office:value="0.514657" calcext:value-type="float">
            <text:p>0,514657</text:p>
          </table:table-cell>
          <table:table-cell table:formula="of:=SQRT(([.B65]*0.052)^2 + 0.037^2)" office:value-type="float" office:value="0.115790666290509" calcext:value-type="float">
            <text:p>0,1157906663</text:p>
          </table:table-cell>
          <table:table-cell table:number-columns-repeated="1018"/>
        </table:table-row>
        <table:table-row table:style-name="ro2">
          <table:table-cell office:value-type="float" office:value="128824" calcext:value-type="float">
            <text:p>128824</text:p>
          </table:table-cell>
          <table:table-cell office:value-type="float" office:value="-2.18" calcext:value-type="float">
            <text:p>-2,18</text:p>
          </table:table-cell>
          <table:table-cell office:value-type="string" calcext:value-type="string">
            <text:p>DC-002.18 <text:s/>mV</text:p>
          </table:table-cell>
          <table:table-cell table:formula="of:=[.A66]/(60*1000)" office:value-type="float" office:value="2.14706666666667" calcext:value-type="float">
            <text:p>2,1470666667</text:p>
          </table:table-cell>
          <table:table-cell table:formula="of:=0.2813*[.B66]+1.1082" office:value-type="float" office:value="0.494966" calcext:value-type="float">
            <text:p>0,494966</text:p>
          </table:table-cell>
          <table:table-cell table:formula="of:=SQRT(([.B66]*0.052)^2 + 0.037^2)" office:value-type="float" office:value="0.119245501382652" calcext:value-type="float">
            <text:p>0,1192455014</text:p>
          </table:table-cell>
          <table:table-cell table:number-columns-repeated="1018"/>
        </table:table-row>
        <table:table-row table:style-name="ro2">
          <table:table-cell office:value-type="float" office:value="130837" calcext:value-type="float">
            <text:p>130837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C-002.20 <text:s/>mV</text:p>
          </table:table-cell>
          <table:table-cell table:formula="of:=[.A67]/(60*1000)" office:value-type="float" office:value="2.18061666666667" calcext:value-type="float">
            <text:p>2,1806166667</text:p>
          </table:table-cell>
          <table:table-cell table:formula="of:=0.2813*[.B67]+1.1082" office:value-type="float" office:value="0.48934" calcext:value-type="float">
            <text:p>0,48934</text:p>
          </table:table-cell>
          <table:table-cell table:formula="of:=SQRT(([.B67]*0.052)^2 + 0.037^2)" office:value-type="float" office:value="0.120234604004005" calcext:value-type="float">
            <text:p>0,120234604</text:p>
          </table:table-cell>
          <table:table-cell table:number-columns-repeated="1018"/>
        </table:table-row>
        <table:table-row table:style-name="ro2">
          <table:table-cell office:value-type="float" office:value="132849" calcext:value-type="float">
            <text:p>132849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C-002.20 <text:s/>mV</text:p>
          </table:table-cell>
          <table:table-cell table:formula="of:=[.A68]/(60*1000)" office:value-type="float" office:value="2.21415" calcext:value-type="float">
            <text:p>2,21415</text:p>
          </table:table-cell>
          <table:table-cell table:formula="of:=0.2813*[.B68]+1.1082" office:value-type="float" office:value="0.48934" calcext:value-type="float">
            <text:p>0,48934</text:p>
          </table:table-cell>
          <table:table-cell table:formula="of:=SQRT(([.B68]*0.052)^2 + 0.037^2)" office:value-type="float" office:value="0.120234604004005" calcext:value-type="float">
            <text:p>0,120234604</text:p>
          </table:table-cell>
          <table:table-cell table:number-columns-repeated="1018"/>
        </table:table-row>
        <table:table-row table:style-name="ro2">
          <table:table-cell office:value-type="float" office:value="134862" calcext:value-type="float">
            <text:p>134862</text:p>
          </table:table-cell>
          <table:table-cell office:value-type="float" office:value="-2.2" calcext:value-type="float">
            <text:p>-2,2</text:p>
          </table:table-cell>
          <table:table-cell office:value-type="string" calcext:value-type="string">
            <text:p>DC-002.20 <text:s/>mV</text:p>
          </table:table-cell>
          <table:table-cell table:formula="of:=[.A69]/(60*1000)" office:value-type="float" office:value="2.2477" calcext:value-type="float">
            <text:p>2,2477</text:p>
          </table:table-cell>
          <table:table-cell table:formula="of:=0.2813*[.B69]+1.1082" office:value-type="float" office:value="0.48934" calcext:value-type="float">
            <text:p>0,48934</text:p>
          </table:table-cell>
          <table:table-cell table:formula="of:=SQRT(([.B69]*0.052)^2 + 0.037^2)" office:value-type="float" office:value="0.120234604004005" calcext:value-type="float">
            <text:p>0,120234604</text:p>
          </table:table-cell>
          <table:table-cell table:number-columns-repeated="1018"/>
        </table:table-row>
        <table:table-row table:style-name="ro2">
          <table:table-cell office:value-type="float" office:value="136858" calcext:value-type="float">
            <text:p>136858</text:p>
          </table:table-cell>
          <table:table-cell office:value-type="float" office:value="-2.26" calcext:value-type="float">
            <text:p>-2,26</text:p>
          </table:table-cell>
          <table:table-cell office:value-type="string" calcext:value-type="string">
            <text:p>DC-002.26 <text:s/>mV</text:p>
          </table:table-cell>
          <table:table-cell table:formula="of:=[.A70]/(60*1000)" office:value-type="float" office:value="2.28096666666667" calcext:value-type="float">
            <text:p>2,2809666667</text:p>
          </table:table-cell>
          <table:table-cell table:formula="of:=0.2813*[.B70]+1.1082" office:value-type="float" office:value="0.472462" calcext:value-type="float">
            <text:p>0,472462</text:p>
          </table:table-cell>
          <table:table-cell table:formula="of:=SQRT(([.B70]*0.052)^2 + 0.037^2)" office:value-type="float" office:value="0.123206941362896" calcext:value-type="float">
            <text:p>0,1232069414</text:p>
          </table:table-cell>
          <table:table-cell table:number-columns-repeated="1018"/>
        </table:table-row>
        <table:table-row table:style-name="ro2">
          <table:table-cell office:value-type="float" office:value="138886" calcext:value-type="float">
            <text:p>138886</text:p>
          </table:table-cell>
          <table:table-cell office:value-type="float" office:value="-2.25" calcext:value-type="float">
            <text:p>-2,25</text:p>
          </table:table-cell>
          <table:table-cell office:value-type="string" calcext:value-type="string">
            <text:p>DC-002.25 <text:s/>mV</text:p>
          </table:table-cell>
          <table:table-cell table:formula="of:=[.A71]/(60*1000)" office:value-type="float" office:value="2.31476666666667" calcext:value-type="float">
            <text:p>2,3147666667</text:p>
          </table:table-cell>
          <table:table-cell table:formula="of:=0.2813*[.B71]+1.1082" office:value-type="float" office:value="0.475275" calcext:value-type="float">
            <text:p>0,475275</text:p>
          </table:table-cell>
          <table:table-cell table:formula="of:=SQRT(([.B71]*0.052)^2 + 0.037^2)" office:value-type="float" office:value="0.122711042697876" calcext:value-type="float">
            <text:p>0,1227110427</text:p>
          </table:table-cell>
          <table:table-cell table:number-columns-repeated="1018"/>
        </table:table-row>
        <table:table-row table:style-name="ro2">
          <table:table-cell office:value-type="float" office:value="140899" calcext:value-type="float">
            <text:p>140899</text:p>
          </table:table-cell>
          <table:table-cell office:value-type="float" office:value="-2.28" calcext:value-type="float">
            <text:p>-2,28</text:p>
          </table:table-cell>
          <table:table-cell office:value-type="string" calcext:value-type="string">
            <text:p>DC-002.28 <text:s/>mV</text:p>
          </table:table-cell>
          <table:table-cell table:formula="of:=[.A72]/(60*1000)" office:value-type="float" office:value="2.34831666666667" calcext:value-type="float">
            <text:p>2,3483166667</text:p>
          </table:table-cell>
          <table:table-cell table:formula="of:=0.2813*[.B72]+1.1082" office:value-type="float" office:value="0.466836" calcext:value-type="float">
            <text:p>0,466836</text:p>
          </table:table-cell>
          <table:table-cell table:formula="of:=SQRT(([.B72]*0.052)^2 + 0.037^2)" office:value-type="float" office:value="0.124199330110915" calcext:value-type="float">
            <text:p>0,1241993301</text:p>
          </table:table-cell>
          <table:table-cell table:number-columns-repeated="1018"/>
        </table:table-row>
        <table:table-row table:style-name="ro2">
          <table:table-cell office:value-type="float" office:value="142896" calcext:value-type="float">
            <text:p>142896</text:p>
          </table:table-cell>
          <table:table-cell office:value-type="float" office:value="-2.34" calcext:value-type="float">
            <text:p>-2,34</text:p>
          </table:table-cell>
          <table:table-cell office:value-type="string" calcext:value-type="string">
            <text:p>DC-002.34 <text:s/>mV</text:p>
          </table:table-cell>
          <table:table-cell table:formula="of:=[.A73]/(60*1000)" office:value-type="float" office:value="2.3816" calcext:value-type="float">
            <text:p>2,3816</text:p>
          </table:table-cell>
          <table:table-cell table:formula="of:=0.2813*[.B73]+1.1082" office:value-type="float" office:value="0.449958" calcext:value-type="float">
            <text:p>0,449958</text:p>
          </table:table-cell>
          <table:table-cell table:formula="of:=SQRT(([.B73]*0.052)^2 + 0.037^2)" office:value-type="float" office:value="0.127181061483226" calcext:value-type="float">
            <text:p>0,1271810615</text:p>
          </table:table-cell>
          <table:table-cell table:number-columns-repeated="1018"/>
        </table:table-row>
        <table:table-row table:style-name="ro2">
          <table:table-cell office:value-type="float" office:value="144924" calcext:value-type="float">
            <text:p>144924</text:p>
          </table:table-cell>
          <table:table-cell office:value-type="float" office:value="-2.33" calcext:value-type="float">
            <text:p>-2,33</text:p>
          </table:table-cell>
          <table:table-cell office:value-type="string" calcext:value-type="string">
            <text:p>DC-002.33 <text:s/>mV</text:p>
          </table:table-cell>
          <table:table-cell table:formula="of:=[.A74]/(60*1000)" office:value-type="float" office:value="2.4154" calcext:value-type="float">
            <text:p>2,4154</text:p>
          </table:table-cell>
          <table:table-cell table:formula="of:=0.2813*[.B74]+1.1082" office:value-type="float" office:value="0.452771" calcext:value-type="float">
            <text:p>0,452771</text:p>
          </table:table-cell>
          <table:table-cell table:formula="of:=SQRT(([.B74]*0.052)^2 + 0.037^2)" office:value-type="float" office:value="0.126683643774562" calcext:value-type="float">
            <text:p>0,1266836438</text:p>
          </table:table-cell>
          <table:table-cell table:number-columns-repeated="1018"/>
        </table:table-row>
        <table:table-row table:style-name="ro2">
          <table:table-cell office:value-type="float" office:value="146936" calcext:value-type="float">
            <text:p>146936</text:p>
          </table:table-cell>
          <table:table-cell office:value-type="float" office:value="-2.35" calcext:value-type="float">
            <text:p>-2,35</text:p>
          </table:table-cell>
          <table:table-cell office:value-type="string" calcext:value-type="string">
            <text:p>DC-002.35 <text:s/>mV</text:p>
          </table:table-cell>
          <table:table-cell table:formula="of:=[.A75]/(60*1000)" office:value-type="float" office:value="2.44893333333333" calcext:value-type="float">
            <text:p>2,4489333333</text:p>
          </table:table-cell>
          <table:table-cell table:formula="of:=0.2813*[.B75]+1.1082" office:value-type="float" office:value="0.447145" calcext:value-type="float">
            <text:p>0,447145</text:p>
          </table:table-cell>
          <table:table-cell table:formula="of:=SQRT(([.B75]*0.052)^2 + 0.037^2)" office:value-type="float" office:value="0.127678659140829" calcext:value-type="float">
            <text:p>0,1276786591</text:p>
          </table:table-cell>
          <table:table-cell table:number-columns-repeated="1018"/>
        </table:table-row>
        <table:table-row table:style-name="ro2">
          <table:table-cell office:value-type="float" office:value="148948" calcext:value-type="float">
            <text:p>148948</text:p>
          </table:table-cell>
          <table:table-cell office:value-type="float" office:value="-2.34" calcext:value-type="float">
            <text:p>-2,34</text:p>
          </table:table-cell>
          <table:table-cell office:value-type="string" calcext:value-type="string">
            <text:p>DC-002.34 <text:s/>mV</text:p>
          </table:table-cell>
          <table:table-cell table:formula="of:=[.A76]/(60*1000)" office:value-type="float" office:value="2.48246666666667" calcext:value-type="float">
            <text:p>2,4824666667</text:p>
          </table:table-cell>
          <table:table-cell table:formula="of:=0.2813*[.B76]+1.1082" office:value-type="float" office:value="0.449958" calcext:value-type="float">
            <text:p>0,449958</text:p>
          </table:table-cell>
          <table:table-cell table:formula="of:=SQRT(([.B76]*0.052)^2 + 0.037^2)" office:value-type="float" office:value="0.127181061483226" calcext:value-type="float">
            <text:p>0,1271810615</text:p>
          </table:table-cell>
          <table:table-cell table:number-columns-repeated="1018"/>
        </table:table-row>
        <table:table-row table:style-name="ro2">
          <table:table-cell office:value-type="float" office:value="150961" calcext:value-type="float">
            <text:p>150961</text:p>
          </table:table-cell>
          <table:table-cell office:value-type="float" office:value="-2.27" calcext:value-type="float">
            <text:p>-2,27</text:p>
          </table:table-cell>
          <table:table-cell office:value-type="string" calcext:value-type="string">
            <text:p>DC-002.27 <text:s/>mV</text:p>
          </table:table-cell>
          <table:table-cell table:formula="of:=[.A77]/(60*1000)" office:value-type="float" office:value="2.51601666666667" calcext:value-type="float">
            <text:p>2,5160166667</text:p>
          </table:table-cell>
          <table:table-cell table:formula="of:=0.2813*[.B77]+1.1082" office:value-type="float" office:value="0.469649" calcext:value-type="float">
            <text:p>0,469649</text:p>
          </table:table-cell>
          <table:table-cell table:formula="of:=SQRT(([.B77]*0.052)^2 + 0.037^2)" office:value-type="float" office:value="0.123703037957845" calcext:value-type="float">
            <text:p>0,123703038</text:p>
          </table:table-cell>
          <table:table-cell table:number-columns-repeated="1018"/>
        </table:table-row>
        <table:table-row table:style-name="ro2">
          <table:table-cell office:value-type="float" office:value="152973" calcext:value-type="float">
            <text:p>152973</text:p>
          </table:table-cell>
          <table:table-cell office:value-type="float" office:value="-2.29" calcext:value-type="float">
            <text:p>-2,29</text:p>
          </table:table-cell>
          <table:table-cell office:value-type="string" calcext:value-type="string">
            <text:p>DC-002.29 <text:s/>mV</text:p>
          </table:table-cell>
          <table:table-cell table:formula="of:=[.A78]/(60*1000)" office:value-type="float" office:value="2.54955" calcext:value-type="float">
            <text:p>2,54955</text:p>
          </table:table-cell>
          <table:table-cell table:formula="of:=0.2813*[.B78]+1.1082" office:value-type="float" office:value="0.464023" calcext:value-type="float">
            <text:p>0,464023</text:p>
          </table:table-cell>
          <table:table-cell table:formula="of:=SQRT(([.B78]*0.052)^2 + 0.037^2)" office:value-type="float" office:value="0.124695815487129" calcext:value-type="float">
            <text:p>0,1246958155</text:p>
          </table:table-cell>
          <table:table-cell table:number-columns-repeated="1018"/>
        </table:table-row>
        <table:table-row table:style-name="ro2">
          <table:table-cell office:value-type="float" office:value="154986" calcext:value-type="float">
            <text:p>154986</text:p>
          </table:table-cell>
          <table:table-cell office:value-type="float" office:value="-2.34" calcext:value-type="float">
            <text:p>-2,34</text:p>
          </table:table-cell>
          <table:table-cell office:value-type="string" calcext:value-type="string">
            <text:p>DC-002.34 <text:s/>mV</text:p>
          </table:table-cell>
          <table:table-cell table:formula="of:=[.A79]/(60*1000)" office:value-type="float" office:value="2.5831" calcext:value-type="float">
            <text:p>2,5831</text:p>
          </table:table-cell>
          <table:table-cell table:formula="of:=0.2813*[.B79]+1.1082" office:value-type="float" office:value="0.449958" calcext:value-type="float">
            <text:p>0,449958</text:p>
          </table:table-cell>
          <table:table-cell table:formula="of:=SQRT(([.B79]*0.052)^2 + 0.037^2)" office:value-type="float" office:value="0.127181061483226" calcext:value-type="float">
            <text:p>0,1271810615</text:p>
          </table:table-cell>
          <table:table-cell table:number-columns-repeated="1018"/>
        </table:table-row>
        <table:table-row table:style-name="ro2">
          <table:table-cell office:value-type="float" office:value="156998" calcext:value-type="float">
            <text:p>156998</text:p>
          </table:table-cell>
          <table:table-cell office:value-type="float" office:value="-2.32" calcext:value-type="float">
            <text:p>-2,32</text:p>
          </table:table-cell>
          <table:table-cell office:value-type="string" calcext:value-type="string">
            <text:p>DC-002.32 <text:s/>mV</text:p>
          </table:table-cell>
          <table:table-cell table:formula="of:=[.A80]/(60*1000)" office:value-type="float" office:value="2.61663333333333" calcext:value-type="float">
            <text:p>2,6166333333</text:p>
          </table:table-cell>
          <table:table-cell table:formula="of:=0.2813*[.B80]+1.1082" office:value-type="float" office:value="0.455584" calcext:value-type="float">
            <text:p>0,455584</text:p>
          </table:table-cell>
          <table:table-cell table:formula="of:=SQRT(([.B80]*0.052)^2 + 0.037^2)" office:value-type="float" office:value="0.126186408142874" calcext:value-type="float">
            <text:p>0,1261864081</text:p>
          </table:table-cell>
          <table:table-cell table:number-columns-repeated="1018"/>
        </table:table-row>
        <table:table-row table:style-name="ro2">
          <table:table-cell office:value-type="float" office:value="159010" calcext:value-type="float">
            <text:p>159010</text:p>
          </table:table-cell>
          <table:table-cell office:value-type="float" office:value="-2.37" calcext:value-type="float">
            <text:p>-2,37</text:p>
          </table:table-cell>
          <table:table-cell office:value-type="string" calcext:value-type="string">
            <text:p>DC-002.37 <text:s/>mV</text:p>
          </table:table-cell>
          <table:table-cell table:formula="of:=[.A81]/(60*1000)" office:value-type="float" office:value="2.65016666666667" calcext:value-type="float">
            <text:p>2,6501666667</text:p>
          </table:table-cell>
          <table:table-cell table:formula="of:=0.2813*[.B81]+1.1082" office:value-type="float" office:value="0.441519" calcext:value-type="float">
            <text:p>0,441519</text:p>
          </table:table-cell>
          <table:table-cell table:formula="of:=SQRT(([.B81]*0.052)^2 + 0.037^2)" office:value-type="float" office:value="0.128674385951517" calcext:value-type="float">
            <text:p>0,128674386</text:p>
          </table:table-cell>
          <table:table-cell table:number-columns-repeated="1018"/>
        </table:table-row>
        <table:table-row table:style-name="ro2">
          <table:table-cell office:value-type="float" office:value="161023" calcext:value-type="float">
            <text:p>161023</text:p>
          </table:table-cell>
          <table:table-cell office:value-type="float" office:value="-2.31" calcext:value-type="float">
            <text:p>-2,31</text:p>
          </table:table-cell>
          <table:table-cell office:value-type="string" calcext:value-type="string">
            <text:p>DC-002.31 <text:s/>mV</text:p>
          </table:table-cell>
          <table:table-cell table:formula="of:=[.A82]/(60*1000)" office:value-type="float" office:value="2.68371666666667" calcext:value-type="float">
            <text:p>2,6837166667</text:p>
          </table:table-cell>
          <table:table-cell table:formula="of:=0.2813*[.B82]+1.1082" office:value-type="float" office:value="0.458397" calcext:value-type="float">
            <text:p>0,458397</text:p>
          </table:table-cell>
          <table:table-cell table:formula="of:=SQRT(([.B82]*0.052)^2 + 0.037^2)" office:value-type="float" office:value="0.12568935674909" calcext:value-type="float">
            <text:p>0,1256893567</text:p>
          </table:table-cell>
          <table:table-cell table:number-columns-repeated="1018"/>
        </table:table-row>
        <table:table-row table:style-name="ro2">
          <table:table-cell office:value-type="float" office:value="163035" calcext:value-type="float">
            <text:p>163035</text:p>
          </table:table-cell>
          <table:table-cell office:value-type="float" office:value="-2.35" calcext:value-type="float">
            <text:p>-2,35</text:p>
          </table:table-cell>
          <table:table-cell office:value-type="string" calcext:value-type="string">
            <text:p>DC-002.35 <text:s/>mV</text:p>
          </table:table-cell>
          <table:table-cell table:formula="of:=[.A83]/(60*1000)" office:value-type="float" office:value="2.71725" calcext:value-type="float">
            <text:p>2,71725</text:p>
          </table:table-cell>
          <table:table-cell table:formula="of:=0.2813*[.B83]+1.1082" office:value-type="float" office:value="0.447145" calcext:value-type="float">
            <text:p>0,447145</text:p>
          </table:table-cell>
          <table:table-cell table:formula="of:=SQRT(([.B83]*0.052)^2 + 0.037^2)" office:value-type="float" office:value="0.127678659140829" calcext:value-type="float">
            <text:p>0,1276786591</text:p>
          </table:table-cell>
          <table:table-cell table:number-columns-repeated="1018"/>
        </table:table-row>
        <table:table-row table:style-name="ro2">
          <table:table-cell office:value-type="float" office:value="165032" calcext:value-type="float">
            <text:p>165032</text:p>
          </table:table-cell>
          <table:table-cell office:value-type="float" office:value="-2.4" calcext:value-type="float">
            <text:p>-2,4</text:p>
          </table:table-cell>
          <table:table-cell office:value-type="string" calcext:value-type="string">
            <text:p>DC-002.40 <text:s/>mV</text:p>
          </table:table-cell>
          <table:table-cell table:formula="of:=[.A84]/(60*1000)" office:value-type="float" office:value="2.75053333333333" calcext:value-type="float">
            <text:p>2,7505333333</text:p>
          </table:table-cell>
          <table:table-cell table:formula="of:=0.2813*[.B84]+1.1082" office:value-type="float" office:value="0.43308" calcext:value-type="float">
            <text:p>0,43308</text:p>
          </table:table-cell>
          <table:table-cell table:formula="of:=SQRT(([.B84]*0.052)^2 + 0.037^2)" office:value-type="float" office:value="0.130169274408364" calcext:value-type="float">
            <text:p>0,1301692744</text:p>
          </table:table-cell>
          <table:table-cell table:number-columns-repeated="1018"/>
        </table:table-row>
        <table:table-row table:style-name="ro2">
          <table:table-cell office:value-type="float" office:value="167060" calcext:value-type="float">
            <text:p>167060</text:p>
          </table:table-cell>
          <table:table-cell office:value-type="float" office:value="-2.37" calcext:value-type="float">
            <text:p>-2,37</text:p>
          </table:table-cell>
          <table:table-cell office:value-type="string" calcext:value-type="string">
            <text:p>DC-002.37 <text:s/>mV</text:p>
          </table:table-cell>
          <table:table-cell table:formula="of:=[.A85]/(60*1000)" office:value-type="float" office:value="2.78433333333333" calcext:value-type="float">
            <text:p>2,7843333333</text:p>
          </table:table-cell>
          <table:table-cell table:formula="of:=0.2813*[.B85]+1.1082" office:value-type="float" office:value="0.441519" calcext:value-type="float">
            <text:p>0,441519</text:p>
          </table:table-cell>
          <table:table-cell table:formula="of:=SQRT(([.B85]*0.052)^2 + 0.037^2)" office:value-type="float" office:value="0.128674385951517" calcext:value-type="float">
            <text:p>0,128674386</text:p>
          </table:table-cell>
          <table:table-cell table:number-columns-repeated="1018"/>
        </table:table-row>
        <table:table-row table:style-name="ro2">
          <table:table-cell office:value-type="float" office:value="169072" calcext:value-type="float">
            <text:p>169072</text:p>
          </table:table-cell>
          <table:table-cell office:value-type="float" office:value="-2.41" calcext:value-type="float">
            <text:p>-2,41</text:p>
          </table:table-cell>
          <table:table-cell office:value-type="string" calcext:value-type="string">
            <text:p>DC-002.41 <text:s/>mV</text:p>
          </table:table-cell>
          <table:table-cell table:formula="of:=[.A86]/(60*1000)" office:value-type="float" office:value="2.81786666666667" calcext:value-type="float">
            <text:p>2,8178666667</text:p>
          </table:table-cell>
          <table:table-cell table:formula="of:=0.2813*[.B86]+1.1082" office:value-type="float" office:value="0.430267" calcext:value-type="float">
            <text:p>0,430267</text:p>
          </table:table-cell>
          <table:table-cell table:formula="of:=SQRT(([.B86]*0.052)^2 + 0.037^2)" office:value-type="float" office:value="0.130667908837633" calcext:value-type="float">
            <text:p>0,1306679088</text:p>
          </table:table-cell>
          <table:table-cell table:number-columns-repeated="1018"/>
        </table:table-row>
        <table:table-row table:style-name="ro2">
          <table:table-cell office:value-type="float" office:value="171085" calcext:value-type="float">
            <text:p>171085</text:p>
          </table:table-cell>
          <table:table-cell office:value-type="float" office:value="-2.39" calcext:value-type="float">
            <text:p>-2,39</text:p>
          </table:table-cell>
          <table:table-cell office:value-type="string" calcext:value-type="string">
            <text:p>DC-002.39 <text:s/>mV</text:p>
          </table:table-cell>
          <table:table-cell table:formula="of:=[.A87]/(60*1000)" office:value-type="float" office:value="2.85141666666667" calcext:value-type="float">
            <text:p>2,8514166667</text:p>
          </table:table-cell>
          <table:table-cell table:formula="of:=0.2813*[.B87]+1.1082" office:value-type="float" office:value="0.435893" calcext:value-type="float">
            <text:p>0,435893</text:p>
          </table:table-cell>
          <table:table-cell table:formula="of:=SQRT(([.B87]*0.052)^2 + 0.037^2)" office:value-type="float" office:value="0.129670807817334" calcext:value-type="float">
            <text:p>0,1296708078</text:p>
          </table:table-cell>
          <table:table-cell table:number-columns-repeated="1018"/>
        </table:table-row>
        <table:table-row table:style-name="ro2">
          <table:table-cell office:value-type="float" office:value="173097" calcext:value-type="float">
            <text:p>173097</text:p>
          </table:table-cell>
          <table:table-cell office:value-type="float" office:value="-2.39" calcext:value-type="float">
            <text:p>-2,39</text:p>
          </table:table-cell>
          <table:table-cell office:value-type="string" calcext:value-type="string">
            <text:p>DC-002.39 <text:s/>mV</text:p>
          </table:table-cell>
          <table:table-cell table:formula="of:=[.A88]/(60*1000)" office:value-type="float" office:value="2.88495" calcext:value-type="float">
            <text:p>2,88495</text:p>
          </table:table-cell>
          <table:table-cell table:formula="of:=0.2813*[.B88]+1.1082" office:value-type="float" office:value="0.435893" calcext:value-type="float">
            <text:p>0,435893</text:p>
          </table:table-cell>
          <table:table-cell table:formula="of:=SQRT(([.B88]*0.052)^2 + 0.037^2)" office:value-type="float" office:value="0.129670807817334" calcext:value-type="float">
            <text:p>0,1296708078</text:p>
          </table:table-cell>
          <table:table-cell table:number-columns-repeated="1018"/>
        </table:table-row>
        <table:table-row table:style-name="ro2">
          <table:table-cell office:value-type="float" office:value="175110" calcext:value-type="float">
            <text:p>175110</text:p>
          </table:table-cell>
          <table:table-cell office:value-type="float" office:value="-2.45" calcext:value-type="float">
            <text:p>-2,45</text:p>
          </table:table-cell>
          <table:table-cell office:value-type="string" calcext:value-type="string">
            <text:p>DC-002.45 <text:s/>mV</text:p>
          </table:table-cell>
          <table:table-cell table:formula="of:=[.A89]/(60*1000)" office:value-type="float" office:value="2.9185" calcext:value-type="float">
            <text:p>2,9185</text:p>
          </table:table-cell>
          <table:table-cell table:formula="of:=0.2813*[.B89]+1.1082" office:value-type="float" office:value="0.419015" calcext:value-type="float">
            <text:p>0,419015</text:p>
          </table:table-cell>
          <table:table-cell table:formula="of:=SQRT(([.B89]*0.052)^2 + 0.037^2)" office:value-type="float" office:value="0.132664087077099" calcext:value-type="float">
            <text:p>0,1326640871</text:p>
          </table:table-cell>
          <table:table-cell table:number-columns-repeated="1018"/>
        </table:table-row>
        <table:table-row table:style-name="ro2">
          <table:table-cell office:value-type="float" office:value="177122" calcext:value-type="float">
            <text:p>177122</text:p>
          </table:table-cell>
          <table:table-cell office:value-type="float" office:value="-2.43" calcext:value-type="float">
            <text:p>-2,43</text:p>
          </table:table-cell>
          <table:table-cell office:value-type="string" calcext:value-type="string">
            <text:p>DC-002.43 <text:s/>mV</text:p>
          </table:table-cell>
          <table:table-cell table:formula="of:=[.A90]/(60*1000)" office:value-type="float" office:value="2.95203333333333" calcext:value-type="float">
            <text:p>2,9520333333</text:p>
          </table:table-cell>
          <table:table-cell table:formula="of:=0.2813*[.B90]+1.1082" office:value-type="float" office:value="0.424641" calcext:value-type="float">
            <text:p>0,424641</text:p>
          </table:table-cell>
          <table:table-cell table:formula="of:=SQRT(([.B90]*0.052)^2 + 0.037^2)" office:value-type="float" office:value="0.131665673582753" calcext:value-type="float">
            <text:p>0,1316656736</text:p>
          </table:table-cell>
          <table:table-cell table:number-columns-repeated="1018"/>
        </table:table-row>
        <table:table-row table:style-name="ro2">
          <table:table-cell office:value-type="float" office:value="179119" calcext:value-type="float">
            <text:p>179119</text:p>
          </table:table-cell>
          <table:table-cell office:value-type="float" office:value="-2.41" calcext:value-type="float">
            <text:p>-2,41</text:p>
          </table:table-cell>
          <table:table-cell office:value-type="string" calcext:value-type="string">
            <text:p>DC-002.41 <text:s/>mV</text:p>
          </table:table-cell>
          <table:table-cell table:formula="of:=[.A91]/(60*1000)" office:value-type="float" office:value="2.98531666666667" calcext:value-type="float">
            <text:p>2,9853166667</text:p>
          </table:table-cell>
          <table:table-cell table:formula="of:=0.2813*[.B91]+1.1082" office:value-type="float" office:value="0.430267" calcext:value-type="float">
            <text:p>0,430267</text:p>
          </table:table-cell>
          <table:table-cell table:formula="of:=SQRT(([.B91]*0.052)^2 + 0.037^2)" office:value-type="float" office:value="0.130667908837633" calcext:value-type="float">
            <text:p>0,1306679088</text:p>
          </table:table-cell>
          <table:table-cell table:number-columns-repeated="1018"/>
        </table:table-row>
        <table:table-row table:style-name="ro2">
          <table:table-cell office:value-type="float" office:value="181147" calcext:value-type="float">
            <text:p>181147</text:p>
          </table:table-cell>
          <table:table-cell office:value-type="float" office:value="-2.45" calcext:value-type="float">
            <text:p>-2,45</text:p>
          </table:table-cell>
          <table:table-cell office:value-type="string" calcext:value-type="string">
            <text:p>DC-002.45 <text:s/>mV</text:p>
          </table:table-cell>
          <table:table-cell table:formula="of:=[.A92]/(60*1000)" office:value-type="float" office:value="3.01911666666667" calcext:value-type="float">
            <text:p>3,0191166667</text:p>
          </table:table-cell>
          <table:table-cell table:formula="of:=0.2813*[.B92]+1.1082" office:value-type="float" office:value="0.419015" calcext:value-type="float">
            <text:p>0,419015</text:p>
          </table:table-cell>
          <table:table-cell table:formula="of:=SQRT(([.B92]*0.052)^2 + 0.037^2)" office:value-type="float" office:value="0.132664087077099" calcext:value-type="float">
            <text:p>0,1326640871</text:p>
          </table:table-cell>
          <table:table-cell table:number-columns-repeated="1018"/>
        </table:table-row>
        <table:table-row table:style-name="ro2">
          <table:table-cell office:value-type="float" office:value="183159" calcext:value-type="float">
            <text:p>183159</text:p>
          </table:table-cell>
          <table:table-cell office:value-type="float" office:value="-2.41" calcext:value-type="float">
            <text:p>-2,41</text:p>
          </table:table-cell>
          <table:table-cell office:value-type="string" calcext:value-type="string">
            <text:p>DC-002.41 <text:s/>mV</text:p>
          </table:table-cell>
          <table:table-cell table:formula="of:=[.A93]/(60*1000)" office:value-type="float" office:value="3.05265" calcext:value-type="float">
            <text:p>3,05265</text:p>
          </table:table-cell>
          <table:table-cell table:formula="of:=0.2813*[.B93]+1.1082" office:value-type="float" office:value="0.430267" calcext:value-type="float">
            <text:p>0,430267</text:p>
          </table:table-cell>
          <table:table-cell table:formula="of:=SQRT(([.B93]*0.052)^2 + 0.037^2)" office:value-type="float" office:value="0.130667908837633" calcext:value-type="float">
            <text:p>0,1306679088</text:p>
          </table:table-cell>
          <table:table-cell table:number-columns-repeated="1018"/>
        </table:table-row>
        <table:table-row table:style-name="ro2">
          <table:table-cell office:value-type="float" office:value="185156" calcext:value-type="float">
            <text:p>185156</text:p>
          </table:table-cell>
          <table:table-cell office:value-type="float" office:value="-2.43" calcext:value-type="float">
            <text:p>-2,43</text:p>
          </table:table-cell>
          <table:table-cell office:value-type="string" calcext:value-type="string">
            <text:p>DC-002.43 <text:s/>mV</text:p>
          </table:table-cell>
          <table:table-cell table:formula="of:=[.A94]/(60*1000)" office:value-type="float" office:value="3.08593333333333" calcext:value-type="float">
            <text:p>3,0859333333</text:p>
          </table:table-cell>
          <table:table-cell table:formula="of:=0.2813*[.B94]+1.1082" office:value-type="float" office:value="0.424641" calcext:value-type="float">
            <text:p>0,424641</text:p>
          </table:table-cell>
          <table:table-cell table:formula="of:=SQRT(([.B94]*0.052)^2 + 0.037^2)" office:value-type="float" office:value="0.131665673582753" calcext:value-type="float">
            <text:p>0,1316656736</text:p>
          </table:table-cell>
          <table:table-cell table:number-columns-repeated="1018"/>
        </table:table-row>
        <table:table-row table:style-name="ro2">
          <table:table-cell office:value-type="float" office:value="187184" calcext:value-type="float">
            <text:p>187184</text:p>
          </table:table-cell>
          <table:table-cell office:value-type="float" office:value="-2.43" calcext:value-type="float">
            <text:p>-2,43</text:p>
          </table:table-cell>
          <table:table-cell office:value-type="string" calcext:value-type="string">
            <text:p>DC-002.43 <text:s/>mV</text:p>
          </table:table-cell>
          <table:table-cell table:formula="of:=[.A95]/(60*1000)" office:value-type="float" office:value="3.11973333333333" calcext:value-type="float">
            <text:p>3,1197333333</text:p>
          </table:table-cell>
          <table:table-cell table:formula="of:=0.2813*[.B95]+1.1082" office:value-type="float" office:value="0.424641" calcext:value-type="float">
            <text:p>0,424641</text:p>
          </table:table-cell>
          <table:table-cell table:formula="of:=SQRT(([.B95]*0.052)^2 + 0.037^2)" office:value-type="float" office:value="0.131665673582753" calcext:value-type="float">
            <text:p>0,1316656736</text:p>
          </table:table-cell>
          <table:table-cell table:number-columns-repeated="1018"/>
        </table:table-row>
        <table:table-row table:style-name="ro2">
          <table:table-cell office:value-type="float" office:value="189196" calcext:value-type="float">
            <text:p>189196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DC-002.48 <text:s/>mV</text:p>
          </table:table-cell>
          <table:table-cell table:formula="of:=[.A96]/(60*1000)" office:value-type="float" office:value="3.15326666666667" calcext:value-type="float">
            <text:p>3,1532666667</text:p>
          </table:table-cell>
          <table:table-cell table:formula="of:=0.2813*[.B96]+1.1082" office:value-type="float" office:value="0.410576" calcext:value-type="float">
            <text:p>0,410576</text:p>
          </table:table-cell>
          <table:table-cell table:formula="of:=SQRT(([.B96]*0.052)^2 + 0.037^2)" office:value-type="float" office:value="0.134162892038" calcext:value-type="float">
            <text:p>0,134162892</text:p>
          </table:table-cell>
          <table:table-cell table:number-columns-repeated="1018"/>
        </table:table-row>
        <table:table-row table:style-name="ro2">
          <table:table-cell office:value-type="float" office:value="191209" calcext:value-type="float">
            <text:p>191209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DC-002.48 <text:s/>mV</text:p>
          </table:table-cell>
          <table:table-cell table:formula="of:=[.A97]/(60*1000)" office:value-type="float" office:value="3.18681666666667" calcext:value-type="float">
            <text:p>3,1868166667</text:p>
          </table:table-cell>
          <table:table-cell table:formula="of:=0.2813*[.B97]+1.1082" office:value-type="float" office:value="0.410576" calcext:value-type="float">
            <text:p>0,410576</text:p>
          </table:table-cell>
          <table:table-cell table:formula="of:=SQRT(([.B97]*0.052)^2 + 0.037^2)" office:value-type="float" office:value="0.134162892038" calcext:value-type="float">
            <text:p>0,134162892</text:p>
          </table:table-cell>
          <table:table-cell table:number-columns-repeated="1018"/>
        </table:table-row>
        <table:table-row table:style-name="ro2">
          <table:table-cell office:value-type="float" office:value="193206" calcext:value-type="float">
            <text:p>193206</text:p>
          </table:table-cell>
          <table:table-cell office:value-type="float" office:value="-2.44" calcext:value-type="float">
            <text:p>-2,44</text:p>
          </table:table-cell>
          <table:table-cell office:value-type="string" calcext:value-type="string">
            <text:p>DC-002.44 <text:s/>mV</text:p>
          </table:table-cell>
          <table:table-cell table:formula="of:=[.A98]/(60*1000)" office:value-type="float" office:value="3.2201" calcext:value-type="float">
            <text:p>3,2201</text:p>
          </table:table-cell>
          <table:table-cell table:formula="of:=0.2813*[.B98]+1.1082" office:value-type="float" office:value="0.421828" calcext:value-type="float">
            <text:p>0,421828</text:p>
          </table:table-cell>
          <table:table-cell table:formula="of:=SQRT(([.B98]*0.052)^2 + 0.037^2)" office:value-type="float" office:value="0.132164800154958" calcext:value-type="float">
            <text:p>0,1321648002</text:p>
          </table:table-cell>
          <table:table-cell table:number-columns-repeated="1018"/>
        </table:table-row>
        <table:table-row table:style-name="ro2">
          <table:table-cell office:value-type="float" office:value="195234" calcext:value-type="float">
            <text:p>195234</text:p>
          </table:table-cell>
          <table:table-cell office:value-type="float" office:value="-2.48" calcext:value-type="float">
            <text:p>-2,48</text:p>
          </table:table-cell>
          <table:table-cell office:value-type="string" calcext:value-type="string">
            <text:p>DC-002.48 <text:s/>mV</text:p>
          </table:table-cell>
          <table:table-cell table:formula="of:=[.A99]/(60*1000)" office:value-type="float" office:value="3.2539" calcext:value-type="float">
            <text:p>3,2539</text:p>
          </table:table-cell>
          <table:table-cell table:formula="of:=0.2813*[.B99]+1.1082" office:value-type="float" office:value="0.410576" calcext:value-type="float">
            <text:p>0,410576</text:p>
          </table:table-cell>
          <table:table-cell table:formula="of:=SQRT(([.B99]*0.052)^2 + 0.037^2)" office:value-type="float" office:value="0.134162892038" calcext:value-type="float">
            <text:p>0,134162892</text:p>
          </table:table-cell>
          <table:table-cell table:number-columns-repeated="1018"/>
        </table:table-row>
        <table:table-row table:style-name="ro2">
          <table:table-cell office:value-type="float" office:value="197246" calcext:value-type="float">
            <text:p>197246</text:p>
          </table:table-cell>
          <table:table-cell office:value-type="float" office:value="-2.57" calcext:value-type="float">
            <text:p>-2,57</text:p>
          </table:table-cell>
          <table:table-cell office:value-type="string" calcext:value-type="string">
            <text:p>DC-002.57 <text:s/>mV</text:p>
          </table:table-cell>
          <table:table-cell table:formula="of:=[.A100]/(60*1000)" office:value-type="float" office:value="3.28743333333333" calcext:value-type="float">
            <text:p>3,2874333333</text:p>
          </table:table-cell>
          <table:table-cell table:formula="of:=0.2813*[.B100]+1.1082" office:value-type="float" office:value="0.385259" calcext:value-type="float">
            <text:p>0,385259</text:p>
          </table:table-cell>
          <table:table-cell table:formula="of:=SQRT(([.B100]*0.052)^2 + 0.037^2)" office:value-type="float" office:value="0.138667406408283" calcext:value-type="float">
            <text:p>0,1386674064</text:p>
          </table:table-cell>
          <table:table-cell table:number-columns-repeated="1018"/>
        </table:table-row>
        <table:table-row table:style-name="ro2">
          <table:table-cell office:value-type="float" office:value="199243" calcext:value-type="float">
            <text:p>199243</text:p>
          </table:table-cell>
          <table:table-cell office:value-type="float" office:value="-2.53" calcext:value-type="float">
            <text:p>-2,53</text:p>
          </table:table-cell>
          <table:table-cell office:value-type="string" calcext:value-type="string">
            <text:p>DC-002.53 <text:s/>mV</text:p>
          </table:table-cell>
          <table:table-cell table:formula="of:=[.A101]/(60*1000)" office:value-type="float" office:value="3.32071666666667" calcext:value-type="float">
            <text:p>3,3207166667</text:p>
          </table:table-cell>
          <table:table-cell table:formula="of:=0.2813*[.B101]+1.1082" office:value-type="float" office:value="0.396511" calcext:value-type="float">
            <text:p>0,396511</text:p>
          </table:table-cell>
          <table:table-cell table:formula="of:=SQRT(([.B101]*0.052)^2 + 0.037^2)" office:value-type="float" office:value="0.136663944037921" calcext:value-type="float">
            <text:p>0,136663944</text:p>
          </table:table-cell>
          <table:table-cell table:number-columns-repeated="1018"/>
        </table:table-row>
        <table:table-row table:style-name="ro2">
          <table:table-cell office:value-type="float" office:value="201271" calcext:value-type="float">
            <text:p>201271</text:p>
          </table:table-cell>
          <table:table-cell office:value-type="float" office:value="-2.6" calcext:value-type="float">
            <text:p>-2,6</text:p>
          </table:table-cell>
          <table:table-cell office:value-type="string" calcext:value-type="string">
            <text:p>DC-002.60 <text:s/>mV</text:p>
          </table:table-cell>
          <table:table-cell table:formula="of:=[.A102]/(60*1000)" office:value-type="float" office:value="3.35451666666667" calcext:value-type="float">
            <text:p>3,3545166667</text:p>
          </table:table-cell>
          <table:table-cell table:formula="of:=0.2813*[.B102]+1.1082" office:value-type="float" office:value="0.37682" calcext:value-type="float">
            <text:p>0,37682</text:p>
          </table:table-cell>
          <table:table-cell table:formula="of:=SQRT(([.B102]*0.052)^2 + 0.037^2)" office:value-type="float" office:value="0.140171466425946" calcext:value-type="float">
            <text:p>0,1401714664</text:p>
          </table:table-cell>
          <table:table-cell table:number-columns-repeated="1018"/>
        </table:table-row>
        <table:table-row table:style-name="ro2">
          <table:table-cell office:value-type="float" office:value="203283" calcext:value-type="float">
            <text:p>203283</text:p>
          </table:table-cell>
          <table:table-cell office:value-type="float" office:value="-2.59" calcext:value-type="float">
            <text:p>-2,59</text:p>
          </table:table-cell>
          <table:table-cell office:value-type="string" calcext:value-type="string">
            <text:p>DC-002.59 <text:s/>mV</text:p>
          </table:table-cell>
          <table:table-cell table:formula="of:=[.A103]/(60*1000)" office:value-type="float" office:value="3.38805" calcext:value-type="float">
            <text:p>3,38805</text:p>
          </table:table-cell>
          <table:table-cell table:formula="of:=0.2813*[.B103]+1.1082" office:value-type="float" office:value="0.379633" calcext:value-type="float">
            <text:p>0,379633</text:p>
          </table:table-cell>
          <table:table-cell table:formula="of:=SQRT(([.B103]*0.052)^2 + 0.037^2)" office:value-type="float" office:value="0.139669976730864" calcext:value-type="float">
            <text:p>0,1396699767</text:p>
          </table:table-cell>
          <table:table-cell table:number-columns-repeated="1018"/>
        </table:table-row>
        <table:table-row table:style-name="ro2">
          <table:table-cell office:value-type="float" office:value="205296" calcext:value-type="float">
            <text:p>205296</text:p>
          </table:table-cell>
          <table:table-cell office:value-type="float" office:value="-2.58" calcext:value-type="float">
            <text:p>-2,58</text:p>
          </table:table-cell>
          <table:table-cell office:value-type="string" calcext:value-type="string">
            <text:p>DC-002.58 <text:s/>mV</text:p>
          </table:table-cell>
          <table:table-cell table:formula="of:=[.A104]/(60*1000)" office:value-type="float" office:value="3.4216" calcext:value-type="float">
            <text:p>3,4216</text:p>
          </table:table-cell>
          <table:table-cell table:formula="of:=0.2813*[.B104]+1.1082" office:value-type="float" office:value="0.382446" calcext:value-type="float">
            <text:p>0,382446</text:p>
          </table:table-cell>
          <table:table-cell table:formula="of:=SQRT(([.B104]*0.052)^2 + 0.037^2)" office:value-type="float" office:value="0.139168622900422" calcext:value-type="float">
            <text:p>0,1391686229</text:p>
          </table:table-cell>
          <table:table-cell table:number-columns-repeated="1018"/>
        </table:table-row>
        <table:table-row table:style-name="ro2">
          <table:table-cell office:value-type="float" office:value="207308" calcext:value-type="float">
            <text:p>207308</text:p>
          </table:table-cell>
          <table:table-cell office:value-type="float" office:value="-2.6" calcext:value-type="float">
            <text:p>-2,6</text:p>
          </table:table-cell>
          <table:table-cell office:value-type="string" calcext:value-type="string">
            <text:p>DC-002.60 <text:s/>mV</text:p>
          </table:table-cell>
          <table:table-cell table:formula="of:=[.A105]/(60*1000)" office:value-type="float" office:value="3.45513333333333" calcext:value-type="float">
            <text:p>3,4551333333</text:p>
          </table:table-cell>
          <table:table-cell table:formula="of:=0.2813*[.B105]+1.1082" office:value-type="float" office:value="0.37682" calcext:value-type="float">
            <text:p>0,37682</text:p>
          </table:table-cell>
          <table:table-cell table:formula="of:=SQRT(([.B105]*0.052)^2 + 0.037^2)" office:value-type="float" office:value="0.140171466425946" calcext:value-type="float">
            <text:p>0,1401714664</text:p>
          </table:table-cell>
          <table:table-cell table:number-columns-repeated="1018"/>
        </table:table-row>
        <table:table-row table:style-name="ro2">
          <table:table-cell office:value-type="float" office:value="209320" calcext:value-type="float">
            <text:p>209320</text:p>
          </table:table-cell>
          <table:table-cell office:value-type="float" office:value="-2.62" calcext:value-type="float">
            <text:p>-2,62</text:p>
          </table:table-cell>
          <table:table-cell office:value-type="string" calcext:value-type="string">
            <text:p>DC-002.62 <text:s/>mV</text:p>
          </table:table-cell>
          <table:table-cell table:formula="of:=[.A106]/(60*1000)" office:value-type="float" office:value="3.48866666666667" calcext:value-type="float">
            <text:p>3,4886666667</text:p>
          </table:table-cell>
          <table:table-cell table:formula="of:=0.2813*[.B106]+1.1082" office:value-type="float" office:value="0.371194" calcext:value-type="float">
            <text:p>0,371194</text:p>
          </table:table-cell>
          <table:table-cell table:formula="of:=SQRT(([.B106]*0.052)^2 + 0.037^2)" office:value-type="float" office:value="0.141174847618122" calcext:value-type="float">
            <text:p>0,1411748476</text:p>
          </table:table-cell>
          <table:table-cell table:number-columns-repeated="1018"/>
        </table:table-row>
        <table:table-row table:style-name="ro2">
          <table:table-cell office:value-type="float" office:value="211333" calcext:value-type="float">
            <text:p>211333</text:p>
          </table:table-cell>
          <table:table-cell office:value-type="float" office:value="-2.65" calcext:value-type="float">
            <text:p>-2,65</text:p>
          </table:table-cell>
          <table:table-cell office:value-type="string" calcext:value-type="string">
            <text:p>DC-002.65 <text:s/>mV</text:p>
          </table:table-cell>
          <table:table-cell table:formula="of:=[.A107]/(60*1000)" office:value-type="float" office:value="3.52221666666667" calcext:value-type="float">
            <text:p>3,5222166667</text:p>
          </table:table-cell>
          <table:table-cell table:formula="of:=0.2813*[.B107]+1.1082" office:value-type="float" office:value="0.362755" calcext:value-type="float">
            <text:p>0,362755</text:p>
          </table:table-cell>
          <table:table-cell table:formula="of:=SQRT(([.B107]*0.052)^2 + 0.037^2)" office:value-type="float" office:value="0.142680902716516" calcext:value-type="float">
            <text:p>0,1426809027</text:p>
          </table:table-cell>
          <table:table-cell table:number-columns-repeated="1018"/>
        </table:table-row>
        <table:table-row table:style-name="ro2">
          <table:table-cell office:value-type="float" office:value="213330" calcext:value-type="float">
            <text:p>213330</text:p>
          </table:table-cell>
          <table:table-cell office:value-type="float" office:value="-2.64" calcext:value-type="float">
            <text:p>-2,64</text:p>
          </table:table-cell>
          <table:table-cell office:value-type="string" calcext:value-type="string">
            <text:p>DC-002.64 <text:s/>mV</text:p>
          </table:table-cell>
          <table:table-cell table:formula="of:=[.A108]/(60*1000)" office:value-type="float" office:value="3.5555" calcext:value-type="float">
            <text:p>3,5555</text:p>
          </table:table-cell>
          <table:table-cell table:formula="of:=0.2813*[.B108]+1.1082" office:value-type="float" office:value="0.365568" calcext:value-type="float">
            <text:p>0,365568</text:p>
          </table:table-cell>
          <table:table-cell table:formula="of:=SQRT(([.B108]*0.052)^2 + 0.037^2)" office:value-type="float" office:value="0.14217875509372" calcext:value-type="float">
            <text:p>0,1421787551</text:p>
          </table:table-cell>
          <table:table-cell table:number-columns-repeated="1018"/>
        </table:table-row>
        <table:table-row table:style-name="ro2">
          <table:table-cell office:value-type="float" office:value="215358" calcext:value-type="float">
            <text:p>215358</text:p>
          </table:table-cell>
          <table:table-cell office:value-type="float" office:value="-2.65" calcext:value-type="float">
            <text:p>-2,65</text:p>
          </table:table-cell>
          <table:table-cell office:value-type="string" calcext:value-type="string">
            <text:p>DC-002.65 <text:s/>mV</text:p>
          </table:table-cell>
          <table:table-cell table:formula="of:=[.A109]/(60*1000)" office:value-type="float" office:value="3.5893" calcext:value-type="float">
            <text:p>3,5893</text:p>
          </table:table-cell>
          <table:table-cell table:formula="of:=0.2813*[.B109]+1.1082" office:value-type="float" office:value="0.362755" calcext:value-type="float">
            <text:p>0,362755</text:p>
          </table:table-cell>
          <table:table-cell table:formula="of:=SQRT(([.B109]*0.052)^2 + 0.037^2)" office:value-type="float" office:value="0.142680902716516" calcext:value-type="float">
            <text:p>0,1426809027</text:p>
          </table:table-cell>
          <table:table-cell table:number-columns-repeated="1018"/>
        </table:table-row>
        <table:table-row table:style-name="ro2">
          <table:table-cell office:value-type="float" office:value="217370" calcext:value-type="float">
            <text:p>217370</text:p>
          </table:table-cell>
          <table:table-cell office:value-type="float" office:value="-2.67" calcext:value-type="float">
            <text:p>-2,67</text:p>
          </table:table-cell>
          <table:table-cell office:value-type="string" calcext:value-type="string">
            <text:p>DC-002.67 <text:s/>mV</text:p>
          </table:table-cell>
          <table:table-cell table:formula="of:=[.A110]/(60*1000)" office:value-type="float" office:value="3.62283333333333" calcext:value-type="float">
            <text:p>3,6228333333</text:p>
          </table:table-cell>
          <table:table-cell table:formula="of:=0.2813*[.B110]+1.1082" office:value-type="float" office:value="0.357129" calcext:value-type="float">
            <text:p>0,357129</text:p>
          </table:table-cell>
          <table:table-cell table:formula="of:=SQRT(([.B110]*0.052)^2 + 0.037^2)" office:value-type="float" office:value="0.143685578956275" calcext:value-type="float">
            <text:p>0,143685579</text:p>
          </table:table-cell>
          <table:table-cell table:number-columns-repeated="1018"/>
        </table:table-row>
        <table:table-row table:style-name="ro2">
          <table:table-cell office:value-type="float" office:value="219367" calcext:value-type="float">
            <text:p>219367</text:p>
          </table:table-cell>
          <table:table-cell office:value-type="float" office:value="-2.67" calcext:value-type="float">
            <text:p>-2,67</text:p>
          </table:table-cell>
          <table:table-cell office:value-type="string" calcext:value-type="string">
            <text:p>DC-002.67 <text:s/>mV</text:p>
          </table:table-cell>
          <table:table-cell table:formula="of:=[.A111]/(60*1000)" office:value-type="float" office:value="3.65611666666667" calcext:value-type="float">
            <text:p>3,6561166667</text:p>
          </table:table-cell>
          <table:table-cell table:formula="of:=0.2813*[.B111]+1.1082" office:value-type="float" office:value="0.357129" calcext:value-type="float">
            <text:p>0,357129</text:p>
          </table:table-cell>
          <table:table-cell table:formula="of:=SQRT(([.B111]*0.052)^2 + 0.037^2)" office:value-type="float" office:value="0.143685578956275" calcext:value-type="float">
            <text:p>0,143685579</text:p>
          </table:table-cell>
          <table:table-cell table:number-columns-repeated="1018"/>
        </table:table-row>
        <table:table-row table:style-name="ro2">
          <table:table-cell office:value-type="float" office:value="221395" calcext:value-type="float">
            <text:p>221395</text:p>
          </table:table-cell>
          <table:table-cell office:value-type="float" office:value="-2.65" calcext:value-type="float">
            <text:p>-2,65</text:p>
          </table:table-cell>
          <table:table-cell office:value-type="string" calcext:value-type="string">
            <text:p>DC-002.65 <text:s/>mV</text:p>
          </table:table-cell>
          <table:table-cell table:formula="of:=[.A112]/(60*1000)" office:value-type="float" office:value="3.68991666666667" calcext:value-type="float">
            <text:p>3,6899166667</text:p>
          </table:table-cell>
          <table:table-cell table:formula="of:=0.2813*[.B112]+1.1082" office:value-type="float" office:value="0.362755" calcext:value-type="float">
            <text:p>0,362755</text:p>
          </table:table-cell>
          <table:table-cell table:formula="of:=SQRT(([.B112]*0.052)^2 + 0.037^2)" office:value-type="float" office:value="0.142680902716516" calcext:value-type="float">
            <text:p>0,1426809027</text:p>
          </table:table-cell>
          <table:table-cell table:number-columns-repeated="1018"/>
        </table:table-row>
        <table:table-row table:style-name="ro2">
          <table:table-cell office:value-type="float" office:value="223407" calcext:value-type="float">
            <text:p>223407</text:p>
          </table:table-cell>
          <table:table-cell office:value-type="float" office:value="-2.75" calcext:value-type="float">
            <text:p>-2,75</text:p>
          </table:table-cell>
          <table:table-cell office:value-type="string" calcext:value-type="string">
            <text:p>DC-002.75 <text:s/>mV</text:p>
          </table:table-cell>
          <table:table-cell table:formula="of:=[.A113]/(60*1000)" office:value-type="float" office:value="3.72345" calcext:value-type="float">
            <text:p>3,72345</text:p>
          </table:table-cell>
          <table:table-cell table:formula="of:=0.2813*[.B113]+1.1082" office:value-type="float" office:value="0.334625" calcext:value-type="float">
            <text:p>0,334625</text:p>
          </table:table-cell>
          <table:table-cell table:formula="of:=SQRT(([.B113]*0.052)^2 + 0.037^2)" office:value-type="float" office:value="0.147709173716462" calcext:value-type="float">
            <text:p>0,1477091737</text:p>
          </table:table-cell>
          <table:table-cell table:number-columns-repeated="1018"/>
        </table:table-row>
        <table:table-row table:style-name="ro2">
          <table:table-cell office:value-type="float" office:value="225420" calcext:value-type="float">
            <text:p>225420</text:p>
          </table:table-cell>
          <table:table-cell office:value-type="float" office:value="-2.78" calcext:value-type="float">
            <text:p>-2,78</text:p>
          </table:table-cell>
          <table:table-cell office:value-type="string" calcext:value-type="string">
            <text:p>DC-002.78 <text:s/>mV</text:p>
          </table:table-cell>
          <table:table-cell table:formula="of:=[.A114]/(60*1000)" office:value-type="float" office:value="3.757" calcext:value-type="float">
            <text:p>3,757</text:p>
          </table:table-cell>
          <table:table-cell table:formula="of:=0.2813*[.B114]+1.1082" office:value-type="float" office:value="0.326186" calcext:value-type="float">
            <text:p>0,326186</text:p>
          </table:table-cell>
          <table:table-cell table:formula="of:=SQRT(([.B114]*0.052)^2 + 0.037^2)" office:value-type="float" office:value="0.149219950408784" calcext:value-type="float">
            <text:p>0,1492199504</text:p>
          </table:table-cell>
          <table:table-cell table:number-columns-repeated="1018"/>
        </table:table-row>
        <table:table-row table:style-name="ro2">
          <table:table-cell office:value-type="float" office:value="227432" calcext:value-type="float">
            <text:p>227432</text:p>
          </table:table-cell>
          <table:table-cell office:value-type="float" office:value="-2.72" calcext:value-type="float">
            <text:p>-2,72</text:p>
          </table:table-cell>
          <table:table-cell office:value-type="string" calcext:value-type="string">
            <text:p>DC-002.72 <text:s/>mV</text:p>
          </table:table-cell>
          <table:table-cell table:formula="of:=[.A115]/(60*1000)" office:value-type="float" office:value="3.79053333333333" calcext:value-type="float">
            <text:p>3,7905333333</text:p>
          </table:table-cell>
          <table:table-cell table:formula="of:=0.2813*[.B115]+1.1082" office:value-type="float" office:value="0.343064" calcext:value-type="float">
            <text:p>0,343064</text:p>
          </table:table-cell>
          <table:table-cell table:formula="of:=SQRT(([.B115]*0.052)^2 + 0.037^2)" office:value-type="float" office:value="0.146199430915445" calcext:value-type="float">
            <text:p>0,1461994309</text:p>
          </table:table-cell>
          <table:table-cell table:number-columns-repeated="1018"/>
        </table:table-row>
        <table:table-row table:style-name="ro2">
          <table:table-cell office:value-type="float" office:value="229444" calcext:value-type="float">
            <text:p>229444</text:p>
          </table:table-cell>
          <table:table-cell office:value-type="float" office:value="-2.71" calcext:value-type="float">
            <text:p>-2,71</text:p>
          </table:table-cell>
          <table:table-cell office:value-type="string" calcext:value-type="string">
            <text:p>DC-002.71 <text:s/>mV</text:p>
          </table:table-cell>
          <table:table-cell table:formula="of:=[.A116]/(60*1000)" office:value-type="float" office:value="3.82406666666667" calcext:value-type="float">
            <text:p>3,8240666667</text:p>
          </table:table-cell>
          <table:table-cell table:formula="of:=0.2813*[.B116]+1.1082" office:value-type="float" office:value="0.345877" calcext:value-type="float">
            <text:p>0,345877</text:p>
          </table:table-cell>
          <table:table-cell table:formula="of:=SQRT(([.B116]*0.052)^2 + 0.037^2)" office:value-type="float" office:value="0.145696418624481" calcext:value-type="float">
            <text:p>0,1456964186</text:p>
          </table:table-cell>
          <table:table-cell table:number-columns-repeated="1018"/>
        </table:table-row>
        <table:table-row table:style-name="ro2">
          <table:table-cell office:value-type="float" office:value="231457" calcext:value-type="float">
            <text:p>231457</text:p>
          </table:table-cell>
          <table:table-cell office:value-type="float" office:value="-2.69" calcext:value-type="float">
            <text:p>-2,69</text:p>
          </table:table-cell>
          <table:table-cell office:value-type="string" calcext:value-type="string">
            <text:p>DC-002.69 <text:s/>mV</text:p>
          </table:table-cell>
          <table:table-cell table:formula="of:=[.A117]/(60*1000)" office:value-type="float" office:value="3.85761666666667" calcext:value-type="float">
            <text:p>3,8576166667</text:p>
          </table:table-cell>
          <table:table-cell table:formula="of:=0.2813*[.B117]+1.1082" office:value-type="float" office:value="0.351503" calcext:value-type="float">
            <text:p>0,351503</text:p>
          </table:table-cell>
          <table:table-cell table:formula="of:=SQRT(([.B117]*0.052)^2 + 0.037^2)" office:value-type="float" office:value="0.144690754369448" calcext:value-type="float">
            <text:p>0,1446907544</text:p>
          </table:table-cell>
          <table:table-cell table:number-columns-repeated="1018"/>
        </table:table-row>
        <table:table-row table:style-name="ro2">
          <table:table-cell office:value-type="float" office:value="233469" calcext:value-type="float">
            <text:p>233469</text:p>
          </table:table-cell>
          <table:table-cell office:value-type="float" office:value="-2.75" calcext:value-type="float">
            <text:p>-2,75</text:p>
          </table:table-cell>
          <table:table-cell office:value-type="string" calcext:value-type="string">
            <text:p>DC-002.75 <text:s/>mV</text:p>
          </table:table-cell>
          <table:table-cell table:formula="of:=[.A118]/(60*1000)" office:value-type="float" office:value="3.89115" calcext:value-type="float">
            <text:p>3,89115</text:p>
          </table:table-cell>
          <table:table-cell table:formula="of:=0.2813*[.B118]+1.1082" office:value-type="float" office:value="0.334625" calcext:value-type="float">
            <text:p>0,334625</text:p>
          </table:table-cell>
          <table:table-cell table:formula="of:=SQRT(([.B118]*0.052)^2 + 0.037^2)" office:value-type="float" office:value="0.147709173716462" calcext:value-type="float">
            <text:p>0,1477091737</text:p>
          </table:table-cell>
          <table:table-cell table:number-columns-repeated="1018"/>
        </table:table-row>
        <table:table-row table:style-name="ro2">
          <table:table-cell office:value-type="float" office:value="235482" calcext:value-type="float">
            <text:p>235482</text:p>
          </table:table-cell>
          <table:table-cell office:value-type="float" office:value="-2.73" calcext:value-type="float">
            <text:p>-2,73</text:p>
          </table:table-cell>
          <table:table-cell office:value-type="string" calcext:value-type="string">
            <text:p>DC-002.73 <text:s/>mV</text:p>
          </table:table-cell>
          <table:table-cell table:formula="of:=[.A119]/(60*1000)" office:value-type="float" office:value="3.9247" calcext:value-type="float">
            <text:p>3,9247</text:p>
          </table:table-cell>
          <table:table-cell table:formula="of:=0.2813*[.B119]+1.1082" office:value-type="float" office:value="0.340251" calcext:value-type="float">
            <text:p>0,340251</text:p>
          </table:table-cell>
          <table:table-cell table:formula="of:=SQRT(([.B119]*0.052)^2 + 0.037^2)" office:value-type="float" office:value="0.146702561668159" calcext:value-type="float">
            <text:p>0,1467025617</text:p>
          </table:table-cell>
          <table:table-cell table:number-columns-repeated="1018"/>
        </table:table-row>
        <table:table-row table:style-name="ro2">
          <table:table-cell office:value-type="float" office:value="237494" calcext:value-type="float">
            <text:p>237494</text:p>
          </table:table-cell>
          <table:table-cell office:value-type="float" office:value="-2.76" calcext:value-type="float">
            <text:p>-2,76</text:p>
          </table:table-cell>
          <table:table-cell office:value-type="string" calcext:value-type="string">
            <text:p>DC-002.76 <text:s/>mV</text:p>
          </table:table-cell>
          <table:table-cell table:formula="of:=[.A120]/(60*1000)" office:value-type="float" office:value="3.95823333333333" calcext:value-type="float">
            <text:p>3,9582333333</text:p>
          </table:table-cell>
          <table:table-cell table:formula="of:=0.2813*[.B120]+1.1082" office:value-type="float" office:value="0.331812" calcext:value-type="float">
            <text:p>0,331812</text:p>
          </table:table-cell>
          <table:table-cell table:formula="of:=SQRT(([.B120]*0.052)^2 + 0.037^2)" office:value-type="float" office:value="0.148212652631278" calcext:value-type="float">
            <text:p>0,1482126526</text:p>
          </table:table-cell>
          <table:table-cell table:number-columns-repeated="1018"/>
        </table:table-row>
        <table:table-row table:style-name="ro2">
          <table:table-cell office:value-type="float" office:value="239506" calcext:value-type="float">
            <text:p>239506</text:p>
          </table:table-cell>
          <table:table-cell office:value-type="float" office:value="-2.72" calcext:value-type="float">
            <text:p>-2,72</text:p>
          </table:table-cell>
          <table:table-cell office:value-type="string" calcext:value-type="string">
            <text:p>DC-002.72 <text:s/>mV</text:p>
          </table:table-cell>
          <table:table-cell table:formula="of:=[.A121]/(60*1000)" office:value-type="float" office:value="3.99176666666667" calcext:value-type="float">
            <text:p>3,9917666667</text:p>
          </table:table-cell>
          <table:table-cell table:formula="of:=0.2813*[.B121]+1.1082" office:value-type="float" office:value="0.343064" calcext:value-type="float">
            <text:p>0,343064</text:p>
          </table:table-cell>
          <table:table-cell table:formula="of:=SQRT(([.B121]*0.052)^2 + 0.037^2)" office:value-type="float" office:value="0.146199430915445" calcext:value-type="float">
            <text:p>0,1461994309</text:p>
          </table:table-cell>
          <table:table-cell table:number-columns-repeated="1018"/>
        </table:table-row>
        <table:table-row table:style-name="ro2">
          <table:table-cell office:value-type="float" office:value="241503" calcext:value-type="float">
            <text:p>241503</text:p>
          </table:table-cell>
          <table:table-cell office:value-type="float" office:value="-2.76" calcext:value-type="float">
            <text:p>-2,76</text:p>
          </table:table-cell>
          <table:table-cell office:value-type="string" calcext:value-type="string">
            <text:p>DC-002.76 <text:s/>mV</text:p>
          </table:table-cell>
          <table:table-cell table:formula="of:=[.A122]/(60*1000)" office:value-type="float" office:value="4.02505" calcext:value-type="float">
            <text:p>4,02505</text:p>
          </table:table-cell>
          <table:table-cell table:formula="of:=0.2813*[.B122]+1.1082" office:value-type="float" office:value="0.331812" calcext:value-type="float">
            <text:p>0,331812</text:p>
          </table:table-cell>
          <table:table-cell table:formula="of:=SQRT(([.B122]*0.052)^2 + 0.037^2)" office:value-type="float" office:value="0.148212652631278" calcext:value-type="float">
            <text:p>0,1482126526</text:p>
          </table:table-cell>
          <table:table-cell table:number-columns-repeated="1018"/>
        </table:table-row>
        <table:table-row table:style-name="ro2">
          <table:table-cell office:value-type="float" office:value="243531" calcext:value-type="float">
            <text:p>243531</text:p>
          </table:table-cell>
          <table:table-cell office:value-type="float" office:value="-2.74" calcext:value-type="float">
            <text:p>-2,74</text:p>
          </table:table-cell>
          <table:table-cell office:value-type="string" calcext:value-type="string">
            <text:p>DC-002.74 <text:s/>mV</text:p>
          </table:table-cell>
          <table:table-cell table:formula="of:=[.A123]/(60*1000)" office:value-type="float" office:value="4.05885" calcext:value-type="float">
            <text:p>4,05885</text:p>
          </table:table-cell>
          <table:table-cell table:formula="of:=0.2813*[.B123]+1.1082" office:value-type="float" office:value="0.337438" calcext:value-type="float">
            <text:p>0,337438</text:p>
          </table:table-cell>
          <table:table-cell table:formula="of:=SQRT(([.B123]*0.052)^2 + 0.037^2)" office:value-type="float" office:value="0.147205809667961" calcext:value-type="float">
            <text:p>0,1472058097</text:p>
          </table:table-cell>
          <table:table-cell table:number-columns-repeated="1018"/>
        </table:table-row>
        <table:table-row table:style-name="ro2">
          <table:table-cell office:value-type="float" office:value="245544" calcext:value-type="float">
            <text:p>245544</text:p>
          </table:table-cell>
          <table:table-cell office:value-type="float" office:value="-2.73" calcext:value-type="float">
            <text:p>-2,73</text:p>
          </table:table-cell>
          <table:table-cell office:value-type="string" calcext:value-type="string">
            <text:p>DC-002.73 <text:s/>mV</text:p>
          </table:table-cell>
          <table:table-cell table:formula="of:=[.A124]/(60*1000)" office:value-type="float" office:value="4.0924" calcext:value-type="float">
            <text:p>4,0924</text:p>
          </table:table-cell>
          <table:table-cell table:formula="of:=0.2813*[.B124]+1.1082" office:value-type="float" office:value="0.340251" calcext:value-type="float">
            <text:p>0,340251</text:p>
          </table:table-cell>
          <table:table-cell table:formula="of:=SQRT(([.B124]*0.052)^2 + 0.037^2)" office:value-type="float" office:value="0.146702561668159" calcext:value-type="float">
            <text:p>0,1467025617</text:p>
          </table:table-cell>
          <table:table-cell table:number-columns-repeated="1018"/>
        </table:table-row>
        <table:table-row table:style-name="ro2">
          <table:table-cell office:value-type="float" office:value="247556" calcext:value-type="float">
            <text:p>247556</text:p>
          </table:table-cell>
          <table:table-cell office:value-type="float" office:value="-2.82" calcext:value-type="float">
            <text:p>-2,82</text:p>
          </table:table-cell>
          <table:table-cell office:value-type="string" calcext:value-type="string">
            <text:p>DC-002.82 <text:s/>mV</text:p>
          </table:table-cell>
          <table:table-cell table:formula="of:=[.A125]/(60*1000)" office:value-type="float" office:value="4.12593333333333" calcext:value-type="float">
            <text:p>4,1259333333</text:p>
          </table:table-cell>
          <table:table-cell table:formula="of:=0.2813*[.B125]+1.1082" office:value-type="float" office:value="0.314934" calcext:value-type="float">
            <text:p>0,314934</text:p>
          </table:table-cell>
          <table:table-cell table:formula="of:=SQRT(([.B125]*0.052)^2 + 0.037^2)" office:value-type="float" office:value="0.151235874051099" calcext:value-type="float">
            <text:p>0,1512358741</text:p>
          </table:table-cell>
          <table:table-cell table:number-columns-repeated="1018"/>
        </table:table-row>
        <table:table-row table:style-name="ro2">
          <table:table-cell office:value-type="float" office:value="249568" calcext:value-type="float">
            <text:p>249568</text:p>
          </table:table-cell>
          <table:table-cell office:value-type="float" office:value="-2.85" calcext:value-type="float">
            <text:p>-2,85</text:p>
          </table:table-cell>
          <table:table-cell office:value-type="string" calcext:value-type="string">
            <text:p>DC-002.85 <text:s/>mV</text:p>
          </table:table-cell>
          <table:table-cell table:formula="of:=[.A126]/(60*1000)" office:value-type="float" office:value="4.15946666666667" calcext:value-type="float">
            <text:p>4,1594666667</text:p>
          </table:table-cell>
          <table:table-cell table:formula="of:=0.2813*[.B126]+1.1082" office:value-type="float" office:value="0.306495" calcext:value-type="float">
            <text:p>0,306495</text:p>
          </table:table-cell>
          <table:table-cell table:formula="of:=SQRT(([.B126]*0.052)^2 + 0.037^2)" office:value-type="float" office:value="0.152748944349871" calcext:value-type="float">
            <text:p>0,1527489443</text:p>
          </table:table-cell>
          <table:table-cell table:number-columns-repeated="1018"/>
        </table:table-row>
        <table:table-row table:style-name="ro2">
          <table:table-cell office:value-type="float" office:value="251581" calcext:value-type="float">
            <text:p>251581</text:p>
          </table:table-cell>
          <table:table-cell office:value-type="float" office:value="-2.91" calcext:value-type="float">
            <text:p>-2,91</text:p>
          </table:table-cell>
          <table:table-cell office:value-type="string" calcext:value-type="string">
            <text:p>DC-002.91 <text:s/>mV</text:p>
          </table:table-cell>
          <table:table-cell table:formula="of:=[.A127]/(60*1000)" office:value-type="float" office:value="4.19301666666667" calcext:value-type="float">
            <text:p>4,1930166667</text:p>
          </table:table-cell>
          <table:table-cell table:formula="of:=0.2813*[.B127]+1.1082" office:value-type="float" office:value="0.289617" calcext:value-type="float">
            <text:p>0,289617</text:p>
          </table:table-cell>
          <table:table-cell table:formula="of:=SQRT(([.B127]*0.052)^2 + 0.037^2)" office:value-type="float" office:value="0.155777862355342" calcext:value-type="float">
            <text:p>0,1557778624</text:p>
          </table:table-cell>
          <table:table-cell table:number-columns-repeated="1018"/>
        </table:table-row>
        <table:table-row table:style-name="ro2">
          <table:table-cell office:value-type="float" office:value="253593" calcext:value-type="float">
            <text:p>253593</text:p>
          </table:table-cell>
          <table:table-cell office:value-type="float" office:value="-2.84" calcext:value-type="float">
            <text:p>-2,84</text:p>
          </table:table-cell>
          <table:table-cell office:value-type="string" calcext:value-type="string">
            <text:p>DC-002.84 <text:s/>mV</text:p>
          </table:table-cell>
          <table:table-cell table:formula="of:=[.A128]/(60*1000)" office:value-type="float" office:value="4.22655" calcext:value-type="float">
            <text:p>4,22655</text:p>
          </table:table-cell>
          <table:table-cell table:formula="of:=0.2813*[.B128]+1.1082" office:value-type="float" office:value="0.309308" calcext:value-type="float">
            <text:p>0,309308</text:p>
          </table:table-cell>
          <table:table-cell table:formula="of:=SQRT(([.B128]*0.052)^2 + 0.037^2)" office:value-type="float" office:value="0.152244482330231" calcext:value-type="float">
            <text:p>0,1522444823</text:p>
          </table:table-cell>
          <table:table-cell table:number-columns-repeated="1018"/>
        </table:table-row>
        <table:table-row table:style-name="ro2">
          <table:table-cell office:value-type="float" office:value="255606" calcext:value-type="float">
            <text:p>255606</text:p>
          </table:table-cell>
          <table:table-cell office:value-type="float" office:value="-2.91" calcext:value-type="float">
            <text:p>-2,91</text:p>
          </table:table-cell>
          <table:table-cell office:value-type="string" calcext:value-type="string">
            <text:p>DC-002.91 <text:s/>mV</text:p>
          </table:table-cell>
          <table:table-cell table:formula="of:=[.A129]/(60*1000)" office:value-type="float" office:value="4.2601" calcext:value-type="float">
            <text:p>4,2601</text:p>
          </table:table-cell>
          <table:table-cell table:formula="of:=0.2813*[.B129]+1.1082" office:value-type="float" office:value="0.289617" calcext:value-type="float">
            <text:p>0,289617</text:p>
          </table:table-cell>
          <table:table-cell table:formula="of:=SQRT(([.B129]*0.052)^2 + 0.037^2)" office:value-type="float" office:value="0.155777862355342" calcext:value-type="float">
            <text:p>0,1557778624</text:p>
          </table:table-cell>
          <table:table-cell table:number-columns-repeated="1018"/>
        </table:table-row>
        <table:table-row table:style-name="ro2">
          <table:table-cell office:value-type="float" office:value="257618" calcext:value-type="float">
            <text:p>257618</text:p>
          </table:table-cell>
          <table:table-cell office:value-type="float" office:value="-2.99" calcext:value-type="float">
            <text:p>-2,99</text:p>
          </table:table-cell>
          <table:table-cell office:value-type="string" calcext:value-type="string">
            <text:p>DC-002.99 <text:s/>mV</text:p>
          </table:table-cell>
          <table:table-cell table:formula="of:=[.A130]/(60*1000)" office:value-type="float" office:value="4.29363333333333" calcext:value-type="float">
            <text:p>4,2936333333</text:p>
          </table:table-cell>
          <table:table-cell table:formula="of:=0.2813*[.B130]+1.1082" office:value-type="float" office:value="0.267113" calcext:value-type="float">
            <text:p>0,267113</text:p>
          </table:table-cell>
          <table:table-cell table:formula="of:=SQRT(([.B130]*0.052)^2 + 0.037^2)" office:value-type="float" office:value="0.159821870843762" calcext:value-type="float">
            <text:p>0,1598218708</text:p>
          </table:table-cell>
          <table:table-cell table:number-columns-repeated="1018"/>
        </table:table-row>
        <table:table-row table:style-name="ro2">
          <table:table-cell office:value-type="float" office:value="259630" calcext:value-type="float">
            <text:p>259630</text:p>
          </table:table-cell>
          <table:table-cell office:value-type="float" office:value="-3.17" calcext:value-type="float">
            <text:p>-3,17</text:p>
          </table:table-cell>
          <table:table-cell office:value-type="string" calcext:value-type="string">
            <text:p>DC-003.17 <text:s/>mV</text:p>
          </table:table-cell>
          <table:table-cell table:formula="of:=[.A131]/(60*1000)" office:value-type="float" office:value="4.32716666666667" calcext:value-type="float">
            <text:p>4,3271666667</text:p>
          </table:table-cell>
          <table:table-cell table:formula="of:=0.2813*[.B131]+1.1082" office:value-type="float" office:value="0.216479" calcext:value-type="float">
            <text:p>0,216479</text:p>
          </table:table-cell>
          <table:table-cell table:formula="of:=SQRT(([.B131]*0.052)^2 + 0.037^2)" office:value-type="float" office:value="0.168941485728047" calcext:value-type="float">
            <text:p>0,1689414857</text:p>
          </table:table-cell>
          <table:table-cell table:number-columns-repeated="1018"/>
        </table:table-row>
        <table:table-row table:style-name="ro2">
          <table:table-cell office:value-type="float" office:value="261627" calcext:value-type="float">
            <text:p>261627</text:p>
          </table:table-cell>
          <table:table-cell office:value-type="float" office:value="-3.28" calcext:value-type="float">
            <text:p>-3,28</text:p>
          </table:table-cell>
          <table:table-cell office:value-type="string" calcext:value-type="string">
            <text:p>DC-003.28 <text:s/>mV</text:p>
          </table:table-cell>
          <table:table-cell table:formula="of:=[.A132]/(60*1000)" office:value-type="float" office:value="4.36045" calcext:value-type="float">
            <text:p>4,36045</text:p>
          </table:table-cell>
          <table:table-cell table:formula="of:=0.2813*[.B132]+1.1082" office:value-type="float" office:value="0.185536" calcext:value-type="float">
            <text:p>0,185536</text:p>
          </table:table-cell>
          <table:table-cell table:formula="of:=SQRT(([.B132]*0.052)^2 + 0.037^2)" office:value-type="float" office:value="0.174527114225842" calcext:value-type="float">
            <text:p>0,1745271142</text:p>
          </table:table-cell>
          <table:table-cell table:number-columns-repeated="1018"/>
        </table:table-row>
        <table:table-row table:style-name="ro2">
          <table:table-cell office:value-type="float" office:value="263655" calcext:value-type="float">
            <text:p>263655</text:p>
          </table:table-cell>
          <table:table-cell office:value-type="float" office:value="-3.33" calcext:value-type="float">
            <text:p>-3,33</text:p>
          </table:table-cell>
          <table:table-cell office:value-type="string" calcext:value-type="string">
            <text:p>DC-003.33 <text:s/>mV</text:p>
          </table:table-cell>
          <table:table-cell table:formula="of:=[.A133]/(60*1000)" office:value-type="float" office:value="4.39425" calcext:value-type="float">
            <text:p>4,39425</text:p>
          </table:table-cell>
          <table:table-cell table:formula="of:=0.2813*[.B133]+1.1082" office:value-type="float" office:value="0.171471" calcext:value-type="float">
            <text:p>0,171471</text:p>
          </table:table-cell>
          <table:table-cell table:formula="of:=SQRT(([.B133]*0.052)^2 + 0.037^2)" office:value-type="float" office:value="0.17706887247622" calcext:value-type="float">
            <text:p>0,1770688725</text:p>
          </table:table-cell>
          <table:table-cell table:number-columns-repeated="1018"/>
        </table:table-row>
        <table:table-row table:style-name="ro2">
          <table:table-cell office:value-type="float" office:value="265668" calcext:value-type="float">
            <text:p>265668</text:p>
          </table:table-cell>
          <table:table-cell office:value-type="float" office:value="-3.41" calcext:value-type="float">
            <text:p>-3,41</text:p>
          </table:table-cell>
          <table:table-cell office:value-type="string" calcext:value-type="string">
            <text:p>DC-003.41 <text:s/>mV</text:p>
          </table:table-cell>
          <table:table-cell table:formula="of:=[.A134]/(60*1000)" office:value-type="float" office:value="4.4278" calcext:value-type="float">
            <text:p>4,4278</text:p>
          </table:table-cell>
          <table:table-cell table:formula="of:=0.2813*[.B134]+1.1082" office:value-type="float" office:value="0.148967" calcext:value-type="float">
            <text:p>0,148967</text:p>
          </table:table-cell>
          <table:table-cell table:formula="of:=SQRT(([.B134]*0.052)^2 + 0.037^2)" office:value-type="float" office:value="0.181139124432023" calcext:value-type="float">
            <text:p>0,1811391244</text:p>
          </table:table-cell>
          <table:table-cell table:number-columns-repeated="1018"/>
        </table:table-row>
        <table:table-row table:style-name="ro2">
          <table:table-cell office:value-type="float" office:value="267680" calcext:value-type="float">
            <text:p>267680</text:p>
          </table:table-cell>
          <table:table-cell office:value-type="float" office:value="-3.48" calcext:value-type="float">
            <text:p>-3,48</text:p>
          </table:table-cell>
          <table:table-cell office:value-type="string" calcext:value-type="string">
            <text:p>DC-003.48 <text:s/>mV</text:p>
          </table:table-cell>
          <table:table-cell table:formula="of:=[.A135]/(60*1000)" office:value-type="float" office:value="4.46133333333333" calcext:value-type="float">
            <text:p>4,4613333333</text:p>
          </table:table-cell>
          <table:table-cell table:formula="of:=0.2813*[.B135]+1.1082" office:value-type="float" office:value="0.129276" calcext:value-type="float">
            <text:p>0,129276</text:p>
          </table:table-cell>
          <table:table-cell table:formula="of:=SQRT(([.B135]*0.052)^2 + 0.037^2)" office:value-type="float" office:value="0.184703875433083" calcext:value-type="float">
            <text:p>0,1847038754</text:p>
          </table:table-cell>
          <table:table-cell table:number-columns-repeated="1018"/>
        </table:table-row>
        <table:table-row table:style-name="ro2">
          <table:table-cell office:value-type="float" office:value="269692" calcext:value-type="float">
            <text:p>269692</text:p>
          </table:table-cell>
          <table:table-cell office:value-type="float" office:value="-3.56" calcext:value-type="float">
            <text:p>-3,56</text:p>
          </table:table-cell>
          <table:table-cell office:value-type="string" calcext:value-type="string">
            <text:p>DC-003.56 <text:s/>mV</text:p>
          </table:table-cell>
          <table:table-cell table:formula="of:=[.A136]/(60*1000)" office:value-type="float" office:value="4.49486666666667" calcext:value-type="float">
            <text:p>4,4948666667</text:p>
          </table:table-cell>
          <table:table-cell table:formula="of:=0.2813*[.B136]+1.1082" office:value-type="float" office:value="0.106772" calcext:value-type="float">
            <text:p>0,106772</text:p>
          </table:table-cell>
          <table:table-cell table:formula="of:=SQRT(([.B136]*0.052)^2 + 0.037^2)" office:value-type="float" office:value="0.188781393150914" calcext:value-type="float">
            <text:p>0,1887813932</text:p>
          </table:table-cell>
          <table:table-cell table:number-columns-repeated="1018"/>
        </table:table-row>
        <table:table-row table:style-name="ro2">
          <table:table-cell office:value-type="float" office:value="271705" calcext:value-type="float">
            <text:p>271705</text:p>
          </table:table-cell>
          <table:table-cell office:value-type="float" office:value="-3.66" calcext:value-type="float">
            <text:p>-3,66</text:p>
          </table:table-cell>
          <table:table-cell office:value-type="string" calcext:value-type="string">
            <text:p>DC-003.66 <text:s/>mV</text:p>
          </table:table-cell>
          <table:table-cell table:formula="of:=[.A137]/(60*1000)" office:value-type="float" office:value="4.52841666666667" calcext:value-type="float">
            <text:p>4,5284166667</text:p>
          </table:table-cell>
          <table:table-cell table:formula="of:=0.2813*[.B137]+1.1082" office:value-type="float" office:value="0.0786420000000001" calcext:value-type="float">
            <text:p>0,078642</text:p>
          </table:table-cell>
          <table:table-cell table:formula="of:=SQRT(([.B137]*0.052)^2 + 0.037^2)" office:value-type="float" office:value="0.193883218458948" calcext:value-type="float">
            <text:p>0,1938832185</text:p>
          </table:table-cell>
          <table:table-cell table:number-columns-repeated="1018"/>
        </table:table-row>
        <table:table-row table:style-name="ro2">
          <table:table-cell office:value-type="float" office:value="273717" calcext:value-type="float">
            <text:p>273717</text:p>
          </table:table-cell>
          <table:table-cell office:value-type="float" office:value="-3.7" calcext:value-type="float">
            <text:p>-3,7</text:p>
          </table:table-cell>
          <table:table-cell office:value-type="string" calcext:value-type="string">
            <text:p>DC-003.70 <text:s/>mV</text:p>
          </table:table-cell>
          <table:table-cell table:formula="of:=[.A138]/(60*1000)" office:value-type="float" office:value="4.56195" calcext:value-type="float">
            <text:p>4,56195</text:p>
          </table:table-cell>
          <table:table-cell table:formula="of:=0.2813*[.B138]+1.1082" office:value-type="float" office:value="0.0673900000000001" calcext:value-type="float">
            <text:p>0,06739</text:p>
          </table:table-cell>
          <table:table-cell table:formula="of:=SQRT(([.B138]*0.052)^2 + 0.037^2)" office:value-type="float" office:value="0.195925393964131" calcext:value-type="float">
            <text:p>0,195925394</text:p>
          </table:table-cell>
          <table:table-cell table:number-columns-repeated="1018"/>
        </table:table-row>
        <table:table-row table:style-name="ro2">
          <table:table-cell office:value-type="float" office:value="275714" calcext:value-type="float">
            <text:p>275714</text:p>
          </table:table-cell>
          <table:table-cell office:value-type="float" office:value="-3.73" calcext:value-type="float">
            <text:p>-3,73</text:p>
          </table:table-cell>
          <table:table-cell office:value-type="string" calcext:value-type="string">
            <text:p>DC-003.73 <text:s/>mV</text:p>
          </table:table-cell>
          <table:table-cell table:formula="of:=[.A139]/(60*1000)" office:value-type="float" office:value="4.59523333333333" calcext:value-type="float">
            <text:p>4,5952333333</text:p>
          </table:table-cell>
          <table:table-cell table:formula="of:=0.2813*[.B139]+1.1082" office:value-type="float" office:value="0.0589510000000002" calcext:value-type="float">
            <text:p>0,058951</text:p>
          </table:table-cell>
          <table:table-cell table:formula="of:=SQRT(([.B139]*0.052)^2 + 0.037^2)" office:value-type="float" office:value="0.197457543791064" calcext:value-type="float">
            <text:p>0,1974575438</text:p>
          </table:table-cell>
          <table:table-cell table:number-columns-repeated="1018"/>
        </table:table-row>
        <table:table-row table:style-name="ro2">
          <table:table-cell office:value-type="float" office:value="277742" calcext:value-type="float">
            <text:p>277742</text:p>
          </table:table-cell>
          <table:table-cell office:value-type="float" office:value="-3.75" calcext:value-type="float">
            <text:p>-3,75</text:p>
          </table:table-cell>
          <table:table-cell office:value-type="string" calcext:value-type="string">
            <text:p>DC-003.75 <text:s/>mV</text:p>
          </table:table-cell>
          <table:table-cell table:formula="of:=[.A140]/(60*1000)" office:value-type="float" office:value="4.62903333333333" calcext:value-type="float">
            <text:p>4,6290333333</text:p>
          </table:table-cell>
          <table:table-cell table:formula="of:=0.2813*[.B140]+1.1082" office:value-type="float" office:value="0.0533250000000001" calcext:value-type="float">
            <text:p>0,053325</text:p>
          </table:table-cell>
          <table:table-cell table:formula="of:=SQRT(([.B140]*0.052)^2 + 0.037^2)" office:value-type="float" office:value="0.198479218055695" calcext:value-type="float">
            <text:p>0,1984792181</text:p>
          </table:table-cell>
          <table:table-cell table:number-columns-repeated="1018"/>
        </table:table-row>
        <table:table-row table:style-name="ro2">
          <table:table-cell office:value-type="float" office:value="279754" calcext:value-type="float">
            <text:p>279754</text:p>
          </table:table-cell>
          <table:table-cell office:value-type="float" office:value="-3.77" calcext:value-type="float">
            <text:p>-3,77</text:p>
          </table:table-cell>
          <table:table-cell office:value-type="string" calcext:value-type="string">
            <text:p>DC-003.77 <text:s/>mV</text:p>
          </table:table-cell>
          <table:table-cell table:formula="of:=[.A141]/(60*1000)" office:value-type="float" office:value="4.66256666666667" calcext:value-type="float">
            <text:p>4,6625666667</text:p>
          </table:table-cell>
          <table:table-cell table:formula="of:=0.2813*[.B141]+1.1082" office:value-type="float" office:value="0.0476990000000002" calcext:value-type="float">
            <text:p>0,047699</text:p>
          </table:table-cell>
          <table:table-cell table:formula="of:=SQRT(([.B141]*0.052)^2 + 0.037^2)" office:value-type="float" office:value="0.199501081701328" calcext:value-type="float">
            <text:p>0,1995010817</text:p>
          </table:table-cell>
          <table:table-cell table:number-columns-repeated="1018"/>
        </table:table-row>
        <table:table-row table:style-name="ro2">
          <table:table-cell office:value-type="float" office:value="281767" calcext:value-type="float">
            <text:p>281767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DC-003.84 <text:s/>mV</text:p>
          </table:table-cell>
          <table:table-cell table:formula="of:=[.A142]/(60*1000)" office:value-type="float" office:value="4.69611666666667" calcext:value-type="float">
            <text:p>4,6961166667</text:p>
          </table:table-cell>
          <table:table-cell table:formula="of:=0.2813*[.B142]+1.1082" office:value-type="float" office:value="0.028008" calcext:value-type="float">
            <text:p>0,028008</text:p>
          </table:table-cell>
          <table:table-cell table:formula="of:=SQRT(([.B142]*0.052)^2 + 0.037^2)" office:value-type="float" office:value="0.203079054557579" calcext:value-type="float">
            <text:p>0,2030790546</text:p>
          </table:table-cell>
          <table:table-cell table:number-columns-repeated="1018"/>
        </table:table-row>
        <table:table-row table:style-name="ro2">
          <table:table-cell office:value-type="float" office:value="283779" calcext:value-type="float">
            <text:p>283779</text:p>
          </table:table-cell>
          <table:table-cell office:value-type="float" office:value="-3.85" calcext:value-type="float">
            <text:p>-3,85</text:p>
          </table:table-cell>
          <table:table-cell office:value-type="string" calcext:value-type="string">
            <text:p>DC-003.85 <text:s/>mV</text:p>
          </table:table-cell>
          <table:table-cell table:formula="of:=[.A143]/(60*1000)" office:value-type="float" office:value="4.72965" calcext:value-type="float">
            <text:p>4,72965</text:p>
          </table:table-cell>
          <table:table-cell table:formula="of:=0.2813*[.B143]+1.1082" office:value-type="float" office:value="0.0251950000000001" calcext:value-type="float">
            <text:p>0,025195</text:p>
          </table:table-cell>
          <table:table-cell table:formula="of:=SQRT(([.B143]*0.052)^2 + 0.037^2)" office:value-type="float" office:value="0.203590373053345" calcext:value-type="float">
            <text:p>0,2035903731</text:p>
          </table:table-cell>
          <table:table-cell table:number-columns-repeated="1018"/>
        </table:table-row>
        <table:table-row table:style-name="ro2">
          <table:table-cell office:value-type="float" office:value="285792" calcext:value-type="float">
            <text:p>285792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DC-003.78 <text:s/>mV</text:p>
          </table:table-cell>
          <table:table-cell table:formula="of:=[.A144]/(60*1000)" office:value-type="float" office:value="4.7632" calcext:value-type="float">
            <text:p>4,7632</text:p>
          </table:table-cell>
          <table:table-cell table:formula="of:=0.2813*[.B144]+1.1082" office:value-type="float" office:value="0.044886" calcext:value-type="float">
            <text:p>0,044886</text:p>
          </table:table-cell>
          <table:table-cell table:formula="of:=SQRT(([.B144]*0.052)^2 + 0.037^2)" office:value-type="float" office:value="0.200012083634964" calcext:value-type="float">
            <text:p>0,2000120836</text:p>
          </table:table-cell>
          <table:table-cell table:number-columns-repeated="1018"/>
        </table:table-row>
        <table:table-row table:style-name="ro2">
          <table:table-cell office:value-type="float" office:value="287804" calcext:value-type="float">
            <text:p>287804</text:p>
          </table:table-cell>
          <table:table-cell office:value-type="float" office:value="-3.8" calcext:value-type="float">
            <text:p>-3,8</text:p>
          </table:table-cell>
          <table:table-cell office:value-type="string" calcext:value-type="string">
            <text:p>DC-003.80 <text:s/>mV</text:p>
          </table:table-cell>
          <table:table-cell table:formula="of:=[.A145]/(60*1000)" office:value-type="float" office:value="4.79673333333333" calcext:value-type="float">
            <text:p>4,7967333333</text:p>
          </table:table-cell>
          <table:table-cell table:formula="of:=0.2813*[.B145]+1.1082" office:value-type="float" office:value="0.0392600000000001" calcext:value-type="float">
            <text:p>0,03926</text:p>
          </table:table-cell>
          <table:table-cell table:formula="of:=SQRT(([.B145]*0.052)^2 + 0.037^2)" office:value-type="float" office:value="0.201034225941753" calcext:value-type="float">
            <text:p>0,2010342259</text:p>
          </table:table-cell>
          <table:table-cell table:number-columns-repeated="1018"/>
        </table:table-row>
        <table:table-row table:style-name="ro2">
          <table:table-cell office:value-type="float" office:value="289801" calcext:value-type="float">
            <text:p>289801</text:p>
          </table:table-cell>
          <table:table-cell office:value-type="float" office:value="-3.82" calcext:value-type="float">
            <text:p>-3,82</text:p>
          </table:table-cell>
          <table:table-cell office:value-type="string" calcext:value-type="string">
            <text:p>DC-003.82 <text:s/>mV</text:p>
          </table:table-cell>
          <table:table-cell table:formula="of:=[.A146]/(60*1000)" office:value-type="float" office:value="4.83001666666667" calcext:value-type="float">
            <text:p>4,8300166667</text:p>
          </table:table-cell>
          <table:table-cell table:formula="of:=0.2813*[.B146]+1.1082" office:value-type="float" office:value="0.0336339999999999" calcext:value-type="float">
            <text:p>0,033634</text:p>
          </table:table-cell>
          <table:table-cell table:formula="of:=SQRT(([.B146]*0.052)^2 + 0.037^2)" office:value-type="float" office:value="0.202056550500101" calcext:value-type="float">
            <text:p>0,2020565505</text:p>
          </table:table-cell>
          <table:table-cell table:number-columns-repeated="1018"/>
        </table:table-row>
        <table:table-row table:style-name="ro2">
          <table:table-cell office:value-type="float" office:value="291829" calcext:value-type="float">
            <text:p>291829</text:p>
          </table:table-cell>
          <table:table-cell office:value-type="float" office:value="-3.83" calcext:value-type="float">
            <text:p>-3,83</text:p>
          </table:table-cell>
          <table:table-cell office:value-type="string" calcext:value-type="string">
            <text:p>DC-003.83 <text:s/>mV</text:p>
          </table:table-cell>
          <table:table-cell table:formula="of:=[.A147]/(60*1000)" office:value-type="float" office:value="4.86381666666667" calcext:value-type="float">
            <text:p>4,8638166667</text:p>
          </table:table-cell>
          <table:table-cell table:formula="of:=0.2813*[.B147]+1.1082" office:value-type="float" office:value="0.030821" calcext:value-type="float">
            <text:p>0,030821</text:p>
          </table:table-cell>
          <table:table-cell table:formula="of:=SQRT(([.B147]*0.052)^2 + 0.037^2)" office:value-type="float" office:value="0.202567780261324" calcext:value-type="float">
            <text:p>0,2025677803</text:p>
          </table:table-cell>
          <table:table-cell table:number-columns-repeated="1018"/>
        </table:table-row>
        <table:table-row table:style-name="ro2">
          <table:table-cell office:value-type="float" office:value="293841" calcext:value-type="float">
            <text:p>293841</text:p>
          </table:table-cell>
          <table:table-cell office:value-type="float" office:value="-3.85" calcext:value-type="float">
            <text:p>-3,85</text:p>
          </table:table-cell>
          <table:table-cell office:value-type="string" calcext:value-type="string">
            <text:p>DC-003.85 <text:s/>mV</text:p>
          </table:table-cell>
          <table:table-cell table:formula="of:=[.A148]/(60*1000)" office:value-type="float" office:value="4.89735" calcext:value-type="float">
            <text:p>4,89735</text:p>
          </table:table-cell>
          <table:table-cell table:formula="of:=0.2813*[.B148]+1.1082" office:value-type="float" office:value="0.0251950000000001" calcext:value-type="float">
            <text:p>0,025195</text:p>
          </table:table-cell>
          <table:table-cell table:formula="of:=SQRT(([.B148]*0.052)^2 + 0.037^2)" office:value-type="float" office:value="0.203590373053345" calcext:value-type="float">
            <text:p>0,2035903731</text:p>
          </table:table-cell>
          <table:table-cell table:number-columns-repeated="1018"/>
        </table:table-row>
        <table:table-row table:style-name="ro2">
          <table:table-cell office:value-type="float" office:value="295838" calcext:value-type="float">
            <text:p>295838</text:p>
          </table:table-cell>
          <table:table-cell office:value-type="float" office:value="-3.85" calcext:value-type="float">
            <text:p>-3,85</text:p>
          </table:table-cell>
          <table:table-cell office:value-type="string" calcext:value-type="string">
            <text:p>DC-003.85 <text:s/>mV</text:p>
          </table:table-cell>
          <table:table-cell table:formula="of:=[.A149]/(60*1000)" office:value-type="float" office:value="4.93063333333333" calcext:value-type="float">
            <text:p>4,9306333333</text:p>
          </table:table-cell>
          <table:table-cell table:formula="of:=0.2813*[.B149]+1.1082" office:value-type="float" office:value="0.0251950000000001" calcext:value-type="float">
            <text:p>0,025195</text:p>
          </table:table-cell>
          <table:table-cell table:formula="of:=SQRT(([.B149]*0.052)^2 + 0.037^2)" office:value-type="float" office:value="0.203590373053345" calcext:value-type="float">
            <text:p>0,2035903731</text:p>
          </table:table-cell>
          <table:table-cell table:number-columns-repeated="1018"/>
        </table:table-row>
        <table:table-row table:style-name="ro2">
          <table:table-cell office:value-type="float" office:value="297866" calcext:value-type="float">
            <text:p>297866</text:p>
          </table:table-cell>
          <table:table-cell office:value-type="float" office:value="-3.88" calcext:value-type="float">
            <text:p>-3,88</text:p>
          </table:table-cell>
          <table:table-cell office:value-type="string" calcext:value-type="string">
            <text:p>DC-003.88 <text:s/>mV</text:p>
          </table:table-cell>
          <table:table-cell table:formula="of:=[.A150]/(60*1000)" office:value-type="float" office:value="4.96443333333333" calcext:value-type="float">
            <text:p>4,9644333333</text:p>
          </table:table-cell>
          <table:table-cell table:formula="of:=0.2813*[.B150]+1.1082" office:value-type="float" office:value="0.0167560000000002" calcext:value-type="float">
            <text:p>0,016756</text:p>
          </table:table-cell>
          <table:table-cell table:formula="of:=SQRT(([.B150]*0.052)^2 + 0.037^2)" office:value-type="float" office:value="0.205124590432254" calcext:value-type="float">
            <text:p>0,2051245904</text:p>
          </table:table-cell>
          <table:table-cell table:number-columns-repeated="1018"/>
        </table:table-row>
        <table:table-row table:style-name="ro2">
          <table:table-cell office:value-type="float" office:value="299878" calcext:value-type="float">
            <text:p>299878</text:p>
          </table:table-cell>
          <table:table-cell office:value-type="float" office:value="-3.95" calcext:value-type="float">
            <text:p>-3,95</text:p>
          </table:table-cell>
          <table:table-cell office:value-type="string" calcext:value-type="string">
            <text:p>DC-003.95 <text:s/>mV</text:p>
          </table:table-cell>
          <table:table-cell table:formula="of:=[.A151]/(60*1000)" office:value-type="float" office:value="4.99796666666667" calcext:value-type="float">
            <text:p>4,9979666667</text:p>
          </table:table-cell>
          <table:table-cell table:formula="of:=0.2813*[.B151]+1.1082" office:value-type="float" office:value="-0.00293499999999991" calcext:value-type="float">
            <text:p>-0,002935</text:p>
          </table:table-cell>
          <table:table-cell table:formula="of:=SQRT(([.B151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301891" calcext:value-type="float">
            <text:p>301891</text:p>
          </table:table-cell>
          <table:table-cell office:value-type="float" office:value="-3.87" calcext:value-type="float">
            <text:p>-3,87</text:p>
          </table:table-cell>
          <table:table-cell office:value-type="string" calcext:value-type="string">
            <text:p>DC-003.87 <text:s/>mV</text:p>
          </table:table-cell>
          <table:table-cell table:formula="of:=[.A152]/(60*1000)" office:value-type="float" office:value="5.03151666666667" calcext:value-type="float">
            <text:p>5,0315166667</text:p>
          </table:table-cell>
          <table:table-cell table:formula="of:=0.2813*[.B152]+1.1082" office:value-type="float" office:value="0.0195690000000002" calcext:value-type="float">
            <text:p>0,019569</text:p>
          </table:table-cell>
          <table:table-cell table:formula="of:=SQRT(([.B152]*0.052)^2 + 0.037^2)" office:value-type="float" office:value="0.204613141317952" calcext:value-type="float">
            <text:p>0,2046131413</text:p>
          </table:table-cell>
          <table:table-cell table:number-columns-repeated="1018"/>
        </table:table-row>
        <table:table-row table:style-name="ro2">
          <table:table-cell office:value-type="float" office:value="303903" calcext:value-type="float">
            <text:p>303903</text:p>
          </table:table-cell>
          <table:table-cell office:value-type="float" office:value="-3.95" calcext:value-type="float">
            <text:p>-3,95</text:p>
          </table:table-cell>
          <table:table-cell office:value-type="string" calcext:value-type="string">
            <text:p>DC-003.95 <text:s/>mV</text:p>
          </table:table-cell>
          <table:table-cell table:formula="of:=[.A153]/(60*1000)" office:value-type="float" office:value="5.06505" calcext:value-type="float">
            <text:p>5,06505</text:p>
          </table:table-cell>
          <table:table-cell table:formula="of:=0.2813*[.B153]+1.1082" office:value-type="float" office:value="-0.00293499999999991" calcext:value-type="float">
            <text:p>-0,002935</text:p>
          </table:table-cell>
          <table:table-cell table:formula="of:=SQRT(([.B153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305916" calcext:value-type="float">
            <text:p>305916</text:p>
          </table:table-cell>
          <table:table-cell office:value-type="float" office:value="-3.92" calcext:value-type="float">
            <text:p>-3,92</text:p>
          </table:table-cell>
          <table:table-cell office:value-type="string" calcext:value-type="string">
            <text:p>DC-003.92 <text:s/>mV</text:p>
          </table:table-cell>
          <table:table-cell table:formula="of:=[.A154]/(60*1000)" office:value-type="float" office:value="5.0986" calcext:value-type="float">
            <text:p>5,0986</text:p>
          </table:table-cell>
          <table:table-cell table:formula="of:=0.2813*[.B154]+1.1082" office:value-type="float" office:value="0.00550400000000018" calcext:value-type="float">
            <text:p>0,005504</text:p>
          </table:table-cell>
          <table:table-cell table:formula="of:=SQRT(([.B154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307928" calcext:value-type="float">
            <text:p>307928</text:p>
          </table:table-cell>
          <table:table-cell office:value-type="float" office:value="-3.95" calcext:value-type="float">
            <text:p>-3,95</text:p>
          </table:table-cell>
          <table:table-cell office:value-type="string" calcext:value-type="string">
            <text:p>DC-003.95 <text:s/>mV</text:p>
          </table:table-cell>
          <table:table-cell table:formula="of:=[.A155]/(60*1000)" office:value-type="float" office:value="5.13213333333333" calcext:value-type="float">
            <text:p>5,1321333333</text:p>
          </table:table-cell>
          <table:table-cell table:formula="of:=0.2813*[.B155]+1.1082" office:value-type="float" office:value="-0.00293499999999991" calcext:value-type="float">
            <text:p>-0,002935</text:p>
          </table:table-cell>
          <table:table-cell table:formula="of:=SQRT(([.B155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309925" calcext:value-type="float">
            <text:p>309925</text:p>
          </table:table-cell>
          <table:table-cell office:value-type="float" office:value="-3.92" calcext:value-type="float">
            <text:p>-3,92</text:p>
          </table:table-cell>
          <table:table-cell office:value-type="string" calcext:value-type="string">
            <text:p>DC-003.92 <text:s/>mV</text:p>
          </table:table-cell>
          <table:table-cell table:formula="of:=[.A156]/(60*1000)" office:value-type="float" office:value="5.16541666666667" calcext:value-type="float">
            <text:p>5,1654166667</text:p>
          </table:table-cell>
          <table:table-cell table:formula="of:=0.2813*[.B156]+1.1082" office:value-type="float" office:value="0.00550400000000018" calcext:value-type="float">
            <text:p>0,005504</text:p>
          </table:table-cell>
          <table:table-cell table:formula="of:=SQRT(([.B156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311953" calcext:value-type="float">
            <text:p>311953</text:p>
          </table:table-cell>
          <table:table-cell office:value-type="float" office:value="-4.01" calcext:value-type="float">
            <text:p>-4,01</text:p>
          </table:table-cell>
          <table:table-cell office:value-type="string" calcext:value-type="string">
            <text:p>DC-004.01 <text:s/>mV</text:p>
          </table:table-cell>
          <table:table-cell table:formula="of:=[.A157]/(60*1000)" office:value-type="float" office:value="5.19921666666667" calcext:value-type="float">
            <text:p>5,1992166667</text:p>
          </table:table-cell>
          <table:table-cell table:formula="of:=0.2813*[.B157]+1.1082" office:value-type="float" office:value="-0.0198129999999999" calcext:value-type="float">
            <text:p>-0,019813</text:p>
          </table:table-cell>
          <table:table-cell table:formula="of:=SQRT(([.B157]*0.052)^2 + 0.037^2)" office:value-type="float" office:value="0.211777218793713" calcext:value-type="float">
            <text:p>0,2117772188</text:p>
          </table:table-cell>
          <table:table-cell table:number-columns-repeated="1018"/>
        </table:table-row>
        <table:table-row table:style-name="ro2">
          <table:table-cell office:value-type="float" office:value="313965" calcext:value-type="float">
            <text:p>313965</text:p>
          </table:table-cell>
          <table:table-cell office:value-type="float" office:value="-3.96" calcext:value-type="float">
            <text:p>-3,96</text:p>
          </table:table-cell>
          <table:table-cell office:value-type="string" calcext:value-type="string">
            <text:p>DC-003.96 <text:s/>mV</text:p>
          </table:table-cell>
          <table:table-cell table:formula="of:=[.A158]/(60*1000)" office:value-type="float" office:value="5.23275" calcext:value-type="float">
            <text:p>5,23275</text:p>
          </table:table-cell>
          <table:table-cell table:formula="of:=0.2813*[.B158]+1.1082" office:value-type="float" office:value="-0.00574799999999986" calcext:value-type="float">
            <text:p>-0,005748</text:p>
          </table:table-cell>
          <table:table-cell table:formula="of:=SQRT(([.B158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315978" calcext:value-type="float">
            <text:p>315978</text:p>
          </table:table-cell>
          <table:table-cell office:value-type="float" office:value="-3.92" calcext:value-type="float">
            <text:p>-3,92</text:p>
          </table:table-cell>
          <table:table-cell office:value-type="string" calcext:value-type="string">
            <text:p>DC-003.92 <text:s/>mV</text:p>
          </table:table-cell>
          <table:table-cell table:formula="of:=[.A159]/(60*1000)" office:value-type="float" office:value="5.2663" calcext:value-type="float">
            <text:p>5,2663</text:p>
          </table:table-cell>
          <table:table-cell table:formula="of:=0.2813*[.B159]+1.1082" office:value-type="float" office:value="0.00550400000000018" calcext:value-type="float">
            <text:p>0,005504</text:p>
          </table:table-cell>
          <table:table-cell table:formula="of:=SQRT(([.B159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317990" calcext:value-type="float">
            <text:p>317990</text:p>
          </table:table-cell>
          <table:table-cell office:value-type="float" office:value="-3.89" calcext:value-type="float">
            <text:p>-3,89</text:p>
          </table:table-cell>
          <table:table-cell office:value-type="string" calcext:value-type="string">
            <text:p>DC-003.89 <text:s/>mV</text:p>
          </table:table-cell>
          <table:table-cell table:formula="of:=[.A160]/(60*1000)" office:value-type="float" office:value="5.29983333333333" calcext:value-type="float">
            <text:p>5,2998333333</text:p>
          </table:table-cell>
          <table:table-cell table:formula="of:=0.2813*[.B160]+1.1082" office:value-type="float" office:value="0.013943" calcext:value-type="float">
            <text:p>0,013943</text:p>
          </table:table-cell>
          <table:table-cell table:formula="of:=SQRT(([.B160]*0.052)^2 + 0.037^2)" office:value-type="float" office:value="0.205636082436911" calcext:value-type="float">
            <text:p>0,2056360824</text:p>
          </table:table-cell>
          <table:table-cell table:number-columns-repeated="1018"/>
        </table:table-row>
        <table:table-row table:style-name="ro2">
          <table:table-cell office:value-type="float" office:value="320002" calcext:value-type="float">
            <text:p>320002</text:p>
          </table:table-cell>
          <table:table-cell office:value-type="float" office:value="-3.95" calcext:value-type="float">
            <text:p>-3,95</text:p>
          </table:table-cell>
          <table:table-cell office:value-type="string" calcext:value-type="string">
            <text:p>DC-003.95 <text:s/>mV</text:p>
          </table:table-cell>
          <table:table-cell table:formula="of:=[.A161]/(60*1000)" office:value-type="float" office:value="5.33336666666667" calcext:value-type="float">
            <text:p>5,3333666667</text:p>
          </table:table-cell>
          <table:table-cell table:formula="of:=0.2813*[.B161]+1.1082" office:value-type="float" office:value="-0.00293499999999991" calcext:value-type="float">
            <text:p>-0,002935</text:p>
          </table:table-cell>
          <table:table-cell table:formula="of:=SQRT(([.B161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322015" calcext:value-type="float">
            <text:p>322015</text:p>
          </table:table-cell>
          <table:table-cell office:value-type="float" office:value="-3.91" calcext:value-type="float">
            <text:p>-3,91</text:p>
          </table:table-cell>
          <table:table-cell office:value-type="string" calcext:value-type="string">
            <text:p>DC-003.91 <text:s/>mV</text:p>
          </table:table-cell>
          <table:table-cell table:formula="of:=[.A162]/(60*1000)" office:value-type="float" office:value="5.36691666666667" calcext:value-type="float">
            <text:p>5,3669166667</text:p>
          </table:table-cell>
          <table:table-cell table:formula="of:=0.2813*[.B162]+1.1082" office:value-type="float" office:value="0.00831700000000013" calcext:value-type="float">
            <text:p>0,008317</text:p>
          </table:table-cell>
          <table:table-cell table:formula="of:=SQRT(([.B162]*0.052)^2 + 0.037^2)" office:value-type="float" office:value="0.20665919384339" calcext:value-type="float">
            <text:p>0,2066591938</text:p>
          </table:table-cell>
          <table:table-cell table:number-columns-repeated="1018"/>
        </table:table-row>
        <table:table-row table:style-name="ro2">
          <table:table-cell office:value-type="float" office:value="324012" calcext:value-type="float">
            <text:p>324012</text:p>
          </table:table-cell>
          <table:table-cell office:value-type="float" office:value="-3.96" calcext:value-type="float">
            <text:p>-3,96</text:p>
          </table:table-cell>
          <table:table-cell office:value-type="string" calcext:value-type="string">
            <text:p>DC-003.96 <text:s/>mV</text:p>
          </table:table-cell>
          <table:table-cell table:formula="of:=[.A163]/(60*1000)" office:value-type="float" office:value="5.4002" calcext:value-type="float">
            <text:p>5,4002</text:p>
          </table:table-cell>
          <table:table-cell table:formula="of:=0.2813*[.B163]+1.1082" office:value-type="float" office:value="-0.00574799999999986" calcext:value-type="float">
            <text:p>-0,005748</text:p>
          </table:table-cell>
          <table:table-cell table:formula="of:=SQRT(([.B163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326040" calcext:value-type="float">
            <text:p>326040</text:p>
          </table:table-cell>
          <table:table-cell office:value-type="float" office:value="-3.92" calcext:value-type="float">
            <text:p>-3,92</text:p>
          </table:table-cell>
          <table:table-cell office:value-type="string" calcext:value-type="string">
            <text:p>DC-003.92 <text:s/>mV</text:p>
          </table:table-cell>
          <table:table-cell table:formula="of:=[.A164]/(60*1000)" office:value-type="float" office:value="5.434" calcext:value-type="float">
            <text:p>5,434</text:p>
          </table:table-cell>
          <table:table-cell table:formula="of:=0.2813*[.B164]+1.1082" office:value-type="float" office:value="0.00550400000000018" calcext:value-type="float">
            <text:p>0,005504</text:p>
          </table:table-cell>
          <table:table-cell table:formula="of:=SQRT(([.B164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328052" calcext:value-type="float">
            <text:p>328052</text:p>
          </table:table-cell>
          <table:table-cell office:value-type="float" office:value="-3.95" calcext:value-type="float">
            <text:p>-3,95</text:p>
          </table:table-cell>
          <table:table-cell office:value-type="string" calcext:value-type="string">
            <text:p>DC-003.95 <text:s/>mV</text:p>
          </table:table-cell>
          <table:table-cell table:formula="of:=[.A165]/(60*1000)" office:value-type="float" office:value="5.46753333333333" calcext:value-type="float">
            <text:p>5,4675333333</text:p>
          </table:table-cell>
          <table:table-cell table:formula="of:=0.2813*[.B165]+1.1082" office:value-type="float" office:value="-0.00293499999999991" calcext:value-type="float">
            <text:p>-0,002935</text:p>
          </table:table-cell>
          <table:table-cell table:formula="of:=SQRT(([.B165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330064" calcext:value-type="float">
            <text:p>330064</text:p>
          </table:table-cell>
          <table:table-cell office:value-type="float" office:value="-3.92" calcext:value-type="float">
            <text:p>-3,92</text:p>
          </table:table-cell>
          <table:table-cell office:value-type="string" calcext:value-type="string">
            <text:p>DC-003.92 <text:s/>mV</text:p>
          </table:table-cell>
          <table:table-cell table:formula="of:=[.A166]/(60*1000)" office:value-type="float" office:value="5.50106666666667" calcext:value-type="float">
            <text:p>5,5010666667</text:p>
          </table:table-cell>
          <table:table-cell table:formula="of:=0.2813*[.B166]+1.1082" office:value-type="float" office:value="0.00550400000000018" calcext:value-type="float">
            <text:p>0,005504</text:p>
          </table:table-cell>
          <table:table-cell table:formula="of:=SQRT(([.B166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332061" calcext:value-type="float">
            <text:p>332061</text:p>
          </table:table-cell>
          <table:table-cell office:value-type="float" office:value="-3.96" calcext:value-type="float">
            <text:p>-3,96</text:p>
          </table:table-cell>
          <table:table-cell office:value-type="string" calcext:value-type="string">
            <text:p>DC-003.96 <text:s/>mV</text:p>
          </table:table-cell>
          <table:table-cell table:formula="of:=[.A167]/(60*1000)" office:value-type="float" office:value="5.53435" calcext:value-type="float">
            <text:p>5,53435</text:p>
          </table:table-cell>
          <table:table-cell table:formula="of:=0.2813*[.B167]+1.1082" office:value-type="float" office:value="-0.00574799999999986" calcext:value-type="float">
            <text:p>-0,005748</text:p>
          </table:table-cell>
          <table:table-cell table:formula="of:=SQRT(([.B167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334089" calcext:value-type="float">
            <text:p>334089</text:p>
          </table:table-cell>
          <table:table-cell office:value-type="float" office:value="-3.93" calcext:value-type="float">
            <text:p>-3,93</text:p>
          </table:table-cell>
          <table:table-cell office:value-type="string" calcext:value-type="string">
            <text:p>DC-003.93 <text:s/>mV</text:p>
          </table:table-cell>
          <table:table-cell table:formula="of:=[.A168]/(60*1000)" office:value-type="float" office:value="5.56815" calcext:value-type="float">
            <text:p>5,56815</text:p>
          </table:table-cell>
          <table:table-cell table:formula="of:=0.2813*[.B168]+1.1082" office:value-type="float" office:value="0.002691" calcext:value-type="float">
            <text:p>0,002691</text:p>
          </table:table-cell>
          <table:table-cell table:formula="of:=SQRT(([.B168]*0.052)^2 + 0.037^2)" office:value-type="float" office:value="0.207682473020715" calcext:value-type="float">
            <text:p>0,207682473</text:p>
          </table:table-cell>
          <table:table-cell table:number-columns-repeated="1018"/>
        </table:table-row>
        <table:table-row table:style-name="ro2">
          <table:table-cell office:value-type="float" office:value="336102" calcext:value-type="float">
            <text:p>336102</text:p>
          </table:table-cell>
          <table:table-cell office:value-type="float" office:value="-3.87" calcext:value-type="float">
            <text:p>-3,87</text:p>
          </table:table-cell>
          <table:table-cell office:value-type="string" calcext:value-type="string">
            <text:p>DC-003.87 <text:s/>mV</text:p>
          </table:table-cell>
          <table:table-cell table:formula="of:=[.A169]/(60*1000)" office:value-type="float" office:value="5.6017" calcext:value-type="float">
            <text:p>5,6017</text:p>
          </table:table-cell>
          <table:table-cell table:formula="of:=0.2813*[.B169]+1.1082" office:value-type="float" office:value="0.0195690000000002" calcext:value-type="float">
            <text:p>0,019569</text:p>
          </table:table-cell>
          <table:table-cell table:formula="of:=SQRT(([.B169]*0.052)^2 + 0.037^2)" office:value-type="float" office:value="0.204613141317952" calcext:value-type="float">
            <text:p>0,2046131413</text:p>
          </table:table-cell>
          <table:table-cell table:number-columns-repeated="1018"/>
        </table:table-row>
        <table:table-row table:style-name="ro2">
          <table:table-cell office:value-type="float" office:value="338098" calcext:value-type="float">
            <text:p>338098</text:p>
          </table:table-cell>
          <table:table-cell office:value-type="float" office:value="-3.86" calcext:value-type="float">
            <text:p>-3,86</text:p>
          </table:table-cell>
          <table:table-cell office:value-type="string" calcext:value-type="string">
            <text:p>DC-003.86 <text:s/>mV</text:p>
          </table:table-cell>
          <table:table-cell table:formula="of:=[.A170]/(60*1000)" office:value-type="float" office:value="5.63496666666667" calcext:value-type="float">
            <text:p>5,6349666667</text:p>
          </table:table-cell>
          <table:table-cell table:formula="of:=0.2813*[.B170]+1.1082" office:value-type="float" office:value="0.0223820000000001" calcext:value-type="float">
            <text:p>0,022382</text:p>
          </table:table-cell>
          <table:table-cell table:formula="of:=SQRT(([.B170]*0.052)^2 + 0.037^2)" office:value-type="float" office:value="0.204101735416434" calcext:value-type="float">
            <text:p>0,2041017354</text:p>
          </table:table-cell>
          <table:table-cell table:number-columns-repeated="1018"/>
        </table:table-row>
        <table:table-row table:style-name="ro2">
          <table:table-cell office:value-type="float" office:value="340126" calcext:value-type="float">
            <text:p>340126</text:p>
          </table:table-cell>
          <table:table-cell office:value-type="float" office:value="-3.88" calcext:value-type="float">
            <text:p>-3,88</text:p>
          </table:table-cell>
          <table:table-cell office:value-type="string" calcext:value-type="string">
            <text:p>DC-003.88 <text:s/>mV</text:p>
          </table:table-cell>
          <table:table-cell table:formula="of:=[.A171]/(60*1000)" office:value-type="float" office:value="5.66876666666667" calcext:value-type="float">
            <text:p>5,6687666667</text:p>
          </table:table-cell>
          <table:table-cell table:formula="of:=0.2813*[.B171]+1.1082" office:value-type="float" office:value="0.0167560000000002" calcext:value-type="float">
            <text:p>0,016756</text:p>
          </table:table-cell>
          <table:table-cell table:formula="of:=SQRT(([.B171]*0.052)^2 + 0.037^2)" office:value-type="float" office:value="0.205124590432254" calcext:value-type="float">
            <text:p>0,2051245904</text:p>
          </table:table-cell>
          <table:table-cell table:number-columns-repeated="1018"/>
        </table:table-row>
        <table:table-row table:style-name="ro2">
          <table:table-cell office:value-type="float" office:value="342139" calcext:value-type="float">
            <text:p>342139</text:p>
          </table:table-cell>
          <table:table-cell office:value-type="float" office:value="-3.87" calcext:value-type="float">
            <text:p>-3,87</text:p>
          </table:table-cell>
          <table:table-cell office:value-type="string" calcext:value-type="string">
            <text:p>DC-003.87 <text:s/>mV</text:p>
          </table:table-cell>
          <table:table-cell table:formula="of:=[.A172]/(60*1000)" office:value-type="float" office:value="5.70231666666667" calcext:value-type="float">
            <text:p>5,7023166667</text:p>
          </table:table-cell>
          <table:table-cell table:formula="of:=0.2813*[.B172]+1.1082" office:value-type="float" office:value="0.0195690000000002" calcext:value-type="float">
            <text:p>0,019569</text:p>
          </table:table-cell>
          <table:table-cell table:formula="of:=SQRT(([.B172]*0.052)^2 + 0.037^2)" office:value-type="float" office:value="0.204613141317952" calcext:value-type="float">
            <text:p>0,2046131413</text:p>
          </table:table-cell>
          <table:table-cell table:number-columns-repeated="1018"/>
        </table:table-row>
        <table:table-row table:style-name="ro2">
          <table:table-cell office:value-type="float" office:value="344151" calcext:value-type="float">
            <text:p>344151</text:p>
          </table:table-cell>
          <table:table-cell office:value-type="float" office:value="-3.88" calcext:value-type="float">
            <text:p>-3,88</text:p>
          </table:table-cell>
          <table:table-cell office:value-type="string" calcext:value-type="string">
            <text:p>DC-003.88 <text:s/>mV</text:p>
          </table:table-cell>
          <table:table-cell table:formula="of:=[.A173]/(60*1000)" office:value-type="float" office:value="5.73585" calcext:value-type="float">
            <text:p>5,73585</text:p>
          </table:table-cell>
          <table:table-cell table:formula="of:=0.2813*[.B173]+1.1082" office:value-type="float" office:value="0.0167560000000002" calcext:value-type="float">
            <text:p>0,016756</text:p>
          </table:table-cell>
          <table:table-cell table:formula="of:=SQRT(([.B173]*0.052)^2 + 0.037^2)" office:value-type="float" office:value="0.205124590432254" calcext:value-type="float">
            <text:p>0,2051245904</text:p>
          </table:table-cell>
          <table:table-cell table:number-columns-repeated="1018"/>
        </table:table-row>
        <table:table-row table:style-name="ro2">
          <table:table-cell office:value-type="float" office:value="346164" calcext:value-type="float">
            <text:p>346164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DC-003.84 <text:s/>mV</text:p>
          </table:table-cell>
          <table:table-cell table:formula="of:=[.A174]/(60*1000)" office:value-type="float" office:value="5.7694" calcext:value-type="float">
            <text:p>5,7694</text:p>
          </table:table-cell>
          <table:table-cell table:formula="of:=0.2813*[.B174]+1.1082" office:value-type="float" office:value="0.028008" calcext:value-type="float">
            <text:p>0,028008</text:p>
          </table:table-cell>
          <table:table-cell table:formula="of:=SQRT(([.B174]*0.052)^2 + 0.037^2)" office:value-type="float" office:value="0.203079054557579" calcext:value-type="float">
            <text:p>0,2030790546</text:p>
          </table:table-cell>
          <table:table-cell table:number-columns-repeated="1018"/>
        </table:table-row>
        <table:table-row table:style-name="ro2">
          <table:table-cell office:value-type="float" office:value="348176" calcext:value-type="float">
            <text:p>348176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DC-003.84 <text:s/>mV</text:p>
          </table:table-cell>
          <table:table-cell table:formula="of:=[.A175]/(60*1000)" office:value-type="float" office:value="5.80293333333333" calcext:value-type="float">
            <text:p>5,8029333333</text:p>
          </table:table-cell>
          <table:table-cell table:formula="of:=0.2813*[.B175]+1.1082" office:value-type="float" office:value="0.028008" calcext:value-type="float">
            <text:p>0,028008</text:p>
          </table:table-cell>
          <table:table-cell table:formula="of:=SQRT(([.B175]*0.052)^2 + 0.037^2)" office:value-type="float" office:value="0.203079054557579" calcext:value-type="float">
            <text:p>0,2030790546</text:p>
          </table:table-cell>
          <table:table-cell table:number-columns-repeated="1018"/>
        </table:table-row>
        <table:table-row table:style-name="ro2">
          <table:table-cell office:value-type="float" office:value="350188" calcext:value-type="float">
            <text:p>350188</text:p>
          </table:table-cell>
          <table:table-cell office:value-type="float" office:value="-3.82" calcext:value-type="float">
            <text:p>-3,82</text:p>
          </table:table-cell>
          <table:table-cell office:value-type="string" calcext:value-type="string">
            <text:p>DC-003.82 <text:s/>mV</text:p>
          </table:table-cell>
          <table:table-cell table:formula="of:=[.A176]/(60*1000)" office:value-type="float" office:value="5.83646666666667" calcext:value-type="float">
            <text:p>5,8364666667</text:p>
          </table:table-cell>
          <table:table-cell table:formula="of:=0.2813*[.B176]+1.1082" office:value-type="float" office:value="0.0336339999999999" calcext:value-type="float">
            <text:p>0,033634</text:p>
          </table:table-cell>
          <table:table-cell table:formula="of:=SQRT(([.B176]*0.052)^2 + 0.037^2)" office:value-type="float" office:value="0.202056550500101" calcext:value-type="float">
            <text:p>0,2020565505</text:p>
          </table:table-cell>
          <table:table-cell table:number-columns-repeated="1018"/>
        </table:table-row>
        <table:table-row table:style-name="ro2">
          <table:table-cell office:value-type="float" office:value="352185" calcext:value-type="float">
            <text:p>352185</text:p>
          </table:table-cell>
          <table:table-cell office:value-type="float" office:value="-3.87" calcext:value-type="float">
            <text:p>-3,87</text:p>
          </table:table-cell>
          <table:table-cell office:value-type="string" calcext:value-type="string">
            <text:p>DC-003.87 <text:s/>mV</text:p>
          </table:table-cell>
          <table:table-cell table:formula="of:=[.A177]/(60*1000)" office:value-type="float" office:value="5.86975" calcext:value-type="float">
            <text:p>5,86975</text:p>
          </table:table-cell>
          <table:table-cell table:formula="of:=0.2813*[.B177]+1.1082" office:value-type="float" office:value="0.0195690000000002" calcext:value-type="float">
            <text:p>0,019569</text:p>
          </table:table-cell>
          <table:table-cell table:formula="of:=SQRT(([.B177]*0.052)^2 + 0.037^2)" office:value-type="float" office:value="0.204613141317952" calcext:value-type="float">
            <text:p>0,2046131413</text:p>
          </table:table-cell>
          <table:table-cell table:number-columns-repeated="1018"/>
        </table:table-row>
        <table:table-row table:style-name="ro2">
          <table:table-cell office:value-type="float" office:value="354213" calcext:value-type="float">
            <text:p>354213</text:p>
          </table:table-cell>
          <table:table-cell office:value-type="float" office:value="-3.87" calcext:value-type="float">
            <text:p>-3,87</text:p>
          </table:table-cell>
          <table:table-cell office:value-type="string" calcext:value-type="string">
            <text:p>DC-003.87 <text:s/>mV</text:p>
          </table:table-cell>
          <table:table-cell table:formula="of:=[.A178]/(60*1000)" office:value-type="float" office:value="5.90355" calcext:value-type="float">
            <text:p>5,90355</text:p>
          </table:table-cell>
          <table:table-cell table:formula="of:=0.2813*[.B178]+1.1082" office:value-type="float" office:value="0.0195690000000002" calcext:value-type="float">
            <text:p>0,019569</text:p>
          </table:table-cell>
          <table:table-cell table:formula="of:=SQRT(([.B178]*0.052)^2 + 0.037^2)" office:value-type="float" office:value="0.204613141317952" calcext:value-type="float">
            <text:p>0,2046131413</text:p>
          </table:table-cell>
          <table:table-cell table:number-columns-repeated="1018"/>
        </table:table-row>
        <table:table-row table:style-name="ro2">
          <table:table-cell office:value-type="float" office:value="356226" calcext:value-type="float">
            <text:p>356226</text:p>
          </table:table-cell>
          <table:table-cell office:value-type="float" office:value="-3.81" calcext:value-type="float">
            <text:p>-3,81</text:p>
          </table:table-cell>
          <table:table-cell office:value-type="string" calcext:value-type="string">
            <text:p>DC-003.81 <text:s/>mV</text:p>
          </table:table-cell>
          <table:table-cell table:formula="of:=[.A179]/(60*1000)" office:value-type="float" office:value="5.9371" calcext:value-type="float">
            <text:p>5,9371</text:p>
          </table:table-cell>
          <table:table-cell table:formula="of:=0.2813*[.B179]+1.1082" office:value-type="float" office:value="0.0364470000000001" calcext:value-type="float">
            <text:p>0,036447</text:p>
          </table:table-cell>
          <table:table-cell table:formula="of:=SQRT(([.B179]*0.052)^2 + 0.037^2)" office:value-type="float" office:value="0.201545365612807" calcext:value-type="float">
            <text:p>0,2015453656</text:p>
          </table:table-cell>
          <table:table-cell table:number-columns-repeated="1018"/>
        </table:table-row>
        <table:table-row table:style-name="ro2">
          <table:table-cell office:value-type="float" office:value="358238" calcext:value-type="float">
            <text:p>358238</text:p>
          </table:table-cell>
          <table:table-cell office:value-type="float" office:value="-3.82" calcext:value-type="float">
            <text:p>-3,82</text:p>
          </table:table-cell>
          <table:table-cell office:value-type="string" calcext:value-type="string">
            <text:p>DC-003.82 <text:s/>mV</text:p>
          </table:table-cell>
          <table:table-cell table:formula="of:=[.A180]/(60*1000)" office:value-type="float" office:value="5.97063333333333" calcext:value-type="float">
            <text:p>5,9706333333</text:p>
          </table:table-cell>
          <table:table-cell table:formula="of:=0.2813*[.B180]+1.1082" office:value-type="float" office:value="0.0336339999999999" calcext:value-type="float">
            <text:p>0,033634</text:p>
          </table:table-cell>
          <table:table-cell table:formula="of:=SQRT(([.B180]*0.052)^2 + 0.037^2)" office:value-type="float" office:value="0.202056550500101" calcext:value-type="float">
            <text:p>0,2020565505</text:p>
          </table:table-cell>
          <table:table-cell table:number-columns-repeated="1018"/>
        </table:table-row>
        <table:table-row table:style-name="ro2">
          <table:table-cell office:value-type="float" office:value="360250" calcext:value-type="float">
            <text:p>360250</text:p>
          </table:table-cell>
          <table:table-cell office:value-type="float" office:value="-3.86" calcext:value-type="float">
            <text:p>-3,86</text:p>
          </table:table-cell>
          <table:table-cell office:value-type="string" calcext:value-type="string">
            <text:p>DC-003.86 <text:s/>mV</text:p>
          </table:table-cell>
          <table:table-cell table:formula="of:=[.A181]/(60*1000)" office:value-type="float" office:value="6.00416666666667" calcext:value-type="float">
            <text:p>6,0041666667</text:p>
          </table:table-cell>
          <table:table-cell table:formula="of:=0.2813*[.B181]+1.1082" office:value-type="float" office:value="0.0223820000000001" calcext:value-type="float">
            <text:p>0,022382</text:p>
          </table:table-cell>
          <table:table-cell table:formula="of:=SQRT(([.B181]*0.052)^2 + 0.037^2)" office:value-type="float" office:value="0.204101735416434" calcext:value-type="float">
            <text:p>0,2041017354</text:p>
          </table:table-cell>
          <table:table-cell table:number-columns-repeated="1018"/>
        </table:table-row>
        <table:table-row table:style-name="ro2">
          <table:table-cell office:value-type="float" office:value="362263" calcext:value-type="float">
            <text:p>362263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DC-003.84 <text:s/>mV</text:p>
          </table:table-cell>
          <table:table-cell table:formula="of:=[.A182]/(60*1000)" office:value-type="float" office:value="6.03771666666667" calcext:value-type="float">
            <text:p>6,0377166667</text:p>
          </table:table-cell>
          <table:table-cell table:formula="of:=0.2813*[.B182]+1.1082" office:value-type="float" office:value="0.028008" calcext:value-type="float">
            <text:p>0,028008</text:p>
          </table:table-cell>
          <table:table-cell table:formula="of:=SQRT(([.B182]*0.052)^2 + 0.037^2)" office:value-type="float" office:value="0.203079054557579" calcext:value-type="float">
            <text:p>0,2030790546</text:p>
          </table:table-cell>
          <table:table-cell table:number-columns-repeated="1018"/>
        </table:table-row>
        <table:table-row table:style-name="ro2">
          <table:table-cell office:value-type="float" office:value="364275" calcext:value-type="float">
            <text:p>364275</text:p>
          </table:table-cell>
          <table:table-cell office:value-type="float" office:value="-3.86" calcext:value-type="float">
            <text:p>-3,86</text:p>
          </table:table-cell>
          <table:table-cell office:value-type="string" calcext:value-type="string">
            <text:p>DC-003.86 <text:s/>mV</text:p>
          </table:table-cell>
          <table:table-cell table:formula="of:=[.A183]/(60*1000)" office:value-type="float" office:value="6.07125" calcext:value-type="float">
            <text:p>6,07125</text:p>
          </table:table-cell>
          <table:table-cell table:formula="of:=0.2813*[.B183]+1.1082" office:value-type="float" office:value="0.0223820000000001" calcext:value-type="float">
            <text:p>0,022382</text:p>
          </table:table-cell>
          <table:table-cell table:formula="of:=SQRT(([.B183]*0.052)^2 + 0.037^2)" office:value-type="float" office:value="0.204101735416434" calcext:value-type="float">
            <text:p>0,2041017354</text:p>
          </table:table-cell>
          <table:table-cell table:number-columns-repeated="1018"/>
        </table:table-row>
        <table:table-row table:style-name="ro2">
          <table:table-cell office:value-type="float" office:value="366272" calcext:value-type="float">
            <text:p>366272</text:p>
          </table:table-cell>
          <table:table-cell office:value-type="float" office:value="-3.84" calcext:value-type="float">
            <text:p>-3,84</text:p>
          </table:table-cell>
          <table:table-cell office:value-type="string" calcext:value-type="string">
            <text:p>DC-003.84 <text:s/>mV</text:p>
          </table:table-cell>
          <table:table-cell table:formula="of:=[.A184]/(60*1000)" office:value-type="float" office:value="6.10453333333333" calcext:value-type="float">
            <text:p>6,1045333333</text:p>
          </table:table-cell>
          <table:table-cell table:formula="of:=0.2813*[.B184]+1.1082" office:value-type="float" office:value="0.028008" calcext:value-type="float">
            <text:p>0,028008</text:p>
          </table:table-cell>
          <table:table-cell table:formula="of:=SQRT(([.B184]*0.052)^2 + 0.037^2)" office:value-type="float" office:value="0.203079054557579" calcext:value-type="float">
            <text:p>0,2030790546</text:p>
          </table:table-cell>
          <table:table-cell table:number-columns-repeated="1018"/>
        </table:table-row>
        <table:table-row table:style-name="ro2">
          <table:table-cell office:value-type="float" office:value="368300" calcext:value-type="float">
            <text:p>368300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DC-003.78 <text:s/>mV</text:p>
          </table:table-cell>
          <table:table-cell table:formula="of:=[.A185]/(60*1000)" office:value-type="float" office:value="6.13833333333333" calcext:value-type="float">
            <text:p>6,1383333333</text:p>
          </table:table-cell>
          <table:table-cell table:formula="of:=0.2813*[.B185]+1.1082" office:value-type="float" office:value="0.044886" calcext:value-type="float">
            <text:p>0,044886</text:p>
          </table:table-cell>
          <table:table-cell table:formula="of:=SQRT(([.B185]*0.052)^2 + 0.037^2)" office:value-type="float" office:value="0.200012083634964" calcext:value-type="float">
            <text:p>0,2000120836</text:p>
          </table:table-cell>
          <table:table-cell table:number-columns-repeated="1018"/>
        </table:table-row>
        <table:table-row table:style-name="ro2">
          <table:table-cell office:value-type="float" office:value="370312" calcext:value-type="float">
            <text:p>370312</text:p>
          </table:table-cell>
          <table:table-cell office:value-type="float" office:value="-3.73" calcext:value-type="float">
            <text:p>-3,73</text:p>
          </table:table-cell>
          <table:table-cell office:value-type="string" calcext:value-type="string">
            <text:p>DC-003.73 <text:s/>mV</text:p>
          </table:table-cell>
          <table:table-cell table:formula="of:=[.A186]/(60*1000)" office:value-type="float" office:value="6.17186666666667" calcext:value-type="float">
            <text:p>6,1718666667</text:p>
          </table:table-cell>
          <table:table-cell table:formula="of:=0.2813*[.B186]+1.1082" office:value-type="float" office:value="0.0589510000000002" calcext:value-type="float">
            <text:p>0,058951</text:p>
          </table:table-cell>
          <table:table-cell table:formula="of:=SQRT(([.B186]*0.052)^2 + 0.037^2)" office:value-type="float" office:value="0.197457543791064" calcext:value-type="float">
            <text:p>0,1974575438</text:p>
          </table:table-cell>
          <table:table-cell table:number-columns-repeated="1018"/>
        </table:table-row>
        <table:table-row table:style-name="ro2">
          <table:table-cell office:value-type="float" office:value="372309" calcext:value-type="float">
            <text:p>372309</text:p>
          </table:table-cell>
          <table:table-cell office:value-type="float" office:value="-3.78" calcext:value-type="float">
            <text:p>-3,78</text:p>
          </table:table-cell>
          <table:table-cell office:value-type="string" calcext:value-type="string">
            <text:p>DC-003.78 <text:s/>mV</text:p>
          </table:table-cell>
          <table:table-cell table:formula="of:=[.A187]/(60*1000)" office:value-type="float" office:value="6.20515" calcext:value-type="float">
            <text:p>6,20515</text:p>
          </table:table-cell>
          <table:table-cell table:formula="of:=0.2813*[.B187]+1.1082" office:value-type="float" office:value="0.044886" calcext:value-type="float">
            <text:p>0,044886</text:p>
          </table:table-cell>
          <table:table-cell table:formula="of:=SQRT(([.B187]*0.052)^2 + 0.037^2)" office:value-type="float" office:value="0.200012083634964" calcext:value-type="float">
            <text:p>0,2000120836</text:p>
          </table:table-cell>
          <table:table-cell table:number-columns-repeated="1018"/>
        </table:table-row>
        <table:table-row table:style-name="ro2">
          <table:table-cell office:value-type="float" office:value="374337" calcext:value-type="float">
            <text:p>374337</text:p>
          </table:table-cell>
          <table:table-cell office:value-type="float" office:value="-3.81" calcext:value-type="float">
            <text:p>-3,81</text:p>
          </table:table-cell>
          <table:table-cell office:value-type="string" calcext:value-type="string">
            <text:p>DC-003.81 <text:s/>mV</text:p>
          </table:table-cell>
          <table:table-cell table:formula="of:=[.A188]/(60*1000)" office:value-type="float" office:value="6.23895" calcext:value-type="float">
            <text:p>6,23895</text:p>
          </table:table-cell>
          <table:table-cell table:formula="of:=0.2813*[.B188]+1.1082" office:value-type="float" office:value="0.0364470000000001" calcext:value-type="float">
            <text:p>0,036447</text:p>
          </table:table-cell>
          <table:table-cell table:formula="of:=SQRT(([.B188]*0.052)^2 + 0.037^2)" office:value-type="float" office:value="0.201545365612807" calcext:value-type="float">
            <text:p>0,2015453656</text:p>
          </table:table-cell>
          <table:table-cell table:number-columns-repeated="1018"/>
        </table:table-row>
        <table:table-row table:style-name="ro2">
          <table:table-cell office:value-type="float" office:value="376350" calcext:value-type="float">
            <text:p>376350</text:p>
          </table:table-cell>
          <table:table-cell office:value-type="float" office:value="-3.77" calcext:value-type="float">
            <text:p>-3,77</text:p>
          </table:table-cell>
          <table:table-cell office:value-type="string" calcext:value-type="string">
            <text:p>DC-003.77 <text:s/>mV</text:p>
          </table:table-cell>
          <table:table-cell table:formula="of:=[.A189]/(60*1000)" office:value-type="float" office:value="6.2725" calcext:value-type="float">
            <text:p>6,2725</text:p>
          </table:table-cell>
          <table:table-cell table:formula="of:=0.2813*[.B189]+1.1082" office:value-type="float" office:value="0.0476990000000002" calcext:value-type="float">
            <text:p>0,047699</text:p>
          </table:table-cell>
          <table:table-cell table:formula="of:=SQRT(([.B189]*0.052)^2 + 0.037^2)" office:value-type="float" office:value="0.199501081701328" calcext:value-type="float">
            <text:p>0,1995010817</text:p>
          </table:table-cell>
          <table:table-cell table:number-columns-repeated="1018"/>
        </table:table-row>
        <table:table-row table:style-name="ro2">
          <table:table-cell office:value-type="float" office:value="378362" calcext:value-type="float">
            <text:p>378362</text:p>
          </table:table-cell>
          <table:table-cell office:value-type="float" office:value="-3.79" calcext:value-type="float">
            <text:p>-3,79</text:p>
          </table:table-cell>
          <table:table-cell office:value-type="string" calcext:value-type="string">
            <text:p>DC-003.79 <text:s/>mV</text:p>
          </table:table-cell>
          <table:table-cell table:formula="of:=[.A190]/(60*1000)" office:value-type="float" office:value="6.30603333333333" calcext:value-type="float">
            <text:p>6,3060333333</text:p>
          </table:table-cell>
          <table:table-cell table:formula="of:=0.2813*[.B190]+1.1082" office:value-type="float" office:value="0.042073" calcext:value-type="float">
            <text:p>0,042073</text:p>
          </table:table-cell>
          <table:table-cell table:formula="of:=SQRT(([.B190]*0.052)^2 + 0.037^2)" office:value-type="float" office:value="0.200523131832714" calcext:value-type="float">
            <text:p>0,2005231318</text:p>
          </table:table-cell>
          <table:table-cell table:number-columns-repeated="1018"/>
        </table:table-row>
        <table:table-row table:style-name="ro2">
          <table:table-cell office:value-type="float" office:value="380359" calcext:value-type="float">
            <text:p>380359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DC 007.11 <text:s/>mV</text:p>
          </table:table-cell>
          <table:table-cell table:formula="of:=[.A191]/(60*1000)" office:value-type="float" office:value="6.33931666666667" calcext:value-type="float">
            <text:p>6,3393166667</text:p>
          </table:table-cell>
          <table:table-cell table:formula="of:=0.2813*[.B191]+1.1082" office:value-type="float" office:value="3.108243" calcext:value-type="float">
            <text:p>3,108243</text:p>
          </table:table-cell>
          <table:table-cell table:formula="of:=SQRT(([.B191]*0.052)^2 + 0.037^2)" office:value-type="float" office:value="0.371566788612761" calcext:value-type="float">
            <text:p>0,3715667886</text:p>
          </table:table-cell>
          <table:table-cell table:number-columns-repeated="1018"/>
        </table:table-row>
        <table:table-row table:style-name="ro2">
          <table:table-cell office:value-type="float" office:value="382387" calcext:value-type="float">
            <text:p>382387</text:p>
          </table:table-cell>
          <table:table-cell office:value-type="float" office:value="8.56" calcext:value-type="float">
            <text:p>8,56</text:p>
          </table:table-cell>
          <table:table-cell office:value-type="string" calcext:value-type="string">
            <text:p>DC 008.56 <text:s/>mV</text:p>
          </table:table-cell>
          <table:table-cell table:formula="of:=[.A192]/(60*1000)" office:value-type="float" office:value="6.37311666666667" calcext:value-type="float">
            <text:p>6,3731166667</text:p>
          </table:table-cell>
          <table:table-cell table:formula="of:=0.2813*[.B192]+1.1082" office:value-type="float" office:value="3.516128" calcext:value-type="float">
            <text:p>3,516128</text:p>
          </table:table-cell>
          <table:table-cell table:formula="of:=SQRT(([.B192]*0.052)^2 + 0.037^2)" office:value-type="float" office:value="0.446655140348793" calcext:value-type="float">
            <text:p>0,4466551403</text:p>
          </table:table-cell>
          <table:table-cell table:number-columns-repeated="1018"/>
        </table:table-row>
        <table:table-row table:style-name="ro2">
          <table:table-cell office:value-type="float" office:value="384399" calcext:value-type="float">
            <text:p>384399</text:p>
          </table:table-cell>
          <table:table-cell office:value-type="float" office:value="8.32" calcext:value-type="float">
            <text:p>8,32</text:p>
          </table:table-cell>
          <table:table-cell office:value-type="string" calcext:value-type="string">
            <text:p>DC 008.32 <text:s/>mV</text:p>
          </table:table-cell>
          <table:table-cell table:formula="of:=[.A193]/(60*1000)" office:value-type="float" office:value="6.40665" calcext:value-type="float">
            <text:p>6,40665</text:p>
          </table:table-cell>
          <table:table-cell table:formula="of:=0.2813*[.B193]+1.1082" office:value-type="float" office:value="3.448616" calcext:value-type="float">
            <text:p>3,448616</text:p>
          </table:table-cell>
          <table:table-cell table:formula="of:=SQRT(([.B193]*0.052)^2 + 0.037^2)" office:value-type="float" office:value="0.434219264427547" calcext:value-type="float">
            <text:p>0,4342192644</text:p>
          </table:table-cell>
          <table:table-cell table:number-columns-repeated="1018"/>
        </table:table-row>
        <table:table-row table:style-name="ro2">
          <table:table-cell office:value-type="float" office:value="386396" calcext:value-type="float">
            <text:p>386396</text:p>
          </table:table-cell>
          <table:table-cell office:value-type="float" office:value="6.82" calcext:value-type="float">
            <text:p>6,82</text:p>
          </table:table-cell>
          <table:table-cell office:value-type="string" calcext:value-type="string">
            <text:p>DC 006.82 <text:s/>mV</text:p>
          </table:table-cell>
          <table:table-cell table:formula="of:=[.A194]/(60*1000)" office:value-type="float" office:value="6.43993333333333" calcext:value-type="float">
            <text:p>6,4399333333</text:p>
          </table:table-cell>
          <table:table-cell table:formula="of:=0.2813*[.B194]+1.1082" office:value-type="float" office:value="3.026666" calcext:value-type="float">
            <text:p>3,026666</text:p>
          </table:table-cell>
          <table:table-cell table:formula="of:=SQRT(([.B194]*0.052)^2 + 0.037^2)" office:value-type="float" office:value="0.356564902367017" calcext:value-type="float">
            <text:p>0,3565649024</text:p>
          </table:table-cell>
          <table:table-cell table:number-columns-repeated="1018"/>
        </table:table-row>
        <table:table-row table:style-name="ro2">
          <table:table-cell office:value-type="float" office:value="388424" calcext:value-type="float">
            <text:p>388424</text:p>
          </table:table-cell>
          <table:table-cell office:value-type="float" office:value="6.07" calcext:value-type="float">
            <text:p>6,07</text:p>
          </table:table-cell>
          <table:table-cell office:value-type="string" calcext:value-type="string">
            <text:p>DC 006.07 <text:s/>mV</text:p>
          </table:table-cell>
          <table:table-cell table:formula="of:=[.A195]/(60*1000)" office:value-type="float" office:value="6.47373333333333" calcext:value-type="float">
            <text:p>6,4737333333</text:p>
          </table:table-cell>
          <table:table-cell table:formula="of:=0.2813*[.B195]+1.1082" office:value-type="float" office:value="2.815691" calcext:value-type="float">
            <text:p>2,815691</text:p>
          </table:table-cell>
          <table:table-cell table:formula="of:=SQRT(([.B195]*0.052)^2 + 0.037^2)" office:value-type="float" office:value="0.317801210822111" calcext:value-type="float">
            <text:p>0,3178012108</text:p>
          </table:table-cell>
          <table:table-cell table:number-columns-repeated="1018"/>
        </table:table-row>
        <table:table-row table:style-name="ro2">
          <table:table-cell office:value-type="float" office:value="390436" calcext:value-type="float">
            <text:p>390436</text:p>
          </table:table-cell>
          <table:table-cell office:value-type="float" office:value="5.55" calcext:value-type="float">
            <text:p>5,55</text:p>
          </table:table-cell>
          <table:table-cell office:value-type="string" calcext:value-type="string">
            <text:p>DC 005.55 <text:s/>mV</text:p>
          </table:table-cell>
          <table:table-cell table:formula="of:=[.A196]/(60*1000)" office:value-type="float" office:value="6.50726666666667" calcext:value-type="float">
            <text:p>6,5072666667</text:p>
          </table:table-cell>
          <table:table-cell table:formula="of:=0.2813*[.B196]+1.1082" office:value-type="float" office:value="2.669415" calcext:value-type="float">
            <text:p>2,669415</text:p>
          </table:table-cell>
          <table:table-cell table:formula="of:=SQRT(([.B196]*0.052)^2 + 0.037^2)" office:value-type="float" office:value="0.290962128119795" calcext:value-type="float">
            <text:p>0,2909621281</text:p>
          </table:table-cell>
          <table:table-cell table:number-columns-repeated="1018"/>
        </table:table-row>
        <table:table-row table:style-name="ro2">
          <table:table-cell office:value-type="float" office:value="392449" calcext:value-type="float">
            <text:p>392449</text:p>
          </table:table-cell>
          <table:table-cell office:value-type="float" office:value="5.02" calcext:value-type="float">
            <text:p>5,02</text:p>
          </table:table-cell>
          <table:table-cell office:value-type="string" calcext:value-type="string">
            <text:p>DC 005.02 <text:s/>mV</text:p>
          </table:table-cell>
          <table:table-cell table:formula="of:=[.A197]/(60*1000)" office:value-type="float" office:value="6.54081666666667" calcext:value-type="float">
            <text:p>6,5408166667</text:p>
          </table:table-cell>
          <table:table-cell table:formula="of:=0.2813*[.B197]+1.1082" office:value-type="float" office:value="2.520326" calcext:value-type="float">
            <text:p>2,520326</text:p>
          </table:table-cell>
          <table:table-cell table:formula="of:=SQRT(([.B197]*0.052)^2 + 0.037^2)" office:value-type="float" office:value="0.263649163852268" calcext:value-type="float">
            <text:p>0,2636491639</text:p>
          </table:table-cell>
          <table:table-cell table:number-columns-repeated="1018"/>
        </table:table-row>
        <table:table-row table:style-name="ro2">
          <table:table-cell office:value-type="float" office:value="394461" calcext:value-type="float">
            <text:p>394461</text:p>
          </table:table-cell>
          <table:table-cell office:value-type="float" office:value="5.09" calcext:value-type="float">
            <text:p>5,09</text:p>
          </table:table-cell>
          <table:table-cell office:value-type="string" calcext:value-type="string">
            <text:p>DC 005.09 <text:s/>mV</text:p>
          </table:table-cell>
          <table:table-cell table:formula="of:=[.A198]/(60*1000)" office:value-type="float" office:value="6.57435" calcext:value-type="float">
            <text:p>6,57435</text:p>
          </table:table-cell>
          <table:table-cell table:formula="of:=0.2813*[.B198]+1.1082" office:value-type="float" office:value="2.540017" calcext:value-type="float">
            <text:p>2,540017</text:p>
          </table:table-cell>
          <table:table-cell table:formula="of:=SQRT(([.B198]*0.052)^2 + 0.037^2)" office:value-type="float" office:value="0.267253629348602" calcext:value-type="float">
            <text:p>0,2672536293</text:p>
          </table:table-cell>
          <table:table-cell table:number-columns-repeated="1018"/>
        </table:table-row>
        <table:table-row table:style-name="ro2">
          <table:table-cell office:value-type="float" office:value="396474" calcext:value-type="float">
            <text:p>396474</text:p>
          </table:table-cell>
          <table:table-cell office:value-type="float" office:value="5.23" calcext:value-type="float">
            <text:p>5,23</text:p>
          </table:table-cell>
          <table:table-cell office:value-type="string" calcext:value-type="string">
            <text:p>DC 005.23 <text:s/>mV</text:p>
          </table:table-cell>
          <table:table-cell table:formula="of:=[.A199]/(60*1000)" office:value-type="float" office:value="6.6079" calcext:value-type="float">
            <text:p>6,6079</text:p>
          </table:table-cell>
          <table:table-cell table:formula="of:=0.2813*[.B199]+1.1082" office:value-type="float" office:value="2.579399" calcext:value-type="float">
            <text:p>2,579399</text:p>
          </table:table-cell>
          <table:table-cell table:formula="of:=SQRT(([.B199]*0.052)^2 + 0.037^2)" office:value-type="float" office:value="0.274465374136702" calcext:value-type="float">
            <text:p>0,2744653741</text:p>
          </table:table-cell>
          <table:table-cell table:number-columns-repeated="1018"/>
        </table:table-row>
        <table:table-row table:style-name="ro2">
          <table:table-cell office:value-type="float" office:value="398486" calcext:value-type="float">
            <text:p>398486</text:p>
          </table:table-cell>
          <table:table-cell office:value-type="float" office:value="5.33" calcext:value-type="float">
            <text:p>5,33</text:p>
          </table:table-cell>
          <table:table-cell office:value-type="string" calcext:value-type="string">
            <text:p>DC 005.33 <text:s/>mV</text:p>
          </table:table-cell>
          <table:table-cell table:formula="of:=[.A200]/(60*1000)" office:value-type="float" office:value="6.64143333333333" calcext:value-type="float">
            <text:p>6,6414333333</text:p>
          </table:table-cell>
          <table:table-cell table:formula="of:=0.2813*[.B200]+1.1082" office:value-type="float" office:value="2.607529" calcext:value-type="float">
            <text:p>2,607529</text:p>
          </table:table-cell>
          <table:table-cell table:formula="of:=SQRT(([.B200]*0.052)^2 + 0.037^2)" office:value-type="float" office:value="0.279618786207222" calcext:value-type="float">
            <text:p>0,2796187862</text:p>
          </table:table-cell>
          <table:table-cell table:number-columns-repeated="1018"/>
        </table:table-row>
        <table:table-row table:style-name="ro2">
          <table:table-cell office:value-type="float" office:value="400483" calcext:value-type="float">
            <text:p>400483</text:p>
          </table:table-cell>
          <table:table-cell office:value-type="float" office:value="5.37" calcext:value-type="float">
            <text:p>5,37</text:p>
          </table:table-cell>
          <table:table-cell office:value-type="string" calcext:value-type="string">
            <text:p>DC 005.37 <text:s/>mV</text:p>
          </table:table-cell>
          <table:table-cell table:formula="of:=[.A201]/(60*1000)" office:value-type="float" office:value="6.67471666666667" calcext:value-type="float">
            <text:p>6,6747166667</text:p>
          </table:table-cell>
          <table:table-cell table:formula="of:=0.2813*[.B201]+1.1082" office:value-type="float" office:value="2.618781" calcext:value-type="float">
            <text:p>2,618781</text:p>
          </table:table-cell>
          <table:table-cell table:formula="of:=SQRT(([.B201]*0.052)^2 + 0.037^2)" office:value-type="float" office:value="0.281680630501992" calcext:value-type="float">
            <text:p>0,2816806305</text:p>
          </table:table-cell>
          <table:table-cell table:number-columns-repeated="1018"/>
        </table:table-row>
        <table:table-row table:style-name="ro2">
          <table:table-cell office:value-type="float" office:value="402511" calcext:value-type="float">
            <text:p>402511</text:p>
          </table:table-cell>
          <table:table-cell office:value-type="float" office:value="5.35" calcext:value-type="float">
            <text:p>5,35</text:p>
          </table:table-cell>
          <table:table-cell office:value-type="string" calcext:value-type="string">
            <text:p>DC 005.35 <text:s/>mV</text:p>
          </table:table-cell>
          <table:table-cell table:formula="of:=[.A202]/(60*1000)" office:value-type="float" office:value="6.70851666666667" calcext:value-type="float">
            <text:p>6,7085166667</text:p>
          </table:table-cell>
          <table:table-cell table:formula="of:=0.2813*[.B202]+1.1082" office:value-type="float" office:value="2.613155" calcext:value-type="float">
            <text:p>2,613155</text:p>
          </table:table-cell>
          <table:table-cell table:formula="of:=SQRT(([.B202]*0.052)^2 + 0.037^2)" office:value-type="float" office:value="0.280649674861739" calcext:value-type="float">
            <text:p>0,2806496749</text:p>
          </table:table-cell>
          <table:table-cell table:number-columns-repeated="1018"/>
        </table:table-row>
        <table:table-row table:style-name="ro2">
          <table:table-cell office:value-type="float" office:value="404523" calcext:value-type="float">
            <text:p>404523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DC 005.25 <text:s/>mV</text:p>
          </table:table-cell>
          <table:table-cell table:formula="of:=[.A203]/(60*1000)" office:value-type="float" office:value="6.74205" calcext:value-type="float">
            <text:p>6,74205</text:p>
          </table:table-cell>
          <table:table-cell table:formula="of:=0.2813*[.B203]+1.1082" office:value-type="float" office:value="2.585025" calcext:value-type="float">
            <text:p>2,585025</text:p>
          </table:table-cell>
          <table:table-cell table:formula="of:=SQRT(([.B203]*0.052)^2 + 0.037^2)" office:value-type="float" office:value="0.275495916485163" calcext:value-type="float">
            <text:p>0,2754959165</text:p>
          </table:table-cell>
          <table:table-cell table:number-columns-repeated="1018"/>
        </table:table-row>
        <table:table-row table:style-name="ro2">
          <table:table-cell office:value-type="float" office:value="406536" calcext:value-type="float">
            <text:p>406536</text:p>
          </table:table-cell>
          <table:table-cell office:value-type="float" office:value="5.17" calcext:value-type="float">
            <text:p>5,17</text:p>
          </table:table-cell>
          <table:table-cell office:value-type="string" calcext:value-type="string">
            <text:p>DC 005.17 <text:s/>mV</text:p>
          </table:table-cell>
          <table:table-cell table:formula="of:=[.A204]/(60*1000)" office:value-type="float" office:value="6.7756" calcext:value-type="float">
            <text:p>6,7756</text:p>
          </table:table-cell>
          <table:table-cell table:formula="of:=0.2813*[.B204]+1.1082" office:value-type="float" office:value="2.562521" calcext:value-type="float">
            <text:p>2,562521</text:p>
          </table:table-cell>
          <table:table-cell table:formula="of:=SQRT(([.B204]*0.052)^2 + 0.037^2)" office:value-type="float" office:value="0.271374180054035" calcext:value-type="float">
            <text:p>0,2713741801</text:p>
          </table:table-cell>
          <table:table-cell table:number-columns-repeated="1018"/>
        </table:table-row>
        <table:table-row table:style-name="ro2">
          <table:table-cell office:value-type="float" office:value="408532" calcext:value-type="float">
            <text:p>408532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DC 005.05 <text:s/>mV</text:p>
          </table:table-cell>
          <table:table-cell table:formula="of:=[.A205]/(60*1000)" office:value-type="float" office:value="6.80886666666667" calcext:value-type="float">
            <text:p>6,8088666667</text:p>
          </table:table-cell>
          <table:table-cell table:formula="of:=0.2813*[.B205]+1.1082" office:value-type="float" office:value="2.528765" calcext:value-type="float">
            <text:p>2,528765</text:p>
          </table:table-cell>
          <table:table-cell table:formula="of:=SQRT(([.B205]*0.052)^2 + 0.037^2)" office:value-type="float" office:value="0.265193815915832" calcext:value-type="float">
            <text:p>0,2651938159</text:p>
          </table:table-cell>
          <table:table-cell table:number-columns-repeated="1018"/>
        </table:table-row>
        <table:table-row table:style-name="ro2">
          <table:table-cell office:value-type="float" office:value="410560" calcext:value-type="float">
            <text:p>410560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DC 005.05 <text:s/>mV</text:p>
          </table:table-cell>
          <table:table-cell table:formula="of:=[.A206]/(60*1000)" office:value-type="float" office:value="6.84266666666667" calcext:value-type="float">
            <text:p>6,8426666667</text:p>
          </table:table-cell>
          <table:table-cell table:formula="of:=0.2813*[.B206]+1.1082" office:value-type="float" office:value="2.528765" calcext:value-type="float">
            <text:p>2,528765</text:p>
          </table:table-cell>
          <table:table-cell table:formula="of:=SQRT(([.B206]*0.052)^2 + 0.037^2)" office:value-type="float" office:value="0.265193815915832" calcext:value-type="float">
            <text:p>0,2651938159</text:p>
          </table:table-cell>
          <table:table-cell table:number-columns-repeated="1018"/>
        </table:table-row>
        <table:table-row table:style-name="ro2">
          <table:table-cell office:value-type="float" office:value="412573" calcext:value-type="float">
            <text:p>412573</text:p>
          </table:table-cell>
          <table:table-cell office:value-type="float" office:value="5.25" calcext:value-type="float">
            <text:p>5,25</text:p>
          </table:table-cell>
          <table:table-cell office:value-type="string" calcext:value-type="string">
            <text:p>DC 005.25 <text:s/>mV</text:p>
          </table:table-cell>
          <table:table-cell table:formula="of:=[.A207]/(60*1000)" office:value-type="float" office:value="6.87621666666667" calcext:value-type="float">
            <text:p>6,8762166667</text:p>
          </table:table-cell>
          <table:table-cell table:formula="of:=0.2813*[.B207]+1.1082" office:value-type="float" office:value="2.585025" calcext:value-type="float">
            <text:p>2,585025</text:p>
          </table:table-cell>
          <table:table-cell table:formula="of:=SQRT(([.B207]*0.052)^2 + 0.037^2)" office:value-type="float" office:value="0.275495916485163" calcext:value-type="float">
            <text:p>0,2754959165</text:p>
          </table:table-cell>
          <table:table-cell table:number-columns-repeated="1018"/>
        </table:table-row>
        <table:table-row table:style-name="ro2">
          <table:table-cell office:value-type="float" office:value="414570" calcext:value-type="float">
            <text:p>414570</text:p>
          </table:table-cell>
          <table:table-cell office:value-type="float" office:value="5.34" calcext:value-type="float">
            <text:p>5,34</text:p>
          </table:table-cell>
          <table:table-cell office:value-type="string" calcext:value-type="string">
            <text:p>DC 005.34 <text:s/>mV</text:p>
          </table:table-cell>
          <table:table-cell table:formula="of:=[.A208]/(60*1000)" office:value-type="float" office:value="6.9095" calcext:value-type="float">
            <text:p>6,9095</text:p>
          </table:table-cell>
          <table:table-cell table:formula="of:=0.2813*[.B208]+1.1082" office:value-type="float" office:value="2.610342" calcext:value-type="float">
            <text:p>2,610342</text:p>
          </table:table-cell>
          <table:table-cell table:formula="of:=SQRT(([.B208]*0.052)^2 + 0.037^2)" office:value-type="float" office:value="0.280134222115043" calcext:value-type="float">
            <text:p>0,2801342221</text:p>
          </table:table-cell>
          <table:table-cell table:number-columns-repeated="1018"/>
        </table:table-row>
        <table:table-row table:style-name="ro2">
          <table:table-cell office:value-type="float" office:value="416598" calcext:value-type="float">
            <text:p>416598</text:p>
          </table:table-cell>
          <table:table-cell office:value-type="float" office:value="5.47" calcext:value-type="float">
            <text:p>5,47</text:p>
          </table:table-cell>
          <table:table-cell office:value-type="string" calcext:value-type="string">
            <text:p>DC 005.47 <text:s/>mV</text:p>
          </table:table-cell>
          <table:table-cell table:formula="of:=[.A209]/(60*1000)" office:value-type="float" office:value="6.9433" calcext:value-type="float">
            <text:p>6,9433</text:p>
          </table:table-cell>
          <table:table-cell table:formula="of:=0.2813*[.B209]+1.1082" office:value-type="float" office:value="2.646911" calcext:value-type="float">
            <text:p>2,646911</text:p>
          </table:table-cell>
          <table:table-cell table:formula="of:=SQRT(([.B209]*0.052)^2 + 0.037^2)" office:value-type="float" office:value="0.286836388207633" calcext:value-type="float">
            <text:p>0,2868363882</text:p>
          </table:table-cell>
          <table:table-cell table:number-columns-repeated="1018"/>
        </table:table-row>
        <table:table-row table:style-name="ro2">
          <table:table-cell office:value-type="float" office:value="418610" calcext:value-type="float">
            <text:p>418610</text:p>
          </table:table-cell>
          <table:table-cell office:value-type="float" office:value="5.09" calcext:value-type="float">
            <text:p>5,09</text:p>
          </table:table-cell>
          <table:table-cell office:value-type="string" calcext:value-type="string">
            <text:p>DC 005.09 <text:s/>mV</text:p>
          </table:table-cell>
          <table:table-cell table:formula="of:=[.A210]/(60*1000)" office:value-type="float" office:value="6.97683333333333" calcext:value-type="float">
            <text:p>6,9768333333</text:p>
          </table:table-cell>
          <table:table-cell table:formula="of:=0.2813*[.B210]+1.1082" office:value-type="float" office:value="2.540017" calcext:value-type="float">
            <text:p>2,540017</text:p>
          </table:table-cell>
          <table:table-cell table:formula="of:=SQRT(([.B210]*0.052)^2 + 0.037^2)" office:value-type="float" office:value="0.267253629348602" calcext:value-type="float">
            <text:p>0,2672536293</text:p>
          </table:table-cell>
          <table:table-cell table:number-columns-repeated="1018"/>
        </table:table-row>
        <table:table-row table:style-name="ro2">
          <table:table-cell office:value-type="float" office:value="420622" calcext:value-type="float">
            <text:p>420622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211]/(60*1000)" office:value-type="float" office:value="7.01036666666667" calcext:value-type="float">
            <text:p>7,0103666667</text:p>
          </table:table-cell>
          <table:table-cell table:formula="of:=0.2813*[.B211]+1.1082" office:value-type="float" office:value="2.534391" calcext:value-type="float">
            <text:p>2,534391</text:p>
          </table:table-cell>
          <table:table-cell table:formula="of:=SQRT(([.B211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422635" calcext:value-type="float">
            <text:p>422635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212]/(60*1000)" office:value-type="float" office:value="7.04391666666667" calcext:value-type="float">
            <text:p>7,0439166667</text:p>
          </table:table-cell>
          <table:table-cell table:formula="of:=0.2813*[.B212]+1.1082" office:value-type="float" office:value="2.534391" calcext:value-type="float">
            <text:p>2,534391</text:p>
          </table:table-cell>
          <table:table-cell table:formula="of:=SQRT(([.B212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424647" calcext:value-type="float">
            <text:p>424647</text:p>
          </table:table-cell>
          <table:table-cell office:value-type="float" office:value="5.08" calcext:value-type="float">
            <text:p>5,08</text:p>
          </table:table-cell>
          <table:table-cell office:value-type="string" calcext:value-type="string">
            <text:p>DC 005.08 <text:s/>mV</text:p>
          </table:table-cell>
          <table:table-cell table:formula="of:=[.A213]/(60*1000)" office:value-type="float" office:value="7.07745" calcext:value-type="float">
            <text:p>7,07745</text:p>
          </table:table-cell>
          <table:table-cell table:formula="of:=0.2813*[.B213]+1.1082" office:value-type="float" office:value="2.537204" calcext:value-type="float">
            <text:p>2,537204</text:p>
          </table:table-cell>
          <table:table-cell table:formula="of:=SQRT(([.B213]*0.052)^2 + 0.037^2)" office:value-type="float" office:value="0.266738646618745" calcext:value-type="float">
            <text:p>0,2667386466</text:p>
          </table:table-cell>
          <table:table-cell table:number-columns-repeated="1018"/>
        </table:table-row>
        <table:table-row table:style-name="ro2">
          <table:table-cell office:value-type="float" office:value="426660" calcext:value-type="float">
            <text:p>426660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DC 005.01 <text:s/>mV</text:p>
          </table:table-cell>
          <table:table-cell table:formula="of:=[.A214]/(60*1000)" office:value-type="float" office:value="7.111" calcext:value-type="float">
            <text:p>7,111</text:p>
          </table:table-cell>
          <table:table-cell table:formula="of:=0.2813*[.B214]+1.1082" office:value-type="float" office:value="2.517513" calcext:value-type="float">
            <text:p>2,517513</text:p>
          </table:table-cell>
          <table:table-cell table:formula="of:=SQRT(([.B214]*0.052)^2 + 0.037^2)" office:value-type="float" office:value="0.263134320072468" calcext:value-type="float">
            <text:p>0,2631343201</text:p>
          </table:table-cell>
          <table:table-cell table:number-columns-repeated="1018"/>
        </table:table-row>
        <table:table-row table:style-name="ro2">
          <table:table-cell office:value-type="float" office:value="428656" calcext:value-type="float">
            <text:p>428656</text:p>
          </table:table-cell>
          <table:table-cell office:value-type="float" office:value="5.02" calcext:value-type="float">
            <text:p>5,02</text:p>
          </table:table-cell>
          <table:table-cell office:value-type="string" calcext:value-type="string">
            <text:p>DC 005.02 <text:s/>mV</text:p>
          </table:table-cell>
          <table:table-cell table:formula="of:=[.A215]/(60*1000)" office:value-type="float" office:value="7.14426666666667" calcext:value-type="float">
            <text:p>7,1442666667</text:p>
          </table:table-cell>
          <table:table-cell table:formula="of:=0.2813*[.B215]+1.1082" office:value-type="float" office:value="2.520326" calcext:value-type="float">
            <text:p>2,520326</text:p>
          </table:table-cell>
          <table:table-cell table:formula="of:=SQRT(([.B215]*0.052)^2 + 0.037^2)" office:value-type="float" office:value="0.263649163852268" calcext:value-type="float">
            <text:p>0,2636491639</text:p>
          </table:table-cell>
          <table:table-cell table:number-columns-repeated="1018"/>
        </table:table-row>
        <table:table-row table:style-name="ro2">
          <table:table-cell office:value-type="float" office:value="430684" calcext:value-type="float">
            <text:p>430684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DC 005.03 <text:s/>mV</text:p>
          </table:table-cell>
          <table:table-cell table:formula="of:=[.A216]/(60*1000)" office:value-type="float" office:value="7.17806666666667" calcext:value-type="float">
            <text:p>7,1780666667</text:p>
          </table:table-cell>
          <table:table-cell table:formula="of:=0.2813*[.B216]+1.1082" office:value-type="float" office:value="2.523139" calcext:value-type="float">
            <text:p>2,523139</text:p>
          </table:table-cell>
          <table:table-cell table:formula="of:=SQRT(([.B216]*0.052)^2 + 0.037^2)" office:value-type="float" office:value="0.264164027831194" calcext:value-type="float">
            <text:p>0,2641640278</text:p>
          </table:table-cell>
          <table:table-cell table:number-columns-repeated="1018"/>
        </table:table-row>
        <table:table-row table:style-name="ro2">
          <table:table-cell office:value-type="float" office:value="432697" calcext:value-type="float">
            <text:p>432697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217]/(60*1000)" office:value-type="float" office:value="7.21161666666667" calcext:value-type="float">
            <text:p>7,2116166667</text:p>
          </table:table-cell>
          <table:table-cell table:formula="of:=0.2813*[.B217]+1.1082" office:value-type="float" office:value="2.534391" calcext:value-type="float">
            <text:p>2,534391</text:p>
          </table:table-cell>
          <table:table-cell table:formula="of:=SQRT(([.B217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434709" calcext:value-type="float">
            <text:p>434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 005.00 <text:s/>mV</text:p>
          </table:table-cell>
          <table:table-cell table:formula="of:=[.A218]/(60*1000)" office:value-type="float" office:value="7.24515" calcext:value-type="float">
            <text:p>7,24515</text:p>
          </table:table-cell>
          <table:table-cell table:formula="of:=0.2813*[.B218]+1.1082" office:value-type="float" office:value="2.5147" calcext:value-type="float">
            <text:p>2,5147</text:p>
          </table:table-cell>
          <table:table-cell table:formula="of:=SQRT(([.B218]*0.052)^2 + 0.037^2)" office:value-type="float" office:value="0.262619496610591" calcext:value-type="float">
            <text:p>0,2626194966</text:p>
          </table:table-cell>
          <table:table-cell table:number-columns-repeated="1018"/>
        </table:table-row>
        <table:table-row table:style-name="ro2">
          <table:table-cell office:value-type="float" office:value="436722" calcext:value-type="float">
            <text:p>436722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DC 004.98 <text:s/>mV</text:p>
          </table:table-cell>
          <table:table-cell table:formula="of:=[.A219]/(60*1000)" office:value-type="float" office:value="7.2787" calcext:value-type="float">
            <text:p>7,2787</text:p>
          </table:table-cell>
          <table:table-cell table:formula="of:=0.2813*[.B219]+1.1082" office:value-type="float" office:value="2.509074" calcext:value-type="float">
            <text:p>2,509074</text:p>
          </table:table-cell>
          <table:table-cell table:formula="of:=SQRT(([.B219]*0.052)^2 + 0.037^2)" office:value-type="float" office:value="0.261589911120441" calcext:value-type="float">
            <text:p>0,2615899111</text:p>
          </table:table-cell>
          <table:table-cell table:number-columns-repeated="1018"/>
        </table:table-row>
        <table:table-row table:style-name="ro2">
          <table:table-cell office:value-type="float" office:value="438750" calcext:value-type="float">
            <text:p>438750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DC 004.99 <text:s/>mV</text:p>
          </table:table-cell>
          <table:table-cell table:formula="of:=[.A220]/(60*1000)" office:value-type="float" office:value="7.3125" calcext:value-type="float">
            <text:p>7,3125</text:p>
          </table:table-cell>
          <table:table-cell table:formula="of:=0.2813*[.B220]+1.1082" office:value-type="float" office:value="2.511887" calcext:value-type="float">
            <text:p>2,511887</text:p>
          </table:table-cell>
          <table:table-cell table:formula="of:=SQRT(([.B220]*0.052)^2 + 0.037^2)" office:value-type="float" office:value="0.262104693586361" calcext:value-type="float">
            <text:p>0,2621046936</text:p>
          </table:table-cell>
          <table:table-cell table:number-columns-repeated="1018"/>
        </table:table-row>
        <table:table-row table:style-name="ro2">
          <table:table-cell office:value-type="float" office:value="440746" calcext:value-type="float">
            <text:p>4407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 005.00 <text:s/>mV</text:p>
          </table:table-cell>
          <table:table-cell table:formula="of:=[.A221]/(60*1000)" office:value-type="float" office:value="7.34576666666667" calcext:value-type="float">
            <text:p>7,3457666667</text:p>
          </table:table-cell>
          <table:table-cell table:formula="of:=0.2813*[.B221]+1.1082" office:value-type="float" office:value="2.5147" calcext:value-type="float">
            <text:p>2,5147</text:p>
          </table:table-cell>
          <table:table-cell table:formula="of:=SQRT(([.B221]*0.052)^2 + 0.037^2)" office:value-type="float" office:value="0.262619496610591" calcext:value-type="float">
            <text:p>0,2626194966</text:p>
          </table:table-cell>
          <table:table-cell table:number-columns-repeated="1018"/>
        </table:table-row>
        <table:table-row table:style-name="ro2">
          <table:table-cell office:value-type="float" office:value="442743" calcext:value-type="float">
            <text:p>4427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 005.00 <text:s/>mV</text:p>
          </table:table-cell>
          <table:table-cell table:formula="of:=[.A222]/(60*1000)" office:value-type="float" office:value="7.37905" calcext:value-type="float">
            <text:p>7,37905</text:p>
          </table:table-cell>
          <table:table-cell table:formula="of:=0.2813*[.B222]+1.1082" office:value-type="float" office:value="2.5147" calcext:value-type="float">
            <text:p>2,5147</text:p>
          </table:table-cell>
          <table:table-cell table:formula="of:=SQRT(([.B222]*0.052)^2 + 0.037^2)" office:value-type="float" office:value="0.262619496610591" calcext:value-type="float">
            <text:p>0,2626194966</text:p>
          </table:table-cell>
          <table:table-cell table:number-columns-repeated="1018"/>
        </table:table-row>
        <table:table-row table:style-name="ro2">
          <table:table-cell office:value-type="float" office:value="444771" calcext:value-type="float">
            <text:p>444771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223]/(60*1000)" office:value-type="float" office:value="7.41285" calcext:value-type="float">
            <text:p>7,41285</text:p>
          </table:table-cell>
          <table:table-cell table:formula="of:=0.2813*[.B223]+1.1082" office:value-type="float" office:value="2.534391" calcext:value-type="float">
            <text:p>2,534391</text:p>
          </table:table-cell>
          <table:table-cell table:formula="of:=SQRT(([.B223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446784" calcext:value-type="float">
            <text:p>446784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224]/(60*1000)" office:value-type="float" office:value="7.4464" calcext:value-type="float">
            <text:p>7,4464</text:p>
          </table:table-cell>
          <table:table-cell table:formula="of:=0.2813*[.B224]+1.1082" office:value-type="float" office:value="2.534391" calcext:value-type="float">
            <text:p>2,534391</text:p>
          </table:table-cell>
          <table:table-cell table:formula="of:=SQRT(([.B224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448796" calcext:value-type="float">
            <text:p>448796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DC 005.04 <text:s/>mV</text:p>
          </table:table-cell>
          <table:table-cell table:formula="of:=[.A225]/(60*1000)" office:value-type="float" office:value="7.47993333333333" calcext:value-type="float">
            <text:p>7,4799333333</text:p>
          </table:table-cell>
          <table:table-cell table:formula="of:=0.2813*[.B225]+1.1082" office:value-type="float" office:value="2.525952" calcext:value-type="float">
            <text:p>2,525952</text:p>
          </table:table-cell>
          <table:table-cell table:formula="of:=SQRT(([.B225]*0.052)^2 + 0.037^2)" office:value-type="float" office:value="0.264678911891371" calcext:value-type="float">
            <text:p>0,2646789119</text:p>
          </table:table-cell>
          <table:table-cell table:number-columns-repeated="1018"/>
        </table:table-row>
        <table:table-row table:style-name="ro2">
          <table:table-cell office:value-type="float" office:value="450808" calcext:value-type="float">
            <text:p>450808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DC 005.10 <text:s/>mV</text:p>
          </table:table-cell>
          <table:table-cell table:formula="of:=[.A226]/(60*1000)" office:value-type="float" office:value="7.51346666666667" calcext:value-type="float">
            <text:p>7,5134666667</text:p>
          </table:table-cell>
          <table:table-cell table:formula="of:=0.2813*[.B226]+1.1082" office:value-type="float" office:value="2.54283" calcext:value-type="float">
            <text:p>2,54283</text:p>
          </table:table-cell>
          <table:table-cell table:formula="of:=SQRT(([.B226]*0.052)^2 + 0.037^2)" office:value-type="float" office:value="0.267768631471276" calcext:value-type="float">
            <text:p>0,2677686315</text:p>
          </table:table-cell>
          <table:table-cell table:number-columns-repeated="1018"/>
        </table:table-row>
        <table:table-row table:style-name="ro2">
          <table:table-cell office:value-type="float" office:value="452821" calcext:value-type="float">
            <text:p>452821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DC 005.06 <text:s/>mV</text:p>
          </table:table-cell>
          <table:table-cell table:formula="of:=[.A227]/(60*1000)" office:value-type="float" office:value="7.54701666666667" calcext:value-type="float">
            <text:p>7,5470166667</text:p>
          </table:table-cell>
          <table:table-cell table:formula="of:=0.2813*[.B227]+1.1082" office:value-type="float" office:value="2.531578" calcext:value-type="float">
            <text:p>2,531578</text:p>
          </table:table-cell>
          <table:table-cell table:formula="of:=SQRT(([.B227]*0.052)^2 + 0.037^2)" office:value-type="float" office:value="0.265708739788514" calcext:value-type="float">
            <text:p>0,2657087398</text:p>
          </table:table-cell>
          <table:table-cell table:number-columns-repeated="1018"/>
        </table:table-row>
        <table:table-row table:style-name="ro2">
          <table:table-cell office:value-type="float" office:value="454833" calcext:value-type="float">
            <text:p>454833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DC 004.97 <text:s/>mV</text:p>
          </table:table-cell>
          <table:table-cell table:formula="of:=[.A228]/(60*1000)" office:value-type="float" office:value="7.58055" calcext:value-type="float">
            <text:p>7,58055</text:p>
          </table:table-cell>
          <table:table-cell table:formula="of:=0.2813*[.B228]+1.1082" office:value-type="float" office:value="2.506261" calcext:value-type="float">
            <text:p>2,506261</text:p>
          </table:table-cell>
          <table:table-cell table:formula="of:=SQRT(([.B228]*0.052)^2 + 0.037^2)" office:value-type="float" office:value="0.26107514933444" calcext:value-type="float">
            <text:p>0,2610751493</text:p>
          </table:table-cell>
          <table:table-cell table:number-columns-repeated="1018"/>
        </table:table-row>
        <table:table-row table:style-name="ro2">
          <table:table-cell office:value-type="float" office:value="456830" calcext:value-type="float">
            <text:p>456830</text:p>
          </table:table-cell>
          <table:table-cell office:value-type="float" office:value="5.01" calcext:value-type="float">
            <text:p>5,01</text:p>
          </table:table-cell>
          <table:table-cell office:value-type="string" calcext:value-type="string">
            <text:p>DC 005.01 <text:s/>mV</text:p>
          </table:table-cell>
          <table:table-cell table:formula="of:=[.A229]/(60*1000)" office:value-type="float" office:value="7.61383333333333" calcext:value-type="float">
            <text:p>7,6138333333</text:p>
          </table:table-cell>
          <table:table-cell table:formula="of:=0.2813*[.B229]+1.1082" office:value-type="float" office:value="2.517513" calcext:value-type="float">
            <text:p>2,517513</text:p>
          </table:table-cell>
          <table:table-cell table:formula="of:=SQRT(([.B229]*0.052)^2 + 0.037^2)" office:value-type="float" office:value="0.263134320072468" calcext:value-type="float">
            <text:p>0,2631343201</text:p>
          </table:table-cell>
          <table:table-cell table:number-columns-repeated="1018"/>
        </table:table-row>
        <table:table-row table:style-name="ro2">
          <table:table-cell office:value-type="float" office:value="458858" calcext:value-type="float">
            <text:p>458858</text:p>
          </table:table-cell>
          <table:table-cell office:value-type="float" office:value="5.02" calcext:value-type="float">
            <text:p>5,02</text:p>
          </table:table-cell>
          <table:table-cell office:value-type="string" calcext:value-type="string">
            <text:p>DC 005.02 <text:s/>mV</text:p>
          </table:table-cell>
          <table:table-cell table:formula="of:=[.A230]/(60*1000)" office:value-type="float" office:value="7.64763333333333" calcext:value-type="float">
            <text:p>7,6476333333</text:p>
          </table:table-cell>
          <table:table-cell table:formula="of:=0.2813*[.B230]+1.1082" office:value-type="float" office:value="2.520326" calcext:value-type="float">
            <text:p>2,520326</text:p>
          </table:table-cell>
          <table:table-cell table:formula="of:=SQRT(([.B230]*0.052)^2 + 0.037^2)" office:value-type="float" office:value="0.263649163852268" calcext:value-type="float">
            <text:p>0,2636491639</text:p>
          </table:table-cell>
          <table:table-cell table:number-columns-repeated="1018"/>
        </table:table-row>
        <table:table-row table:style-name="ro2">
          <table:table-cell office:value-type="float" office:value="460870" calcext:value-type="float">
            <text:p>460870</text:p>
          </table:table-cell>
          <table:table-cell office:value-type="float" office:value="5.06" calcext:value-type="float">
            <text:p>5,06</text:p>
          </table:table-cell>
          <table:table-cell office:value-type="string" calcext:value-type="string">
            <text:p>DC 005.06 <text:s/>mV</text:p>
          </table:table-cell>
          <table:table-cell table:formula="of:=[.A231]/(60*1000)" office:value-type="float" office:value="7.68116666666667" calcext:value-type="float">
            <text:p>7,6811666667</text:p>
          </table:table-cell>
          <table:table-cell table:formula="of:=0.2813*[.B231]+1.1082" office:value-type="float" office:value="2.531578" calcext:value-type="float">
            <text:p>2,531578</text:p>
          </table:table-cell>
          <table:table-cell table:formula="of:=SQRT(([.B231]*0.052)^2 + 0.037^2)" office:value-type="float" office:value="0.265708739788514" calcext:value-type="float">
            <text:p>0,2657087398</text:p>
          </table:table-cell>
          <table:table-cell table:number-columns-repeated="1018"/>
        </table:table-row>
        <table:table-row table:style-name="ro2">
          <table:table-cell office:value-type="float" office:value="462867" calcext:value-type="float">
            <text:p>462867</text:p>
          </table:table-cell>
          <table:table-cell office:value-type="float" office:value="5.09" calcext:value-type="float">
            <text:p>5,09</text:p>
          </table:table-cell>
          <table:table-cell office:value-type="string" calcext:value-type="string">
            <text:p>DC 005.09 <text:s/>mV</text:p>
          </table:table-cell>
          <table:table-cell table:formula="of:=[.A232]/(60*1000)" office:value-type="float" office:value="7.71445" calcext:value-type="float">
            <text:p>7,71445</text:p>
          </table:table-cell>
          <table:table-cell table:formula="of:=0.2813*[.B232]+1.1082" office:value-type="float" office:value="2.540017" calcext:value-type="float">
            <text:p>2,540017</text:p>
          </table:table-cell>
          <table:table-cell table:formula="of:=SQRT(([.B232]*0.052)^2 + 0.037^2)" office:value-type="float" office:value="0.267253629348602" calcext:value-type="float">
            <text:p>0,2672536293</text:p>
          </table:table-cell>
          <table:table-cell table:number-columns-repeated="1018"/>
        </table:table-row>
        <table:table-row table:style-name="ro2">
          <table:table-cell office:value-type="float" office:value="464895" calcext:value-type="float">
            <text:p>464895</text:p>
          </table:table-cell>
          <table:table-cell office:value-type="float" office:value="5.04" calcext:value-type="float">
            <text:p>5,04</text:p>
          </table:table-cell>
          <table:table-cell office:value-type="string" calcext:value-type="string">
            <text:p>DC 005.04 <text:s/>mV</text:p>
          </table:table-cell>
          <table:table-cell table:formula="of:=[.A233]/(60*1000)" office:value-type="float" office:value="7.74825" calcext:value-type="float">
            <text:p>7,74825</text:p>
          </table:table-cell>
          <table:table-cell table:formula="of:=0.2813*[.B233]+1.1082" office:value-type="float" office:value="2.525952" calcext:value-type="float">
            <text:p>2,525952</text:p>
          </table:table-cell>
          <table:table-cell table:formula="of:=SQRT(([.B233]*0.052)^2 + 0.037^2)" office:value-type="float" office:value="0.264678911891371" calcext:value-type="float">
            <text:p>0,2646789119</text:p>
          </table:table-cell>
          <table:table-cell table:number-columns-repeated="1018"/>
        </table:table-row>
        <table:table-row table:style-name="ro2">
          <table:table-cell office:value-type="float" office:value="466908" calcext:value-type="float">
            <text:p>466908</text:p>
          </table:table-cell>
          <table:table-cell office:value-type="float" office:value="4.99" calcext:value-type="float">
            <text:p>4,99</text:p>
          </table:table-cell>
          <table:table-cell office:value-type="string" calcext:value-type="string">
            <text:p>DC 004.99 <text:s/>mV</text:p>
          </table:table-cell>
          <table:table-cell table:formula="of:=[.A234]/(60*1000)" office:value-type="float" office:value="7.7818" calcext:value-type="float">
            <text:p>7,7818</text:p>
          </table:table-cell>
          <table:table-cell table:formula="of:=0.2813*[.B234]+1.1082" office:value-type="float" office:value="2.511887" calcext:value-type="float">
            <text:p>2,511887</text:p>
          </table:table-cell>
          <table:table-cell table:formula="of:=SQRT(([.B234]*0.052)^2 + 0.037^2)" office:value-type="float" office:value="0.262104693586361" calcext:value-type="float">
            <text:p>0,2621046936</text:p>
          </table:table-cell>
          <table:table-cell table:number-columns-repeated="1018"/>
        </table:table-row>
        <table:table-row table:style-name="ro2">
          <table:table-cell office:value-type="float" office:value="468920" calcext:value-type="float">
            <text:p>468920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DC 005.03 <text:s/>mV</text:p>
          </table:table-cell>
          <table:table-cell table:formula="of:=[.A235]/(60*1000)" office:value-type="float" office:value="7.81533333333333" calcext:value-type="float">
            <text:p>7,8153333333</text:p>
          </table:table-cell>
          <table:table-cell table:formula="of:=0.2813*[.B235]+1.1082" office:value-type="float" office:value="2.523139" calcext:value-type="float">
            <text:p>2,523139</text:p>
          </table:table-cell>
          <table:table-cell table:formula="of:=SQRT(([.B235]*0.052)^2 + 0.037^2)" office:value-type="float" office:value="0.264164027831194" calcext:value-type="float">
            <text:p>0,2641640278</text:p>
          </table:table-cell>
          <table:table-cell table:number-columns-repeated="1018"/>
        </table:table-row>
        <table:table-row table:style-name="ro2">
          <table:table-cell office:value-type="float" office:value="470932" calcext:value-type="float">
            <text:p>470932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DC 004.98 <text:s/>mV</text:p>
          </table:table-cell>
          <table:table-cell table:formula="of:=[.A236]/(60*1000)" office:value-type="float" office:value="7.84886666666667" calcext:value-type="float">
            <text:p>7,8488666667</text:p>
          </table:table-cell>
          <table:table-cell table:formula="of:=0.2813*[.B236]+1.1082" office:value-type="float" office:value="2.509074" calcext:value-type="float">
            <text:p>2,509074</text:p>
          </table:table-cell>
          <table:table-cell table:formula="of:=SQRT(([.B236]*0.052)^2 + 0.037^2)" office:value-type="float" office:value="0.261589911120441" calcext:value-type="float">
            <text:p>0,2615899111</text:p>
          </table:table-cell>
          <table:table-cell table:number-columns-repeated="1018"/>
        </table:table-row>
        <table:table-row table:style-name="ro2">
          <table:table-cell office:value-type="float" office:value="472945" calcext:value-type="float">
            <text:p>472945</text:p>
          </table:table-cell>
          <table:table-cell office:value-type="float" office:value="4.98" calcext:value-type="float">
            <text:p>4,98</text:p>
          </table:table-cell>
          <table:table-cell office:value-type="string" calcext:value-type="string">
            <text:p>DC 004.98 <text:s/>mV</text:p>
          </table:table-cell>
          <table:table-cell table:formula="of:=[.A237]/(60*1000)" office:value-type="float" office:value="7.88241666666667" calcext:value-type="float">
            <text:p>7,8824166667</text:p>
          </table:table-cell>
          <table:table-cell table:formula="of:=0.2813*[.B237]+1.1082" office:value-type="float" office:value="2.509074" calcext:value-type="float">
            <text:p>2,509074</text:p>
          </table:table-cell>
          <table:table-cell table:formula="of:=SQRT(([.B237]*0.052)^2 + 0.037^2)" office:value-type="float" office:value="0.261589911120441" calcext:value-type="float">
            <text:p>0,2615899111</text:p>
          </table:table-cell>
          <table:table-cell table:number-columns-repeated="1018"/>
        </table:table-row>
        <table:table-row table:style-name="ro2">
          <table:table-cell office:value-type="float" office:value="474957" calcext:value-type="float">
            <text:p>474957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DC 004.97 <text:s/>mV</text:p>
          </table:table-cell>
          <table:table-cell table:formula="of:=[.A238]/(60*1000)" office:value-type="float" office:value="7.91595" calcext:value-type="float">
            <text:p>7,91595</text:p>
          </table:table-cell>
          <table:table-cell table:formula="of:=0.2813*[.B238]+1.1082" office:value-type="float" office:value="2.506261" calcext:value-type="float">
            <text:p>2,506261</text:p>
          </table:table-cell>
          <table:table-cell table:formula="of:=SQRT(([.B238]*0.052)^2 + 0.037^2)" office:value-type="float" office:value="0.26107514933444" calcext:value-type="float">
            <text:p>0,2610751493</text:p>
          </table:table-cell>
          <table:table-cell table:number-columns-repeated="1018"/>
        </table:table-row>
        <table:table-row table:style-name="ro2">
          <table:table-cell office:value-type="float" office:value="476954" calcext:value-type="float">
            <text:p>476954</text:p>
          </table:table-cell>
          <table:table-cell office:value-type="float" office:value="4.97" calcext:value-type="float">
            <text:p>4,97</text:p>
          </table:table-cell>
          <table:table-cell office:value-type="string" calcext:value-type="string">
            <text:p>DC 004.97 <text:s/>mV</text:p>
          </table:table-cell>
          <table:table-cell table:formula="of:=[.A239]/(60*1000)" office:value-type="float" office:value="7.94923333333333" calcext:value-type="float">
            <text:p>7,9492333333</text:p>
          </table:table-cell>
          <table:table-cell table:formula="of:=0.2813*[.B239]+1.1082" office:value-type="float" office:value="2.506261" calcext:value-type="float">
            <text:p>2,506261</text:p>
          </table:table-cell>
          <table:table-cell table:formula="of:=SQRT(([.B239]*0.052)^2 + 0.037^2)" office:value-type="float" office:value="0.26107514933444" calcext:value-type="float">
            <text:p>0,2610751493</text:p>
          </table:table-cell>
          <table:table-cell table:number-columns-repeated="1018"/>
        </table:table-row>
        <table:table-row table:style-name="ro2">
          <table:table-cell office:value-type="float" office:value="478982" calcext:value-type="float">
            <text:p>478982</text:p>
          </table:table-cell>
          <table:table-cell office:value-type="float" office:value="4.95" calcext:value-type="float">
            <text:p>4,95</text:p>
          </table:table-cell>
          <table:table-cell office:value-type="string" calcext:value-type="string">
            <text:p>DC 004.95 <text:s/>mV</text:p>
          </table:table-cell>
          <table:table-cell table:formula="of:=[.A240]/(60*1000)" office:value-type="float" office:value="7.98303333333333" calcext:value-type="float">
            <text:p>7,9830333333</text:p>
          </table:table-cell>
          <table:table-cell table:formula="of:=0.2813*[.B240]+1.1082" office:value-type="float" office:value="2.500635" calcext:value-type="float">
            <text:p>2,500635</text:p>
          </table:table-cell>
          <table:table-cell table:formula="of:=SQRT(([.B240]*0.052)^2 + 0.037^2)" office:value-type="float" office:value="0.260045688293423" calcext:value-type="float">
            <text:p>0,2600456883</text:p>
          </table:table-cell>
          <table:table-cell table:number-columns-repeated="1018"/>
        </table:table-row>
        <table:table-row table:style-name="ro2">
          <table:table-cell office:value-type="float" office:value="480994" calcext:value-type="float">
            <text:p>480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 005.00 <text:s/>mV</text:p>
          </table:table-cell>
          <table:table-cell table:formula="of:=[.A241]/(60*1000)" office:value-type="float" office:value="8.01656666666667" calcext:value-type="float">
            <text:p>8,0165666667</text:p>
          </table:table-cell>
          <table:table-cell table:formula="of:=0.2813*[.B241]+1.1082" office:value-type="float" office:value="2.5147" calcext:value-type="float">
            <text:p>2,5147</text:p>
          </table:table-cell>
          <table:table-cell table:formula="of:=SQRT(([.B241]*0.052)^2 + 0.037^2)" office:value-type="float" office:value="0.262619496610591" calcext:value-type="float">
            <text:p>0,2626194966</text:p>
          </table:table-cell>
          <table:table-cell table:number-columns-repeated="1018"/>
        </table:table-row>
        <table:table-row table:style-name="ro2">
          <table:table-cell office:value-type="float" office:value="483007" calcext:value-type="float">
            <text:p>483007</text:p>
          </table:table-cell>
          <table:table-cell office:value-type="float" office:value="4.94" calcext:value-type="float">
            <text:p>4,94</text:p>
          </table:table-cell>
          <table:table-cell office:value-type="string" calcext:value-type="string">
            <text:p>DC 004.94 <text:s/>mV</text:p>
          </table:table-cell>
          <table:table-cell table:formula="of:=[.A242]/(60*1000)" office:value-type="float" office:value="8.05011666666667" calcext:value-type="float">
            <text:p>8,0501166667</text:p>
          </table:table-cell>
          <table:table-cell table:formula="of:=0.2813*[.B242]+1.1082" office:value-type="float" office:value="2.497822" calcext:value-type="float">
            <text:p>2,497822</text:p>
          </table:table-cell>
          <table:table-cell table:formula="of:=SQRT(([.B242]*0.052)^2 + 0.037^2)" office:value-type="float" office:value="0.259530989286443" calcext:value-type="float">
            <text:p>0,2595309893</text:p>
          </table:table-cell>
          <table:table-cell table:number-columns-repeated="1018"/>
        </table:table-row>
        <table:table-row table:style-name="ro2">
          <table:table-cell office:value-type="float" office:value="485019" calcext:value-type="float">
            <text:p>485019</text:p>
          </table:table-cell>
          <table:table-cell office:value-type="float" office:value="4.92" calcext:value-type="float">
            <text:p>4,92</text:p>
          </table:table-cell>
          <table:table-cell office:value-type="string" calcext:value-type="string">
            <text:p>DC 004.92 <text:s/>mV</text:p>
          </table:table-cell>
          <table:table-cell table:formula="of:=[.A243]/(60*1000)" office:value-type="float" office:value="8.08365" calcext:value-type="float">
            <text:p>8,08365</text:p>
          </table:table-cell>
          <table:table-cell table:formula="of:=0.2813*[.B243]+1.1082" office:value-type="float" office:value="2.492196" calcext:value-type="float">
            <text:p>2,492196</text:p>
          </table:table-cell>
          <table:table-cell table:formula="of:=SQRT(([.B243]*0.052)^2 + 0.037^2)" office:value-type="float" office:value="0.258501654927004" calcext:value-type="float">
            <text:p>0,2585016549</text:p>
          </table:table-cell>
          <table:table-cell table:number-columns-repeated="1018"/>
        </table:table-row>
        <table:table-row table:style-name="ro2">
          <table:table-cell office:value-type="float" office:value="487032" calcext:value-type="float">
            <text:p>487032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DC 004.90 <text:s/>mV</text:p>
          </table:table-cell>
          <table:table-cell table:formula="of:=[.A244]/(60*1000)" office:value-type="float" office:value="8.1172" calcext:value-type="float">
            <text:p>8,1172</text:p>
          </table:table-cell>
          <table:table-cell table:formula="of:=0.2813*[.B244]+1.1082" office:value-type="float" office:value="2.48657" calcext:value-type="float">
            <text:p>2,48657</text:p>
          </table:table-cell>
          <table:table-cell table:formula="of:=SQRT(([.B244]*0.052)^2 + 0.037^2)" office:value-type="float" office:value="0.257472406288519" calcext:value-type="float">
            <text:p>0,2574724063</text:p>
          </table:table-cell>
          <table:table-cell table:number-columns-repeated="1018"/>
        </table:table-row>
        <table:table-row table:style-name="ro2">
          <table:table-cell office:value-type="float" office:value="489044" calcext:value-type="float">
            <text:p>489044</text:p>
          </table:table-cell>
          <table:table-cell office:value-type="float" office:value="4.9" calcext:value-type="float">
            <text:p>4,9</text:p>
          </table:table-cell>
          <table:table-cell office:value-type="string" calcext:value-type="string">
            <text:p>DC 004.90 <text:s/>mV</text:p>
          </table:table-cell>
          <table:table-cell table:formula="of:=[.A245]/(60*1000)" office:value-type="float" office:value="8.15073333333333" calcext:value-type="float">
            <text:p>8,1507333333</text:p>
          </table:table-cell>
          <table:table-cell table:formula="of:=0.2813*[.B245]+1.1082" office:value-type="float" office:value="2.48657" calcext:value-type="float">
            <text:p>2,48657</text:p>
          </table:table-cell>
          <table:table-cell table:formula="of:=SQRT(([.B245]*0.052)^2 + 0.037^2)" office:value-type="float" office:value="0.257472406288519" calcext:value-type="float">
            <text:p>0,2574724063</text:p>
          </table:table-cell>
          <table:table-cell table:number-columns-repeated="1018"/>
        </table:table-row>
        <table:table-row table:style-name="ro2">
          <table:table-cell office:value-type="float" office:value="491041" calcext:value-type="float">
            <text:p>491041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DC 004.87 <text:s/>mV</text:p>
          </table:table-cell>
          <table:table-cell table:formula="of:=[.A246]/(60*1000)" office:value-type="float" office:value="8.18401666666667" calcext:value-type="float">
            <text:p>8,1840166667</text:p>
          </table:table-cell>
          <table:table-cell table:formula="of:=0.2813*[.B246]+1.1082" office:value-type="float" office:value="2.478131" calcext:value-type="float">
            <text:p>2,478131</text:p>
          </table:table-cell>
          <table:table-cell table:formula="of:=SQRT(([.B246]*0.052)^2 + 0.037^2)" office:value-type="float" office:value="0.255928696319893" calcext:value-type="float">
            <text:p>0,2559286963</text:p>
          </table:table-cell>
          <table:table-cell table:number-columns-repeated="1018"/>
        </table:table-row>
        <table:table-row table:style-name="ro2">
          <table:table-cell office:value-type="float" office:value="493069" calcext:value-type="float">
            <text:p>493069</text:p>
          </table:table-cell>
          <table:table-cell office:value-type="float" office:value="4.91" calcext:value-type="float">
            <text:p>4,91</text:p>
          </table:table-cell>
          <table:table-cell office:value-type="string" calcext:value-type="string">
            <text:p>DC 004.91 <text:s/>mV</text:p>
          </table:table-cell>
          <table:table-cell table:formula="of:=[.A247]/(60*1000)" office:value-type="float" office:value="8.21781666666667" calcext:value-type="float">
            <text:p>8,2178166667</text:p>
          </table:table-cell>
          <table:table-cell table:formula="of:=0.2813*[.B247]+1.1082" office:value-type="float" office:value="2.489383" calcext:value-type="float">
            <text:p>2,489383</text:p>
          </table:table-cell>
          <table:table-cell table:formula="of:=SQRT(([.B247]*0.052)^2 + 0.037^2)" office:value-type="float" office:value="0.257987019828518" calcext:value-type="float">
            <text:p>0,2579870198</text:p>
          </table:table-cell>
          <table:table-cell table:number-columns-repeated="1018"/>
        </table:table-row>
        <table:table-row table:style-name="ro2">
          <table:table-cell office:value-type="float" office:value="495081" calcext:value-type="float">
            <text:p>495081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DC 004.86 <text:s/>mV</text:p>
          </table:table-cell>
          <table:table-cell table:formula="of:=[.A248]/(60*1000)" office:value-type="float" office:value="8.25135" calcext:value-type="float">
            <text:p>8,25135</text:p>
          </table:table-cell>
          <table:table-cell table:formula="of:=0.2813*[.B248]+1.1082" office:value-type="float" office:value="2.475318" calcext:value-type="float">
            <text:p>2,475318</text:p>
          </table:table-cell>
          <table:table-cell table:formula="of:=SQRT(([.B248]*0.052)^2 + 0.037^2)" office:value-type="float" office:value="0.255414170319503" calcext:value-type="float">
            <text:p>0,2554141703</text:p>
          </table:table-cell>
          <table:table-cell table:number-columns-repeated="1018"/>
        </table:table-row>
        <table:table-row table:style-name="ro2">
          <table:table-cell office:value-type="float" office:value="497094" calcext:value-type="float">
            <text:p>497094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DC 004.88 <text:s/>mV</text:p>
          </table:table-cell>
          <table:table-cell table:formula="of:=[.A249]/(60*1000)" office:value-type="float" office:value="8.2849" calcext:value-type="float">
            <text:p>8,2849</text:p>
          </table:table-cell>
          <table:table-cell table:formula="of:=0.2813*[.B249]+1.1082" office:value-type="float" office:value="2.480944" calcext:value-type="float">
            <text:p>2,480944</text:p>
          </table:table-cell>
          <table:table-cell table:formula="of:=SQRT(([.B249]*0.052)^2 + 0.037^2)" office:value-type="float" office:value="0.256443244403123" calcext:value-type="float">
            <text:p>0,2564432444</text:p>
          </table:table-cell>
          <table:table-cell table:number-columns-repeated="1018"/>
        </table:table-row>
        <table:table-row table:style-name="ro2">
          <table:table-cell office:value-type="float" office:value="499106" calcext:value-type="float">
            <text:p>499106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DC 004.84 <text:s/>mV</text:p>
          </table:table-cell>
          <table:table-cell table:formula="of:=[.A250]/(60*1000)" office:value-type="float" office:value="8.31843333333333" calcext:value-type="float">
            <text:p>8,3184333333</text:p>
          </table:table-cell>
          <table:table-cell table:formula="of:=0.2813*[.B250]+1.1082" office:value-type="float" office:value="2.469692" calcext:value-type="float">
            <text:p>2,469692</text:p>
          </table:table-cell>
          <table:table-cell table:formula="of:=SQRT(([.B250]*0.052)^2 + 0.037^2)" office:value-type="float" office:value="0.254385185103221" calcext:value-type="float">
            <text:p>0,2543851851</text:p>
          </table:table-cell>
          <table:table-cell table:number-columns-repeated="1018"/>
        </table:table-row>
        <table:table-row table:style-name="ro2">
          <table:table-cell office:value-type="float" office:value="501118" calcext:value-type="float">
            <text:p>501118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DC 004.74 <text:s/>mV</text:p>
          </table:table-cell>
          <table:table-cell table:formula="of:=[.A251]/(60*1000)" office:value-type="float" office:value="8.35196666666667" calcext:value-type="float">
            <text:p>8,3519666667</text:p>
          </table:table-cell>
          <table:table-cell table:formula="of:=0.2813*[.B251]+1.1082" office:value-type="float" office:value="2.441562" calcext:value-type="float">
            <text:p>2,441562</text:p>
          </table:table-cell>
          <table:table-cell table:formula="of:=SQRT(([.B251]*0.052)^2 + 0.037^2)" office:value-type="float" office:value="0.249241630551559" calcext:value-type="float">
            <text:p>0,2492416306</text:p>
          </table:table-cell>
          <table:table-cell table:number-columns-repeated="1018"/>
        </table:table-row>
        <table:table-row table:style-name="ro2">
          <table:table-cell office:value-type="float" office:value="503131" calcext:value-type="float">
            <text:p>503131</text:p>
          </table:table-cell>
          <table:table-cell office:value-type="float" office:value="4.71" calcext:value-type="float">
            <text:p>4,71</text:p>
          </table:table-cell>
          <table:table-cell office:value-type="string" calcext:value-type="string">
            <text:p>DC 004.71 <text:s/>mV</text:p>
          </table:table-cell>
          <table:table-cell table:formula="of:=[.A252]/(60*1000)" office:value-type="float" office:value="8.38551666666667" calcext:value-type="float">
            <text:p>8,3855166667</text:p>
          </table:table-cell>
          <table:table-cell table:formula="of:=0.2813*[.B252]+1.1082" office:value-type="float" office:value="2.433123" calcext:value-type="float">
            <text:p>2,433123</text:p>
          </table:table-cell>
          <table:table-cell table:formula="of:=SQRT(([.B252]*0.052)^2 + 0.037^2)" office:value-type="float" office:value="0.247699023817212" calcext:value-type="float">
            <text:p>0,2476990238</text:p>
          </table:table-cell>
          <table:table-cell table:number-columns-repeated="1018"/>
        </table:table-row>
        <table:table-row table:style-name="ro2">
          <table:table-cell office:value-type="float" office:value="505128" calcext:value-type="float">
            <text:p>505128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DC 004.82 <text:s/>mV</text:p>
          </table:table-cell>
          <table:table-cell table:formula="of:=[.A253]/(60*1000)" office:value-type="float" office:value="8.4188" calcext:value-type="float">
            <text:p>8,4188</text:p>
          </table:table-cell>
          <table:table-cell table:formula="of:=0.2813*[.B253]+1.1082" office:value-type="float" office:value="2.464066" calcext:value-type="float">
            <text:p>2,464066</text:p>
          </table:table-cell>
          <table:table-cell table:formula="of:=SQRT(([.B253]*0.052)^2 + 0.037^2)" office:value-type="float" office:value="0.253356289837059" calcext:value-type="float">
            <text:p>0,2533562898</text:p>
          </table:table-cell>
          <table:table-cell table:number-columns-repeated="1018"/>
        </table:table-row>
        <table:table-row table:style-name="ro2">
          <table:table-cell office:value-type="float" office:value="507156" calcext:value-type="float">
            <text:p>507156</text:p>
          </table:table-cell>
          <table:table-cell office:value-type="float" office:value="4.87" calcext:value-type="float">
            <text:p>4,87</text:p>
          </table:table-cell>
          <table:table-cell office:value-type="string" calcext:value-type="string">
            <text:p>DC 004.87 <text:s/>mV</text:p>
          </table:table-cell>
          <table:table-cell table:formula="of:=[.A254]/(60*1000)" office:value-type="float" office:value="8.4526" calcext:value-type="float">
            <text:p>8,4526</text:p>
          </table:table-cell>
          <table:table-cell table:formula="of:=0.2813*[.B254]+1.1082" office:value-type="float" office:value="2.478131" calcext:value-type="float">
            <text:p>2,478131</text:p>
          </table:table-cell>
          <table:table-cell table:formula="of:=SQRT(([.B254]*0.052)^2 + 0.037^2)" office:value-type="float" office:value="0.255928696319893" calcext:value-type="float">
            <text:p>0,2559286963</text:p>
          </table:table-cell>
          <table:table-cell table:number-columns-repeated="1018"/>
        </table:table-row>
        <table:table-row table:style-name="ro2">
          <table:table-cell office:value-type="float" office:value="509168" calcext:value-type="float">
            <text:p>509168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DC 004.85 <text:s/>mV</text:p>
          </table:table-cell>
          <table:table-cell table:formula="of:=[.A255]/(60*1000)" office:value-type="float" office:value="8.48613333333333" calcext:value-type="float">
            <text:p>8,4861333333</text:p>
          </table:table-cell>
          <table:table-cell table:formula="of:=0.2813*[.B255]+1.1082" office:value-type="float" office:value="2.472505" calcext:value-type="float">
            <text:p>2,472505</text:p>
          </table:table-cell>
          <table:table-cell table:formula="of:=SQRT(([.B255]*0.052)^2 + 0.037^2)" office:value-type="float" office:value="0.254899666535678" calcext:value-type="float">
            <text:p>0,2548996665</text:p>
          </table:table-cell>
          <table:table-cell table:number-columns-repeated="1018"/>
        </table:table-row>
        <table:table-row table:style-name="ro2">
          <table:table-cell office:value-type="float" office:value="511180" calcext:value-type="float">
            <text:p>511180</text:p>
          </table:table-cell>
          <table:table-cell office:value-type="float" office:value="4.85" calcext:value-type="float">
            <text:p>4,85</text:p>
          </table:table-cell>
          <table:table-cell office:value-type="string" calcext:value-type="string">
            <text:p>DC 004.85 <text:s/>mV</text:p>
          </table:table-cell>
          <table:table-cell table:formula="of:=[.A256]/(60*1000)" office:value-type="float" office:value="8.51966666666667" calcext:value-type="float">
            <text:p>8,5196666667</text:p>
          </table:table-cell>
          <table:table-cell table:formula="of:=0.2813*[.B256]+1.1082" office:value-type="float" office:value="2.472505" calcext:value-type="float">
            <text:p>2,472505</text:p>
          </table:table-cell>
          <table:table-cell table:formula="of:=SQRT(([.B256]*0.052)^2 + 0.037^2)" office:value-type="float" office:value="0.254899666535678" calcext:value-type="float">
            <text:p>0,2548996665</text:p>
          </table:table-cell>
          <table:table-cell table:number-columns-repeated="1018"/>
        </table:table-row>
        <table:table-row table:style-name="ro2">
          <table:table-cell office:value-type="float" office:value="513193" calcext:value-type="float">
            <text:p>513193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DC 004.84 <text:s/>mV</text:p>
          </table:table-cell>
          <table:table-cell table:formula="of:=[.A257]/(60*1000)" office:value-type="float" office:value="8.55321666666667" calcext:value-type="float">
            <text:p>8,5532166667</text:p>
          </table:table-cell>
          <table:table-cell table:formula="of:=0.2813*[.B257]+1.1082" office:value-type="float" office:value="2.469692" calcext:value-type="float">
            <text:p>2,469692</text:p>
          </table:table-cell>
          <table:table-cell table:formula="of:=SQRT(([.B257]*0.052)^2 + 0.037^2)" office:value-type="float" office:value="0.254385185103221" calcext:value-type="float">
            <text:p>0,2543851851</text:p>
          </table:table-cell>
          <table:table-cell table:number-columns-repeated="1018"/>
        </table:table-row>
        <table:table-row table:style-name="ro2">
          <table:table-cell office:value-type="float" office:value="515205" calcext:value-type="float">
            <text:p>515205</text:p>
          </table:table-cell>
          <table:table-cell office:value-type="float" office:value="4.82" calcext:value-type="float">
            <text:p>4,82</text:p>
          </table:table-cell>
          <table:table-cell office:value-type="string" calcext:value-type="string">
            <text:p>DC 004.82 <text:s/>mV</text:p>
          </table:table-cell>
          <table:table-cell table:formula="of:=[.A258]/(60*1000)" office:value-type="float" office:value="8.58675" calcext:value-type="float">
            <text:p>8,58675</text:p>
          </table:table-cell>
          <table:table-cell table:formula="of:=0.2813*[.B258]+1.1082" office:value-type="float" office:value="2.464066" calcext:value-type="float">
            <text:p>2,464066</text:p>
          </table:table-cell>
          <table:table-cell table:formula="of:=SQRT(([.B258]*0.052)^2 + 0.037^2)" office:value-type="float" office:value="0.253356289837059" calcext:value-type="float">
            <text:p>0,2533562898</text:p>
          </table:table-cell>
          <table:table-cell table:number-columns-repeated="1018"/>
        </table:table-row>
        <table:table-row table:style-name="ro2">
          <table:table-cell office:value-type="float" office:value="517218" calcext:value-type="float">
            <text:p>517218</text:p>
          </table:table-cell>
          <table:table-cell office:value-type="float" office:value="4.76" calcext:value-type="float">
            <text:p>4,76</text:p>
          </table:table-cell>
          <table:table-cell office:value-type="string" calcext:value-type="string">
            <text:p>DC 004.76 <text:s/>mV</text:p>
          </table:table-cell>
          <table:table-cell table:formula="of:=[.A259]/(60*1000)" office:value-type="float" office:value="8.6203" calcext:value-type="float">
            <text:p>8,6203</text:p>
          </table:table-cell>
          <table:table-cell table:formula="of:=0.2813*[.B259]+1.1082" office:value-type="float" office:value="2.447188" calcext:value-type="float">
            <text:p>2,447188</text:p>
          </table:table-cell>
          <table:table-cell table:formula="of:=SQRT(([.B259]*0.052)^2 + 0.037^2)" office:value-type="float" office:value="0.250270154832733" calcext:value-type="float">
            <text:p>0,2502701548</text:p>
          </table:table-cell>
          <table:table-cell table:number-columns-repeated="1018"/>
        </table:table-row>
        <table:table-row table:style-name="ro2">
          <table:table-cell office:value-type="float" office:value="519214" calcext:value-type="float">
            <text:p>519214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DC 004.74 <text:s/>mV</text:p>
          </table:table-cell>
          <table:table-cell table:formula="of:=[.A260]/(60*1000)" office:value-type="float" office:value="8.65356666666667" calcext:value-type="float">
            <text:p>8,6535666667</text:p>
          </table:table-cell>
          <table:table-cell table:formula="of:=0.2813*[.B260]+1.1082" office:value-type="float" office:value="2.441562" calcext:value-type="float">
            <text:p>2,441562</text:p>
          </table:table-cell>
          <table:table-cell table:formula="of:=SQRT(([.B260]*0.052)^2 + 0.037^2)" office:value-type="float" office:value="0.249241630551559" calcext:value-type="float">
            <text:p>0,2492416306</text:p>
          </table:table-cell>
          <table:table-cell table:number-columns-repeated="1018"/>
        </table:table-row>
        <table:table-row table:style-name="ro2">
          <table:table-cell office:value-type="float" office:value="521242" calcext:value-type="float">
            <text:p>521242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DC 004.75 <text:s/>mV</text:p>
          </table:table-cell>
          <table:table-cell table:formula="of:=[.A261]/(60*1000)" office:value-type="float" office:value="8.68736666666667" calcext:value-type="float">
            <text:p>8,6873666667</text:p>
          </table:table-cell>
          <table:table-cell table:formula="of:=0.2813*[.B261]+1.1082" office:value-type="float" office:value="2.444375" calcext:value-type="float">
            <text:p>2,444375</text:p>
          </table:table-cell>
          <table:table-cell table:formula="of:=SQRT(([.B261]*0.052)^2 + 0.037^2)" office:value-type="float" office:value="0.249755880811644" calcext:value-type="float">
            <text:p>0,2497558808</text:p>
          </table:table-cell>
          <table:table-cell table:number-columns-repeated="1018"/>
        </table:table-row>
        <table:table-row table:style-name="ro2">
          <table:table-cell office:value-type="float" office:value="523255" calcext:value-type="float">
            <text:p>523255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DC 004.70 <text:s/>mV</text:p>
          </table:table-cell>
          <table:table-cell table:formula="of:=[.A262]/(60*1000)" office:value-type="float" office:value="8.72091666666667" calcext:value-type="float">
            <text:p>8,7209166667</text:p>
          </table:table-cell>
          <table:table-cell table:formula="of:=0.2813*[.B262]+1.1082" office:value-type="float" office:value="2.43031" calcext:value-type="float">
            <text:p>2,43031</text:p>
          </table:table-cell>
          <table:table-cell table:formula="of:=SQRT(([.B262]*0.052)^2 + 0.037^2)" office:value-type="float" office:value="0.247184870087148" calcext:value-type="float">
            <text:p>0,2471848701</text:p>
          </table:table-cell>
          <table:table-cell table:number-columns-repeated="1018"/>
        </table:table-row>
        <table:table-row table:style-name="ro2">
          <table:table-cell office:value-type="float" office:value="525267" calcext:value-type="float">
            <text:p>525267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DC 004.75 <text:s/>mV</text:p>
          </table:table-cell>
          <table:table-cell table:formula="of:=[.A263]/(60*1000)" office:value-type="float" office:value="8.75445" calcext:value-type="float">
            <text:p>8,75445</text:p>
          </table:table-cell>
          <table:table-cell table:formula="of:=0.2813*[.B263]+1.1082" office:value-type="float" office:value="2.444375" calcext:value-type="float">
            <text:p>2,444375</text:p>
          </table:table-cell>
          <table:table-cell table:formula="of:=SQRT(([.B263]*0.052)^2 + 0.037^2)" office:value-type="float" office:value="0.249755880811644" calcext:value-type="float">
            <text:p>0,2497558808</text:p>
          </table:table-cell>
          <table:table-cell table:number-columns-repeated="1018"/>
        </table:table-row>
        <table:table-row table:style-name="ro2">
          <table:table-cell office:value-type="float" office:value="527280" calcext:value-type="float">
            <text:p>527280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DC 004.77 <text:s/>mV</text:p>
          </table:table-cell>
          <table:table-cell table:formula="of:=[.A264]/(60*1000)" office:value-type="float" office:value="8.788" calcext:value-type="float">
            <text:p>8,788</text:p>
          </table:table-cell>
          <table:table-cell table:formula="of:=0.2813*[.B264]+1.1082" office:value-type="float" office:value="2.450001" calcext:value-type="float">
            <text:p>2,450001</text:p>
          </table:table-cell>
          <table:table-cell table:formula="of:=SQRT(([.B264]*0.052)^2 + 0.037^2)" office:value-type="float" office:value="0.250784452468649" calcext:value-type="float">
            <text:p>0,2507844525</text:p>
          </table:table-cell>
          <table:table-cell table:number-columns-repeated="1018"/>
        </table:table-row>
        <table:table-row table:style-name="ro2">
          <table:table-cell office:value-type="float" office:value="529292" calcext:value-type="float">
            <text:p>529292</text:p>
          </table:table-cell>
          <table:table-cell office:value-type="float" office:value="4.84" calcext:value-type="float">
            <text:p>4,84</text:p>
          </table:table-cell>
          <table:table-cell office:value-type="string" calcext:value-type="string">
            <text:p>DC 004.84 <text:s/>mV</text:p>
          </table:table-cell>
          <table:table-cell table:formula="of:=[.A265]/(60*1000)" office:value-type="float" office:value="8.82153333333333" calcext:value-type="float">
            <text:p>8,8215333333</text:p>
          </table:table-cell>
          <table:table-cell table:formula="of:=0.2813*[.B265]+1.1082" office:value-type="float" office:value="2.469692" calcext:value-type="float">
            <text:p>2,469692</text:p>
          </table:table-cell>
          <table:table-cell table:formula="of:=SQRT(([.B265]*0.052)^2 + 0.037^2)" office:value-type="float" office:value="0.254385185103221" calcext:value-type="float">
            <text:p>0,2543851851</text:p>
          </table:table-cell>
          <table:table-cell table:number-columns-repeated="1018"/>
        </table:table-row>
        <table:table-row table:style-name="ro2">
          <table:table-cell office:value-type="float" office:value="531304" calcext:value-type="float">
            <text:p>531304</text:p>
          </table:table-cell>
          <table:table-cell office:value-type="float" office:value="4.86" calcext:value-type="float">
            <text:p>4,86</text:p>
          </table:table-cell>
          <table:table-cell office:value-type="string" calcext:value-type="string">
            <text:p>DC 004.86 <text:s/>mV</text:p>
          </table:table-cell>
          <table:table-cell table:formula="of:=[.A266]/(60*1000)" office:value-type="float" office:value="8.85506666666667" calcext:value-type="float">
            <text:p>8,8550666667</text:p>
          </table:table-cell>
          <table:table-cell table:formula="of:=0.2813*[.B266]+1.1082" office:value-type="float" office:value="2.475318" calcext:value-type="float">
            <text:p>2,475318</text:p>
          </table:table-cell>
          <table:table-cell table:formula="of:=SQRT(([.B266]*0.052)^2 + 0.037^2)" office:value-type="float" office:value="0.255414170319503" calcext:value-type="float">
            <text:p>0,2554141703</text:p>
          </table:table-cell>
          <table:table-cell table:number-columns-repeated="1018"/>
        </table:table-row>
        <table:table-row table:style-name="ro2">
          <table:table-cell office:value-type="float" office:value="533301" calcext:value-type="float">
            <text:p>533301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DC 004.81 <text:s/>mV</text:p>
          </table:table-cell>
          <table:table-cell table:formula="of:=[.A267]/(60*1000)" office:value-type="float" office:value="8.88835" calcext:value-type="float">
            <text:p>8,88835</text:p>
          </table:table-cell>
          <table:table-cell table:formula="of:=0.2813*[.B267]+1.1082" office:value-type="float" office:value="2.461253" calcext:value-type="float">
            <text:p>2,461253</text:p>
          </table:table-cell>
          <table:table-cell table:formula="of:=SQRT(([.B267]*0.052)^2 + 0.037^2)" office:value-type="float" office:value="0.252841876278436" calcext:value-type="float">
            <text:p>0,2528418763</text:p>
          </table:table-cell>
          <table:table-cell table:number-columns-repeated="1018"/>
        </table:table-row>
        <table:table-row table:style-name="ro2">
          <table:table-cell office:value-type="float" office:value="535329" calcext:value-type="float">
            <text:p>535329</text:p>
          </table:table-cell>
          <table:table-cell office:value-type="float" office:value="4.76" calcext:value-type="float">
            <text:p>4,76</text:p>
          </table:table-cell>
          <table:table-cell office:value-type="string" calcext:value-type="string">
            <text:p>DC 004.76 <text:s/>mV</text:p>
          </table:table-cell>
          <table:table-cell table:formula="of:=[.A268]/(60*1000)" office:value-type="float" office:value="8.92215" calcext:value-type="float">
            <text:p>8,92215</text:p>
          </table:table-cell>
          <table:table-cell table:formula="of:=0.2813*[.B268]+1.1082" office:value-type="float" office:value="2.447188" calcext:value-type="float">
            <text:p>2,447188</text:p>
          </table:table-cell>
          <table:table-cell table:formula="of:=SQRT(([.B268]*0.052)^2 + 0.037^2)" office:value-type="float" office:value="0.250270154832733" calcext:value-type="float">
            <text:p>0,2502701548</text:p>
          </table:table-cell>
          <table:table-cell table:number-columns-repeated="1018"/>
        </table:table-row>
        <table:table-row table:style-name="ro2">
          <table:table-cell office:value-type="float" office:value="537342" calcext:value-type="float">
            <text:p>537342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DC 004.73 <text:s/>mV</text:p>
          </table:table-cell>
          <table:table-cell table:formula="of:=[.A269]/(60*1000)" office:value-type="float" office:value="8.9557" calcext:value-type="float">
            <text:p>8,9557</text:p>
          </table:table-cell>
          <table:table-cell table:formula="of:=0.2813*[.B269]+1.1082" office:value-type="float" office:value="2.438749" calcext:value-type="float">
            <text:p>2,438749</text:p>
          </table:table-cell>
          <table:table-cell table:formula="of:=SQRT(([.B269]*0.052)^2 + 0.037^2)" office:value-type="float" office:value="0.248727404199859" calcext:value-type="float">
            <text:p>0,2487274042</text:p>
          </table:table-cell>
          <table:table-cell table:number-columns-repeated="1018"/>
        </table:table-row>
        <table:table-row table:style-name="ro2">
          <table:table-cell office:value-type="float" office:value="539338" calcext:value-type="float">
            <text:p>539338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DC 004.79 <text:s/>mV</text:p>
          </table:table-cell>
          <table:table-cell table:formula="of:=[.A270]/(60*1000)" office:value-type="float" office:value="8.98896666666667" calcext:value-type="float">
            <text:p>8,9889666667</text:p>
          </table:table-cell>
          <table:table-cell table:formula="of:=0.2813*[.B270]+1.1082" office:value-type="float" office:value="2.455627" calcext:value-type="float">
            <text:p>2,455627</text:p>
          </table:table-cell>
          <table:table-cell table:formula="of:=SQRT(([.B270]*0.052)^2 + 0.037^2)" office:value-type="float" office:value="0.251813118006191" calcext:value-type="float">
            <text:p>0,251813118</text:p>
          </table:table-cell>
          <table:table-cell table:number-columns-repeated="1018"/>
        </table:table-row>
        <table:table-row table:style-name="ro2">
          <table:table-cell office:value-type="float" office:value="541366" calcext:value-type="float">
            <text:p>541366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DC 004.77 <text:s/>mV</text:p>
          </table:table-cell>
          <table:table-cell table:formula="of:=[.A271]/(60*1000)" office:value-type="float" office:value="9.02276666666667" calcext:value-type="float">
            <text:p>9,0227666667</text:p>
          </table:table-cell>
          <table:table-cell table:formula="of:=0.2813*[.B271]+1.1082" office:value-type="float" office:value="2.450001" calcext:value-type="float">
            <text:p>2,450001</text:p>
          </table:table-cell>
          <table:table-cell table:formula="of:=SQRT(([.B271]*0.052)^2 + 0.037^2)" office:value-type="float" office:value="0.250784452468649" calcext:value-type="float">
            <text:p>0,2507844525</text:p>
          </table:table-cell>
          <table:table-cell table:number-columns-repeated="1018"/>
        </table:table-row>
        <table:table-row table:style-name="ro2">
          <table:table-cell office:value-type="float" office:value="543379" calcext:value-type="float">
            <text:p>543379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DC 004.77 <text:s/>mV</text:p>
          </table:table-cell>
          <table:table-cell table:formula="of:=[.A272]/(60*1000)" office:value-type="float" office:value="9.05631666666667" calcext:value-type="float">
            <text:p>9,0563166667</text:p>
          </table:table-cell>
          <table:table-cell table:formula="of:=0.2813*[.B272]+1.1082" office:value-type="float" office:value="2.450001" calcext:value-type="float">
            <text:p>2,450001</text:p>
          </table:table-cell>
          <table:table-cell table:formula="of:=SQRT(([.B272]*0.052)^2 + 0.037^2)" office:value-type="float" office:value="0.250784452468649" calcext:value-type="float">
            <text:p>0,2507844525</text:p>
          </table:table-cell>
          <table:table-cell table:number-columns-repeated="1018"/>
        </table:table-row>
        <table:table-row table:style-name="ro2">
          <table:table-cell office:value-type="float" office:value="545391" calcext:value-type="float">
            <text:p>545391</text:p>
          </table:table-cell>
          <table:table-cell office:value-type="float" office:value="4.72" calcext:value-type="float">
            <text:p>4,72</text:p>
          </table:table-cell>
          <table:table-cell office:value-type="string" calcext:value-type="string">
            <text:p>DC 004.72 <text:s/>mV</text:p>
          </table:table-cell>
          <table:table-cell table:formula="of:=[.A273]/(60*1000)" office:value-type="float" office:value="9.08985" calcext:value-type="float">
            <text:p>9,08985</text:p>
          </table:table-cell>
          <table:table-cell table:formula="of:=0.2813*[.B273]+1.1082" office:value-type="float" office:value="2.435936" calcext:value-type="float">
            <text:p>2,435936</text:p>
          </table:table-cell>
          <table:table-cell table:formula="of:=SQRT(([.B273]*0.052)^2 + 0.037^2)" office:value-type="float" office:value="0.248213201905136" calcext:value-type="float">
            <text:p>0,2482132019</text:p>
          </table:table-cell>
          <table:table-cell table:number-columns-repeated="1018"/>
        </table:table-row>
        <table:table-row table:style-name="ro2">
          <table:table-cell office:value-type="float" office:value="547404" calcext:value-type="float">
            <text:p>547404</text:p>
          </table:table-cell>
          <table:table-cell office:value-type="float" office:value="4.75" calcext:value-type="float">
            <text:p>4,75</text:p>
          </table:table-cell>
          <table:table-cell office:value-type="string" calcext:value-type="string">
            <text:p>DC 004.75 <text:s/>mV</text:p>
          </table:table-cell>
          <table:table-cell table:formula="of:=[.A274]/(60*1000)" office:value-type="float" office:value="9.1234" calcext:value-type="float">
            <text:p>9,1234</text:p>
          </table:table-cell>
          <table:table-cell table:formula="of:=0.2813*[.B274]+1.1082" office:value-type="float" office:value="2.444375" calcext:value-type="float">
            <text:p>2,444375</text:p>
          </table:table-cell>
          <table:table-cell table:formula="of:=SQRT(([.B274]*0.052)^2 + 0.037^2)" office:value-type="float" office:value="0.249755880811644" calcext:value-type="float">
            <text:p>0,2497558808</text:p>
          </table:table-cell>
          <table:table-cell table:number-columns-repeated="1018"/>
        </table:table-row>
        <table:table-row table:style-name="ro2">
          <table:table-cell office:value-type="float" office:value="549416" calcext:value-type="float">
            <text:p>549416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DC 004.77 <text:s/>mV</text:p>
          </table:table-cell>
          <table:table-cell table:formula="of:=[.A275]/(60*1000)" office:value-type="float" office:value="9.15693333333333" calcext:value-type="float">
            <text:p>9,1569333333</text:p>
          </table:table-cell>
          <table:table-cell table:formula="of:=0.2813*[.B275]+1.1082" office:value-type="float" office:value="2.450001" calcext:value-type="float">
            <text:p>2,450001</text:p>
          </table:table-cell>
          <table:table-cell table:formula="of:=SQRT(([.B275]*0.052)^2 + 0.037^2)" office:value-type="float" office:value="0.250784452468649" calcext:value-type="float">
            <text:p>0,2507844525</text:p>
          </table:table-cell>
          <table:table-cell table:number-columns-repeated="1018"/>
        </table:table-row>
        <table:table-row table:style-name="ro2">
          <table:table-cell office:value-type="float" office:value="551428" calcext:value-type="float">
            <text:p>551428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DC 004.70 <text:s/>mV</text:p>
          </table:table-cell>
          <table:table-cell table:formula="of:=[.A276]/(60*1000)" office:value-type="float" office:value="9.19046666666667" calcext:value-type="float">
            <text:p>9,1904666667</text:p>
          </table:table-cell>
          <table:table-cell table:formula="of:=0.2813*[.B276]+1.1082" office:value-type="float" office:value="2.43031" calcext:value-type="float">
            <text:p>2,43031</text:p>
          </table:table-cell>
          <table:table-cell table:formula="of:=SQRT(([.B276]*0.052)^2 + 0.037^2)" office:value-type="float" office:value="0.247184870087148" calcext:value-type="float">
            <text:p>0,2471848701</text:p>
          </table:table-cell>
          <table:table-cell table:number-columns-repeated="1018"/>
        </table:table-row>
        <table:table-row table:style-name="ro2">
          <table:table-cell office:value-type="float" office:value="553425" calcext:value-type="float">
            <text:p>553425</text:p>
          </table:table-cell>
          <table:table-cell office:value-type="float" office:value="4.69" calcext:value-type="float">
            <text:p>4,69</text:p>
          </table:table-cell>
          <table:table-cell office:value-type="string" calcext:value-type="string">
            <text:p>DC 004.69 <text:s/>mV</text:p>
          </table:table-cell>
          <table:table-cell table:formula="of:=[.A277]/(60*1000)" office:value-type="float" office:value="9.22375" calcext:value-type="float">
            <text:p>9,22375</text:p>
          </table:table-cell>
          <table:table-cell table:formula="of:=0.2813*[.B277]+1.1082" office:value-type="float" office:value="2.427497" calcext:value-type="float">
            <text:p>2,427497</text:p>
          </table:table-cell>
          <table:table-cell table:formula="of:=SQRT(([.B277]*0.052)^2 + 0.037^2)" office:value-type="float" office:value="0.246670740867254" calcext:value-type="float">
            <text:p>0,2466707409</text:p>
          </table:table-cell>
          <table:table-cell table:number-columns-repeated="1018"/>
        </table:table-row>
        <table:table-row table:style-name="ro2">
          <table:table-cell office:value-type="float" office:value="555453" calcext:value-type="float">
            <text:p>555453</text:p>
          </table:table-cell>
          <table:table-cell office:value-type="float" office:value="4.66" calcext:value-type="float">
            <text:p>4,66</text:p>
          </table:table-cell>
          <table:table-cell office:value-type="string" calcext:value-type="string">
            <text:p>DC 004.66 <text:s/>mV</text:p>
          </table:table-cell>
          <table:table-cell table:formula="of:=[.A278]/(60*1000)" office:value-type="float" office:value="9.25755" calcext:value-type="float">
            <text:p>9,25755</text:p>
          </table:table-cell>
          <table:table-cell table:formula="of:=0.2813*[.B278]+1.1082" office:value-type="float" office:value="2.419058" calcext:value-type="float">
            <text:p>2,419058</text:p>
          </table:table-cell>
          <table:table-cell table:formula="of:=SQRT(([.B278]*0.052)^2 + 0.037^2)" office:value-type="float" office:value="0.245128501810785" calcext:value-type="float">
            <text:p>0,2451285018</text:p>
          </table:table-cell>
          <table:table-cell table:number-columns-repeated="1018"/>
        </table:table-row>
        <table:table-row table:style-name="ro2">
          <table:table-cell office:value-type="float" office:value="557466" calcext:value-type="float">
            <text:p>557466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DC 004.61 <text:s/>mV</text:p>
          </table:table-cell>
          <table:table-cell table:formula="of:=[.A279]/(60*1000)" office:value-type="float" office:value="9.2911" calcext:value-type="float">
            <text:p>9,2911</text:p>
          </table:table-cell>
          <table:table-cell table:formula="of:=0.2813*[.B279]+1.1082" office:value-type="float" office:value="2.404993" calcext:value-type="float">
            <text:p>2,404993</text:p>
          </table:table-cell>
          <table:table-cell table:formula="of:=SQRT(([.B279]*0.052)^2 + 0.037^2)" office:value-type="float" office:value="0.242558608175426" calcext:value-type="float">
            <text:p>0,2425586082</text:p>
          </table:table-cell>
          <table:table-cell table:number-columns-repeated="1018"/>
        </table:table-row>
        <table:table-row table:style-name="ro2">
          <table:table-cell office:value-type="float" office:value="559478" calcext:value-type="float">
            <text:p>559478</text:p>
          </table:table-cell>
          <table:table-cell office:value-type="float" office:value="4.73" calcext:value-type="float">
            <text:p>4,73</text:p>
          </table:table-cell>
          <table:table-cell office:value-type="string" calcext:value-type="string">
            <text:p>DC 004.73 <text:s/>mV</text:p>
          </table:table-cell>
          <table:table-cell table:formula="of:=[.A280]/(60*1000)" office:value-type="float" office:value="9.32463333333333" calcext:value-type="float">
            <text:p>9,3246333333</text:p>
          </table:table-cell>
          <table:table-cell table:formula="of:=0.2813*[.B280]+1.1082" office:value-type="float" office:value="2.438749" calcext:value-type="float">
            <text:p>2,438749</text:p>
          </table:table-cell>
          <table:table-cell table:formula="of:=SQRT(([.B280]*0.052)^2 + 0.037^2)" office:value-type="float" office:value="0.248727404199859" calcext:value-type="float">
            <text:p>0,2487274042</text:p>
          </table:table-cell>
          <table:table-cell table:number-columns-repeated="1018"/>
        </table:table-row>
        <table:table-row table:style-name="ro2">
          <table:table-cell office:value-type="float" office:value="561490" calcext:value-type="float">
            <text:p>561490</text:p>
          </table:table-cell>
          <table:table-cell office:value-type="float" office:value="4.7" calcext:value-type="float">
            <text:p>4,7</text:p>
          </table:table-cell>
          <table:table-cell office:value-type="string" calcext:value-type="string">
            <text:p>DC 004.70 <text:s/>mV</text:p>
          </table:table-cell>
          <table:table-cell table:formula="of:=[.A281]/(60*1000)" office:value-type="float" office:value="9.35816666666667" calcext:value-type="float">
            <text:p>9,3581666667</text:p>
          </table:table-cell>
          <table:table-cell table:formula="of:=0.2813*[.B281]+1.1082" office:value-type="float" office:value="2.43031" calcext:value-type="float">
            <text:p>2,43031</text:p>
          </table:table-cell>
          <table:table-cell table:formula="of:=SQRT(([.B281]*0.052)^2 + 0.037^2)" office:value-type="float" office:value="0.247184870087148" calcext:value-type="float">
            <text:p>0,2471848701</text:p>
          </table:table-cell>
          <table:table-cell table:number-columns-repeated="1018"/>
        </table:table-row>
        <table:table-row table:style-name="ro2">
          <table:table-cell office:value-type="float" office:value="563503" calcext:value-type="float">
            <text:p>563503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DC 004.67 <text:s/>mV</text:p>
          </table:table-cell>
          <table:table-cell table:formula="of:=[.A282]/(60*1000)" office:value-type="float" office:value="9.39171666666667" calcext:value-type="float">
            <text:p>9,3917166667</text:p>
          </table:table-cell>
          <table:table-cell table:formula="of:=0.2813*[.B282]+1.1082" office:value-type="float" office:value="2.421871" calcext:value-type="float">
            <text:p>2,421871</text:p>
          </table:table-cell>
          <table:table-cell table:formula="of:=SQRT(([.B282]*0.052)^2 + 0.037^2)" office:value-type="float" office:value="0.245642556573571" calcext:value-type="float">
            <text:p>0,2456425566</text:p>
          </table:table-cell>
          <table:table-cell table:number-columns-repeated="1018"/>
        </table:table-row>
        <table:table-row table:style-name="ro2">
          <table:table-cell office:value-type="float" office:value="565515" calcext:value-type="float">
            <text:p>565515</text:p>
          </table:table-cell>
          <table:table-cell office:value-type="float" office:value="4.63" calcext:value-type="float">
            <text:p>4,63</text:p>
          </table:table-cell>
          <table:table-cell office:value-type="string" calcext:value-type="string">
            <text:p>DC 004.63 <text:s/>mV</text:p>
          </table:table-cell>
          <table:table-cell table:formula="of:=[.A283]/(60*1000)" office:value-type="float" office:value="9.42525" calcext:value-type="float">
            <text:p>9,42525</text:p>
          </table:table-cell>
          <table:table-cell table:formula="of:=0.2813*[.B283]+1.1082" office:value-type="float" office:value="2.410619" calcext:value-type="float">
            <text:p>2,410619</text:p>
          </table:table-cell>
          <table:table-cell table:formula="of:=SQRT(([.B283]*0.052)^2 + 0.037^2)" office:value-type="float" office:value="0.243586488952076" calcext:value-type="float">
            <text:p>0,243586489</text:p>
          </table:table-cell>
          <table:table-cell table:number-columns-repeated="1018"/>
        </table:table-row>
        <table:table-row table:style-name="ro2">
          <table:table-cell office:value-type="float" office:value="567512" calcext:value-type="float">
            <text:p>567512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DC 004.60 <text:s/>mV</text:p>
          </table:table-cell>
          <table:table-cell table:formula="of:=[.A284]/(60*1000)" office:value-type="float" office:value="9.45853333333333" calcext:value-type="float">
            <text:p>9,4585333333</text:p>
          </table:table-cell>
          <table:table-cell table:formula="of:=0.2813*[.B284]+1.1082" office:value-type="float" office:value="2.40218" calcext:value-type="float">
            <text:p>2,40218</text:p>
          </table:table-cell>
          <table:table-cell table:formula="of:=SQRT(([.B284]*0.052)^2 + 0.037^2)" office:value-type="float" office:value="0.242044706614295" calcext:value-type="float">
            <text:p>0,2420447066</text:p>
          </table:table-cell>
          <table:table-cell table:number-columns-repeated="1018"/>
        </table:table-row>
        <table:table-row table:style-name="ro2">
          <table:table-cell office:value-type="float" office:value="569540" calcext:value-type="float">
            <text:p>569540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DC 004.65 <text:s/>mV</text:p>
          </table:table-cell>
          <table:table-cell table:formula="of:=[.A285]/(60*1000)" office:value-type="float" office:value="9.49233333333333" calcext:value-type="float">
            <text:p>9,4923333333</text:p>
          </table:table-cell>
          <table:table-cell table:formula="of:=0.2813*[.B285]+1.1082" office:value-type="float" office:value="2.416245" calcext:value-type="float">
            <text:p>2,416245</text:p>
          </table:table-cell>
          <table:table-cell table:formula="of:=SQRT(([.B285]*0.052)^2 + 0.037^2)" office:value-type="float" office:value="0.244614472180204" calcext:value-type="float">
            <text:p>0,2446144722</text:p>
          </table:table-cell>
          <table:table-cell table:number-columns-repeated="1018"/>
        </table:table-row>
        <table:table-row table:style-name="ro2">
          <table:table-cell office:value-type="float" office:value="571552" calcext:value-type="float">
            <text:p>571552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DC 004.67 <text:s/>mV</text:p>
          </table:table-cell>
          <table:table-cell table:formula="of:=[.A286]/(60*1000)" office:value-type="float" office:value="9.52586666666667" calcext:value-type="float">
            <text:p>9,5258666667</text:p>
          </table:table-cell>
          <table:table-cell table:formula="of:=0.2813*[.B286]+1.1082" office:value-type="float" office:value="2.421871" calcext:value-type="float">
            <text:p>2,421871</text:p>
          </table:table-cell>
          <table:table-cell table:formula="of:=SQRT(([.B286]*0.052)^2 + 0.037^2)" office:value-type="float" office:value="0.245642556573571" calcext:value-type="float">
            <text:p>0,2456425566</text:p>
          </table:table-cell>
          <table:table-cell table:number-columns-repeated="1018"/>
        </table:table-row>
        <table:table-row table:style-name="ro2">
          <table:table-cell office:value-type="float" office:value="573565" calcext:value-type="float">
            <text:p>573565</text:p>
          </table:table-cell>
          <table:table-cell office:value-type="float" office:value="4.65" calcext:value-type="float">
            <text:p>4,65</text:p>
          </table:table-cell>
          <table:table-cell office:value-type="string" calcext:value-type="string">
            <text:p>DC 004.65 <text:s/>mV</text:p>
          </table:table-cell>
          <table:table-cell table:formula="of:=[.A287]/(60*1000)" office:value-type="float" office:value="9.55941666666667" calcext:value-type="float">
            <text:p>9,5594166667</text:p>
          </table:table-cell>
          <table:table-cell table:formula="of:=0.2813*[.B287]+1.1082" office:value-type="float" office:value="2.416245" calcext:value-type="float">
            <text:p>2,416245</text:p>
          </table:table-cell>
          <table:table-cell table:formula="of:=SQRT(([.B287]*0.052)^2 + 0.037^2)" office:value-type="float" office:value="0.244614472180204" calcext:value-type="float">
            <text:p>0,2446144722</text:p>
          </table:table-cell>
          <table:table-cell table:number-columns-repeated="1018"/>
        </table:table-row>
        <table:table-row table:style-name="ro2">
          <table:table-cell office:value-type="float" office:value="575577" calcext:value-type="float">
            <text:p>575577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DC 004.61 <text:s/>mV</text:p>
          </table:table-cell>
          <table:table-cell table:formula="of:=[.A288]/(60*1000)" office:value-type="float" office:value="9.59295" calcext:value-type="float">
            <text:p>9,59295</text:p>
          </table:table-cell>
          <table:table-cell table:formula="of:=0.2813*[.B288]+1.1082" office:value-type="float" office:value="2.404993" calcext:value-type="float">
            <text:p>2,404993</text:p>
          </table:table-cell>
          <table:table-cell table:formula="of:=SQRT(([.B288]*0.052)^2 + 0.037^2)" office:value-type="float" office:value="0.242558608175426" calcext:value-type="float">
            <text:p>0,2425586082</text:p>
          </table:table-cell>
          <table:table-cell table:number-columns-repeated="1018"/>
        </table:table-row>
        <table:table-row table:style-name="ro2">
          <table:table-cell office:value-type="float" office:value="577590" calcext:value-type="float">
            <text:p>577590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DC 004.61 <text:s/>mV</text:p>
          </table:table-cell>
          <table:table-cell table:formula="of:=[.A289]/(60*1000)" office:value-type="float" office:value="9.6265" calcext:value-type="float">
            <text:p>9,6265</text:p>
          </table:table-cell>
          <table:table-cell table:formula="of:=0.2813*[.B289]+1.1082" office:value-type="float" office:value="2.404993" calcext:value-type="float">
            <text:p>2,404993</text:p>
          </table:table-cell>
          <table:table-cell table:formula="of:=SQRT(([.B289]*0.052)^2 + 0.037^2)" office:value-type="float" office:value="0.242558608175426" calcext:value-type="float">
            <text:p>0,2425586082</text:p>
          </table:table-cell>
          <table:table-cell table:number-columns-repeated="1018"/>
        </table:table-row>
        <table:table-row table:style-name="ro2">
          <table:table-cell office:value-type="float" office:value="579602" calcext:value-type="float">
            <text:p>579602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DC 004.64 <text:s/>mV</text:p>
          </table:table-cell>
          <table:table-cell table:formula="of:=[.A290]/(60*1000)" office:value-type="float" office:value="9.66003333333333" calcext:value-type="float">
            <text:p>9,6600333333</text:p>
          </table:table-cell>
          <table:table-cell table:formula="of:=0.2813*[.B290]+1.1082" office:value-type="float" office:value="2.413432" calcext:value-type="float">
            <text:p>2,413432</text:p>
          </table:table-cell>
          <table:table-cell table:formula="of:=SQRT(([.B290]*0.052)^2 + 0.037^2)" office:value-type="float" office:value="0.2441004678406" calcext:value-type="float">
            <text:p>0,2441004678</text:p>
          </table:table-cell>
          <table:table-cell table:number-columns-repeated="1018"/>
        </table:table-row>
        <table:table-row table:style-name="ro2">
          <table:table-cell office:value-type="float" office:value="581599" calcext:value-type="float">
            <text:p>581599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DC 004.61 <text:s/>mV</text:p>
          </table:table-cell>
          <table:table-cell table:formula="of:=[.A291]/(60*1000)" office:value-type="float" office:value="9.69331666666667" calcext:value-type="float">
            <text:p>9,6933166667</text:p>
          </table:table-cell>
          <table:table-cell table:formula="of:=0.2813*[.B291]+1.1082" office:value-type="float" office:value="2.404993" calcext:value-type="float">
            <text:p>2,404993</text:p>
          </table:table-cell>
          <table:table-cell table:formula="of:=SQRT(([.B291]*0.052)^2 + 0.037^2)" office:value-type="float" office:value="0.242558608175426" calcext:value-type="float">
            <text:p>0,2425586082</text:p>
          </table:table-cell>
          <table:table-cell table:number-columns-repeated="1018"/>
        </table:table-row>
        <table:table-row table:style-name="ro2">
          <table:table-cell office:value-type="float" office:value="583627" calcext:value-type="float">
            <text:p>583627</text:p>
          </table:table-cell>
          <table:table-cell office:value-type="float" office:value="4.61" calcext:value-type="float">
            <text:p>4,61</text:p>
          </table:table-cell>
          <table:table-cell office:value-type="string" calcext:value-type="string">
            <text:p>DC 004.61 <text:s/>mV</text:p>
          </table:table-cell>
          <table:table-cell table:formula="of:=[.A292]/(60*1000)" office:value-type="float" office:value="9.72711666666667" calcext:value-type="float">
            <text:p>9,7271166667</text:p>
          </table:table-cell>
          <table:table-cell table:formula="of:=0.2813*[.B292]+1.1082" office:value-type="float" office:value="2.404993" calcext:value-type="float">
            <text:p>2,404993</text:p>
          </table:table-cell>
          <table:table-cell table:formula="of:=SQRT(([.B292]*0.052)^2 + 0.037^2)" office:value-type="float" office:value="0.242558608175426" calcext:value-type="float">
            <text:p>0,2425586082</text:p>
          </table:table-cell>
          <table:table-cell table:number-columns-repeated="1018"/>
        </table:table-row>
        <table:table-row table:style-name="ro2">
          <table:table-cell office:value-type="float" office:value="585639" calcext:value-type="float">
            <text:p>585639</text:p>
          </table:table-cell>
          <table:table-cell office:value-type="float" office:value="4.59" calcext:value-type="float">
            <text:p>4,59</text:p>
          </table:table-cell>
          <table:table-cell office:value-type="string" calcext:value-type="string">
            <text:p>DC 004.59 <text:s/>mV</text:p>
          </table:table-cell>
          <table:table-cell table:formula="of:=[.A293]/(60*1000)" office:value-type="float" office:value="9.76065" calcext:value-type="float">
            <text:p>9,76065</text:p>
          </table:table-cell>
          <table:table-cell table:formula="of:=0.2813*[.B293]+1.1082" office:value-type="float" office:value="2.399367" calcext:value-type="float">
            <text:p>2,399367</text:p>
          </table:table-cell>
          <table:table-cell table:formula="of:=SQRT(([.B293]*0.052)^2 + 0.037^2)" office:value-type="float" office:value="0.24153083115826" calcext:value-type="float">
            <text:p>0,2415308312</text:p>
          </table:table-cell>
          <table:table-cell table:number-columns-repeated="1018"/>
        </table:table-row>
        <table:table-row table:style-name="ro2">
          <table:table-cell office:value-type="float" office:value="587652" calcext:value-type="float">
            <text:p>587652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DC 004.56 <text:s/>mV</text:p>
          </table:table-cell>
          <table:table-cell table:formula="of:=[.A294]/(60*1000)" office:value-type="float" office:value="9.7942" calcext:value-type="float">
            <text:p>9,7942</text:p>
          </table:table-cell>
          <table:table-cell table:formula="of:=0.2813*[.B294]+1.1082" office:value-type="float" office:value="2.390928" calcext:value-type="float">
            <text:p>2,390928</text:p>
          </table:table-cell>
          <table:table-cell table:formula="of:=SQRT(([.B294]*0.052)^2 + 0.037^2)" office:value-type="float" office:value="0.239989363097617" calcext:value-type="float">
            <text:p>0,2399893631</text:p>
          </table:table-cell>
          <table:table-cell table:number-columns-repeated="1018"/>
        </table:table-row>
        <table:table-row table:style-name="ro2">
          <table:table-cell office:value-type="float" office:value="589664" calcext:value-type="float">
            <text:p>589664</text:p>
          </table:table-cell>
          <table:table-cell office:value-type="float" office:value="4.56" calcext:value-type="float">
            <text:p>4,56</text:p>
          </table:table-cell>
          <table:table-cell office:value-type="string" calcext:value-type="string">
            <text:p>DC 004.56 <text:s/>mV</text:p>
          </table:table-cell>
          <table:table-cell table:formula="of:=[.A295]/(60*1000)" office:value-type="float" office:value="9.82773333333333" calcext:value-type="float">
            <text:p>9,8277333333</text:p>
          </table:table-cell>
          <table:table-cell table:formula="of:=0.2813*[.B295]+1.1082" office:value-type="float" office:value="2.390928" calcext:value-type="float">
            <text:p>2,390928</text:p>
          </table:table-cell>
          <table:table-cell table:formula="of:=SQRT(([.B295]*0.052)^2 + 0.037^2)" office:value-type="float" office:value="0.239989363097617" calcext:value-type="float">
            <text:p>0,2399893631</text:p>
          </table:table-cell>
          <table:table-cell table:number-columns-repeated="1018"/>
        </table:table-row>
        <table:table-row table:style-name="ro2">
          <table:table-cell office:value-type="float" office:value="591676" calcext:value-type="float">
            <text:p>591676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DC 004.58 <text:s/>mV</text:p>
          </table:table-cell>
          <table:table-cell table:formula="of:=[.A296]/(60*1000)" office:value-type="float" office:value="9.86126666666667" calcext:value-type="float">
            <text:p>9,8612666667</text:p>
          </table:table-cell>
          <table:table-cell table:formula="of:=0.2813*[.B296]+1.1082" office:value-type="float" office:value="2.396554" calcext:value-type="float">
            <text:p>2,396554</text:p>
          </table:table-cell>
          <table:table-cell table:formula="of:=SQRT(([.B296]*0.052)^2 + 0.037^2)" office:value-type="float" office:value="0.2410169819743" calcext:value-type="float">
            <text:p>0,241016982</text:p>
          </table:table-cell>
          <table:table-cell table:number-columns-repeated="1018"/>
        </table:table-row>
        <table:table-row table:style-name="ro2">
          <table:table-cell office:value-type="float" office:value="593689" calcext:value-type="float">
            <text:p>593689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DC 004.60 <text:s/>mV</text:p>
          </table:table-cell>
          <table:table-cell table:formula="of:=[.A297]/(60*1000)" office:value-type="float" office:value="9.89481666666667" calcext:value-type="float">
            <text:p>9,8948166667</text:p>
          </table:table-cell>
          <table:table-cell table:formula="of:=0.2813*[.B297]+1.1082" office:value-type="float" office:value="2.40218" calcext:value-type="float">
            <text:p>2,40218</text:p>
          </table:table-cell>
          <table:table-cell table:formula="of:=SQRT(([.B297]*0.052)^2 + 0.037^2)" office:value-type="float" office:value="0.242044706614295" calcext:value-type="float">
            <text:p>0,2420447066</text:p>
          </table:table-cell>
          <table:table-cell table:number-columns-repeated="1018"/>
        </table:table-row>
        <table:table-row table:style-name="ro2">
          <table:table-cell office:value-type="float" office:value="595686" calcext:value-type="float">
            <text:p>595686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DC 004.58 <text:s/>mV</text:p>
          </table:table-cell>
          <table:table-cell table:formula="of:=[.A298]/(60*1000)" office:value-type="float" office:value="9.9281" calcext:value-type="float">
            <text:p>9,9281</text:p>
          </table:table-cell>
          <table:table-cell table:formula="of:=0.2813*[.B298]+1.1082" office:value-type="float" office:value="2.396554" calcext:value-type="float">
            <text:p>2,396554</text:p>
          </table:table-cell>
          <table:table-cell table:formula="of:=SQRT(([.B298]*0.052)^2 + 0.037^2)" office:value-type="float" office:value="0.2410169819743" calcext:value-type="float">
            <text:p>0,241016982</text:p>
          </table:table-cell>
          <table:table-cell table:number-columns-repeated="1018"/>
        </table:table-row>
        <table:table-row table:style-name="ro2">
          <table:table-cell office:value-type="float" office:value="597714" calcext:value-type="float">
            <text:p>597714</text:p>
          </table:table-cell>
          <table:table-cell office:value-type="float" office:value="4.6" calcext:value-type="float">
            <text:p>4,6</text:p>
          </table:table-cell>
          <table:table-cell office:value-type="string" calcext:value-type="string">
            <text:p>DC 004.60 <text:s/>mV</text:p>
          </table:table-cell>
          <table:table-cell table:formula="of:=[.A299]/(60*1000)" office:value-type="float" office:value="9.9619" calcext:value-type="float">
            <text:p>9,9619</text:p>
          </table:table-cell>
          <table:table-cell table:formula="of:=0.2813*[.B299]+1.1082" office:value-type="float" office:value="2.40218" calcext:value-type="float">
            <text:p>2,40218</text:p>
          </table:table-cell>
          <table:table-cell table:formula="of:=SQRT(([.B299]*0.052)^2 + 0.037^2)" office:value-type="float" office:value="0.242044706614295" calcext:value-type="float">
            <text:p>0,2420447066</text:p>
          </table:table-cell>
          <table:table-cell table:number-columns-repeated="1018"/>
        </table:table-row>
        <table:table-row table:style-name="ro2">
          <table:table-cell office:value-type="float" office:value="599726" calcext:value-type="float">
            <text:p>599726</text:p>
          </table:table-cell>
          <table:table-cell office:value-type="float" office:value="4.54" calcext:value-type="float">
            <text:p>4,54</text:p>
          </table:table-cell>
          <table:table-cell office:value-type="string" calcext:value-type="string">
            <text:p>DC 004.54 <text:s/>mV</text:p>
          </table:table-cell>
          <table:table-cell table:formula="of:=[.A300]/(60*1000)" office:value-type="float" office:value="9.99543333333333" calcext:value-type="float">
            <text:p>9,9954333333</text:p>
          </table:table-cell>
          <table:table-cell table:formula="of:=0.2813*[.B300]+1.1082" office:value-type="float" office:value="2.385302" calcext:value-type="float">
            <text:p>2,385302</text:p>
          </table:table-cell>
          <table:table-cell table:formula="of:=SQRT(([.B300]*0.052)^2 + 0.037^2)" office:value-type="float" office:value="0.238961851348704" calcext:value-type="float">
            <text:p>0,2389618513</text:p>
          </table:table-cell>
          <table:table-cell table:number-columns-repeated="1018"/>
        </table:table-row>
        <table:table-row table:style-name="ro2">
          <table:table-cell office:value-type="float" office:value="601738" calcext:value-type="float">
            <text:p>601738</text:p>
          </table:table-cell>
          <table:table-cell office:value-type="float" office:value="4.53" calcext:value-type="float">
            <text:p>4,53</text:p>
          </table:table-cell>
          <table:table-cell office:value-type="string" calcext:value-type="string">
            <text:p>DC 004.53 <text:s/>mV</text:p>
          </table:table-cell>
          <table:table-cell table:formula="of:=[.A301]/(60*1000)" office:value-type="float" office:value="10.0289666666667" calcext:value-type="float">
            <text:p>10,0289666667</text:p>
          </table:table-cell>
          <table:table-cell table:formula="of:=0.2813*[.B301]+1.1082" office:value-type="float" office:value="2.382489" calcext:value-type="float">
            <text:p>2,382489</text:p>
          </table:table-cell>
          <table:table-cell table:formula="of:=SQRT(([.B301]*0.052)^2 + 0.037^2)" office:value-type="float" office:value="0.238448136079945" calcext:value-type="float">
            <text:p>0,2384481361</text:p>
          </table:table-cell>
          <table:table-cell table:number-columns-repeated="1018"/>
        </table:table-row>
        <table:table-row table:style-name="ro2">
          <table:table-cell office:value-type="float" office:value="603751" calcext:value-type="float">
            <text:p>603751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DC 004.51 <text:s/>mV</text:p>
          </table:table-cell>
          <table:table-cell table:formula="of:=[.A302]/(60*1000)" office:value-type="float" office:value="10.0625166666667" calcext:value-type="float">
            <text:p>10,0625166667</text:p>
          </table:table-cell>
          <table:table-cell table:formula="of:=0.2813*[.B302]+1.1082" office:value-type="float" office:value="2.376863" calcext:value-type="float">
            <text:p>2,376863</text:p>
          </table:table-cell>
          <table:table-cell table:formula="of:=SQRT(([.B302]*0.052)^2 + 0.037^2)" office:value-type="float" office:value="0.237420787632423" calcext:value-type="float">
            <text:p>0,2374207876</text:p>
          </table:table-cell>
          <table:table-cell table:number-columns-repeated="1018"/>
        </table:table-row>
        <table:table-row table:style-name="ro2">
          <table:table-cell office:value-type="float" office:value="605763" calcext:value-type="float">
            <text:p>605763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DC 004.46 <text:s/>mV</text:p>
          </table:table-cell>
          <table:table-cell table:formula="of:=[.A303]/(60*1000)" office:value-type="float" office:value="10.09605" calcext:value-type="float">
            <text:p>10,09605</text:p>
          </table:table-cell>
          <table:table-cell table:formula="of:=0.2813*[.B303]+1.1082" office:value-type="float" office:value="2.362798" calcext:value-type="float">
            <text:p>2,362798</text:p>
          </table:table-cell>
          <table:table-cell table:formula="of:=SQRT(([.B303]*0.052)^2 + 0.037^2)" office:value-type="float" office:value="0.234852903750411" calcext:value-type="float">
            <text:p>0,2348529038</text:p>
          </table:table-cell>
          <table:table-cell table:number-columns-repeated="1018"/>
        </table:table-row>
        <table:table-row table:style-name="ro2">
          <table:table-cell office:value-type="float" office:value="607776" calcext:value-type="float">
            <text:p>607776</text:p>
          </table:table-cell>
          <table:table-cell office:value-type="float" office:value="4.46" calcext:value-type="float">
            <text:p>4,46</text:p>
          </table:table-cell>
          <table:table-cell office:value-type="string" calcext:value-type="string">
            <text:p>DC 004.46 <text:s/>mV</text:p>
          </table:table-cell>
          <table:table-cell table:formula="of:=[.A304]/(60*1000)" office:value-type="float" office:value="10.1296" calcext:value-type="float">
            <text:p>10,1296</text:p>
          </table:table-cell>
          <table:table-cell table:formula="of:=0.2813*[.B304]+1.1082" office:value-type="float" office:value="2.362798" calcext:value-type="float">
            <text:p>2,362798</text:p>
          </table:table-cell>
          <table:table-cell table:formula="of:=SQRT(([.B304]*0.052)^2 + 0.037^2)" office:value-type="float" office:value="0.234852903750411" calcext:value-type="float">
            <text:p>0,2348529038</text:p>
          </table:table-cell>
          <table:table-cell table:number-columns-repeated="1018"/>
        </table:table-row>
        <table:table-row table:style-name="ro2">
          <table:table-cell office:value-type="float" office:value="609772" calcext:value-type="float">
            <text:p>609772</text:p>
          </table:table-cell>
          <table:table-cell office:value-type="float" office:value="4.51" calcext:value-type="float">
            <text:p>4,51</text:p>
          </table:table-cell>
          <table:table-cell office:value-type="string" calcext:value-type="string">
            <text:p>DC 004.51 <text:s/>mV</text:p>
          </table:table-cell>
          <table:table-cell table:formula="of:=[.A305]/(60*1000)" office:value-type="float" office:value="10.1628666666667" calcext:value-type="float">
            <text:p>10,1628666667</text:p>
          </table:table-cell>
          <table:table-cell table:formula="of:=0.2813*[.B305]+1.1082" office:value-type="float" office:value="2.376863" calcext:value-type="float">
            <text:p>2,376863</text:p>
          </table:table-cell>
          <table:table-cell table:formula="of:=SQRT(([.B305]*0.052)^2 + 0.037^2)" office:value-type="float" office:value="0.237420787632423" calcext:value-type="float">
            <text:p>0,2374207876</text:p>
          </table:table-cell>
          <table:table-cell table:number-columns-repeated="1018"/>
        </table:table-row>
        <table:table-row table:style-name="ro2">
          <table:table-cell office:value-type="float" office:value="611863" calcext:value-type="float">
            <text:p>611863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DC 004.45 <text:s/>mV</text:p>
          </table:table-cell>
          <table:table-cell table:formula="of:=[.A306]/(60*1000)" office:value-type="float" office:value="10.1977166666667" calcext:value-type="float">
            <text:p>10,1977166667</text:p>
          </table:table-cell>
          <table:table-cell table:formula="of:=0.2813*[.B306]+1.1082" office:value-type="float" office:value="2.359985" calcext:value-type="float">
            <text:p>2,359985</text:p>
          </table:table-cell>
          <table:table-cell table:formula="of:=SQRT(([.B306]*0.052)^2 + 0.037^2)" office:value-type="float" office:value="0.234339411964782" calcext:value-type="float">
            <text:p>0,234339412</text:p>
          </table:table-cell>
          <table:table-cell table:number-columns-repeated="1018"/>
        </table:table-row>
        <table:table-row table:style-name="ro2">
          <table:table-cell office:value-type="float" office:value="613828" calcext:value-type="float">
            <text:p>613828</text:p>
          </table:table-cell>
          <table:table-cell office:value-type="float" office:value="4.49" calcext:value-type="float">
            <text:p>4,49</text:p>
          </table:table-cell>
          <table:table-cell office:value-type="string" calcext:value-type="string">
            <text:p>DC 004.49 <text:s/>mV</text:p>
          </table:table-cell>
          <table:table-cell table:formula="of:=[.A307]/(60*1000)" office:value-type="float" office:value="10.2304666666667" calcext:value-type="float">
            <text:p>10,2304666667</text:p>
          </table:table-cell>
          <table:table-cell table:formula="of:=0.2813*[.B307]+1.1082" office:value-type="float" office:value="2.371237" calcext:value-type="float">
            <text:p>2,371237</text:p>
          </table:table-cell>
          <table:table-cell table:formula="of:=SQRT(([.B307]*0.052)^2 + 0.037^2)" office:value-type="float" office:value="0.236393549827401" calcext:value-type="float">
            <text:p>0,2363935498</text:p>
          </table:table-cell>
          <table:table-cell table:number-columns-repeated="1018"/>
        </table:table-row>
        <table:table-row table:style-name="ro2">
          <table:table-cell office:value-type="float" office:value="615841" calcext:value-type="float">
            <text:p>615841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DC 004.48 <text:s/>mV</text:p>
          </table:table-cell>
          <table:table-cell table:formula="of:=[.A308]/(60*1000)" office:value-type="float" office:value="10.2640166666667" calcext:value-type="float">
            <text:p>10,2640166667</text:p>
          </table:table-cell>
          <table:table-cell table:formula="of:=0.2813*[.B308]+1.1082" office:value-type="float" office:value="2.368424" calcext:value-type="float">
            <text:p>2,368424</text:p>
          </table:table-cell>
          <table:table-cell table:formula="of:=SQRT(([.B308]*0.052)^2 + 0.037^2)" office:value-type="float" office:value="0.235879972867558" calcext:value-type="float">
            <text:p>0,2358799729</text:p>
          </table:table-cell>
          <table:table-cell table:number-columns-repeated="1018"/>
        </table:table-row>
        <table:table-row table:style-name="ro2">
          <table:table-cell office:value-type="float" office:value="617838" calcext:value-type="float">
            <text:p>617838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DC 004.40 <text:s/>mV</text:p>
          </table:table-cell>
          <table:table-cell table:formula="of:=[.A309]/(60*1000)" office:value-type="float" office:value="10.2973" calcext:value-type="float">
            <text:p>10,2973</text:p>
          </table:table-cell>
          <table:table-cell table:formula="of:=0.2813*[.B309]+1.1082" office:value-type="float" office:value="2.34592" calcext:value-type="float">
            <text:p>2,34592</text:p>
          </table:table-cell>
          <table:table-cell table:formula="of:=SQRT(([.B309]*0.052)^2 + 0.037^2)" office:value-type="float" office:value="0.231772388346843" calcext:value-type="float">
            <text:p>0,2317723883</text:p>
          </table:table-cell>
          <table:table-cell table:number-columns-repeated="1018"/>
        </table:table-row>
        <table:table-row table:style-name="ro2">
          <table:table-cell office:value-type="float" office:value="619866" calcext:value-type="float">
            <text:p>619866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DC 004.39 <text:s/>mV</text:p>
          </table:table-cell>
          <table:table-cell table:formula="of:=[.A310]/(60*1000)" office:value-type="float" office:value="10.3311" calcext:value-type="float">
            <text:p>10,3311</text:p>
          </table:table-cell>
          <table:table-cell table:formula="of:=0.2813*[.B310]+1.1082" office:value-type="float" office:value="2.343107" calcext:value-type="float">
            <text:p>2,343107</text:p>
          </table:table-cell>
          <table:table-cell table:formula="of:=SQRT(([.B310]*0.052)^2 + 0.037^2)" office:value-type="float" office:value="0.231259072038266" calcext:value-type="float">
            <text:p>0,231259072</text:p>
          </table:table-cell>
          <table:table-cell table:number-columns-repeated="1018"/>
        </table:table-row>
        <table:table-row table:style-name="ro2">
          <table:table-cell office:value-type="float" office:value="621878" calcext:value-type="float">
            <text:p>621878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DC 004.44 <text:s/>mV</text:p>
          </table:table-cell>
          <table:table-cell table:formula="of:=[.A311]/(60*1000)" office:value-type="float" office:value="10.3646333333333" calcext:value-type="float">
            <text:p>10,3646333333</text:p>
          </table:table-cell>
          <table:table-cell table:formula="of:=0.2813*[.B311]+1.1082" office:value-type="float" office:value="2.357172" calcext:value-type="float">
            <text:p>2,357172</text:p>
          </table:table-cell>
          <table:table-cell table:formula="of:=SQRT(([.B311]*0.052)^2 + 0.037^2)" office:value-type="float" office:value="0.233825948944936" calcext:value-type="float">
            <text:p>0,2338259489</text:p>
          </table:table-cell>
          <table:table-cell table:number-columns-repeated="1018"/>
        </table:table-row>
        <table:table-row table:style-name="ro2">
          <table:table-cell office:value-type="float" office:value="623890" calcext:value-type="float">
            <text:p>623890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DC 004.39 <text:s/>mV</text:p>
          </table:table-cell>
          <table:table-cell table:formula="of:=[.A312]/(60*1000)" office:value-type="float" office:value="10.3981666666667" calcext:value-type="float">
            <text:p>10,3981666667</text:p>
          </table:table-cell>
          <table:table-cell table:formula="of:=0.2813*[.B312]+1.1082" office:value-type="float" office:value="2.343107" calcext:value-type="float">
            <text:p>2,343107</text:p>
          </table:table-cell>
          <table:table-cell table:formula="of:=SQRT(([.B312]*0.052)^2 + 0.037^2)" office:value-type="float" office:value="0.231259072038266" calcext:value-type="float">
            <text:p>0,231259072</text:p>
          </table:table-cell>
          <table:table-cell table:number-columns-repeated="1018"/>
        </table:table-row>
        <table:table-row table:style-name="ro2">
          <table:table-cell office:value-type="float" office:value="625903" calcext:value-type="float">
            <text:p>625903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DC 004.42 <text:s/>mV</text:p>
          </table:table-cell>
          <table:table-cell table:formula="of:=[.A313]/(60*1000)" office:value-type="float" office:value="10.4317166666667" calcext:value-type="float">
            <text:p>10,4317166667</text:p>
          </table:table-cell>
          <table:table-cell table:formula="of:=0.2813*[.B313]+1.1082" office:value-type="float" office:value="2.351546" calcext:value-type="float">
            <text:p>2,351546</text:p>
          </table:table-cell>
          <table:table-cell table:formula="of:=SQRT(([.B313]*0.052)^2 + 0.037^2)" office:value-type="float" office:value="0.232799109963934" calcext:value-type="float">
            <text:p>0,23279911</text:p>
          </table:table-cell>
          <table:table-cell table:number-columns-repeated="1018"/>
        </table:table-row>
        <table:table-row table:style-name="ro2">
          <table:table-cell office:value-type="float" office:value="627915" calcext:value-type="float">
            <text:p>627915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DC 004.38 <text:s/>mV</text:p>
          </table:table-cell>
          <table:table-cell table:formula="of:=[.A314]/(60*1000)" office:value-type="float" office:value="10.46525" calcext:value-type="float">
            <text:p>10,46525</text:p>
          </table:table-cell>
          <table:table-cell table:formula="of:=0.2813*[.B314]+1.1082" office:value-type="float" office:value="2.340294" calcext:value-type="float">
            <text:p>2,340294</text:p>
          </table:table-cell>
          <table:table-cell table:formula="of:=SQRT(([.B314]*0.052)^2 + 0.037^2)" office:value-type="float" office:value="0.230745785660324" calcext:value-type="float">
            <text:p>0,2307457857</text:p>
          </table:table-cell>
          <table:table-cell table:number-columns-repeated="1018"/>
        </table:table-row>
        <table:table-row table:style-name="ro2">
          <table:table-cell office:value-type="float" office:value="629928" calcext:value-type="float">
            <text:p>629928</text:p>
          </table:table-cell>
          <table:table-cell office:value-type="float" office:value="4.43" calcext:value-type="float">
            <text:p>4,43</text:p>
          </table:table-cell>
          <table:table-cell office:value-type="string" calcext:value-type="string">
            <text:p>DC 004.43 <text:s/>mV</text:p>
          </table:table-cell>
          <table:table-cell table:formula="of:=[.A315]/(60*1000)" office:value-type="float" office:value="10.4988" calcext:value-type="float">
            <text:p>10,4988</text:p>
          </table:table-cell>
          <table:table-cell table:formula="of:=0.2813*[.B315]+1.1082" office:value-type="float" office:value="2.354359" calcext:value-type="float">
            <text:p>2,354359</text:p>
          </table:table-cell>
          <table:table-cell table:formula="of:=SQRT(([.B315]*0.052)^2 + 0.037^2)" office:value-type="float" office:value="0.233312514880792" calcext:value-type="float">
            <text:p>0,2333125149</text:p>
          </table:table-cell>
          <table:table-cell table:number-columns-repeated="1018"/>
        </table:table-row>
        <table:table-row table:style-name="ro2">
          <table:table-cell office:value-type="float" office:value="631924" calcext:value-type="float">
            <text:p>631924</text:p>
          </table:table-cell>
          <table:table-cell office:value-type="float" office:value="4.41" calcext:value-type="float">
            <text:p>4,41</text:p>
          </table:table-cell>
          <table:table-cell office:value-type="string" calcext:value-type="string">
            <text:p>DC 004.41 <text:s/>mV</text:p>
          </table:table-cell>
          <table:table-cell table:formula="of:=[.A316]/(60*1000)" office:value-type="float" office:value="10.5320666666667" calcext:value-type="float">
            <text:p>10,5320666667</text:p>
          </table:table-cell>
          <table:table-cell table:formula="of:=0.2813*[.B316]+1.1082" office:value-type="float" office:value="2.348733" calcext:value-type="float">
            <text:p>2,348733</text:p>
          </table:table-cell>
          <table:table-cell table:formula="of:=SQRT(([.B316]*0.052)^2 + 0.037^2)" office:value-type="float" office:value="0.232285734387629" calcext:value-type="float">
            <text:p>0,2322857344</text:p>
          </table:table-cell>
          <table:table-cell table:number-columns-repeated="1018"/>
        </table:table-row>
        <table:table-row table:style-name="ro2">
          <table:table-cell office:value-type="float" office:value="633952" calcext:value-type="float">
            <text:p>633952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DC 004.39 <text:s/>mV</text:p>
          </table:table-cell>
          <table:table-cell table:formula="of:=[.A317]/(60*1000)" office:value-type="float" office:value="10.5658666666667" calcext:value-type="float">
            <text:p>10,5658666667</text:p>
          </table:table-cell>
          <table:table-cell table:formula="of:=0.2813*[.B317]+1.1082" office:value-type="float" office:value="2.343107" calcext:value-type="float">
            <text:p>2,343107</text:p>
          </table:table-cell>
          <table:table-cell table:formula="of:=SQRT(([.B317]*0.052)^2 + 0.037^2)" office:value-type="float" office:value="0.231259072038266" calcext:value-type="float">
            <text:p>0,231259072</text:p>
          </table:table-cell>
          <table:table-cell table:number-columns-repeated="1018"/>
        </table:table-row>
        <table:table-row table:style-name="ro2">
          <table:table-cell office:value-type="float" office:value="635965" calcext:value-type="float">
            <text:p>635965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DC 004.38 <text:s/>mV</text:p>
          </table:table-cell>
          <table:table-cell table:formula="of:=[.A318]/(60*1000)" office:value-type="float" office:value="10.5994166666667" calcext:value-type="float">
            <text:p>10,5994166667</text:p>
          </table:table-cell>
          <table:table-cell table:formula="of:=0.2813*[.B318]+1.1082" office:value-type="float" office:value="2.340294" calcext:value-type="float">
            <text:p>2,340294</text:p>
          </table:table-cell>
          <table:table-cell table:formula="of:=SQRT(([.B318]*0.052)^2 + 0.037^2)" office:value-type="float" office:value="0.230745785660324" calcext:value-type="float">
            <text:p>0,2307457857</text:p>
          </table:table-cell>
          <table:table-cell table:number-columns-repeated="1018"/>
        </table:table-row>
        <table:table-row table:style-name="ro2">
          <table:table-cell office:value-type="float" office:value="637977" calcext:value-type="float">
            <text:p>637977</text:p>
          </table:table-cell>
          <table:table-cell office:value-type="float" office:value="4.41" calcext:value-type="float">
            <text:p>4,41</text:p>
          </table:table-cell>
          <table:table-cell office:value-type="string" calcext:value-type="string">
            <text:p>DC 004.41 <text:s/>mV</text:p>
          </table:table-cell>
          <table:table-cell table:formula="of:=[.A319]/(60*1000)" office:value-type="float" office:value="10.63295" calcext:value-type="float">
            <text:p>10,63295</text:p>
          </table:table-cell>
          <table:table-cell table:formula="of:=0.2813*[.B319]+1.1082" office:value-type="float" office:value="2.348733" calcext:value-type="float">
            <text:p>2,348733</text:p>
          </table:table-cell>
          <table:table-cell table:formula="of:=SQRT(([.B319]*0.052)^2 + 0.037^2)" office:value-type="float" office:value="0.232285734387629" calcext:value-type="float">
            <text:p>0,2322857344</text:p>
          </table:table-cell>
          <table:table-cell table:number-columns-repeated="1018"/>
        </table:table-row>
        <table:table-row table:style-name="ro2">
          <table:table-cell office:value-type="float" office:value="639990" calcext:value-type="float">
            <text:p>639990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DC 004.44 <text:s/>mV</text:p>
          </table:table-cell>
          <table:table-cell table:formula="of:=[.A320]/(60*1000)" office:value-type="float" office:value="10.6665" calcext:value-type="float">
            <text:p>10,6665</text:p>
          </table:table-cell>
          <table:table-cell table:formula="of:=0.2813*[.B320]+1.1082" office:value-type="float" office:value="2.357172" calcext:value-type="float">
            <text:p>2,357172</text:p>
          </table:table-cell>
          <table:table-cell table:formula="of:=SQRT(([.B320]*0.052)^2 + 0.037^2)" office:value-type="float" office:value="0.233825948944936" calcext:value-type="float">
            <text:p>0,2338259489</text:p>
          </table:table-cell>
          <table:table-cell table:number-columns-repeated="1018"/>
        </table:table-row>
        <table:table-row table:style-name="ro2">
          <table:table-cell office:value-type="float" office:value="642002" calcext:value-type="float">
            <text:p>642002</text:p>
          </table:table-cell>
          <table:table-cell office:value-type="float" office:value="4.41" calcext:value-type="float">
            <text:p>4,41</text:p>
          </table:table-cell>
          <table:table-cell office:value-type="string" calcext:value-type="string">
            <text:p>DC 004.41 <text:s/>mV</text:p>
          </table:table-cell>
          <table:table-cell table:formula="of:=[.A321]/(60*1000)" office:value-type="float" office:value="10.7000333333333" calcext:value-type="float">
            <text:p>10,7000333333</text:p>
          </table:table-cell>
          <table:table-cell table:formula="of:=0.2813*[.B321]+1.1082" office:value-type="float" office:value="2.348733" calcext:value-type="float">
            <text:p>2,348733</text:p>
          </table:table-cell>
          <table:table-cell table:formula="of:=SQRT(([.B321]*0.052)^2 + 0.037^2)" office:value-type="float" office:value="0.232285734387629" calcext:value-type="float">
            <text:p>0,2322857344</text:p>
          </table:table-cell>
          <table:table-cell table:number-columns-repeated="1018"/>
        </table:table-row>
        <table:table-row table:style-name="ro2">
          <table:table-cell office:value-type="float" office:value="644014" calcext:value-type="float">
            <text:p>644014</text:p>
          </table:table-cell>
          <table:table-cell office:value-type="float" office:value="4.45" calcext:value-type="float">
            <text:p>4,45</text:p>
          </table:table-cell>
          <table:table-cell office:value-type="string" calcext:value-type="string">
            <text:p>DC 004.45 <text:s/>mV</text:p>
          </table:table-cell>
          <table:table-cell table:formula="of:=[.A322]/(60*1000)" office:value-type="float" office:value="10.7335666666667" calcext:value-type="float">
            <text:p>10,7335666667</text:p>
          </table:table-cell>
          <table:table-cell table:formula="of:=0.2813*[.B322]+1.1082" office:value-type="float" office:value="2.359985" calcext:value-type="float">
            <text:p>2,359985</text:p>
          </table:table-cell>
          <table:table-cell table:formula="of:=SQRT(([.B322]*0.052)^2 + 0.037^2)" office:value-type="float" office:value="0.234339411964782" calcext:value-type="float">
            <text:p>0,234339412</text:p>
          </table:table-cell>
          <table:table-cell table:number-columns-repeated="1018"/>
        </table:table-row>
        <table:table-row table:style-name="ro2">
          <table:table-cell office:value-type="float" office:value="646011" calcext:value-type="float">
            <text:p>64601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DC 004.42 <text:s/>mV</text:p>
          </table:table-cell>
          <table:table-cell table:formula="of:=[.A323]/(60*1000)" office:value-type="float" office:value="10.76685" calcext:value-type="float">
            <text:p>10,76685</text:p>
          </table:table-cell>
          <table:table-cell table:formula="of:=0.2813*[.B323]+1.1082" office:value-type="float" office:value="2.351546" calcext:value-type="float">
            <text:p>2,351546</text:p>
          </table:table-cell>
          <table:table-cell table:formula="of:=SQRT(([.B323]*0.052)^2 + 0.037^2)" office:value-type="float" office:value="0.232799109963934" calcext:value-type="float">
            <text:p>0,23279911</text:p>
          </table:table-cell>
          <table:table-cell table:number-columns-repeated="1018"/>
        </table:table-row>
        <table:table-row table:style-name="ro2">
          <table:table-cell office:value-type="float" office:value="648039" calcext:value-type="float">
            <text:p>648039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DC 004.39 <text:s/>mV</text:p>
          </table:table-cell>
          <table:table-cell table:formula="of:=[.A324]/(60*1000)" office:value-type="float" office:value="10.80065" calcext:value-type="float">
            <text:p>10,80065</text:p>
          </table:table-cell>
          <table:table-cell table:formula="of:=0.2813*[.B324]+1.1082" office:value-type="float" office:value="2.343107" calcext:value-type="float">
            <text:p>2,343107</text:p>
          </table:table-cell>
          <table:table-cell table:formula="of:=SQRT(([.B324]*0.052)^2 + 0.037^2)" office:value-type="float" office:value="0.231259072038266" calcext:value-type="float">
            <text:p>0,231259072</text:p>
          </table:table-cell>
          <table:table-cell table:number-columns-repeated="1018"/>
        </table:table-row>
        <table:table-row table:style-name="ro2">
          <table:table-cell office:value-type="float" office:value="650052" calcext:value-type="float">
            <text:p>650052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DC 004.36 <text:s/>mV</text:p>
          </table:table-cell>
          <table:table-cell table:formula="of:=[.A325]/(60*1000)" office:value-type="float" office:value="10.8342" calcext:value-type="float">
            <text:p>10,8342</text:p>
          </table:table-cell>
          <table:table-cell table:formula="of:=0.2813*[.B325]+1.1082" office:value-type="float" office:value="2.334668" calcext:value-type="float">
            <text:p>2,334668</text:p>
          </table:table-cell>
          <table:table-cell table:formula="of:=SQRT(([.B325]*0.052)^2 + 0.037^2)" office:value-type="float" office:value="0.229719303498857" calcext:value-type="float">
            <text:p>0,2297193035</text:p>
          </table:table-cell>
          <table:table-cell table:number-columns-repeated="1018"/>
        </table:table-row>
        <table:table-row table:style-name="ro2">
          <table:table-cell office:value-type="float" office:value="652064" calcext:value-type="float">
            <text:p>652064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DC 004.38 <text:s/>mV</text:p>
          </table:table-cell>
          <table:table-cell table:formula="of:=[.A326]/(60*1000)" office:value-type="float" office:value="10.8677333333333" calcext:value-type="float">
            <text:p>10,8677333333</text:p>
          </table:table-cell>
          <table:table-cell table:formula="of:=0.2813*[.B326]+1.1082" office:value-type="float" office:value="2.340294" calcext:value-type="float">
            <text:p>2,340294</text:p>
          </table:table-cell>
          <table:table-cell table:formula="of:=SQRT(([.B326]*0.052)^2 + 0.037^2)" office:value-type="float" office:value="0.230745785660324" calcext:value-type="float">
            <text:p>0,2307457857</text:p>
          </table:table-cell>
          <table:table-cell table:number-columns-repeated="1018"/>
        </table:table-row>
        <table:table-row table:style-name="ro2">
          <table:table-cell office:value-type="float" office:value="654076" calcext:value-type="float">
            <text:p>654076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DC 004.34 <text:s/>mV</text:p>
          </table:table-cell>
          <table:table-cell table:formula="of:=[.A327]/(60*1000)" office:value-type="float" office:value="10.9012666666667" calcext:value-type="float">
            <text:p>10,9012666667</text:p>
          </table:table-cell>
          <table:table-cell table:formula="of:=0.2813*[.B327]+1.1082" office:value-type="float" office:value="2.329042" calcext:value-type="float">
            <text:p>2,329042</text:p>
          </table:table-cell>
          <table:table-cell table:formula="of:=SQRT(([.B327]*0.052)^2 + 0.037^2)" office:value-type="float" office:value="0.228692943485364" calcext:value-type="float">
            <text:p>0,2286929435</text:p>
          </table:table-cell>
          <table:table-cell table:number-columns-repeated="1018"/>
        </table:table-row>
        <table:table-row table:style-name="ro2">
          <table:table-cell office:value-type="float" office:value="656089" calcext:value-type="float">
            <text:p>656089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28]/(60*1000)" office:value-type="float" office:value="10.9348166666667" calcext:value-type="float">
            <text:p>10,9348166667</text:p>
          </table:table-cell>
          <table:table-cell table:formula="of:=0.2813*[.B328]+1.1082" office:value-type="float" office:value="2.337481" calcext:value-type="float">
            <text:p>2,337481</text:p>
          </table:table-cell>
          <table:table-cell table:formula="of:=SQRT(([.B328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58101" calcext:value-type="float">
            <text:p>658101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DC 004.35 <text:s/>mV</text:p>
          </table:table-cell>
          <table:table-cell table:formula="of:=[.A329]/(60*1000)" office:value-type="float" office:value="10.96835" calcext:value-type="float">
            <text:p>10,96835</text:p>
          </table:table-cell>
          <table:table-cell table:formula="of:=0.2813*[.B329]+1.1082" office:value-type="float" office:value="2.331855" calcext:value-type="float">
            <text:p>2,331855</text:p>
          </table:table-cell>
          <table:table-cell table:formula="of:=SQRT(([.B329]*0.052)^2 + 0.037^2)" office:value-type="float" office:value="0.229206108121053" calcext:value-type="float">
            <text:p>0,2292061081</text:p>
          </table:table-cell>
          <table:table-cell table:number-columns-repeated="1018"/>
        </table:table-row>
        <table:table-row table:style-name="ro2">
          <table:table-cell office:value-type="float" office:value="660098" calcext:value-type="float">
            <text:p>660098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DC 004.36 <text:s/>mV</text:p>
          </table:table-cell>
          <table:table-cell table:formula="of:=[.A330]/(60*1000)" office:value-type="float" office:value="11.0016333333333" calcext:value-type="float">
            <text:p>11,0016333333</text:p>
          </table:table-cell>
          <table:table-cell table:formula="of:=0.2813*[.B330]+1.1082" office:value-type="float" office:value="2.334668" calcext:value-type="float">
            <text:p>2,334668</text:p>
          </table:table-cell>
          <table:table-cell table:formula="of:=SQRT(([.B330]*0.052)^2 + 0.037^2)" office:value-type="float" office:value="0.229719303498857" calcext:value-type="float">
            <text:p>0,2297193035</text:p>
          </table:table-cell>
          <table:table-cell table:number-columns-repeated="1018"/>
        </table:table-row>
        <table:table-row table:style-name="ro2">
          <table:table-cell office:value-type="float" office:value="662126" calcext:value-type="float">
            <text:p>662126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DC 004.32 <text:s/>mV</text:p>
          </table:table-cell>
          <table:table-cell table:formula="of:=[.A331]/(60*1000)" office:value-type="float" office:value="11.0354333333333" calcext:value-type="float">
            <text:p>11,0354333333</text:p>
          </table:table-cell>
          <table:table-cell table:formula="of:=0.2813*[.B331]+1.1082" office:value-type="float" office:value="2.323416" calcext:value-type="float">
            <text:p>2,323416</text:p>
          </table:table-cell>
          <table:table-cell table:formula="of:=SQRT(([.B331]*0.052)^2 + 0.037^2)" office:value-type="float" office:value="0.227666707271836" calcext:value-type="float">
            <text:p>0,2276667073</text:p>
          </table:table-cell>
          <table:table-cell table:number-columns-repeated="1018"/>
        </table:table-row>
        <table:table-row table:style-name="ro2">
          <table:table-cell office:value-type="float" office:value="664138" calcext:value-type="float">
            <text:p>664138</text:p>
          </table:table-cell>
          <table:table-cell office:value-type="float" office:value="4.38" calcext:value-type="float">
            <text:p>4,38</text:p>
          </table:table-cell>
          <table:table-cell office:value-type="string" calcext:value-type="string">
            <text:p>DC 004.38 <text:s/>mV</text:p>
          </table:table-cell>
          <table:table-cell table:formula="of:=[.A332]/(60*1000)" office:value-type="float" office:value="11.0689666666667" calcext:value-type="float">
            <text:p>11,0689666667</text:p>
          </table:table-cell>
          <table:table-cell table:formula="of:=0.2813*[.B332]+1.1082" office:value-type="float" office:value="2.340294" calcext:value-type="float">
            <text:p>2,340294</text:p>
          </table:table-cell>
          <table:table-cell table:formula="of:=SQRT(([.B332]*0.052)^2 + 0.037^2)" office:value-type="float" office:value="0.230745785660324" calcext:value-type="float">
            <text:p>0,2307457857</text:p>
          </table:table-cell>
          <table:table-cell table:number-columns-repeated="1018"/>
        </table:table-row>
        <table:table-row table:style-name="ro2">
          <table:table-cell office:value-type="float" office:value="666151" calcext:value-type="float">
            <text:p>666151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DC 004.35 <text:s/>mV</text:p>
          </table:table-cell>
          <table:table-cell table:formula="of:=[.A333]/(60*1000)" office:value-type="float" office:value="11.1025166666667" calcext:value-type="float">
            <text:p>11,1025166667</text:p>
          </table:table-cell>
          <table:table-cell table:formula="of:=0.2813*[.B333]+1.1082" office:value-type="float" office:value="2.331855" calcext:value-type="float">
            <text:p>2,331855</text:p>
          </table:table-cell>
          <table:table-cell table:formula="of:=SQRT(([.B333]*0.052)^2 + 0.037^2)" office:value-type="float" office:value="0.229206108121053" calcext:value-type="float">
            <text:p>0,2292061081</text:p>
          </table:table-cell>
          <table:table-cell table:number-columns-repeated="1018"/>
        </table:table-row>
        <table:table-row table:style-name="ro2">
          <table:table-cell office:value-type="float" office:value="668163" calcext:value-type="float">
            <text:p>668163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34]/(60*1000)" office:value-type="float" office:value="11.13605" calcext:value-type="float">
            <text:p>11,13605</text:p>
          </table:table-cell>
          <table:table-cell table:formula="of:=0.2813*[.B334]+1.1082" office:value-type="float" office:value="2.337481" calcext:value-type="float">
            <text:p>2,337481</text:p>
          </table:table-cell>
          <table:table-cell table:formula="of:=SQRT(([.B334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70176" calcext:value-type="float">
            <text:p>670176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DC 004.40 <text:s/>mV</text:p>
          </table:table-cell>
          <table:table-cell table:formula="of:=[.A335]/(60*1000)" office:value-type="float" office:value="11.1696" calcext:value-type="float">
            <text:p>11,1696</text:p>
          </table:table-cell>
          <table:table-cell table:formula="of:=0.2813*[.B335]+1.1082" office:value-type="float" office:value="2.34592" calcext:value-type="float">
            <text:p>2,34592</text:p>
          </table:table-cell>
          <table:table-cell table:formula="of:=SQRT(([.B335]*0.052)^2 + 0.037^2)" office:value-type="float" office:value="0.231772388346843" calcext:value-type="float">
            <text:p>0,2317723883</text:p>
          </table:table-cell>
          <table:table-cell table:number-columns-repeated="1018"/>
        </table:table-row>
        <table:table-row table:style-name="ro2">
          <table:table-cell office:value-type="float" office:value="672188" calcext:value-type="float">
            <text:p>672188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36]/(60*1000)" office:value-type="float" office:value="11.2031333333333" calcext:value-type="float">
            <text:p>11,2031333333</text:p>
          </table:table-cell>
          <table:table-cell table:formula="of:=0.2813*[.B336]+1.1082" office:value-type="float" office:value="2.337481" calcext:value-type="float">
            <text:p>2,337481</text:p>
          </table:table-cell>
          <table:table-cell table:formula="of:=SQRT(([.B336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74185" calcext:value-type="float">
            <text:p>674185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DC 004.35 <text:s/>mV</text:p>
          </table:table-cell>
          <table:table-cell table:formula="of:=[.A337]/(60*1000)" office:value-type="float" office:value="11.2364166666667" calcext:value-type="float">
            <text:p>11,2364166667</text:p>
          </table:table-cell>
          <table:table-cell table:formula="of:=0.2813*[.B337]+1.1082" office:value-type="float" office:value="2.331855" calcext:value-type="float">
            <text:p>2,331855</text:p>
          </table:table-cell>
          <table:table-cell table:formula="of:=SQRT(([.B337]*0.052)^2 + 0.037^2)" office:value-type="float" office:value="0.229206108121053" calcext:value-type="float">
            <text:p>0,2292061081</text:p>
          </table:table-cell>
          <table:table-cell table:number-columns-repeated="1018"/>
        </table:table-row>
        <table:table-row table:style-name="ro2">
          <table:table-cell office:value-type="float" office:value="676213" calcext:value-type="float">
            <text:p>676213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38]/(60*1000)" office:value-type="float" office:value="11.2702166666667" calcext:value-type="float">
            <text:p>11,2702166667</text:p>
          </table:table-cell>
          <table:table-cell table:formula="of:=0.2813*[.B338]+1.1082" office:value-type="float" office:value="2.337481" calcext:value-type="float">
            <text:p>2,337481</text:p>
          </table:table-cell>
          <table:table-cell table:formula="of:=SQRT(([.B338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78225" calcext:value-type="float">
            <text:p>678225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DC 004.40 <text:s/>mV</text:p>
          </table:table-cell>
          <table:table-cell table:formula="of:=[.A339]/(60*1000)" office:value-type="float" office:value="11.30375" calcext:value-type="float">
            <text:p>11,30375</text:p>
          </table:table-cell>
          <table:table-cell table:formula="of:=0.2813*[.B339]+1.1082" office:value-type="float" office:value="2.34592" calcext:value-type="float">
            <text:p>2,34592</text:p>
          </table:table-cell>
          <table:table-cell table:formula="of:=SQRT(([.B339]*0.052)^2 + 0.037^2)" office:value-type="float" office:value="0.231772388346843" calcext:value-type="float">
            <text:p>0,2317723883</text:p>
          </table:table-cell>
          <table:table-cell table:number-columns-repeated="1018"/>
        </table:table-row>
        <table:table-row table:style-name="ro2">
          <table:table-cell office:value-type="float" office:value="680238" calcext:value-type="float">
            <text:p>680238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DC 004.34 <text:s/>mV</text:p>
          </table:table-cell>
          <table:table-cell table:formula="of:=[.A340]/(60*1000)" office:value-type="float" office:value="11.3373" calcext:value-type="float">
            <text:p>11,3373</text:p>
          </table:table-cell>
          <table:table-cell table:formula="of:=0.2813*[.B340]+1.1082" office:value-type="float" office:value="2.329042" calcext:value-type="float">
            <text:p>2,329042</text:p>
          </table:table-cell>
          <table:table-cell table:formula="of:=SQRT(([.B340]*0.052)^2 + 0.037^2)" office:value-type="float" office:value="0.228692943485364" calcext:value-type="float">
            <text:p>0,2286929435</text:p>
          </table:table-cell>
          <table:table-cell table:number-columns-repeated="1018"/>
        </table:table-row>
        <table:table-row table:style-name="ro2">
          <table:table-cell office:value-type="float" office:value="682250" calcext:value-type="float">
            <text:p>682250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DC 004.30 <text:s/>mV</text:p>
          </table:table-cell>
          <table:table-cell table:formula="of:=[.A341]/(60*1000)" office:value-type="float" office:value="11.3708333333333" calcext:value-type="float">
            <text:p>11,3708333333</text:p>
          </table:table-cell>
          <table:table-cell table:formula="of:=0.2813*[.B341]+1.1082" office:value-type="float" office:value="2.31779" calcext:value-type="float">
            <text:p>2,31779</text:p>
          </table:table-cell>
          <table:table-cell table:formula="of:=SQRT(([.B341]*0.052)^2 + 0.037^2)" office:value-type="float" office:value="0.226640596539984" calcext:value-type="float">
            <text:p>0,2266405965</text:p>
          </table:table-cell>
          <table:table-cell table:number-columns-repeated="1018"/>
        </table:table-row>
        <table:table-row table:style-name="ro2">
          <table:table-cell office:value-type="float" office:value="684262" calcext:value-type="float">
            <text:p>684262</text:p>
          </table:table-cell>
          <table:table-cell office:value-type="float" office:value="4.33" calcext:value-type="float">
            <text:p>4,33</text:p>
          </table:table-cell>
          <table:table-cell office:value-type="string" calcext:value-type="string">
            <text:p>DC 004.33 <text:s/>mV</text:p>
          </table:table-cell>
          <table:table-cell table:formula="of:=[.A342]/(60*1000)" office:value-type="float" office:value="11.4043666666667" calcext:value-type="float">
            <text:p>11,4043666667</text:p>
          </table:table-cell>
          <table:table-cell table:formula="of:=0.2813*[.B342]+1.1082" office:value-type="float" office:value="2.326229" calcext:value-type="float">
            <text:p>2,326229</text:p>
          </table:table-cell>
          <table:table-cell table:formula="of:=SQRT(([.B342]*0.052)^2 + 0.037^2)" office:value-type="float" office:value="0.228179809799202" calcext:value-type="float">
            <text:p>0,2281798098</text:p>
          </table:table-cell>
          <table:table-cell table:number-columns-repeated="1018"/>
        </table:table-row>
        <table:table-row table:style-name="ro2">
          <table:table-cell office:value-type="float" office:value="686275" calcext:value-type="float">
            <text:p>686275</text:p>
          </table:table-cell>
          <table:table-cell office:value-type="float" office:value="4.3" calcext:value-type="float">
            <text:p>4,3</text:p>
          </table:table-cell>
          <table:table-cell office:value-type="string" calcext:value-type="string">
            <text:p>DC 004.30 <text:s/>mV</text:p>
          </table:table-cell>
          <table:table-cell table:formula="of:=[.A343]/(60*1000)" office:value-type="float" office:value="11.4379166666667" calcext:value-type="float">
            <text:p>11,4379166667</text:p>
          </table:table-cell>
          <table:table-cell table:formula="of:=0.2813*[.B343]+1.1082" office:value-type="float" office:value="2.31779" calcext:value-type="float">
            <text:p>2,31779</text:p>
          </table:table-cell>
          <table:table-cell table:formula="of:=SQRT(([.B343]*0.052)^2 + 0.037^2)" office:value-type="float" office:value="0.226640596539984" calcext:value-type="float">
            <text:p>0,2266405965</text:p>
          </table:table-cell>
          <table:table-cell table:number-columns-repeated="1018"/>
        </table:table-row>
        <table:table-row table:style-name="ro2">
          <table:table-cell office:value-type="float" office:value="688272" calcext:value-type="float">
            <text:p>688272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44]/(60*1000)" office:value-type="float" office:value="11.4712" calcext:value-type="float">
            <text:p>11,4712</text:p>
          </table:table-cell>
          <table:table-cell table:formula="of:=0.2813*[.B344]+1.1082" office:value-type="float" office:value="2.337481" calcext:value-type="float">
            <text:p>2,337481</text:p>
          </table:table-cell>
          <table:table-cell table:formula="of:=SQRT(([.B344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90300" calcext:value-type="float">
            <text:p>690300</text:p>
          </table:table-cell>
          <table:table-cell office:value-type="float" office:value="4.37" calcext:value-type="float">
            <text:p>4,37</text:p>
          </table:table-cell>
          <table:table-cell office:value-type="string" calcext:value-type="string">
            <text:p>DC 004.37 <text:s/>mV</text:p>
          </table:table-cell>
          <table:table-cell table:formula="of:=[.A345]/(60*1000)" office:value-type="float" office:value="11.505" calcext:value-type="float">
            <text:p>11,505</text:p>
          </table:table-cell>
          <table:table-cell table:formula="of:=0.2813*[.B345]+1.1082" office:value-type="float" office:value="2.337481" calcext:value-type="float">
            <text:p>2,337481</text:p>
          </table:table-cell>
          <table:table-cell table:formula="of:=SQRT(([.B345]*0.052)^2 + 0.037^2)" office:value-type="float" office:value="0.2302325294132" calcext:value-type="float">
            <text:p>0,2302325294</text:p>
          </table:table-cell>
          <table:table-cell table:number-columns-repeated="1018"/>
        </table:table-row>
        <table:table-row table:style-name="ro2">
          <table:table-cell office:value-type="float" office:value="692312" calcext:value-type="float">
            <text:p>692312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346]/(60*1000)" office:value-type="float" office:value="11.5385333333333" calcext:value-type="float">
            <text:p>11,5385333333</text:p>
          </table:table-cell>
          <table:table-cell table:formula="of:=0.2813*[.B346]+1.1082" office:value-type="float" office:value="2.320603" calcext:value-type="float">
            <text:p>2,320603</text:p>
          </table:table-cell>
          <table:table-cell table:formula="of:=SQRT(([.B346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2">
          <table:table-cell office:value-type="float" office:value="694309" calcext:value-type="float">
            <text:p>694309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347]/(60*1000)" office:value-type="float" office:value="11.5718166666667" calcext:value-type="float">
            <text:p>11,5718166667</text:p>
          </table:table-cell>
          <table:table-cell table:formula="of:=0.2813*[.B347]+1.1082" office:value-type="float" office:value="2.320603" calcext:value-type="float">
            <text:p>2,320603</text:p>
          </table:table-cell>
          <table:table-cell table:formula="of:=SQRT(([.B347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2">
          <table:table-cell office:value-type="float" office:value="696337" calcext:value-type="float">
            <text:p>696337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DC 004.32 <text:s/>mV</text:p>
          </table:table-cell>
          <table:table-cell table:formula="of:=[.A348]/(60*1000)" office:value-type="float" office:value="11.6056166666667" calcext:value-type="float">
            <text:p>11,6056166667</text:p>
          </table:table-cell>
          <table:table-cell table:formula="of:=0.2813*[.B348]+1.1082" office:value-type="float" office:value="2.323416" calcext:value-type="float">
            <text:p>2,323416</text:p>
          </table:table-cell>
          <table:table-cell table:formula="of:=SQRT(([.B348]*0.052)^2 + 0.037^2)" office:value-type="float" office:value="0.227666707271836" calcext:value-type="float">
            <text:p>0,2276667073</text:p>
          </table:table-cell>
          <table:table-cell table:number-columns-repeated="1018"/>
        </table:table-row>
        <table:table-row table:style-name="ro2">
          <table:table-cell office:value-type="float" office:value="698349" calcext:value-type="float">
            <text:p>698349</text:p>
          </table:table-cell>
          <table:table-cell office:value-type="float" office:value="4.35" calcext:value-type="float">
            <text:p>4,35</text:p>
          </table:table-cell>
          <table:table-cell office:value-type="string" calcext:value-type="string">
            <text:p>DC 004.35 <text:s/>mV</text:p>
          </table:table-cell>
          <table:table-cell table:formula="of:=[.A349]/(60*1000)" office:value-type="float" office:value="11.63915" calcext:value-type="float">
            <text:p>11,63915</text:p>
          </table:table-cell>
          <table:table-cell table:formula="of:=0.2813*[.B349]+1.1082" office:value-type="float" office:value="2.331855" calcext:value-type="float">
            <text:p>2,331855</text:p>
          </table:table-cell>
          <table:table-cell table:formula="of:=SQRT(([.B349]*0.052)^2 + 0.037^2)" office:value-type="float" office:value="0.229206108121053" calcext:value-type="float">
            <text:p>0,2292061081</text:p>
          </table:table-cell>
          <table:table-cell table:number-columns-repeated="1018"/>
        </table:table-row>
        <table:table-row table:style-name="ro2">
          <table:table-cell office:value-type="float" office:value="700362" calcext:value-type="float">
            <text:p>700362</text:p>
          </table:table-cell>
          <table:table-cell office:value-type="float" office:value="4.32" calcext:value-type="float">
            <text:p>4,32</text:p>
          </table:table-cell>
          <table:table-cell office:value-type="string" calcext:value-type="string">
            <text:p>DC 004.32 <text:s/>mV</text:p>
          </table:table-cell>
          <table:table-cell table:formula="of:=[.A350]/(60*1000)" office:value-type="float" office:value="11.6727" calcext:value-type="float">
            <text:p>11,6727</text:p>
          </table:table-cell>
          <table:table-cell table:formula="of:=0.2813*[.B350]+1.1082" office:value-type="float" office:value="2.323416" calcext:value-type="float">
            <text:p>2,323416</text:p>
          </table:table-cell>
          <table:table-cell table:formula="of:=SQRT(([.B350]*0.052)^2 + 0.037^2)" office:value-type="float" office:value="0.227666707271836" calcext:value-type="float">
            <text:p>0,2276667073</text:p>
          </table:table-cell>
          <table:table-cell table:number-columns-repeated="1018"/>
        </table:table-row>
        <table:table-row table:style-name="ro2">
          <table:table-cell office:value-type="float" office:value="702358" calcext:value-type="float">
            <text:p>702358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351]/(60*1000)" office:value-type="float" office:value="11.7059666666667" calcext:value-type="float">
            <text:p>11,7059666667</text:p>
          </table:table-cell>
          <table:table-cell table:formula="of:=0.2813*[.B351]+1.1082" office:value-type="float" office:value="2.320603" calcext:value-type="float">
            <text:p>2,320603</text:p>
          </table:table-cell>
          <table:table-cell table:formula="of:=SQRT(([.B351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2">
          <table:table-cell office:value-type="float" office:value="704386" calcext:value-type="float">
            <text:p>704386</text:p>
          </table:table-cell>
          <table:table-cell office:value-type="float" office:value="4.29" calcext:value-type="float">
            <text:p>4,29</text:p>
          </table:table-cell>
          <table:table-cell office:value-type="string" calcext:value-type="string">
            <text:p>DC 004.29 <text:s/>mV</text:p>
          </table:table-cell>
          <table:table-cell table:formula="of:=[.A352]/(60*1000)" office:value-type="float" office:value="11.7397666666667" calcext:value-type="float">
            <text:p>11,7397666667</text:p>
          </table:table-cell>
          <table:table-cell table:formula="of:=0.2813*[.B352]+1.1082" office:value-type="float" office:value="2.314977" calcext:value-type="float">
            <text:p>2,314977</text:p>
          </table:table-cell>
          <table:table-cell table:formula="of:=SQRT(([.B352]*0.052)^2 + 0.037^2)" office:value-type="float" office:value="0.226127588763512" calcext:value-type="float">
            <text:p>0,2261275888</text:p>
          </table:table-cell>
          <table:table-cell table:number-columns-repeated="1018"/>
        </table:table-row>
        <table:table-row table:style-name="ro2">
          <table:table-cell office:value-type="float" office:value="706399" calcext:value-type="float">
            <text:p>706399</text:p>
          </table:table-cell>
          <table:table-cell office:value-type="float" office:value="4.4" calcext:value-type="float">
            <text:p>4,4</text:p>
          </table:table-cell>
          <table:table-cell office:value-type="string" calcext:value-type="string">
            <text:p>DC 004.40 <text:s/>mV</text:p>
          </table:table-cell>
          <table:table-cell table:formula="of:=[.A353]/(60*1000)" office:value-type="float" office:value="11.7733166666667" calcext:value-type="float">
            <text:p>11,7733166667</text:p>
          </table:table-cell>
          <table:table-cell table:formula="of:=0.2813*[.B353]+1.1082" office:value-type="float" office:value="2.34592" calcext:value-type="float">
            <text:p>2,34592</text:p>
          </table:table-cell>
          <table:table-cell table:formula="of:=SQRT(([.B353]*0.052)^2 + 0.037^2)" office:value-type="float" office:value="0.231772388346843" calcext:value-type="float">
            <text:p>0,2317723883</text:p>
          </table:table-cell>
          <table:table-cell table:number-columns-repeated="1018"/>
        </table:table-row>
        <table:table-row table:style-name="ro2">
          <table:table-cell office:value-type="float" office:value="708396" calcext:value-type="float">
            <text:p>708396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DC 004.34 <text:s/>mV</text:p>
          </table:table-cell>
          <table:table-cell table:formula="of:=[.A354]/(60*1000)" office:value-type="float" office:value="11.8066" calcext:value-type="float">
            <text:p>11,8066</text:p>
          </table:table-cell>
          <table:table-cell table:formula="of:=0.2813*[.B354]+1.1082" office:value-type="float" office:value="2.329042" calcext:value-type="float">
            <text:p>2,329042</text:p>
          </table:table-cell>
          <table:table-cell table:formula="of:=SQRT(([.B354]*0.052)^2 + 0.037^2)" office:value-type="float" office:value="0.228692943485364" calcext:value-type="float">
            <text:p>0,2286929435</text:p>
          </table:table-cell>
          <table:table-cell table:number-columns-repeated="1018"/>
        </table:table-row>
        <table:table-row table:style-name="ro2">
          <table:table-cell office:value-type="float" office:value="710424" calcext:value-type="float">
            <text:p>710424</text:p>
          </table:table-cell>
          <table:table-cell office:value-type="float" office:value="4.36" calcext:value-type="float">
            <text:p>4,36</text:p>
          </table:table-cell>
          <table:table-cell office:value-type="string" calcext:value-type="string">
            <text:p>DC 004.36 <text:s/>mV</text:p>
          </table:table-cell>
          <table:table-cell table:formula="of:=[.A355]/(60*1000)" office:value-type="float" office:value="11.8404" calcext:value-type="float">
            <text:p>11,8404</text:p>
          </table:table-cell>
          <table:table-cell table:formula="of:=0.2813*[.B355]+1.1082" office:value-type="float" office:value="2.334668" calcext:value-type="float">
            <text:p>2,334668</text:p>
          </table:table-cell>
          <table:table-cell table:formula="of:=SQRT(([.B355]*0.052)^2 + 0.037^2)" office:value-type="float" office:value="0.229719303498857" calcext:value-type="float">
            <text:p>0,2297193035</text:p>
          </table:table-cell>
          <table:table-cell table:number-columns-repeated="1018"/>
        </table:table-row>
        <table:table-row table:style-name="ro2">
          <table:table-cell office:value-type="float" office:value="712436" calcext:value-type="float">
            <text:p>712436</text:p>
          </table:table-cell>
          <table:table-cell office:value-type="float" office:value="4.31" calcext:value-type="float">
            <text:p>4,31</text:p>
          </table:table-cell>
          <table:table-cell office:value-type="string" calcext:value-type="string">
            <text:p>DC 004.31 <text:s/>mV</text:p>
          </table:table-cell>
          <table:table-cell table:formula="of:=[.A356]/(60*1000)" office:value-type="float" office:value="11.8739333333333" calcext:value-type="float">
            <text:p>11,8739333333</text:p>
          </table:table-cell>
          <table:table-cell table:formula="of:=0.2813*[.B356]+1.1082" office:value-type="float" office:value="2.320603" calcext:value-type="float">
            <text:p>2,320603</text:p>
          </table:table-cell>
          <table:table-cell table:formula="of:=SQRT(([.B356]*0.052)^2 + 0.037^2)" office:value-type="float" office:value="0.227153636114415" calcext:value-type="float">
            <text:p>0,2271536361</text:p>
          </table:table-cell>
          <table:table-cell table:number-columns-repeated="1018"/>
        </table:table-row>
        <table:table-row table:style-name="ro2">
          <table:table-cell office:value-type="float" office:value="714433" calcext:value-type="float">
            <text:p>714433</text:p>
          </table:table-cell>
          <table:table-cell office:value-type="float" office:value="4.26" calcext:value-type="float">
            <text:p>4,26</text:p>
          </table:table-cell>
          <table:table-cell office:value-type="string" calcext:value-type="string">
            <text:p>DC 004.26 <text:s/>mV</text:p>
          </table:table-cell>
          <table:table-cell table:formula="of:=[.A357]/(60*1000)" office:value-type="float" office:value="11.9072166666667" calcext:value-type="float">
            <text:p>11,9072166667</text:p>
          </table:table-cell>
          <table:table-cell table:formula="of:=0.2813*[.B357]+1.1082" office:value-type="float" office:value="2.306538" calcext:value-type="float">
            <text:p>2,306538</text:p>
          </table:table-cell>
          <table:table-cell table:formula="of:=SQRT(([.B357]*0.052)^2 + 0.037^2)" office:value-type="float" office:value="0.224588758400771" calcext:value-type="float">
            <text:p>0,2245887584</text:p>
          </table:table-cell>
          <table:table-cell table:number-columns-repeated="1018"/>
        </table:table-row>
        <table:table-row table:style-name="ro2">
          <table:table-cell office:value-type="float" office:value="716461" calcext:value-type="float">
            <text:p>716461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58]/(60*1000)" office:value-type="float" office:value="11.9410166666667" calcext:value-type="float">
            <text:p>11,9410166667</text:p>
          </table:table-cell>
          <table:table-cell table:formula="of:=0.2813*[.B358]+1.1082" office:value-type="float" office:value="2.295286" calcext:value-type="float">
            <text:p>2,295286</text:p>
          </table:table-cell>
          <table:table-cell table:formula="of:=SQRT(([.B358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2">
          <table:table-cell office:value-type="float" office:value="718473" calcext:value-type="float">
            <text:p>718473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59]/(60*1000)" office:value-type="float" office:value="11.97455" calcext:value-type="float">
            <text:p>11,97455</text:p>
          </table:table-cell>
          <table:table-cell table:formula="of:=0.2813*[.B359]+1.1082" office:value-type="float" office:value="2.295286" calcext:value-type="float">
            <text:p>2,295286</text:p>
          </table:table-cell>
          <table:table-cell table:formula="of:=SQRT(([.B359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2">
          <table:table-cell office:value-type="float" office:value="720486" calcext:value-type="float">
            <text:p>720486</text:p>
          </table:table-cell>
          <table:table-cell office:value-type="float" office:value="4.24" calcext:value-type="float">
            <text:p>4,24</text:p>
          </table:table-cell>
          <table:table-cell office:value-type="string" calcext:value-type="string">
            <text:p>DC 004.24 <text:s/>mV</text:p>
          </table:table-cell>
          <table:table-cell table:formula="of:=[.A360]/(60*1000)" office:value-type="float" office:value="12.0081" calcext:value-type="float">
            <text:p>12,0081</text:p>
          </table:table-cell>
          <table:table-cell table:formula="of:=0.2813*[.B360]+1.1082" office:value-type="float" office:value="2.300912" calcext:value-type="float">
            <text:p>2,300912</text:p>
          </table:table-cell>
          <table:table-cell table:formula="of:=SQRT(([.B360]*0.052)^2 + 0.037^2)" office:value-type="float" office:value="0.223563034511522" calcext:value-type="float">
            <text:p>0,2235630345</text:p>
          </table:table-cell>
          <table:table-cell table:number-columns-repeated="1018"/>
        </table:table-row>
        <table:table-row table:style-name="ro2">
          <table:table-cell office:value-type="float" office:value="722482" calcext:value-type="float">
            <text:p>722482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DC 004.23 <text:s/>mV</text:p>
          </table:table-cell>
          <table:table-cell table:formula="of:=[.A361]/(60*1000)" office:value-type="float" office:value="12.0413666666667" calcext:value-type="float">
            <text:p>12,0413666667</text:p>
          </table:table-cell>
          <table:table-cell table:formula="of:=0.2813*[.B361]+1.1082" office:value-type="float" office:value="2.298099" calcext:value-type="float">
            <text:p>2,298099</text:p>
          </table:table-cell>
          <table:table-cell table:formula="of:=SQRT(([.B361]*0.052)^2 + 0.037^2)" office:value-type="float" office:value="0.22305022214739" calcext:value-type="float">
            <text:p>0,2230502221</text:p>
          </table:table-cell>
          <table:table-cell table:number-columns-repeated="1018"/>
        </table:table-row>
        <table:table-row table:style-name="ro2">
          <table:table-cell office:value-type="float" office:value="724510" calcext:value-type="float">
            <text:p>724510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DC 004.28 <text:s/>mV</text:p>
          </table:table-cell>
          <table:table-cell table:formula="of:=[.A362]/(60*1000)" office:value-type="float" office:value="12.0751666666667" calcext:value-type="float">
            <text:p>12,0751666667</text:p>
          </table:table-cell>
          <table:table-cell table:formula="of:=0.2813*[.B362]+1.1082" office:value-type="float" office:value="2.312164" calcext:value-type="float">
            <text:p>2,312164</text:p>
          </table:table-cell>
          <table:table-cell table:formula="of:=SQRT(([.B362]*0.052)^2 + 0.037^2)" office:value-type="float" office:value="0.225614613001906" calcext:value-type="float">
            <text:p>0,225614613</text:p>
          </table:table-cell>
          <table:table-cell table:number-columns-repeated="1018"/>
        </table:table-row>
        <table:table-row table:style-name="ro2">
          <table:table-cell office:value-type="float" office:value="726523" calcext:value-type="float">
            <text:p>726523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DC 004.27 <text:s/>mV</text:p>
          </table:table-cell>
          <table:table-cell table:formula="of:=[.A363]/(60*1000)" office:value-type="float" office:value="12.1087166666667" calcext:value-type="float">
            <text:p>12,1087166667</text:p>
          </table:table-cell>
          <table:table-cell table:formula="of:=0.2813*[.B363]+1.1082" office:value-type="float" office:value="2.309351" calcext:value-type="float">
            <text:p>2,309351</text:p>
          </table:table-cell>
          <table:table-cell table:formula="of:=SQRT(([.B363]*0.052)^2 + 0.037^2)" office:value-type="float" office:value="0.22510166947404" calcext:value-type="float">
            <text:p>0,2251016695</text:p>
          </table:table-cell>
          <table:table-cell table:number-columns-repeated="1018"/>
        </table:table-row>
        <table:table-row table:style-name="ro2">
          <table:table-cell office:value-type="float" office:value="728535" calcext:value-type="float">
            <text:p>728535</text:p>
          </table:table-cell>
          <table:table-cell office:value-type="float" office:value="4.27" calcext:value-type="float">
            <text:p>4,27</text:p>
          </table:table-cell>
          <table:table-cell office:value-type="string" calcext:value-type="string">
            <text:p>DC 004.27 <text:s/>mV</text:p>
          </table:table-cell>
          <table:table-cell table:formula="of:=[.A364]/(60*1000)" office:value-type="float" office:value="12.14225" calcext:value-type="float">
            <text:p>12,14225</text:p>
          </table:table-cell>
          <table:table-cell table:formula="of:=0.2813*[.B364]+1.1082" office:value-type="float" office:value="2.309351" calcext:value-type="float">
            <text:p>2,309351</text:p>
          </table:table-cell>
          <table:table-cell table:formula="of:=SQRT(([.B364]*0.052)^2 + 0.037^2)" office:value-type="float" office:value="0.22510166947404" calcext:value-type="float">
            <text:p>0,2251016695</text:p>
          </table:table-cell>
          <table:table-cell table:number-columns-repeated="1018"/>
        </table:table-row>
        <table:table-row table:style-name="ro2">
          <table:table-cell office:value-type="float" office:value="730548" calcext:value-type="float">
            <text:p>730548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C 004.20 <text:s/>mV</text:p>
          </table:table-cell>
          <table:table-cell table:formula="of:=[.A365]/(60*1000)" office:value-type="float" office:value="12.1758" calcext:value-type="float">
            <text:p>12,1758</text:p>
          </table:table-cell>
          <table:table-cell table:formula="of:=0.2813*[.B365]+1.1082" office:value-type="float" office:value="2.28966" calcext:value-type="float">
            <text:p>2,28966</text:p>
          </table:table-cell>
          <table:table-cell table:formula="of:=SQRT(([.B365]*0.052)^2 + 0.037^2)" office:value-type="float" office:value="0.221511986131676" calcext:value-type="float">
            <text:p>0,2215119861</text:p>
          </table:table-cell>
          <table:table-cell table:number-columns-repeated="1018"/>
        </table:table-row>
        <table:table-row table:style-name="ro2">
          <table:table-cell office:value-type="float" office:value="732560" calcext:value-type="float">
            <text:p>732560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366]/(60*1000)" office:value-type="float" office:value="12.2093333333333" calcext:value-type="float">
            <text:p>12,2093333333</text:p>
          </table:table-cell>
          <table:table-cell table:formula="of:=0.2813*[.B366]+1.1082" office:value-type="float" office:value="2.295286" calcext:value-type="float">
            <text:p>2,295286</text:p>
          </table:table-cell>
          <table:table-cell table:formula="of:=SQRT(([.B366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2">
          <table:table-cell office:value-type="float" office:value="734572" calcext:value-type="float">
            <text:p>734572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DC 004.28 <text:s/>mV</text:p>
          </table:table-cell>
          <table:table-cell table:formula="of:=[.A367]/(60*1000)" office:value-type="float" office:value="12.2428666666667" calcext:value-type="float">
            <text:p>12,2428666667</text:p>
          </table:table-cell>
          <table:table-cell table:formula="of:=0.2813*[.B367]+1.1082" office:value-type="float" office:value="2.312164" calcext:value-type="float">
            <text:p>2,312164</text:p>
          </table:table-cell>
          <table:table-cell table:formula="of:=SQRT(([.B367]*0.052)^2 + 0.037^2)" office:value-type="float" office:value="0.225614613001906" calcext:value-type="float">
            <text:p>0,225614613</text:p>
          </table:table-cell>
          <table:table-cell table:number-columns-repeated="1018"/>
        </table:table-row>
        <table:table-row table:style-name="ro2">
          <table:table-cell office:value-type="float" office:value="736569" calcext:value-type="float">
            <text:p>736569</text:p>
          </table:table-cell>
          <table:table-cell office:value-type="float" office:value="4.24" calcext:value-type="float">
            <text:p>4,24</text:p>
          </table:table-cell>
          <table:table-cell office:value-type="string" calcext:value-type="string">
            <text:p>DC 004.24 <text:s/>mV</text:p>
          </table:table-cell>
          <table:table-cell table:formula="of:=[.A368]/(60*1000)" office:value-type="float" office:value="12.27615" calcext:value-type="float">
            <text:p>12,27615</text:p>
          </table:table-cell>
          <table:table-cell table:formula="of:=0.2813*[.B368]+1.1082" office:value-type="float" office:value="2.300912" calcext:value-type="float">
            <text:p>2,300912</text:p>
          </table:table-cell>
          <table:table-cell table:formula="of:=SQRT(([.B368]*0.052)^2 + 0.037^2)" office:value-type="float" office:value="0.223563034511522" calcext:value-type="float">
            <text:p>0,2235630345</text:p>
          </table:table-cell>
          <table:table-cell table:number-columns-repeated="1018"/>
        </table:table-row>
        <table:table-row table:style-name="ro2">
          <table:table-cell office:value-type="float" office:value="738597" calcext:value-type="float">
            <text:p>738597</text:p>
          </table:table-cell>
          <table:table-cell office:value-type="float" office:value="4.2" calcext:value-type="float">
            <text:p>4,2</text:p>
          </table:table-cell>
          <table:table-cell office:value-type="string" calcext:value-type="string">
            <text:p>DC 004.20 <text:s/>mV</text:p>
          </table:table-cell>
          <table:table-cell table:formula="of:=[.A369]/(60*1000)" office:value-type="float" office:value="12.30995" calcext:value-type="float">
            <text:p>12,30995</text:p>
          </table:table-cell>
          <table:table-cell table:formula="of:=0.2813*[.B369]+1.1082" office:value-type="float" office:value="2.28966" calcext:value-type="float">
            <text:p>2,28966</text:p>
          </table:table-cell>
          <table:table-cell table:formula="of:=SQRT(([.B369]*0.052)^2 + 0.037^2)" office:value-type="float" office:value="0.221511986131676" calcext:value-type="float">
            <text:p>0,2215119861</text:p>
          </table:table-cell>
          <table:table-cell table:number-columns-repeated="1018"/>
        </table:table-row>
        <table:table-row table:style-name="ro2">
          <table:table-cell office:value-type="float" office:value="740610" calcext:value-type="float">
            <text:p>740610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70]/(60*1000)" office:value-type="float" office:value="12.3435" calcext:value-type="float">
            <text:p>12,3435</text:p>
          </table:table-cell>
          <table:table-cell table:formula="of:=0.2813*[.B370]+1.1082" office:value-type="float" office:value="2.281221" calcext:value-type="float">
            <text:p>2,281221</text:p>
          </table:table-cell>
          <table:table-cell table:formula="of:=SQRT(([.B370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2">
          <table:table-cell office:value-type="float" office:value="742622" calcext:value-type="float">
            <text:p>742622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371]/(60*1000)" office:value-type="float" office:value="12.3770333333333" calcext:value-type="float">
            <text:p>12,3770333333</text:p>
          </table:table-cell>
          <table:table-cell table:formula="of:=0.2813*[.B371]+1.1082" office:value-type="float" office:value="2.278408" calcext:value-type="float">
            <text:p>2,278408</text:p>
          </table:table-cell>
          <table:table-cell table:formula="of:=SQRT(([.B371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2">
          <table:table-cell office:value-type="float" office:value="744634" calcext:value-type="float">
            <text:p>744634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372]/(60*1000)" office:value-type="float" office:value="12.4105666666667" calcext:value-type="float">
            <text:p>12,4105666667</text:p>
          </table:table-cell>
          <table:table-cell table:formula="of:=0.2813*[.B372]+1.1082" office:value-type="float" office:value="2.272782" calcext:value-type="float">
            <text:p>2,272782</text:p>
          </table:table-cell>
          <table:table-cell table:formula="of:=SQRT(([.B372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2">
          <table:table-cell office:value-type="float" office:value="746647" calcext:value-type="float">
            <text:p>746647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73]/(60*1000)" office:value-type="float" office:value="12.4441166666667" calcext:value-type="float">
            <text:p>12,4441166667</text:p>
          </table:table-cell>
          <table:table-cell table:formula="of:=0.2813*[.B373]+1.1082" office:value-type="float" office:value="2.281221" calcext:value-type="float">
            <text:p>2,281221</text:p>
          </table:table-cell>
          <table:table-cell table:formula="of:=SQRT(([.B373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2">
          <table:table-cell office:value-type="float" office:value="748659" calcext:value-type="float">
            <text:p>748659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DC 004.13 <text:s/>mV</text:p>
          </table:table-cell>
          <table:table-cell table:formula="of:=[.A374]/(60*1000)" office:value-type="float" office:value="12.47765" calcext:value-type="float">
            <text:p>12,47765</text:p>
          </table:table-cell>
          <table:table-cell table:formula="of:=0.2813*[.B374]+1.1082" office:value-type="float" office:value="2.269969" calcext:value-type="float">
            <text:p>2,269969</text:p>
          </table:table-cell>
          <table:table-cell table:formula="of:=SQRT(([.B374]*0.052)^2 + 0.037^2)" office:value-type="float" office:value="0.217923972063653" calcext:value-type="float">
            <text:p>0,2179239721</text:p>
          </table:table-cell>
          <table:table-cell table:number-columns-repeated="1018"/>
        </table:table-row>
        <table:table-row table:style-name="ro2">
          <table:table-cell office:value-type="float" office:value="750656" calcext:value-type="float">
            <text:p>750656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375]/(60*1000)" office:value-type="float" office:value="12.5109333333333" calcext:value-type="float">
            <text:p>12,5109333333</text:p>
          </table:table-cell>
          <table:table-cell table:formula="of:=0.2813*[.B375]+1.1082" office:value-type="float" office:value="2.272782" calcext:value-type="float">
            <text:p>2,272782</text:p>
          </table:table-cell>
          <table:table-cell table:formula="of:=SQRT(([.B375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2">
          <table:table-cell office:value-type="float" office:value="752684" calcext:value-type="float">
            <text:p>752684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76]/(60*1000)" office:value-type="float" office:value="12.5447333333333" calcext:value-type="float">
            <text:p>12,5447333333</text:p>
          </table:table-cell>
          <table:table-cell table:formula="of:=0.2813*[.B376]+1.1082" office:value-type="float" office:value="2.281221" calcext:value-type="float">
            <text:p>2,281221</text:p>
          </table:table-cell>
          <table:table-cell table:formula="of:=SQRT(([.B376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2">
          <table:table-cell office:value-type="float" office:value="754696" calcext:value-type="float">
            <text:p>754696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377]/(60*1000)" office:value-type="float" office:value="12.5782666666667" calcext:value-type="float">
            <text:p>12,5782666667</text:p>
          </table:table-cell>
          <table:table-cell table:formula="of:=0.2813*[.B377]+1.1082" office:value-type="float" office:value="2.272782" calcext:value-type="float">
            <text:p>2,272782</text:p>
          </table:table-cell>
          <table:table-cell table:formula="of:=SQRT(([.B377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2">
          <table:table-cell office:value-type="float" office:value="756709" calcext:value-type="float">
            <text:p>756709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DC 004.12 <text:s/>mV</text:p>
          </table:table-cell>
          <table:table-cell table:formula="of:=[.A378]/(60*1000)" office:value-type="float" office:value="12.6118166666667" calcext:value-type="float">
            <text:p>12,6118166667</text:p>
          </table:table-cell>
          <table:table-cell table:formula="of:=0.2813*[.B378]+1.1082" office:value-type="float" office:value="2.267156" calcext:value-type="float">
            <text:p>2,267156</text:p>
          </table:table-cell>
          <table:table-cell table:formula="of:=SQRT(([.B378]*0.052)^2 + 0.037^2)" office:value-type="float" office:value="0.217411539712132" calcext:value-type="float">
            <text:p>0,2174115397</text:p>
          </table:table-cell>
          <table:table-cell table:number-columns-repeated="1018"/>
        </table:table-row>
        <table:table-row table:style-name="ro2">
          <table:table-cell office:value-type="float" office:value="758721" calcext:value-type="float">
            <text:p>758721</text:p>
          </table:table-cell>
          <table:table-cell office:value-type="float" office:value="4.18" calcext:value-type="float">
            <text:p>4,18</text:p>
          </table:table-cell>
          <table:table-cell office:value-type="string" calcext:value-type="string">
            <text:p>DC 004.18 <text:s/>mV</text:p>
          </table:table-cell>
          <table:table-cell table:formula="of:=[.A379]/(60*1000)" office:value-type="float" office:value="12.64535" calcext:value-type="float">
            <text:p>12,64535</text:p>
          </table:table-cell>
          <table:table-cell table:formula="of:=0.2813*[.B379]+1.1082" office:value-type="float" office:value="2.284034" calcext:value-type="float">
            <text:p>2,284034</text:p>
          </table:table-cell>
          <table:table-cell table:formula="of:=SQRT(([.B379]*0.052)^2 + 0.037^2)" office:value-type="float" office:value="0.220486665356434" calcext:value-type="float">
            <text:p>0,2204866654</text:p>
          </table:table-cell>
          <table:table-cell table:number-columns-repeated="1018"/>
        </table:table-row>
        <table:table-row table:style-name="ro2">
          <table:table-cell office:value-type="float" office:value="760734" calcext:value-type="float">
            <text:p>760734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80]/(60*1000)" office:value-type="float" office:value="12.6789" calcext:value-type="float">
            <text:p>12,6789</text:p>
          </table:table-cell>
          <table:table-cell table:formula="of:=0.2813*[.B380]+1.1082" office:value-type="float" office:value="2.281221" calcext:value-type="float">
            <text:p>2,281221</text:p>
          </table:table-cell>
          <table:table-cell table:formula="of:=SQRT(([.B380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2">
          <table:table-cell office:value-type="float" office:value="762746" calcext:value-type="float">
            <text:p>762746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381]/(60*1000)" office:value-type="float" office:value="12.7124333333333" calcext:value-type="float">
            <text:p>12,7124333333</text:p>
          </table:table-cell>
          <table:table-cell table:formula="of:=0.2813*[.B381]+1.1082" office:value-type="float" office:value="2.275595" calcext:value-type="float">
            <text:p>2,275595</text:p>
          </table:table-cell>
          <table:table-cell table:formula="of:=SQRT(([.B381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2">
          <table:table-cell office:value-type="float" office:value="764743" calcext:value-type="float">
            <text:p>764743</text:p>
          </table:table-cell>
          <table:table-cell office:value-type="float" office:value="4.17" calcext:value-type="float">
            <text:p>4,17</text:p>
          </table:table-cell>
          <table:table-cell office:value-type="string" calcext:value-type="string">
            <text:p>DC 004.17 <text:s/>mV</text:p>
          </table:table-cell>
          <table:table-cell table:formula="of:=[.A382]/(60*1000)" office:value-type="float" office:value="12.7457166666667" calcext:value-type="float">
            <text:p>12,7457166667</text:p>
          </table:table-cell>
          <table:table-cell table:formula="of:=0.2813*[.B382]+1.1082" office:value-type="float" office:value="2.281221" calcext:value-type="float">
            <text:p>2,281221</text:p>
          </table:table-cell>
          <table:table-cell table:formula="of:=SQRT(([.B382]*0.052)^2 + 0.037^2)" office:value-type="float" office:value="0.219974056652143" calcext:value-type="float">
            <text:p>0,2199740567</text:p>
          </table:table-cell>
          <table:table-cell table:number-columns-repeated="1018"/>
        </table:table-row>
        <table:table-row table:style-name="ro2">
          <table:table-cell office:value-type="float" office:value="766771" calcext:value-type="float">
            <text:p>766771</text:p>
          </table:table-cell>
          <table:table-cell office:value-type="float" office:value="4.19" calcext:value-type="float">
            <text:p>4,19</text:p>
          </table:table-cell>
          <table:table-cell office:value-type="string" calcext:value-type="string">
            <text:p>DC 004.19 <text:s/>mV</text:p>
          </table:table-cell>
          <table:table-cell table:formula="of:=[.A383]/(60*1000)" office:value-type="float" office:value="12.7795166666667" calcext:value-type="float">
            <text:p>12,7795166667</text:p>
          </table:table-cell>
          <table:table-cell table:formula="of:=0.2813*[.B383]+1.1082" office:value-type="float" office:value="2.286847" calcext:value-type="float">
            <text:p>2,286847</text:p>
          </table:table-cell>
          <table:table-cell table:formula="of:=SQRT(([.B383]*0.052)^2 + 0.037^2)" office:value-type="float" office:value="0.220999308596204" calcext:value-type="float">
            <text:p>0,2209993086</text:p>
          </table:table-cell>
          <table:table-cell table:number-columns-repeated="1018"/>
        </table:table-row>
        <table:table-row table:style-name="ro2">
          <table:table-cell office:value-type="float" office:value="768783" calcext:value-type="float">
            <text:p>768783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DC 004.23 <text:s/>mV</text:p>
          </table:table-cell>
          <table:table-cell table:formula="of:=[.A384]/(60*1000)" office:value-type="float" office:value="12.81305" calcext:value-type="float">
            <text:p>12,81305</text:p>
          </table:table-cell>
          <table:table-cell table:formula="of:=0.2813*[.B384]+1.1082" office:value-type="float" office:value="2.298099" calcext:value-type="float">
            <text:p>2,298099</text:p>
          </table:table-cell>
          <table:table-cell table:formula="of:=SQRT(([.B384]*0.052)^2 + 0.037^2)" office:value-type="float" office:value="0.22305022214739" calcext:value-type="float">
            <text:p>0,2230502221</text:p>
          </table:table-cell>
          <table:table-cell table:number-columns-repeated="1018"/>
        </table:table-row>
        <table:table-row table:style-name="ro2">
          <table:table-cell office:value-type="float" office:value="770780" calcext:value-type="float">
            <text:p>770780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385]/(60*1000)" office:value-type="float" office:value="12.8463333333333" calcext:value-type="float">
            <text:p>12,8463333333</text:p>
          </table:table-cell>
          <table:table-cell table:formula="of:=0.2813*[.B385]+1.1082" office:value-type="float" office:value="2.278408" calcext:value-type="float">
            <text:p>2,278408</text:p>
          </table:table-cell>
          <table:table-cell table:formula="of:=SQRT(([.B385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2">
          <table:table-cell office:value-type="float" office:value="772808" calcext:value-type="float">
            <text:p>772808</text:p>
          </table:table-cell>
          <table:table-cell office:value-type="float" office:value="4.16" calcext:value-type="float">
            <text:p>4,16</text:p>
          </table:table-cell>
          <table:table-cell office:value-type="string" calcext:value-type="string">
            <text:p>DC 004.16 <text:s/>mV</text:p>
          </table:table-cell>
          <table:table-cell table:formula="of:=[.A386]/(60*1000)" office:value-type="float" office:value="12.8801333333333" calcext:value-type="float">
            <text:p>12,8801333333</text:p>
          </table:table-cell>
          <table:table-cell table:formula="of:=0.2813*[.B386]+1.1082" office:value-type="float" office:value="2.278408" calcext:value-type="float">
            <text:p>2,278408</text:p>
          </table:table-cell>
          <table:table-cell table:formula="of:=SQRT(([.B386]*0.052)^2 + 0.037^2)" office:value-type="float" office:value="0.219461482725329" calcext:value-type="float">
            <text:p>0,2194614827</text:p>
          </table:table-cell>
          <table:table-cell table:number-columns-repeated="1018"/>
        </table:table-row>
        <table:table-row table:style-name="ro2">
          <table:table-cell office:value-type="float" office:value="774820" calcext:value-type="float">
            <text:p>774820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387]/(60*1000)" office:value-type="float" office:value="12.9136666666667" calcext:value-type="float">
            <text:p>12,9136666667</text:p>
          </table:table-cell>
          <table:table-cell table:formula="of:=0.2813*[.B387]+1.1082" office:value-type="float" office:value="2.258717" calcext:value-type="float">
            <text:p>2,258717</text:p>
          </table:table-cell>
          <table:table-cell table:formula="of:=SQRT(([.B387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2">
          <table:table-cell office:value-type="float" office:value="776817" calcext:value-type="float">
            <text:p>776817</text:p>
          </table:table-cell>
          <table:table-cell office:value-type="float" office:value="4.15" calcext:value-type="float">
            <text:p>4,15</text:p>
          </table:table-cell>
          <table:table-cell office:value-type="string" calcext:value-type="string">
            <text:p>DC 004.15 <text:s/>mV</text:p>
          </table:table-cell>
          <table:table-cell table:formula="of:=[.A388]/(60*1000)" office:value-type="float" office:value="12.94695" calcext:value-type="float">
            <text:p>12,94695</text:p>
          </table:table-cell>
          <table:table-cell table:formula="of:=0.2813*[.B388]+1.1082" office:value-type="float" office:value="2.275595" calcext:value-type="float">
            <text:p>2,275595</text:p>
          </table:table-cell>
          <table:table-cell table:formula="of:=SQRT(([.B388]*0.052)^2 + 0.037^2)" office:value-type="float" office:value="0.218948943820243" calcext:value-type="float">
            <text:p>0,2189489438</text:p>
          </table:table-cell>
          <table:table-cell table:number-columns-repeated="1018"/>
        </table:table-row>
        <table:table-row table:style-name="ro2">
          <table:table-cell office:value-type="float" office:value="778845" calcext:value-type="float">
            <text:p>778845</text:p>
          </table:table-cell>
          <table:table-cell office:value-type="float" office:value="4.08" calcext:value-type="float">
            <text:p>4,08</text:p>
          </table:table-cell>
          <table:table-cell office:value-type="string" calcext:value-type="string">
            <text:p>DC 004.08 <text:s/>mV</text:p>
          </table:table-cell>
          <table:table-cell table:formula="of:=[.A389]/(60*1000)" office:value-type="float" office:value="12.98075" calcext:value-type="float">
            <text:p>12,98075</text:p>
          </table:table-cell>
          <table:table-cell table:formula="of:=0.2813*[.B389]+1.1082" office:value-type="float" office:value="2.255904" calcext:value-type="float">
            <text:p>2,255904</text:p>
          </table:table-cell>
          <table:table-cell table:formula="of:=SQRT(([.B389]*0.052)^2 + 0.037^2)" office:value-type="float" office:value="0.215362173094534" calcext:value-type="float">
            <text:p>0,2153621731</text:p>
          </table:table-cell>
          <table:table-cell table:number-columns-repeated="1018"/>
        </table:table-row>
        <table:table-row table:style-name="ro2">
          <table:table-cell office:value-type="float" office:value="780858" calcext:value-type="float">
            <text:p>780858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DC 004.10 <text:s/>mV</text:p>
          </table:table-cell>
          <table:table-cell table:formula="of:=[.A390]/(60*1000)" office:value-type="float" office:value="13.0143" calcext:value-type="float">
            <text:p>13,0143</text:p>
          </table:table-cell>
          <table:table-cell table:formula="of:=0.2813*[.B390]+1.1082" office:value-type="float" office:value="2.26153" calcext:value-type="float">
            <text:p>2,26153</text:p>
          </table:table-cell>
          <table:table-cell table:formula="of:=SQRT(([.B390]*0.052)^2 + 0.037^2)" office:value-type="float" office:value="0.216386783330221" calcext:value-type="float">
            <text:p>0,2163867833</text:p>
          </table:table-cell>
          <table:table-cell table:number-columns-repeated="1018"/>
        </table:table-row>
        <table:table-row table:style-name="ro2">
          <table:table-cell office:value-type="float" office:value="782870" calcext:value-type="float">
            <text:p>782870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1]/(60*1000)" office:value-type="float" office:value="13.0478333333333" calcext:value-type="float">
            <text:p>13,0478333333</text:p>
          </table:table-cell>
          <table:table-cell table:formula="of:=0.2813*[.B391]+1.1082" office:value-type="float" office:value="2.250278" calcext:value-type="float">
            <text:p>2,250278</text:p>
          </table:table-cell>
          <table:table-cell table:formula="of:=SQRT(([.B391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784882" calcext:value-type="float">
            <text:p>784882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2]/(60*1000)" office:value-type="float" office:value="13.0813666666667" calcext:value-type="float">
            <text:p>13,0813666667</text:p>
          </table:table-cell>
          <table:table-cell table:formula="of:=0.2813*[.B392]+1.1082" office:value-type="float" office:value="2.250278" calcext:value-type="float">
            <text:p>2,250278</text:p>
          </table:table-cell>
          <table:table-cell table:formula="of:=SQRT(([.B392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786895" calcext:value-type="float">
            <text:p>786895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3]/(60*1000)" office:value-type="float" office:value="13.1149166666667" calcext:value-type="float">
            <text:p>13,1149166667</text:p>
          </table:table-cell>
          <table:table-cell table:formula="of:=0.2813*[.B393]+1.1082" office:value-type="float" office:value="2.250278" calcext:value-type="float">
            <text:p>2,250278</text:p>
          </table:table-cell>
          <table:table-cell table:formula="of:=SQRT(([.B393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788907" calcext:value-type="float">
            <text:p>788907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4]/(60*1000)" office:value-type="float" office:value="13.14845" calcext:value-type="float">
            <text:p>13,14845</text:p>
          </table:table-cell>
          <table:table-cell table:formula="of:=0.2813*[.B394]+1.1082" office:value-type="float" office:value="2.250278" calcext:value-type="float">
            <text:p>2,250278</text:p>
          </table:table-cell>
          <table:table-cell table:formula="of:=SQRT(([.B394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790920" calcext:value-type="float">
            <text:p>790920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5]/(60*1000)" office:value-type="float" office:value="13.182" calcext:value-type="float">
            <text:p>13,182</text:p>
          </table:table-cell>
          <table:table-cell table:formula="of:=0.2813*[.B395]+1.1082" office:value-type="float" office:value="2.250278" calcext:value-type="float">
            <text:p>2,250278</text:p>
          </table:table-cell>
          <table:table-cell table:formula="of:=SQRT(([.B395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792932" calcext:value-type="float">
            <text:p>792932</text:p>
          </table:table-cell>
          <table:table-cell office:value-type="float" office:value="4.05" calcext:value-type="float">
            <text:p>4,05</text:p>
          </table:table-cell>
          <table:table-cell office:value-type="string" calcext:value-type="string">
            <text:p>DC 004.05 <text:s/>mV</text:p>
          </table:table-cell>
          <table:table-cell table:formula="of:=[.A396]/(60*1000)" office:value-type="float" office:value="13.2155333333333" calcext:value-type="float">
            <text:p>13,2155333333</text:p>
          </table:table-cell>
          <table:table-cell table:formula="of:=0.2813*[.B396]+1.1082" office:value-type="float" office:value="2.247465" calcext:value-type="float">
            <text:p>2,247465</text:p>
          </table:table-cell>
          <table:table-cell table:formula="of:=SQRT(([.B396]*0.052)^2 + 0.037^2)" office:value-type="float" office:value="0.213825536360838" calcext:value-type="float">
            <text:p>0,2138255364</text:p>
          </table:table-cell>
          <table:table-cell table:number-columns-repeated="1018"/>
        </table:table-row>
        <table:table-row table:style-name="ro2">
          <table:table-cell office:value-type="float" office:value="794944" calcext:value-type="float">
            <text:p>794944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DC 004.04 <text:s/>mV</text:p>
          </table:table-cell>
          <table:table-cell table:formula="of:=[.A397]/(60*1000)" office:value-type="float" office:value="13.2490666666667" calcext:value-type="float">
            <text:p>13,2490666667</text:p>
          </table:table-cell>
          <table:table-cell table:formula="of:=0.2813*[.B397]+1.1082" office:value-type="float" office:value="2.244652" calcext:value-type="float">
            <text:p>2,244652</text:p>
          </table:table-cell>
          <table:table-cell table:formula="of:=SQRT(([.B397]*0.052)^2 + 0.037^2)" office:value-type="float" office:value="0.213313399485358" calcext:value-type="float">
            <text:p>0,2133133995</text:p>
          </table:table-cell>
          <table:table-cell table:number-columns-repeated="1018"/>
        </table:table-row>
        <table:table-row table:style-name="ro2">
          <table:table-cell office:value-type="float" office:value="796957" calcext:value-type="float">
            <text:p>796957</text:p>
          </table:table-cell>
          <table:table-cell office:value-type="float" office:value="4.02" calcext:value-type="float">
            <text:p>4,02</text:p>
          </table:table-cell>
          <table:table-cell office:value-type="string" calcext:value-type="string">
            <text:p>DC 004.02 <text:s/>mV</text:p>
          </table:table-cell>
          <table:table-cell table:formula="of:=[.A398]/(60*1000)" office:value-type="float" office:value="13.2826166666667" calcext:value-type="float">
            <text:p>13,2826166667</text:p>
          </table:table-cell>
          <table:table-cell table:formula="of:=0.2813*[.B398]+1.1082" office:value-type="float" office:value="2.239026" calcext:value-type="float">
            <text:p>2,239026</text:p>
          </table:table-cell>
          <table:table-cell table:formula="of:=SQRT(([.B398]*0.052)^2 + 0.037^2)" office:value-type="float" office:value="0.212289240424474" calcext:value-type="float">
            <text:p>0,2122892404</text:p>
          </table:table-cell>
          <table:table-cell table:number-columns-repeated="1018"/>
        </table:table-row>
        <table:table-row table:style-name="ro2">
          <table:table-cell office:value-type="float" office:value="798969" calcext:value-type="float">
            <text:p>798969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399]/(60*1000)" office:value-type="float" office:value="13.31615" calcext:value-type="float">
            <text:p>13,31615</text:p>
          </table:table-cell>
          <table:table-cell table:formula="of:=0.2813*[.B399]+1.1082" office:value-type="float" office:value="2.250278" calcext:value-type="float">
            <text:p>2,250278</text:p>
          </table:table-cell>
          <table:table-cell table:formula="of:=SQRT(([.B399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800982" calcext:value-type="float">
            <text:p>800982</text:p>
          </table:table-cell>
          <table:table-cell office:value-type="float" office:value="4.11" calcext:value-type="float">
            <text:p>4,11</text:p>
          </table:table-cell>
          <table:table-cell office:value-type="string" calcext:value-type="string">
            <text:p>DC 004.11 <text:s/>mV</text:p>
          </table:table-cell>
          <table:table-cell table:formula="of:=[.A400]/(60*1000)" office:value-type="float" office:value="13.3497" calcext:value-type="float">
            <text:p>13,3497</text:p>
          </table:table-cell>
          <table:table-cell table:formula="of:=0.2813*[.B400]+1.1082" office:value-type="float" office:value="2.264343" calcext:value-type="float">
            <text:p>2,264343</text:p>
          </table:table-cell>
          <table:table-cell table:formula="of:=SQRT(([.B400]*0.052)^2 + 0.037^2)" office:value-type="float" office:value="0.216899143382356" calcext:value-type="float">
            <text:p>0,2168991434</text:p>
          </table:table-cell>
          <table:table-cell table:number-columns-repeated="1018"/>
        </table:table-row>
        <table:table-row table:style-name="ro2">
          <table:table-cell office:value-type="float" office:value="802994" calcext:value-type="float">
            <text:p>802994</text:p>
          </table:table-cell>
          <table:table-cell office:value-type="float" office:value="4.07" calcext:value-type="float">
            <text:p>4,07</text:p>
          </table:table-cell>
          <table:table-cell office:value-type="string" calcext:value-type="string">
            <text:p>DC 004.07 <text:s/>mV</text:p>
          </table:table-cell>
          <table:table-cell table:formula="of:=[.A401]/(60*1000)" office:value-type="float" office:value="13.3832333333333" calcext:value-type="float">
            <text:p>13,3832333333</text:p>
          </table:table-cell>
          <table:table-cell table:formula="of:=0.2813*[.B401]+1.1082" office:value-type="float" office:value="2.253091" calcext:value-type="float">
            <text:p>2,253091</text:p>
          </table:table-cell>
          <table:table-cell table:formula="of:=SQRT(([.B401]*0.052)^2 + 0.037^2)" office:value-type="float" office:value="0.214849923434941" calcext:value-type="float">
            <text:p>0,2148499234</text:p>
          </table:table-cell>
          <table:table-cell table:number-columns-repeated="1018"/>
        </table:table-row>
        <table:table-row table:style-name="ro2">
          <table:table-cell office:value-type="float" office:value="805006" calcext:value-type="float">
            <text:p>805006</text:p>
          </table:table-cell>
          <table:table-cell office:value-type="float" office:value="4.06" calcext:value-type="float">
            <text:p>4,06</text:p>
          </table:table-cell>
          <table:table-cell office:value-type="string" calcext:value-type="string">
            <text:p>DC 004.06 <text:s/>mV</text:p>
          </table:table-cell>
          <table:table-cell table:formula="of:=[.A402]/(60*1000)" office:value-type="float" office:value="13.4167666666667" calcext:value-type="float">
            <text:p>13,4167666667</text:p>
          </table:table-cell>
          <table:table-cell table:formula="of:=0.2813*[.B402]+1.1082" office:value-type="float" office:value="2.250278" calcext:value-type="float">
            <text:p>2,250278</text:p>
          </table:table-cell>
          <table:table-cell table:formula="of:=SQRT(([.B402]*0.052)^2 + 0.037^2)" office:value-type="float" office:value="0.214337711100963" calcext:value-type="float">
            <text:p>0,2143377111</text:p>
          </table:table-cell>
          <table:table-cell table:number-columns-repeated="1018"/>
        </table:table-row>
        <table:table-row table:style-name="ro2">
          <table:table-cell office:value-type="float" office:value="807019" calcext:value-type="float">
            <text:p>807019</text:p>
          </table:table-cell>
          <table:table-cell office:value-type="float" office:value="4.01" calcext:value-type="float">
            <text:p>4,01</text:p>
          </table:table-cell>
          <table:table-cell office:value-type="string" calcext:value-type="string">
            <text:p>DC 004.01 <text:s/>mV</text:p>
          </table:table-cell>
          <table:table-cell table:formula="of:=[.A403]/(60*1000)" office:value-type="float" office:value="13.4503166666667" calcext:value-type="float">
            <text:p>13,4503166667</text:p>
          </table:table-cell>
          <table:table-cell table:formula="of:=0.2813*[.B403]+1.1082" office:value-type="float" office:value="2.236213" calcext:value-type="float">
            <text:p>2,236213</text:p>
          </table:table-cell>
          <table:table-cell table:formula="of:=SQRT(([.B403]*0.052)^2 + 0.037^2)" office:value-type="float" office:value="0.211777218793713" calcext:value-type="float">
            <text:p>0,2117772188</text:p>
          </table:table-cell>
          <table:table-cell table:number-columns-repeated="1018"/>
        </table:table-row>
        <table:table-row table:style-name="ro2">
          <table:table-cell office:value-type="float" office:value="809031" calcext:value-type="float">
            <text:p>809031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DC 003.95 <text:s/>mV</text:p>
          </table:table-cell>
          <table:table-cell table:formula="of:=[.A404]/(60*1000)" office:value-type="float" office:value="13.48385" calcext:value-type="float">
            <text:p>13,48385</text:p>
          </table:table-cell>
          <table:table-cell table:formula="of:=0.2813*[.B404]+1.1082" office:value-type="float" office:value="2.219335" calcext:value-type="float">
            <text:p>2,219335</text:p>
          </table:table-cell>
          <table:table-cell table:formula="of:=SQRT(([.B404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811044" calcext:value-type="float">
            <text:p>811044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DC 003.99 <text:s/>mV</text:p>
          </table:table-cell>
          <table:table-cell table:formula="of:=[.A405]/(60*1000)" office:value-type="float" office:value="13.5174" calcext:value-type="float">
            <text:p>13,5174</text:p>
          </table:table-cell>
          <table:table-cell table:formula="of:=0.2813*[.B405]+1.1082" office:value-type="float" office:value="2.230587" calcext:value-type="float">
            <text:p>2,230587</text:p>
          </table:table-cell>
          <table:table-cell table:formula="of:=SQRT(([.B405]*0.052)^2 + 0.037^2)" office:value-type="float" office:value="0.210753292738216" calcext:value-type="float">
            <text:p>0,2107532927</text:p>
          </table:table-cell>
          <table:table-cell table:number-columns-repeated="1018"/>
        </table:table-row>
        <table:table-row table:style-name="ro2">
          <table:table-cell office:value-type="float" office:value="813040" calcext:value-type="float">
            <text:p>813040</text:p>
          </table:table-cell>
          <table:table-cell office:value-type="float" office:value="4.04" calcext:value-type="float">
            <text:p>4,04</text:p>
          </table:table-cell>
          <table:table-cell office:value-type="string" calcext:value-type="string">
            <text:p>DC 004.04 <text:s/>mV</text:p>
          </table:table-cell>
          <table:table-cell table:formula="of:=[.A406]/(60*1000)" office:value-type="float" office:value="13.5506666666667" calcext:value-type="float">
            <text:p>13,5506666667</text:p>
          </table:table-cell>
          <table:table-cell table:formula="of:=0.2813*[.B406]+1.1082" office:value-type="float" office:value="2.244652" calcext:value-type="float">
            <text:p>2,244652</text:p>
          </table:table-cell>
          <table:table-cell table:formula="of:=SQRT(([.B406]*0.052)^2 + 0.037^2)" office:value-type="float" office:value="0.213313399485358" calcext:value-type="float">
            <text:p>0,2133133995</text:p>
          </table:table-cell>
          <table:table-cell table:number-columns-repeated="1018"/>
        </table:table-row>
        <table:table-row table:style-name="ro2">
          <table:table-cell office:value-type="float" office:value="815068" calcext:value-type="float">
            <text:p>815068</text:p>
          </table:table-cell>
          <table:table-cell office:value-type="float" office:value="4.01" calcext:value-type="float">
            <text:p>4,01</text:p>
          </table:table-cell>
          <table:table-cell office:value-type="string" calcext:value-type="string">
            <text:p>DC 004.01 <text:s/>mV</text:p>
          </table:table-cell>
          <table:table-cell table:formula="of:=[.A407]/(60*1000)" office:value-type="float" office:value="13.5844666666667" calcext:value-type="float">
            <text:p>13,5844666667</text:p>
          </table:table-cell>
          <table:table-cell table:formula="of:=0.2813*[.B407]+1.1082" office:value-type="float" office:value="2.236213" calcext:value-type="float">
            <text:p>2,236213</text:p>
          </table:table-cell>
          <table:table-cell table:formula="of:=SQRT(([.B407]*0.052)^2 + 0.037^2)" office:value-type="float" office:value="0.211777218793713" calcext:value-type="float">
            <text:p>0,2117772188</text:p>
          </table:table-cell>
          <table:table-cell table:number-columns-repeated="1018"/>
        </table:table-row>
        <table:table-row table:style-name="ro2">
          <table:table-cell office:value-type="float" office:value="817081" calcext:value-type="float">
            <text:p>817081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DC 003.97 <text:s/>mV</text:p>
          </table:table-cell>
          <table:table-cell table:formula="of:=[.A408]/(60*1000)" office:value-type="float" office:value="13.6180166666667" calcext:value-type="float">
            <text:p>13,6180166667</text:p>
          </table:table-cell>
          <table:table-cell table:formula="of:=0.2813*[.B408]+1.1082" office:value-type="float" office:value="2.224961" calcext:value-type="float">
            <text:p>2,224961</text:p>
          </table:table-cell>
          <table:table-cell table:formula="of:=SQRT(([.B408]*0.052)^2 + 0.037^2)" office:value-type="float" office:value="0.209729524864765" calcext:value-type="float">
            <text:p>0,2097295249</text:p>
          </table:table-cell>
          <table:table-cell table:number-columns-repeated="1018"/>
        </table:table-row>
        <table:table-row table:style-name="ro2">
          <table:table-cell office:value-type="float" office:value="819093" calcext:value-type="float">
            <text:p>819093</text:p>
          </table:table-cell>
          <table:table-cell office:value-type="float" office:value="3.98" calcext:value-type="float">
            <text:p>3,98</text:p>
          </table:table-cell>
          <table:table-cell office:value-type="string" calcext:value-type="string">
            <text:p>DC 003.98 <text:s/>mV</text:p>
          </table:table-cell>
          <table:table-cell table:formula="of:=[.A409]/(60*1000)" office:value-type="float" office:value="13.65155" calcext:value-type="float">
            <text:p>13,65155</text:p>
          </table:table-cell>
          <table:table-cell table:formula="of:=0.2813*[.B409]+1.1082" office:value-type="float" office:value="2.227774" calcext:value-type="float">
            <text:p>2,227774</text:p>
          </table:table-cell>
          <table:table-cell table:formula="of:=SQRT(([.B409]*0.052)^2 + 0.037^2)" office:value-type="float" office:value="0.210241388884301" calcext:value-type="float">
            <text:p>0,2102413889</text:p>
          </table:table-cell>
          <table:table-cell table:number-columns-repeated="1018"/>
        </table:table-row>
        <table:table-row table:style-name="ro2">
          <table:table-cell office:value-type="float" office:value="821106" calcext:value-type="float">
            <text:p>821106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DC 003.96 <text:s/>mV</text:p>
          </table:table-cell>
          <table:table-cell table:formula="of:=[.A410]/(60*1000)" office:value-type="float" office:value="13.6851" calcext:value-type="float">
            <text:p>13,6851</text:p>
          </table:table-cell>
          <table:table-cell table:formula="of:=0.2813*[.B410]+1.1082" office:value-type="float" office:value="2.222148" calcext:value-type="float">
            <text:p>2,222148</text:p>
          </table:table-cell>
          <table:table-cell table:formula="of:=SQRT(([.B410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823118" calcext:value-type="float">
            <text:p>823118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DC 003.91 <text:s/>mV</text:p>
          </table:table-cell>
          <table:table-cell table:formula="of:=[.A411]/(60*1000)" office:value-type="float" office:value="13.7186333333333" calcext:value-type="float">
            <text:p>13,7186333333</text:p>
          </table:table-cell>
          <table:table-cell table:formula="of:=0.2813*[.B411]+1.1082" office:value-type="float" office:value="2.208083" calcext:value-type="float">
            <text:p>2,208083</text:p>
          </table:table-cell>
          <table:table-cell table:formula="of:=SQRT(([.B411]*0.052)^2 + 0.037^2)" office:value-type="float" office:value="0.20665919384339" calcext:value-type="float">
            <text:p>0,2066591938</text:p>
          </table:table-cell>
          <table:table-cell table:number-columns-repeated="1018"/>
        </table:table-row>
        <table:table-row table:style-name="ro2">
          <table:table-cell office:value-type="float" office:value="825130" calcext:value-type="float">
            <text:p>825130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DC 003.97 <text:s/>mV</text:p>
          </table:table-cell>
          <table:table-cell table:formula="of:=[.A412]/(60*1000)" office:value-type="float" office:value="13.7521666666667" calcext:value-type="float">
            <text:p>13,7521666667</text:p>
          </table:table-cell>
          <table:table-cell table:formula="of:=0.2813*[.B412]+1.1082" office:value-type="float" office:value="2.224961" calcext:value-type="float">
            <text:p>2,224961</text:p>
          </table:table-cell>
          <table:table-cell table:formula="of:=SQRT(([.B412]*0.052)^2 + 0.037^2)" office:value-type="float" office:value="0.209729524864765" calcext:value-type="float">
            <text:p>0,2097295249</text:p>
          </table:table-cell>
          <table:table-cell table:number-columns-repeated="1018"/>
        </table:table-row>
        <table:table-row table:style-name="ro2">
          <table:table-cell office:value-type="float" office:value="827127" calcext:value-type="float">
            <text:p>827127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DC 003.92 <text:s/>mV</text:p>
          </table:table-cell>
          <table:table-cell table:formula="of:=[.A413]/(60*1000)" office:value-type="float" office:value="13.78545" calcext:value-type="float">
            <text:p>13,78545</text:p>
          </table:table-cell>
          <table:table-cell table:formula="of:=0.2813*[.B413]+1.1082" office:value-type="float" office:value="2.210896" calcext:value-type="float">
            <text:p>2,210896</text:p>
          </table:table-cell>
          <table:table-cell table:formula="of:=SQRT(([.B413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829155" calcext:value-type="float">
            <text:p>829155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DC 003.93 <text:s/>mV</text:p>
          </table:table-cell>
          <table:table-cell table:formula="of:=[.A414]/(60*1000)" office:value-type="float" office:value="13.81925" calcext:value-type="float">
            <text:p>13,81925</text:p>
          </table:table-cell>
          <table:table-cell table:formula="of:=0.2813*[.B414]+1.1082" office:value-type="float" office:value="2.213709" calcext:value-type="float">
            <text:p>2,213709</text:p>
          </table:table-cell>
          <table:table-cell table:formula="of:=SQRT(([.B414]*0.052)^2 + 0.037^2)" office:value-type="float" office:value="0.207682473020715" calcext:value-type="float">
            <text:p>0,207682473</text:p>
          </table:table-cell>
          <table:table-cell table:number-columns-repeated="1018"/>
        </table:table-row>
        <table:table-row table:style-name="ro2">
          <table:table-cell office:value-type="float" office:value="831168" calcext:value-type="float">
            <text:p>831168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DC 003.90 <text:s/>mV</text:p>
          </table:table-cell>
          <table:table-cell table:formula="of:=[.A415]/(60*1000)" office:value-type="float" office:value="13.8528" calcext:value-type="float">
            <text:p>13,8528</text:p>
          </table:table-cell>
          <table:table-cell table:formula="of:=0.2813*[.B415]+1.1082" office:value-type="float" office:value="2.20527" calcext:value-type="float">
            <text:p>2,20527</text:p>
          </table:table-cell>
          <table:table-cell table:formula="of:=SQRT(([.B415]*0.052)^2 + 0.037^2)" office:value-type="float" office:value="0.206147617012664" calcext:value-type="float">
            <text:p>0,206147617</text:p>
          </table:table-cell>
          <table:table-cell table:number-columns-repeated="1018"/>
        </table:table-row>
        <table:table-row table:style-name="ro2">
          <table:table-cell office:value-type="float" office:value="833164" calcext:value-type="float">
            <text:p>833164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DC 003.94 <text:s/>mV</text:p>
          </table:table-cell>
          <table:table-cell table:formula="of:=[.A416]/(60*1000)" office:value-type="float" office:value="13.8860666666667" calcext:value-type="float">
            <text:p>13,8860666667</text:p>
          </table:table-cell>
          <table:table-cell table:formula="of:=0.2813*[.B416]+1.1082" office:value-type="float" office:value="2.216522" calcext:value-type="float">
            <text:p>2,216522</text:p>
          </table:table-cell>
          <table:table-cell table:formula="of:=SQRT(([.B416]*0.052)^2 + 0.037^2)" office:value-type="float" office:value="0.2081941747504" calcext:value-type="float">
            <text:p>0,2081941748</text:p>
          </table:table-cell>
          <table:table-cell table:number-columns-repeated="1018"/>
        </table:table-row>
        <table:table-row table:style-name="ro2">
          <table:table-cell office:value-type="float" office:value="835192" calcext:value-type="float">
            <text:p>835192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DC 003.91 <text:s/>mV</text:p>
          </table:table-cell>
          <table:table-cell table:formula="of:=[.A417]/(60*1000)" office:value-type="float" office:value="13.9198666666667" calcext:value-type="float">
            <text:p>13,9198666667</text:p>
          </table:table-cell>
          <table:table-cell table:formula="of:=0.2813*[.B417]+1.1082" office:value-type="float" office:value="2.208083" calcext:value-type="float">
            <text:p>2,208083</text:p>
          </table:table-cell>
          <table:table-cell table:formula="of:=SQRT(([.B417]*0.052)^2 + 0.037^2)" office:value-type="float" office:value="0.20665919384339" calcext:value-type="float">
            <text:p>0,2066591938</text:p>
          </table:table-cell>
          <table:table-cell table:number-columns-repeated="1018"/>
        </table:table-row>
        <table:table-row table:style-name="ro2">
          <table:table-cell office:value-type="float" office:value="837205" calcext:value-type="float">
            <text:p>837205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DC 003.94 <text:s/>mV</text:p>
          </table:table-cell>
          <table:table-cell table:formula="of:=[.A418]/(60*1000)" office:value-type="float" office:value="13.9534166666667" calcext:value-type="float">
            <text:p>13,9534166667</text:p>
          </table:table-cell>
          <table:table-cell table:formula="of:=0.2813*[.B418]+1.1082" office:value-type="float" office:value="2.216522" calcext:value-type="float">
            <text:p>2,216522</text:p>
          </table:table-cell>
          <table:table-cell table:formula="of:=SQRT(([.B418]*0.052)^2 + 0.037^2)" office:value-type="float" office:value="0.2081941747504" calcext:value-type="float">
            <text:p>0,2081941748</text:p>
          </table:table-cell>
          <table:table-cell table:number-columns-repeated="1018"/>
        </table:table-row>
        <table:table-row table:style-name="ro2">
          <table:table-cell office:value-type="float" office:value="839217" calcext:value-type="float">
            <text:p>839217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DC 003.94 <text:s/>mV</text:p>
          </table:table-cell>
          <table:table-cell table:formula="of:=[.A419]/(60*1000)" office:value-type="float" office:value="13.98695" calcext:value-type="float">
            <text:p>13,98695</text:p>
          </table:table-cell>
          <table:table-cell table:formula="of:=0.2813*[.B419]+1.1082" office:value-type="float" office:value="2.216522" calcext:value-type="float">
            <text:p>2,216522</text:p>
          </table:table-cell>
          <table:table-cell table:formula="of:=SQRT(([.B419]*0.052)^2 + 0.037^2)" office:value-type="float" office:value="0.2081941747504" calcext:value-type="float">
            <text:p>0,2081941748</text:p>
          </table:table-cell>
          <table:table-cell table:number-columns-repeated="1018"/>
        </table:table-row>
        <table:table-row table:style-name="ro2">
          <table:table-cell office:value-type="float" office:value="841230" calcext:value-type="float">
            <text:p>841230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DC 003.94 <text:s/>mV</text:p>
          </table:table-cell>
          <table:table-cell table:formula="of:=[.A420]/(60*1000)" office:value-type="float" office:value="14.0205" calcext:value-type="float">
            <text:p>14,0205</text:p>
          </table:table-cell>
          <table:table-cell table:formula="of:=0.2813*[.B420]+1.1082" office:value-type="float" office:value="2.216522" calcext:value-type="float">
            <text:p>2,216522</text:p>
          </table:table-cell>
          <table:table-cell table:formula="of:=SQRT(([.B420]*0.052)^2 + 0.037^2)" office:value-type="float" office:value="0.2081941747504" calcext:value-type="float">
            <text:p>0,2081941748</text:p>
          </table:table-cell>
          <table:table-cell table:number-columns-repeated="1018"/>
        </table:table-row>
        <table:table-row table:style-name="ro2">
          <table:table-cell office:value-type="float" office:value="843242" calcext:value-type="float">
            <text:p>843242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DC 003.96 <text:s/>mV</text:p>
          </table:table-cell>
          <table:table-cell table:formula="of:=[.A421]/(60*1000)" office:value-type="float" office:value="14.0540333333333" calcext:value-type="float">
            <text:p>14,0540333333</text:p>
          </table:table-cell>
          <table:table-cell table:formula="of:=0.2813*[.B421]+1.1082" office:value-type="float" office:value="2.222148" calcext:value-type="float">
            <text:p>2,222148</text:p>
          </table:table-cell>
          <table:table-cell table:formula="of:=SQRT(([.B421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845254" calcext:value-type="float">
            <text:p>845254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DC 003.97 <text:s/>mV</text:p>
          </table:table-cell>
          <table:table-cell table:formula="of:=[.A422]/(60*1000)" office:value-type="float" office:value="14.0875666666667" calcext:value-type="float">
            <text:p>14,0875666667</text:p>
          </table:table-cell>
          <table:table-cell table:formula="of:=0.2813*[.B422]+1.1082" office:value-type="float" office:value="2.224961" calcext:value-type="float">
            <text:p>2,224961</text:p>
          </table:table-cell>
          <table:table-cell table:formula="of:=SQRT(([.B422]*0.052)^2 + 0.037^2)" office:value-type="float" office:value="0.209729524864765" calcext:value-type="float">
            <text:p>0,2097295249</text:p>
          </table:table-cell>
          <table:table-cell table:number-columns-repeated="1018"/>
        </table:table-row>
        <table:table-row table:style-name="ro2">
          <table:table-cell office:value-type="float" office:value="847251" calcext:value-type="float">
            <text:p>847251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DC 003.95 <text:s/>mV</text:p>
          </table:table-cell>
          <table:table-cell table:formula="of:=[.A423]/(60*1000)" office:value-type="float" office:value="14.12085" calcext:value-type="float">
            <text:p>14,12085</text:p>
          </table:table-cell>
          <table:table-cell table:formula="of:=0.2813*[.B423]+1.1082" office:value-type="float" office:value="2.219335" calcext:value-type="float">
            <text:p>2,219335</text:p>
          </table:table-cell>
          <table:table-cell table:formula="of:=SQRT(([.B423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849279" calcext:value-type="float">
            <text:p>849279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DC 003.97 <text:s/>mV</text:p>
          </table:table-cell>
          <table:table-cell table:formula="of:=[.A424]/(60*1000)" office:value-type="float" office:value="14.15465" calcext:value-type="float">
            <text:p>14,15465</text:p>
          </table:table-cell>
          <table:table-cell table:formula="of:=0.2813*[.B424]+1.1082" office:value-type="float" office:value="2.224961" calcext:value-type="float">
            <text:p>2,224961</text:p>
          </table:table-cell>
          <table:table-cell table:formula="of:=SQRT(([.B424]*0.052)^2 + 0.037^2)" office:value-type="float" office:value="0.209729524864765" calcext:value-type="float">
            <text:p>0,2097295249</text:p>
          </table:table-cell>
          <table:table-cell table:number-columns-repeated="1018"/>
        </table:table-row>
        <table:table-row table:style-name="ro2">
          <table:table-cell office:value-type="float" office:value="851292" calcext:value-type="float">
            <text:p>851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 004.00 <text:s/>mV</text:p>
          </table:table-cell>
          <table:table-cell table:formula="of:=[.A425]/(60*1000)" office:value-type="float" office:value="14.1882" calcext:value-type="float">
            <text:p>14,1882</text:p>
          </table:table-cell>
          <table:table-cell table:formula="of:=0.2813*[.B425]+1.1082" office:value-type="float" office:value="2.2334" calcext:value-type="float">
            <text:p>2,2334</text:p>
          </table:table-cell>
          <table:table-cell table:formula="of:=SQRT(([.B425]*0.052)^2 + 0.037^2)" office:value-type="float" office:value="0.211265236136947" calcext:value-type="float">
            <text:p>0,2112652361</text:p>
          </table:table-cell>
          <table:table-cell table:number-columns-repeated="1018"/>
        </table:table-row>
        <table:table-row table:style-name="ro2">
          <table:table-cell office:value-type="float" office:value="853288" calcext:value-type="float">
            <text:p>853288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DC 003.96 <text:s/>mV</text:p>
          </table:table-cell>
          <table:table-cell table:formula="of:=[.A426]/(60*1000)" office:value-type="float" office:value="14.2214666666667" calcext:value-type="float">
            <text:p>14,2214666667</text:p>
          </table:table-cell>
          <table:table-cell table:formula="of:=0.2813*[.B426]+1.1082" office:value-type="float" office:value="2.222148" calcext:value-type="float">
            <text:p>2,222148</text:p>
          </table:table-cell>
          <table:table-cell table:formula="of:=SQRT(([.B426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855316" calcext:value-type="float">
            <text:p>855316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DC 003.95 <text:s/>mV</text:p>
          </table:table-cell>
          <table:table-cell table:formula="of:=[.A427]/(60*1000)" office:value-type="float" office:value="14.2552666666667" calcext:value-type="float">
            <text:p>14,2552666667</text:p>
          </table:table-cell>
          <table:table-cell table:formula="of:=0.2813*[.B427]+1.1082" office:value-type="float" office:value="2.219335" calcext:value-type="float">
            <text:p>2,219335</text:p>
          </table:table-cell>
          <table:table-cell table:formula="of:=SQRT(([.B427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857329" calcext:value-type="float">
            <text:p>857329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DC 003.92 <text:s/>mV</text:p>
          </table:table-cell>
          <table:table-cell table:formula="of:=[.A428]/(60*1000)" office:value-type="float" office:value="14.2888166666667" calcext:value-type="float">
            <text:p>14,2888166667</text:p>
          </table:table-cell>
          <table:table-cell table:formula="of:=0.2813*[.B428]+1.1082" office:value-type="float" office:value="2.210896" calcext:value-type="float">
            <text:p>2,210896</text:p>
          </table:table-cell>
          <table:table-cell table:formula="of:=SQRT(([.B428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859341" calcext:value-type="float">
            <text:p>859341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DC 003.90 <text:s/>mV</text:p>
          </table:table-cell>
          <table:table-cell table:formula="of:=[.A429]/(60*1000)" office:value-type="float" office:value="14.32235" calcext:value-type="float">
            <text:p>14,32235</text:p>
          </table:table-cell>
          <table:table-cell table:formula="of:=0.2813*[.B429]+1.1082" office:value-type="float" office:value="2.20527" calcext:value-type="float">
            <text:p>2,20527</text:p>
          </table:table-cell>
          <table:table-cell table:formula="of:=SQRT(([.B429]*0.052)^2 + 0.037^2)" office:value-type="float" office:value="0.206147617012664" calcext:value-type="float">
            <text:p>0,206147617</text:p>
          </table:table-cell>
          <table:table-cell table:number-columns-repeated="1018"/>
        </table:table-row>
        <table:table-row table:style-name="ro2">
          <table:table-cell office:value-type="float" office:value="861354" calcext:value-type="float">
            <text:p>861354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DC 003.92 <text:s/>mV</text:p>
          </table:table-cell>
          <table:table-cell table:formula="of:=[.A430]/(60*1000)" office:value-type="float" office:value="14.3559" calcext:value-type="float">
            <text:p>14,3559</text:p>
          </table:table-cell>
          <table:table-cell table:formula="of:=0.2813*[.B430]+1.1082" office:value-type="float" office:value="2.210896" calcext:value-type="float">
            <text:p>2,210896</text:p>
          </table:table-cell>
          <table:table-cell table:formula="of:=SQRT(([.B430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863366" calcext:value-type="float">
            <text:p>863366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DC 003.99 <text:s/>mV</text:p>
          </table:table-cell>
          <table:table-cell table:formula="of:=[.A431]/(60*1000)" office:value-type="float" office:value="14.3894333333333" calcext:value-type="float">
            <text:p>14,3894333333</text:p>
          </table:table-cell>
          <table:table-cell table:formula="of:=0.2813*[.B431]+1.1082" office:value-type="float" office:value="2.230587" calcext:value-type="float">
            <text:p>2,230587</text:p>
          </table:table-cell>
          <table:table-cell table:formula="of:=SQRT(([.B431]*0.052)^2 + 0.037^2)" office:value-type="float" office:value="0.210753292738216" calcext:value-type="float">
            <text:p>0,2107532927</text:p>
          </table:table-cell>
          <table:table-cell table:number-columns-repeated="1018"/>
        </table:table-row>
        <table:table-row table:style-name="ro2">
          <table:table-cell office:value-type="float" office:value="865378" calcext:value-type="float">
            <text:p>865378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DC 003.97 <text:s/>mV</text:p>
          </table:table-cell>
          <table:table-cell table:formula="of:=[.A432]/(60*1000)" office:value-type="float" office:value="14.4229666666667" calcext:value-type="float">
            <text:p>14,4229666667</text:p>
          </table:table-cell>
          <table:table-cell table:formula="of:=0.2813*[.B432]+1.1082" office:value-type="float" office:value="2.224961" calcext:value-type="float">
            <text:p>2,224961</text:p>
          </table:table-cell>
          <table:table-cell table:formula="of:=SQRT(([.B432]*0.052)^2 + 0.037^2)" office:value-type="float" office:value="0.209729524864765" calcext:value-type="float">
            <text:p>0,2097295249</text:p>
          </table:table-cell>
          <table:table-cell table:number-columns-repeated="1018"/>
        </table:table-row>
        <table:table-row table:style-name="ro2">
          <table:table-cell office:value-type="float" office:value="867375" calcext:value-type="float">
            <text:p>867375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DC 003.94 <text:s/>mV</text:p>
          </table:table-cell>
          <table:table-cell table:formula="of:=[.A433]/(60*1000)" office:value-type="float" office:value="14.45625" calcext:value-type="float">
            <text:p>14,45625</text:p>
          </table:table-cell>
          <table:table-cell table:formula="of:=0.2813*[.B433]+1.1082" office:value-type="float" office:value="2.216522" calcext:value-type="float">
            <text:p>2,216522</text:p>
          </table:table-cell>
          <table:table-cell table:formula="of:=SQRT(([.B433]*0.052)^2 + 0.037^2)" office:value-type="float" office:value="0.2081941747504" calcext:value-type="float">
            <text:p>0,2081941748</text:p>
          </table:table-cell>
          <table:table-cell table:number-columns-repeated="1018"/>
        </table:table-row>
        <table:table-row table:style-name="ro2">
          <table:table-cell office:value-type="float" office:value="869403" calcext:value-type="float">
            <text:p>869403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DC 003.92 <text:s/>mV</text:p>
          </table:table-cell>
          <table:table-cell table:formula="of:=[.A434]/(60*1000)" office:value-type="float" office:value="14.49005" calcext:value-type="float">
            <text:p>14,49005</text:p>
          </table:table-cell>
          <table:table-cell table:formula="of:=0.2813*[.B434]+1.1082" office:value-type="float" office:value="2.210896" calcext:value-type="float">
            <text:p>2,210896</text:p>
          </table:table-cell>
          <table:table-cell table:formula="of:=SQRT(([.B434]*0.052)^2 + 0.037^2)" office:value-type="float" office:value="0.207170812616063" calcext:value-type="float">
            <text:p>0,2071708126</text:p>
          </table:table-cell>
          <table:table-cell table:number-columns-repeated="1018"/>
        </table:table-row>
        <table:table-row table:style-name="ro2">
          <table:table-cell office:value-type="float" office:value="871416" calcext:value-type="float">
            <text:p>871416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DC 003.96 <text:s/>mV</text:p>
          </table:table-cell>
          <table:table-cell table:formula="of:=[.A435]/(60*1000)" office:value-type="float" office:value="14.5236" calcext:value-type="float">
            <text:p>14,5236</text:p>
          </table:table-cell>
          <table:table-cell table:formula="of:=0.2813*[.B435]+1.1082" office:value-type="float" office:value="2.222148" calcext:value-type="float">
            <text:p>2,222148</text:p>
          </table:table-cell>
          <table:table-cell table:formula="of:=SQRT(([.B435]*0.052)^2 + 0.037^2)" office:value-type="float" office:value="0.209217700971978" calcext:value-type="float">
            <text:p>0,209217701</text:p>
          </table:table-cell>
          <table:table-cell table:number-columns-repeated="1018"/>
        </table:table-row>
        <table:table-row table:style-name="ro2">
          <table:table-cell office:value-type="float" office:value="873428" calcext:value-type="float">
            <text:p>873428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DC 003.88 <text:s/>mV</text:p>
          </table:table-cell>
          <table:table-cell table:formula="of:=[.A436]/(60*1000)" office:value-type="float" office:value="14.5571333333333" calcext:value-type="float">
            <text:p>14,5571333333</text:p>
          </table:table-cell>
          <table:table-cell table:formula="of:=0.2813*[.B436]+1.1082" office:value-type="float" office:value="2.199644" calcext:value-type="float">
            <text:p>2,199644</text:p>
          </table:table-cell>
          <table:table-cell table:formula="of:=SQRT(([.B436]*0.052)^2 + 0.037^2)" office:value-type="float" office:value="0.205124590432254" calcext:value-type="float">
            <text:p>0,2051245904</text:p>
          </table:table-cell>
          <table:table-cell table:number-columns-repeated="1018"/>
        </table:table-row>
        <table:table-row table:style-name="ro2">
          <table:table-cell office:value-type="float" office:value="875440" calcext:value-type="float">
            <text:p>875440</text:p>
          </table:table-cell>
          <table:table-cell office:value-type="float" office:value="3.93" calcext:value-type="float">
            <text:p>3,93</text:p>
          </table:table-cell>
          <table:table-cell office:value-type="string" calcext:value-type="string">
            <text:p>DC 003.93 <text:s/>mV</text:p>
          </table:table-cell>
          <table:table-cell table:formula="of:=[.A437]/(60*1000)" office:value-type="float" office:value="14.5906666666667" calcext:value-type="float">
            <text:p>14,5906666667</text:p>
          </table:table-cell>
          <table:table-cell table:formula="of:=0.2813*[.B437]+1.1082" office:value-type="float" office:value="2.213709" calcext:value-type="float">
            <text:p>2,213709</text:p>
          </table:table-cell>
          <table:table-cell table:formula="of:=SQRT(([.B437]*0.052)^2 + 0.037^2)" office:value-type="float" office:value="0.207682473020715" calcext:value-type="float">
            <text:p>0,207682473</text:p>
          </table:table-cell>
          <table:table-cell table:number-columns-repeated="1018"/>
        </table:table-row>
        <table:table-row table:style-name="ro2">
          <table:table-cell office:value-type="float" office:value="877453" calcext:value-type="float">
            <text:p>877453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DC 003.95 <text:s/>mV</text:p>
          </table:table-cell>
          <table:table-cell table:formula="of:=[.A438]/(60*1000)" office:value-type="float" office:value="14.6242166666667" calcext:value-type="float">
            <text:p>14,6242166667</text:p>
          </table:table-cell>
          <table:table-cell table:formula="of:=0.2813*[.B438]+1.1082" office:value-type="float" office:value="2.219335" calcext:value-type="float">
            <text:p>2,219335</text:p>
          </table:table-cell>
          <table:table-cell table:formula="of:=SQRT(([.B438]*0.052)^2 + 0.037^2)" office:value-type="float" office:value="0.208705917501158" calcext:value-type="float">
            <text:p>0,2087059175</text:p>
          </table:table-cell>
          <table:table-cell table:number-columns-repeated="1018"/>
        </table:table-row>
        <table:table-row table:style-name="ro2">
          <table:table-cell office:value-type="float" office:value="879465" calcext:value-type="float">
            <text:p>879465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DC 003.90 <text:s/>mV</text:p>
          </table:table-cell>
          <table:table-cell table:formula="of:=[.A439]/(60*1000)" office:value-type="float" office:value="14.65775" calcext:value-type="float">
            <text:p>14,65775</text:p>
          </table:table-cell>
          <table:table-cell table:formula="of:=0.2813*[.B439]+1.1082" office:value-type="float" office:value="2.20527" calcext:value-type="float">
            <text:p>2,20527</text:p>
          </table:table-cell>
          <table:table-cell table:formula="of:=SQRT(([.B439]*0.052)^2 + 0.037^2)" office:value-type="float" office:value="0.206147617012664" calcext:value-type="float">
            <text:p>0,206147617</text:p>
          </table:table-cell>
          <table:table-cell table:number-columns-repeated="1018"/>
        </table:table-row>
        <table:table-row table:style-name="ro2">
          <table:table-cell office:value-type="float" office:value="881462" calcext:value-type="float">
            <text:p>881462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DC 003.91 <text:s/>mV</text:p>
          </table:table-cell>
          <table:table-cell table:formula="of:=[.A440]/(60*1000)" office:value-type="float" office:value="14.6910333333333" calcext:value-type="float">
            <text:p>14,6910333333</text:p>
          </table:table-cell>
          <table:table-cell table:formula="of:=0.2813*[.B440]+1.1082" office:value-type="float" office:value="2.208083" calcext:value-type="float">
            <text:p>2,208083</text:p>
          </table:table-cell>
          <table:table-cell table:formula="of:=SQRT(([.B440]*0.052)^2 + 0.037^2)" office:value-type="float" office:value="0.20665919384339" calcext:value-type="float">
            <text:p>0,2066591938</text:p>
          </table:table-cell>
          <table:table-cell table:number-columns-repeated="1018"/>
        </table:table-row>
        <table:table-row table:style-name="ro2">
          <table:table-cell office:value-type="float" office:value="883490" calcext:value-type="float">
            <text:p>883490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DC 003.88 <text:s/>mV</text:p>
          </table:table-cell>
          <table:table-cell table:formula="of:=[.A441]/(60*1000)" office:value-type="float" office:value="14.7248333333333" calcext:value-type="float">
            <text:p>14,7248333333</text:p>
          </table:table-cell>
          <table:table-cell table:formula="of:=0.2813*[.B441]+1.1082" office:value-type="float" office:value="2.199644" calcext:value-type="float">
            <text:p>2,199644</text:p>
          </table:table-cell>
          <table:table-cell table:formula="of:=SQRT(([.B441]*0.052)^2 + 0.037^2)" office:value-type="float" office:value="0.205124590432254" calcext:value-type="float">
            <text:p>0,2051245904</text:p>
          </table:table-cell>
          <table:table-cell table:number-columns-repeated="1018"/>
        </table:table-row>
        <table:table-row table:style-name="ro2">
          <table:table-cell office:value-type="float" office:value="885502" calcext:value-type="float">
            <text:p>885502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DC 003.79 <text:s/>mV</text:p>
          </table:table-cell>
          <table:table-cell table:formula="of:=[.A442]/(60*1000)" office:value-type="float" office:value="14.7583666666667" calcext:value-type="float">
            <text:p>14,7583666667</text:p>
          </table:table-cell>
          <table:table-cell table:formula="of:=0.2813*[.B442]+1.1082" office:value-type="float" office:value="2.174327" calcext:value-type="float">
            <text:p>2,174327</text:p>
          </table:table-cell>
          <table:table-cell table:formula="of:=SQRT(([.B442]*0.052)^2 + 0.037^2)" office:value-type="float" office:value="0.200523131832714" calcext:value-type="float">
            <text:p>0,2005231318</text:p>
          </table:table-cell>
          <table:table-cell table:number-columns-repeated="1018"/>
        </table:table-row>
        <table:table-row table:style-name="ro2">
          <table:table-cell office:value-type="float" office:value="887515" calcext:value-type="float">
            <text:p>887515</text:p>
          </table:table-cell>
          <table:table-cell office:value-type="float" office:value="3.89" calcext:value-type="float">
            <text:p>3,89</text:p>
          </table:table-cell>
          <table:table-cell office:value-type="string" calcext:value-type="string">
            <text:p>DC 003.89 <text:s/>mV</text:p>
          </table:table-cell>
          <table:table-cell table:formula="of:=[.A443]/(60*1000)" office:value-type="float" office:value="14.7919166666667" calcext:value-type="float">
            <text:p>14,7919166667</text:p>
          </table:table-cell>
          <table:table-cell table:formula="of:=0.2813*[.B443]+1.1082" office:value-type="float" office:value="2.202457" calcext:value-type="float">
            <text:p>2,202457</text:p>
          </table:table-cell>
          <table:table-cell table:formula="of:=SQRT(([.B443]*0.052)^2 + 0.037^2)" office:value-type="float" office:value="0.205636082436911" calcext:value-type="float">
            <text:p>0,2056360824</text:p>
          </table:table-cell>
          <table:table-cell table:number-columns-repeated="1018"/>
        </table:table-row>
        <table:table-row table:style-name="ro2">
          <table:table-cell office:value-type="float" office:value="889512" calcext:value-type="float">
            <text:p>889512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DC 003.80 <text:s/>mV</text:p>
          </table:table-cell>
          <table:table-cell table:formula="of:=[.A444]/(60*1000)" office:value-type="float" office:value="14.8252" calcext:value-type="float">
            <text:p>14,8252</text:p>
          </table:table-cell>
          <table:table-cell table:formula="of:=0.2813*[.B444]+1.1082" office:value-type="float" office:value="2.17714" calcext:value-type="float">
            <text:p>2,17714</text:p>
          </table:table-cell>
          <table:table-cell table:formula="of:=SQRT(([.B444]*0.052)^2 + 0.037^2)" office:value-type="float" office:value="0.201034225941753" calcext:value-type="float">
            <text:p>0,2010342259</text:p>
          </table:table-cell>
          <table:table-cell table:number-columns-repeated="1018"/>
        </table:table-row>
        <table:table-row table:style-name="ro2">
          <table:table-cell office:value-type="float" office:value="891540" calcext:value-type="float">
            <text:p>891540</text:p>
          </table:table-cell>
          <table:table-cell office:value-type="float" office:value="3.83" calcext:value-type="float">
            <text:p>3,83</text:p>
          </table:table-cell>
          <table:table-cell office:value-type="string" calcext:value-type="string">
            <text:p>DC 003.83 <text:s/>mV</text:p>
          </table:table-cell>
          <table:table-cell table:formula="of:=[.A445]/(60*1000)" office:value-type="float" office:value="14.859" calcext:value-type="float">
            <text:p>14,859</text:p>
          </table:table-cell>
          <table:table-cell table:formula="of:=0.2813*[.B445]+1.1082" office:value-type="float" office:value="2.185579" calcext:value-type="float">
            <text:p>2,185579</text:p>
          </table:table-cell>
          <table:table-cell table:formula="of:=SQRT(([.B445]*0.052)^2 + 0.037^2)" office:value-type="float" office:value="0.202567780261324" calcext:value-type="float">
            <text:p>0,2025677803</text:p>
          </table:table-cell>
          <table:table-cell table:number-columns-repeated="1018"/>
        </table:table-row>
        <table:table-row table:style-name="ro2">
          <table:table-cell office:value-type="float" office:value="893552" calcext:value-type="float">
            <text:p>893552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DC 003.79 <text:s/>mV</text:p>
          </table:table-cell>
          <table:table-cell table:formula="of:=[.A446]/(60*1000)" office:value-type="float" office:value="14.8925333333333" calcext:value-type="float">
            <text:p>14,8925333333</text:p>
          </table:table-cell>
          <table:table-cell table:formula="of:=0.2813*[.B446]+1.1082" office:value-type="float" office:value="2.174327" calcext:value-type="float">
            <text:p>2,174327</text:p>
          </table:table-cell>
          <table:table-cell table:formula="of:=SQRT(([.B446]*0.052)^2 + 0.037^2)" office:value-type="float" office:value="0.200523131832714" calcext:value-type="float">
            <text:p>0,2005231318</text:p>
          </table:table-cell>
          <table:table-cell table:number-columns-repeated="1018"/>
        </table:table-row>
        <table:table-row table:style-name="ro2">
          <table:table-cell office:value-type="float" office:value="895549" calcext:value-type="float">
            <text:p>895549</text:p>
          </table:table-cell>
          <table:table-cell office:value-type="float" office:value="3.81" calcext:value-type="float">
            <text:p>3,81</text:p>
          </table:table-cell>
          <table:table-cell office:value-type="string" calcext:value-type="string">
            <text:p>DC 003.81 <text:s/>mV</text:p>
          </table:table-cell>
          <table:table-cell table:formula="of:=[.A447]/(60*1000)" office:value-type="float" office:value="14.9258166666667" calcext:value-type="float">
            <text:p>14,9258166667</text:p>
          </table:table-cell>
          <table:table-cell table:formula="of:=0.2813*[.B447]+1.1082" office:value-type="float" office:value="2.179953" calcext:value-type="float">
            <text:p>2,179953</text:p>
          </table:table-cell>
          <table:table-cell table:formula="of:=SQRT(([.B447]*0.052)^2 + 0.037^2)" office:value-type="float" office:value="0.201545365612807" calcext:value-type="float">
            <text:p>0,2015453656</text:p>
          </table:table-cell>
          <table:table-cell table:number-columns-repeated="1018"/>
        </table:table-row>
        <table:table-row table:style-name="ro2">
          <table:table-cell office:value-type="float" office:value="897577" calcext:value-type="float">
            <text:p>897577</text:p>
          </table:table-cell>
          <table:table-cell office:value-type="float" office:value="3.79" calcext:value-type="float">
            <text:p>3,79</text:p>
          </table:table-cell>
          <table:table-cell office:value-type="string" calcext:value-type="string">
            <text:p>DC 003.79 <text:s/>mV</text:p>
          </table:table-cell>
          <table:table-cell table:formula="of:=[.A448]/(60*1000)" office:value-type="float" office:value="14.9596166666667" calcext:value-type="float">
            <text:p>14,9596166667</text:p>
          </table:table-cell>
          <table:table-cell table:formula="of:=0.2813*[.B448]+1.1082" office:value-type="float" office:value="2.174327" calcext:value-type="float">
            <text:p>2,174327</text:p>
          </table:table-cell>
          <table:table-cell table:formula="of:=SQRT(([.B448]*0.052)^2 + 0.037^2)" office:value-type="float" office:value="0.200523131832714" calcext:value-type="float">
            <text:p>0,2005231318</text:p>
          </table:table-cell>
          <table:table-cell table:number-columns-repeated="1018"/>
        </table:table-row>
        <table:table-row table:style-name="ro2">
          <table:table-cell office:value-type="float" office:value="899589" calcext:value-type="float">
            <text:p>899589</text:p>
          </table:table-cell>
          <table:table-cell office:value-type="float" office:value="3.75" calcext:value-type="float">
            <text:p>3,75</text:p>
          </table:table-cell>
          <table:table-cell office:value-type="string" calcext:value-type="string">
            <text:p>DC 003.75 <text:s/>mV</text:p>
          </table:table-cell>
          <table:table-cell table:formula="of:=[.A449]/(60*1000)" office:value-type="float" office:value="14.99315" calcext:value-type="float">
            <text:p>14,99315</text:p>
          </table:table-cell>
          <table:table-cell table:formula="of:=0.2813*[.B449]+1.1082" office:value-type="float" office:value="2.163075" calcext:value-type="float">
            <text:p>2,163075</text:p>
          </table:table-cell>
          <table:table-cell table:formula="of:=SQRT(([.B449]*0.052)^2 + 0.037^2)" office:value-type="float" office:value="0.198479218055695" calcext:value-type="float">
            <text:p>0,1984792181</text:p>
          </table:table-cell>
          <table:table-cell table:number-columns-repeated="1018"/>
        </table:table-row>
        <table:table-row table:style-name="ro2">
          <table:table-cell office:value-type="float" office:value="901602" calcext:value-type="float">
            <text:p>901602</text:p>
          </table:table-cell>
          <table:table-cell office:value-type="float" office:value="3.8" calcext:value-type="float">
            <text:p>3,8</text:p>
          </table:table-cell>
          <table:table-cell office:value-type="string" calcext:value-type="string">
            <text:p>DC 003.80 <text:s/>mV</text:p>
          </table:table-cell>
          <table:table-cell table:formula="of:=[.A450]/(60*1000)" office:value-type="float" office:value="15.0267" calcext:value-type="float">
            <text:p>15,0267</text:p>
          </table:table-cell>
          <table:table-cell table:formula="of:=0.2813*[.B450]+1.1082" office:value-type="float" office:value="2.17714" calcext:value-type="float">
            <text:p>2,17714</text:p>
          </table:table-cell>
          <table:table-cell table:formula="of:=SQRT(([.B450]*0.052)^2 + 0.037^2)" office:value-type="float" office:value="0.201034225941753" calcext:value-type="float">
            <text:p>0,2010342259</text:p>
          </table:table-cell>
          <table:table-cell table:number-columns-repeated="1018"/>
        </table:table-row>
        <table:table-row table:style-name="ro2">
          <table:table-cell office:value-type="float" office:value="903598" calcext:value-type="float">
            <text:p>903598</text:p>
          </table:table-cell>
          <table:table-cell office:value-type="float" office:value="3.85" calcext:value-type="float">
            <text:p>3,85</text:p>
          </table:table-cell>
          <table:table-cell office:value-type="string" calcext:value-type="string">
            <text:p>DC 003.85 <text:s/>mV</text:p>
          </table:table-cell>
          <table:table-cell table:formula="of:=[.A451]/(60*1000)" office:value-type="float" office:value="15.0599666666667" calcext:value-type="float">
            <text:p>15,0599666667</text:p>
          </table:table-cell>
          <table:table-cell table:formula="of:=0.2813*[.B451]+1.1082" office:value-type="float" office:value="2.191205" calcext:value-type="float">
            <text:p>2,191205</text:p>
          </table:table-cell>
          <table:table-cell table:formula="of:=SQRT(([.B451]*0.052)^2 + 0.037^2)" office:value-type="float" office:value="0.203590373053345" calcext:value-type="float">
            <text:p>0,2035903731</text:p>
          </table:table-cell>
          <table:table-cell table:number-columns-repeated="1018"/>
        </table:table-row>
        <table:table-row table:style-name="ro2">
          <table:table-cell office:value-type="float" office:value="905626" calcext:value-type="float">
            <text:p>905626</text:p>
          </table:table-cell>
          <table:table-cell office:value-type="float" office:value="3.9" calcext:value-type="float">
            <text:p>3,9</text:p>
          </table:table-cell>
          <table:table-cell office:value-type="string" calcext:value-type="string">
            <text:p>DC 003.90 <text:s/>mV</text:p>
          </table:table-cell>
          <table:table-cell table:formula="of:=[.A452]/(60*1000)" office:value-type="float" office:value="15.0937666666667" calcext:value-type="float">
            <text:p>15,0937666667</text:p>
          </table:table-cell>
          <table:table-cell table:formula="of:=0.2813*[.B452]+1.1082" office:value-type="float" office:value="2.20527" calcext:value-type="float">
            <text:p>2,20527</text:p>
          </table:table-cell>
          <table:table-cell table:formula="of:=SQRT(([.B452]*0.052)^2 + 0.037^2)" office:value-type="float" office:value="0.206147617012664" calcext:value-type="float">
            <text:p>0,206147617</text:p>
          </table:table-cell>
          <table:table-cell table:number-columns-repeated="1018"/>
        </table:table-row>
        <table:table-row table:style-name="ro2">
          <table:table-cell office:value-type="float" office:value="907639" calcext:value-type="float">
            <text:p>907639</text:p>
          </table:table-cell>
          <table:table-cell office:value-type="float" office:value="3.99" calcext:value-type="float">
            <text:p>3,99</text:p>
          </table:table-cell>
          <table:table-cell office:value-type="string" calcext:value-type="string">
            <text:p>DC 003.99 <text:s/>mV</text:p>
          </table:table-cell>
          <table:table-cell table:formula="of:=[.A453]/(60*1000)" office:value-type="float" office:value="15.1273166666667" calcext:value-type="float">
            <text:p>15,1273166667</text:p>
          </table:table-cell>
          <table:table-cell table:formula="of:=0.2813*[.B453]+1.1082" office:value-type="float" office:value="2.230587" calcext:value-type="float">
            <text:p>2,230587</text:p>
          </table:table-cell>
          <table:table-cell table:formula="of:=SQRT(([.B453]*0.052)^2 + 0.037^2)" office:value-type="float" office:value="0.210753292738216" calcext:value-type="float">
            <text:p>0,2107532927</text:p>
          </table:table-cell>
          <table:table-cell table:number-columns-repeated="1018"/>
        </table:table-row>
        <table:table-row table:style-name="ro2">
          <table:table-cell office:value-type="float" office:value="909636" calcext:value-type="float">
            <text:p>909636</text:p>
          </table:table-cell>
          <table:table-cell office:value-type="float" office:value="4.03" calcext:value-type="float">
            <text:p>4,03</text:p>
          </table:table-cell>
          <table:table-cell office:value-type="string" calcext:value-type="string">
            <text:p>DC 004.03 <text:s/>mV</text:p>
          </table:table-cell>
          <table:table-cell table:formula="of:=[.A454]/(60*1000)" office:value-type="float" office:value="15.1606" calcext:value-type="float">
            <text:p>15,1606</text:p>
          </table:table-cell>
          <table:table-cell table:formula="of:=0.2813*[.B454]+1.1082" office:value-type="float" office:value="2.241839" calcext:value-type="float">
            <text:p>2,241839</text:p>
          </table:table-cell>
          <table:table-cell table:formula="of:=SQRT(([.B454]*0.052)^2 + 0.037^2)" office:value-type="float" office:value="0.212801300747904" calcext:value-type="float">
            <text:p>0,2128013007</text:p>
          </table:table-cell>
          <table:table-cell table:number-columns-repeated="1018"/>
        </table:table-row>
        <table:table-row table:style-name="ro2">
          <table:table-cell office:value-type="float" office:value="911664" calcext:value-type="float">
            <text:p>911664</text:p>
          </table:table-cell>
          <table:table-cell office:value-type="float" office:value="4.14" calcext:value-type="float">
            <text:p>4,14</text:p>
          </table:table-cell>
          <table:table-cell office:value-type="string" calcext:value-type="string">
            <text:p>DC 004.14 <text:s/>mV</text:p>
          </table:table-cell>
          <table:table-cell table:formula="of:=[.A455]/(60*1000)" office:value-type="float" office:value="15.1944" calcext:value-type="float">
            <text:p>15,1944</text:p>
          </table:table-cell>
          <table:table-cell table:formula="of:=0.2813*[.B455]+1.1082" office:value-type="float" office:value="2.272782" calcext:value-type="float">
            <text:p>2,272782</text:p>
          </table:table-cell>
          <table:table-cell table:formula="of:=SQRT(([.B455]*0.052)^2 + 0.037^2)" office:value-type="float" office:value="0.218436440183409" calcext:value-type="float">
            <text:p>0,2184364402</text:p>
          </table:table-cell>
          <table:table-cell table:number-columns-repeated="1018"/>
        </table:table-row>
        <table:table-row table:style-name="ro2">
          <table:table-cell office:value-type="float" office:value="913676" calcext:value-type="float">
            <text:p>913676</text:p>
          </table:table-cell>
          <table:table-cell office:value-type="float" office:value="4.26" calcext:value-type="float">
            <text:p>4,26</text:p>
          </table:table-cell>
          <table:table-cell office:value-type="string" calcext:value-type="string">
            <text:p>DC 004.26 <text:s/>mV</text:p>
          </table:table-cell>
          <table:table-cell table:formula="of:=[.A456]/(60*1000)" office:value-type="float" office:value="15.2279333333333" calcext:value-type="float">
            <text:p>15,2279333333</text:p>
          </table:table-cell>
          <table:table-cell table:formula="of:=0.2813*[.B456]+1.1082" office:value-type="float" office:value="2.306538" calcext:value-type="float">
            <text:p>2,306538</text:p>
          </table:table-cell>
          <table:table-cell table:formula="of:=SQRT(([.B456]*0.052)^2 + 0.037^2)" office:value-type="float" office:value="0.224588758400771" calcext:value-type="float">
            <text:p>0,2245887584</text:p>
          </table:table-cell>
          <table:table-cell table:number-columns-repeated="1018"/>
        </table:table-row>
        <table:table-row table:style-name="ro2">
          <table:table-cell office:value-type="float" office:value="915688" calcext:value-type="float">
            <text:p>915688</text:p>
          </table:table-cell>
          <table:table-cell office:value-type="float" office:value="4.39" calcext:value-type="float">
            <text:p>4,39</text:p>
          </table:table-cell>
          <table:table-cell office:value-type="string" calcext:value-type="string">
            <text:p>DC 004.39 <text:s/>mV</text:p>
          </table:table-cell>
          <table:table-cell table:formula="of:=[.A457]/(60*1000)" office:value-type="float" office:value="15.2614666666667" calcext:value-type="float">
            <text:p>15,2614666667</text:p>
          </table:table-cell>
          <table:table-cell table:formula="of:=0.2813*[.B457]+1.1082" office:value-type="float" office:value="2.343107" calcext:value-type="float">
            <text:p>2,343107</text:p>
          </table:table-cell>
          <table:table-cell table:formula="of:=SQRT(([.B457]*0.052)^2 + 0.037^2)" office:value-type="float" office:value="0.231259072038266" calcext:value-type="float">
            <text:p>0,231259072</text:p>
          </table:table-cell>
          <table:table-cell table:number-columns-repeated="1018"/>
        </table:table-row>
        <table:table-row table:style-name="ro2">
          <table:table-cell office:value-type="float" office:value="917701" calcext:value-type="float">
            <text:p>917701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DC 004.42 <text:s/>mV</text:p>
          </table:table-cell>
          <table:table-cell table:formula="of:=[.A458]/(60*1000)" office:value-type="float" office:value="15.2950166666667" calcext:value-type="float">
            <text:p>15,2950166667</text:p>
          </table:table-cell>
          <table:table-cell table:formula="of:=0.2813*[.B458]+1.1082" office:value-type="float" office:value="2.351546" calcext:value-type="float">
            <text:p>2,351546</text:p>
          </table:table-cell>
          <table:table-cell table:formula="of:=SQRT(([.B458]*0.052)^2 + 0.037^2)" office:value-type="float" office:value="0.232799109963934" calcext:value-type="float">
            <text:p>0,23279911</text:p>
          </table:table-cell>
          <table:table-cell table:number-columns-repeated="1018"/>
        </table:table-row>
        <table:table-row table:style-name="ro2">
          <table:table-cell office:value-type="float" office:value="919713" calcext:value-type="float">
            <text:p>919713</text:p>
          </table:table-cell>
          <table:table-cell office:value-type="float" office:value="4.67" calcext:value-type="float">
            <text:p>4,67</text:p>
          </table:table-cell>
          <table:table-cell office:value-type="string" calcext:value-type="string">
            <text:p>DC 004.67 <text:s/>mV</text:p>
          </table:table-cell>
          <table:table-cell table:formula="of:=[.A459]/(60*1000)" office:value-type="float" office:value="15.32855" calcext:value-type="float">
            <text:p>15,32855</text:p>
          </table:table-cell>
          <table:table-cell table:formula="of:=0.2813*[.B459]+1.1082" office:value-type="float" office:value="2.421871" calcext:value-type="float">
            <text:p>2,421871</text:p>
          </table:table-cell>
          <table:table-cell table:formula="of:=SQRT(([.B459]*0.052)^2 + 0.037^2)" office:value-type="float" office:value="0.245642556573571" calcext:value-type="float">
            <text:p>0,2456425566</text:p>
          </table:table-cell>
          <table:table-cell table:number-columns-repeated="1018"/>
        </table:table-row>
        <table:table-row table:style-name="ro2">
          <table:table-cell office:value-type="float" office:value="921726" calcext:value-type="float">
            <text:p>921726</text:p>
          </table:table-cell>
          <table:table-cell office:value-type="float" office:value="4.57" calcext:value-type="float">
            <text:p>4,57</text:p>
          </table:table-cell>
          <table:table-cell office:value-type="string" calcext:value-type="string">
            <text:p>DC 004.57 <text:s/>mV</text:p>
          </table:table-cell>
          <table:table-cell table:formula="of:=[.A460]/(60*1000)" office:value-type="float" office:value="15.3621" calcext:value-type="float">
            <text:p>15,3621</text:p>
          </table:table-cell>
          <table:table-cell table:formula="of:=0.2813*[.B460]+1.1082" office:value-type="float" office:value="2.393741" calcext:value-type="float">
            <text:p>2,393741</text:p>
          </table:table-cell>
          <table:table-cell table:formula="of:=SQRT(([.B460]*0.052)^2 + 0.037^2)" office:value-type="float" office:value="0.240503159230809" calcext:value-type="float">
            <text:p>0,2405031592</text:p>
          </table:table-cell>
          <table:table-cell table:number-columns-repeated="1018"/>
        </table:table-row>
        <table:table-row table:style-name="ro2">
          <table:table-cell office:value-type="float" office:value="923722" calcext:value-type="float">
            <text:p>923722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DC 004.88 <text:s/>mV</text:p>
          </table:table-cell>
          <table:table-cell table:formula="of:=[.A461]/(60*1000)" office:value-type="float" office:value="15.3953666666667" calcext:value-type="float">
            <text:p>15,3953666667</text:p>
          </table:table-cell>
          <table:table-cell table:formula="of:=0.2813*[.B461]+1.1082" office:value-type="float" office:value="2.480944" calcext:value-type="float">
            <text:p>2,480944</text:p>
          </table:table-cell>
          <table:table-cell table:formula="of:=SQRT(([.B461]*0.052)^2 + 0.037^2)" office:value-type="float" office:value="0.256443244403123" calcext:value-type="float">
            <text:p>0,2564432444</text:p>
          </table:table-cell>
          <table:table-cell table:number-columns-repeated="1018"/>
        </table:table-row>
        <table:table-row table:style-name="ro2">
          <table:table-cell office:value-type="float" office:value="925750" calcext:value-type="float">
            <text:p>925750</text:p>
          </table:table-cell>
          <table:table-cell office:value-type="float" office:value="5.22" calcext:value-type="float">
            <text:p>5,22</text:p>
          </table:table-cell>
          <table:table-cell office:value-type="string" calcext:value-type="string">
            <text:p>DC 005.22 <text:s/>mV</text:p>
          </table:table-cell>
          <table:table-cell table:formula="of:=[.A462]/(60*1000)" office:value-type="float" office:value="15.4291666666667" calcext:value-type="float">
            <text:p>15,4291666667</text:p>
          </table:table-cell>
          <table:table-cell table:formula="of:=0.2813*[.B462]+1.1082" office:value-type="float" office:value="2.576586" calcext:value-type="float">
            <text:p>2,576586</text:p>
          </table:table-cell>
          <table:table-cell table:formula="of:=SQRT(([.B462]*0.052)^2 + 0.037^2)" office:value-type="float" office:value="0.273950129768175" calcext:value-type="float">
            <text:p>0,2739501298</text:p>
          </table:table-cell>
          <table:table-cell table:number-columns-repeated="1018"/>
        </table:table-row>
        <table:table-row table:style-name="ro2">
          <table:table-cell office:value-type="float" office:value="927763" calcext:value-type="float">
            <text:p>927763</text:p>
          </table:table-cell>
          <table:table-cell office:value-type="float" office:value="5.07" calcext:value-type="float">
            <text:p>5,07</text:p>
          </table:table-cell>
          <table:table-cell office:value-type="string" calcext:value-type="string">
            <text:p>DC 005.07 <text:s/>mV</text:p>
          </table:table-cell>
          <table:table-cell table:formula="of:=[.A463]/(60*1000)" office:value-type="float" office:value="15.4627166666667" calcext:value-type="float">
            <text:p>15,4627166667</text:p>
          </table:table-cell>
          <table:table-cell table:formula="of:=0.2813*[.B463]+1.1082" office:value-type="float" office:value="2.534391" calcext:value-type="float">
            <text:p>2,534391</text:p>
          </table:table-cell>
          <table:table-cell table:formula="of:=SQRT(([.B463]*0.052)^2 + 0.037^2)" office:value-type="float" office:value="0.266223683394246" calcext:value-type="float">
            <text:p>0,2662236834</text:p>
          </table:table-cell>
          <table:table-cell table:number-columns-repeated="1018"/>
        </table:table-row>
        <table:table-row table:style-name="ro2">
          <table:table-cell office:value-type="float" office:value="929775" calcext:value-type="float">
            <text:p>929775</text:p>
          </table:table-cell>
          <table:table-cell office:value-type="float" office:value="5.38" calcext:value-type="float">
            <text:p>5,38</text:p>
          </table:table-cell>
          <table:table-cell office:value-type="string" calcext:value-type="string">
            <text:p>DC 005.38 <text:s/>mV</text:p>
          </table:table-cell>
          <table:table-cell table:formula="of:=[.A464]/(60*1000)" office:value-type="float" office:value="15.49625" calcext:value-type="float">
            <text:p>15,49625</text:p>
          </table:table-cell>
          <table:table-cell table:formula="of:=0.2813*[.B464]+1.1082" office:value-type="float" office:value="2.621594" calcext:value-type="float">
            <text:p>2,621594</text:p>
          </table:table-cell>
          <table:table-cell table:formula="of:=SQRT(([.B464]*0.052)^2 + 0.037^2)" office:value-type="float" office:value="0.282196133212346" calcext:value-type="float">
            <text:p>0,2821961332</text:p>
          </table:table-cell>
          <table:table-cell table:number-columns-repeated="1018"/>
        </table:table-row>
        <table:table-row table:style-name="ro2">
          <table:table-cell office:value-type="float" office:value="931788" calcext:value-type="float">
            <text:p>931788</text:p>
          </table:table-cell>
          <table:table-cell office:value-type="float" office:value="5.34" calcext:value-type="float">
            <text:p>5,34</text:p>
          </table:table-cell>
          <table:table-cell office:value-type="string" calcext:value-type="string">
            <text:p>DC 005.34 <text:s/>mV</text:p>
          </table:table-cell>
          <table:table-cell table:formula="of:=[.A465]/(60*1000)" office:value-type="float" office:value="15.5298" calcext:value-type="float">
            <text:p>15,5298</text:p>
          </table:table-cell>
          <table:table-cell table:formula="of:=0.2813*[.B465]+1.1082" office:value-type="float" office:value="2.610342" calcext:value-type="float">
            <text:p>2,610342</text:p>
          </table:table-cell>
          <table:table-cell table:formula="of:=SQRT(([.B465]*0.052)^2 + 0.037^2)" office:value-type="float" office:value="0.280134222115043" calcext:value-type="float">
            <text:p>0,2801342221</text:p>
          </table:table-cell>
          <table:table-cell table:number-columns-repeated="1018"/>
        </table:table-row>
        <table:table-row table:style-name="ro2">
          <table:table-cell office:value-type="float" office:value="933800" calcext:value-type="float">
            <text:p>933800</text:p>
          </table:table-cell>
          <table:table-cell office:value-type="float" office:value="5.4" calcext:value-type="float">
            <text:p>5,4</text:p>
          </table:table-cell>
          <table:table-cell office:value-type="string" calcext:value-type="string">
            <text:p>DC 005.40 <text:s/>mV</text:p>
          </table:table-cell>
          <table:table-cell table:formula="of:=[.A466]/(60*1000)" office:value-type="float" office:value="15.5633333333333" calcext:value-type="float">
            <text:p>15,5633333333</text:p>
          </table:table-cell>
          <table:table-cell table:formula="of:=0.2813*[.B466]+1.1082" office:value-type="float" office:value="2.62722" calcext:value-type="float">
            <text:p>2,62722</text:p>
          </table:table-cell>
          <table:table-cell table:formula="of:=SQRT(([.B466]*0.052)^2 + 0.037^2)" office:value-type="float" office:value="0.283227187960478" calcext:value-type="float">
            <text:p>0,283227188</text:p>
          </table:table-cell>
          <table:table-cell table:number-columns-repeated="1018"/>
        </table:table-row>
        <table:table-row table:style-name="ro2">
          <table:table-cell office:value-type="float" office:value="935812" calcext:value-type="float">
            <text:p>935812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DC 005.75 <text:s/>mV</text:p>
          </table:table-cell>
          <table:table-cell table:formula="of:=[.A467]/(60*1000)" office:value-type="float" office:value="15.5968666666667" calcext:value-type="float">
            <text:p>15,5968666667</text:p>
          </table:table-cell>
          <table:table-cell table:formula="of:=0.2813*[.B467]+1.1082" office:value-type="float" office:value="2.725675" calcext:value-type="float">
            <text:p>2,725675</text:p>
          </table:table-cell>
          <table:table-cell table:formula="of:=SQRT(([.B467]*0.052)^2 + 0.037^2)" office:value-type="float" office:value="0.301280600105616" calcext:value-type="float">
            <text:p>0,3012806001</text:p>
          </table:table-cell>
          <table:table-cell table:number-columns-repeated="1018"/>
        </table:table-row>
        <table:table-row table:style-name="ro2">
          <table:table-cell office:value-type="float" office:value="937809" calcext:value-type="float">
            <text:p>937809</text:p>
          </table:table-cell>
          <table:table-cell office:value-type="float" office:value="6.02" calcext:value-type="float">
            <text:p>6,02</text:p>
          </table:table-cell>
          <table:table-cell office:value-type="string" calcext:value-type="string">
            <text:p>DC 006.02 <text:s/>mV</text:p>
          </table:table-cell>
          <table:table-cell table:formula="of:=[.A468]/(60*1000)" office:value-type="float" office:value="15.63015" calcext:value-type="float">
            <text:p>15,63015</text:p>
          </table:table-cell>
          <table:table-cell table:formula="of:=0.2813*[.B468]+1.1082" office:value-type="float" office:value="2.801626" calcext:value-type="float">
            <text:p>2,801626</text:p>
          </table:table-cell>
          <table:table-cell table:formula="of:=SQRT(([.B468]*0.052)^2 + 0.037^2)" office:value-type="float" office:value="0.315219037496151" calcext:value-type="float">
            <text:p>0,3152190375</text:p>
          </table:table-cell>
          <table:table-cell table:number-columns-repeated="1018"/>
        </table:table-row>
        <table:table-row table:style-name="ro2">
          <table:table-cell office:value-type="float" office:value="939837" calcext:value-type="float">
            <text:p>939837</text:p>
          </table:table-cell>
          <table:table-cell office:value-type="float" office:value="6.11" calcext:value-type="float">
            <text:p>6,11</text:p>
          </table:table-cell>
          <table:table-cell office:value-type="string" calcext:value-type="string">
            <text:p>DC 006.11 <text:s/>mV</text:p>
          </table:table-cell>
          <table:table-cell table:formula="of:=[.A469]/(60*1000)" office:value-type="float" office:value="15.66395" calcext:value-type="float">
            <text:p>15,66395</text:p>
          </table:table-cell>
          <table:table-cell table:formula="of:=0.2813*[.B469]+1.1082" office:value-type="float" office:value="2.826943" calcext:value-type="float">
            <text:p>2,826943</text:p>
          </table:table-cell>
          <table:table-cell table:formula="of:=SQRT(([.B469]*0.052)^2 + 0.037^2)" office:value-type="float" office:value="0.319867157426329" calcext:value-type="float">
            <text:p>0,3198671574</text:p>
          </table:table-cell>
          <table:table-cell table:number-columns-repeated="1018"/>
        </table:table-row>
        <table:table-row table:style-name="ro2">
          <table:table-cell office:value-type="float" office:value="941850" calcext:value-type="float">
            <text:p>941850</text:p>
          </table:table-cell>
          <table:table-cell office:value-type="float" office:value="6.21" calcext:value-type="float">
            <text:p>6,21</text:p>
          </table:table-cell>
          <table:table-cell office:value-type="string" calcext:value-type="string">
            <text:p>DC 006.21 <text:s/>mV</text:p>
          </table:table-cell>
          <table:table-cell table:formula="of:=[.A470]/(60*1000)" office:value-type="float" office:value="15.6975" calcext:value-type="float">
            <text:p>15,6975</text:p>
          </table:table-cell>
          <table:table-cell table:formula="of:=0.2813*[.B470]+1.1082" office:value-type="float" office:value="2.855073" calcext:value-type="float">
            <text:p>2,855073</text:p>
          </table:table-cell>
          <table:table-cell table:formula="of:=SQRT(([.B470]*0.052)^2 + 0.037^2)" office:value-type="float" office:value="0.325032808190189" calcext:value-type="float">
            <text:p>0,3250328082</text:p>
          </table:table-cell>
          <table:table-cell table:number-columns-repeated="1018"/>
        </table:table-row>
        <table:table-row table:style-name="ro2">
          <table:table-cell office:value-type="float" office:value="943846" calcext:value-type="float">
            <text:p>943846</text:p>
          </table:table-cell>
          <table:table-cell office:value-type="float" office:value="6.12" calcext:value-type="float">
            <text:p>6,12</text:p>
          </table:table-cell>
          <table:table-cell office:value-type="string" calcext:value-type="string">
            <text:p>DC 006.12 <text:s/>mV</text:p>
          </table:table-cell>
          <table:table-cell table:formula="of:=[.A471]/(60*1000)" office:value-type="float" office:value="15.7307666666667" calcext:value-type="float">
            <text:p>15,7307666667</text:p>
          </table:table-cell>
          <table:table-cell table:formula="of:=0.2813*[.B471]+1.1082" office:value-type="float" office:value="2.829756" calcext:value-type="float">
            <text:p>2,829756</text:p>
          </table:table-cell>
          <table:table-cell table:formula="of:=SQRT(([.B471]*0.052)^2 + 0.037^2)" office:value-type="float" office:value="0.320383672492841" calcext:value-type="float">
            <text:p>0,3203836725</text:p>
          </table:table-cell>
          <table:table-cell table:number-columns-repeated="1018"/>
        </table:table-row>
        <table:table-row table:style-name="ro2">
          <table:table-cell office:value-type="float" office:value="945874" calcext:value-type="float">
            <text:p>945874</text:p>
          </table:table-cell>
          <table:table-cell office:value-type="float" office:value="6.11" calcext:value-type="float">
            <text:p>6,11</text:p>
          </table:table-cell>
          <table:table-cell office:value-type="string" calcext:value-type="string">
            <text:p>DC 006.11 <text:s/>mV</text:p>
          </table:table-cell>
          <table:table-cell table:formula="of:=[.A472]/(60*1000)" office:value-type="float" office:value="15.7645666666667" calcext:value-type="float">
            <text:p>15,7645666667</text:p>
          </table:table-cell>
          <table:table-cell table:formula="of:=0.2813*[.B472]+1.1082" office:value-type="float" office:value="2.826943" calcext:value-type="float">
            <text:p>2,826943</text:p>
          </table:table-cell>
          <table:table-cell table:formula="of:=SQRT(([.B472]*0.052)^2 + 0.037^2)" office:value-type="float" office:value="0.319867157426329" calcext:value-type="float">
            <text:p>0,3198671574</text:p>
          </table:table-cell>
          <table:table-cell table:number-columns-repeated="1018"/>
        </table:table-row>
        <table:table-row table:style-name="ro2">
          <table:table-cell office:value-type="float" office:value="947887" calcext:value-type="float">
            <text:p>947887</text:p>
          </table:table-cell>
          <table:table-cell office:value-type="float" office:value="6.51" calcext:value-type="float">
            <text:p>6,51</text:p>
          </table:table-cell>
          <table:table-cell office:value-type="string" calcext:value-type="string">
            <text:p>DC 006.51 <text:s/>mV</text:p>
          </table:table-cell>
          <table:table-cell table:formula="of:=[.A473]/(60*1000)" office:value-type="float" office:value="15.7981166666667" calcext:value-type="float">
            <text:p>15,7981166667</text:p>
          </table:table-cell>
          <table:table-cell table:formula="of:=0.2813*[.B473]+1.1082" office:value-type="float" office:value="2.939463" calcext:value-type="float">
            <text:p>2,939463</text:p>
          </table:table-cell>
          <table:table-cell table:formula="of:=SQRT(([.B473]*0.052)^2 + 0.037^2)" office:value-type="float" office:value="0.34053603392299" calcext:value-type="float">
            <text:p>0,3405360339</text:p>
          </table:table-cell>
          <table:table-cell table:number-columns-repeated="1018"/>
        </table:table-row>
        <table:table-row table:style-name="ro2">
          <table:table-cell office:value-type="float" office:value="949899" calcext:value-type="float">
            <text:p>949899</text:p>
          </table:table-cell>
          <table:table-cell office:value-type="float" office:value="6.56" calcext:value-type="float">
            <text:p>6,56</text:p>
          </table:table-cell>
          <table:table-cell office:value-type="string" calcext:value-type="string">
            <text:p>DC 006.56 <text:s/>mV</text:p>
          </table:table-cell>
          <table:table-cell table:formula="of:=[.A474]/(60*1000)" office:value-type="float" office:value="15.83165" calcext:value-type="float">
            <text:p>15,83165</text:p>
          </table:table-cell>
          <table:table-cell table:formula="of:=0.2813*[.B474]+1.1082" office:value-type="float" office:value="2.953528" calcext:value-type="float">
            <text:p>2,953528</text:p>
          </table:table-cell>
          <table:table-cell table:formula="of:=SQRT(([.B474]*0.052)^2 + 0.037^2)" office:value-type="float" office:value="0.343120757751553" calcext:value-type="float">
            <text:p>0,3431207578</text:p>
          </table:table-cell>
          <table:table-cell table:number-columns-repeated="1018"/>
        </table:table-row>
        <table:table-row table:style-name="ro2">
          <table:table-cell office:value-type="float" office:value="951912" calcext:value-type="float">
            <text:p>951912</text:p>
          </table:table-cell>
          <table:table-cell office:value-type="float" office:value="6.63" calcext:value-type="float">
            <text:p>6,63</text:p>
          </table:table-cell>
          <table:table-cell office:value-type="string" calcext:value-type="string">
            <text:p>DC 006.63 <text:s/>mV</text:p>
          </table:table-cell>
          <table:table-cell table:formula="of:=[.A475]/(60*1000)" office:value-type="float" office:value="15.8652" calcext:value-type="float">
            <text:p>15,8652</text:p>
          </table:table-cell>
          <table:table-cell table:formula="of:=0.2813*[.B475]+1.1082" office:value-type="float" office:value="2.973219" calcext:value-type="float">
            <text:p>2,973219</text:p>
          </table:table-cell>
          <table:table-cell table:formula="of:=SQRT(([.B475]*0.052)^2 + 0.037^2)" office:value-type="float" office:value="0.346739754859462" calcext:value-type="float">
            <text:p>0,3467397549</text:p>
          </table:table-cell>
          <table:table-cell table:number-columns-repeated="1018"/>
        </table:table-row>
        <table:table-row table:style-name="ro2">
          <table:table-cell office:value-type="float" office:value="953924" calcext:value-type="float">
            <text:p>953924</text:p>
          </table:table-cell>
          <table:table-cell office:value-type="float" office:value="7.01" calcext:value-type="float">
            <text:p>7,01</text:p>
          </table:table-cell>
          <table:table-cell office:value-type="string" calcext:value-type="string">
            <text:p>DC 007.01 <text:s/>mV</text:p>
          </table:table-cell>
          <table:table-cell table:formula="of:=[.A476]/(60*1000)" office:value-type="float" office:value="15.8987333333333" calcext:value-type="float">
            <text:p>15,8987333333</text:p>
          </table:table-cell>
          <table:table-cell table:formula="of:=0.2813*[.B476]+1.1082" office:value-type="float" office:value="3.080113" calcext:value-type="float">
            <text:p>3,080113</text:p>
          </table:table-cell>
          <table:table-cell table:formula="of:=SQRT(([.B476]*0.052)^2 + 0.037^2)" office:value-type="float" office:value="0.366392999933132" calcext:value-type="float">
            <text:p>0,3663929999</text:p>
          </table:table-cell>
          <table:table-cell table:number-columns-repeated="1018"/>
        </table:table-row>
        <table:table-row table:style-name="ro2">
          <table:table-cell office:value-type="float" office:value="955936" calcext:value-type="float">
            <text:p>955936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DC 006.99 <text:s/>mV</text:p>
          </table:table-cell>
          <table:table-cell table:formula="of:=[.A477]/(60*1000)" office:value-type="float" office:value="15.9322666666667" calcext:value-type="float">
            <text:p>15,9322666667</text:p>
          </table:table-cell>
          <table:table-cell table:formula="of:=0.2813*[.B477]+1.1082" office:value-type="float" office:value="3.074487" calcext:value-type="float">
            <text:p>3,074487</text:p>
          </table:table-cell>
          <table:table-cell table:formula="of:=SQRT(([.B477]*0.052)^2 + 0.037^2)" office:value-type="float" office:value="0.365358331504839" calcext:value-type="float">
            <text:p>0,3653583315</text:p>
          </table:table-cell>
          <table:table-cell table:number-columns-repeated="1018"/>
        </table:table-row>
        <table:table-row table:style-name="ro2">
          <table:table-cell office:value-type="float" office:value="957949" calcext:value-type="float">
            <text:p>957949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DC 007.11 <text:s/>mV</text:p>
          </table:table-cell>
          <table:table-cell table:formula="of:=[.A478]/(60*1000)" office:value-type="float" office:value="15.9658166666667" calcext:value-type="float">
            <text:p>15,9658166667</text:p>
          </table:table-cell>
          <table:table-cell table:formula="of:=0.2813*[.B478]+1.1082" office:value-type="float" office:value="3.108243" calcext:value-type="float">
            <text:p>3,108243</text:p>
          </table:table-cell>
          <table:table-cell table:formula="of:=SQRT(([.B478]*0.052)^2 + 0.037^2)" office:value-type="float" office:value="0.371566788612761" calcext:value-type="float">
            <text:p>0,3715667886</text:p>
          </table:table-cell>
          <table:table-cell table:number-columns-repeated="1018"/>
        </table:table-row>
        <table:table-row table:style-name="ro2">
          <table:table-cell office:value-type="float" office:value="959961" calcext:value-type="float">
            <text:p>959961</text:p>
          </table:table-cell>
          <table:table-cell office:value-type="float" office:value="7.4" calcext:value-type="float">
            <text:p>7,4</text:p>
          </table:table-cell>
          <table:table-cell office:value-type="string" calcext:value-type="string">
            <text:p>DC 007.40 <text:s/>mV</text:p>
          </table:table-cell>
          <table:table-cell table:formula="of:=[.A479]/(60*1000)" office:value-type="float" office:value="15.99935" calcext:value-type="float">
            <text:p>15,99935</text:p>
          </table:table-cell>
          <table:table-cell table:formula="of:=0.2813*[.B479]+1.1082" office:value-type="float" office:value="3.18982" calcext:value-type="float">
            <text:p>3,18982</text:p>
          </table:table-cell>
          <table:table-cell table:formula="of:=SQRT(([.B479]*0.052)^2 + 0.037^2)" office:value-type="float" office:value="0.386574753443626" calcext:value-type="float">
            <text:p>0,3865747534</text:p>
          </table:table-cell>
          <table:table-cell table:number-columns-repeated="1018"/>
        </table:table-row>
        <table:table-row table:style-name="ro2">
          <table:table-cell office:value-type="float" office:value="961974" calcext:value-type="float">
            <text:p>961974</text:p>
          </table:table-cell>
          <table:table-cell office:value-type="float" office:value="7.24" calcext:value-type="float">
            <text:p>7,24</text:p>
          </table:table-cell>
          <table:table-cell office:value-type="string" calcext:value-type="string">
            <text:p>DC 007.24 <text:s/>mV</text:p>
          </table:table-cell>
          <table:table-cell table:formula="of:=[.A480]/(60*1000)" office:value-type="float" office:value="16.0329" calcext:value-type="float">
            <text:p>16,0329</text:p>
          </table:table-cell>
          <table:table-cell table:formula="of:=0.2813*[.B480]+1.1082" office:value-type="float" office:value="3.144812" calcext:value-type="float">
            <text:p>3,144812</text:p>
          </table:table-cell>
          <table:table-cell table:formula="of:=SQRT(([.B480]*0.052)^2 + 0.037^2)" office:value-type="float" office:value="0.378293788476628" calcext:value-type="float">
            <text:p>0,3782937885</text:p>
          </table:table-cell>
          <table:table-cell table:number-columns-repeated="1018"/>
        </table:table-row>
        <table:table-row table:style-name="ro2">
          <table:table-cell office:value-type="float" office:value="963986" calcext:value-type="float">
            <text:p>963986</text:p>
          </table:table-cell>
          <table:table-cell office:value-type="float" office:value="7.66" calcext:value-type="float">
            <text:p>7,66</text:p>
          </table:table-cell>
          <table:table-cell office:value-type="string" calcext:value-type="string">
            <text:p>DC 007.66 <text:s/>mV</text:p>
          </table:table-cell>
          <table:table-cell table:formula="of:=[.A481]/(60*1000)" office:value-type="float" office:value="16.0664333333333" calcext:value-type="float">
            <text:p>16,0664333333</text:p>
          </table:table-cell>
          <table:table-cell table:formula="of:=0.2813*[.B481]+1.1082" office:value-type="float" office:value="3.262958" calcext:value-type="float">
            <text:p>3,262958</text:p>
          </table:table-cell>
          <table:table-cell table:formula="of:=SQRT(([.B481]*0.052)^2 + 0.037^2)" office:value-type="float" office:value="0.400034776488245" calcext:value-type="float">
            <text:p>0,4000347765</text:p>
          </table:table-cell>
          <table:table-cell table:number-columns-repeated="1018"/>
        </table:table-row>
        <table:table-row table:style-name="ro2">
          <table:table-cell office:value-type="float" office:value="965983" calcext:value-type="float">
            <text:p>965983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DC 007.38 <text:s/>mV</text:p>
          </table:table-cell>
          <table:table-cell table:formula="of:=[.A482]/(60*1000)" office:value-type="float" office:value="16.0997166666667" calcext:value-type="float">
            <text:p>16,0997166667</text:p>
          </table:table-cell>
          <table:table-cell table:formula="of:=0.2813*[.B482]+1.1082" office:value-type="float" office:value="3.184194" calcext:value-type="float">
            <text:p>3,184194</text:p>
          </table:table-cell>
          <table:table-cell table:formula="of:=SQRT(([.B482]*0.052)^2 + 0.037^2)" office:value-type="float" office:value="0.385539540903394" calcext:value-type="float">
            <text:p>0,3855395409</text:p>
          </table:table-cell>
          <table:table-cell table:number-columns-repeated="1018"/>
        </table:table-row>
        <table:table-row table:style-name="ro2">
          <table:table-cell office:value-type="float" office:value="968011" calcext:value-type="float">
            <text:p>968011</text:p>
          </table:table-cell>
          <table:table-cell office:value-type="float" office:value="7.99" calcext:value-type="float">
            <text:p>7,99</text:p>
          </table:table-cell>
          <table:table-cell office:value-type="string" calcext:value-type="string">
            <text:p>DC 007.99 <text:s/>mV</text:p>
          </table:table-cell>
          <table:table-cell table:formula="of:=[.A483]/(60*1000)" office:value-type="float" office:value="16.1335166666667" calcext:value-type="float">
            <text:p>16,1335166667</text:p>
          </table:table-cell>
          <table:table-cell table:formula="of:=0.2813*[.B483]+1.1082" office:value-type="float" office:value="3.355787" calcext:value-type="float">
            <text:p>3,355787</text:p>
          </table:table-cell>
          <table:table-cell table:formula="of:=SQRT(([.B483]*0.052)^2 + 0.037^2)" office:value-type="float" office:value="0.417124238566881" calcext:value-type="float">
            <text:p>0,4171242386</text:p>
          </table:table-cell>
          <table:table-cell table:number-columns-repeated="1018"/>
        </table:table-row>
        <table:table-row table:style-name="ro2">
          <table:table-cell office:value-type="float" office:value="970023" calcext:value-type="float">
            <text:p>9700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C 008.00 <text:s/>mV</text:p>
          </table:table-cell>
          <table:table-cell table:formula="of:=[.A484]/(60*1000)" office:value-type="float" office:value="16.16705" calcext:value-type="float">
            <text:p>16,16705</text:p>
          </table:table-cell>
          <table:table-cell table:formula="of:=0.2813*[.B484]+1.1082" office:value-type="float" office:value="3.3586" calcext:value-type="float">
            <text:p>3,3586</text:p>
          </table:table-cell>
          <table:table-cell table:formula="of:=SQRT(([.B484]*0.052)^2 + 0.037^2)" office:value-type="float" office:value="0.417642191355232" calcext:value-type="float">
            <text:p>0,4176421914</text:p>
          </table:table-cell>
          <table:table-cell table:number-columns-repeated="1018"/>
        </table:table-row>
        <table:table-row table:style-name="ro2">
          <table:table-cell office:value-type="float" office:value="972036" calcext:value-type="float">
            <text:p>972036</text:p>
          </table:table-cell>
          <table:table-cell office:value-type="float" office:value="7.97" calcext:value-type="float">
            <text:p>7,97</text:p>
          </table:table-cell>
          <table:table-cell office:value-type="string" calcext:value-type="string">
            <text:p>DC 007.97 <text:s/>mV</text:p>
          </table:table-cell>
          <table:table-cell table:formula="of:=[.A485]/(60*1000)" office:value-type="float" office:value="16.2006" calcext:value-type="float">
            <text:p>16,2006</text:p>
          </table:table-cell>
          <table:table-cell table:formula="of:=0.2813*[.B485]+1.1082" office:value-type="float" office:value="3.350161" calcext:value-type="float">
            <text:p>3,350161</text:p>
          </table:table-cell>
          <table:table-cell table:formula="of:=SQRT(([.B485]*0.052)^2 + 0.037^2)" office:value-type="float" office:value="0.416088348310788" calcext:value-type="float">
            <text:p>0,4160883483</text:p>
          </table:table-cell>
          <table:table-cell table:number-columns-repeated="1018"/>
        </table:table-row>
        <table:table-row table:style-name="ro2">
          <table:table-cell office:value-type="float" office:value="974048" calcext:value-type="float">
            <text:p>974048</text:p>
          </table:table-cell>
          <table:table-cell office:value-type="float" office:value="8.36" calcext:value-type="float">
            <text:p>8,36</text:p>
          </table:table-cell>
          <table:table-cell office:value-type="string" calcext:value-type="string">
            <text:p>DC 008.36 <text:s/>mV</text:p>
          </table:table-cell>
          <table:table-cell table:formula="of:=[.A486]/(60*1000)" office:value-type="float" office:value="16.2341333333333" calcext:value-type="float">
            <text:p>16,2341333333</text:p>
          </table:table-cell>
          <table:table-cell table:formula="of:=0.2813*[.B486]+1.1082" office:value-type="float" office:value="3.459868" calcext:value-type="float">
            <text:p>3,459868</text:p>
          </table:table-cell>
          <table:table-cell table:formula="of:=SQRT(([.B486]*0.052)^2 + 0.037^2)" office:value-type="float" office:value="0.436291735424819" calcext:value-type="float">
            <text:p>0,4362917354</text:p>
          </table:table-cell>
          <table:table-cell table:number-columns-repeated="1018"/>
        </table:table-row>
        <table:table-row table:style-name="ro2">
          <table:table-cell office:value-type="float" office:value="976060" calcext:value-type="float">
            <text:p>976060</text:p>
          </table:table-cell>
          <table:table-cell office:value-type="float" office:value="8.31" calcext:value-type="float">
            <text:p>8,31</text:p>
          </table:table-cell>
          <table:table-cell office:value-type="string" calcext:value-type="string">
            <text:p>DC 008.31 <text:s/>mV</text:p>
          </table:table-cell>
          <table:table-cell table:formula="of:=[.A487]/(60*1000)" office:value-type="float" office:value="16.2676666666667" calcext:value-type="float">
            <text:p>16,2676666667</text:p>
          </table:table-cell>
          <table:table-cell table:formula="of:=0.2813*[.B487]+1.1082" office:value-type="float" office:value="3.445803" calcext:value-type="float">
            <text:p>3,445803</text:p>
          </table:table-cell>
          <table:table-cell table:formula="of:=SQRT(([.B487]*0.052)^2 + 0.037^2)" office:value-type="float" office:value="0.433701157941733" calcext:value-type="float">
            <text:p>0,4337011579</text:p>
          </table:table-cell>
          <table:table-cell table:number-columns-repeated="1018"/>
        </table:table-row>
        <table:table-row table:style-name="ro2">
          <table:table-cell office:value-type="float" office:value="978073" calcext:value-type="float">
            <text:p>978073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DC 008.70 <text:s/>mV</text:p>
          </table:table-cell>
          <table:table-cell table:formula="of:=[.A488]/(60*1000)" office:value-type="float" office:value="16.3012166666667" calcext:value-type="float">
            <text:p>16,3012166667</text:p>
          </table:table-cell>
          <table:table-cell table:formula="of:=0.2813*[.B488]+1.1082" office:value-type="float" office:value="3.55551" calcext:value-type="float">
            <text:p>3,55551</text:p>
          </table:table-cell>
          <table:table-cell table:formula="of:=SQRT(([.B488]*0.052)^2 + 0.037^2)" office:value-type="float" office:value="0.453910519816406" calcext:value-type="float">
            <text:p>0,4539105198</text:p>
          </table:table-cell>
          <table:table-cell table:number-columns-repeated="1018"/>
        </table:table-row>
        <table:table-row table:style-name="ro2">
          <table:table-cell office:value-type="float" office:value="980085" calcext:value-type="float">
            <text:p>980085</text:p>
          </table:table-cell>
          <table:table-cell office:value-type="float" office:value="8.78" calcext:value-type="float">
            <text:p>8,78</text:p>
          </table:table-cell>
          <table:table-cell office:value-type="string" calcext:value-type="string">
            <text:p>DC 008.78 <text:s/>mV</text:p>
          </table:table-cell>
          <table:table-cell table:formula="of:=[.A489]/(60*1000)" office:value-type="float" office:value="16.33475" calcext:value-type="float">
            <text:p>16,33475</text:p>
          </table:table-cell>
          <table:table-cell table:formula="of:=0.2813*[.B489]+1.1082" office:value-type="float" office:value="3.578014" calcext:value-type="float">
            <text:p>3,578014</text:p>
          </table:table-cell>
          <table:table-cell table:formula="of:=SQRT(([.B489]*0.052)^2 + 0.037^2)" office:value-type="float" office:value="0.458056801717866" calcext:value-type="float">
            <text:p>0,4580568017</text:p>
          </table:table-cell>
          <table:table-cell table:number-columns-repeated="1018"/>
        </table:table-row>
        <table:table-row table:style-name="ro2">
          <table:table-cell office:value-type="float" office:value="982098" calcext:value-type="float">
            <text:p>982098</text:p>
          </table:table-cell>
          <table:table-cell office:value-type="float" office:value="8.64" calcext:value-type="float">
            <text:p>8,64</text:p>
          </table:table-cell>
          <table:table-cell office:value-type="string" calcext:value-type="string">
            <text:p>DC 008.64 <text:s/>mV</text:p>
          </table:table-cell>
          <table:table-cell table:formula="of:=[.A490]/(60*1000)" office:value-type="float" office:value="16.3683" calcext:value-type="float">
            <text:p>16,3683</text:p>
          </table:table-cell>
          <table:table-cell table:formula="of:=0.2813*[.B490]+1.1082" office:value-type="float" office:value="3.538632" calcext:value-type="float">
            <text:p>3,538632</text:p>
          </table:table-cell>
          <table:table-cell table:formula="of:=SQRT(([.B490]*0.052)^2 + 0.037^2)" office:value-type="float" office:value="0.450800974266915" calcext:value-type="float">
            <text:p>0,4508009743</text:p>
          </table:table-cell>
          <table:table-cell table:number-columns-repeated="1018"/>
        </table:table-row>
        <table:table-row table:style-name="ro2">
          <table:table-cell office:value-type="float" office:value="984110" calcext:value-type="float">
            <text:p>984110</text:p>
          </table:table-cell>
          <table:table-cell office:value-type="float" office:value="8.76" calcext:value-type="float">
            <text:p>8,76</text:p>
          </table:table-cell>
          <table:table-cell office:value-type="string" calcext:value-type="string">
            <text:p>DC 008.76 <text:s/>mV</text:p>
          </table:table-cell>
          <table:table-cell table:formula="of:=[.A491]/(60*1000)" office:value-type="float" office:value="16.4018333333333" calcext:value-type="float">
            <text:p>16,4018333333</text:p>
          </table:table-cell>
          <table:table-cell table:formula="of:=0.2813*[.B491]+1.1082" office:value-type="float" office:value="3.572388" calcext:value-type="float">
            <text:p>3,572388</text:p>
          </table:table-cell>
          <table:table-cell table:formula="of:=SQRT(([.B491]*0.052)^2 + 0.037^2)" office:value-type="float" office:value="0.457020207868317" calcext:value-type="float">
            <text:p>0,4570202079</text:p>
          </table:table-cell>
          <table:table-cell table:number-columns-repeated="1018"/>
        </table:table-row>
        <table:table-row table:style-name="ro2">
          <table:table-cell office:value-type="float" office:value="986107" calcext:value-type="float">
            <text:p>986107</text:p>
          </table:table-cell>
          <table:table-cell office:value-type="float" office:value="9.02" calcext:value-type="float">
            <text:p>9,02</text:p>
          </table:table-cell>
          <table:table-cell office:value-type="string" calcext:value-type="string">
            <text:p>DC 009.02 <text:s/>mV</text:p>
          </table:table-cell>
          <table:table-cell table:formula="of:=[.A492]/(60*1000)" office:value-type="float" office:value="16.4351166666667" calcext:value-type="float">
            <text:p>16,4351166667</text:p>
          </table:table-cell>
          <table:table-cell table:formula="of:=0.2813*[.B492]+1.1082" office:value-type="float" office:value="3.645526" calcext:value-type="float">
            <text:p>3,645526</text:p>
          </table:table-cell>
          <table:table-cell table:formula="of:=SQRT(([.B492]*0.052)^2 + 0.037^2)" office:value-type="float" office:value="0.470497100522416" calcext:value-type="float">
            <text:p>0,4704971005</text:p>
          </table:table-cell>
          <table:table-cell table:number-columns-repeated="1018"/>
        </table:table-row>
        <table:table-row table:style-name="ro2">
          <table:table-cell office:value-type="float" office:value="988135" calcext:value-type="float">
            <text:p>988135</text:p>
          </table:table-cell>
          <table:table-cell office:value-type="float" office:value="9.16" calcext:value-type="float">
            <text:p>9,16</text:p>
          </table:table-cell>
          <table:table-cell office:value-type="string" calcext:value-type="string">
            <text:p>DC 009.16 <text:s/>mV</text:p>
          </table:table-cell>
          <table:table-cell table:formula="of:=[.A493]/(60*1000)" office:value-type="float" office:value="16.4689166666667" calcext:value-type="float">
            <text:p>16,4689166667</text:p>
          </table:table-cell>
          <table:table-cell table:formula="of:=0.2813*[.B493]+1.1082" office:value-type="float" office:value="3.684908" calcext:value-type="float">
            <text:p>3,684908</text:p>
          </table:table-cell>
          <table:table-cell table:formula="of:=SQRT(([.B493]*0.052)^2 + 0.037^2)" office:value-type="float" office:value="0.477754897829421" calcext:value-type="float">
            <text:p>0,4777548978</text:p>
          </table:table-cell>
          <table:table-cell table:number-columns-repeated="1018"/>
        </table:table-row>
        <table:table-row table:style-name="ro2">
          <table:table-cell office:value-type="float" office:value="990147" calcext:value-type="float">
            <text:p>990147</text:p>
          </table:table-cell>
          <table:table-cell office:value-type="float" office:value="9.32" calcext:value-type="float">
            <text:p>9,32</text:p>
          </table:table-cell>
          <table:table-cell office:value-type="string" calcext:value-type="string">
            <text:p>DC 009.32 <text:s/>mV</text:p>
          </table:table-cell>
          <table:table-cell table:formula="of:=[.A494]/(60*1000)" office:value-type="float" office:value="16.50245" calcext:value-type="float">
            <text:p>16,50245</text:p>
          </table:table-cell>
          <table:table-cell table:formula="of:=0.2813*[.B494]+1.1082" office:value-type="float" office:value="3.729916" calcext:value-type="float">
            <text:p>3,729916</text:p>
          </table:table-cell>
          <table:table-cell table:formula="of:=SQRT(([.B494]*0.052)^2 + 0.037^2)" office:value-type="float" office:value="0.486050336487899" calcext:value-type="float">
            <text:p>0,4860503365</text:p>
          </table:table-cell>
          <table:table-cell table:number-columns-repeated="1018"/>
        </table:table-row>
        <table:table-row table:style-name="ro2">
          <table:table-cell office:value-type="float" office:value="992160" calcext:value-type="float">
            <text:p>992160</text:p>
          </table:table-cell>
          <table:table-cell office:value-type="float" office:value="9.69" calcext:value-type="float">
            <text:p>9,69</text:p>
          </table:table-cell>
          <table:table-cell office:value-type="string" calcext:value-type="string">
            <text:p>DC 009.69 <text:s/>mV</text:p>
          </table:table-cell>
          <table:table-cell table:formula="of:=[.A495]/(60*1000)" office:value-type="float" office:value="16.536" calcext:value-type="float">
            <text:p>16,536</text:p>
          </table:table-cell>
          <table:table-cell table:formula="of:=0.2813*[.B495]+1.1082" office:value-type="float" office:value="3.833997" calcext:value-type="float">
            <text:p>3,833997</text:p>
          </table:table-cell>
          <table:table-cell table:formula="of:=SQRT(([.B495]*0.052)^2 + 0.037^2)" office:value-type="float" office:value="0.505236632084413" calcext:value-type="float">
            <text:p>0,5052366321</text:p>
          </table:table-cell>
          <table:table-cell table:number-columns-repeated="1018"/>
        </table:table-row>
        <table:table-row table:style-name="ro2">
          <table:table-cell office:value-type="float" office:value="994172" calcext:value-type="float">
            <text:p>994172</text:p>
          </table:table-cell>
          <table:table-cell office:value-type="float" office:value="9.42" calcext:value-type="float">
            <text:p>9,42</text:p>
          </table:table-cell>
          <table:table-cell office:value-type="string" calcext:value-type="string">
            <text:p>DC 009.42 <text:s/>mV</text:p>
          </table:table-cell>
          <table:table-cell table:formula="of:=[.A496]/(60*1000)" office:value-type="float" office:value="16.5695333333333" calcext:value-type="float">
            <text:p>16,5695333333</text:p>
          </table:table-cell>
          <table:table-cell table:formula="of:=0.2813*[.B496]+1.1082" office:value-type="float" office:value="3.758046" calcext:value-type="float">
            <text:p>3,758046</text:p>
          </table:table-cell>
          <table:table-cell table:formula="of:=SQRT(([.B496]*0.052)^2 + 0.037^2)" office:value-type="float" office:value="0.491235407518636" calcext:value-type="float">
            <text:p>0,4912354075</text:p>
          </table:table-cell>
          <table:table-cell table:number-columns-repeated="1018"/>
        </table:table-row>
        <table:table-row table:style-name="ro2">
          <table:table-cell office:value-type="float" office:value="996184" calcext:value-type="float">
            <text:p>996184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DC 009.54 <text:s/>mV</text:p>
          </table:table-cell>
          <table:table-cell table:formula="of:=[.A497]/(60*1000)" office:value-type="float" office:value="16.6030666666667" calcext:value-type="float">
            <text:p>16,6030666667</text:p>
          </table:table-cell>
          <table:table-cell table:formula="of:=0.2813*[.B497]+1.1082" office:value-type="float" office:value="3.791802" calcext:value-type="float">
            <text:p>3,791802</text:p>
          </table:table-cell>
          <table:table-cell table:formula="of:=SQRT(([.B497]*0.052)^2 + 0.037^2)" office:value-type="float" office:value="0.497457904148683" calcext:value-type="float">
            <text:p>0,4974579041</text:p>
          </table:table-cell>
          <table:table-cell table:number-columns-repeated="1018"/>
        </table:table-row>
        <table:table-row table:style-name="ro2">
          <table:table-cell office:value-type="float" office:value="998197" calcext:value-type="float">
            <text:p>998197</text:p>
          </table:table-cell>
          <table:table-cell office:value-type="float" office:value="9.79" calcext:value-type="float">
            <text:p>9,79</text:p>
          </table:table-cell>
          <table:table-cell office:value-type="string" calcext:value-type="string">
            <text:p>DC 009.79 <text:s/>mV</text:p>
          </table:table-cell>
          <table:table-cell table:formula="of:=[.A498]/(60*1000)" office:value-type="float" office:value="16.6366166666667" calcext:value-type="float">
            <text:p>16,6366166667</text:p>
          </table:table-cell>
          <table:table-cell table:formula="of:=0.2813*[.B498]+1.1082" office:value-type="float" office:value="3.862127" calcext:value-type="float">
            <text:p>3,862127</text:p>
          </table:table-cell>
          <table:table-cell table:formula="of:=SQRT(([.B498]*0.052)^2 + 0.037^2)" office:value-type="float" office:value="0.510422811402469" calcext:value-type="float">
            <text:p>0,5104228114</text:p>
          </table:table-cell>
          <table:table-cell table:number-columns-repeated="1018"/>
        </table:table-row>
        <table:table-row table:style-name="ro2">
          <table:table-cell office:value-type="float" office:value="1000194" calcext:value-type="float">
            <text:p>1000194</text:p>
          </table:table-cell>
          <table:table-cell office:value-type="float" office:value="9.73" calcext:value-type="float">
            <text:p>9,73</text:p>
          </table:table-cell>
          <table:table-cell office:value-type="string" calcext:value-type="string">
            <text:p>DC 009.73 <text:s/>mV</text:p>
          </table:table-cell>
          <table:table-cell table:formula="of:=[.A499]/(60*1000)" office:value-type="float" office:value="16.6699" calcext:value-type="float">
            <text:p>16,6699</text:p>
          </table:table-cell>
          <table:table-cell table:formula="of:=0.2813*[.B499]+1.1082" office:value-type="float" office:value="3.845249" calcext:value-type="float">
            <text:p>3,845249</text:p>
          </table:table-cell>
          <table:table-cell table:formula="of:=SQRT(([.B499]*0.052)^2 + 0.037^2)" office:value-type="float" office:value="0.507311069857538" calcext:value-type="float">
            <text:p>0,5073110699</text:p>
          </table:table-cell>
          <table:table-cell table:number-columns-repeated="1018"/>
        </table:table-row>
        <table:table-row table:style-name="ro2">
          <table:table-cell office:value-type="float" office:value="1002222" calcext:value-type="float">
            <text:p>1002222</text:p>
          </table:table-cell>
          <table:table-cell office:value-type="float" office:value="9.8" calcext:value-type="float">
            <text:p>9,8</text:p>
          </table:table-cell>
          <table:table-cell office:value-type="string" calcext:value-type="string">
            <text:p>DC 009.80 <text:s/>mV</text:p>
          </table:table-cell>
          <table:table-cell table:formula="of:=[.A500]/(60*1000)" office:value-type="float" office:value="16.7037" calcext:value-type="float">
            <text:p>16,7037</text:p>
          </table:table-cell>
          <table:table-cell table:formula="of:=0.2813*[.B500]+1.1082" office:value-type="float" office:value="3.86494" calcext:value-type="float">
            <text:p>3,86494</text:p>
          </table:table-cell>
          <table:table-cell table:formula="of:=SQRT(([.B500]*0.052)^2 + 0.037^2)" office:value-type="float" office:value="0.510941444785995" calcext:value-type="float">
            <text:p>0,5109414448</text:p>
          </table:table-cell>
          <table:table-cell table:number-columns-repeated="1018"/>
        </table:table-row>
        <table:table-row table:style-name="ro2">
          <table:table-cell office:value-type="float" office:value="1004234" calcext:value-type="float">
            <text:p>1004234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DC 010.13 <text:s/>mV</text:p>
          </table:table-cell>
          <table:table-cell table:formula="of:=[.A501]/(60*1000)" office:value-type="float" office:value="16.7372333333333" calcext:value-type="float">
            <text:p>16,7372333333</text:p>
          </table:table-cell>
          <table:table-cell table:formula="of:=0.2813*[.B501]+1.1082" office:value-type="float" office:value="3.957769" calcext:value-type="float">
            <text:p>3,957769</text:p>
          </table:table-cell>
          <table:table-cell table:formula="of:=SQRT(([.B501]*0.052)^2 + 0.037^2)" office:value-type="float" office:value="0.528057854406125" calcext:value-type="float">
            <text:p>0,5280578544</text:p>
          </table:table-cell>
          <table:table-cell table:number-columns-repeated="1018"/>
        </table:table-row>
        <table:table-row table:style-name="ro2">
          <table:table-cell office:value-type="float" office:value="1006246" calcext:value-type="float">
            <text:p>1006246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DC 010.16 <text:s/>mV</text:p>
          </table:table-cell>
          <table:table-cell table:formula="of:=[.A502]/(60*1000)" office:value-type="float" office:value="16.7707666666667" calcext:value-type="float">
            <text:p>16,7707666667</text:p>
          </table:table-cell>
          <table:table-cell table:formula="of:=0.2813*[.B502]+1.1082" office:value-type="float" office:value="3.966208" calcext:value-type="float">
            <text:p>3,966208</text:p>
          </table:table-cell>
          <table:table-cell table:formula="of:=SQRT(([.B502]*0.052)^2 + 0.037^2)" office:value-type="float" office:value="0.529614031536174" calcext:value-type="float">
            <text:p>0,5296140315</text:p>
          </table:table-cell>
          <table:table-cell table:number-columns-repeated="1018"/>
        </table:table-row>
        <table:table-row table:style-name="ro2">
          <table:table-cell office:value-type="float" office:value="1008259" calcext:value-type="float">
            <text:p>1008259</text:p>
          </table:table-cell>
          <table:table-cell office:value-type="float" office:value="10.49" calcext:value-type="float">
            <text:p>10,49</text:p>
          </table:table-cell>
          <table:table-cell office:value-type="string" calcext:value-type="string">
            <text:p>DC 010.49 <text:s/>mV</text:p>
          </table:table-cell>
          <table:table-cell table:formula="of:=[.A503]/(60*1000)" office:value-type="float" office:value="16.8043166666667" calcext:value-type="float">
            <text:p>16,8043166667</text:p>
          </table:table-cell>
          <table:table-cell table:formula="of:=0.2813*[.B503]+1.1082" office:value-type="float" office:value="4.059037" calcext:value-type="float">
            <text:p>4,059037</text:p>
          </table:table-cell>
          <table:table-cell table:formula="of:=SQRT(([.B503]*0.052)^2 + 0.037^2)" office:value-type="float" office:value="0.546733418038444" calcext:value-type="float">
            <text:p>0,546733418</text:p>
          </table:table-cell>
          <table:table-cell table:number-columns-repeated="1018"/>
        </table:table-row>
        <table:table-row table:style-name="ro2">
          <table:table-cell office:value-type="float" office:value="1010271" calcext:value-type="float">
            <text:p>1010271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DC 010.64 <text:s/>mV</text:p>
          </table:table-cell>
          <table:table-cell table:formula="of:=[.A504]/(60*1000)" office:value-type="float" office:value="16.83785" calcext:value-type="float">
            <text:p>16,83785</text:p>
          </table:table-cell>
          <table:table-cell table:formula="of:=0.2813*[.B504]+1.1082" office:value-type="float" office:value="4.101232" calcext:value-type="float">
            <text:p>4,101232</text:p>
          </table:table-cell>
          <table:table-cell table:formula="of:=SQRT(([.B504]*0.052)^2 + 0.037^2)" office:value-type="float" office:value="0.554515787331614" calcext:value-type="float">
            <text:p>0,5545157873</text:p>
          </table:table-cell>
          <table:table-cell table:number-columns-repeated="1018"/>
        </table:table-row>
        <table:table-row table:style-name="ro2">
          <table:table-cell office:value-type="float" office:value="1012284" calcext:value-type="float">
            <text:p>1012284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DC 010.70 <text:s/>mV</text:p>
          </table:table-cell>
          <table:table-cell table:formula="of:=[.A505]/(60*1000)" office:value-type="float" office:value="16.8714" calcext:value-type="float">
            <text:p>16,8714</text:p>
          </table:table-cell>
          <table:table-cell table:formula="of:=0.2813*[.B505]+1.1082" office:value-type="float" office:value="4.11811" calcext:value-type="float">
            <text:p>4,11811</text:p>
          </table:table-cell>
          <table:table-cell table:formula="of:=SQRT(([.B505]*0.052)^2 + 0.037^2)" office:value-type="float" office:value="0.557628872997086" calcext:value-type="float">
            <text:p>0,557628873</text:p>
          </table:table-cell>
          <table:table-cell table:number-columns-repeated="1018"/>
        </table:table-row>
        <table:table-row table:style-name="ro2">
          <table:table-cell office:value-type="float" office:value="1014280" calcext:value-type="float">
            <text:p>1014280</text:p>
          </table:table-cell>
          <table:table-cell office:value-type="float" office:value="10.75" calcext:value-type="float">
            <text:p>10,75</text:p>
          </table:table-cell>
          <table:table-cell office:value-type="string" calcext:value-type="string">
            <text:p>DC 010.75 <text:s/>mV</text:p>
          </table:table-cell>
          <table:table-cell table:formula="of:=[.A506]/(60*1000)" office:value-type="float" office:value="16.9046666666667" calcext:value-type="float">
            <text:p>16,9046666667</text:p>
          </table:table-cell>
          <table:table-cell table:formula="of:=0.2813*[.B506]+1.1082" office:value-type="float" office:value="4.132175" calcext:value-type="float">
            <text:p>4,132175</text:p>
          </table:table-cell>
          <table:table-cell table:formula="of:=SQRT(([.B506]*0.052)^2 + 0.037^2)" office:value-type="float" office:value="0.560223169817172" calcext:value-type="float">
            <text:p>0,5602231698</text:p>
          </table:table-cell>
          <table:table-cell table:number-columns-repeated="1018"/>
        </table:table-row>
        <table:table-row table:style-name="ro2">
          <table:table-cell office:value-type="float" office:value="1016308" calcext:value-type="float">
            <text:p>1016308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DC 011.20 <text:s/>mV</text:p>
          </table:table-cell>
          <table:table-cell table:formula="of:=[.A507]/(60*1000)" office:value-type="float" office:value="16.9384666666667" calcext:value-type="float">
            <text:p>16,9384666667</text:p>
          </table:table-cell>
          <table:table-cell table:formula="of:=0.2813*[.B507]+1.1082" office:value-type="float" office:value="4.25876" calcext:value-type="float">
            <text:p>4,25876</text:p>
          </table:table-cell>
          <table:table-cell table:formula="of:=SQRT(([.B507]*0.052)^2 + 0.037^2)" office:value-type="float" office:value="0.583574125540192" calcext:value-type="float">
            <text:p>0,5835741255</text:p>
          </table:table-cell>
          <table:table-cell table:number-columns-repeated="1018"/>
        </table:table-row>
        <table:table-row table:style-name="ro2">
          <table:table-cell office:value-type="float" office:value="1018321" calcext:value-type="float">
            <text:p>1018321</text:p>
          </table:table-cell>
          <table:table-cell office:value-type="float" office:value="11.03" calcext:value-type="float">
            <text:p>11,03</text:p>
          </table:table-cell>
          <table:table-cell office:value-type="string" calcext:value-type="string">
            <text:p>DC 011.03 <text:s/>mV</text:p>
          </table:table-cell>
          <table:table-cell table:formula="of:=[.A508]/(60*1000)" office:value-type="float" office:value="16.9720166666667" calcext:value-type="float">
            <text:p>16,9720166667</text:p>
          </table:table-cell>
          <table:table-cell table:formula="of:=0.2813*[.B508]+1.1082" office:value-type="float" office:value="4.210939" calcext:value-type="float">
            <text:p>4,210939</text:p>
          </table:table-cell>
          <table:table-cell table:formula="of:=SQRT(([.B508]*0.052)^2 + 0.037^2)" office:value-type="float" office:value="0.574752184510855" calcext:value-type="float">
            <text:p>0,5747521845</text:p>
          </table:table-cell>
          <table:table-cell table:number-columns-repeated="1018"/>
        </table:table-row>
        <table:table-row table:style-name="ro2">
          <table:table-cell office:value-type="float" office:value="1020318" calcext:value-type="float">
            <text:p>1020318</text:p>
          </table:table-cell>
          <table:table-cell office:value-type="float" office:value="11.15" calcext:value-type="float">
            <text:p>11,15</text:p>
          </table:table-cell>
          <table:table-cell office:value-type="string" calcext:value-type="string">
            <text:p>DC 011.15 <text:s/>mV</text:p>
          </table:table-cell>
          <table:table-cell table:formula="of:=[.A509]/(60*1000)" office:value-type="float" office:value="17.0053" calcext:value-type="float">
            <text:p>17,0053</text:p>
          </table:table-cell>
          <table:table-cell table:formula="of:=0.2813*[.B509]+1.1082" office:value-type="float" office:value="4.244695" calcext:value-type="float">
            <text:p>4,244695</text:p>
          </table:table-cell>
          <table:table-cell table:formula="of:=SQRT(([.B509]*0.052)^2 + 0.037^2)" office:value-type="float" office:value="0.580979380012751" calcext:value-type="float">
            <text:p>0,58097938</text:p>
          </table:table-cell>
          <table:table-cell table:number-columns-repeated="1018"/>
        </table:table-row>
        <table:table-row table:style-name="ro2">
          <table:table-cell office:value-type="float" office:value="1022346" calcext:value-type="float">
            <text:p>1022346</text:p>
          </table:table-cell>
          <table:table-cell office:value-type="float" office:value="11.08" calcext:value-type="float">
            <text:p>11,08</text:p>
          </table:table-cell>
          <table:table-cell office:value-type="string" calcext:value-type="string">
            <text:p>DC 011.08 <text:s/>mV</text:p>
          </table:table-cell>
          <table:table-cell table:formula="of:=[.A510]/(60*1000)" office:value-type="float" office:value="17.0391" calcext:value-type="float">
            <text:p>17,0391</text:p>
          </table:table-cell>
          <table:table-cell table:formula="of:=0.2813*[.B510]+1.1082" office:value-type="float" office:value="4.225004" calcext:value-type="float">
            <text:p>4,225004</text:p>
          </table:table-cell>
          <table:table-cell table:formula="of:=SQRT(([.B510]*0.052)^2 + 0.037^2)" office:value-type="float" office:value="0.577346815700927" calcext:value-type="float">
            <text:p>0,5773468157</text:p>
          </table:table-cell>
          <table:table-cell table:number-columns-repeated="1018"/>
        </table:table-row>
        <table:table-row table:style-name="ro2">
          <table:table-cell office:value-type="float" office:value="1024358" calcext:value-type="float">
            <text:p>1024358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DC 011.17 <text:s/>mV</text:p>
          </table:table-cell>
          <table:table-cell table:formula="of:=[.A511]/(60*1000)" office:value-type="float" office:value="17.0726333333333" calcext:value-type="float">
            <text:p>17,0726333333</text:p>
          </table:table-cell>
          <table:table-cell table:formula="of:=0.2813*[.B511]+1.1082" office:value-type="float" office:value="4.250321" calcext:value-type="float">
            <text:p>4,250321</text:p>
          </table:table-cell>
          <table:table-cell table:formula="of:=SQRT(([.B511]*0.052)^2 + 0.037^2)" office:value-type="float" office:value="0.582017272595926" calcext:value-type="float">
            <text:p>0,5820172726</text:p>
          </table:table-cell>
          <table:table-cell table:number-columns-repeated="1018"/>
        </table:table-row>
        <table:table-row table:style-name="ro2">
          <table:table-cell office:value-type="float" office:value="1026370" calcext:value-type="float">
            <text:p>1026370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DC 011.20 <text:s/>mV</text:p>
          </table:table-cell>
          <table:table-cell table:formula="of:=[.A512]/(60*1000)" office:value-type="float" office:value="17.1061666666667" calcext:value-type="float">
            <text:p>17,1061666667</text:p>
          </table:table-cell>
          <table:table-cell table:formula="of:=0.2813*[.B512]+1.1082" office:value-type="float" office:value="4.25876" calcext:value-type="float">
            <text:p>4,25876</text:p>
          </table:table-cell>
          <table:table-cell table:formula="of:=SQRT(([.B512]*0.052)^2 + 0.037^2)" office:value-type="float" office:value="0.583574125540192" calcext:value-type="float">
            <text:p>0,5835741255</text:p>
          </table:table-cell>
          <table:table-cell table:number-columns-repeated="1018"/>
        </table:table-row>
        <table:table-row table:style-name="ro2">
          <table:table-cell office:value-type="float" office:value="1028383" calcext:value-type="float">
            <text:p>1028383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DC 011.17 <text:s/>mV</text:p>
          </table:table-cell>
          <table:table-cell table:formula="of:=[.A513]/(60*1000)" office:value-type="float" office:value="17.1397166666667" calcext:value-type="float">
            <text:p>17,1397166667</text:p>
          </table:table-cell>
          <table:table-cell table:formula="of:=0.2813*[.B513]+1.1082" office:value-type="float" office:value="4.250321" calcext:value-type="float">
            <text:p>4,250321</text:p>
          </table:table-cell>
          <table:table-cell table:formula="of:=SQRT(([.B513]*0.052)^2 + 0.037^2)" office:value-type="float" office:value="0.582017272595926" calcext:value-type="float">
            <text:p>0,5820172726</text:p>
          </table:table-cell>
          <table:table-cell table:number-columns-repeated="1018"/>
        </table:table-row>
        <table:table-row table:style-name="ro2">
          <table:table-cell office:value-type="float" office:value="1030395" calcext:value-type="float">
            <text:p>1030395</text:p>
          </table:table-cell>
          <table:table-cell office:value-type="float" office:value="11.17" calcext:value-type="float">
            <text:p>11,17</text:p>
          </table:table-cell>
          <table:table-cell office:value-type="string" calcext:value-type="string">
            <text:p>DC 011.17 <text:s/>mV</text:p>
          </table:table-cell>
          <table:table-cell table:formula="of:=[.A514]/(60*1000)" office:value-type="float" office:value="17.17325" calcext:value-type="float">
            <text:p>17,17325</text:p>
          </table:table-cell>
          <table:table-cell table:formula="of:=0.2813*[.B514]+1.1082" office:value-type="float" office:value="4.250321" calcext:value-type="float">
            <text:p>4,250321</text:p>
          </table:table-cell>
          <table:table-cell table:formula="of:=SQRT(([.B514]*0.052)^2 + 0.037^2)" office:value-type="float" office:value="0.582017272595926" calcext:value-type="float">
            <text:p>0,5820172726</text:p>
          </table:table-cell>
          <table:table-cell table:number-columns-repeated="1018"/>
        </table:table-row>
        <table:table-row table:style-name="ro2">
          <table:table-cell office:value-type="float" office:value="1032408" calcext:value-type="float">
            <text:p>1032408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DC 011.36 <text:s/>mV</text:p>
          </table:table-cell>
          <table:table-cell table:formula="of:=[.A515]/(60*1000)" office:value-type="float" office:value="17.2068" calcext:value-type="float">
            <text:p>17,2068</text:p>
          </table:table-cell>
          <table:table-cell table:formula="of:=0.2813*[.B515]+1.1082" office:value-type="float" office:value="4.303768" calcext:value-type="float">
            <text:p>4,303768</text:p>
          </table:table-cell>
          <table:table-cell table:formula="of:=SQRT(([.B515]*0.052)^2 + 0.037^2)" office:value-type="float" office:value="0.59187762113464" calcext:value-type="float">
            <text:p>0,5918776211</text:p>
          </table:table-cell>
          <table:table-cell table:number-columns-repeated="1018"/>
        </table:table-row>
        <table:table-row table:style-name="ro2">
          <table:table-cell office:value-type="float" office:value="1034404" calcext:value-type="float">
            <text:p>1034404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DC 011.35 <text:s/>mV</text:p>
          </table:table-cell>
          <table:table-cell table:formula="of:=[.A516]/(60*1000)" office:value-type="float" office:value="17.2400666666667" calcext:value-type="float">
            <text:p>17,2400666667</text:p>
          </table:table-cell>
          <table:table-cell table:formula="of:=0.2813*[.B516]+1.1082" office:value-type="float" office:value="4.300955" calcext:value-type="float">
            <text:p>4,300955</text:p>
          </table:table-cell>
          <table:table-cell table:formula="of:=SQRT(([.B516]*0.052)^2 + 0.037^2)" office:value-type="float" office:value="0.591358639067698" calcext:value-type="float">
            <text:p>0,5913586391</text:p>
          </table:table-cell>
          <table:table-cell table:number-columns-repeated="1018"/>
        </table:table-row>
        <table:table-row table:style-name="ro2">
          <table:table-cell office:value-type="float" office:value="1036432" calcext:value-type="float">
            <text:p>103643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DC 011.43 <text:s/>mV</text:p>
          </table:table-cell>
          <table:table-cell table:formula="of:=[.A517]/(60*1000)" office:value-type="float" office:value="17.2738666666667" calcext:value-type="float">
            <text:p>17,2738666667</text:p>
          </table:table-cell>
          <table:table-cell table:formula="of:=0.2813*[.B517]+1.1082" office:value-type="float" office:value="4.323459" calcext:value-type="float">
            <text:p>4,323459</text:p>
          </table:table-cell>
          <table:table-cell table:formula="of:=SQRT(([.B517]*0.052)^2 + 0.037^2)" office:value-type="float" office:value="0.595510545330643" calcext:value-type="float">
            <text:p>0,5955105453</text:p>
          </table:table-cell>
          <table:table-cell table:number-columns-repeated="1018"/>
        </table:table-row>
        <table:table-row table:style-name="ro2">
          <table:table-cell office:value-type="float" office:value="1038445" calcext:value-type="float">
            <text:p>1038445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DC 011.37 <text:s/>mV</text:p>
          </table:table-cell>
          <table:table-cell table:formula="of:=[.A518]/(60*1000)" office:value-type="float" office:value="17.3074166666667" calcext:value-type="float">
            <text:p>17,3074166667</text:p>
          </table:table-cell>
          <table:table-cell table:formula="of:=0.2813*[.B518]+1.1082" office:value-type="float" office:value="4.306581" calcext:value-type="float">
            <text:p>4,306581</text:p>
          </table:table-cell>
          <table:table-cell table:formula="of:=SQRT(([.B518]*0.052)^2 + 0.037^2)" office:value-type="float" office:value="0.592396604986896" calcext:value-type="float">
            <text:p>0,592396605</text:p>
          </table:table-cell>
          <table:table-cell table:number-columns-repeated="1018"/>
        </table:table-row>
        <table:table-row table:style-name="ro2">
          <table:table-cell office:value-type="float" office:value="1040457" calcext:value-type="float">
            <text:p>1040457</text:p>
          </table:table-cell>
          <table:table-cell office:value-type="float" office:value="11.39" calcext:value-type="float">
            <text:p>11,39</text:p>
          </table:table-cell>
          <table:table-cell office:value-type="string" calcext:value-type="string">
            <text:p>DC 011.39 <text:s/>mV</text:p>
          </table:table-cell>
          <table:table-cell table:formula="of:=[.A519]/(60*1000)" office:value-type="float" office:value="17.34095" calcext:value-type="float">
            <text:p>17,34095</text:p>
          </table:table-cell>
          <table:table-cell table:formula="of:=0.2813*[.B519]+1.1082" office:value-type="float" office:value="4.312207" calcext:value-type="float">
            <text:p>4,312207</text:p>
          </table:table-cell>
          <table:table-cell table:formula="of:=SQRT(([.B519]*0.052)^2 + 0.037^2)" office:value-type="float" office:value="0.593434578028615" calcext:value-type="float">
            <text:p>0,593434578</text:p>
          </table:table-cell>
          <table:table-cell table:number-columns-repeated="1018"/>
        </table:table-row>
        <table:table-row table:style-name="ro2">
          <table:table-cell office:value-type="float" office:value="1042470" calcext:value-type="float">
            <text:p>1042470</text:p>
          </table:table-cell>
          <table:table-cell office:value-type="float" office:value="11.4" calcext:value-type="float">
            <text:p>11,4</text:p>
          </table:table-cell>
          <table:table-cell office:value-type="string" calcext:value-type="string">
            <text:p>DC 011.40 <text:s/>mV</text:p>
          </table:table-cell>
          <table:table-cell table:formula="of:=[.A520]/(60*1000)" office:value-type="float" office:value="17.3745" calcext:value-type="float">
            <text:p>17,3745</text:p>
          </table:table-cell>
          <table:table-cell table:formula="of:=0.2813*[.B520]+1.1082" office:value-type="float" office:value="4.31502" calcext:value-type="float">
            <text:p>4,31502</text:p>
          </table:table-cell>
          <table:table-cell table:formula="of:=SQRT(([.B520]*0.052)^2 + 0.037^2)" office:value-type="float" office:value="0.593953567208751" calcext:value-type="float">
            <text:p>0,5939535672</text:p>
          </table:table-cell>
          <table:table-cell table:number-columns-repeated="1018"/>
        </table:table-row>
        <table:table-row table:style-name="ro2">
          <table:table-cell office:value-type="float" office:value="1044482" calcext:value-type="float">
            <text:p>1044482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DC 011.34 <text:s/>mV</text:p>
          </table:table-cell>
          <table:table-cell table:formula="of:=[.A521]/(60*1000)" office:value-type="float" office:value="17.4080333333333" calcext:value-type="float">
            <text:p>17,4080333333</text:p>
          </table:table-cell>
          <table:table-cell table:formula="of:=0.2813*[.B521]+1.1082" office:value-type="float" office:value="4.298142" calcext:value-type="float">
            <text:p>4,298142</text:p>
          </table:table-cell>
          <table:table-cell table:formula="of:=SQRT(([.B521]*0.052)^2 + 0.037^2)" office:value-type="float" office:value="0.590839658790776" calcext:value-type="float">
            <text:p>0,5908396588</text:p>
          </table:table-cell>
          <table:table-cell table:number-columns-repeated="1018"/>
        </table:table-row>
        <table:table-row table:style-name="ro2">
          <table:table-cell office:value-type="float" office:value="1046494" calcext:value-type="float">
            <text:p>1046494</text:p>
          </table:table-cell>
          <table:table-cell office:value-type="float" office:value="11.37" calcext:value-type="float">
            <text:p>11,37</text:p>
          </table:table-cell>
          <table:table-cell office:value-type="string" calcext:value-type="string">
            <text:p>DC 011.37 <text:s/>mV</text:p>
          </table:table-cell>
          <table:table-cell table:formula="of:=[.A522]/(60*1000)" office:value-type="float" office:value="17.4415666666667" calcext:value-type="float">
            <text:p>17,4415666667</text:p>
          </table:table-cell>
          <table:table-cell table:formula="of:=0.2813*[.B522]+1.1082" office:value-type="float" office:value="4.306581" calcext:value-type="float">
            <text:p>4,306581</text:p>
          </table:table-cell>
          <table:table-cell table:formula="of:=SQRT(([.B522]*0.052)^2 + 0.037^2)" office:value-type="float" office:value="0.592396604986896" calcext:value-type="float">
            <text:p>0,592396605</text:p>
          </table:table-cell>
          <table:table-cell table:number-columns-repeated="1018"/>
        </table:table-row>
        <table:table-row table:style-name="ro2">
          <table:table-cell office:value-type="float" office:value="1048507" calcext:value-type="float">
            <text:p>1048507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DC 011.33 <text:s/>mV</text:p>
          </table:table-cell>
          <table:table-cell table:formula="of:=[.A523]/(60*1000)" office:value-type="float" office:value="17.4751166666667" calcext:value-type="float">
            <text:p>17,4751166667</text:p>
          </table:table-cell>
          <table:table-cell table:formula="of:=0.2813*[.B523]+1.1082" office:value-type="float" office:value="4.295329" calcext:value-type="float">
            <text:p>4,295329</text:p>
          </table:table-cell>
          <table:table-cell table:formula="of:=SQRT(([.B523]*0.052)^2 + 0.037^2)" office:value-type="float" office:value="0.590320680308593" calcext:value-type="float">
            <text:p>0,5903206803</text:p>
          </table:table-cell>
          <table:table-cell table:number-columns-repeated="1018"/>
        </table:table-row>
        <table:table-row table:style-name="ro2">
          <table:table-cell office:value-type="float" office:value="1050519" calcext:value-type="float">
            <text:p>1050519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DC 011.35 <text:s/>mV</text:p>
          </table:table-cell>
          <table:table-cell table:formula="of:=[.A524]/(60*1000)" office:value-type="float" office:value="17.50865" calcext:value-type="float">
            <text:p>17,50865</text:p>
          </table:table-cell>
          <table:table-cell table:formula="of:=0.2813*[.B524]+1.1082" office:value-type="float" office:value="4.300955" calcext:value-type="float">
            <text:p>4,300955</text:p>
          </table:table-cell>
          <table:table-cell table:formula="of:=SQRT(([.B524]*0.052)^2 + 0.037^2)" office:value-type="float" office:value="0.591358639067698" calcext:value-type="float">
            <text:p>0,5913586391</text:p>
          </table:table-cell>
          <table:table-cell table:number-columns-repeated="1018"/>
        </table:table-row>
        <table:table-row table:style-name="ro2">
          <table:table-cell office:value-type="float" office:value="1052532" calcext:value-type="float">
            <text:p>1052532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DC 011.30 <text:s/>mV</text:p>
          </table:table-cell>
          <table:table-cell table:formula="of:=[.A525]/(60*1000)" office:value-type="float" office:value="17.5422" calcext:value-type="float">
            <text:p>17,5422</text:p>
          </table:table-cell>
          <table:table-cell table:formula="of:=0.2813*[.B525]+1.1082" office:value-type="float" office:value="4.28689" calcext:value-type="float">
            <text:p>4,28689</text:p>
          </table:table-cell>
          <table:table-cell table:formula="of:=SQRT(([.B525]*0.052)^2 + 0.037^2)" office:value-type="float" office:value="0.588763755677946" calcext:value-type="float">
            <text:p>0,5887637557</text:p>
          </table:table-cell>
          <table:table-cell table:number-columns-repeated="1018"/>
        </table:table-row>
        <table:table-row table:style-name="ro2">
          <table:table-cell office:value-type="float" office:value="1054544" calcext:value-type="float">
            <text:p>1054544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DC 011.30 <text:s/>mV</text:p>
          </table:table-cell>
          <table:table-cell table:formula="of:=[.A526]/(60*1000)" office:value-type="float" office:value="17.5757333333333" calcext:value-type="float">
            <text:p>17,5757333333</text:p>
          </table:table-cell>
          <table:table-cell table:formula="of:=0.2813*[.B526]+1.1082" office:value-type="float" office:value="4.28689" calcext:value-type="float">
            <text:p>4,28689</text:p>
          </table:table-cell>
          <table:table-cell table:formula="of:=SQRT(([.B526]*0.052)^2 + 0.037^2)" office:value-type="float" office:value="0.588763755677946" calcext:value-type="float">
            <text:p>0,5887637557</text:p>
          </table:table-cell>
          <table:table-cell table:number-columns-repeated="1018"/>
        </table:table-row>
        <table:table-row table:style-name="ro2">
          <table:table-cell office:value-type="float" office:value="1056556" calcext:value-type="float">
            <text:p>1056556</text:p>
          </table:table-cell>
          <table:table-cell office:value-type="float" office:value="11.29" calcext:value-type="float">
            <text:p>11,29</text:p>
          </table:table-cell>
          <table:table-cell office:value-type="string" calcext:value-type="string">
            <text:p>DC 011.29 <text:s/>mV</text:p>
          </table:table-cell>
          <table:table-cell table:formula="of:=[.A527]/(60*1000)" office:value-type="float" office:value="17.6092666666667" calcext:value-type="float">
            <text:p>17,6092666667</text:p>
          </table:table-cell>
          <table:table-cell table:formula="of:=0.2813*[.B527]+1.1082" office:value-type="float" office:value="4.284077" calcext:value-type="float">
            <text:p>4,284077</text:p>
          </table:table-cell>
          <table:table-cell table:formula="of:=SQRT(([.B527]*0.052)^2 + 0.037^2)" office:value-type="float" office:value="0.588244784422268" calcext:value-type="float">
            <text:p>0,5882447844</text:p>
          </table:table-cell>
          <table:table-cell table:number-columns-repeated="1018"/>
        </table:table-row>
        <table:table-row table:style-name="ro2">
          <table:table-cell office:value-type="float" office:value="1058569" calcext:value-type="float">
            <text:p>1058569</text:p>
          </table:table-cell>
          <table:table-cell office:value-type="float" office:value="11.3" calcext:value-type="float">
            <text:p>11,3</text:p>
          </table:table-cell>
          <table:table-cell office:value-type="string" calcext:value-type="string">
            <text:p>DC 011.30 <text:s/>mV</text:p>
          </table:table-cell>
          <table:table-cell table:formula="of:=[.A528]/(60*1000)" office:value-type="float" office:value="17.6428166666667" calcext:value-type="float">
            <text:p>17,6428166667</text:p>
          </table:table-cell>
          <table:table-cell table:formula="of:=0.2813*[.B528]+1.1082" office:value-type="float" office:value="4.28689" calcext:value-type="float">
            <text:p>4,28689</text:p>
          </table:table-cell>
          <table:table-cell table:formula="of:=SQRT(([.B528]*0.052)^2 + 0.037^2)" office:value-type="float" office:value="0.588763755677946" calcext:value-type="float">
            <text:p>0,5887637557</text:p>
          </table:table-cell>
          <table:table-cell table:number-columns-repeated="1018"/>
        </table:table-row>
        <table:table-row table:style-name="ro2">
          <table:table-cell office:value-type="float" office:value="1060581" calcext:value-type="float">
            <text:p>1060581</text:p>
          </table:table-cell>
          <table:table-cell office:value-type="float" office:value="11.35" calcext:value-type="float">
            <text:p>11,35</text:p>
          </table:table-cell>
          <table:table-cell office:value-type="string" calcext:value-type="string">
            <text:p>DC 011.35 <text:s/>mV</text:p>
          </table:table-cell>
          <table:table-cell table:formula="of:=[.A529]/(60*1000)" office:value-type="float" office:value="17.67635" calcext:value-type="float">
            <text:p>17,67635</text:p>
          </table:table-cell>
          <table:table-cell table:formula="of:=0.2813*[.B529]+1.1082" office:value-type="float" office:value="4.300955" calcext:value-type="float">
            <text:p>4,300955</text:p>
          </table:table-cell>
          <table:table-cell table:formula="of:=SQRT(([.B529]*0.052)^2 + 0.037^2)" office:value-type="float" office:value="0.591358639067698" calcext:value-type="float">
            <text:p>0,5913586391</text:p>
          </table:table-cell>
          <table:table-cell table:number-columns-repeated="1018"/>
        </table:table-row>
        <table:table-row table:style-name="ro2">
          <table:table-cell office:value-type="float" office:value="1062578" calcext:value-type="float">
            <text:p>1062578</text:p>
          </table:table-cell>
          <table:table-cell office:value-type="float" office:value="11.31" calcext:value-type="float">
            <text:p>11,31</text:p>
          </table:table-cell>
          <table:table-cell office:value-type="string" calcext:value-type="string">
            <text:p>DC 011.31 <text:s/>mV</text:p>
          </table:table-cell>
          <table:table-cell table:formula="of:=[.A530]/(60*1000)" office:value-type="float" office:value="17.7096333333333" calcext:value-type="float">
            <text:p>17,7096333333</text:p>
          </table:table-cell>
          <table:table-cell table:formula="of:=0.2813*[.B530]+1.1082" office:value-type="float" office:value="4.289703" calcext:value-type="float">
            <text:p>4,289703</text:p>
          </table:table-cell>
          <table:table-cell table:formula="of:=SQRT(([.B530]*0.052)^2 + 0.037^2)" office:value-type="float" office:value="0.589282728747416" calcext:value-type="float">
            <text:p>0,5892827287</text:p>
          </table:table-cell>
          <table:table-cell table:number-columns-repeated="1018"/>
        </table:table-row>
        <table:table-row table:style-name="ro2">
          <table:table-cell office:value-type="float" office:value="1064606" calcext:value-type="float">
            <text:p>1064606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DC 011.33 <text:s/>mV</text:p>
          </table:table-cell>
          <table:table-cell table:formula="of:=[.A531]/(60*1000)" office:value-type="float" office:value="17.7434333333333" calcext:value-type="float">
            <text:p>17,7434333333</text:p>
          </table:table-cell>
          <table:table-cell table:formula="of:=0.2813*[.B531]+1.1082" office:value-type="float" office:value="4.295329" calcext:value-type="float">
            <text:p>4,295329</text:p>
          </table:table-cell>
          <table:table-cell table:formula="of:=SQRT(([.B531]*0.052)^2 + 0.037^2)" office:value-type="float" office:value="0.590320680308593" calcext:value-type="float">
            <text:p>0,5903206803</text:p>
          </table:table-cell>
          <table:table-cell table:number-columns-repeated="1018"/>
        </table:table-row>
        <table:table-row table:style-name="ro2">
          <table:table-cell office:value-type="float" office:value="1066618" calcext:value-type="float">
            <text:p>1066618</text:p>
          </table:table-cell>
          <table:table-cell office:value-type="float" office:value="11.36" calcext:value-type="float">
            <text:p>11,36</text:p>
          </table:table-cell>
          <table:table-cell office:value-type="string" calcext:value-type="string">
            <text:p>DC 011.36 <text:s/>mV</text:p>
          </table:table-cell>
          <table:table-cell table:formula="of:=[.A532]/(60*1000)" office:value-type="float" office:value="17.7769666666667" calcext:value-type="float">
            <text:p>17,7769666667</text:p>
          </table:table-cell>
          <table:table-cell table:formula="of:=0.2813*[.B532]+1.1082" office:value-type="float" office:value="4.303768" calcext:value-type="float">
            <text:p>4,303768</text:p>
          </table:table-cell>
          <table:table-cell table:formula="of:=SQRT(([.B532]*0.052)^2 + 0.037^2)" office:value-type="float" office:value="0.59187762113464" calcext:value-type="float">
            <text:p>0,5918776211</text:p>
          </table:table-cell>
          <table:table-cell table:number-columns-repeated="1018"/>
        </table:table-row>
        <table:table-row table:style-name="ro2">
          <table:table-cell office:value-type="float" office:value="1068631" calcext:value-type="float">
            <text:p>1068631</text:p>
          </table:table-cell>
          <table:table-cell office:value-type="float" office:value="11.33" calcext:value-type="float">
            <text:p>11,33</text:p>
          </table:table-cell>
          <table:table-cell office:value-type="string" calcext:value-type="string">
            <text:p>DC 011.33 <text:s/>mV</text:p>
          </table:table-cell>
          <table:table-cell table:formula="of:=[.A533]/(60*1000)" office:value-type="float" office:value="17.8105166666667" calcext:value-type="float">
            <text:p>17,8105166667</text:p>
          </table:table-cell>
          <table:table-cell table:formula="of:=0.2813*[.B533]+1.1082" office:value-type="float" office:value="4.295329" calcext:value-type="float">
            <text:p>4,295329</text:p>
          </table:table-cell>
          <table:table-cell table:formula="of:=SQRT(([.B533]*0.052)^2 + 0.037^2)" office:value-type="float" office:value="0.590320680308593" calcext:value-type="float">
            <text:p>0,5903206803</text:p>
          </table:table-cell>
          <table:table-cell table:number-columns-repeated="1018"/>
        </table:table-row>
        <table:table-row table:style-name="ro2">
          <table:table-cell office:value-type="float" office:value="1070643" calcext:value-type="float">
            <text:p>1070643</text:p>
          </table:table-cell>
          <table:table-cell office:value-type="float" office:value="11.21" calcext:value-type="float">
            <text:p>11,21</text:p>
          </table:table-cell>
          <table:table-cell office:value-type="string" calcext:value-type="string">
            <text:p>DC 011.21 <text:s/>mV</text:p>
          </table:table-cell>
          <table:table-cell table:formula="of:=[.A534]/(60*1000)" office:value-type="float" office:value="17.84405" calcext:value-type="float">
            <text:p>17,84405</text:p>
          </table:table-cell>
          <table:table-cell table:formula="of:=0.2813*[.B534]+1.1082" office:value-type="float" office:value="4.261573" calcext:value-type="float">
            <text:p>4,261573</text:p>
          </table:table-cell>
          <table:table-cell table:formula="of:=SQRT(([.B534]*0.052)^2 + 0.037^2)" office:value-type="float" office:value="0.584093080253482" calcext:value-type="float">
            <text:p>0,5840930803</text:p>
          </table:table-cell>
          <table:table-cell table:number-columns-repeated="1018"/>
        </table:table-row>
        <table:table-row table:style-name="ro2">
          <table:table-cell office:value-type="float" office:value="1072656" calcext:value-type="float">
            <text:p>1072656</text:p>
          </table:table-cell>
          <table:table-cell office:value-type="float" office:value="11.19" calcext:value-type="float">
            <text:p>11,19</text:p>
          </table:table-cell>
          <table:table-cell office:value-type="string" calcext:value-type="string">
            <text:p>DC 011.19 <text:s/>mV</text:p>
          </table:table-cell>
          <table:table-cell table:formula="of:=[.A535]/(60*1000)" office:value-type="float" office:value="17.8776" calcext:value-type="float">
            <text:p>17,8776</text:p>
          </table:table-cell>
          <table:table-cell table:formula="of:=0.2813*[.B535]+1.1082" office:value-type="float" office:value="4.255947" calcext:value-type="float">
            <text:p>4,255947</text:p>
          </table:table-cell>
          <table:table-cell table:formula="of:=SQRT(([.B535]*0.052)^2 + 0.037^2)" office:value-type="float" office:value="0.583055172689515" calcext:value-type="float">
            <text:p>0,5830551727</text:p>
          </table:table-cell>
          <table:table-cell table:number-columns-repeated="1018"/>
        </table:table-row>
        <table:table-row table:style-name="ro2">
          <table:table-cell office:value-type="float" office:value="1074668" calcext:value-type="float">
            <text:p>1074668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DC 011.20 <text:s/>mV</text:p>
          </table:table-cell>
          <table:table-cell table:formula="of:=[.A536]/(60*1000)" office:value-type="float" office:value="17.9111333333333" calcext:value-type="float">
            <text:p>17,9111333333</text:p>
          </table:table-cell>
          <table:table-cell table:formula="of:=0.2813*[.B536]+1.1082" office:value-type="float" office:value="4.25876" calcext:value-type="float">
            <text:p>4,25876</text:p>
          </table:table-cell>
          <table:table-cell table:formula="of:=SQRT(([.B536]*0.052)^2 + 0.037^2)" office:value-type="float" office:value="0.583574125540192" calcext:value-type="float">
            <text:p>0,5835741255</text:p>
          </table:table-cell>
          <table:table-cell table:number-columns-repeated="1018"/>
        </table:table-row>
        <table:table-row table:style-name="ro2">
          <table:table-cell office:value-type="float" office:value="1076665" calcext:value-type="float">
            <text:p>1076665</text:p>
          </table:table-cell>
          <table:table-cell office:value-type="float" office:value="11.22" calcext:value-type="float">
            <text:p>11,22</text:p>
          </table:table-cell>
          <table:table-cell office:value-type="string" calcext:value-type="string">
            <text:p>DC 011.22 <text:s/>mV</text:p>
          </table:table-cell>
          <table:table-cell table:formula="of:=[.A537]/(60*1000)" office:value-type="float" office:value="17.9444166666667" calcext:value-type="float">
            <text:p>17,9444166667</text:p>
          </table:table-cell>
          <table:table-cell table:formula="of:=0.2813*[.B537]+1.1082" office:value-type="float" office:value="4.264386" calcext:value-type="float">
            <text:p>4,264386</text:p>
          </table:table-cell>
          <table:table-cell table:formula="of:=SQRT(([.B537]*0.052)^2 + 0.037^2)" office:value-type="float" office:value="0.584612036824423" calcext:value-type="float">
            <text:p>0,5846120368</text:p>
          </table:table-cell>
          <table:table-cell table:number-columns-repeated="1018"/>
        </table:table-row>
        <table:table-row table:style-name="ro2">
          <table:table-cell office:value-type="float" office:value="1078693" calcext:value-type="float">
            <text:p>1078693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DC 011.24 <text:s/>mV</text:p>
          </table:table-cell>
          <table:table-cell table:formula="of:=[.A538]/(60*1000)" office:value-type="float" office:value="17.9782166666667" calcext:value-type="float">
            <text:p>17,9782166667</text:p>
          </table:table-cell>
          <table:table-cell table:formula="of:=0.2813*[.B538]+1.1082" office:value-type="float" office:value="4.270012" calcext:value-type="float">
            <text:p>4,270012</text:p>
          </table:table-cell>
          <table:table-cell table:formula="of:=SQRT(([.B538]*0.052)^2 + 0.037^2)" office:value-type="float" office:value="0.585649955519507" calcext:value-type="float">
            <text:p>0,5856499555</text:p>
          </table:table-cell>
          <table:table-cell table:number-columns-repeated="1018"/>
        </table:table-row>
        <table:table-row table:style-name="ro2">
          <table:table-cell office:value-type="float" office:value="1080705" calcext:value-type="float">
            <text:p>1080705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DC 011.24 <text:s/>mV</text:p>
          </table:table-cell>
          <table:table-cell table:formula="of:=[.A539]/(60*1000)" office:value-type="float" office:value="18.01175" calcext:value-type="float">
            <text:p>18,01175</text:p>
          </table:table-cell>
          <table:table-cell table:formula="of:=0.2813*[.B539]+1.1082" office:value-type="float" office:value="4.270012" calcext:value-type="float">
            <text:p>4,270012</text:p>
          </table:table-cell>
          <table:table-cell table:formula="of:=SQRT(([.B539]*0.052)^2 + 0.037^2)" office:value-type="float" office:value="0.585649955519507" calcext:value-type="float">
            <text:p>0,5856499555</text:p>
          </table:table-cell>
          <table:table-cell table:number-columns-repeated="1018"/>
        </table:table-row>
        <table:table-row table:style-name="ro2">
          <table:table-cell office:value-type="float" office:value="1082718" calcext:value-type="float">
            <text:p>1082718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DC 011.25 <text:s/>mV</text:p>
          </table:table-cell>
          <table:table-cell table:formula="of:=[.A540]/(60*1000)" office:value-type="float" office:value="18.0453" calcext:value-type="float">
            <text:p>18,0453</text:p>
          </table:table-cell>
          <table:table-cell table:formula="of:=0.2813*[.B540]+1.1082" office:value-type="float" office:value="4.272825" calcext:value-type="float">
            <text:p>4,272825</text:p>
          </table:table-cell>
          <table:table-cell table:formula="of:=SQRT(([.B540]*0.052)^2 + 0.037^2)" office:value-type="float" office:value="0.586168917633817" calcext:value-type="float">
            <text:p>0,5861689176</text:p>
          </table:table-cell>
          <table:table-cell table:number-columns-repeated="1018"/>
        </table:table-row>
        <table:table-row table:style-name="ro2">
          <table:table-cell office:value-type="float" office:value="1084730" calcext:value-type="float">
            <text:p>1084730</text:p>
          </table:table-cell>
          <table:table-cell office:value-type="float" office:value="11.26" calcext:value-type="float">
            <text:p>11,26</text:p>
          </table:table-cell>
          <table:table-cell office:value-type="string" calcext:value-type="string">
            <text:p>DC 011.26 <text:s/>mV</text:p>
          </table:table-cell>
          <table:table-cell table:formula="of:=[.A541]/(60*1000)" office:value-type="float" office:value="18.0788333333333" calcext:value-type="float">
            <text:p>18,0788333333</text:p>
          </table:table-cell>
          <table:table-cell table:formula="of:=0.2813*[.B541]+1.1082" office:value-type="float" office:value="4.275638" calcext:value-type="float">
            <text:p>4,275638</text:p>
          </table:table-cell>
          <table:table-cell table:formula="of:=SQRT(([.B541]*0.052)^2 + 0.037^2)" office:value-type="float" office:value="0.586687881586112" calcext:value-type="float">
            <text:p>0,5866878816</text:p>
          </table:table-cell>
          <table:table-cell table:number-columns-repeated="1018"/>
        </table:table-row>
        <table:table-row table:style-name="ro2">
          <table:table-cell office:value-type="float" office:value="1086742" calcext:value-type="float">
            <text:p>1086742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DC 011.18 <text:s/>mV</text:p>
          </table:table-cell>
          <table:table-cell table:formula="of:=[.A542]/(60*1000)" office:value-type="float" office:value="18.1123666666667" calcext:value-type="float">
            <text:p>18,1123666667</text:p>
          </table:table-cell>
          <table:table-cell table:formula="of:=0.2813*[.B542]+1.1082" office:value-type="float" office:value="4.253134" calcext:value-type="float">
            <text:p>4,253134</text:p>
          </table:table-cell>
          <table:table-cell table:formula="of:=SQRT(([.B542]*0.052)^2 + 0.037^2)" office:value-type="float" office:value="0.582536221706427" calcext:value-type="float">
            <text:p>0,5825362217</text:p>
          </table:table-cell>
          <table:table-cell table:number-columns-repeated="1018"/>
        </table:table-row>
        <table:table-row table:style-name="ro2">
          <table:table-cell office:value-type="float" office:value="1088755" calcext:value-type="float">
            <text:p>1088755</text:p>
          </table:table-cell>
          <table:table-cell office:value-type="float" office:value="11.18" calcext:value-type="float">
            <text:p>11,18</text:p>
          </table:table-cell>
          <table:table-cell office:value-type="string" calcext:value-type="string">
            <text:p>DC 011.18 <text:s/>mV</text:p>
          </table:table-cell>
          <table:table-cell table:formula="of:=[.A543]/(60*1000)" office:value-type="float" office:value="18.1459166666667" calcext:value-type="float">
            <text:p>18,1459166667</text:p>
          </table:table-cell>
          <table:table-cell table:formula="of:=0.2813*[.B543]+1.1082" office:value-type="float" office:value="4.253134" calcext:value-type="float">
            <text:p>4,253134</text:p>
          </table:table-cell>
          <table:table-cell table:formula="of:=SQRT(([.B543]*0.052)^2 + 0.037^2)" office:value-type="float" office:value="0.582536221706427" calcext:value-type="float">
            <text:p>0,5825362217</text:p>
          </table:table-cell>
          <table:table-cell table:number-columns-repeated="1018"/>
        </table:table-row>
        <table:table-row table:style-name="ro2">
          <table:table-cell office:value-type="float" office:value="1090752" calcext:value-type="float">
            <text:p>1090752</text:p>
          </table:table-cell>
          <table:table-cell office:value-type="float" office:value="11.13" calcext:value-type="float">
            <text:p>11,13</text:p>
          </table:table-cell>
          <table:table-cell office:value-type="string" calcext:value-type="string">
            <text:p>DC 011.13 <text:s/>mV</text:p>
          </table:table-cell>
          <table:table-cell table:formula="of:=[.A544]/(60*1000)" office:value-type="float" office:value="18.1792" calcext:value-type="float">
            <text:p>18,1792</text:p>
          </table:table-cell>
          <table:table-cell table:formula="of:=0.2813*[.B544]+1.1082" office:value-type="float" office:value="4.239069" calcext:value-type="float">
            <text:p>4,239069</text:p>
          </table:table-cell>
          <table:table-cell table:formula="of:=SQRT(([.B544]*0.052)^2 + 0.037^2)" office:value-type="float" office:value="0.579941494980313" calcext:value-type="float">
            <text:p>0,579941495</text:p>
          </table:table-cell>
          <table:table-cell table:number-columns-repeated="1018"/>
        </table:table-row>
        <table:table-row table:style-name="ro2">
          <table:table-cell office:value-type="float" office:value="1092780" calcext:value-type="float">
            <text:p>1092780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DC 011.10 <text:s/>mV</text:p>
          </table:table-cell>
          <table:table-cell table:formula="of:=[.A545]/(60*1000)" office:value-type="float" office:value="18.213" calcext:value-type="float">
            <text:p>18,213</text:p>
          </table:table-cell>
          <table:table-cell table:formula="of:=0.2813*[.B545]+1.1082" office:value-type="float" office:value="4.23063" calcext:value-type="float">
            <text:p>4,23063</text:p>
          </table:table-cell>
          <table:table-cell table:formula="of:=SQRT(([.B545]*0.052)^2 + 0.037^2)" office:value-type="float" office:value="0.578384681678206" calcext:value-type="float">
            <text:p>0,5783846817</text:p>
          </table:table-cell>
          <table:table-cell table:number-columns-repeated="1018"/>
        </table:table-row>
        <table:table-row table:style-name="ro2">
          <table:table-cell office:value-type="float" office:value="1094792" calcext:value-type="float">
            <text:p>1094792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DC 011.07 <text:s/>mV</text:p>
          </table:table-cell>
          <table:table-cell table:formula="of:=[.A546]/(60*1000)" office:value-type="float" office:value="18.2465333333333" calcext:value-type="float">
            <text:p>18,2465333333</text:p>
          </table:table-cell>
          <table:table-cell table:formula="of:=0.2813*[.B546]+1.1082" office:value-type="float" office:value="4.222191" calcext:value-type="float">
            <text:p>4,222191</text:p>
          </table:table-cell>
          <table:table-cell table:formula="of:=SQRT(([.B546]*0.052)^2 + 0.037^2)" office:value-type="float" office:value="0.576827885595001" calcext:value-type="float">
            <text:p>0,5768278856</text:p>
          </table:table-cell>
          <table:table-cell table:number-columns-repeated="1018"/>
        </table:table-row>
        <table:table-row table:style-name="ro2">
          <table:table-cell office:value-type="float" office:value="1096789" calcext:value-type="float">
            <text:p>1096789</text:p>
          </table:table-cell>
          <table:table-cell office:value-type="float" office:value="11.09" calcext:value-type="float">
            <text:p>11,09</text:p>
          </table:table-cell>
          <table:table-cell office:value-type="string" calcext:value-type="string">
            <text:p>DC 011.09 <text:s/>mV</text:p>
          </table:table-cell>
          <table:table-cell table:formula="of:=[.A547]/(60*1000)" office:value-type="float" office:value="18.2798166666667" calcext:value-type="float">
            <text:p>18,2798166667</text:p>
          </table:table-cell>
          <table:table-cell table:formula="of:=0.2813*[.B547]+1.1082" office:value-type="float" office:value="4.227817" calcext:value-type="float">
            <text:p>4,227817</text:p>
          </table:table-cell>
          <table:table-cell table:formula="of:=SQRT(([.B547]*0.052)^2 + 0.037^2)" office:value-type="float" office:value="0.577865747730388" calcext:value-type="float">
            <text:p>0,5778657477</text:p>
          </table:table-cell>
          <table:table-cell table:number-columns-repeated="1018"/>
        </table:table-row>
        <table:table-row table:style-name="ro2">
          <table:table-cell office:value-type="float" office:value="1098817" calcext:value-type="float">
            <text:p>1098817</text:p>
          </table:table-cell>
          <table:table-cell office:value-type="float" office:value="11.07" calcext:value-type="float">
            <text:p>11,07</text:p>
          </table:table-cell>
          <table:table-cell office:value-type="string" calcext:value-type="string">
            <text:p>DC 011.07 <text:s/>mV</text:p>
          </table:table-cell>
          <table:table-cell table:formula="of:=[.A548]/(60*1000)" office:value-type="float" office:value="18.3136166666667" calcext:value-type="float">
            <text:p>18,3136166667</text:p>
          </table:table-cell>
          <table:table-cell table:formula="of:=0.2813*[.B548]+1.1082" office:value-type="float" office:value="4.222191" calcext:value-type="float">
            <text:p>4,222191</text:p>
          </table:table-cell>
          <table:table-cell table:formula="of:=SQRT(([.B548]*0.052)^2 + 0.037^2)" office:value-type="float" office:value="0.576827885595001" calcext:value-type="float">
            <text:p>0,5768278856</text:p>
          </table:table-cell>
          <table:table-cell table:number-columns-repeated="1018"/>
        </table:table-row>
        <table:table-row table:style-name="ro2">
          <table:table-cell office:value-type="float" office:value="1100829" calcext:value-type="float">
            <text:p>1100829</text:p>
          </table:table-cell>
          <table:table-cell office:value-type="float" office:value="11.06" calcext:value-type="float">
            <text:p>11,06</text:p>
          </table:table-cell>
          <table:table-cell office:value-type="string" calcext:value-type="string">
            <text:p>DC 011.06 <text:s/>mV</text:p>
          </table:table-cell>
          <table:table-cell table:formula="of:=[.A549]/(60*1000)" office:value-type="float" office:value="18.34715" calcext:value-type="float">
            <text:p>18,34715</text:p>
          </table:table-cell>
          <table:table-cell table:formula="of:=0.2813*[.B549]+1.1082" office:value-type="float" office:value="4.219378" calcext:value-type="float">
            <text:p>4,219378</text:p>
          </table:table-cell>
          <table:table-cell table:formula="of:=SQRT(([.B549]*0.052)^2 + 0.037^2)" office:value-type="float" office:value="0.576308957417807" calcext:value-type="float">
            <text:p>0,5763089574</text:p>
          </table:table-cell>
          <table:table-cell table:number-columns-repeated="1018"/>
        </table:table-row>
        <table:table-row table:style-name="ro2">
          <table:table-cell office:value-type="float" office:value="1102842" calcext:value-type="float">
            <text:p>1102842</text:p>
          </table:table-cell>
          <table:table-cell office:value-type="float" office:value="11.05" calcext:value-type="float">
            <text:p>11,05</text:p>
          </table:table-cell>
          <table:table-cell office:value-type="string" calcext:value-type="string">
            <text:p>DC 011.05 <text:s/>mV</text:p>
          </table:table-cell>
          <table:table-cell table:formula="of:=[.A550]/(60*1000)" office:value-type="float" office:value="18.3807" calcext:value-type="float">
            <text:p>18,3807</text:p>
          </table:table-cell>
          <table:table-cell table:formula="of:=0.2813*[.B550]+1.1082" office:value-type="float" office:value="4.216565" calcext:value-type="float">
            <text:p>4,216565</text:p>
          </table:table-cell>
          <table:table-cell table:formula="of:=SQRT(([.B550]*0.052)^2 + 0.037^2)" office:value-type="float" office:value="0.575790031174559" calcext:value-type="float">
            <text:p>0,5757900312</text:p>
          </table:table-cell>
          <table:table-cell table:number-columns-repeated="1018"/>
        </table:table-row>
        <table:table-row table:style-name="ro2">
          <table:table-cell office:value-type="float" office:value="1104838" calcext:value-type="float">
            <text:p>1104838</text:p>
          </table:table-cell>
          <table:table-cell office:value-type="float" office:value="11.1" calcext:value-type="float">
            <text:p>11,1</text:p>
          </table:table-cell>
          <table:table-cell office:value-type="string" calcext:value-type="string">
            <text:p>DC 011.10 <text:s/>mV</text:p>
          </table:table-cell>
          <table:table-cell table:formula="of:=[.A551]/(60*1000)" office:value-type="float" office:value="18.4139666666667" calcext:value-type="float">
            <text:p>18,4139666667</text:p>
          </table:table-cell>
          <table:table-cell table:formula="of:=0.2813*[.B551]+1.1082" office:value-type="float" office:value="4.23063" calcext:value-type="float">
            <text:p>4,23063</text:p>
          </table:table-cell>
          <table:table-cell table:formula="of:=SQRT(([.B551]*0.052)^2 + 0.037^2)" office:value-type="float" office:value="0.578384681678206" calcext:value-type="float">
            <text:p>0,5783846817</text:p>
          </table:table-cell>
          <table:table-cell table:number-columns-repeated="1018"/>
        </table:table-row>
        <table:table-row table:style-name="ro2">
          <table:table-cell office:value-type="float" office:value="1106866" calcext:value-type="float">
            <text:p>1106866</text:p>
          </table:table-cell>
          <table:table-cell office:value-type="float" office:value="10.96" calcext:value-type="float">
            <text:p>10,96</text:p>
          </table:table-cell>
          <table:table-cell office:value-type="string" calcext:value-type="string">
            <text:p>DC 010.96 <text:s/>mV</text:p>
          </table:table-cell>
          <table:table-cell table:formula="of:=[.A552]/(60*1000)" office:value-type="float" office:value="18.4477666666667" calcext:value-type="float">
            <text:p>18,4477666667</text:p>
          </table:table-cell>
          <table:table-cell table:formula="of:=0.2813*[.B552]+1.1082" office:value-type="float" office:value="4.191248" calcext:value-type="float">
            <text:p>4,191248</text:p>
          </table:table-cell>
          <table:table-cell table:formula="of:=SQRT(([.B552]*0.052)^2 + 0.037^2)" office:value-type="float" office:value="0.571119782882716" calcext:value-type="float">
            <text:p>0,5711197829</text:p>
          </table:table-cell>
          <table:table-cell table:number-columns-repeated="1018"/>
        </table:table-row>
        <table:table-row table:style-name="ro2">
          <table:table-cell office:value-type="float" office:value="1108879" calcext:value-type="float">
            <text:p>1108879</text:p>
          </table:table-cell>
          <table:table-cell office:value-type="float" office:value="10.98" calcext:value-type="float">
            <text:p>10,98</text:p>
          </table:table-cell>
          <table:table-cell office:value-type="string" calcext:value-type="string">
            <text:p>DC 010.98 <text:s/>mV</text:p>
          </table:table-cell>
          <table:table-cell table:formula="of:=[.A553]/(60*1000)" office:value-type="float" office:value="18.4813166666667" calcext:value-type="float">
            <text:p>18,4813166667</text:p>
          </table:table-cell>
          <table:table-cell table:formula="of:=0.2813*[.B553]+1.1082" office:value-type="float" office:value="4.196874" calcext:value-type="float">
            <text:p>4,196874</text:p>
          </table:table-cell>
          <table:table-cell table:formula="of:=SQRT(([.B553]*0.052)^2 + 0.037^2)" office:value-type="float" office:value="0.572157602064326" calcext:value-type="float">
            <text:p>0,5721576021</text:p>
          </table:table-cell>
          <table:table-cell table:number-columns-repeated="1018"/>
        </table:table-row>
        <table:table-row table:style-name="ro2">
          <table:table-cell office:value-type="float" office:value="1110891" calcext:value-type="float">
            <text:p>1110891</text:p>
          </table:table-cell>
          <table:table-cell office:value-type="float" office:value="10.97" calcext:value-type="float">
            <text:p>10,97</text:p>
          </table:table-cell>
          <table:table-cell office:value-type="string" calcext:value-type="string">
            <text:p>DC 010.97 <text:s/>mV</text:p>
          </table:table-cell>
          <table:table-cell table:formula="of:=[.A554]/(60*1000)" office:value-type="float" office:value="18.51485" calcext:value-type="float">
            <text:p>18,51485</text:p>
          </table:table-cell>
          <table:table-cell table:formula="of:=0.2813*[.B554]+1.1082" office:value-type="float" office:value="4.194061" calcext:value-type="float">
            <text:p>4,194061</text:p>
          </table:table-cell>
          <table:table-cell table:formula="of:=SQRT(([.B554]*0.052)^2 + 0.037^2)" office:value-type="float" office:value="0.571638691482653" calcext:value-type="float">
            <text:p>0,5716386915</text:p>
          </table:table-cell>
          <table:table-cell table:number-columns-repeated="1018"/>
        </table:table-row>
        <table:table-row table:style-name="ro2">
          <table:table-cell office:value-type="float" office:value="1112904" calcext:value-type="float">
            <text:p>1112904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DC 010.95 <text:s/>mV</text:p>
          </table:table-cell>
          <table:table-cell table:formula="of:=[.A555]/(60*1000)" office:value-type="float" office:value="18.5484" calcext:value-type="float">
            <text:p>18,5484</text:p>
          </table:table-cell>
          <table:table-cell table:formula="of:=0.2813*[.B555]+1.1082" office:value-type="float" office:value="4.188435" calcext:value-type="float">
            <text:p>4,188435</text:p>
          </table:table-cell>
          <table:table-cell table:formula="of:=SQRT(([.B555]*0.052)^2 + 0.037^2)" office:value-type="float" office:value="0.57060087626992" calcext:value-type="float">
            <text:p>0,5706008763</text:p>
          </table:table-cell>
          <table:table-cell table:number-columns-repeated="1018"/>
        </table:table-row>
        <table:table-row table:style-name="ro2">
          <table:table-cell office:value-type="float" office:value="1114916" calcext:value-type="float">
            <text:p>1114916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DC 010.93 <text:s/>mV</text:p>
          </table:table-cell>
          <table:table-cell table:formula="of:=[.A556]/(60*1000)" office:value-type="float" office:value="18.5819333333333" calcext:value-type="float">
            <text:p>18,5819333333</text:p>
          </table:table-cell>
          <table:table-cell table:formula="of:=0.2813*[.B556]+1.1082" office:value-type="float" office:value="4.182809" calcext:value-type="float">
            <text:p>4,182809</text:p>
          </table:table-cell>
          <table:table-cell table:formula="of:=SQRT(([.B556]*0.052)^2 + 0.037^2)" office:value-type="float" office:value="0.569563069027478" calcext:value-type="float">
            <text:p>0,569563069</text:p>
          </table:table-cell>
          <table:table-cell table:number-columns-repeated="1018"/>
        </table:table-row>
        <table:table-row table:style-name="ro2">
          <table:table-cell office:value-type="float" office:value="1116928" calcext:value-type="float">
            <text:p>1116928</text:p>
          </table:table-cell>
          <table:table-cell office:value-type="float" office:value="10.95" calcext:value-type="float">
            <text:p>10,95</text:p>
          </table:table-cell>
          <table:table-cell office:value-type="string" calcext:value-type="string">
            <text:p>DC 010.95 <text:s/>mV</text:p>
          </table:table-cell>
          <table:table-cell table:formula="of:=[.A557]/(60*1000)" office:value-type="float" office:value="18.6154666666667" calcext:value-type="float">
            <text:p>18,6154666667</text:p>
          </table:table-cell>
          <table:table-cell table:formula="of:=0.2813*[.B557]+1.1082" office:value-type="float" office:value="4.188435" calcext:value-type="float">
            <text:p>4,188435</text:p>
          </table:table-cell>
          <table:table-cell table:formula="of:=SQRT(([.B557]*0.052)^2 + 0.037^2)" office:value-type="float" office:value="0.57060087626992" calcext:value-type="float">
            <text:p>0,5706008763</text:p>
          </table:table-cell>
          <table:table-cell table:number-columns-repeated="1018"/>
        </table:table-row>
        <table:table-row table:style-name="ro2">
          <table:table-cell office:value-type="float" office:value="1118941" calcext:value-type="float">
            <text:p>1118941</text:p>
          </table:table-cell>
          <table:table-cell office:value-type="float" office:value="11.01" calcext:value-type="float">
            <text:p>11,01</text:p>
          </table:table-cell>
          <table:table-cell office:value-type="string" calcext:value-type="string">
            <text:p>DC 011.01 <text:s/>mV</text:p>
          </table:table-cell>
          <table:table-cell table:formula="of:=[.A558]/(60*1000)" office:value-type="float" office:value="18.6490166666667" calcext:value-type="float">
            <text:p>18,6490166667</text:p>
          </table:table-cell>
          <table:table-cell table:formula="of:=0.2813*[.B558]+1.1082" office:value-type="float" office:value="4.205313" calcext:value-type="float">
            <text:p>4,205313</text:p>
          </table:table-cell>
          <table:table-cell table:formula="of:=SQRT(([.B558]*0.052)^2 + 0.037^2)" office:value-type="float" office:value="0.573714345645984" calcext:value-type="float">
            <text:p>0,5737143456</text:p>
          </table:table-cell>
          <table:table-cell table:number-columns-repeated="1018"/>
        </table:table-row>
        <table:table-row table:style-name="ro2">
          <table:table-cell office:value-type="float" office:value="1120953" calcext:value-type="float">
            <text:p>1120953</text:p>
          </table:table-cell>
          <table:table-cell office:value-type="float" office:value="10.96" calcext:value-type="float">
            <text:p>10,96</text:p>
          </table:table-cell>
          <table:table-cell office:value-type="string" calcext:value-type="string">
            <text:p>DC 010.96 <text:s/>mV</text:p>
          </table:table-cell>
          <table:table-cell table:formula="of:=[.A559]/(60*1000)" office:value-type="float" office:value="18.68255" calcext:value-type="float">
            <text:p>18,68255</text:p>
          </table:table-cell>
          <table:table-cell table:formula="of:=0.2813*[.B559]+1.1082" office:value-type="float" office:value="4.191248" calcext:value-type="float">
            <text:p>4,191248</text:p>
          </table:table-cell>
          <table:table-cell table:formula="of:=SQRT(([.B559]*0.052)^2 + 0.037^2)" office:value-type="float" office:value="0.571119782882716" calcext:value-type="float">
            <text:p>0,5711197829</text:p>
          </table:table-cell>
          <table:table-cell table:number-columns-repeated="1018"/>
        </table:table-row>
        <table:table-row table:style-name="ro2">
          <table:table-cell office:value-type="float" office:value="1122966" calcext:value-type="float">
            <text:p>1122966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DC 010.94 <text:s/>mV</text:p>
          </table:table-cell>
          <table:table-cell table:formula="of:=[.A560]/(60*1000)" office:value-type="float" office:value="18.7161" calcext:value-type="float">
            <text:p>18,7161</text:p>
          </table:table-cell>
          <table:table-cell table:formula="of:=0.2813*[.B560]+1.1082" office:value-type="float" office:value="4.185622" calcext:value-type="float">
            <text:p>4,185622</text:p>
          </table:table-cell>
          <table:table-cell table:formula="of:=SQRT(([.B560]*0.052)^2 + 0.037^2)" office:value-type="float" office:value="0.570081971649692" calcext:value-type="float">
            <text:p>0,5700819716</text:p>
          </table:table-cell>
          <table:table-cell table:number-columns-repeated="1018"/>
        </table:table-row>
        <table:table-row table:style-name="ro2">
          <table:table-cell office:value-type="float" office:value="1124962" calcext:value-type="float">
            <text:p>1124962</text:p>
          </table:table-cell>
          <table:table-cell office:value-type="float" office:value="10.97" calcext:value-type="float">
            <text:p>10,97</text:p>
          </table:table-cell>
          <table:table-cell office:value-type="string" calcext:value-type="string">
            <text:p>DC 010.97 <text:s/>mV</text:p>
          </table:table-cell>
          <table:table-cell table:formula="of:=[.A561]/(60*1000)" office:value-type="float" office:value="18.7493666666667" calcext:value-type="float">
            <text:p>18,7493666667</text:p>
          </table:table-cell>
          <table:table-cell table:formula="of:=0.2813*[.B561]+1.1082" office:value-type="float" office:value="4.194061" calcext:value-type="float">
            <text:p>4,194061</text:p>
          </table:table-cell>
          <table:table-cell table:formula="of:=SQRT(([.B561]*0.052)^2 + 0.037^2)" office:value-type="float" office:value="0.571638691482653" calcext:value-type="float">
            <text:p>0,5716386915</text:p>
          </table:table-cell>
          <table:table-cell table:number-columns-repeated="1018"/>
        </table:table-row>
        <table:table-row table:style-name="ro2">
          <table:table-cell office:value-type="float" office:value="1126990" calcext:value-type="float">
            <text:p>1126990</text:p>
          </table:table-cell>
          <table:table-cell office:value-type="float" office:value="10.96" calcext:value-type="float">
            <text:p>10,96</text:p>
          </table:table-cell>
          <table:table-cell office:value-type="string" calcext:value-type="string">
            <text:p>DC 010.96 <text:s/>mV</text:p>
          </table:table-cell>
          <table:table-cell table:formula="of:=[.A562]/(60*1000)" office:value-type="float" office:value="18.7831666666667" calcext:value-type="float">
            <text:p>18,7831666667</text:p>
          </table:table-cell>
          <table:table-cell table:formula="of:=0.2813*[.B562]+1.1082" office:value-type="float" office:value="4.191248" calcext:value-type="float">
            <text:p>4,191248</text:p>
          </table:table-cell>
          <table:table-cell table:formula="of:=SQRT(([.B562]*0.052)^2 + 0.037^2)" office:value-type="float" office:value="0.571119782882716" calcext:value-type="float">
            <text:p>0,5711197829</text:p>
          </table:table-cell>
          <table:table-cell table:number-columns-repeated="1018"/>
        </table:table-row>
        <table:table-row table:style-name="ro2">
          <table:table-cell office:value-type="float" office:value="1129003" calcext:value-type="float">
            <text:p>1129003</text:p>
          </table:table-cell>
          <table:table-cell office:value-type="float" office:value="10.96" calcext:value-type="float">
            <text:p>10,96</text:p>
          </table:table-cell>
          <table:table-cell office:value-type="string" calcext:value-type="string">
            <text:p>DC 010.96 <text:s/>mV</text:p>
          </table:table-cell>
          <table:table-cell table:formula="of:=[.A563]/(60*1000)" office:value-type="float" office:value="18.8167166666667" calcext:value-type="float">
            <text:p>18,8167166667</text:p>
          </table:table-cell>
          <table:table-cell table:formula="of:=0.2813*[.B563]+1.1082" office:value-type="float" office:value="4.191248" calcext:value-type="float">
            <text:p>4,191248</text:p>
          </table:table-cell>
          <table:table-cell table:formula="of:=SQRT(([.B563]*0.052)^2 + 0.037^2)" office:value-type="float" office:value="0.571119782882716" calcext:value-type="float">
            <text:p>0,5711197829</text:p>
          </table:table-cell>
          <table:table-cell table:number-columns-repeated="1018"/>
        </table:table-row>
        <table:table-row table:style-name="ro2">
          <table:table-cell office:value-type="float" office:value="1131015" calcext:value-type="float">
            <text:p>1131015</text:p>
          </table:table-cell>
          <table:table-cell office:value-type="float" office:value="10.94" calcext:value-type="float">
            <text:p>10,94</text:p>
          </table:table-cell>
          <table:table-cell office:value-type="string" calcext:value-type="string">
            <text:p>DC 010.94 <text:s/>mV</text:p>
          </table:table-cell>
          <table:table-cell table:formula="of:=[.A564]/(60*1000)" office:value-type="float" office:value="18.85025" calcext:value-type="float">
            <text:p>18,85025</text:p>
          </table:table-cell>
          <table:table-cell table:formula="of:=0.2813*[.B564]+1.1082" office:value-type="float" office:value="4.185622" calcext:value-type="float">
            <text:p>4,185622</text:p>
          </table:table-cell>
          <table:table-cell table:formula="of:=SQRT(([.B564]*0.052)^2 + 0.037^2)" office:value-type="float" office:value="0.570081971649692" calcext:value-type="float">
            <text:p>0,5700819716</text:p>
          </table:table-cell>
          <table:table-cell table:number-columns-repeated="1018"/>
        </table:table-row>
        <table:table-row table:style-name="ro2">
          <table:table-cell office:value-type="float" office:value="1133028" calcext:value-type="float">
            <text:p>1133028</text:p>
          </table:table-cell>
          <table:table-cell office:value-type="float" office:value="10.92" calcext:value-type="float">
            <text:p>10,92</text:p>
          </table:table-cell>
          <table:table-cell office:value-type="string" calcext:value-type="string">
            <text:p>DC 010.92 <text:s/>mV</text:p>
          </table:table-cell>
          <table:table-cell table:formula="of:=[.A565]/(60*1000)" office:value-type="float" office:value="18.8838" calcext:value-type="float">
            <text:p>18,8838</text:p>
          </table:table-cell>
          <table:table-cell table:formula="of:=0.2813*[.B565]+1.1082" office:value-type="float" office:value="4.179996" calcext:value-type="float">
            <text:p>4,179996</text:p>
          </table:table-cell>
          <table:table-cell table:formula="of:=SQRT(([.B565]*0.052)^2 + 0.037^2)" office:value-type="float" office:value="0.569044168408745" calcext:value-type="float">
            <text:p>0,5690441684</text:p>
          </table:table-cell>
          <table:table-cell table:number-columns-repeated="1018"/>
        </table:table-row>
        <table:table-row table:style-name="ro2">
          <table:table-cell office:value-type="float" office:value="1135040" calcext:value-type="float">
            <text:p>1135040</text:p>
          </table:table-cell>
          <table:table-cell office:value-type="float" office:value="10.97" calcext:value-type="float">
            <text:p>10,97</text:p>
          </table:table-cell>
          <table:table-cell office:value-type="string" calcext:value-type="string">
            <text:p>DC 010.97 <text:s/>mV</text:p>
          </table:table-cell>
          <table:table-cell table:formula="of:=[.A566]/(60*1000)" office:value-type="float" office:value="18.9173333333333" calcext:value-type="float">
            <text:p>18,9173333333</text:p>
          </table:table-cell>
          <table:table-cell table:formula="of:=0.2813*[.B566]+1.1082" office:value-type="float" office:value="4.194061" calcext:value-type="float">
            <text:p>4,194061</text:p>
          </table:table-cell>
          <table:table-cell table:formula="of:=SQRT(([.B566]*0.052)^2 + 0.037^2)" office:value-type="float" office:value="0.571638691482653" calcext:value-type="float">
            <text:p>0,5716386915</text:p>
          </table:table-cell>
          <table:table-cell table:number-columns-repeated="1018"/>
        </table:table-row>
        <table:table-row table:style-name="ro2">
          <table:table-cell office:value-type="float" office:value="1137052" calcext:value-type="float">
            <text:p>1137052</text:p>
          </table:table-cell>
          <table:table-cell office:value-type="float" office:value="10.93" calcext:value-type="float">
            <text:p>10,93</text:p>
          </table:table-cell>
          <table:table-cell office:value-type="string" calcext:value-type="string">
            <text:p>DC 010.93 <text:s/>mV</text:p>
          </table:table-cell>
          <table:table-cell table:formula="of:=[.A567]/(60*1000)" office:value-type="float" office:value="18.9508666666667" calcext:value-type="float">
            <text:p>18,9508666667</text:p>
          </table:table-cell>
          <table:table-cell table:formula="of:=0.2813*[.B567]+1.1082" office:value-type="float" office:value="4.182809" calcext:value-type="float">
            <text:p>4,182809</text:p>
          </table:table-cell>
          <table:table-cell table:formula="of:=SQRT(([.B567]*0.052)^2 + 0.037^2)" office:value-type="float" office:value="0.569563069027478" calcext:value-type="float">
            <text:p>0,569563069</text:p>
          </table:table-cell>
          <table:table-cell table:number-columns-repeated="1018"/>
        </table:table-row>
        <table:table-row table:style-name="ro2">
          <table:table-cell office:value-type="float" office:value="1139065" calcext:value-type="float">
            <text:p>1139065</text:p>
          </table:table-cell>
          <table:table-cell office:value-type="float" office:value="10.91" calcext:value-type="float">
            <text:p>10,91</text:p>
          </table:table-cell>
          <table:table-cell office:value-type="string" calcext:value-type="string">
            <text:p>DC 010.91 <text:s/>mV</text:p>
          </table:table-cell>
          <table:table-cell table:formula="of:=[.A568]/(60*1000)" office:value-type="float" office:value="18.9844166666667" calcext:value-type="float">
            <text:p>18,9844166667</text:p>
          </table:table-cell>
          <table:table-cell table:formula="of:=0.2813*[.B568]+1.1082" office:value-type="float" office:value="4.177183" calcext:value-type="float">
            <text:p>4,177183</text:p>
          </table:table-cell>
          <table:table-cell table:formula="of:=SQRT(([.B568]*0.052)^2 + 0.037^2)" office:value-type="float" office:value="0.568525269798977" calcext:value-type="float">
            <text:p>0,5685252698</text:p>
          </table:table-cell>
          <table:table-cell table:number-columns-repeated="1018"/>
        </table:table-row>
        <table:table-row table:style-name="ro2">
          <table:table-cell office:value-type="float" office:value="1141077" calcext:value-type="float">
            <text:p>1141077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DC 010.84 <text:s/>mV</text:p>
          </table:table-cell>
          <table:table-cell table:formula="of:=[.A569]/(60*1000)" office:value-type="float" office:value="19.01795" calcext:value-type="float">
            <text:p>19,01795</text:p>
          </table:table-cell>
          <table:table-cell table:formula="of:=0.2813*[.B569]+1.1082" office:value-type="float" office:value="4.157492" calcext:value-type="float">
            <text:p>4,157492</text:p>
          </table:table-cell>
          <table:table-cell table:formula="of:=SQRT(([.B569]*0.052)^2 + 0.037^2)" office:value-type="float" office:value="0.564893036246686" calcext:value-type="float">
            <text:p>0,5648930362</text:p>
          </table:table-cell>
          <table:table-cell table:number-columns-repeated="1018"/>
        </table:table-row>
        <table:table-row table:style-name="ro2">
          <table:table-cell office:value-type="float" office:value="1143090" calcext:value-type="float">
            <text:p>1143090</text:p>
          </table:table-cell>
          <table:table-cell office:value-type="float" office:value="10.82" calcext:value-type="float">
            <text:p>10,82</text:p>
          </table:table-cell>
          <table:table-cell office:value-type="string" calcext:value-type="string">
            <text:p>DC 010.82 <text:s/>mV</text:p>
          </table:table-cell>
          <table:table-cell table:formula="of:=[.A570]/(60*1000)" office:value-type="float" office:value="19.0515" calcext:value-type="float">
            <text:p>19,0515</text:p>
          </table:table-cell>
          <table:table-cell table:formula="of:=0.2813*[.B570]+1.1082" office:value-type="float" office:value="4.151866" calcext:value-type="float">
            <text:p>4,151866</text:p>
          </table:table-cell>
          <table:table-cell table:formula="of:=SQRT(([.B570]*0.052)^2 + 0.037^2)" office:value-type="float" office:value="0.563855273629679" calcext:value-type="float">
            <text:p>0,5638552736</text:p>
          </table:table-cell>
          <table:table-cell table:number-columns-repeated="1018"/>
        </table:table-row>
        <table:table-row table:style-name="ro2">
          <table:table-cell office:value-type="float" office:value="1145102" calcext:value-type="float">
            <text:p>1145102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DC 010.87 <text:s/>mV</text:p>
          </table:table-cell>
          <table:table-cell table:formula="of:=[.A571]/(60*1000)" office:value-type="float" office:value="19.0850333333333" calcext:value-type="float">
            <text:p>19,0850333333</text:p>
          </table:table-cell>
          <table:table-cell table:formula="of:=0.2813*[.B571]+1.1082" office:value-type="float" office:value="4.165931" calcext:value-type="float">
            <text:p>4,165931</text:p>
          </table:table-cell>
          <table:table-cell table:formula="of:=SQRT(([.B571]*0.052)^2 + 0.037^2)" office:value-type="float" office:value="0.566449695559985" calcext:value-type="float">
            <text:p>0,5664496956</text:p>
          </table:table-cell>
          <table:table-cell table:number-columns-repeated="1018"/>
        </table:table-row>
        <table:table-row table:style-name="ro2">
          <table:table-cell office:value-type="float" office:value="1147114" calcext:value-type="float">
            <text:p>1147114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DC 010.85 <text:s/>mV</text:p>
          </table:table-cell>
          <table:table-cell table:formula="of:=[.A572]/(60*1000)" office:value-type="float" office:value="19.1185666666667" calcext:value-type="float">
            <text:p>19,1185666667</text:p>
          </table:table-cell>
          <table:table-cell table:formula="of:=0.2813*[.B572]+1.1082" office:value-type="float" office:value="4.160305" calcext:value-type="float">
            <text:p>4,160305</text:p>
          </table:table-cell>
          <table:table-cell table:formula="of:=SQRT(([.B572]*0.052)^2 + 0.037^2)" office:value-type="float" office:value="0.565411920638396" calcext:value-type="float">
            <text:p>0,5654119206</text:p>
          </table:table-cell>
          <table:table-cell table:number-columns-repeated="1018"/>
        </table:table-row>
        <table:table-row table:style-name="ro2">
          <table:table-cell office:value-type="float" office:value="1149127" calcext:value-type="float">
            <text:p>1149127</text:p>
          </table:table-cell>
          <table:table-cell office:value-type="float" office:value="10.86" calcext:value-type="float">
            <text:p>10,86</text:p>
          </table:table-cell>
          <table:table-cell office:value-type="string" calcext:value-type="string">
            <text:p>DC 010.86 <text:s/>mV</text:p>
          </table:table-cell>
          <table:table-cell table:formula="of:=[.A573]/(60*1000)" office:value-type="float" office:value="19.1521166666667" calcext:value-type="float">
            <text:p>19,1521166667</text:p>
          </table:table-cell>
          <table:table-cell table:formula="of:=0.2813*[.B573]+1.1082" office:value-type="float" office:value="4.163118" calcext:value-type="float">
            <text:p>4,163118</text:p>
          </table:table-cell>
          <table:table-cell table:formula="of:=SQRT(([.B573]*0.052)^2 + 0.037^2)" office:value-type="float" office:value="0.565930807078038" calcext:value-type="float">
            <text:p>0,5659308071</text:p>
          </table:table-cell>
          <table:table-cell table:number-columns-repeated="1018"/>
        </table:table-row>
        <table:table-row table:style-name="ro2">
          <table:table-cell office:value-type="float" office:value="1151139" calcext:value-type="float">
            <text:p>1151139</text:p>
          </table:table-cell>
          <table:table-cell office:value-type="float" office:value="10.9" calcext:value-type="float">
            <text:p>10,9</text:p>
          </table:table-cell>
          <table:table-cell office:value-type="string" calcext:value-type="string">
            <text:p>DC 010.90 <text:s/>mV</text:p>
          </table:table-cell>
          <table:table-cell table:formula="of:=[.A574]/(60*1000)" office:value-type="float" office:value="19.18565" calcext:value-type="float">
            <text:p>19,18565</text:p>
          </table:table-cell>
          <table:table-cell table:formula="of:=0.2813*[.B574]+1.1082" office:value-type="float" office:value="4.17437" calcext:value-type="float">
            <text:p>4,17437</text:p>
          </table:table-cell>
          <table:table-cell table:formula="of:=SQRT(([.B574]*0.052)^2 + 0.037^2)" office:value-type="float" office:value="0.568006373203682" calcext:value-type="float">
            <text:p>0,5680063732</text:p>
          </table:table-cell>
          <table:table-cell table:number-columns-repeated="1018"/>
        </table:table-row>
        <table:table-row table:style-name="ro2">
          <table:table-cell office:value-type="float" office:value="1153136" calcext:value-type="float">
            <text:p>1153136</text:p>
          </table:table-cell>
          <table:table-cell office:value-type="float" office:value="10.87" calcext:value-type="float">
            <text:p>10,87</text:p>
          </table:table-cell>
          <table:table-cell office:value-type="string" calcext:value-type="string">
            <text:p>DC 010.87 <text:s/>mV</text:p>
          </table:table-cell>
          <table:table-cell table:formula="of:=[.A575]/(60*1000)" office:value-type="float" office:value="19.2189333333333" calcext:value-type="float">
            <text:p>19,2189333333</text:p>
          </table:table-cell>
          <table:table-cell table:formula="of:=0.2813*[.B575]+1.1082" office:value-type="float" office:value="4.165931" calcext:value-type="float">
            <text:p>4,165931</text:p>
          </table:table-cell>
          <table:table-cell table:formula="of:=SQRT(([.B575]*0.052)^2 + 0.037^2)" office:value-type="float" office:value="0.566449695559985" calcext:value-type="float">
            <text:p>0,5664496956</text:p>
          </table:table-cell>
          <table:table-cell table:number-columns-repeated="1018"/>
        </table:table-row>
        <table:table-row table:style-name="ro2">
          <table:table-cell office:value-type="float" office:value="1155164" calcext:value-type="float">
            <text:p>1155164</text:p>
          </table:table-cell>
          <table:table-cell office:value-type="float" office:value="10.86" calcext:value-type="float">
            <text:p>10,86</text:p>
          </table:table-cell>
          <table:table-cell office:value-type="string" calcext:value-type="string">
            <text:p>DC 010.86 <text:s/>mV</text:p>
          </table:table-cell>
          <table:table-cell table:formula="of:=[.A576]/(60*1000)" office:value-type="float" office:value="19.2527333333333" calcext:value-type="float">
            <text:p>19,2527333333</text:p>
          </table:table-cell>
          <table:table-cell table:formula="of:=0.2813*[.B576]+1.1082" office:value-type="float" office:value="4.163118" calcext:value-type="float">
            <text:p>4,163118</text:p>
          </table:table-cell>
          <table:table-cell table:formula="of:=SQRT(([.B576]*0.052)^2 + 0.037^2)" office:value-type="float" office:value="0.565930807078038" calcext:value-type="float">
            <text:p>0,5659308071</text:p>
          </table:table-cell>
          <table:table-cell table:number-columns-repeated="1018"/>
        </table:table-row>
        <table:table-row table:style-name="ro2">
          <table:table-cell office:value-type="float" office:value="1157176" calcext:value-type="float">
            <text:p>1157176</text:p>
          </table:table-cell>
          <table:table-cell office:value-type="float" office:value="10.88" calcext:value-type="float">
            <text:p>10,88</text:p>
          </table:table-cell>
          <table:table-cell office:value-type="string" calcext:value-type="string">
            <text:p>DC 010.88 <text:s/>mV</text:p>
          </table:table-cell>
          <table:table-cell table:formula="of:=[.A577]/(60*1000)" office:value-type="float" office:value="19.2862666666667" calcext:value-type="float">
            <text:p>19,2862666667</text:p>
          </table:table-cell>
          <table:table-cell table:formula="of:=0.2813*[.B577]+1.1082" office:value-type="float" office:value="4.168744" calcext:value-type="float">
            <text:p>4,168744</text:p>
          </table:table-cell>
          <table:table-cell table:formula="of:=SQRT(([.B577]*0.052)^2 + 0.037^2)" office:value-type="float" office:value="0.566968586078629" calcext:value-type="float">
            <text:p>0,5669685861</text:p>
          </table:table-cell>
          <table:table-cell table:number-columns-repeated="1018"/>
        </table:table-row>
        <table:table-row table:style-name="ro2">
          <table:table-cell office:value-type="float" office:value="1159189" calcext:value-type="float">
            <text:p>1159189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DC 010.83 <text:s/>mV</text:p>
          </table:table-cell>
          <table:table-cell table:formula="of:=[.A578]/(60*1000)" office:value-type="float" office:value="19.3198166666667" calcext:value-type="float">
            <text:p>19,3198166667</text:p>
          </table:table-cell>
          <table:table-cell table:formula="of:=0.2813*[.B578]+1.1082" office:value-type="float" office:value="4.154679" calcext:value-type="float">
            <text:p>4,154679</text:p>
          </table:table-cell>
          <table:table-cell table:formula="of:=SQRT(([.B578]*0.052)^2 + 0.037^2)" office:value-type="float" office:value="0.564374153908558" calcext:value-type="float">
            <text:p>0,5643741539</text:p>
          </table:table-cell>
          <table:table-cell table:number-columns-repeated="1018"/>
        </table:table-row>
        <table:table-row table:style-name="ro2">
          <table:table-cell office:value-type="float" office:value="1161201" calcext:value-type="float">
            <text:p>1161201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DC 010.81 <text:s/>mV</text:p>
          </table:table-cell>
          <table:table-cell table:formula="of:=[.A579]/(60*1000)" office:value-type="float" office:value="19.35335" calcext:value-type="float">
            <text:p>19,35335</text:p>
          </table:table-cell>
          <table:table-cell table:formula="of:=0.2813*[.B579]+1.1082" office:value-type="float" office:value="4.149053" calcext:value-type="float">
            <text:p>4,149053</text:p>
          </table:table-cell>
          <table:table-cell table:formula="of:=SQRT(([.B579]*0.052)^2 + 0.037^2)" office:value-type="float" office:value="0.563336395415741" calcext:value-type="float">
            <text:p>0,5633363954</text:p>
          </table:table-cell>
          <table:table-cell table:number-columns-repeated="1018"/>
        </table:table-row>
        <table:table-row table:style-name="ro2">
          <table:table-cell office:value-type="float" office:value="1163214" calcext:value-type="float">
            <text:p>1163214</text:p>
          </table:table-cell>
          <table:table-cell office:value-type="float" office:value="10.84" calcext:value-type="float">
            <text:p>10,84</text:p>
          </table:table-cell>
          <table:table-cell office:value-type="string" calcext:value-type="string">
            <text:p>DC 010.84 <text:s/>mV</text:p>
          </table:table-cell>
          <table:table-cell table:formula="of:=[.A580]/(60*1000)" office:value-type="float" office:value="19.3869" calcext:value-type="float">
            <text:p>19,3869</text:p>
          </table:table-cell>
          <table:table-cell table:formula="of:=0.2813*[.B580]+1.1082" office:value-type="float" office:value="4.157492" calcext:value-type="float">
            <text:p>4,157492</text:p>
          </table:table-cell>
          <table:table-cell table:formula="of:=SQRT(([.B580]*0.052)^2 + 0.037^2)" office:value-type="float" office:value="0.564893036246686" calcext:value-type="float">
            <text:p>0,5648930362</text:p>
          </table:table-cell>
          <table:table-cell table:number-columns-repeated="1018"/>
        </table:table-row>
        <table:table-row table:style-name="ro2">
          <table:table-cell office:value-type="float" office:value="1165226" calcext:value-type="float">
            <text:p>1165226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DC 010.85 <text:s/>mV</text:p>
          </table:table-cell>
          <table:table-cell table:formula="of:=[.A581]/(60*1000)" office:value-type="float" office:value="19.4204333333333" calcext:value-type="float">
            <text:p>19,4204333333</text:p>
          </table:table-cell>
          <table:table-cell table:formula="of:=0.2813*[.B581]+1.1082" office:value-type="float" office:value="4.160305" calcext:value-type="float">
            <text:p>4,160305</text:p>
          </table:table-cell>
          <table:table-cell table:formula="of:=SQRT(([.B581]*0.052)^2 + 0.037^2)" office:value-type="float" office:value="0.565411920638396" calcext:value-type="float">
            <text:p>0,5654119206</text:p>
          </table:table-cell>
          <table:table-cell table:number-columns-repeated="1018"/>
        </table:table-row>
        <table:table-row table:style-name="ro2">
          <table:table-cell office:value-type="float" office:value="1167223" calcext:value-type="float">
            <text:p>1167223</text:p>
          </table:table-cell>
          <table:table-cell office:value-type="float" office:value="10.86" calcext:value-type="float">
            <text:p>10,86</text:p>
          </table:table-cell>
          <table:table-cell office:value-type="string" calcext:value-type="string">
            <text:p>DC 010.86 <text:s/>mV</text:p>
          </table:table-cell>
          <table:table-cell table:formula="of:=[.A582]/(60*1000)" office:value-type="float" office:value="19.4537166666667" calcext:value-type="float">
            <text:p>19,4537166667</text:p>
          </table:table-cell>
          <table:table-cell table:formula="of:=0.2813*[.B582]+1.1082" office:value-type="float" office:value="4.163118" calcext:value-type="float">
            <text:p>4,163118</text:p>
          </table:table-cell>
          <table:table-cell table:formula="of:=SQRT(([.B582]*0.052)^2 + 0.037^2)" office:value-type="float" office:value="0.565930807078038" calcext:value-type="float">
            <text:p>0,5659308071</text:p>
          </table:table-cell>
          <table:table-cell table:number-columns-repeated="1018"/>
        </table:table-row>
        <table:table-row table:style-name="ro2">
          <table:table-cell office:value-type="float" office:value="1169251" calcext:value-type="float">
            <text:p>1169251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DC 010.81 <text:s/>mV</text:p>
          </table:table-cell>
          <table:table-cell table:formula="of:=[.A583]/(60*1000)" office:value-type="float" office:value="19.4875166666667" calcext:value-type="float">
            <text:p>19,4875166667</text:p>
          </table:table-cell>
          <table:table-cell table:formula="of:=0.2813*[.B583]+1.1082" office:value-type="float" office:value="4.149053" calcext:value-type="float">
            <text:p>4,149053</text:p>
          </table:table-cell>
          <table:table-cell table:formula="of:=SQRT(([.B583]*0.052)^2 + 0.037^2)" office:value-type="float" office:value="0.563336395415741" calcext:value-type="float">
            <text:p>0,5633363954</text:p>
          </table:table-cell>
          <table:table-cell table:number-columns-repeated="1018"/>
        </table:table-row>
        <table:table-row table:style-name="ro2">
          <table:table-cell office:value-type="float" office:value="1171263" calcext:value-type="float">
            <text:p>1171263</text:p>
          </table:table-cell>
          <table:table-cell office:value-type="float" office:value="10.8" calcext:value-type="float">
            <text:p>10,8</text:p>
          </table:table-cell>
          <table:table-cell office:value-type="string" calcext:value-type="string">
            <text:p>DC 010.80 <text:s/>mV</text:p>
          </table:table-cell>
          <table:table-cell table:formula="of:=[.A584]/(60*1000)" office:value-type="float" office:value="19.52105" calcext:value-type="float">
            <text:p>19,52105</text:p>
          </table:table-cell>
          <table:table-cell table:formula="of:=0.2813*[.B584]+1.1082" office:value-type="float" office:value="4.14624" calcext:value-type="float">
            <text:p>4,14624</text:p>
          </table:table-cell>
          <table:table-cell table:formula="of:=SQRT(([.B584]*0.052)^2 + 0.037^2)" office:value-type="float" office:value="0.562817519272455" calcext:value-type="float">
            <text:p>0,5628175193</text:p>
          </table:table-cell>
          <table:table-cell table:number-columns-repeated="1018"/>
        </table:table-row>
        <table:table-row table:style-name="ro2">
          <table:table-cell office:value-type="float" office:value="1173260" calcext:value-type="float">
            <text:p>1173260</text:p>
          </table:table-cell>
          <table:table-cell office:value-type="float" office:value="10.89" calcext:value-type="float">
            <text:p>10,89</text:p>
          </table:table-cell>
          <table:table-cell office:value-type="string" calcext:value-type="string">
            <text:p>DC 010.89 <text:s/>mV</text:p>
          </table:table-cell>
          <table:table-cell table:formula="of:=[.A585]/(60*1000)" office:value-type="float" office:value="19.5543333333333" calcext:value-type="float">
            <text:p>19,5543333333</text:p>
          </table:table-cell>
          <table:table-cell table:formula="of:=0.2813*[.B585]+1.1082" office:value-type="float" office:value="4.171557" calcext:value-type="float">
            <text:p>4,171557</text:p>
          </table:table-cell>
          <table:table-cell table:formula="of:=SQRT(([.B585]*0.052)^2 + 0.037^2)" office:value-type="float" office:value="0.567487478628384" calcext:value-type="float">
            <text:p>0,5674874786</text:p>
          </table:table-cell>
          <table:table-cell table:number-columns-repeated="1018"/>
        </table:table-row>
        <table:table-row table:style-name="ro2">
          <table:table-cell office:value-type="float" office:value="1175288" calcext:value-type="float">
            <text:p>1175288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DC 010.81 <text:s/>mV</text:p>
          </table:table-cell>
          <table:table-cell table:formula="of:=[.A586]/(60*1000)" office:value-type="float" office:value="19.5881333333333" calcext:value-type="float">
            <text:p>19,5881333333</text:p>
          </table:table-cell>
          <table:table-cell table:formula="of:=0.2813*[.B586]+1.1082" office:value-type="float" office:value="4.149053" calcext:value-type="float">
            <text:p>4,149053</text:p>
          </table:table-cell>
          <table:table-cell table:formula="of:=SQRT(([.B586]*0.052)^2 + 0.037^2)" office:value-type="float" office:value="0.563336395415741" calcext:value-type="float">
            <text:p>0,5633363954</text:p>
          </table:table-cell>
          <table:table-cell table:number-columns-repeated="1018"/>
        </table:table-row>
        <table:table-row table:style-name="ro2">
          <table:table-cell office:value-type="float" office:value="1177300" calcext:value-type="float">
            <text:p>1177300</text:p>
          </table:table-cell>
          <table:table-cell office:value-type="float" office:value="10.83" calcext:value-type="float">
            <text:p>10,83</text:p>
          </table:table-cell>
          <table:table-cell office:value-type="string" calcext:value-type="string">
            <text:p>DC 010.83 <text:s/>mV</text:p>
          </table:table-cell>
          <table:table-cell table:formula="of:=[.A587]/(60*1000)" office:value-type="float" office:value="19.6216666666667" calcext:value-type="float">
            <text:p>19,6216666667</text:p>
          </table:table-cell>
          <table:table-cell table:formula="of:=0.2813*[.B587]+1.1082" office:value-type="float" office:value="4.154679" calcext:value-type="float">
            <text:p>4,154679</text:p>
          </table:table-cell>
          <table:table-cell table:formula="of:=SQRT(([.B587]*0.052)^2 + 0.037^2)" office:value-type="float" office:value="0.564374153908558" calcext:value-type="float">
            <text:p>0,5643741539</text:p>
          </table:table-cell>
          <table:table-cell table:number-columns-repeated="1018"/>
        </table:table-row>
        <table:table-row table:style-name="ro2">
          <table:table-cell office:value-type="float" office:value="1179313" calcext:value-type="float">
            <text:p>1179313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DC 010.78 <text:s/>mV</text:p>
          </table:table-cell>
          <table:table-cell table:formula="of:=[.A588]/(60*1000)" office:value-type="float" office:value="19.6552166666667" calcext:value-type="float">
            <text:p>19,6552166667</text:p>
          </table:table-cell>
          <table:table-cell table:formula="of:=0.2813*[.B588]+1.1082" office:value-type="float" office:value="4.140614" calcext:value-type="float">
            <text:p>4,140614</text:p>
          </table:table-cell>
          <table:table-cell table:formula="of:=SQRT(([.B588]*0.052)^2 + 0.037^2)" office:value-type="float" office:value="0.561779773220788" calcext:value-type="float">
            <text:p>0,5617797732</text:p>
          </table:table-cell>
          <table:table-cell table:number-columns-repeated="1018"/>
        </table:table-row>
        <table:table-row table:style-name="ro2">
          <table:table-cell office:value-type="float" office:value="1181310" calcext:value-type="float">
            <text:p>1181310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DC 010.81 <text:s/>mV</text:p>
          </table:table-cell>
          <table:table-cell table:formula="of:=[.A589]/(60*1000)" office:value-type="float" office:value="19.6885" calcext:value-type="float">
            <text:p>19,6885</text:p>
          </table:table-cell>
          <table:table-cell table:formula="of:=0.2813*[.B589]+1.1082" office:value-type="float" office:value="4.149053" calcext:value-type="float">
            <text:p>4,149053</text:p>
          </table:table-cell>
          <table:table-cell table:formula="of:=SQRT(([.B589]*0.052)^2 + 0.037^2)" office:value-type="float" office:value="0.563336395415741" calcext:value-type="float">
            <text:p>0,5633363954</text:p>
          </table:table-cell>
          <table:table-cell table:number-columns-repeated="1018"/>
        </table:table-row>
        <table:table-row table:style-name="ro2">
          <table:table-cell office:value-type="float" office:value="1183338" calcext:value-type="float">
            <text:p>1183338</text:p>
          </table:table-cell>
          <table:table-cell office:value-type="float" office:value="10.81" calcext:value-type="float">
            <text:p>10,81</text:p>
          </table:table-cell>
          <table:table-cell office:value-type="string" calcext:value-type="string">
            <text:p>DC 010.81 <text:s/>mV</text:p>
          </table:table-cell>
          <table:table-cell table:formula="of:=[.A590]/(60*1000)" office:value-type="float" office:value="19.7223" calcext:value-type="float">
            <text:p>19,7223</text:p>
          </table:table-cell>
          <table:table-cell table:formula="of:=0.2813*[.B590]+1.1082" office:value-type="float" office:value="4.149053" calcext:value-type="float">
            <text:p>4,149053</text:p>
          </table:table-cell>
          <table:table-cell table:formula="of:=SQRT(([.B590]*0.052)^2 + 0.037^2)" office:value-type="float" office:value="0.563336395415741" calcext:value-type="float">
            <text:p>0,5633363954</text:p>
          </table:table-cell>
          <table:table-cell table:number-columns-repeated="1018"/>
        </table:table-row>
        <table:table-row table:style-name="ro2">
          <table:table-cell office:value-type="float" office:value="1185350" calcext:value-type="float">
            <text:p>1185350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DC 010.76 <text:s/>mV</text:p>
          </table:table-cell>
          <table:table-cell table:formula="of:=[.A591]/(60*1000)" office:value-type="float" office:value="19.7558333333333" calcext:value-type="float">
            <text:p>19,7558333333</text:p>
          </table:table-cell>
          <table:table-cell table:formula="of:=0.2813*[.B591]+1.1082" office:value-type="float" office:value="4.134988" calcext:value-type="float">
            <text:p>4,134988</text:p>
          </table:table-cell>
          <table:table-cell table:formula="of:=SQRT(([.B591]*0.052)^2 + 0.037^2)" office:value-type="float" office:value="0.560742035520791" calcext:value-type="float">
            <text:p>0,5607420355</text:p>
          </table:table-cell>
          <table:table-cell table:number-columns-repeated="1018"/>
        </table:table-row>
        <table:table-row table:style-name="ro2">
          <table:table-cell office:value-type="float" office:value="1187347" calcext:value-type="float">
            <text:p>1187347</text:p>
          </table:table-cell>
          <table:table-cell office:value-type="float" office:value="10.77" calcext:value-type="float">
            <text:p>10,77</text:p>
          </table:table-cell>
          <table:table-cell office:value-type="string" calcext:value-type="string">
            <text:p>DC 010.77 <text:s/>mV</text:p>
          </table:table-cell>
          <table:table-cell table:formula="of:=[.A592]/(60*1000)" office:value-type="float" office:value="19.7891166666667" calcext:value-type="float">
            <text:p>19,7891166667</text:p>
          </table:table-cell>
          <table:table-cell table:formula="of:=0.2813*[.B592]+1.1082" office:value-type="float" office:value="4.137801" calcext:value-type="float">
            <text:p>4,137801</text:p>
          </table:table-cell>
          <table:table-cell table:formula="of:=SQRT(([.B592]*0.052)^2 + 0.037^2)" office:value-type="float" office:value="0.561260903323935" calcext:value-type="float">
            <text:p>0,5612609033</text:p>
          </table:table-cell>
          <table:table-cell table:number-columns-repeated="1018"/>
        </table:table-row>
        <table:table-row table:style-name="ro2">
          <table:table-cell office:value-type="float" office:value="1189375" calcext:value-type="float">
            <text:p>1189375</text:p>
          </table:table-cell>
          <table:table-cell office:value-type="float" office:value="10.79" calcext:value-type="float">
            <text:p>10,79</text:p>
          </table:table-cell>
          <table:table-cell office:value-type="string" calcext:value-type="string">
            <text:p>DC 010.79 <text:s/>mV</text:p>
          </table:table-cell>
          <table:table-cell table:formula="of:=[.A593]/(60*1000)" office:value-type="float" office:value="19.8229166666667" calcext:value-type="float">
            <text:p>19,8229166667</text:p>
          </table:table-cell>
          <table:table-cell table:formula="of:=0.2813*[.B593]+1.1082" office:value-type="float" office:value="4.143427" calcext:value-type="float">
            <text:p>4,143427</text:p>
          </table:table-cell>
          <table:table-cell table:formula="of:=SQRT(([.B593]*0.052)^2 + 0.037^2)" office:value-type="float" office:value="0.562298645205553" calcext:value-type="float">
            <text:p>0,5622986452</text:p>
          </table:table-cell>
          <table:table-cell table:number-columns-repeated="1018"/>
        </table:table-row>
        <table:table-row table:style-name="ro2">
          <table:table-cell office:value-type="float" office:value="1191387" calcext:value-type="float">
            <text:p>1191387</text:p>
          </table:table-cell>
          <table:table-cell office:value-type="float" office:value="10.76" calcext:value-type="float">
            <text:p>10,76</text:p>
          </table:table-cell>
          <table:table-cell office:value-type="string" calcext:value-type="string">
            <text:p>DC 010.76 <text:s/>mV</text:p>
          </table:table-cell>
          <table:table-cell table:formula="of:=[.A594]/(60*1000)" office:value-type="float" office:value="19.85645" calcext:value-type="float">
            <text:p>19,85645</text:p>
          </table:table-cell>
          <table:table-cell table:formula="of:=0.2813*[.B594]+1.1082" office:value-type="float" office:value="4.134988" calcext:value-type="float">
            <text:p>4,134988</text:p>
          </table:table-cell>
          <table:table-cell table:formula="of:=SQRT(([.B594]*0.052)^2 + 0.037^2)" office:value-type="float" office:value="0.560742035520791" calcext:value-type="float">
            <text:p>0,5607420355</text:p>
          </table:table-cell>
          <table:table-cell table:number-columns-repeated="1018"/>
        </table:table-row>
        <table:table-row table:style-name="ro2">
          <table:table-cell office:value-type="float" office:value="1193400" calcext:value-type="float">
            <text:p>1193400</text:p>
          </table:table-cell>
          <table:table-cell office:value-type="float" office:value="10.78" calcext:value-type="float">
            <text:p>10,78</text:p>
          </table:table-cell>
          <table:table-cell office:value-type="string" calcext:value-type="string">
            <text:p>DC 010.78 <text:s/>mV</text:p>
          </table:table-cell>
          <table:table-cell table:formula="of:=[.A595]/(60*1000)" office:value-type="float" office:value="19.89" calcext:value-type="float">
            <text:p>19,89</text:p>
          </table:table-cell>
          <table:table-cell table:formula="of:=0.2813*[.B595]+1.1082" office:value-type="float" office:value="4.140614" calcext:value-type="float">
            <text:p>4,140614</text:p>
          </table:table-cell>
          <table:table-cell table:formula="of:=SQRT(([.B595]*0.052)^2 + 0.037^2)" office:value-type="float" office:value="0.561779773220788" calcext:value-type="float">
            <text:p>0,5617797732</text:p>
          </table:table-cell>
          <table:table-cell table:number-columns-repeated="1018"/>
        </table:table-row>
        <table:table-row table:style-name="ro2">
          <table:table-cell office:value-type="float" office:value="1195412" calcext:value-type="float">
            <text:p>1195412</text:p>
          </table:table-cell>
          <table:table-cell office:value-type="float" office:value="10.74" calcext:value-type="float">
            <text:p>10,74</text:p>
          </table:table-cell>
          <table:table-cell office:value-type="string" calcext:value-type="string">
            <text:p>DC 010.74 <text:s/>mV</text:p>
          </table:table-cell>
          <table:table-cell table:formula="of:=[.A596]/(60*1000)" office:value-type="float" office:value="19.9235333333333" calcext:value-type="float">
            <text:p>19,9235333333</text:p>
          </table:table-cell>
          <table:table-cell table:formula="of:=0.2813*[.B596]+1.1082" office:value-type="float" office:value="4.129362" calcext:value-type="float">
            <text:p>4,129362</text:p>
          </table:table-cell>
          <table:table-cell table:formula="of:=SQRT(([.B596]*0.052)^2 + 0.037^2)" office:value-type="float" office:value="0.559704306218918" calcext:value-type="float">
            <text:p>0,5597043062</text:p>
          </table:table-cell>
          <table:table-cell table:number-columns-repeated="1018"/>
        </table:table-row>
        <table:table-row table:style-name="ro2">
          <table:table-cell office:value-type="float" office:value="1197424" calcext:value-type="float">
            <text:p>1197424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DC 010.70 <text:s/>mV</text:p>
          </table:table-cell>
          <table:table-cell table:formula="of:=[.A597]/(60*1000)" office:value-type="float" office:value="19.9570666666667" calcext:value-type="float">
            <text:p>19,9570666667</text:p>
          </table:table-cell>
          <table:table-cell table:formula="of:=0.2813*[.B597]+1.1082" office:value-type="float" office:value="4.11811" calcext:value-type="float">
            <text:p>4,11811</text:p>
          </table:table-cell>
          <table:table-cell table:formula="of:=SQRT(([.B597]*0.052)^2 + 0.037^2)" office:value-type="float" office:value="0.557628872997086" calcext:value-type="float">
            <text:p>0,557628873</text:p>
          </table:table-cell>
          <table:table-cell table:number-columns-repeated="1018"/>
        </table:table-row>
        <table:table-row table:style-name="ro2">
          <table:table-cell office:value-type="float" office:value="1199437" calcext:value-type="float">
            <text:p>1199437</text:p>
          </table:table-cell>
          <table:table-cell office:value-type="float" office:value="10.72" calcext:value-type="float">
            <text:p>10,72</text:p>
          </table:table-cell>
          <table:table-cell office:value-type="string" calcext:value-type="string">
            <text:p>DC 010.72 <text:s/>mV</text:p>
          </table:table-cell>
          <table:table-cell table:formula="of:=[.A598]/(60*1000)" office:value-type="float" office:value="19.9906166666667" calcext:value-type="float">
            <text:p>19,9906166667</text:p>
          </table:table-cell>
          <table:table-cell table:formula="of:=0.2813*[.B598]+1.1082" office:value-type="float" office:value="4.123736" calcext:value-type="float">
            <text:p>4,123736</text:p>
          </table:table-cell>
          <table:table-cell table:formula="of:=SQRT(([.B598]*0.052)^2 + 0.037^2)" office:value-type="float" office:value="0.558666585361967" calcext:value-type="float">
            <text:p>0,5586665854</text:p>
          </table:table-cell>
          <table:table-cell table:number-columns-repeated="1018"/>
        </table:table-row>
        <table:table-row table:style-name="ro2">
          <table:table-cell office:value-type="float" office:value="1201434" calcext:value-type="float">
            <text:p>1201434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599]/(60*1000)" office:value-type="float" office:value="20.0239" calcext:value-type="float">
            <text:p>20,0239</text:p>
          </table:table-cell>
          <table:table-cell table:formula="of:=0.2813*[.B599]+1.1082" office:value-type="float" office:value="4.104045" calcext:value-type="float">
            <text:p>4,104045</text:p>
          </table:table-cell>
          <table:table-cell table:formula="of:=SQRT(([.B599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03462" calcext:value-type="float">
            <text:p>1203462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DC 010.70 <text:s/>mV</text:p>
          </table:table-cell>
          <table:table-cell table:formula="of:=[.A600]/(60*1000)" office:value-type="float" office:value="20.0577" calcext:value-type="float">
            <text:p>20,0577</text:p>
          </table:table-cell>
          <table:table-cell table:formula="of:=0.2813*[.B600]+1.1082" office:value-type="float" office:value="4.11811" calcext:value-type="float">
            <text:p>4,11811</text:p>
          </table:table-cell>
          <table:table-cell table:formula="of:=SQRT(([.B600]*0.052)^2 + 0.037^2)" office:value-type="float" office:value="0.557628872997086" calcext:value-type="float">
            <text:p>0,557628873</text:p>
          </table:table-cell>
          <table:table-cell table:number-columns-repeated="1018"/>
        </table:table-row>
        <table:table-row table:style-name="ro2">
          <table:table-cell office:value-type="float" office:value="1205474" calcext:value-type="float">
            <text:p>1205474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601]/(60*1000)" office:value-type="float" office:value="20.0912333333333" calcext:value-type="float">
            <text:p>20,0912333333</text:p>
          </table:table-cell>
          <table:table-cell table:formula="of:=0.2813*[.B601]+1.1082" office:value-type="float" office:value="4.104045" calcext:value-type="float">
            <text:p>4,104045</text:p>
          </table:table-cell>
          <table:table-cell table:formula="of:=SQRT(([.B601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07486" calcext:value-type="float">
            <text:p>1207486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DC 010.71 <text:s/>mV</text:p>
          </table:table-cell>
          <table:table-cell table:formula="of:=[.A602]/(60*1000)" office:value-type="float" office:value="20.1247666666667" calcext:value-type="float">
            <text:p>20,1247666667</text:p>
          </table:table-cell>
          <table:table-cell table:formula="of:=0.2813*[.B602]+1.1082" office:value-type="float" office:value="4.120923" calcext:value-type="float">
            <text:p>4,120923</text:p>
          </table:table-cell>
          <table:table-cell table:formula="of:=SQRT(([.B602]*0.052)^2 + 0.037^2)" office:value-type="float" office:value="0.558147728115057" calcext:value-type="float">
            <text:p>0,5581477281</text:p>
          </table:table-cell>
          <table:table-cell table:number-columns-repeated="1018"/>
        </table:table-row>
        <table:table-row table:style-name="ro2">
          <table:table-cell office:value-type="float" office:value="1209499" calcext:value-type="float">
            <text:p>1209499</text:p>
          </table:table-cell>
          <table:table-cell office:value-type="float" office:value="10.67" calcext:value-type="float">
            <text:p>10,67</text:p>
          </table:table-cell>
          <table:table-cell office:value-type="string" calcext:value-type="string">
            <text:p>DC 010.67 <text:s/>mV</text:p>
          </table:table-cell>
          <table:table-cell table:formula="of:=[.A603]/(60*1000)" office:value-type="float" office:value="20.1583166666667" calcext:value-type="float">
            <text:p>20,1583166667</text:p>
          </table:table-cell>
          <table:table-cell table:formula="of:=0.2813*[.B603]+1.1082" office:value-type="float" office:value="4.109671" calcext:value-type="float">
            <text:p>4,109671</text:p>
          </table:table-cell>
          <table:table-cell table:formula="of:=SQRT(([.B603]*0.052)^2 + 0.037^2)" office:value-type="float" office:value="0.556072320476393" calcext:value-type="float">
            <text:p>0,5560723205</text:p>
          </table:table-cell>
          <table:table-cell table:number-columns-repeated="1018"/>
        </table:table-row>
        <table:table-row table:style-name="ro2">
          <table:table-cell office:value-type="float" office:value="1211511" calcext:value-type="float">
            <text:p>1211511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604]/(60*1000)" office:value-type="float" office:value="20.19185" calcext:value-type="float">
            <text:p>20,19185</text:p>
          </table:table-cell>
          <table:table-cell table:formula="of:=0.2813*[.B604]+1.1082" office:value-type="float" office:value="4.104045" calcext:value-type="float">
            <text:p>4,104045</text:p>
          </table:table-cell>
          <table:table-cell table:formula="of:=SQRT(([.B604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13524" calcext:value-type="float">
            <text:p>1213524</text:p>
          </table:table-cell>
          <table:table-cell office:value-type="float" office:value="10.7" calcext:value-type="float">
            <text:p>10,7</text:p>
          </table:table-cell>
          <table:table-cell office:value-type="string" calcext:value-type="string">
            <text:p>DC 010.70 <text:s/>mV</text:p>
          </table:table-cell>
          <table:table-cell table:formula="of:=[.A605]/(60*1000)" office:value-type="float" office:value="20.2254" calcext:value-type="float">
            <text:p>20,2254</text:p>
          </table:table-cell>
          <table:table-cell table:formula="of:=0.2813*[.B605]+1.1082" office:value-type="float" office:value="4.11811" calcext:value-type="float">
            <text:p>4,11811</text:p>
          </table:table-cell>
          <table:table-cell table:formula="of:=SQRT(([.B605]*0.052)^2 + 0.037^2)" office:value-type="float" office:value="0.557628872997086" calcext:value-type="float">
            <text:p>0,557628873</text:p>
          </table:table-cell>
          <table:table-cell table:number-columns-repeated="1018"/>
        </table:table-row>
        <table:table-row table:style-name="ro2">
          <table:table-cell office:value-type="float" office:value="1215536" calcext:value-type="float">
            <text:p>1215536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606]/(60*1000)" office:value-type="float" office:value="20.2589333333333" calcext:value-type="float">
            <text:p>20,2589333333</text:p>
          </table:table-cell>
          <table:table-cell table:formula="of:=0.2813*[.B606]+1.1082" office:value-type="float" office:value="4.104045" calcext:value-type="float">
            <text:p>4,104045</text:p>
          </table:table-cell>
          <table:table-cell table:formula="of:=SQRT(([.B606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17548" calcext:value-type="float">
            <text:p>1217548</text:p>
          </table:table-cell>
          <table:table-cell office:value-type="float" office:value="10.68" calcext:value-type="float">
            <text:p>10,68</text:p>
          </table:table-cell>
          <table:table-cell office:value-type="string" calcext:value-type="string">
            <text:p>DC 010.68 <text:s/>mV</text:p>
          </table:table-cell>
          <table:table-cell table:formula="of:=[.A607]/(60*1000)" office:value-type="float" office:value="20.2924666666667" calcext:value-type="float">
            <text:p>20,2924666667</text:p>
          </table:table-cell>
          <table:table-cell table:formula="of:=0.2813*[.B607]+1.1082" office:value-type="float" office:value="4.112484" calcext:value-type="float">
            <text:p>4,112484</text:p>
          </table:table-cell>
          <table:table-cell table:formula="of:=SQRT(([.B607]*0.052)^2 + 0.037^2)" office:value-type="float" office:value="0.556591169171772" calcext:value-type="float">
            <text:p>0,5565911692</text:p>
          </table:table-cell>
          <table:table-cell table:number-columns-repeated="1018"/>
        </table:table-row>
        <table:table-row table:style-name="ro2">
          <table:table-cell office:value-type="float" office:value="1219561" calcext:value-type="float">
            <text:p>1219561</text:p>
          </table:table-cell>
          <table:table-cell office:value-type="float" office:value="10.69" calcext:value-type="float">
            <text:p>10,69</text:p>
          </table:table-cell>
          <table:table-cell office:value-type="string" calcext:value-type="string">
            <text:p>DC 010.69 <text:s/>mV</text:p>
          </table:table-cell>
          <table:table-cell table:formula="of:=[.A608]/(60*1000)" office:value-type="float" office:value="20.3260166666667" calcext:value-type="float">
            <text:p>20,3260166667</text:p>
          </table:table-cell>
          <table:table-cell table:formula="of:=0.2813*[.B608]+1.1082" office:value-type="float" office:value="4.115297" calcext:value-type="float">
            <text:p>4,115297</text:p>
          </table:table-cell>
          <table:table-cell table:formula="of:=SQRT(([.B608]*0.052)^2 + 0.037^2)" office:value-type="float" office:value="0.557110020014001" calcext:value-type="float">
            <text:p>0,55711002</text:p>
          </table:table-cell>
          <table:table-cell table:number-columns-repeated="1018"/>
        </table:table-row>
        <table:table-row table:style-name="ro2">
          <table:table-cell office:value-type="float" office:value="1221573" calcext:value-type="float">
            <text:p>1221573</text:p>
          </table:table-cell>
          <table:table-cell office:value-type="float" office:value="10.69" calcext:value-type="float">
            <text:p>10,69</text:p>
          </table:table-cell>
          <table:table-cell office:value-type="string" calcext:value-type="string">
            <text:p>DC 010.69 <text:s/>mV</text:p>
          </table:table-cell>
          <table:table-cell table:formula="of:=[.A609]/(60*1000)" office:value-type="float" office:value="20.35955" calcext:value-type="float">
            <text:p>20,35955</text:p>
          </table:table-cell>
          <table:table-cell table:formula="of:=0.2813*[.B609]+1.1082" office:value-type="float" office:value="4.115297" calcext:value-type="float">
            <text:p>4,115297</text:p>
          </table:table-cell>
          <table:table-cell table:formula="of:=SQRT(([.B609]*0.052)^2 + 0.037^2)" office:value-type="float" office:value="0.557110020014001" calcext:value-type="float">
            <text:p>0,55711002</text:p>
          </table:table-cell>
          <table:table-cell table:number-columns-repeated="1018"/>
        </table:table-row>
        <table:table-row table:style-name="ro2">
          <table:table-cell office:value-type="float" office:value="1223586" calcext:value-type="float">
            <text:p>1223586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DC 010.71 <text:s/>mV</text:p>
          </table:table-cell>
          <table:table-cell table:formula="of:=[.A610]/(60*1000)" office:value-type="float" office:value="20.3931" calcext:value-type="float">
            <text:p>20,3931</text:p>
          </table:table-cell>
          <table:table-cell table:formula="of:=0.2813*[.B610]+1.1082" office:value-type="float" office:value="4.120923" calcext:value-type="float">
            <text:p>4,120923</text:p>
          </table:table-cell>
          <table:table-cell table:formula="of:=SQRT(([.B610]*0.052)^2 + 0.037^2)" office:value-type="float" office:value="0.558147728115057" calcext:value-type="float">
            <text:p>0,5581477281</text:p>
          </table:table-cell>
          <table:table-cell table:number-columns-repeated="1018"/>
        </table:table-row>
        <table:table-row table:style-name="ro2">
          <table:table-cell office:value-type="float" office:value="1225598" calcext:value-type="float">
            <text:p>1225598</text:p>
          </table:table-cell>
          <table:table-cell office:value-type="float" office:value="10.57" calcext:value-type="float">
            <text:p>10,57</text:p>
          </table:table-cell>
          <table:table-cell office:value-type="string" calcext:value-type="string">
            <text:p>DC 010.57 <text:s/>mV</text:p>
          </table:table-cell>
          <table:table-cell table:formula="of:=[.A611]/(60*1000)" office:value-type="float" office:value="20.4266333333333" calcext:value-type="float">
            <text:p>20,4266333333</text:p>
          </table:table-cell>
          <table:table-cell table:formula="of:=0.2813*[.B611]+1.1082" office:value-type="float" office:value="4.081541" calcext:value-type="float">
            <text:p>4,081541</text:p>
          </table:table-cell>
          <table:table-cell table:formula="of:=SQRT(([.B611]*0.052)^2 + 0.037^2)" office:value-type="float" office:value="0.550883952933828" calcext:value-type="float">
            <text:p>0,5508839529</text:p>
          </table:table-cell>
          <table:table-cell table:number-columns-repeated="1018"/>
        </table:table-row>
        <table:table-row table:style-name="ro2">
          <table:table-cell office:value-type="float" office:value="1227610" calcext:value-type="float">
            <text:p>1227610</text:p>
          </table:table-cell>
          <table:table-cell office:value-type="float" office:value="10.66" calcext:value-type="float">
            <text:p>10,66</text:p>
          </table:table-cell>
          <table:table-cell office:value-type="string" calcext:value-type="string">
            <text:p>DC 010.66 <text:s/>mV</text:p>
          </table:table-cell>
          <table:table-cell table:formula="of:=[.A612]/(60*1000)" office:value-type="float" office:value="20.4601666666667" calcext:value-type="float">
            <text:p>20,4601666667</text:p>
          </table:table-cell>
          <table:table-cell table:formula="of:=0.2813*[.B612]+1.1082" office:value-type="float" office:value="4.106858" calcext:value-type="float">
            <text:p>4,106858</text:p>
          </table:table-cell>
          <table:table-cell table:formula="of:=SQRT(([.B612]*0.052)^2 + 0.037^2)" office:value-type="float" office:value="0.555553473933878" calcext:value-type="float">
            <text:p>0,5555534739</text:p>
          </table:table-cell>
          <table:table-cell table:number-columns-repeated="1018"/>
        </table:table-row>
        <table:table-row table:style-name="ro2">
          <table:table-cell office:value-type="float" office:value="1229607" calcext:value-type="float">
            <text:p>1229607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DC 010.63 <text:s/>mV</text:p>
          </table:table-cell>
          <table:table-cell table:formula="of:=[.A613]/(60*1000)" office:value-type="float" office:value="20.49345" calcext:value-type="float">
            <text:p>20,49345</text:p>
          </table:table-cell>
          <table:table-cell table:formula="of:=0.2813*[.B613]+1.1082" office:value-type="float" office:value="4.098419" calcext:value-type="float">
            <text:p>4,098419</text:p>
          </table:table-cell>
          <table:table-cell table:formula="of:=SQRT(([.B613]*0.052)^2 + 0.037^2)" office:value-type="float" office:value="0.553996947284008" calcext:value-type="float">
            <text:p>0,5539969473</text:p>
          </table:table-cell>
          <table:table-cell table:number-columns-repeated="1018"/>
        </table:table-row>
        <table:table-row table:style-name="ro2">
          <table:table-cell office:value-type="float" office:value="1231635" calcext:value-type="float">
            <text:p>1231635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614]/(60*1000)" office:value-type="float" office:value="20.52725" calcext:value-type="float">
            <text:p>20,52725</text:p>
          </table:table-cell>
          <table:table-cell table:formula="of:=0.2813*[.B614]+1.1082" office:value-type="float" office:value="4.104045" calcext:value-type="float">
            <text:p>4,104045</text:p>
          </table:table-cell>
          <table:table-cell table:formula="of:=SQRT(([.B614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33648" calcext:value-type="float">
            <text:p>1233648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DC 010.62 <text:s/>mV</text:p>
          </table:table-cell>
          <table:table-cell table:formula="of:=[.A615]/(60*1000)" office:value-type="float" office:value="20.5608" calcext:value-type="float">
            <text:p>20,5608</text:p>
          </table:table-cell>
          <table:table-cell table:formula="of:=0.2813*[.B615]+1.1082" office:value-type="float" office:value="4.095606" calcext:value-type="float">
            <text:p>4,095606</text:p>
          </table:table-cell>
          <table:table-cell table:formula="of:=SQRT(([.B615]*0.052)^2 + 0.037^2)" office:value-type="float" office:value="0.553478109413552" calcext:value-type="float">
            <text:p>0,5534781094</text:p>
          </table:table-cell>
          <table:table-cell table:number-columns-repeated="1018"/>
        </table:table-row>
        <table:table-row table:style-name="ro2">
          <table:table-cell office:value-type="float" office:value="1235660" calcext:value-type="float">
            <text:p>1235660</text:p>
          </table:table-cell>
          <table:table-cell office:value-type="float" office:value="10.65" calcext:value-type="float">
            <text:p>10,65</text:p>
          </table:table-cell>
          <table:table-cell office:value-type="string" calcext:value-type="string">
            <text:p>DC 010.65 <text:s/>mV</text:p>
          </table:table-cell>
          <table:table-cell table:formula="of:=[.A616]/(60*1000)" office:value-type="float" office:value="20.5943333333333" calcext:value-type="float">
            <text:p>20,5943333333</text:p>
          </table:table-cell>
          <table:table-cell table:formula="of:=0.2813*[.B616]+1.1082" office:value-type="float" office:value="4.104045" calcext:value-type="float">
            <text:p>4,104045</text:p>
          </table:table-cell>
          <table:table-cell table:formula="of:=SQRT(([.B616]*0.052)^2 + 0.037^2)" office:value-type="float" office:value="0.555034629550265" calcext:value-type="float">
            <text:p>0,5550346296</text:p>
          </table:table-cell>
          <table:table-cell table:number-columns-repeated="1018"/>
        </table:table-row>
        <table:table-row table:style-name="ro2">
          <table:table-cell office:value-type="float" office:value="1237672" calcext:value-type="float">
            <text:p>1237672</text:p>
          </table:table-cell>
          <table:table-cell office:value-type="float" office:value="10.57" calcext:value-type="float">
            <text:p>10,57</text:p>
          </table:table-cell>
          <table:table-cell office:value-type="string" calcext:value-type="string">
            <text:p>DC 010.57 <text:s/>mV</text:p>
          </table:table-cell>
          <table:table-cell table:formula="of:=[.A617]/(60*1000)" office:value-type="float" office:value="20.6278666666667" calcext:value-type="float">
            <text:p>20,6278666667</text:p>
          </table:table-cell>
          <table:table-cell table:formula="of:=0.2813*[.B617]+1.1082" office:value-type="float" office:value="4.081541" calcext:value-type="float">
            <text:p>4,081541</text:p>
          </table:table-cell>
          <table:table-cell table:formula="of:=SQRT(([.B617]*0.052)^2 + 0.037^2)" office:value-type="float" office:value="0.550883952933828" calcext:value-type="float">
            <text:p>0,5508839529</text:p>
          </table:table-cell>
          <table:table-cell table:number-columns-repeated="1018"/>
        </table:table-row>
        <table:table-row table:style-name="ro2">
          <table:table-cell office:value-type="float" office:value="1239685" calcext:value-type="float">
            <text:p>123968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DC 010.60 <text:s/>mV</text:p>
          </table:table-cell>
          <table:table-cell table:formula="of:=[.A618]/(60*1000)" office:value-type="float" office:value="20.6614166666667" calcext:value-type="float">
            <text:p>20,6614166667</text:p>
          </table:table-cell>
          <table:table-cell table:formula="of:=0.2813*[.B618]+1.1082" office:value-type="float" office:value="4.08998" calcext:value-type="float">
            <text:p>4,08998</text:p>
          </table:table-cell>
          <table:table-cell table:formula="of:=SQRT(([.B618]*0.052)^2 + 0.037^2)" office:value-type="float" office:value="0.552440440228628" calcext:value-type="float">
            <text:p>0,5524404402</text:p>
          </table:table-cell>
          <table:table-cell table:number-columns-repeated="1018"/>
        </table:table-row>
        <table:table-row table:style-name="ro2">
          <table:table-cell office:value-type="float" office:value="1241697" calcext:value-type="float">
            <text:p>1241697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DC 010.61 <text:s/>mV</text:p>
          </table:table-cell>
          <table:table-cell table:formula="of:=[.A619]/(60*1000)" office:value-type="float" office:value="20.69495" calcext:value-type="float">
            <text:p>20,69495</text:p>
          </table:table-cell>
          <table:table-cell table:formula="of:=0.2813*[.B619]+1.1082" office:value-type="float" office:value="4.092793" calcext:value-type="float">
            <text:p>4,092793</text:p>
          </table:table-cell>
          <table:table-cell table:formula="of:=SQRT(([.B619]*0.052)^2 + 0.037^2)" office:value-type="float" office:value="0.552959273726375" calcext:value-type="float">
            <text:p>0,5529592737</text:p>
          </table:table-cell>
          <table:table-cell table:number-columns-repeated="1018"/>
        </table:table-row>
        <table:table-row table:style-name="ro2">
          <table:table-cell office:value-type="float" office:value="1243694" calcext:value-type="float">
            <text:p>1243694</text:p>
          </table:table-cell>
          <table:table-cell office:value-type="float" office:value="10.64" calcext:value-type="float">
            <text:p>10,64</text:p>
          </table:table-cell>
          <table:table-cell office:value-type="string" calcext:value-type="string">
            <text:p>DC 010.64 <text:s/>mV</text:p>
          </table:table-cell>
          <table:table-cell table:formula="of:=[.A620]/(60*1000)" office:value-type="float" office:value="20.7282333333333" calcext:value-type="float">
            <text:p>20,7282333333</text:p>
          </table:table-cell>
          <table:table-cell table:formula="of:=0.2813*[.B620]+1.1082" office:value-type="float" office:value="4.101232" calcext:value-type="float">
            <text:p>4,101232</text:p>
          </table:table-cell>
          <table:table-cell table:formula="of:=SQRT(([.B620]*0.052)^2 + 0.037^2)" office:value-type="float" office:value="0.554515787331614" calcext:value-type="float">
            <text:p>0,5545157873</text:p>
          </table:table-cell>
          <table:table-cell table:number-columns-repeated="1018"/>
        </table:table-row>
        <table:table-row table:style-name="ro2">
          <table:table-cell office:value-type="float" office:value="1245722" calcext:value-type="float">
            <text:p>1245722</text:p>
          </table:table-cell>
          <table:table-cell office:value-type="float" office:value="10.63" calcext:value-type="float">
            <text:p>10,63</text:p>
          </table:table-cell>
          <table:table-cell office:value-type="string" calcext:value-type="string">
            <text:p>DC 010.63 <text:s/>mV</text:p>
          </table:table-cell>
          <table:table-cell table:formula="of:=[.A621]/(60*1000)" office:value-type="float" office:value="20.7620333333333" calcext:value-type="float">
            <text:p>20,7620333333</text:p>
          </table:table-cell>
          <table:table-cell table:formula="of:=0.2813*[.B621]+1.1082" office:value-type="float" office:value="4.098419" calcext:value-type="float">
            <text:p>4,098419</text:p>
          </table:table-cell>
          <table:table-cell table:formula="of:=SQRT(([.B621]*0.052)^2 + 0.037^2)" office:value-type="float" office:value="0.553996947284008" calcext:value-type="float">
            <text:p>0,5539969473</text:p>
          </table:table-cell>
          <table:table-cell table:number-columns-repeated="1018"/>
        </table:table-row>
        <table:table-row table:style-name="ro2">
          <table:table-cell office:value-type="float" office:value="1247734" calcext:value-type="float">
            <text:p>1247734</text:p>
          </table:table-cell>
          <table:table-cell office:value-type="float" office:value="10.59" calcext:value-type="float">
            <text:p>10,59</text:p>
          </table:table-cell>
          <table:table-cell office:value-type="string" calcext:value-type="string">
            <text:p>DC 010.59 <text:s/>mV</text:p>
          </table:table-cell>
          <table:table-cell table:formula="of:=[.A622]/(60*1000)" office:value-type="float" office:value="20.7955666666667" calcext:value-type="float">
            <text:p>20,7955666667</text:p>
          </table:table-cell>
          <table:table-cell table:formula="of:=0.2813*[.B622]+1.1082" office:value-type="float" office:value="4.087167" calcext:value-type="float">
            <text:p>4,087167</text:p>
          </table:table-cell>
          <table:table-cell table:formula="of:=SQRT(([.B622]*0.052)^2 + 0.037^2)" office:value-type="float" office:value="0.551921608926485" calcext:value-type="float">
            <text:p>0,5519216089</text:p>
          </table:table-cell>
          <table:table-cell table:number-columns-repeated="1018"/>
        </table:table-row>
        <table:table-row table:style-name="ro2">
          <table:table-cell office:value-type="float" office:value="1249731" calcext:value-type="float">
            <text:p>1249731</text:p>
          </table:table-cell>
          <table:table-cell office:value-type="float" office:value="10.61" calcext:value-type="float">
            <text:p>10,61</text:p>
          </table:table-cell>
          <table:table-cell office:value-type="string" calcext:value-type="string">
            <text:p>DC 010.61 <text:s/>mV</text:p>
          </table:table-cell>
          <table:table-cell table:formula="of:=[.A623]/(60*1000)" office:value-type="float" office:value="20.82885" calcext:value-type="float">
            <text:p>20,82885</text:p>
          </table:table-cell>
          <table:table-cell table:formula="of:=0.2813*[.B623]+1.1082" office:value-type="float" office:value="4.092793" calcext:value-type="float">
            <text:p>4,092793</text:p>
          </table:table-cell>
          <table:table-cell table:formula="of:=SQRT(([.B623]*0.052)^2 + 0.037^2)" office:value-type="float" office:value="0.552959273726375" calcext:value-type="float">
            <text:p>0,5529592737</text:p>
          </table:table-cell>
          <table:table-cell table:number-columns-repeated="1018"/>
        </table:table-row>
        <table:table-row table:style-name="ro2">
          <table:table-cell office:value-type="float" office:value="1251759" calcext:value-type="float">
            <text:p>1251759</text:p>
          </table:table-cell>
          <table:table-cell office:value-type="float" office:value="10.58" calcext:value-type="float">
            <text:p>10,58</text:p>
          </table:table-cell>
          <table:table-cell office:value-type="string" calcext:value-type="string">
            <text:p>DC 010.58 <text:s/>mV</text:p>
          </table:table-cell>
          <table:table-cell table:formula="of:=[.A624]/(60*1000)" office:value-type="float" office:value="20.86265" calcext:value-type="float">
            <text:p>20,86265</text:p>
          </table:table-cell>
          <table:table-cell table:formula="of:=0.2813*[.B624]+1.1082" office:value-type="float" office:value="4.084354" calcext:value-type="float">
            <text:p>4,084354</text:p>
          </table:table-cell>
          <table:table-cell table:formula="of:=SQRT(([.B624]*0.052)^2 + 0.037^2)" office:value-type="float" office:value="0.551402779826145" calcext:value-type="float">
            <text:p>0,5514027798</text:p>
          </table:table-cell>
          <table:table-cell table:number-columns-repeated="1018"/>
        </table:table-row>
        <table:table-row table:style-name="ro2">
          <table:table-cell office:value-type="float" office:value="1253772" calcext:value-type="float">
            <text:p>1253772</text:p>
          </table:table-cell>
          <table:table-cell office:value-type="float" office:value="10.53" calcext:value-type="float">
            <text:p>10,53</text:p>
          </table:table-cell>
          <table:table-cell office:value-type="string" calcext:value-type="string">
            <text:p>DC 010.53 <text:s/>mV</text:p>
          </table:table-cell>
          <table:table-cell table:formula="of:=[.A625]/(60*1000)" office:value-type="float" office:value="20.8962" calcext:value-type="float">
            <text:p>20,8962</text:p>
          </table:table-cell>
          <table:table-cell table:formula="of:=0.2813*[.B625]+1.1082" office:value-type="float" office:value="4.070289" calcext:value-type="float">
            <text:p>4,070289</text:p>
          </table:table-cell>
          <table:table-cell table:formula="of:=SQRT(([.B625]*0.052)^2 + 0.037^2)" office:value-type="float" office:value="0.548808667570038" calcext:value-type="float">
            <text:p>0,5488086676</text:p>
          </table:table-cell>
          <table:table-cell table:number-columns-repeated="1018"/>
        </table:table-row>
        <table:table-row table:style-name="ro2">
          <table:table-cell office:value-type="float" office:value="1255784" calcext:value-type="float">
            <text:p>1255784</text:p>
          </table:table-cell>
          <table:table-cell office:value-type="float" office:value="10.58" calcext:value-type="float">
            <text:p>10,58</text:p>
          </table:table-cell>
          <table:table-cell office:value-type="string" calcext:value-type="string">
            <text:p>DC 010.58 <text:s/>mV</text:p>
          </table:table-cell>
          <table:table-cell table:formula="of:=[.A626]/(60*1000)" office:value-type="float" office:value="20.9297333333333" calcext:value-type="float">
            <text:p>20,9297333333</text:p>
          </table:table-cell>
          <table:table-cell table:formula="of:=0.2813*[.B626]+1.1082" office:value-type="float" office:value="4.084354" calcext:value-type="float">
            <text:p>4,084354</text:p>
          </table:table-cell>
          <table:table-cell table:formula="of:=SQRT(([.B626]*0.052)^2 + 0.037^2)" office:value-type="float" office:value="0.551402779826145" calcext:value-type="float">
            <text:p>0,5514027798</text:p>
          </table:table-cell>
          <table:table-cell table:number-columns-repeated="1018"/>
        </table:table-row>
        <table:table-row table:style-name="ro2">
          <table:table-cell office:value-type="float" office:value="1257796" calcext:value-type="float">
            <text:p>1257796</text:p>
          </table:table-cell>
          <table:table-cell office:value-type="float" office:value="10.56" calcext:value-type="float">
            <text:p>10,56</text:p>
          </table:table-cell>
          <table:table-cell office:value-type="string" calcext:value-type="string">
            <text:p>DC 010.56 <text:s/>mV</text:p>
          </table:table-cell>
          <table:table-cell table:formula="of:=[.A627]/(60*1000)" office:value-type="float" office:value="20.9632666666667" calcext:value-type="float">
            <text:p>20,9632666667</text:p>
          </table:table-cell>
          <table:table-cell table:formula="of:=0.2813*[.B627]+1.1082" office:value-type="float" office:value="4.078728" calcext:value-type="float">
            <text:p>4,078728</text:p>
          </table:table-cell>
          <table:table-cell table:formula="of:=SQRT(([.B627]*0.052)^2 + 0.037^2)" office:value-type="float" office:value="0.550365128255779" calcext:value-type="float">
            <text:p>0,5503651283</text:p>
          </table:table-cell>
          <table:table-cell table:number-columns-repeated="1018"/>
        </table:table-row>
        <table:table-row table:style-name="ro2">
          <table:table-cell office:value-type="float" office:value="1259809" calcext:value-type="float">
            <text:p>1259809</text:p>
          </table:table-cell>
          <table:table-cell office:value-type="float" office:value="10.53" calcext:value-type="float">
            <text:p>10,53</text:p>
          </table:table-cell>
          <table:table-cell office:value-type="string" calcext:value-type="string">
            <text:p>DC 010.53 <text:s/>mV</text:p>
          </table:table-cell>
          <table:table-cell table:formula="of:=[.A628]/(60*1000)" office:value-type="float" office:value="20.9968166666667" calcext:value-type="float">
            <text:p>20,9968166667</text:p>
          </table:table-cell>
          <table:table-cell table:formula="of:=0.2813*[.B628]+1.1082" office:value-type="float" office:value="4.070289" calcext:value-type="float">
            <text:p>4,070289</text:p>
          </table:table-cell>
          <table:table-cell table:formula="of:=SQRT(([.B628]*0.052)^2 + 0.037^2)" office:value-type="float" office:value="0.548808667570038" calcext:value-type="float">
            <text:p>0,5488086676</text:p>
          </table:table-cell>
          <table:table-cell table:number-columns-repeated="1018"/>
        </table:table-row>
        <table:table-row table:style-name="ro2">
          <table:table-cell office:value-type="float" office:value="1261821" calcext:value-type="float">
            <text:p>1261821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DC 010.50 <text:s/>mV</text:p>
          </table:table-cell>
          <table:table-cell table:formula="of:=[.A629]/(60*1000)" office:value-type="float" office:value="21.03035" calcext:value-type="float">
            <text:p>21,03035</text:p>
          </table:table-cell>
          <table:table-cell table:formula="of:=0.2813*[.B629]+1.1082" office:value-type="float" office:value="4.06185" calcext:value-type="float">
            <text:p>4,06185</text:p>
          </table:table-cell>
          <table:table-cell table:formula="of:=SQRT(([.B629]*0.052)^2 + 0.037^2)" office:value-type="float" office:value="0.547252227039781" calcext:value-type="float">
            <text:p>0,547252227</text:p>
          </table:table-cell>
          <table:table-cell table:number-columns-repeated="1018"/>
        </table:table-row>
        <table:table-row table:style-name="ro2">
          <table:table-cell office:value-type="float" office:value="1263818" calcext:value-type="float">
            <text:p>1263818</text:p>
          </table:table-cell>
          <table:table-cell office:value-type="float" office:value="10.52" calcext:value-type="float">
            <text:p>10,52</text:p>
          </table:table-cell>
          <table:table-cell office:value-type="string" calcext:value-type="string">
            <text:p>DC 010.52 <text:s/>mV</text:p>
          </table:table-cell>
          <table:table-cell table:formula="of:=[.A630]/(60*1000)" office:value-type="float" office:value="21.0636333333333" calcext:value-type="float">
            <text:p>21,0636333333</text:p>
          </table:table-cell>
          <table:table-cell table:formula="of:=0.2813*[.B630]+1.1082" office:value-type="float" office:value="4.067476" calcext:value-type="float">
            <text:p>4,067476</text:p>
          </table:table-cell>
          <table:table-cell table:formula="of:=SQRT(([.B630]*0.052)^2 + 0.037^2)" office:value-type="float" office:value="0.548289851811977" calcext:value-type="float">
            <text:p>0,5482898518</text:p>
          </table:table-cell>
          <table:table-cell table:number-columns-repeated="1018"/>
        </table:table-row>
        <table:table-row table:style-name="ro2">
          <table:table-cell office:value-type="float" office:value="1265846" calcext:value-type="float">
            <text:p>1265846</text:p>
          </table:table-cell>
          <table:table-cell office:value-type="float" office:value="10.46" calcext:value-type="float">
            <text:p>10,46</text:p>
          </table:table-cell>
          <table:table-cell office:value-type="string" calcext:value-type="string">
            <text:p>DC 010.46 <text:s/>mV</text:p>
          </table:table-cell>
          <table:table-cell table:formula="of:=[.A631]/(60*1000)" office:value-type="float" office:value="21.0974333333333" calcext:value-type="float">
            <text:p>21,0974333333</text:p>
          </table:table-cell>
          <table:table-cell table:formula="of:=0.2813*[.B631]+1.1082" office:value-type="float" office:value="4.050598" calcext:value-type="float">
            <text:p>4,050598</text:p>
          </table:table-cell>
          <table:table-cell table:formula="of:=SQRT(([.B631]*0.052)^2 + 0.037^2)" office:value-type="float" office:value="0.545177004650783" calcext:value-type="float">
            <text:p>0,5451770047</text:p>
          </table:table-cell>
          <table:table-cell table:number-columns-repeated="1018"/>
        </table:table-row>
        <table:table-row table:style-name="ro2">
          <table:table-cell office:value-type="float" office:value="1267858" calcext:value-type="float">
            <text:p>1267858</text:p>
          </table:table-cell>
          <table:table-cell office:value-type="float" office:value="10.51" calcext:value-type="float">
            <text:p>10,51</text:p>
          </table:table-cell>
          <table:table-cell office:value-type="string" calcext:value-type="string">
            <text:p>DC 010.51 <text:s/>mV</text:p>
          </table:table-cell>
          <table:table-cell table:formula="of:=[.A632]/(60*1000)" office:value-type="float" office:value="21.1309666666667" calcext:value-type="float">
            <text:p>21,1309666667</text:p>
          </table:table-cell>
          <table:table-cell table:formula="of:=0.2813*[.B632]+1.1082" office:value-type="float" office:value="4.064663" calcext:value-type="float">
            <text:p>4,064663</text:p>
          </table:table-cell>
          <table:table-cell table:formula="of:=SQRT(([.B632]*0.052)^2 + 0.037^2)" office:value-type="float" office:value="0.547771038299763" calcext:value-type="float">
            <text:p>0,5477710383</text:p>
          </table:table-cell>
          <table:table-cell table:number-columns-repeated="1018"/>
        </table:table-row>
        <table:table-row table:style-name="ro2">
          <table:table-cell office:value-type="float" office:value="1269871" calcext:value-type="float">
            <text:p>1269871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DC 010.45 <text:s/>mV</text:p>
          </table:table-cell>
          <table:table-cell table:formula="of:=[.A633]/(60*1000)" office:value-type="float" office:value="21.1645166666667" calcext:value-type="float">
            <text:p>21,1645166667</text:p>
          </table:table-cell>
          <table:table-cell table:formula="of:=0.2813*[.B633]+1.1082" office:value-type="float" office:value="4.047785" calcext:value-type="float">
            <text:p>4,047785</text:p>
          </table:table-cell>
          <table:table-cell table:formula="of:=SQRT(([.B633]*0.052)^2 + 0.037^2)" office:value-type="float" office:value="0.544658204748629" calcext:value-type="float">
            <text:p>0,5446582047</text:p>
          </table:table-cell>
          <table:table-cell table:number-columns-repeated="1018"/>
        </table:table-row>
        <table:table-row table:style-name="ro2">
          <table:table-cell office:value-type="float" office:value="1271883" calcext:value-type="float">
            <text:p>1271883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DC 010.45 <text:s/>mV</text:p>
          </table:table-cell>
          <table:table-cell table:formula="of:=[.A634]/(60*1000)" office:value-type="float" office:value="21.19805" calcext:value-type="float">
            <text:p>21,19805</text:p>
          </table:table-cell>
          <table:table-cell table:formula="of:=0.2813*[.B634]+1.1082" office:value-type="float" office:value="4.047785" calcext:value-type="float">
            <text:p>4,047785</text:p>
          </table:table-cell>
          <table:table-cell table:formula="of:=SQRT(([.B634]*0.052)^2 + 0.037^2)" office:value-type="float" office:value="0.544658204748629" calcext:value-type="float">
            <text:p>0,5446582047</text:p>
          </table:table-cell>
          <table:table-cell table:number-columns-repeated="1018"/>
        </table:table-row>
        <table:table-row table:style-name="ro2">
          <table:table-cell office:value-type="float" office:value="1273896" calcext:value-type="float">
            <text:p>1273896</text:p>
          </table:table-cell>
          <table:table-cell office:value-type="float" office:value="10.46" calcext:value-type="float">
            <text:p>10,46</text:p>
          </table:table-cell>
          <table:table-cell office:value-type="string" calcext:value-type="string">
            <text:p>DC 010.46 <text:s/>mV</text:p>
          </table:table-cell>
          <table:table-cell table:formula="of:=[.A635]/(60*1000)" office:value-type="float" office:value="21.2316" calcext:value-type="float">
            <text:p>21,2316</text:p>
          </table:table-cell>
          <table:table-cell table:formula="of:=0.2813*[.B635]+1.1082" office:value-type="float" office:value="4.050598" calcext:value-type="float">
            <text:p>4,050598</text:p>
          </table:table-cell>
          <table:table-cell table:formula="of:=SQRT(([.B635]*0.052)^2 + 0.037^2)" office:value-type="float" office:value="0.545177004650783" calcext:value-type="float">
            <text:p>0,5451770047</text:p>
          </table:table-cell>
          <table:table-cell table:number-columns-repeated="1018"/>
        </table:table-row>
        <table:table-row table:style-name="ro2">
          <table:table-cell office:value-type="float" office:value="1275908" calcext:value-type="float">
            <text:p>1275908</text:p>
          </table:table-cell>
          <table:table-cell office:value-type="float" office:value="10.46" calcext:value-type="float">
            <text:p>10,46</text:p>
          </table:table-cell>
          <table:table-cell office:value-type="string" calcext:value-type="string">
            <text:p>DC 010.46 <text:s/>mV</text:p>
          </table:table-cell>
          <table:table-cell table:formula="of:=[.A636]/(60*1000)" office:value-type="float" office:value="21.2651333333333" calcext:value-type="float">
            <text:p>21,2651333333</text:p>
          </table:table-cell>
          <table:table-cell table:formula="of:=0.2813*[.B636]+1.1082" office:value-type="float" office:value="4.050598" calcext:value-type="float">
            <text:p>4,050598</text:p>
          </table:table-cell>
          <table:table-cell table:formula="of:=SQRT(([.B636]*0.052)^2 + 0.037^2)" office:value-type="float" office:value="0.545177004650783" calcext:value-type="float">
            <text:p>0,5451770047</text:p>
          </table:table-cell>
          <table:table-cell table:number-columns-repeated="1018"/>
        </table:table-row>
        <table:table-row table:style-name="ro2">
          <table:table-cell office:value-type="float" office:value="1277920" calcext:value-type="float">
            <text:p>1277920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DC 010.47 <text:s/>mV</text:p>
          </table:table-cell>
          <table:table-cell table:formula="of:=[.A637]/(60*1000)" office:value-type="float" office:value="21.2986666666667" calcext:value-type="float">
            <text:p>21,2986666667</text:p>
          </table:table-cell>
          <table:table-cell table:formula="of:=0.2813*[.B637]+1.1082" office:value-type="float" office:value="4.053411" calcext:value-type="float">
            <text:p>4,053411</text:p>
          </table:table-cell>
          <table:table-cell table:formula="of:=SQRT(([.B637]*0.052)^2 + 0.037^2)" office:value-type="float" office:value="0.545695806837472" calcext:value-type="float">
            <text:p>0,5456958068</text:p>
          </table:table-cell>
          <table:table-cell table:number-columns-repeated="1018"/>
        </table:table-row>
        <table:table-row table:style-name="ro2">
          <table:table-cell office:value-type="float" office:value="1279933" calcext:value-type="float">
            <text:p>1279933</text:p>
          </table:table-cell>
          <table:table-cell office:value-type="float" office:value="10.47" calcext:value-type="float">
            <text:p>10,47</text:p>
          </table:table-cell>
          <table:table-cell office:value-type="string" calcext:value-type="string">
            <text:p>DC 010.47 <text:s/>mV</text:p>
          </table:table-cell>
          <table:table-cell table:formula="of:=[.A638]/(60*1000)" office:value-type="float" office:value="21.3322166666667" calcext:value-type="float">
            <text:p>21,3322166667</text:p>
          </table:table-cell>
          <table:table-cell table:formula="of:=0.2813*[.B638]+1.1082" office:value-type="float" office:value="4.053411" calcext:value-type="float">
            <text:p>4,053411</text:p>
          </table:table-cell>
          <table:table-cell table:formula="of:=SQRT(([.B638]*0.052)^2 + 0.037^2)" office:value-type="float" office:value="0.545695806837472" calcext:value-type="float">
            <text:p>0,5456958068</text:p>
          </table:table-cell>
          <table:table-cell table:number-columns-repeated="1018"/>
        </table:table-row>
        <table:table-row table:style-name="ro2">
          <table:table-cell office:value-type="float" office:value="1281945" calcext:value-type="float">
            <text:p>1281945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DC 010.45 <text:s/>mV</text:p>
          </table:table-cell>
          <table:table-cell table:formula="of:=[.A639]/(60*1000)" office:value-type="float" office:value="21.36575" calcext:value-type="float">
            <text:p>21,36575</text:p>
          </table:table-cell>
          <table:table-cell table:formula="of:=0.2813*[.B639]+1.1082" office:value-type="float" office:value="4.047785" calcext:value-type="float">
            <text:p>4,047785</text:p>
          </table:table-cell>
          <table:table-cell table:formula="of:=SQRT(([.B639]*0.052)^2 + 0.037^2)" office:value-type="float" office:value="0.544658204748629" calcext:value-type="float">
            <text:p>0,5446582047</text:p>
          </table:table-cell>
          <table:table-cell table:number-columns-repeated="1018"/>
        </table:table-row>
        <table:table-row table:style-name="ro2">
          <table:table-cell office:value-type="float" office:value="1283958" calcext:value-type="float">
            <text:p>1283958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DC 010.45 <text:s/>mV</text:p>
          </table:table-cell>
          <table:table-cell table:formula="of:=[.A640]/(60*1000)" office:value-type="float" office:value="21.3993" calcext:value-type="float">
            <text:p>21,3993</text:p>
          </table:table-cell>
          <table:table-cell table:formula="of:=0.2813*[.B640]+1.1082" office:value-type="float" office:value="4.047785" calcext:value-type="float">
            <text:p>4,047785</text:p>
          </table:table-cell>
          <table:table-cell table:formula="of:=SQRT(([.B640]*0.052)^2 + 0.037^2)" office:value-type="float" office:value="0.544658204748629" calcext:value-type="float">
            <text:p>0,5446582047</text:p>
          </table:table-cell>
          <table:table-cell table:number-columns-repeated="1018"/>
        </table:table-row>
        <table:table-row table:style-name="ro2">
          <table:table-cell office:value-type="float" office:value="1285970" calcext:value-type="float">
            <text:p>1285970</text:p>
          </table:table-cell>
          <table:table-cell office:value-type="float" office:value="10.37" calcext:value-type="float">
            <text:p>10,37</text:p>
          </table:table-cell>
          <table:table-cell office:value-type="string" calcext:value-type="string">
            <text:p>DC 010.37 <text:s/>mV</text:p>
          </table:table-cell>
          <table:table-cell table:formula="of:=[.A641]/(60*1000)" office:value-type="float" office:value="21.4328333333333" calcext:value-type="float">
            <text:p>21,4328333333</text:p>
          </table:table-cell>
          <table:table-cell table:formula="of:=0.2813*[.B641]+1.1082" office:value-type="float" office:value="4.025281" calcext:value-type="float">
            <text:p>4,025281</text:p>
          </table:table-cell>
          <table:table-cell table:formula="of:=SQRT(([.B641]*0.052)^2 + 0.037^2)" office:value-type="float" office:value="0.54050788856408" calcext:value-type="float">
            <text:p>0,5405078886</text:p>
          </table:table-cell>
          <table:table-cell table:number-columns-repeated="1018"/>
        </table:table-row>
        <table:table-row table:style-name="ro2">
          <table:table-cell office:value-type="float" office:value="1287982" calcext:value-type="float">
            <text:p>1287982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DC 010.38 <text:s/>mV</text:p>
          </table:table-cell>
          <table:table-cell table:formula="of:=[.A642]/(60*1000)" office:value-type="float" office:value="21.4663666666667" calcext:value-type="float">
            <text:p>21,4663666667</text:p>
          </table:table-cell>
          <table:table-cell table:formula="of:=0.2813*[.B642]+1.1082" office:value-type="float" office:value="4.028094" calcext:value-type="float">
            <text:p>4,028094</text:p>
          </table:table-cell>
          <table:table-cell table:formula="of:=SQRT(([.B642]*0.052)^2 + 0.037^2)" office:value-type="float" office:value="0.541026669952601" calcext:value-type="float">
            <text:p>0,54102667</text:p>
          </table:table-cell>
          <table:table-cell table:number-columns-repeated="1018"/>
        </table:table-row>
        <table:table-row table:style-name="ro2">
          <table:table-cell office:value-type="float" office:value="1289995" calcext:value-type="float">
            <text:p>1289995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DC 010.44 <text:s/>mV</text:p>
          </table:table-cell>
          <table:table-cell table:formula="of:=[.A643]/(60*1000)" office:value-type="float" office:value="21.4999166666667" calcext:value-type="float">
            <text:p>21,4999166667</text:p>
          </table:table-cell>
          <table:table-cell table:formula="of:=0.2813*[.B643]+1.1082" office:value-type="float" office:value="4.044972" calcext:value-type="float">
            <text:p>4,044972</text:p>
          </table:table-cell>
          <table:table-cell table:formula="of:=SQRT(([.B643]*0.052)^2 + 0.037^2)" office:value-type="float" office:value="0.544139407137546" calcext:value-type="float">
            <text:p>0,5441394071</text:p>
          </table:table-cell>
          <table:table-cell table:number-columns-repeated="1018"/>
        </table:table-row>
        <table:table-row table:style-name="ro2">
          <table:table-cell office:value-type="float" office:value="1291992" calcext:value-type="float">
            <text:p>1291992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DC 010.43 <text:s/>mV</text:p>
          </table:table-cell>
          <table:table-cell table:formula="of:=[.A644]/(60*1000)" office:value-type="float" office:value="21.5332" calcext:value-type="float">
            <text:p>21,5332</text:p>
          </table:table-cell>
          <table:table-cell table:formula="of:=0.2813*[.B644]+1.1082" office:value-type="float" office:value="4.042159" calcext:value-type="float">
            <text:p>4,042159</text:p>
          </table:table-cell>
          <table:table-cell table:formula="of:=SQRT(([.B644]*0.052)^2 + 0.037^2)" office:value-type="float" office:value="0.543620611824092" calcext:value-type="float">
            <text:p>0,5436206118</text:p>
          </table:table-cell>
          <table:table-cell table:number-columns-repeated="1018"/>
        </table:table-row>
        <table:table-row table:style-name="ro2">
          <table:table-cell office:value-type="float" office:value="1294020" calcext:value-type="float">
            <text:p>1294020</text:p>
          </table:table-cell>
          <table:table-cell office:value-type="float" office:value="10.45" calcext:value-type="float">
            <text:p>10,45</text:p>
          </table:table-cell>
          <table:table-cell office:value-type="string" calcext:value-type="string">
            <text:p>DC 010.45 <text:s/>mV</text:p>
          </table:table-cell>
          <table:table-cell table:formula="of:=[.A645]/(60*1000)" office:value-type="float" office:value="21.567" calcext:value-type="float">
            <text:p>21,567</text:p>
          </table:table-cell>
          <table:table-cell table:formula="of:=0.2813*[.B645]+1.1082" office:value-type="float" office:value="4.047785" calcext:value-type="float">
            <text:p>4,047785</text:p>
          </table:table-cell>
          <table:table-cell table:formula="of:=SQRT(([.B645]*0.052)^2 + 0.037^2)" office:value-type="float" office:value="0.544658204748629" calcext:value-type="float">
            <text:p>0,5446582047</text:p>
          </table:table-cell>
          <table:table-cell table:number-columns-repeated="1018"/>
        </table:table-row>
        <table:table-row table:style-name="ro2">
          <table:table-cell office:value-type="float" office:value="1296032" calcext:value-type="float">
            <text:p>1296032</text:p>
          </table:table-cell>
          <table:table-cell office:value-type="float" office:value="10.44" calcext:value-type="float">
            <text:p>10,44</text:p>
          </table:table-cell>
          <table:table-cell office:value-type="string" calcext:value-type="string">
            <text:p>DC 010.44 <text:s/>mV</text:p>
          </table:table-cell>
          <table:table-cell table:formula="of:=[.A646]/(60*1000)" office:value-type="float" office:value="21.6005333333333" calcext:value-type="float">
            <text:p>21,6005333333</text:p>
          </table:table-cell>
          <table:table-cell table:formula="of:=0.2813*[.B646]+1.1082" office:value-type="float" office:value="4.044972" calcext:value-type="float">
            <text:p>4,044972</text:p>
          </table:table-cell>
          <table:table-cell table:formula="of:=SQRT(([.B646]*0.052)^2 + 0.037^2)" office:value-type="float" office:value="0.544139407137546" calcext:value-type="float">
            <text:p>0,5441394071</text:p>
          </table:table-cell>
          <table:table-cell table:number-columns-repeated="1018"/>
        </table:table-row>
        <table:table-row table:style-name="ro2">
          <table:table-cell office:value-type="float" office:value="1298044" calcext:value-type="float">
            <text:p>1298044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DC 010.40 <text:s/>mV</text:p>
          </table:table-cell>
          <table:table-cell table:formula="of:=[.A647]/(60*1000)" office:value-type="float" office:value="21.6340666666667" calcext:value-type="float">
            <text:p>21,6340666667</text:p>
          </table:table-cell>
          <table:table-cell table:formula="of:=0.2813*[.B647]+1.1082" office:value-type="float" office:value="4.03372" calcext:value-type="float">
            <text:p>4,03372</text:p>
          </table:table-cell>
          <table:table-cell table:formula="of:=SQRT(([.B647]*0.052)^2 + 0.037^2)" office:value-type="float" office:value="0.542064239735476" calcext:value-type="float">
            <text:p>0,5420642397</text:p>
          </table:table-cell>
          <table:table-cell table:number-columns-repeated="1018"/>
        </table:table-row>
        <table:table-row table:style-name="ro2">
          <table:table-cell office:value-type="float" office:value="1300057" calcext:value-type="float">
            <text:p>1300057</text:p>
          </table:table-cell>
          <table:table-cell office:value-type="float" office:value="10.38" calcext:value-type="float">
            <text:p>10,38</text:p>
          </table:table-cell>
          <table:table-cell office:value-type="string" calcext:value-type="string">
            <text:p>DC 010.38 <text:s/>mV</text:p>
          </table:table-cell>
          <table:table-cell table:formula="of:=[.A648]/(60*1000)" office:value-type="float" office:value="21.6676166666667" calcext:value-type="float">
            <text:p>21,6676166667</text:p>
          </table:table-cell>
          <table:table-cell table:formula="of:=0.2813*[.B648]+1.1082" office:value-type="float" office:value="4.028094" calcext:value-type="float">
            <text:p>4,028094</text:p>
          </table:table-cell>
          <table:table-cell table:formula="of:=SQRT(([.B648]*0.052)^2 + 0.037^2)" office:value-type="float" office:value="0.541026669952601" calcext:value-type="float">
            <text:p>0,54102667</text:p>
          </table:table-cell>
          <table:table-cell table:number-columns-repeated="1018"/>
        </table:table-row>
        <table:table-row table:style-name="ro2">
          <table:table-cell office:value-type="float" office:value="1302069" calcext:value-type="float">
            <text:p>1302069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DC 010.43 <text:s/>mV</text:p>
          </table:table-cell>
          <table:table-cell table:formula="of:=[.A649]/(60*1000)" office:value-type="float" office:value="21.70115" calcext:value-type="float">
            <text:p>21,70115</text:p>
          </table:table-cell>
          <table:table-cell table:formula="of:=0.2813*[.B649]+1.1082" office:value-type="float" office:value="4.042159" calcext:value-type="float">
            <text:p>4,042159</text:p>
          </table:table-cell>
          <table:table-cell table:formula="of:=SQRT(([.B649]*0.052)^2 + 0.037^2)" office:value-type="float" office:value="0.543620611824092" calcext:value-type="float">
            <text:p>0,5436206118</text:p>
          </table:table-cell>
          <table:table-cell table:number-columns-repeated="1018"/>
        </table:table-row>
        <table:table-row table:style-name="ro2">
          <table:table-cell office:value-type="float" office:value="1304082" calcext:value-type="float">
            <text:p>1304082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DC 010.40 <text:s/>mV</text:p>
          </table:table-cell>
          <table:table-cell table:formula="of:=[.A650]/(60*1000)" office:value-type="float" office:value="21.7347" calcext:value-type="float">
            <text:p>21,7347</text:p>
          </table:table-cell>
          <table:table-cell table:formula="of:=0.2813*[.B650]+1.1082" office:value-type="float" office:value="4.03372" calcext:value-type="float">
            <text:p>4,03372</text:p>
          </table:table-cell>
          <table:table-cell table:formula="of:=SQRT(([.B650]*0.052)^2 + 0.037^2)" office:value-type="float" office:value="0.542064239735476" calcext:value-type="float">
            <text:p>0,5420642397</text:p>
          </table:table-cell>
          <table:table-cell table:number-columns-repeated="1018"/>
        </table:table-row>
        <table:table-row table:style-name="ro2">
          <table:table-cell office:value-type="float" office:value="1306078" calcext:value-type="float">
            <text:p>1306078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DC 010.40 <text:s/>mV</text:p>
          </table:table-cell>
          <table:table-cell table:formula="of:=[.A651]/(60*1000)" office:value-type="float" office:value="21.7679666666667" calcext:value-type="float">
            <text:p>21,7679666667</text:p>
          </table:table-cell>
          <table:table-cell table:formula="of:=0.2813*[.B651]+1.1082" office:value-type="float" office:value="4.03372" calcext:value-type="float">
            <text:p>4,03372</text:p>
          </table:table-cell>
          <table:table-cell table:formula="of:=SQRT(([.B651]*0.052)^2 + 0.037^2)" office:value-type="float" office:value="0.542064239735476" calcext:value-type="float">
            <text:p>0,5420642397</text:p>
          </table:table-cell>
          <table:table-cell table:number-columns-repeated="1018"/>
        </table:table-row>
        <table:table-row table:style-name="ro2">
          <table:table-cell office:value-type="float" office:value="1308106" calcext:value-type="float">
            <text:p>1308106</text:p>
          </table:table-cell>
          <table:table-cell office:value-type="float" office:value="10.43" calcext:value-type="float">
            <text:p>10,43</text:p>
          </table:table-cell>
          <table:table-cell office:value-type="string" calcext:value-type="string">
            <text:p>DC 010.43 <text:s/>mV</text:p>
          </table:table-cell>
          <table:table-cell table:formula="of:=[.A652]/(60*1000)" office:value-type="float" office:value="21.8017666666667" calcext:value-type="float">
            <text:p>21,8017666667</text:p>
          </table:table-cell>
          <table:table-cell table:formula="of:=0.2813*[.B652]+1.1082" office:value-type="float" office:value="4.042159" calcext:value-type="float">
            <text:p>4,042159</text:p>
          </table:table-cell>
          <table:table-cell table:formula="of:=SQRT(([.B652]*0.052)^2 + 0.037^2)" office:value-type="float" office:value="0.543620611824092" calcext:value-type="float">
            <text:p>0,5436206118</text:p>
          </table:table-cell>
          <table:table-cell table:number-columns-repeated="1018"/>
        </table:table-row>
        <table:table-row table:style-name="ro2">
          <table:table-cell office:value-type="float" office:value="1310119" calcext:value-type="float">
            <text:p>1310119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DC 010.30 <text:s/>mV</text:p>
          </table:table-cell>
          <table:table-cell table:formula="of:=[.A653]/(60*1000)" office:value-type="float" office:value="21.8353166666667" calcext:value-type="float">
            <text:p>21,8353166667</text:p>
          </table:table-cell>
          <table:table-cell table:formula="of:=0.2813*[.B653]+1.1082" office:value-type="float" office:value="4.00559" calcext:value-type="float">
            <text:p>4,00559</text:p>
          </table:table-cell>
          <table:table-cell table:formula="of:=SQRT(([.B653]*0.052)^2 + 0.037^2)" office:value-type="float" office:value="0.53687648486407" calcext:value-type="float">
            <text:p>0,5368764849</text:p>
          </table:table-cell>
          <table:table-cell table:number-columns-repeated="1018"/>
        </table:table-row>
        <table:table-row table:style-name="ro2">
          <table:table-cell office:value-type="float" office:value="1312131" calcext:value-type="float">
            <text:p>1312131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DC 010.29 <text:s/>mV</text:p>
          </table:table-cell>
          <table:table-cell table:formula="of:=[.A654]/(60*1000)" office:value-type="float" office:value="21.86885" calcext:value-type="float">
            <text:p>21,86885</text:p>
          </table:table-cell>
          <table:table-cell table:formula="of:=0.2813*[.B654]+1.1082" office:value-type="float" office:value="4.002777" calcext:value-type="float">
            <text:p>4,002777</text:p>
          </table:table-cell>
          <table:table-cell table:formula="of:=SQRT(([.B654]*0.052)^2 + 0.037^2)" office:value-type="float" office:value="0.536357722420401" calcext:value-type="float">
            <text:p>0,5363577224</text:p>
          </table:table-cell>
          <table:table-cell table:number-columns-repeated="1018"/>
        </table:table-row>
        <table:table-row table:style-name="ro2">
          <table:table-cell office:value-type="float" office:value="1314144" calcext:value-type="float">
            <text:p>1314144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DC 010.30 <text:s/>mV</text:p>
          </table:table-cell>
          <table:table-cell table:formula="of:=[.A655]/(60*1000)" office:value-type="float" office:value="21.9024" calcext:value-type="float">
            <text:p>21,9024</text:p>
          </table:table-cell>
          <table:table-cell table:formula="of:=0.2813*[.B655]+1.1082" office:value-type="float" office:value="4.00559" calcext:value-type="float">
            <text:p>4,00559</text:p>
          </table:table-cell>
          <table:table-cell table:formula="of:=SQRT(([.B655]*0.052)^2 + 0.037^2)" office:value-type="float" office:value="0.53687648486407" calcext:value-type="float">
            <text:p>0,5368764849</text:p>
          </table:table-cell>
          <table:table-cell table:number-columns-repeated="1018"/>
        </table:table-row>
        <table:table-row table:style-name="ro2">
          <table:table-cell office:value-type="float" office:value="1316156" calcext:value-type="float">
            <text:p>1316156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DC 010.40 <text:s/>mV</text:p>
          </table:table-cell>
          <table:table-cell table:formula="of:=[.A656]/(60*1000)" office:value-type="float" office:value="21.9359333333333" calcext:value-type="float">
            <text:p>21,9359333333</text:p>
          </table:table-cell>
          <table:table-cell table:formula="of:=0.2813*[.B656]+1.1082" office:value-type="float" office:value="4.03372" calcext:value-type="float">
            <text:p>4,03372</text:p>
          </table:table-cell>
          <table:table-cell table:formula="of:=SQRT(([.B656]*0.052)^2 + 0.037^2)" office:value-type="float" office:value="0.542064239735476" calcext:value-type="float">
            <text:p>0,5420642397</text:p>
          </table:table-cell>
          <table:table-cell table:number-columns-repeated="1018"/>
        </table:table-row>
        <table:table-row table:style-name="ro2">
          <table:table-cell office:value-type="float" office:value="1318168" calcext:value-type="float">
            <text:p>1318168</text:p>
          </table:table-cell>
          <table:table-cell office:value-type="float" office:value="10.4" calcext:value-type="float">
            <text:p>10,4</text:p>
          </table:table-cell>
          <table:table-cell office:value-type="string" calcext:value-type="string">
            <text:p>DC 010.40 <text:s/>mV</text:p>
          </table:table-cell>
          <table:table-cell table:formula="of:=[.A657]/(60*1000)" office:value-type="float" office:value="21.9694666666667" calcext:value-type="float">
            <text:p>21,9694666667</text:p>
          </table:table-cell>
          <table:table-cell table:formula="of:=0.2813*[.B657]+1.1082" office:value-type="float" office:value="4.03372" calcext:value-type="float">
            <text:p>4,03372</text:p>
          </table:table-cell>
          <table:table-cell table:formula="of:=SQRT(([.B657]*0.052)^2 + 0.037^2)" office:value-type="float" office:value="0.542064239735476" calcext:value-type="float">
            <text:p>0,5420642397</text:p>
          </table:table-cell>
          <table:table-cell table:number-columns-repeated="1018"/>
        </table:table-row>
        <table:table-row table:style-name="ro2">
          <table:table-cell office:value-type="float" office:value="1320165" calcext:value-type="float">
            <text:p>1320165</text:p>
          </table:table-cell>
          <table:table-cell office:value-type="float" office:value="10.36" calcext:value-type="float">
            <text:p>10,36</text:p>
          </table:table-cell>
          <table:table-cell office:value-type="string" calcext:value-type="string">
            <text:p>DC 010.36 <text:s/>mV</text:p>
          </table:table-cell>
          <table:table-cell table:formula="of:=[.A658]/(60*1000)" office:value-type="float" office:value="22.00275" calcext:value-type="float">
            <text:p>22,00275</text:p>
          </table:table-cell>
          <table:table-cell table:formula="of:=0.2813*[.B658]+1.1082" office:value-type="float" office:value="4.022468" calcext:value-type="float">
            <text:p>4,022468</text:p>
          </table:table-cell>
          <table:table-cell table:formula="of:=SQRT(([.B658]*0.052)^2 + 0.037^2)" office:value-type="float" office:value="0.539989109519812" calcext:value-type="float">
            <text:p>0,5399891095</text:p>
          </table:table-cell>
          <table:table-cell table:number-columns-repeated="1018"/>
        </table:table-row>
        <table:table-row table:style-name="ro2">
          <table:table-cell office:value-type="float" office:value="1322193" calcext:value-type="float">
            <text:p>1322193</text:p>
          </table:table-cell>
          <table:table-cell office:value-type="float" office:value="10.3" calcext:value-type="float">
            <text:p>10,3</text:p>
          </table:table-cell>
          <table:table-cell office:value-type="string" calcext:value-type="string">
            <text:p>DC 010.30 <text:s/>mV</text:p>
          </table:table-cell>
          <table:table-cell table:formula="of:=[.A659]/(60*1000)" office:value-type="float" office:value="22.03655" calcext:value-type="float">
            <text:p>22,03655</text:p>
          </table:table-cell>
          <table:table-cell table:formula="of:=0.2813*[.B659]+1.1082" office:value-type="float" office:value="4.00559" calcext:value-type="float">
            <text:p>4,00559</text:p>
          </table:table-cell>
          <table:table-cell table:formula="of:=SQRT(([.B659]*0.052)^2 + 0.037^2)" office:value-type="float" office:value="0.53687648486407" calcext:value-type="float">
            <text:p>0,5368764849</text:p>
          </table:table-cell>
          <table:table-cell table:number-columns-repeated="1018"/>
        </table:table-row>
        <table:table-row table:style-name="ro2">
          <table:table-cell office:value-type="float" office:value="1324206" calcext:value-type="float">
            <text:p>1324206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DC 010.26 <text:s/>mV</text:p>
          </table:table-cell>
          <table:table-cell table:formula="of:=[.A660]/(60*1000)" office:value-type="float" office:value="22.0701" calcext:value-type="float">
            <text:p>22,0701</text:p>
          </table:table-cell>
          <table:table-cell table:formula="of:=0.2813*[.B660]+1.1082" office:value-type="float" office:value="3.994338" calcext:value-type="float">
            <text:p>3,994338</text:p>
          </table:table-cell>
          <table:table-cell table:formula="of:=SQRT(([.B660]*0.052)^2 + 0.037^2)" office:value-type="float" office:value="0.534801449511873" calcext:value-type="float">
            <text:p>0,5348014495</text:p>
          </table:table-cell>
          <table:table-cell table:number-columns-repeated="1018"/>
        </table:table-row>
        <table:table-row table:style-name="ro2">
          <table:table-cell office:value-type="float" office:value="1326218" calcext:value-type="float">
            <text:p>1326218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DC 010.25 <text:s/>mV</text:p>
          </table:table-cell>
          <table:table-cell table:formula="of:=[.A661]/(60*1000)" office:value-type="float" office:value="22.1036333333333" calcext:value-type="float">
            <text:p>22,1036333333</text:p>
          </table:table-cell>
          <table:table-cell table:formula="of:=0.2813*[.B661]+1.1082" office:value-type="float" office:value="3.991525" calcext:value-type="float">
            <text:p>3,991525</text:p>
          </table:table-cell>
          <table:table-cell table:formula="of:=SQRT(([.B661]*0.052)^2 + 0.037^2)" office:value-type="float" office:value="0.534282696706528" calcext:value-type="float">
            <text:p>0,5342826967</text:p>
          </table:table-cell>
          <table:table-cell table:number-columns-repeated="1018"/>
        </table:table-row>
        <table:table-row table:style-name="ro2">
          <table:table-cell office:value-type="float" office:value="1328230" calcext:value-type="float">
            <text:p>1328230</text:p>
          </table:table-cell>
          <table:table-cell office:value-type="float" office:value="10.27" calcext:value-type="float">
            <text:p>10,27</text:p>
          </table:table-cell>
          <table:table-cell office:value-type="string" calcext:value-type="string">
            <text:p>DC 010.27 <text:s/>mV</text:p>
          </table:table-cell>
          <table:table-cell table:formula="of:=[.A662]/(60*1000)" office:value-type="float" office:value="22.1371666666667" calcext:value-type="float">
            <text:p>22,1371666667</text:p>
          </table:table-cell>
          <table:table-cell table:formula="of:=0.2813*[.B662]+1.1082" office:value-type="float" office:value="3.997151" calcext:value-type="float">
            <text:p>3,997151</text:p>
          </table:table-cell>
          <table:table-cell table:formula="of:=SQRT(([.B662]*0.052)^2 + 0.037^2)" office:value-type="float" office:value="0.535320204737314" calcext:value-type="float">
            <text:p>0,5353202047</text:p>
          </table:table-cell>
          <table:table-cell table:number-columns-repeated="1018"/>
        </table:table-row>
        <table:table-row table:style-name="ro2">
          <table:table-cell office:value-type="float" office:value="1330243" calcext:value-type="float">
            <text:p>1330243</text:p>
          </table:table-cell>
          <table:table-cell office:value-type="float" office:value="10.28" calcext:value-type="float">
            <text:p>10,28</text:p>
          </table:table-cell>
          <table:table-cell office:value-type="string" calcext:value-type="string">
            <text:p>DC 010.28 <text:s/>mV</text:p>
          </table:table-cell>
          <table:table-cell table:formula="of:=[.A663]/(60*1000)" office:value-type="float" office:value="22.1707166666667" calcext:value-type="float">
            <text:p>22,1707166667</text:p>
          </table:table-cell>
          <table:table-cell table:formula="of:=0.2813*[.B663]+1.1082" office:value-type="float" office:value="3.999964" calcext:value-type="float">
            <text:p>3,999964</text:p>
          </table:table-cell>
          <table:table-cell table:formula="of:=SQRT(([.B663]*0.052)^2 + 0.037^2)" office:value-type="float" office:value="0.535838962375824" calcext:value-type="float">
            <text:p>0,5358389624</text:p>
          </table:table-cell>
          <table:table-cell table:number-columns-repeated="1018"/>
        </table:table-row>
        <table:table-row table:style-name="ro2">
          <table:table-cell office:value-type="float" office:value="1332255" calcext:value-type="float">
            <text:p>1332255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DC 010.26 <text:s/>mV</text:p>
          </table:table-cell>
          <table:table-cell table:formula="of:=[.A664]/(60*1000)" office:value-type="float" office:value="22.20425" calcext:value-type="float">
            <text:p>22,20425</text:p>
          </table:table-cell>
          <table:table-cell table:formula="of:=0.2813*[.B664]+1.1082" office:value-type="float" office:value="3.994338" calcext:value-type="float">
            <text:p>3,994338</text:p>
          </table:table-cell>
          <table:table-cell table:formula="of:=SQRT(([.B664]*0.052)^2 + 0.037^2)" office:value-type="float" office:value="0.534801449511873" calcext:value-type="float">
            <text:p>0,5348014495</text:p>
          </table:table-cell>
          <table:table-cell table:number-columns-repeated="1018"/>
        </table:table-row>
        <table:table-row table:style-name="ro2">
          <table:table-cell office:value-type="float" office:value="1334252" calcext:value-type="float">
            <text:p>1334252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DC 010.25 <text:s/>mV</text:p>
          </table:table-cell>
          <table:table-cell table:formula="of:=[.A665]/(60*1000)" office:value-type="float" office:value="22.2375333333333" calcext:value-type="float">
            <text:p>22,2375333333</text:p>
          </table:table-cell>
          <table:table-cell table:formula="of:=0.2813*[.B665]+1.1082" office:value-type="float" office:value="3.991525" calcext:value-type="float">
            <text:p>3,991525</text:p>
          </table:table-cell>
          <table:table-cell table:formula="of:=SQRT(([.B665]*0.052)^2 + 0.037^2)" office:value-type="float" office:value="0.534282696706528" calcext:value-type="float">
            <text:p>0,5342826967</text:p>
          </table:table-cell>
          <table:table-cell table:number-columns-repeated="1018"/>
        </table:table-row>
        <table:table-row table:style-name="ro2">
          <table:table-cell office:value-type="float" office:value="1336280" calcext:value-type="float">
            <text:p>1336280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DC 010.23 <text:s/>mV</text:p>
          </table:table-cell>
          <table:table-cell table:formula="of:=[.A666]/(60*1000)" office:value-type="float" office:value="22.2713333333333" calcext:value-type="float">
            <text:p>22,2713333333</text:p>
          </table:table-cell>
          <table:table-cell table:formula="of:=0.2813*[.B666]+1.1082" office:value-type="float" office:value="3.985899" calcext:value-type="float">
            <text:p>3,985899</text:p>
          </table:table-cell>
          <table:table-cell table:formula="of:=SQRT(([.B666]*0.052)^2 + 0.037^2)" office:value-type="float" office:value="0.533245198384383" calcext:value-type="float">
            <text:p>0,5332451984</text:p>
          </table:table-cell>
          <table:table-cell table:number-columns-repeated="1018"/>
        </table:table-row>
        <table:table-row table:style-name="ro2">
          <table:table-cell office:value-type="float" office:value="1338292" calcext:value-type="float">
            <text:p>1338292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DC 010.23 <text:s/>mV</text:p>
          </table:table-cell>
          <table:table-cell table:formula="of:=[.A667]/(60*1000)" office:value-type="float" office:value="22.3048666666667" calcext:value-type="float">
            <text:p>22,3048666667</text:p>
          </table:table-cell>
          <table:table-cell table:formula="of:=0.2813*[.B667]+1.1082" office:value-type="float" office:value="3.985899" calcext:value-type="float">
            <text:p>3,985899</text:p>
          </table:table-cell>
          <table:table-cell table:formula="of:=SQRT(([.B667]*0.052)^2 + 0.037^2)" office:value-type="float" office:value="0.533245198384383" calcext:value-type="float">
            <text:p>0,5332451984</text:p>
          </table:table-cell>
          <table:table-cell table:number-columns-repeated="1018"/>
        </table:table-row>
        <table:table-row table:style-name="ro2">
          <table:table-cell office:value-type="float" office:value="1340289" calcext:value-type="float">
            <text:p>1340289</text:p>
          </table:table-cell>
          <table:table-cell office:value-type="float" office:value="10.29" calcext:value-type="float">
            <text:p>10,29</text:p>
          </table:table-cell>
          <table:table-cell office:value-type="string" calcext:value-type="string">
            <text:p>DC 010.29 <text:s/>mV</text:p>
          </table:table-cell>
          <table:table-cell table:formula="of:=[.A668]/(60*1000)" office:value-type="float" office:value="22.33815" calcext:value-type="float">
            <text:p>22,33815</text:p>
          </table:table-cell>
          <table:table-cell table:formula="of:=0.2813*[.B668]+1.1082" office:value-type="float" office:value="4.002777" calcext:value-type="float">
            <text:p>4,002777</text:p>
          </table:table-cell>
          <table:table-cell table:formula="of:=SQRT(([.B668]*0.052)^2 + 0.037^2)" office:value-type="float" office:value="0.536357722420401" calcext:value-type="float">
            <text:p>0,5363577224</text:p>
          </table:table-cell>
          <table:table-cell table:number-columns-repeated="1018"/>
        </table:table-row>
        <table:table-row table:style-name="ro2">
          <table:table-cell office:value-type="float" office:value="1342317" calcext:value-type="float">
            <text:p>1342317</text:p>
          </table:table-cell>
          <table:table-cell office:value-type="float" office:value="10.23" calcext:value-type="float">
            <text:p>10,23</text:p>
          </table:table-cell>
          <table:table-cell office:value-type="string" calcext:value-type="string">
            <text:p>DC 010.23 <text:s/>mV</text:p>
          </table:table-cell>
          <table:table-cell table:formula="of:=[.A669]/(60*1000)" office:value-type="float" office:value="22.37195" calcext:value-type="float">
            <text:p>22,37195</text:p>
          </table:table-cell>
          <table:table-cell table:formula="of:=0.2813*[.B669]+1.1082" office:value-type="float" office:value="3.985899" calcext:value-type="float">
            <text:p>3,985899</text:p>
          </table:table-cell>
          <table:table-cell table:formula="of:=SQRT(([.B669]*0.052)^2 + 0.037^2)" office:value-type="float" office:value="0.533245198384383" calcext:value-type="float">
            <text:p>0,5332451984</text:p>
          </table:table-cell>
          <table:table-cell table:number-columns-repeated="1018"/>
        </table:table-row>
        <table:table-row table:style-name="ro2">
          <table:table-cell office:value-type="float" office:value="1344330" calcext:value-type="float">
            <text:p>1344330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DC 010.24 <text:s/>mV</text:p>
          </table:table-cell>
          <table:table-cell table:formula="of:=[.A670]/(60*1000)" office:value-type="float" office:value="22.4055" calcext:value-type="float">
            <text:p>22,4055</text:p>
          </table:table-cell>
          <table:table-cell table:formula="of:=0.2813*[.B670]+1.1082" office:value-type="float" office:value="3.988712" calcext:value-type="float">
            <text:p>3,988712</text:p>
          </table:table-cell>
          <table:table-cell table:formula="of:=SQRT(([.B670]*0.052)^2 + 0.037^2)" office:value-type="float" office:value="0.533763946328337" calcext:value-type="float">
            <text:p>0,5337639463</text:p>
          </table:table-cell>
          <table:table-cell table:number-columns-repeated="1018"/>
        </table:table-row>
        <table:table-row table:style-name="ro2">
          <table:table-cell office:value-type="float" office:value="1346326" calcext:value-type="float">
            <text:p>1346326</text:p>
          </table:table-cell>
          <table:table-cell office:value-type="float" office:value="10.24" calcext:value-type="float">
            <text:p>10,24</text:p>
          </table:table-cell>
          <table:table-cell office:value-type="string" calcext:value-type="string">
            <text:p>DC 010.24 <text:s/>mV</text:p>
          </table:table-cell>
          <table:table-cell table:formula="of:=[.A671]/(60*1000)" office:value-type="float" office:value="22.4387666666667" calcext:value-type="float">
            <text:p>22,4387666667</text:p>
          </table:table-cell>
          <table:table-cell table:formula="of:=0.2813*[.B671]+1.1082" office:value-type="float" office:value="3.988712" calcext:value-type="float">
            <text:p>3,988712</text:p>
          </table:table-cell>
          <table:table-cell table:formula="of:=SQRT(([.B671]*0.052)^2 + 0.037^2)" office:value-type="float" office:value="0.533763946328337" calcext:value-type="float">
            <text:p>0,5337639463</text:p>
          </table:table-cell>
          <table:table-cell table:number-columns-repeated="1018"/>
        </table:table-row>
        <table:table-row table:style-name="ro2">
          <table:table-cell office:value-type="float" office:value="1348354" calcext:value-type="float">
            <text:p>1348354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DC 010.15 <text:s/>mV</text:p>
          </table:table-cell>
          <table:table-cell table:formula="of:=[.A672]/(60*1000)" office:value-type="float" office:value="22.4725666666667" calcext:value-type="float">
            <text:p>22,4725666667</text:p>
          </table:table-cell>
          <table:table-cell table:formula="of:=0.2813*[.B672]+1.1082" office:value-type="float" office:value="3.963395" calcext:value-type="float">
            <text:p>3,963395</text:p>
          </table:table-cell>
          <table:table-cell table:formula="of:=SQRT(([.B672]*0.052)^2 + 0.037^2)" office:value-type="float" office:value="0.529095303324458" calcext:value-type="float">
            <text:p>0,5290953033</text:p>
          </table:table-cell>
          <table:table-cell table:number-columns-repeated="1018"/>
        </table:table-row>
        <table:table-row table:style-name="ro2">
          <table:table-cell office:value-type="float" office:value="1350367" calcext:value-type="float">
            <text:p>1350367</text:p>
          </table:table-cell>
          <table:table-cell office:value-type="float" office:value="10.21" calcext:value-type="float">
            <text:p>10,21</text:p>
          </table:table-cell>
          <table:table-cell office:value-type="string" calcext:value-type="string">
            <text:p>DC 010.21 <text:s/>mV</text:p>
          </table:table-cell>
          <table:table-cell table:formula="of:=[.A673]/(60*1000)" office:value-type="float" office:value="22.5061166666667" calcext:value-type="float">
            <text:p>22,5061166667</text:p>
          </table:table-cell>
          <table:table-cell table:formula="of:=0.2813*[.B673]+1.1082" office:value-type="float" office:value="3.980273" calcext:value-type="float">
            <text:p>3,980273</text:p>
          </table:table-cell>
          <table:table-cell table:formula="of:=SQRT(([.B673]*0.052)^2 + 0.037^2)" office:value-type="float" office:value="0.532207709827657" calcext:value-type="float">
            <text:p>0,5322077098</text:p>
          </table:table-cell>
          <table:table-cell table:number-columns-repeated="1018"/>
        </table:table-row>
        <table:table-row table:style-name="ro2">
          <table:table-cell office:value-type="float" office:value="1352379" calcext:value-type="float">
            <text:p>1352379</text:p>
          </table:table-cell>
          <table:table-cell office:value-type="float" office:value="10.26" calcext:value-type="float">
            <text:p>10,26</text:p>
          </table:table-cell>
          <table:table-cell office:value-type="string" calcext:value-type="string">
            <text:p>DC 010.26 <text:s/>mV</text:p>
          </table:table-cell>
          <table:table-cell table:formula="of:=[.A674]/(60*1000)" office:value-type="float" office:value="22.53965" calcext:value-type="float">
            <text:p>22,53965</text:p>
          </table:table-cell>
          <table:table-cell table:formula="of:=0.2813*[.B674]+1.1082" office:value-type="float" office:value="3.994338" calcext:value-type="float">
            <text:p>3,994338</text:p>
          </table:table-cell>
          <table:table-cell table:formula="of:=SQRT(([.B674]*0.052)^2 + 0.037^2)" office:value-type="float" office:value="0.534801449511873" calcext:value-type="float">
            <text:p>0,5348014495</text:p>
          </table:table-cell>
          <table:table-cell table:number-columns-repeated="1018"/>
        </table:table-row>
        <table:table-row table:style-name="ro2">
          <table:table-cell office:value-type="float" office:value="1354392" calcext:value-type="float">
            <text:p>1354392</text:p>
          </table:table-cell>
          <table:table-cell office:value-type="float" office:value="10.22" calcext:value-type="float">
            <text:p>10,22</text:p>
          </table:table-cell>
          <table:table-cell office:value-type="string" calcext:value-type="string">
            <text:p>DC 010.22 <text:s/>mV</text:p>
          </table:table-cell>
          <table:table-cell table:formula="of:=[.A675]/(60*1000)" office:value-type="float" office:value="22.5732" calcext:value-type="float">
            <text:p>22,5732</text:p>
          </table:table-cell>
          <table:table-cell table:formula="of:=0.2813*[.B675]+1.1082" office:value-type="float" office:value="3.983086" calcext:value-type="float">
            <text:p>3,983086</text:p>
          </table:table-cell>
          <table:table-cell table:formula="of:=SQRT(([.B675]*0.052)^2 + 0.037^2)" office:value-type="float" office:value="0.532726452881777" calcext:value-type="float">
            <text:p>0,5327264529</text:p>
          </table:table-cell>
          <table:table-cell table:number-columns-repeated="1018"/>
        </table:table-row>
        <table:table-row table:style-name="ro2">
          <table:table-cell office:value-type="float" office:value="1356404" calcext:value-type="float">
            <text:p>1356404</text:p>
          </table:table-cell>
          <table:table-cell office:value-type="float" office:value="10.22" calcext:value-type="float">
            <text:p>10,22</text:p>
          </table:table-cell>
          <table:table-cell office:value-type="string" calcext:value-type="string">
            <text:p>DC 010.22 <text:s/>mV</text:p>
          </table:table-cell>
          <table:table-cell table:formula="of:=[.A676]/(60*1000)" office:value-type="float" office:value="22.6067333333333" calcext:value-type="float">
            <text:p>22,6067333333</text:p>
          </table:table-cell>
          <table:table-cell table:formula="of:=0.2813*[.B676]+1.1082" office:value-type="float" office:value="3.983086" calcext:value-type="float">
            <text:p>3,983086</text:p>
          </table:table-cell>
          <table:table-cell table:formula="of:=SQRT(([.B676]*0.052)^2 + 0.037^2)" office:value-type="float" office:value="0.532726452881777" calcext:value-type="float">
            <text:p>0,5327264529</text:p>
          </table:table-cell>
          <table:table-cell table:number-columns-repeated="1018"/>
        </table:table-row>
        <table:table-row table:style-name="ro2">
          <table:table-cell office:value-type="float" office:value="1358416" calcext:value-type="float">
            <text:p>1358416</text:p>
          </table:table-cell>
          <table:table-cell office:value-type="float" office:value="10.22" calcext:value-type="float">
            <text:p>10,22</text:p>
          </table:table-cell>
          <table:table-cell office:value-type="string" calcext:value-type="string">
            <text:p>DC 010.22 <text:s/>mV</text:p>
          </table:table-cell>
          <table:table-cell table:formula="of:=[.A677]/(60*1000)" office:value-type="float" office:value="22.6402666666667" calcext:value-type="float">
            <text:p>22,6402666667</text:p>
          </table:table-cell>
          <table:table-cell table:formula="of:=0.2813*[.B677]+1.1082" office:value-type="float" office:value="3.983086" calcext:value-type="float">
            <text:p>3,983086</text:p>
          </table:table-cell>
          <table:table-cell table:formula="of:=SQRT(([.B677]*0.052)^2 + 0.037^2)" office:value-type="float" office:value="0.532726452881777" calcext:value-type="float">
            <text:p>0,5327264529</text:p>
          </table:table-cell>
          <table:table-cell table:number-columns-repeated="1018"/>
        </table:table-row>
        <table:table-row table:style-name="ro2">
          <table:table-cell office:value-type="float" office:value="1360429" calcext:value-type="float">
            <text:p>1360429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DC 010.16 <text:s/>mV</text:p>
          </table:table-cell>
          <table:table-cell table:formula="of:=[.A678]/(60*1000)" office:value-type="float" office:value="22.6738166666667" calcext:value-type="float">
            <text:p>22,6738166667</text:p>
          </table:table-cell>
          <table:table-cell table:formula="of:=0.2813*[.B678]+1.1082" office:value-type="float" office:value="3.966208" calcext:value-type="float">
            <text:p>3,966208</text:p>
          </table:table-cell>
          <table:table-cell table:formula="of:=SQRT(([.B678]*0.052)^2 + 0.037^2)" office:value-type="float" office:value="0.529614031536174" calcext:value-type="float">
            <text:p>0,5296140315</text:p>
          </table:table-cell>
          <table:table-cell table:number-columns-repeated="1018"/>
        </table:table-row>
        <table:table-row table:style-name="ro2">
          <table:table-cell office:value-type="float" office:value="1362441" calcext:value-type="float">
            <text:p>1362441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DC 010.20 <text:s/>mV</text:p>
          </table:table-cell>
          <table:table-cell table:formula="of:=[.A679]/(60*1000)" office:value-type="float" office:value="22.70735" calcext:value-type="float">
            <text:p>22,70735</text:p>
          </table:table-cell>
          <table:table-cell table:formula="of:=0.2813*[.B679]+1.1082" office:value-type="float" office:value="3.97746" calcext:value-type="float">
            <text:p>3,97746</text:p>
          </table:table-cell>
          <table:table-cell table:formula="of:=SQRT(([.B679]*0.052)^2 + 0.037^2)" office:value-type="float" office:value="0.531688969229191" calcext:value-type="float">
            <text:p>0,5316889692</text:p>
          </table:table-cell>
          <table:table-cell table:number-columns-repeated="1018"/>
        </table:table-row>
        <table:table-row table:style-name="ro2">
          <table:table-cell office:value-type="float" office:value="1364454" calcext:value-type="float">
            <text:p>1364454</text:p>
          </table:table-cell>
          <table:table-cell office:value-type="float" office:value="10.15" calcext:value-type="float">
            <text:p>10,15</text:p>
          </table:table-cell>
          <table:table-cell office:value-type="string" calcext:value-type="string">
            <text:p>DC 010.15 <text:s/>mV</text:p>
          </table:table-cell>
          <table:table-cell table:formula="of:=[.A680]/(60*1000)" office:value-type="float" office:value="22.7409" calcext:value-type="float">
            <text:p>22,7409</text:p>
          </table:table-cell>
          <table:table-cell table:formula="of:=0.2813*[.B680]+1.1082" office:value-type="float" office:value="3.963395" calcext:value-type="float">
            <text:p>3,963395</text:p>
          </table:table-cell>
          <table:table-cell table:formula="of:=SQRT(([.B680]*0.052)^2 + 0.037^2)" office:value-type="float" office:value="0.529095303324458" calcext:value-type="float">
            <text:p>0,5290953033</text:p>
          </table:table-cell>
          <table:table-cell table:number-columns-repeated="1018"/>
        </table:table-row>
        <table:table-row table:style-name="ro2">
          <table:table-cell office:value-type="float" office:value="1366466" calcext:value-type="float">
            <text:p>1366466</text:p>
          </table:table-cell>
          <table:table-cell office:value-type="float" office:value="10.2" calcext:value-type="float">
            <text:p>10,2</text:p>
          </table:table-cell>
          <table:table-cell office:value-type="string" calcext:value-type="string">
            <text:p>DC 010.20 <text:s/>mV</text:p>
          </table:table-cell>
          <table:table-cell table:formula="of:=[.A681]/(60*1000)" office:value-type="float" office:value="22.7744333333333" calcext:value-type="float">
            <text:p>22,7744333333</text:p>
          </table:table-cell>
          <table:table-cell table:formula="of:=0.2813*[.B681]+1.1082" office:value-type="float" office:value="3.97746" calcext:value-type="float">
            <text:p>3,97746</text:p>
          </table:table-cell>
          <table:table-cell table:formula="of:=SQRT(([.B681]*0.052)^2 + 0.037^2)" office:value-type="float" office:value="0.531688969229191" calcext:value-type="float">
            <text:p>0,5316889692</text:p>
          </table:table-cell>
          <table:table-cell table:number-columns-repeated="1018"/>
        </table:table-row>
        <table:table-row table:style-name="ro2">
          <table:table-cell office:value-type="float" office:value="1368463" calcext:value-type="float">
            <text:p>1368463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DC 010.17 <text:s/>mV</text:p>
          </table:table-cell>
          <table:table-cell table:formula="of:=[.A682]/(60*1000)" office:value-type="float" office:value="22.8077166666667" calcext:value-type="float">
            <text:p>22,8077166667</text:p>
          </table:table-cell>
          <table:table-cell table:formula="of:=0.2813*[.B682]+1.1082" office:value-type="float" office:value="3.969021" calcext:value-type="float">
            <text:p>3,969021</text:p>
          </table:table-cell>
          <table:table-cell table:formula="of:=SQRT(([.B682]*0.052)^2 + 0.037^2)" office:value-type="float" office:value="0.5301327622398" calcext:value-type="float">
            <text:p>0,5301327622</text:p>
          </table:table-cell>
          <table:table-cell table:number-columns-repeated="1018"/>
        </table:table-row>
        <table:table-row table:style-name="ro2">
          <table:table-cell office:value-type="float" office:value="1370491" calcext:value-type="float">
            <text:p>1370491</text:p>
          </table:table-cell>
          <table:table-cell office:value-type="float" office:value="10.18" calcext:value-type="float">
            <text:p>10,18</text:p>
          </table:table-cell>
          <table:table-cell office:value-type="string" calcext:value-type="string">
            <text:p>DC 010.18 <text:s/>mV</text:p>
          </table:table-cell>
          <table:table-cell table:formula="of:=[.A683]/(60*1000)" office:value-type="float" office:value="22.8415166666667" calcext:value-type="float">
            <text:p>22,8415166667</text:p>
          </table:table-cell>
          <table:table-cell table:formula="of:=0.2813*[.B683]+1.1082" office:value-type="float" office:value="3.971834" calcext:value-type="float">
            <text:p>3,971834</text:p>
          </table:table-cell>
          <table:table-cell table:formula="of:=SQRT(([.B683]*0.052)^2 + 0.037^2)" office:value-type="float" office:value="0.530651495428026" calcext:value-type="float">
            <text:p>0,5306514954</text:p>
          </table:table-cell>
          <table:table-cell table:number-columns-repeated="1018"/>
        </table:table-row>
        <table:table-row table:style-name="ro2">
          <table:table-cell office:value-type="float" office:value="1372503" calcext:value-type="float">
            <text:p>1372503</text:p>
          </table:table-cell>
          <table:table-cell office:value-type="float" office:value="10.17" calcext:value-type="float">
            <text:p>10,17</text:p>
          </table:table-cell>
          <table:table-cell office:value-type="string" calcext:value-type="string">
            <text:p>DC 010.17 <text:s/>mV</text:p>
          </table:table-cell>
          <table:table-cell table:formula="of:=[.A684]/(60*1000)" office:value-type="float" office:value="22.87505" calcext:value-type="float">
            <text:p>22,87505</text:p>
          </table:table-cell>
          <table:table-cell table:formula="of:=0.2813*[.B684]+1.1082" office:value-type="float" office:value="3.969021" calcext:value-type="float">
            <text:p>3,969021</text:p>
          </table:table-cell>
          <table:table-cell table:formula="of:=SQRT(([.B684]*0.052)^2 + 0.037^2)" office:value-type="float" office:value="0.5301327622398" calcext:value-type="float">
            <text:p>0,5301327622</text:p>
          </table:table-cell>
          <table:table-cell table:number-columns-repeated="1018"/>
        </table:table-row>
        <table:table-row table:style-name="ro2">
          <table:table-cell office:value-type="float" office:value="1374516" calcext:value-type="float">
            <text:p>1374516</text:p>
          </table:table-cell>
          <table:table-cell office:value-type="float" office:value="10.16" calcext:value-type="float">
            <text:p>10,16</text:p>
          </table:table-cell>
          <table:table-cell office:value-type="string" calcext:value-type="string">
            <text:p>DC 010.16 <text:s/>mV</text:p>
          </table:table-cell>
          <table:table-cell table:formula="of:=[.A685]/(60*1000)" office:value-type="float" office:value="22.9086" calcext:value-type="float">
            <text:p>22,9086</text:p>
          </table:table-cell>
          <table:table-cell table:formula="of:=0.2813*[.B685]+1.1082" office:value-type="float" office:value="3.966208" calcext:value-type="float">
            <text:p>3,966208</text:p>
          </table:table-cell>
          <table:table-cell table:formula="of:=SQRT(([.B685]*0.052)^2 + 0.037^2)" office:value-type="float" office:value="0.529614031536174" calcext:value-type="float">
            <text:p>0,5296140315</text:p>
          </table:table-cell>
          <table:table-cell table:number-columns-repeated="1018"/>
        </table:table-row>
        <table:table-row table:style-name="ro2">
          <table:table-cell office:value-type="float" office:value="1376528" calcext:value-type="float">
            <text:p>1376528</text:p>
          </table:table-cell>
          <table:table-cell office:value-type="float" office:value="10.14" calcext:value-type="float">
            <text:p>10,14</text:p>
          </table:table-cell>
          <table:table-cell office:value-type="string" calcext:value-type="string">
            <text:p>DC 010.14 <text:s/>mV</text:p>
          </table:table-cell>
          <table:table-cell table:formula="of:=[.A686]/(60*1000)" office:value-type="float" office:value="22.9421333333333" calcext:value-type="float">
            <text:p>22,9421333333</text:p>
          </table:table-cell>
          <table:table-cell table:formula="of:=0.2813*[.B686]+1.1082" office:value-type="float" office:value="3.960582" calcext:value-type="float">
            <text:p>3,960582</text:p>
          </table:table-cell>
          <table:table-cell table:formula="of:=SQRT(([.B686]*0.052)^2 + 0.037^2)" office:value-type="float" office:value="0.528576577611986" calcext:value-type="float">
            <text:p>0,5285765776</text:p>
          </table:table-cell>
          <table:table-cell table:number-columns-repeated="1018"/>
        </table:table-row>
        <table:table-row table:style-name="ro2">
          <table:table-cell office:value-type="float" office:value="1378540" calcext:value-type="float">
            <text:p>1378540</text:p>
          </table:table-cell>
          <table:table-cell office:value-type="float" office:value="10.09" calcext:value-type="float">
            <text:p>10,09</text:p>
          </table:table-cell>
          <table:table-cell office:value-type="string" calcext:value-type="string">
            <text:p>DC 010.09 <text:s/>mV</text:p>
          </table:table-cell>
          <table:table-cell table:formula="of:=[.A687]/(60*1000)" office:value-type="float" office:value="22.9756666666667" calcext:value-type="float">
            <text:p>22,9756666667</text:p>
          </table:table-cell>
          <table:table-cell table:formula="of:=0.2813*[.B687]+1.1082" office:value-type="float" office:value="3.946517" calcext:value-type="float">
            <text:p>3,946517</text:p>
          </table:table-cell>
          <table:table-cell table:formula="of:=SQRT(([.B687]*0.052)^2 + 0.037^2)" office:value-type="float" office:value="0.525982986797102" calcext:value-type="float">
            <text:p>0,5259829868</text:p>
          </table:table-cell>
          <table:table-cell table:number-columns-repeated="1018"/>
        </table:table-row>
        <table:table-row table:style-name="ro2">
          <table:table-cell office:value-type="float" office:value="1380553" calcext:value-type="float">
            <text:p>1380553</text:p>
          </table:table-cell>
          <table:table-cell office:value-type="float" office:value="10.07" calcext:value-type="float">
            <text:p>10,07</text:p>
          </table:table-cell>
          <table:table-cell office:value-type="string" calcext:value-type="string">
            <text:p>DC 010.07 <text:s/>mV</text:p>
          </table:table-cell>
          <table:table-cell table:formula="of:=[.A688]/(60*1000)" office:value-type="float" office:value="23.0092166666667" calcext:value-type="float">
            <text:p>23,0092166667</text:p>
          </table:table-cell>
          <table:table-cell table:formula="of:=0.2813*[.B688]+1.1082" office:value-type="float" office:value="3.940891" calcext:value-type="float">
            <text:p>3,940891</text:p>
          </table:table-cell>
          <table:table-cell table:formula="of:=SQRT(([.B688]*0.052)^2 + 0.037^2)" office:value-type="float" office:value="0.524945568225888" calcext:value-type="float">
            <text:p>0,5249455682</text:p>
          </table:table-cell>
          <table:table-cell table:number-columns-repeated="1018"/>
        </table:table-row>
        <table:table-row table:style-name="ro2">
          <table:table-cell office:value-type="float" office:value="1382565" calcext:value-type="float">
            <text:p>1382565</text:p>
          </table:table-cell>
          <table:table-cell office:value-type="float" office:value="10.08" calcext:value-type="float">
            <text:p>10,08</text:p>
          </table:table-cell>
          <table:table-cell office:value-type="string" calcext:value-type="string">
            <text:p>DC 010.08 <text:s/>mV</text:p>
          </table:table-cell>
          <table:table-cell table:formula="of:=[.A689]/(60*1000)" office:value-type="float" office:value="23.04275" calcext:value-type="float">
            <text:p>23,04275</text:p>
          </table:table-cell>
          <table:table-cell table:formula="of:=0.2813*[.B689]+1.1082" office:value-type="float" office:value="3.943704" calcext:value-type="float">
            <text:p>3,943704</text:p>
          </table:table-cell>
          <table:table-cell table:formula="of:=SQRT(([.B689]*0.052)^2 + 0.037^2)" office:value-type="float" office:value="0.525464276235788" calcext:value-type="float">
            <text:p>0,5254642762</text:p>
          </table:table-cell>
          <table:table-cell table:number-columns-repeated="1018"/>
        </table:table-row>
        <table:table-row table:style-name="ro2">
          <table:table-cell office:value-type="float" office:value="1384578" calcext:value-type="float">
            <text:p>1384578</text:p>
          </table:table-cell>
          <table:table-cell office:value-type="float" office:value="10.08" calcext:value-type="float">
            <text:p>10,08</text:p>
          </table:table-cell>
          <table:table-cell office:value-type="string" calcext:value-type="string">
            <text:p>DC 010.08 <text:s/>mV</text:p>
          </table:table-cell>
          <table:table-cell table:formula="of:=[.A690]/(60*1000)" office:value-type="float" office:value="23.0763" calcext:value-type="float">
            <text:p>23,0763</text:p>
          </table:table-cell>
          <table:table-cell table:formula="of:=0.2813*[.B690]+1.1082" office:value-type="float" office:value="3.943704" calcext:value-type="float">
            <text:p>3,943704</text:p>
          </table:table-cell>
          <table:table-cell table:formula="of:=SQRT(([.B690]*0.052)^2 + 0.037^2)" office:value-type="float" office:value="0.525464276235788" calcext:value-type="float">
            <text:p>0,5254642762</text:p>
          </table:table-cell>
          <table:table-cell table:number-columns-repeated="1018"/>
        </table:table-row>
        <table:table-row table:style-name="ro2">
          <table:table-cell office:value-type="float" office:value="1386590" calcext:value-type="float">
            <text:p>1386590</text:p>
          </table:table-cell>
          <table:table-cell office:value-type="float" office:value="9.75" calcext:value-type="float">
            <text:p>9,75</text:p>
          </table:table-cell>
          <table:table-cell office:value-type="string" calcext:value-type="string">
            <text:p>DC 009.75 <text:s/>mV</text:p>
          </table:table-cell>
          <table:table-cell table:formula="of:=[.A691]/(60*1000)" office:value-type="float" office:value="23.1098333333333" calcext:value-type="float">
            <text:p>23,1098333333</text:p>
          </table:table-cell>
          <table:table-cell table:formula="of:=0.2813*[.B691]+1.1082" office:value-type="float" office:value="3.850875" calcext:value-type="float">
            <text:p>3,850875</text:p>
          </table:table-cell>
          <table:table-cell table:formula="of:=SQRT(([.B691]*0.052)^2 + 0.037^2)" office:value-type="float" office:value="0.50834830579043" calcext:value-type="float">
            <text:p>0,5083483058</text:p>
          </table:table-cell>
          <table:table-cell table:number-columns-repeated="1018"/>
        </table:table-row>
        <table:table-row table:style-name="ro2">
          <table:table-cell office:value-type="float" office:value="1388587" calcext:value-type="float">
            <text:p>1388587</text:p>
          </table:table-cell>
          <table:table-cell office:value-type="float" office:value="7.93" calcext:value-type="float">
            <text:p>7,93</text:p>
          </table:table-cell>
          <table:table-cell office:value-type="string" calcext:value-type="string">
            <text:p>DC 007.93 <text:s/>mV</text:p>
          </table:table-cell>
          <table:table-cell table:formula="of:=[.A692]/(60*1000)" office:value-type="float" office:value="23.1431166666667" calcext:value-type="float">
            <text:p>23,1431166667</text:p>
          </table:table-cell>
          <table:table-cell table:formula="of:=0.2813*[.B692]+1.1082" office:value-type="float" office:value="3.338909" calcext:value-type="float">
            <text:p>3,338909</text:p>
          </table:table-cell>
          <table:table-cell table:formula="of:=SQRT(([.B692]*0.052)^2 + 0.037^2)" office:value-type="float" office:value="0.4140166296177" calcext:value-type="float">
            <text:p>0,4140166296</text:p>
          </table:table-cell>
          <table:table-cell table:number-columns-repeated="1018"/>
        </table:table-row>
        <table:table-row table:style-name="ro2">
          <table:table-cell office:value-type="float" office:value="1390615" calcext:value-type="float">
            <text:p>1390615</text:p>
          </table:table-cell>
          <table:table-cell office:value-type="float" office:value="5.84" calcext:value-type="float">
            <text:p>5,84</text:p>
          </table:table-cell>
          <table:table-cell office:value-type="string" calcext:value-type="string">
            <text:p>DC 005.84 <text:s/>mV</text:p>
          </table:table-cell>
          <table:table-cell table:formula="of:=[.A693]/(60*1000)" office:value-type="float" office:value="23.1769166666667" calcext:value-type="float">
            <text:p>23,1769166667</text:p>
          </table:table-cell>
          <table:table-cell table:formula="of:=0.2813*[.B693]+1.1082" office:value-type="float" office:value="2.750992" calcext:value-type="float">
            <text:p>2,750992</text:p>
          </table:table-cell>
          <table:table-cell table:formula="of:=SQRT(([.B693]*0.052)^2 + 0.037^2)" office:value-type="float" office:value="0.305925713858773" calcext:value-type="float">
            <text:p>0,3059257139</text:p>
          </table:table-cell>
          <table:table-cell table:number-columns-repeated="1018"/>
        </table:table-row>
        <table:table-row table:style-name="ro2">
          <table:table-cell office:value-type="float" office:value="1392627" calcext:value-type="float">
            <text:p>1392627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DC 005.03 <text:s/>mV</text:p>
          </table:table-cell>
          <table:table-cell table:formula="of:=[.A694]/(60*1000)" office:value-type="float" office:value="23.21045" calcext:value-type="float">
            <text:p>23,21045</text:p>
          </table:table-cell>
          <table:table-cell table:formula="of:=0.2813*[.B694]+1.1082" office:value-type="float" office:value="2.523139" calcext:value-type="float">
            <text:p>2,523139</text:p>
          </table:table-cell>
          <table:table-cell table:formula="of:=SQRT(([.B694]*0.052)^2 + 0.037^2)" office:value-type="float" office:value="0.264164027831194" calcext:value-type="float">
            <text:p>0,2641640278</text:p>
          </table:table-cell>
          <table:table-cell table:number-columns-repeated="1018"/>
        </table:table-row>
        <table:table-row table:style-name="ro2">
          <table:table-cell office:value-type="float" office:value="1394640" calcext:value-type="float">
            <text:p>1394640</text:p>
          </table:table-cell>
          <table:table-cell office:value-type="float" office:value="4.59" calcext:value-type="float">
            <text:p>4,59</text:p>
          </table:table-cell>
          <table:table-cell office:value-type="string" calcext:value-type="string">
            <text:p>DC 004.59 <text:s/>mV</text:p>
          </table:table-cell>
          <table:table-cell table:formula="of:=[.A695]/(60*1000)" office:value-type="float" office:value="23.244" calcext:value-type="float">
            <text:p>23,244</text:p>
          </table:table-cell>
          <table:table-cell table:formula="of:=0.2813*[.B695]+1.1082" office:value-type="float" office:value="2.399367" calcext:value-type="float">
            <text:p>2,399367</text:p>
          </table:table-cell>
          <table:table-cell table:formula="of:=SQRT(([.B695]*0.052)^2 + 0.037^2)" office:value-type="float" office:value="0.24153083115826" calcext:value-type="float">
            <text:p>0,2415308312</text:p>
          </table:table-cell>
          <table:table-cell table:number-columns-repeated="1018"/>
        </table:table-row>
        <table:table-row table:style-name="ro2">
          <table:table-cell office:value-type="float" office:value="1396636" calcext:value-type="float">
            <text:p>1396636</text:p>
          </table:table-cell>
          <table:table-cell office:value-type="float" office:value="4.22" calcext:value-type="float">
            <text:p>4,22</text:p>
          </table:table-cell>
          <table:table-cell office:value-type="string" calcext:value-type="string">
            <text:p>DC 004.22 <text:s/>mV</text:p>
          </table:table-cell>
          <table:table-cell table:formula="of:=[.A696]/(60*1000)" office:value-type="float" office:value="23.2772666666667" calcext:value-type="float">
            <text:p>23,2772666667</text:p>
          </table:table-cell>
          <table:table-cell table:formula="of:=0.2813*[.B696]+1.1082" office:value-type="float" office:value="2.295286" calcext:value-type="float">
            <text:p>2,295286</text:p>
          </table:table-cell>
          <table:table-cell table:formula="of:=SQRT(([.B696]*0.052)^2 + 0.037^2)" office:value-type="float" office:value="0.222537443141598" calcext:value-type="float">
            <text:p>0,2225374431</text:p>
          </table:table-cell>
          <table:table-cell table:number-columns-repeated="1018"/>
        </table:table-row>
        <table:table-row table:style-name="ro2">
          <table:table-cell office:value-type="float" office:value="1398664" calcext:value-type="float">
            <text:p>1398664</text:p>
          </table:table-cell>
          <table:table-cell office:value-type="float" office:value="4.09" calcext:value-type="float">
            <text:p>4,09</text:p>
          </table:table-cell>
          <table:table-cell office:value-type="string" calcext:value-type="string">
            <text:p>DC 004.09 <text:s/>mV</text:p>
          </table:table-cell>
          <table:table-cell table:formula="of:=[.A697]/(60*1000)" office:value-type="float" office:value="23.3110666666667" calcext:value-type="float">
            <text:p>23,3110666667</text:p>
          </table:table-cell>
          <table:table-cell table:formula="of:=0.2813*[.B697]+1.1082" office:value-type="float" office:value="2.258717" calcext:value-type="float">
            <text:p>2,258717</text:p>
          </table:table-cell>
          <table:table-cell table:formula="of:=SQRT(([.B697]*0.052)^2 + 0.037^2)" office:value-type="float" office:value="0.215874459814032" calcext:value-type="float">
            <text:p>0,2158744598</text:p>
          </table:table-cell>
          <table:table-cell table:number-columns-repeated="1018"/>
        </table:table-row>
        <table:table-row table:style-name="ro2">
          <table:table-cell office:value-type="float" office:value="1400677" calcext:value-type="float">
            <text:p>1400677</text:p>
          </table:table-cell>
          <table:table-cell office:value-type="float" office:value="3.91" calcext:value-type="float">
            <text:p>3,91</text:p>
          </table:table-cell>
          <table:table-cell office:value-type="string" calcext:value-type="string">
            <text:p>DC 003.91 <text:s/>mV</text:p>
          </table:table-cell>
          <table:table-cell table:formula="of:=[.A698]/(60*1000)" office:value-type="float" office:value="23.3446166666667" calcext:value-type="float">
            <text:p>23,3446166667</text:p>
          </table:table-cell>
          <table:table-cell table:formula="of:=0.2813*[.B698]+1.1082" office:value-type="float" office:value="2.208083" calcext:value-type="float">
            <text:p>2,208083</text:p>
          </table:table-cell>
          <table:table-cell table:formula="of:=SQRT(([.B698]*0.052)^2 + 0.037^2)" office:value-type="float" office:value="0.20665919384339" calcext:value-type="float">
            <text:p>0,2066591938</text:p>
          </table:table-cell>
          <table:table-cell table:number-columns-repeated="1018"/>
        </table:table-row>
        <table:table-row table:style-name="ro2">
          <table:table-cell office:value-type="float" office:value="1402674" calcext:value-type="float">
            <text:p>1402674</text:p>
          </table:table-cell>
          <table:table-cell office:value-type="float" office:value="3.09" calcext:value-type="float">
            <text:p>3,09</text:p>
          </table:table-cell>
          <table:table-cell office:value-type="string" calcext:value-type="string">
            <text:p>DC 003.09 <text:s/>mV</text:p>
          </table:table-cell>
          <table:table-cell table:formula="of:=[.A699]/(60*1000)" office:value-type="float" office:value="23.3779" calcext:value-type="float">
            <text:p>23,3779</text:p>
          </table:table-cell>
          <table:table-cell table:formula="of:=0.2813*[.B699]+1.1082" office:value-type="float" office:value="1.977417" calcext:value-type="float">
            <text:p>1,977417</text:p>
          </table:table-cell>
          <table:table-cell table:formula="of:=SQRT(([.B699]*0.052)^2 + 0.037^2)" office:value-type="float" office:value="0.164884997498256" calcext:value-type="float">
            <text:p>0,1648849975</text:p>
          </table:table-cell>
          <table:table-cell table:number-columns-repeated="1018"/>
        </table:table-row>
        <table:table-row table:style-name="ro2">
          <table:table-cell office:value-type="float" office:value="1404702" calcext:value-type="float">
            <text:p>1404702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DC 002.92 <text:s/>mV</text:p>
          </table:table-cell>
          <table:table-cell table:formula="of:=[.A700]/(60*1000)" office:value-type="float" office:value="23.4117" calcext:value-type="float">
            <text:p>23,4117</text:p>
          </table:table-cell>
          <table:table-cell table:formula="of:=0.2813*[.B700]+1.1082" office:value-type="float" office:value="1.929596" calcext:value-type="float">
            <text:p>1,929596</text:p>
          </table:table-cell>
          <table:table-cell table:formula="of:=SQRT(([.B700]*0.052)^2 + 0.037^2)" office:value-type="float" office:value="0.15628303042877" calcext:value-type="float">
            <text:p>0,1562830304</text:p>
          </table:table-cell>
          <table:table-cell table:number-columns-repeated="1018"/>
        </table:table-row>
        <table:table-row table:style-name="ro2">
          <table:table-cell office:value-type="float" office:value="1406714" calcext:value-type="float">
            <text:p>1406714</text:p>
          </table:table-cell>
          <table:table-cell office:value-type="float" office:value="2.52" calcext:value-type="float">
            <text:p>2,52</text:p>
          </table:table-cell>
          <table:table-cell office:value-type="string" calcext:value-type="string">
            <text:p>DC 002.52 <text:s/>mV</text:p>
          </table:table-cell>
          <table:table-cell table:formula="of:=[.A701]/(60*1000)" office:value-type="float" office:value="23.4452333333333" calcext:value-type="float">
            <text:p>23,4452333333</text:p>
          </table:table-cell>
          <table:table-cell table:formula="of:=0.2813*[.B701]+1.1082" office:value-type="float" office:value="1.817076" calcext:value-type="float">
            <text:p>1,817076</text:p>
          </table:table-cell>
          <table:table-cell table:formula="of:=SQRT(([.B701]*0.052)^2 + 0.037^2)" office:value-type="float" office:value="0.136163437089404" calcext:value-type="float">
            <text:p>0,1361634371</text:p>
          </table:table-cell>
          <table:table-cell table:number-columns-repeated="1018"/>
        </table:table-row>
        <table:table-row table:style-name="ro2">
          <table:table-cell office:value-type="float" office:value="1408726" calcext:value-type="float">
            <text:p>1408726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DC 002.40 <text:s/>mV</text:p>
          </table:table-cell>
          <table:table-cell table:formula="of:=[.A702]/(60*1000)" office:value-type="float" office:value="23.4787666666667" calcext:value-type="float">
            <text:p>23,4787666667</text:p>
          </table:table-cell>
          <table:table-cell table:formula="of:=0.2813*[.B702]+1.1082" office:value-type="float" office:value="1.78332" calcext:value-type="float">
            <text:p>1,78332</text:p>
          </table:table-cell>
          <table:table-cell table:formula="of:=SQRT(([.B702]*0.052)^2 + 0.037^2)" office:value-type="float" office:value="0.130169274408364" calcext:value-type="float">
            <text:p>0,1301692744</text:p>
          </table:table-cell>
          <table:table-cell table:number-columns-repeated="1018"/>
        </table:table-row>
        <table:table-row table:style-name="ro2">
          <table:table-cell office:value-type="float" office:value="1410739" calcext:value-type="float">
            <text:p>1410739</text:p>
          </table:table-cell>
          <table:table-cell office:value-type="float" office:value="2.31" calcext:value-type="float">
            <text:p>2,31</text:p>
          </table:table-cell>
          <table:table-cell office:value-type="string" calcext:value-type="string">
            <text:p>DC 002.31 <text:s/>mV</text:p>
          </table:table-cell>
          <table:table-cell table:formula="of:=[.A703]/(60*1000)" office:value-type="float" office:value="23.5123166666667" calcext:value-type="float">
            <text:p>23,5123166667</text:p>
          </table:table-cell>
          <table:table-cell table:formula="of:=0.2813*[.B703]+1.1082" office:value-type="float" office:value="1.758003" calcext:value-type="float">
            <text:p>1,758003</text:p>
          </table:table-cell>
          <table:table-cell table:formula="of:=SQRT(([.B703]*0.052)^2 + 0.037^2)" office:value-type="float" office:value="0.12568935674909" calcext:value-type="float">
            <text:p>0,1256893567</text:p>
          </table:table-cell>
          <table:table-cell table:number-columns-repeated="1018"/>
        </table:table-row>
        <table:table-row table:style-name="ro2">
          <table:table-cell office:value-type="float" office:value="1412751" calcext:value-type="float">
            <text:p>1412751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DC 002.03 <text:s/>mV</text:p>
          </table:table-cell>
          <table:table-cell table:formula="of:=[.A704]/(60*1000)" office:value-type="float" office:value="23.54585" calcext:value-type="float">
            <text:p>23,54585</text:p>
          </table:table-cell>
          <table:table-cell table:formula="of:=0.2813*[.B704]+1.1082" office:value-type="float" office:value="1.679239" calcext:value-type="float">
            <text:p>1,679239</text:p>
          </table:table-cell>
          <table:table-cell table:formula="of:=SQRT(([.B704]*0.052)^2 + 0.037^2)" office:value-type="float" office:value="0.111856665424998" calcext:value-type="float">
            <text:p>0,1118566654</text:p>
          </table:table-cell>
          <table:table-cell table:number-columns-repeated="1018"/>
        </table:table-row>
        <table:table-row table:style-name="ro2">
          <table:table-cell office:value-type="float" office:value="1414764" calcext:value-type="float">
            <text:p>1414764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DC 001.82 <text:s/>mV</text:p>
          </table:table-cell>
          <table:table-cell table:formula="of:=[.A705]/(60*1000)" office:value-type="float" office:value="23.5794" calcext:value-type="float">
            <text:p>23,5794</text:p>
          </table:table-cell>
          <table:table-cell table:formula="of:=0.2813*[.B705]+1.1082" office:value-type="float" office:value="1.620166" calcext:value-type="float">
            <text:p>1,620166</text:p>
          </table:table-cell>
          <table:table-cell table:formula="of:=SQRT(([.B705]*0.052)^2 + 0.037^2)" office:value-type="float" office:value="0.101615597227985" calcext:value-type="float">
            <text:p>0,1016155972</text:p>
          </table:table-cell>
          <table:table-cell table:number-columns-repeated="1018"/>
        </table:table-row>
        <table:table-row table:style-name="ro2">
          <table:table-cell office:value-type="float" office:value="1416760" calcext:value-type="float">
            <text:p>1416760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DC 001.86 <text:s/>mV</text:p>
          </table:table-cell>
          <table:table-cell table:formula="of:=[.A706]/(60*1000)" office:value-type="float" office:value="23.6126666666667" calcext:value-type="float">
            <text:p>23,6126666667</text:p>
          </table:table-cell>
          <table:table-cell table:formula="of:=0.2813*[.B706]+1.1082" office:value-type="float" office:value="1.631418" calcext:value-type="float">
            <text:p>1,631418</text:p>
          </table:table-cell>
          <table:table-cell table:formula="of:=SQRT(([.B706]*0.052)^2 + 0.037^2)" office:value-type="float" office:value="0.103555581211251" calcext:value-type="float">
            <text:p>0,1035555812</text:p>
          </table:table-cell>
          <table:table-cell table:number-columns-repeated="1018"/>
        </table:table-row>
        <table:table-row table:style-name="ro2">
          <table:table-cell office:value-type="float" office:value="1418788" calcext:value-type="float">
            <text:p>1418788</text:p>
          </table:table-cell>
          <table:table-cell office:value-type="float" office:value="1.93" calcext:value-type="float">
            <text:p>1,93</text:p>
          </table:table-cell>
          <table:table-cell office:value-type="string" calcext:value-type="string">
            <text:p>DC 001.93 <text:s/>mV</text:p>
          </table:table-cell>
          <table:table-cell table:formula="of:=[.A707]/(60*1000)" office:value-type="float" office:value="23.6464666666667" calcext:value-type="float">
            <text:p>23,6464666667</text:p>
          </table:table-cell>
          <table:table-cell table:formula="of:=0.2813*[.B707]+1.1082" office:value-type="float" office:value="1.651109" calcext:value-type="float">
            <text:p>1,651109</text:p>
          </table:table-cell>
          <table:table-cell table:formula="of:=SQRT(([.B707]*0.052)^2 + 0.037^2)" office:value-type="float" office:value="0.106963216107221" calcext:value-type="float">
            <text:p>0,1069632161</text:p>
          </table:table-cell>
          <table:table-cell table:number-columns-repeated="1018"/>
        </table:table-row>
        <table:table-row table:style-name="ro2">
          <table:table-cell office:value-type="float" office:value="1420801" calcext:value-type="float">
            <text:p>1420801</text:p>
          </table:table-cell>
          <table:table-cell office:value-type="float" office:value="2.03" calcext:value-type="float">
            <text:p>2,03</text:p>
          </table:table-cell>
          <table:table-cell office:value-type="string" calcext:value-type="string">
            <text:p>DC 002.03 <text:s/>mV</text:p>
          </table:table-cell>
          <table:table-cell table:formula="of:=[.A708]/(60*1000)" office:value-type="float" office:value="23.6800166666667" calcext:value-type="float">
            <text:p>23,6800166667</text:p>
          </table:table-cell>
          <table:table-cell table:formula="of:=0.2813*[.B708]+1.1082" office:value-type="float" office:value="1.679239" calcext:value-type="float">
            <text:p>1,679239</text:p>
          </table:table-cell>
          <table:table-cell table:formula="of:=SQRT(([.B708]*0.052)^2 + 0.037^2)" office:value-type="float" office:value="0.111856665424998" calcext:value-type="float">
            <text:p>0,1118566654</text:p>
          </table:table-cell>
          <table:table-cell table:number-columns-repeated="1018"/>
        </table:table-row>
        <table:table-row table:style-name="ro2">
          <table:table-cell office:value-type="float" office:value="1422798" calcext:value-type="float">
            <text:p>1422798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DC 001.61 <text:s/>mV</text:p>
          </table:table-cell>
          <table:table-cell table:formula="of:=[.A709]/(60*1000)" office:value-type="float" office:value="23.7133" calcext:value-type="float">
            <text:p>23,7133</text:p>
          </table:table-cell>
          <table:table-cell table:formula="of:=0.2813*[.B709]+1.1082" office:value-type="float" office:value="1.561093" calcext:value-type="float">
            <text:p>1,561093</text:p>
          </table:table-cell>
          <table:table-cell table:formula="of:=SQRT(([.B709]*0.052)^2 + 0.037^2)" office:value-type="float" office:value="0.0915316251357966" calcext:value-type="float">
            <text:p>0,0915316251</text:p>
          </table:table-cell>
          <table:table-cell table:number-columns-repeated="1018"/>
        </table:table-row>
        <table:table-row table:style-name="ro2">
          <table:table-cell office:value-type="float" office:value="1424826" calcext:value-type="float">
            <text:p>1424826</text:p>
          </table:table-cell>
          <table:table-cell office:value-type="float" office:value="1.54" calcext:value-type="float">
            <text:p>1,54</text:p>
          </table:table-cell>
          <table:table-cell office:value-type="string" calcext:value-type="string">
            <text:p>DC 001.54 <text:s/>mV</text:p>
          </table:table-cell>
          <table:table-cell table:formula="of:=[.A710]/(60*1000)" office:value-type="float" office:value="23.7471" calcext:value-type="float">
            <text:p>23,7471</text:p>
          </table:table-cell>
          <table:table-cell table:formula="of:=0.2813*[.B710]+1.1082" office:value-type="float" office:value="1.541402" calcext:value-type="float">
            <text:p>1,541402</text:p>
          </table:table-cell>
          <table:table-cell table:formula="of:=SQRT(([.B710]*0.052)^2 + 0.037^2)" office:value-type="float" office:value="0.0882145475531105" calcext:value-type="float">
            <text:p>0,0882145476</text:p>
          </table:table-cell>
          <table:table-cell table:number-columns-repeated="1018"/>
        </table:table-row>
        <table:table-row table:style-name="ro2">
          <table:table-cell office:value-type="float" office:value="1426838" calcext:value-type="float">
            <text:p>1426838</text:p>
          </table:table-cell>
          <table:table-cell office:value-type="float" office:value="8.8" calcext:value-type="float">
            <text:p>8,8</text:p>
          </table:table-cell>
          <table:table-cell office:value-type="string" calcext:value-type="string">
            <text:p>DC 008.80 <text:s/>mV</text:p>
          </table:table-cell>
          <table:table-cell table:formula="of:=[.A711]/(60*1000)" office:value-type="float" office:value="23.7806333333333" calcext:value-type="float">
            <text:p>23,7806333333</text:p>
          </table:table-cell>
          <table:table-cell table:formula="of:=0.2813*[.B711]+1.1082" office:value-type="float" office:value="3.58364" calcext:value-type="float">
            <text:p>3,58364</text:p>
          </table:table-cell>
          <table:table-cell table:formula="of:=SQRT(([.B711]*0.052)^2 + 0.037^2)" office:value-type="float" office:value="0.459093410974281" calcext:value-type="float">
            <text:p>0,459093411</text:p>
          </table:table-cell>
          <table:table-cell table:number-columns-repeated="1018"/>
        </table:table-row>
        <table:table-row table:style-name="ro2">
          <table:table-cell office:value-type="float" office:value="1428850" calcext:value-type="float">
            <text:p>1428850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DC 009.54 <text:s/>mV</text:p>
          </table:table-cell>
          <table:table-cell table:formula="of:=[.A712]/(60*1000)" office:value-type="float" office:value="23.8141666666667" calcext:value-type="float">
            <text:p>23,8141666667</text:p>
          </table:table-cell>
          <table:table-cell table:formula="of:=0.2813*[.B712]+1.1082" office:value-type="float" office:value="3.791802" calcext:value-type="float">
            <text:p>3,791802</text:p>
          </table:table-cell>
          <table:table-cell table:formula="of:=SQRT(([.B712]*0.052)^2 + 0.037^2)" office:value-type="float" office:value="0.497457904148683" calcext:value-type="float">
            <text:p>0,4974579041</text:p>
          </table:table-cell>
          <table:table-cell table:number-columns-repeated="1018"/>
        </table:table-row>
        <table:table-row table:style-name="ro2">
          <table:table-cell office:value-type="float" office:value="1430863" calcext:value-type="float">
            <text:p>1430863</text:p>
          </table:table-cell>
          <table:table-cell office:value-type="float" office:value="9.76" calcext:value-type="float">
            <text:p>9,76</text:p>
          </table:table-cell>
          <table:table-cell office:value-type="string" calcext:value-type="string">
            <text:p>DC 009.76 <text:s/>mV</text:p>
          </table:table-cell>
          <table:table-cell table:formula="of:=[.A713]/(60*1000)" office:value-type="float" office:value="23.8477166666667" calcext:value-type="float">
            <text:p>23,8477166667</text:p>
          </table:table-cell>
          <table:table-cell table:formula="of:=0.2813*[.B713]+1.1082" office:value-type="float" office:value="3.853688" calcext:value-type="float">
            <text:p>3,853688</text:p>
          </table:table-cell>
          <table:table-cell table:formula="of:=SQRT(([.B713]*0.052)^2 + 0.037^2)" office:value-type="float" office:value="0.508866927988055" calcext:value-type="float">
            <text:p>0,508866928</text:p>
          </table:table-cell>
          <table:table-cell table:number-columns-repeated="1018"/>
        </table:table-row>
        <table:table-row table:style-name="ro2">
          <table:table-cell office:value-type="float" office:value="1432875" calcext:value-type="float">
            <text:p>1432875</text:p>
          </table:table-cell>
          <table:table-cell office:value-type="float" office:value="9.81" calcext:value-type="float">
            <text:p>9,81</text:p>
          </table:table-cell>
          <table:table-cell office:value-type="string" calcext:value-type="string">
            <text:p>DC 009.81 <text:s/>mV</text:p>
          </table:table-cell>
          <table:table-cell table:formula="of:=[.A714]/(60*1000)" office:value-type="float" office:value="23.88125" calcext:value-type="float">
            <text:p>23,88125</text:p>
          </table:table-cell>
          <table:table-cell table:formula="of:=0.2813*[.B714]+1.1082" office:value-type="float" office:value="3.867753" calcext:value-type="float">
            <text:p>3,867753</text:p>
          </table:table-cell>
          <table:table-cell table:formula="of:=SQRT(([.B714]*0.052)^2 + 0.037^2)" office:value-type="float" office:value="0.51146008094474" calcext:value-type="float">
            <text:p>0,5114600809</text:p>
          </table:table-cell>
          <table:table-cell table:number-columns-repeated="1018"/>
        </table:table-row>
        <table:table-row table:style-name="ro2">
          <table:table-cell office:value-type="float" office:value="1434888" calcext:value-type="float">
            <text:p>1434888</text:p>
          </table:table-cell>
          <table:table-cell office:value-type="float" office:value="9.81" calcext:value-type="float">
            <text:p>9,81</text:p>
          </table:table-cell>
          <table:table-cell office:value-type="string" calcext:value-type="string">
            <text:p>DC 009.81 <text:s/>mV</text:p>
          </table:table-cell>
          <table:table-cell table:formula="of:=[.A715]/(60*1000)" office:value-type="float" office:value="23.9148" calcext:value-type="float">
            <text:p>23,9148</text:p>
          </table:table-cell>
          <table:table-cell table:formula="of:=0.2813*[.B715]+1.1082" office:value-type="float" office:value="3.867753" calcext:value-type="float">
            <text:p>3,867753</text:p>
          </table:table-cell>
          <table:table-cell table:formula="of:=SQRT(([.B715]*0.052)^2 + 0.037^2)" office:value-type="float" office:value="0.51146008094474" calcext:value-type="float">
            <text:p>0,5114600809</text:p>
          </table:table-cell>
          <table:table-cell table:number-columns-repeated="1018"/>
        </table:table-row>
        <table:table-row table:style-name="ro2">
          <table:table-cell office:value-type="float" office:value="1436900" calcext:value-type="float">
            <text:p>1436900</text:p>
          </table:table-cell>
          <table:table-cell office:value-type="float" office:value="9.18" calcext:value-type="float">
            <text:p>9,18</text:p>
          </table:table-cell>
          <table:table-cell office:value-type="string" calcext:value-type="string">
            <text:p>DC 009.18 <text:s/>mV</text:p>
          </table:table-cell>
          <table:table-cell table:formula="of:=[.A716]/(60*1000)" office:value-type="float" office:value="23.9483333333333" calcext:value-type="float">
            <text:p>23,9483333333</text:p>
          </table:table-cell>
          <table:table-cell table:formula="of:=0.2813*[.B716]+1.1082" office:value-type="float" office:value="3.690534" calcext:value-type="float">
            <text:p>3,690534</text:p>
          </table:table-cell>
          <table:table-cell table:formula="of:=SQRT(([.B716]*0.052)^2 + 0.037^2)" office:value-type="float" office:value="0.478791781048923" calcext:value-type="float">
            <text:p>0,478791781</text:p>
          </table:table-cell>
          <table:table-cell table:number-columns-repeated="1018"/>
        </table:table-row>
        <table:table-row table:style-name="ro2">
          <table:table-cell office:value-type="float" office:value="1438912" calcext:value-type="float">
            <text:p>1438912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DC 009.90 <text:s/>mV</text:p>
          </table:table-cell>
          <table:table-cell table:formula="of:=[.A717]/(60*1000)" office:value-type="float" office:value="23.9818666666667" calcext:value-type="float">
            <text:p>23,9818666667</text:p>
          </table:table-cell>
          <table:table-cell table:formula="of:=0.2813*[.B717]+1.1082" office:value-type="float" office:value="3.89307" calcext:value-type="float">
            <text:p>3,89307</text:p>
          </table:table-cell>
          <table:table-cell table:formula="of:=SQRT(([.B717]*0.052)^2 + 0.037^2)" office:value-type="float" office:value="0.516127929877855" calcext:value-type="float">
            <text:p>0,5161279299</text:p>
          </table:table-cell>
          <table:table-cell table:number-columns-repeated="1018"/>
        </table:table-row>
        <table:table-row table:style-name="ro2">
          <table:table-cell office:value-type="float" office:value="1440925" calcext:value-type="float">
            <text:p>1440925</text:p>
          </table:table-cell>
          <table:table-cell office:value-type="float" office:value="8.81" calcext:value-type="float">
            <text:p>8,81</text:p>
          </table:table-cell>
          <table:table-cell office:value-type="string" calcext:value-type="string">
            <text:p>DC 008.81 <text:s/>mV</text:p>
          </table:table-cell>
          <table:table-cell table:formula="of:=[.A718]/(60*1000)" office:value-type="float" office:value="24.0154166666667" calcext:value-type="float">
            <text:p>24,0154166667</text:p>
          </table:table-cell>
          <table:table-cell table:formula="of:=0.2813*[.B718]+1.1082" office:value-type="float" office:value="3.586453" calcext:value-type="float">
            <text:p>3,586453</text:p>
          </table:table-cell>
          <table:table-cell table:formula="of:=SQRT(([.B718]*0.052)^2 + 0.037^2)" office:value-type="float" office:value="0.459611721347487" calcext:value-type="float">
            <text:p>0,4596117213</text:p>
          </table:table-cell>
          <table:table-cell table:number-columns-repeated="1018"/>
        </table:table-row>
        <table:table-row table:style-name="ro2">
          <table:table-cell office:value-type="float" office:value="1442937" calcext:value-type="float">
            <text:p>1442937</text:p>
          </table:table-cell>
          <table:table-cell office:value-type="float" office:value="7.08" calcext:value-type="float">
            <text:p>7,08</text:p>
          </table:table-cell>
          <table:table-cell office:value-type="string" calcext:value-type="string">
            <text:p>DC 007.08 <text:s/>mV</text:p>
          </table:table-cell>
          <table:table-cell table:formula="of:=[.A719]/(60*1000)" office:value-type="float" office:value="24.04895" calcext:value-type="float">
            <text:p>24,04895</text:p>
          </table:table-cell>
          <table:table-cell table:formula="of:=0.2813*[.B719]+1.1082" office:value-type="float" office:value="3.099804" calcext:value-type="float">
            <text:p>3,099804</text:p>
          </table:table-cell>
          <table:table-cell table:formula="of:=SQRT(([.B719]*0.052)^2 + 0.037^2)" office:value-type="float" office:value="0.370014574848073" calcext:value-type="float">
            <text:p>0,3700145748</text:p>
          </table:table-cell>
          <table:table-cell table:number-columns-repeated="1018"/>
        </table:table-row>
        <table:table-row table:style-name="ro2">
          <table:table-cell office:value-type="float" office:value="1444950" calcext:value-type="float">
            <text:p>144495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DC 000.87 <text:s/>mV</text:p>
          </table:table-cell>
          <table:table-cell table:formula="of:=[.A720]/(60*1000)" office:value-type="float" office:value="24.0825" calcext:value-type="float">
            <text:p>24,0825</text:p>
          </table:table-cell>
          <table:table-cell table:formula="of:=0.2813*[.B720]+1.1082" office:value-type="float" office:value="1.352931" calcext:value-type="float">
            <text:p>1,352931</text:p>
          </table:table-cell>
          <table:table-cell table:formula="of:=SQRT(([.B720]*0.052)^2 + 0.037^2)" office:value-type="float" office:value="0.058443627539707" calcext:value-type="float">
            <text:p>0,0584436275</text:p>
          </table:table-cell>
          <table:table-cell table:number-columns-repeated="1018"/>
        </table:table-row>
        <table:table-row table:style-name="ro2">
          <table:table-cell office:value-type="float" office:value="1446962" calcext:value-type="float">
            <text:p>1446962</text:p>
          </table:table-cell>
          <table:table-cell office:value-type="float" office:value="-11.53" calcext:value-type="float">
            <text:p>-11,53</text:p>
          </table:table-cell>
          <table:table-cell office:value-type="string" calcext:value-type="string">
            <text:p>DC-011.53 <text:s/>mV</text:p>
          </table:table-cell>
          <table:table-cell table:formula="of:=[.A721]/(60*1000)" office:value-type="float" office:value="24.1160333333333" calcext:value-type="float">
            <text:p>24,1160333333</text:p>
          </table:table-cell>
          <table:table-cell table:formula="of:=0.2813*[.B721]+1.1082" office:value-type="float" office:value="-2.135189" calcext:value-type="float">
            <text:p>-2,135189</text:p>
          </table:table-cell>
          <table:table-cell table:formula="of:=SQRT(([.B721]*0.052)^2 + 0.037^2)" office:value-type="float" office:value="0.600700585649789" calcext:value-type="float">
            <text:p>0,6007005856</text:p>
          </table:table-cell>
          <table:table-cell table:number-columns-repeated="1018"/>
        </table:table-row>
        <table:table-row table:style-name="ro2">
          <table:table-cell office:value-type="float" office:value="1448974" calcext:value-type="float">
            <text:p>1448974</text:p>
          </table:table-cell>
          <table:table-cell office:value-type="float" office:value="-16.55" calcext:value-type="float">
            <text:p>-16,55</text:p>
          </table:table-cell>
          <table:table-cell office:value-type="string" calcext:value-type="string">
            <text:p>DC-016.55 <text:s/>mV</text:p>
          </table:table-cell>
          <table:table-cell table:formula="of:=[.A722]/(60*1000)" office:value-type="float" office:value="24.1495666666667" calcext:value-type="float">
            <text:p>24,1495666667</text:p>
          </table:table-cell>
          <table:table-cell table:formula="of:=0.2813*[.B722]+1.1082" office:value-type="float" office:value="-3.547315" calcext:value-type="float">
            <text:p>-3,547315</text:p>
          </table:table-cell>
          <table:table-cell table:formula="of:=SQRT(([.B722]*0.052)^2 + 0.037^2)" office:value-type="float" office:value="0.861395008111842" calcext:value-type="float">
            <text:p>0,8613950081</text:p>
          </table:table-cell>
          <table:table-cell table:number-columns-repeated="1018"/>
        </table:table-row>
        <table:table-row table:style-name="ro2">
          <table:table-cell office:value-type="float" office:value="1450987" calcext:value-type="float">
            <text:p>1450987</text:p>
          </table:table-cell>
          <table:table-cell office:value-type="float" office:value="-19.49" calcext:value-type="float">
            <text:p>-19,49</text:p>
          </table:table-cell>
          <table:table-cell office:value-type="string" calcext:value-type="string">
            <text:p>DC-019.49 <text:s/>mV</text:p>
          </table:table-cell>
          <table:table-cell table:formula="of:=[.A723]/(60*1000)" office:value-type="float" office:value="24.1831166666667" calcext:value-type="float">
            <text:p>24,1831166667</text:p>
          </table:table-cell>
          <table:table-cell table:formula="of:=0.2813*[.B723]+1.1082" office:value-type="float" office:value="-4.374337" calcext:value-type="float">
            <text:p>-4,374337</text:p>
          </table:table-cell>
          <table:table-cell table:formula="of:=SQRT(([.B723]*0.052)^2 + 0.037^2)" office:value-type="float" office:value="1.01415517077023" calcext:value-type="float">
            <text:p>1,0141551708</text:p>
          </table:table-cell>
          <table:table-cell table:number-columns-repeated="1018"/>
        </table:table-row>
        <table:table-row table:style-name="ro2">
          <table:table-cell office:value-type="float" office:value="1452999" calcext:value-type="float">
            <text:p>1452999</text:p>
          </table:table-cell>
          <table:table-cell office:value-type="float" office:value="-21.84" calcext:value-type="float">
            <text:p>-21,84</text:p>
          </table:table-cell>
          <table:table-cell office:value-type="string" calcext:value-type="string">
            <text:p>DC-021.84 <text:s/>mV</text:p>
          </table:table-cell>
          <table:table-cell table:formula="of:=[.A724]/(60*1000)" office:value-type="float" office:value="24.21665" calcext:value-type="float">
            <text:p>24,21665</text:p>
          </table:table-cell>
          <table:table-cell table:formula="of:=0.2813*[.B724]+1.1082" office:value-type="float" office:value="-5.035392" calcext:value-type="float">
            <text:p>-5,035392</text:p>
          </table:table-cell>
          <table:table-cell table:formula="of:=SQRT(([.B724]*0.052)^2 + 0.037^2)" office:value-type="float" office:value="1.13628256274573" calcext:value-type="float">
            <text:p>1,1362825627</text:p>
          </table:table-cell>
          <table:table-cell table:number-columns-repeated="1018"/>
        </table:table-row>
        <table:table-row table:style-name="ro2">
          <table:table-cell office:value-type="float" office:value="1455012" calcext:value-type="float">
            <text:p>1455012</text:p>
          </table:table-cell>
          <table:table-cell office:value-type="float" office:value="-23.48" calcext:value-type="float">
            <text:p>-23,48</text:p>
          </table:table-cell>
          <table:table-cell office:value-type="string" calcext:value-type="string">
            <text:p>DC-023.48 <text:s/>mV</text:p>
          </table:table-cell>
          <table:table-cell table:formula="of:=[.A725]/(60*1000)" office:value-type="float" office:value="24.2502" calcext:value-type="float">
            <text:p>24,2502</text:p>
          </table:table-cell>
          <table:table-cell table:formula="of:=0.2813*[.B725]+1.1082" office:value-type="float" office:value="-5.496724" calcext:value-type="float">
            <text:p>-5,496724</text:p>
          </table:table-cell>
          <table:table-cell table:formula="of:=SQRT(([.B725]*0.052)^2 + 0.037^2)" office:value-type="float" office:value="1.22152049577565" calcext:value-type="float">
            <text:p>1,2215204958</text:p>
          </table:table-cell>
          <table:table-cell table:number-columns-repeated="1018"/>
        </table:table-row>
        <table:table-row table:style-name="ro2">
          <table:table-cell office:value-type="float" office:value="1457024" calcext:value-type="float">
            <text:p>1457024</text:p>
          </table:table-cell>
          <table:table-cell office:value-type="float" office:value="-25.53" calcext:value-type="float">
            <text:p>-25,53</text:p>
          </table:table-cell>
          <table:table-cell office:value-type="string" calcext:value-type="string">
            <text:p>DC-025.53 <text:s/>mV</text:p>
          </table:table-cell>
          <table:table-cell table:formula="of:=[.A726]/(60*1000)" office:value-type="float" office:value="24.2837333333333" calcext:value-type="float">
            <text:p>24,2837333333</text:p>
          </table:table-cell>
          <table:table-cell table:formula="of:=0.2813*[.B726]+1.1082" office:value-type="float" office:value="-6.073389" calcext:value-type="float">
            <text:p>-6,073389</text:p>
          </table:table-cell>
          <table:table-cell table:formula="of:=SQRT(([.B726]*0.052)^2 + 0.037^2)" office:value-type="float" office:value="1.32807550749195" calcext:value-type="float">
            <text:p>1,3280755075</text:p>
          </table:table-cell>
          <table:table-cell table:number-columns-repeated="1018"/>
        </table:table-row>
        <table:table-row table:style-name="ro2">
          <table:table-cell office:value-type="float" office:value="1459036" calcext:value-type="float">
            <text:p>1459036</text:p>
          </table:table-cell>
          <table:table-cell office:value-type="float" office:value="-27.76" calcext:value-type="float">
            <text:p>-27,76</text:p>
          </table:table-cell>
          <table:table-cell office:value-type="string" calcext:value-type="string">
            <text:p>DC-027.76 <text:s/>mV</text:p>
          </table:table-cell>
          <table:table-cell table:formula="of:=[.A727]/(60*1000)" office:value-type="float" office:value="24.3172666666667" calcext:value-type="float">
            <text:p>24,3172666667</text:p>
          </table:table-cell>
          <table:table-cell table:formula="of:=0.2813*[.B727]+1.1082" office:value-type="float" office:value="-6.700688" calcext:value-type="float">
            <text:p>-6,700688</text:p>
          </table:table-cell>
          <table:table-cell table:formula="of:=SQRT(([.B727]*0.052)^2 + 0.037^2)" office:value-type="float" office:value="1.4439941102373" calcext:value-type="float">
            <text:p>1,4439941102</text:p>
          </table:table-cell>
          <table:table-cell table:number-columns-repeated="1018"/>
        </table:table-row>
        <table:table-row table:style-name="ro2">
          <table:table-cell office:value-type="float" office:value="1461049" calcext:value-type="float">
            <text:p>1461049</text:p>
          </table:table-cell>
          <table:table-cell office:value-type="float" office:value="-28.68" calcext:value-type="float">
            <text:p>-28,68</text:p>
          </table:table-cell>
          <table:table-cell office:value-type="string" calcext:value-type="string">
            <text:p>DC-028.68 <text:s/>mV</text:p>
          </table:table-cell>
          <table:table-cell table:formula="of:=[.A728]/(60*1000)" office:value-type="float" office:value="24.3508166666667" calcext:value-type="float">
            <text:p>24,3508166667</text:p>
          </table:table-cell>
          <table:table-cell table:formula="of:=0.2813*[.B728]+1.1082" office:value-type="float" office:value="-6.959484" calcext:value-type="float">
            <text:p>-6,959484</text:p>
          </table:table-cell>
          <table:table-cell table:formula="of:=SQRT(([.B728]*0.052)^2 + 0.037^2)" office:value-type="float" office:value="1.49181890643603" calcext:value-type="float">
            <text:p>1,4918189064</text:p>
          </table:table-cell>
          <table:table-cell table:number-columns-repeated="1018"/>
        </table:table-row>
        <table:table-row table:style-name="ro1" table:number-rows-repeated="10478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18cm 0.053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18cm 0.053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18cm 0.053cm 0.018c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JIV1" style:display-name="PageStyle_JIV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0_IPC</meta:initial-creator>
    <meta:creation-date>2016-11-24T09:18:20</meta:creation-date>
    <dc:date>2016-11-30T13:53:32.577000000</dc:date>
    <meta:editing-duration>P0D</meta:editing-duration>
    <meta:generator>LibreOffice/4.2.4.2$Windows_x86 LibreOffice_project/63150712c6d317d27ce2db16eb94c2f3d7b699f8</meta:generator>
    <meta:document-statistic meta:table-count="1" meta:cell-count="4368" meta:object-count="1"/>
    <meta:user-defined meta:name="AppVersion">14.0300</meta:user-defined>
    <meta:user-defined meta:name="Company">IPC Götting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58%" fo:font-family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h6" style:family="chart">
      <style:chart-properties chart:auto-position="true" style:rotation-angle="0"/>
      <style:text-properties fo:color="#000000" fo:font-family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fo:color="#000000" fo:font-family="Calibri"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8.023cm" svg:height="10.355cm" xlink:href=".." xlink:type="simple" chart:class="chart:scatter" chart:style-name="ch1">
        <chart:title svg:x="5.245cm" svg:y="0.342cm" chart:style-name="ch2">
          <text:p>Temperatur-Zeit-Diagramm</text:p>
        </chart:title>
        <chart:plot-area chart:style-name="ch3" table:cell-range-address="JIV1.D2:JIV1.E653 JIV1.E1:JIV1.E1" chart:data-source-has-labels="row" svg:x="1.575cm" svg:y="2.114cm" svg:width="15.728cm" svg:height="7.004cm">
          <chartooo:coordinate-region svg:x="2.117cm" svg:y="2.314cm" svg:width="14.999cm" svg:height="6.605cm"/>
          <chart:axis chart:dimension="x" chart:name="primary-x" chart:style-name="ch4">
            <chart:title svg:x="8.898cm" svg:y="9.326cm" chart:style-name="ch5">
              <text:p>t [min]</text:p>
            </chart:title>
          </chart:axis>
          <chart:axis chart:dimension="y" chart:name="primary-y" chart:style-name="ch4">
            <chart:title svg:x="0.451cm" svg:y="5.312cm" chart:style-name="ch6">
              <text:p>T'[K]</text:p>
            </chart:title>
            <chart:grid chart:style-name="ch7" chart:class="major"/>
          </chart:axis>
          <chart:series chart:style-name="ch8" chart:values-cell-range-address="JIV1.E2:JIV1.E653" chart:label-cell-address="JIV1.E1:JIV1.E1" chart:class="chart:scatter">
            <chart:domain table:cell-range-address="JIV1.D2:JIV1.D653"/>
            <chart:data-point chart:repeated="6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T'[K]</text:p>
                <draw:g>
                  <svg:desc>JIV1.E1:JIV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516666666666667">
                <text:p>0.000516666666666667</text:p>
                <draw:g>
                  <svg:desc>JIV1.D2:JIV1.D653</svg:desc>
                </draw:g>
              </table:table-cell>
              <table:table-cell office:value-type="float" office:value="0.621551">
                <text:p>0.621551</text:p>
                <draw:g>
                  <svg:desc>JIV1.E2:JIV1.E6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05">
                <text:p>0.03405</text:p>
              </table:table-cell>
              <table:table-cell office:value-type="float" office:value="0.641242">
                <text:p>0.641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">
                <text:p>0.0676</text:p>
              </table:table-cell>
              <table:table-cell office:value-type="float" office:value="0.635616">
                <text:p>0.6356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1133333333333">
                <text:p>0.101133333333333</text:p>
              </table:table-cell>
              <table:table-cell office:value-type="float" office:value="0.641242">
                <text:p>0.641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4666666666667">
                <text:p>0.134666666666667</text:p>
              </table:table-cell>
              <table:table-cell office:value-type="float" office:value="0.635616">
                <text:p>0.6356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8216666666667">
                <text:p>0.168216666666667</text:p>
              </table:table-cell>
              <table:table-cell office:value-type="float" office:value="0.621551">
                <text:p>0.6215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15">
                <text:p>0.2015</text:p>
              </table:table-cell>
              <table:table-cell office:value-type="float" office:value="0.627177">
                <text:p>0.6271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53">
                <text:p>0.2353</text:p>
              </table:table-cell>
              <table:table-cell office:value-type="float" office:value="0.62999">
                <text:p>0.62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8833333333333">
                <text:p>0.268833333333333</text:p>
              </table:table-cell>
              <table:table-cell office:value-type="float" office:value="0.62999">
                <text:p>0.62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2366666666667">
                <text:p>0.302366666666667</text:p>
              </table:table-cell>
              <table:table-cell office:value-type="float" office:value="0.621551">
                <text:p>0.621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5916666666667">
                <text:p>0.335916666666667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45">
                <text:p>0.36945</text:p>
              </table:table-cell>
              <table:table-cell office:value-type="float" office:value="0.621551">
                <text:p>0.621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3">
                <text:p>0.403</text:p>
              </table:table-cell>
              <table:table-cell office:value-type="float" office:value="0.621551">
                <text:p>0.62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6533333333333">
                <text:p>0.436533333333333</text:p>
              </table:table-cell>
              <table:table-cell office:value-type="float" office:value="0.627177">
                <text:p>0.627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0066666666667">
                <text:p>0.470066666666667</text:p>
              </table:table-cell>
              <table:table-cell office:value-type="float" office:value="0.627177">
                <text:p>0.627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3616666666667">
                <text:p>0.503616666666667</text:p>
              </table:table-cell>
              <table:table-cell office:value-type="float" office:value="0.627177">
                <text:p>0.627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715">
                <text:p>0.53715</text:p>
              </table:table-cell>
              <table:table-cell office:value-type="float" office:value="0.62999">
                <text:p>0.62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707">
                <text:p>0.5707</text:p>
              </table:table-cell>
              <table:table-cell office:value-type="float" office:value="0.635616">
                <text:p>0.6356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4233333333333">
                <text:p>0.604233333333333</text:p>
              </table:table-cell>
              <table:table-cell office:value-type="float" office:value="0.632803">
                <text:p>0.6328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37766666666667">
                <text:p>0.637766666666667</text:p>
              </table:table-cell>
              <table:table-cell office:value-type="float" office:value="0.624364">
                <text:p>0.6243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7105">
                <text:p>0.67105</text:p>
              </table:table-cell>
              <table:table-cell office:value-type="float" office:value="0.618738">
                <text:p>0.6187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0485">
                <text:p>0.70485</text:p>
              </table:table-cell>
              <table:table-cell office:value-type="float" office:value="0.621551">
                <text:p>0.6215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384">
                <text:p>0.7384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71666666666667">
                <text:p>0.771666666666667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466666666667">
                <text:p>0.805466666666667</text:p>
              </table:table-cell>
              <table:table-cell office:value-type="float" office:value="0.610299">
                <text:p>0.6102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39016666666667">
                <text:p>0.839016666666667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7255">
                <text:p>0.87255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61">
                <text:p>0.9061</text:p>
              </table:table-cell>
              <table:table-cell office:value-type="float" office:value="0.607486">
                <text:p>0.607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39633333333333">
                <text:p>0.939633333333333</text:p>
              </table:table-cell>
              <table:table-cell office:value-type="float" office:value="0.584982">
                <text:p>0.584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73166666666667">
                <text:p>0.973166666666667</text:p>
              </table:table-cell>
              <table:table-cell office:value-type="float" office:value="0.596234">
                <text:p>0.596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0645">
                <text:p>1.00645</text:p>
              </table:table-cell>
              <table:table-cell office:value-type="float" office:value="0.584982">
                <text:p>0.5849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4025">
                <text:p>1.04025</text:p>
              </table:table-cell>
              <table:table-cell office:value-type="float" office:value="0.593421">
                <text:p>0.593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0738">
                <text:p>1.0738</text:p>
              </table:table-cell>
              <table:table-cell office:value-type="float" office:value="0.613112">
                <text:p>0.613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0733333333333">
                <text:p>1.10733333333333</text:p>
              </table:table-cell>
              <table:table-cell office:value-type="float" office:value="0.615925">
                <text:p>0.6159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4086666666667">
                <text:p>1.14086666666667</text:p>
              </table:table-cell>
              <table:table-cell office:value-type="float" office:value="0.599047">
                <text:p>0.599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17441666666667">
                <text:p>1.17441666666667</text:p>
              </table:table-cell>
              <table:table-cell office:value-type="float" office:value="0.604673">
                <text:p>0.604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0795">
                <text:p>1.20795</text:p>
              </table:table-cell>
              <table:table-cell office:value-type="float" office:value="0.584982">
                <text:p>0.584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415">
                <text:p>1.2415</text:p>
              </table:table-cell>
              <table:table-cell office:value-type="float" office:value="0.579356">
                <text:p>0.5793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7503333333333">
                <text:p>1.27503333333333</text:p>
              </table:table-cell>
              <table:table-cell office:value-type="float" office:value="0.579356">
                <text:p>0.5793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0856666666667">
                <text:p>1.30856666666667</text:p>
              </table:table-cell>
              <table:table-cell office:value-type="float" office:value="0.570917">
                <text:p>0.5709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4211666666667">
                <text:p>1.34211666666667</text:p>
              </table:table-cell>
              <table:table-cell office:value-type="float" office:value="0.568104">
                <text:p>0.5681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37565">
                <text:p>1.37565</text:p>
              </table:table-cell>
              <table:table-cell office:value-type="float" office:value="0.559665">
                <text:p>0.5596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092">
                <text:p>1.4092</text:p>
              </table:table-cell>
              <table:table-cell office:value-type="float" office:value="0.554039">
                <text:p>0.554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4273333333333">
                <text:p>1.44273333333333</text:p>
              </table:table-cell>
              <table:table-cell office:value-type="float" office:value="0.568104">
                <text:p>0.568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7626666666667">
                <text:p>1.47626666666667</text:p>
              </table:table-cell>
              <table:table-cell office:value-type="float" office:value="0.562478">
                <text:p>0.562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0981666666667">
                <text:p>1.50981666666667</text:p>
              </table:table-cell>
              <table:table-cell office:value-type="float" office:value="0.559665">
                <text:p>0.559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4335">
                <text:p>1.54335</text:p>
              </table:table-cell>
              <table:table-cell office:value-type="float" office:value="0.554039">
                <text:p>0.5540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769">
                <text:p>1.5769</text:p>
              </table:table-cell>
              <table:table-cell office:value-type="float" office:value="0.528722">
                <text:p>0.5287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1043333333333">
                <text:p>1.61043333333333</text:p>
              </table:table-cell>
              <table:table-cell office:value-type="float" office:value="0.528722">
                <text:p>0.5287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4396666666667">
                <text:p>1.64396666666667</text:p>
              </table:table-cell>
              <table:table-cell office:value-type="float" office:value="0.534348">
                <text:p>0.5343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67751666666667">
                <text:p>1.67751666666667</text:p>
              </table:table-cell>
              <table:table-cell office:value-type="float" office:value="0.537161">
                <text:p>0.5371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108">
                <text:p>1.7108</text:p>
              </table:table-cell>
              <table:table-cell office:value-type="float" office:value="0.531535">
                <text:p>0.5315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446">
                <text:p>1.7446</text:p>
              </table:table-cell>
              <table:table-cell office:value-type="float" office:value="0.525909">
                <text:p>0.5259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7813333333333">
                <text:p>1.77813333333333</text:p>
              </table:table-cell>
              <table:table-cell office:value-type="float" office:value="0.525909">
                <text:p>0.5259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1166666666667">
                <text:p>1.81166666666667</text:p>
              </table:table-cell>
              <table:table-cell office:value-type="float" office:value="0.534348">
                <text:p>0.5343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4521666666667">
                <text:p>1.84521666666667</text:p>
              </table:table-cell>
              <table:table-cell office:value-type="float" office:value="0.525909">
                <text:p>0.5259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7875">
                <text:p>1.87875</text:p>
              </table:table-cell>
              <table:table-cell office:value-type="float" office:value="0.506218">
                <text:p>0.5062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123">
                <text:p>1.9123</text:p>
              </table:table-cell>
              <table:table-cell office:value-type="float" office:value="0.500592">
                <text:p>0.500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94556666666667">
                <text:p>1.94556666666667</text:p>
              </table:table-cell>
              <table:table-cell office:value-type="float" office:value="0.497779">
                <text:p>0.4977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7936666666667">
                <text:p>1.97936666666667</text:p>
              </table:table-cell>
              <table:table-cell office:value-type="float" office:value="0.497779">
                <text:p>0.497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1291666666667">
                <text:p>2.01291666666667</text:p>
              </table:table-cell>
              <table:table-cell office:value-type="float" office:value="0.506218">
                <text:p>0.5062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462">
                <text:p>2.0462</text:p>
              </table:table-cell>
              <table:table-cell office:value-type="float" office:value="0.500592">
                <text:p>0.5005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8">
                <text:p>2.08</text:p>
              </table:table-cell>
              <table:table-cell office:value-type="float" office:value="0.48934">
                <text:p>0.48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1353333333333">
                <text:p>2.11353333333333</text:p>
              </table:table-cell>
              <table:table-cell office:value-type="float" office:value="0.514657">
                <text:p>0.5146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4706666666667">
                <text:p>2.14706666666667</text:p>
              </table:table-cell>
              <table:table-cell office:value-type="float" office:value="0.494966">
                <text:p>0.4949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8061666666667">
                <text:p>2.18061666666667</text:p>
              </table:table-cell>
              <table:table-cell office:value-type="float" office:value="0.48934">
                <text:p>0.489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1415">
                <text:p>2.21415</text:p>
              </table:table-cell>
              <table:table-cell office:value-type="float" office:value="0.48934">
                <text:p>0.489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477">
                <text:p>2.2477</text:p>
              </table:table-cell>
              <table:table-cell office:value-type="float" office:value="0.48934">
                <text:p>0.48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28096666666667">
                <text:p>2.28096666666667</text:p>
              </table:table-cell>
              <table:table-cell office:value-type="float" office:value="0.472462">
                <text:p>0.472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1476666666667">
                <text:p>2.31476666666667</text:p>
              </table:table-cell>
              <table:table-cell office:value-type="float" office:value="0.475275">
                <text:p>0.4752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34831666666667">
                <text:p>2.34831666666667</text:p>
              </table:table-cell>
              <table:table-cell office:value-type="float" office:value="0.466836">
                <text:p>0.466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3816">
                <text:p>2.3816</text:p>
              </table:table-cell>
              <table:table-cell office:value-type="float" office:value="0.449958">
                <text:p>0.4499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154">
                <text:p>2.4154</text:p>
              </table:table-cell>
              <table:table-cell office:value-type="float" office:value="0.452771">
                <text:p>0.4527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4893333333333">
                <text:p>2.44893333333333</text:p>
              </table:table-cell>
              <table:table-cell office:value-type="float" office:value="0.447145">
                <text:p>0.4471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8246666666667">
                <text:p>2.48246666666667</text:p>
              </table:table-cell>
              <table:table-cell office:value-type="float" office:value="0.449958">
                <text:p>0.4499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1601666666667">
                <text:p>2.51601666666667</text:p>
              </table:table-cell>
              <table:table-cell office:value-type="float" office:value="0.469649">
                <text:p>0.469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4955">
                <text:p>2.54955</text:p>
              </table:table-cell>
              <table:table-cell office:value-type="float" office:value="0.464023">
                <text:p>0.4640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831">
                <text:p>2.5831</text:p>
              </table:table-cell>
              <table:table-cell office:value-type="float" office:value="0.449958">
                <text:p>0.4499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1663333333333">
                <text:p>2.61663333333333</text:p>
              </table:table-cell>
              <table:table-cell office:value-type="float" office:value="0.455584">
                <text:p>0.4555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5016666666667">
                <text:p>2.65016666666667</text:p>
              </table:table-cell>
              <table:table-cell office:value-type="float" office:value="0.441519">
                <text:p>0.4415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68371666666667">
                <text:p>2.68371666666667</text:p>
              </table:table-cell>
              <table:table-cell office:value-type="float" office:value="0.458397">
                <text:p>0.4583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1725">
                <text:p>2.71725</text:p>
              </table:table-cell>
              <table:table-cell office:value-type="float" office:value="0.447145">
                <text:p>0.4471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5053333333333">
                <text:p>2.75053333333333</text:p>
              </table:table-cell>
              <table:table-cell office:value-type="float" office:value="0.43308">
                <text:p>0.43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8433333333333">
                <text:p>2.78433333333333</text:p>
              </table:table-cell>
              <table:table-cell office:value-type="float" office:value="0.441519">
                <text:p>0.4415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1786666666667">
                <text:p>2.81786666666667</text:p>
              </table:table-cell>
              <table:table-cell office:value-type="float" office:value="0.430267">
                <text:p>0.4302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5141666666667">
                <text:p>2.85141666666667</text:p>
              </table:table-cell>
              <table:table-cell office:value-type="float" office:value="0.435893">
                <text:p>0.435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8495">
                <text:p>2.88495</text:p>
              </table:table-cell>
              <table:table-cell office:value-type="float" office:value="0.435893">
                <text:p>0.4358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185">
                <text:p>2.9185</text:p>
              </table:table-cell>
              <table:table-cell office:value-type="float" office:value="0.419015">
                <text:p>0.4190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5203333333333">
                <text:p>2.95203333333333</text:p>
              </table:table-cell>
              <table:table-cell office:value-type="float" office:value="0.424641">
                <text:p>0.4246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98531666666667">
                <text:p>2.98531666666667</text:p>
              </table:table-cell>
              <table:table-cell office:value-type="float" office:value="0.430267">
                <text:p>0.4302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1911666666667">
                <text:p>3.01911666666667</text:p>
              </table:table-cell>
              <table:table-cell office:value-type="float" office:value="0.419015">
                <text:p>0.4190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5265">
                <text:p>3.05265</text:p>
              </table:table-cell>
              <table:table-cell office:value-type="float" office:value="0.430267">
                <text:p>0.4302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8593333333333">
                <text:p>3.08593333333333</text:p>
              </table:table-cell>
              <table:table-cell office:value-type="float" office:value="0.424641">
                <text:p>0.4246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1973333333333">
                <text:p>3.11973333333333</text:p>
              </table:table-cell>
              <table:table-cell office:value-type="float" office:value="0.424641">
                <text:p>0.4246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5326666666667">
                <text:p>3.15326666666667</text:p>
              </table:table-cell>
              <table:table-cell office:value-type="float" office:value="0.410576">
                <text:p>0.4105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18681666666667">
                <text:p>3.18681666666667</text:p>
              </table:table-cell>
              <table:table-cell office:value-type="float" office:value="0.410576">
                <text:p>0.4105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201">
                <text:p>3.2201</text:p>
              </table:table-cell>
              <table:table-cell office:value-type="float" office:value="0.421828">
                <text:p>0.4218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539">
                <text:p>3.2539</text:p>
              </table:table-cell>
              <table:table-cell office:value-type="float" office:value="0.410576">
                <text:p>0.4105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28743333333333">
                <text:p>3.28743333333333</text:p>
              </table:table-cell>
              <table:table-cell office:value-type="float" office:value="0.385259">
                <text:p>0.3852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2071666666667">
                <text:p>3.32071666666667</text:p>
              </table:table-cell>
              <table:table-cell office:value-type="float" office:value="0.396511">
                <text:p>0.3965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35451666666667">
                <text:p>3.35451666666667</text:p>
              </table:table-cell>
              <table:table-cell office:value-type="float" office:value="0.37682">
                <text:p>0.37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38805">
                <text:p>3.38805</text:p>
              </table:table-cell>
              <table:table-cell office:value-type="float" office:value="0.379633">
                <text:p>0.3796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216">
                <text:p>3.4216</text:p>
              </table:table-cell>
              <table:table-cell office:value-type="float" office:value="0.382446">
                <text:p>0.38244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45513333333333">
                <text:p>3.45513333333333</text:p>
              </table:table-cell>
              <table:table-cell office:value-type="float" office:value="0.37682">
                <text:p>0.376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48866666666667">
                <text:p>3.48866666666667</text:p>
              </table:table-cell>
              <table:table-cell office:value-type="float" office:value="0.371194">
                <text:p>0.3711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2221666666667">
                <text:p>3.52221666666667</text:p>
              </table:table-cell>
              <table:table-cell office:value-type="float" office:value="0.362755">
                <text:p>0.3627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5555">
                <text:p>3.5555</text:p>
              </table:table-cell>
              <table:table-cell office:value-type="float" office:value="0.365568">
                <text:p>0.3655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5893">
                <text:p>3.5893</text:p>
              </table:table-cell>
              <table:table-cell office:value-type="float" office:value="0.362755">
                <text:p>0.3627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2283333333333">
                <text:p>3.62283333333333</text:p>
              </table:table-cell>
              <table:table-cell office:value-type="float" office:value="0.357129">
                <text:p>0.3571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5611666666667">
                <text:p>3.65611666666667</text:p>
              </table:table-cell>
              <table:table-cell office:value-type="float" office:value="0.357129">
                <text:p>0.35712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8991666666667">
                <text:p>3.68991666666667</text:p>
              </table:table-cell>
              <table:table-cell office:value-type="float" office:value="0.362755">
                <text:p>0.362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2345">
                <text:p>3.72345</text:p>
              </table:table-cell>
              <table:table-cell office:value-type="float" office:value="0.334625">
                <text:p>0.334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57">
                <text:p>3.757</text:p>
              </table:table-cell>
              <table:table-cell office:value-type="float" office:value="0.326186">
                <text:p>0.3261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79053333333333">
                <text:p>3.79053333333333</text:p>
              </table:table-cell>
              <table:table-cell office:value-type="float" office:value="0.343064">
                <text:p>0.3430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2406666666667">
                <text:p>3.82406666666667</text:p>
              </table:table-cell>
              <table:table-cell office:value-type="float" office:value="0.345877">
                <text:p>0.3458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5761666666667">
                <text:p>3.85761666666667</text:p>
              </table:table-cell>
              <table:table-cell office:value-type="float" office:value="0.351503">
                <text:p>0.3515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9115">
                <text:p>3.89115</text:p>
              </table:table-cell>
              <table:table-cell office:value-type="float" office:value="0.334625">
                <text:p>0.334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247">
                <text:p>3.9247</text:p>
              </table:table-cell>
              <table:table-cell office:value-type="float" office:value="0.340251">
                <text:p>0.3402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5823333333333">
                <text:p>3.95823333333333</text:p>
              </table:table-cell>
              <table:table-cell office:value-type="float" office:value="0.331812">
                <text:p>0.3318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9176666666667">
                <text:p>3.99176666666667</text:p>
              </table:table-cell>
              <table:table-cell office:value-type="float" office:value="0.343064">
                <text:p>0.34306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505">
                <text:p>4.02505</text:p>
              </table:table-cell>
              <table:table-cell office:value-type="float" office:value="0.331812">
                <text:p>0.3318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5885">
                <text:p>4.05885</text:p>
              </table:table-cell>
              <table:table-cell office:value-type="float" office:value="0.337438">
                <text:p>0.3374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0924">
                <text:p>4.0924</text:p>
              </table:table-cell>
              <table:table-cell office:value-type="float" office:value="0.340251">
                <text:p>0.3402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2593333333333">
                <text:p>4.12593333333333</text:p>
              </table:table-cell>
              <table:table-cell office:value-type="float" office:value="0.314934">
                <text:p>0.3149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5946666666667">
                <text:p>4.15946666666667</text:p>
              </table:table-cell>
              <table:table-cell office:value-type="float" office:value="0.306495">
                <text:p>0.3064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19301666666667">
                <text:p>4.19301666666667</text:p>
              </table:table-cell>
              <table:table-cell office:value-type="float" office:value="0.289617">
                <text:p>0.2896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2655">
                <text:p>4.22655</text:p>
              </table:table-cell>
              <table:table-cell office:value-type="float" office:value="0.309308">
                <text:p>0.3093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601">
                <text:p>4.2601</text:p>
              </table:table-cell>
              <table:table-cell office:value-type="float" office:value="0.289617">
                <text:p>0.2896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29363333333333">
                <text:p>4.29363333333333</text:p>
              </table:table-cell>
              <table:table-cell office:value-type="float" office:value="0.267113">
                <text:p>0.2671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2716666666667">
                <text:p>4.32716666666667</text:p>
              </table:table-cell>
              <table:table-cell office:value-type="float" office:value="0.216479">
                <text:p>0.2164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36045">
                <text:p>4.36045</text:p>
              </table:table-cell>
              <table:table-cell office:value-type="float" office:value="0.185536">
                <text:p>0.1855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39425">
                <text:p>4.39425</text:p>
              </table:table-cell>
              <table:table-cell office:value-type="float" office:value="0.171471">
                <text:p>0.1714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278">
                <text:p>4.4278</text:p>
              </table:table-cell>
              <table:table-cell office:value-type="float" office:value="0.148967">
                <text:p>0.1489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6133333333333">
                <text:p>4.46133333333333</text:p>
              </table:table-cell>
              <table:table-cell office:value-type="float" office:value="0.129276">
                <text:p>0.1292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49486666666667">
                <text:p>4.49486666666667</text:p>
              </table:table-cell>
              <table:table-cell office:value-type="float" office:value="0.106772">
                <text:p>0.1067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2841666666667">
                <text:p>4.52841666666667</text:p>
              </table:table-cell>
              <table:table-cell office:value-type="float" office:value="0.0786420000000001">
                <text:p>0.078642000000000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56195">
                <text:p>4.56195</text:p>
              </table:table-cell>
              <table:table-cell office:value-type="float" office:value="0.0673900000000001">
                <text:p>0.067390000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59523333333333">
                <text:p>4.59523333333333</text:p>
              </table:table-cell>
              <table:table-cell office:value-type="float" office:value="0.0589510000000002">
                <text:p>0.058951000000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2903333333333">
                <text:p>4.62903333333333</text:p>
              </table:table-cell>
              <table:table-cell office:value-type="float" office:value="0.0533250000000001">
                <text:p>0.05332500000000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66256666666667">
                <text:p>4.66256666666667</text:p>
              </table:table-cell>
              <table:table-cell office:value-type="float" office:value="0.0476990000000002">
                <text:p>0.047699000000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69611666666667">
                <text:p>4.69611666666667</text:p>
              </table:table-cell>
              <table:table-cell office:value-type="float" office:value="0.028008">
                <text:p>0.028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2965">
                <text:p>4.72965</text:p>
              </table:table-cell>
              <table:table-cell office:value-type="float" office:value="0.0251950000000001">
                <text:p>0.02519500000000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7632">
                <text:p>4.7632</text:p>
              </table:table-cell>
              <table:table-cell office:value-type="float" office:value="0.044886">
                <text:p>0.0448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79673333333333">
                <text:p>4.79673333333333</text:p>
              </table:table-cell>
              <table:table-cell office:value-type="float" office:value="0.0392600000000001">
                <text:p>0.039260000000000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3001666666667">
                <text:p>4.83001666666667</text:p>
              </table:table-cell>
              <table:table-cell office:value-type="float" office:value="0.0336339999999999">
                <text:p>0.03363399999999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86381666666667">
                <text:p>4.86381666666667</text:p>
              </table:table-cell>
              <table:table-cell office:value-type="float" office:value="0.030821">
                <text:p>0.0308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89735">
                <text:p>4.89735</text:p>
              </table:table-cell>
              <table:table-cell office:value-type="float" office:value="0.0251950000000001">
                <text:p>0.02519500000000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3063333333333">
                <text:p>4.93063333333333</text:p>
              </table:table-cell>
              <table:table-cell office:value-type="float" office:value="0.0251950000000001">
                <text:p>0.02519500000000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96443333333333">
                <text:p>4.96443333333333</text:p>
              </table:table-cell>
              <table:table-cell office:value-type="float" office:value="0.0167560000000002">
                <text:p>0.01675600000000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99796666666667">
                <text:p>4.99796666666667</text:p>
              </table:table-cell>
              <table:table-cell office:value-type="float" office:value="-0.00293499999999991">
                <text:p>-0.00293499999999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3151666666667">
                <text:p>5.03151666666667</text:p>
              </table:table-cell>
              <table:table-cell office:value-type="float" office:value="0.0195690000000002">
                <text:p>0.0195690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06505">
                <text:p>5.06505</text:p>
              </table:table-cell>
              <table:table-cell office:value-type="float" office:value="-0.00293499999999991">
                <text:p>-0.00293499999999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986">
                <text:p>5.0986</text:p>
              </table:table-cell>
              <table:table-cell office:value-type="float" office:value="0.00550400000000018">
                <text:p>0.00550400000000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3213333333333">
                <text:p>5.13213333333333</text:p>
              </table:table-cell>
              <table:table-cell office:value-type="float" office:value="-0.00293499999999991">
                <text:p>-0.00293499999999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16541666666667">
                <text:p>5.16541666666667</text:p>
              </table:table-cell>
              <table:table-cell office:value-type="float" office:value="0.00550400000000018">
                <text:p>0.005504000000000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19921666666667">
                <text:p>5.19921666666667</text:p>
              </table:table-cell>
              <table:table-cell office:value-type="float" office:value="-0.0198129999999999">
                <text:p>-0.01981299999999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3275">
                <text:p>5.23275</text:p>
              </table:table-cell>
              <table:table-cell office:value-type="float" office:value="-0.00574799999999986">
                <text:p>-0.005747999999999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2663">
                <text:p>5.2663</text:p>
              </table:table-cell>
              <table:table-cell office:value-type="float" office:value="0.00550400000000018">
                <text:p>0.00550400000000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29983333333333">
                <text:p>5.29983333333333</text:p>
              </table:table-cell>
              <table:table-cell office:value-type="float" office:value="0.013943">
                <text:p>0.0139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3336666666667">
                <text:p>5.33336666666667</text:p>
              </table:table-cell>
              <table:table-cell office:value-type="float" office:value="-0.00293499999999991">
                <text:p>-0.00293499999999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36691666666667">
                <text:p>5.36691666666667</text:p>
              </table:table-cell>
              <table:table-cell office:value-type="float" office:value="0.00831700000000013">
                <text:p>0.008317000000000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002">
                <text:p>5.4002</text:p>
              </table:table-cell>
              <table:table-cell office:value-type="float" office:value="-0.00574799999999986">
                <text:p>-0.005747999999999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34">
                <text:p>5.434</text:p>
              </table:table-cell>
              <table:table-cell office:value-type="float" office:value="0.00550400000000018">
                <text:p>0.00550400000000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46753333333333">
                <text:p>5.46753333333333</text:p>
              </table:table-cell>
              <table:table-cell office:value-type="float" office:value="-0.00293499999999991">
                <text:p>-0.00293499999999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0106666666667">
                <text:p>5.50106666666667</text:p>
              </table:table-cell>
              <table:table-cell office:value-type="float" office:value="0.00550400000000018">
                <text:p>0.005504000000000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3435">
                <text:p>5.53435</text:p>
              </table:table-cell>
              <table:table-cell office:value-type="float" office:value="-0.00574799999999986">
                <text:p>-0.005747999999999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56815">
                <text:p>5.56815</text:p>
              </table:table-cell>
              <table:table-cell office:value-type="float" office:value="0.002691">
                <text:p>0.0026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017">
                <text:p>5.6017</text:p>
              </table:table-cell>
              <table:table-cell office:value-type="float" office:value="0.0195690000000002">
                <text:p>0.01956900000000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3496666666667">
                <text:p>5.63496666666667</text:p>
              </table:table-cell>
              <table:table-cell office:value-type="float" office:value="0.0223820000000001">
                <text:p>0.02238200000000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66876666666667">
                <text:p>5.66876666666667</text:p>
              </table:table-cell>
              <table:table-cell office:value-type="float" office:value="0.0167560000000002">
                <text:p>0.01675600000000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0231666666667">
                <text:p>5.70231666666667</text:p>
              </table:table-cell>
              <table:table-cell office:value-type="float" office:value="0.0195690000000002">
                <text:p>0.01956900000000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3585">
                <text:p>5.73585</text:p>
              </table:table-cell>
              <table:table-cell office:value-type="float" office:value="0.0167560000000002">
                <text:p>0.01675600000000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7694">
                <text:p>5.7694</text:p>
              </table:table-cell>
              <table:table-cell office:value-type="float" office:value="0.028008">
                <text:p>0.02800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0293333333333">
                <text:p>5.80293333333333</text:p>
              </table:table-cell>
              <table:table-cell office:value-type="float" office:value="0.028008">
                <text:p>0.028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3646666666667">
                <text:p>5.83646666666667</text:p>
              </table:table-cell>
              <table:table-cell office:value-type="float" office:value="0.0336339999999999">
                <text:p>0.0336339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86975">
                <text:p>5.86975</text:p>
              </table:table-cell>
              <table:table-cell office:value-type="float" office:value="0.0195690000000002">
                <text:p>0.01956900000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0355">
                <text:p>5.90355</text:p>
              </table:table-cell>
              <table:table-cell office:value-type="float" office:value="0.0195690000000002">
                <text:p>0.0195690000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371">
                <text:p>5.9371</text:p>
              </table:table-cell>
              <table:table-cell office:value-type="float" office:value="0.0364470000000001">
                <text:p>0.03644700000000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97063333333333">
                <text:p>5.97063333333333</text:p>
              </table:table-cell>
              <table:table-cell office:value-type="float" office:value="0.0336339999999999">
                <text:p>0.03363399999999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0416666666667">
                <text:p>6.00416666666667</text:p>
              </table:table-cell>
              <table:table-cell office:value-type="float" office:value="0.0223820000000001">
                <text:p>0.0223820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3771666666667">
                <text:p>6.03771666666667</text:p>
              </table:table-cell>
              <table:table-cell office:value-type="float" office:value="0.028008">
                <text:p>0.0280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07125">
                <text:p>6.07125</text:p>
              </table:table-cell>
              <table:table-cell office:value-type="float" office:value="0.0223820000000001">
                <text:p>0.02238200000000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0453333333333">
                <text:p>6.10453333333333</text:p>
              </table:table-cell>
              <table:table-cell office:value-type="float" office:value="0.028008">
                <text:p>0.0280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3833333333333">
                <text:p>6.13833333333333</text:p>
              </table:table-cell>
              <table:table-cell office:value-type="float" office:value="0.044886">
                <text:p>0.0448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17186666666667">
                <text:p>6.17186666666667</text:p>
              </table:table-cell>
              <table:table-cell office:value-type="float" office:value="0.0589510000000002">
                <text:p>0.05895100000000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0515">
                <text:p>6.20515</text:p>
              </table:table-cell>
              <table:table-cell office:value-type="float" office:value="0.044886">
                <text:p>0.0448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3895">
                <text:p>6.23895</text:p>
              </table:table-cell>
              <table:table-cell office:value-type="float" office:value="0.0364470000000001">
                <text:p>0.03644700000000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2725">
                <text:p>6.2725</text:p>
              </table:table-cell>
              <table:table-cell office:value-type="float" office:value="0.0476990000000002">
                <text:p>0.04769900000000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0603333333333">
                <text:p>6.30603333333333</text:p>
              </table:table-cell>
              <table:table-cell office:value-type="float" office:value="0.042073">
                <text:p>0.0420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3931666666667">
                <text:p>6.33931666666667</text:p>
              </table:table-cell>
              <table:table-cell office:value-type="float" office:value="3.108243">
                <text:p>3.1082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37311666666667">
                <text:p>6.37311666666667</text:p>
              </table:table-cell>
              <table:table-cell office:value-type="float" office:value="3.516128">
                <text:p>3.5161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0665">
                <text:p>6.40665</text:p>
              </table:table-cell>
              <table:table-cell office:value-type="float" office:value="3.448616">
                <text:p>3.4486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3993333333333">
                <text:p>6.43993333333333</text:p>
              </table:table-cell>
              <table:table-cell office:value-type="float" office:value="3.026666">
                <text:p>3.0266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47373333333333">
                <text:p>6.47373333333333</text:p>
              </table:table-cell>
              <table:table-cell office:value-type="float" office:value="2.815691">
                <text:p>2.8156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0726666666667">
                <text:p>6.50726666666667</text:p>
              </table:table-cell>
              <table:table-cell office:value-type="float" office:value="2.669415">
                <text:p>2.6694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4081666666667">
                <text:p>6.54081666666667</text:p>
              </table:table-cell>
              <table:table-cell office:value-type="float" office:value="2.520326">
                <text:p>2.5203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57435">
                <text:p>6.57435</text:p>
              </table:table-cell>
              <table:table-cell office:value-type="float" office:value="2.540017">
                <text:p>2.5400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079">
                <text:p>6.6079</text:p>
              </table:table-cell>
              <table:table-cell office:value-type="float" office:value="2.579399">
                <text:p>2.57939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4143333333333">
                <text:p>6.64143333333333</text:p>
              </table:table-cell>
              <table:table-cell office:value-type="float" office:value="2.607529">
                <text:p>2.607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67471666666667">
                <text:p>6.67471666666667</text:p>
              </table:table-cell>
              <table:table-cell office:value-type="float" office:value="2.618781">
                <text:p>2.6187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0851666666667">
                <text:p>6.70851666666667</text:p>
              </table:table-cell>
              <table:table-cell office:value-type="float" office:value="2.613155">
                <text:p>2.6131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4205">
                <text:p>6.74205</text:p>
              </table:table-cell>
              <table:table-cell office:value-type="float" office:value="2.585025">
                <text:p>2.5850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7756">
                <text:p>6.7756</text:p>
              </table:table-cell>
              <table:table-cell office:value-type="float" office:value="2.562521">
                <text:p>2.5625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0886666666667">
                <text:p>6.80886666666667</text:p>
              </table:table-cell>
              <table:table-cell office:value-type="float" office:value="2.528765">
                <text:p>2.5287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4266666666667">
                <text:p>6.84266666666667</text:p>
              </table:table-cell>
              <table:table-cell office:value-type="float" office:value="2.528765">
                <text:p>2.5287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87621666666667">
                <text:p>6.87621666666667</text:p>
              </table:table-cell>
              <table:table-cell office:value-type="float" office:value="2.585025">
                <text:p>2.585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095">
                <text:p>6.9095</text:p>
              </table:table-cell>
              <table:table-cell office:value-type="float" office:value="2.610342">
                <text:p>2.6103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433">
                <text:p>6.9433</text:p>
              </table:table-cell>
              <table:table-cell office:value-type="float" office:value="2.646911">
                <text:p>2.6469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7683333333333">
                <text:p>6.97683333333333</text:p>
              </table:table-cell>
              <table:table-cell office:value-type="float" office:value="2.540017">
                <text:p>2.5400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1036666666667">
                <text:p>7.01036666666667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4391666666667">
                <text:p>7.04391666666667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07745">
                <text:p>7.07745</text:p>
              </table:table-cell>
              <table:table-cell office:value-type="float" office:value="2.537204">
                <text:p>2.5372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11">
                <text:p>7.111</text:p>
              </table:table-cell>
              <table:table-cell office:value-type="float" office:value="2.517513">
                <text:p>2.5175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4426666666667">
                <text:p>7.14426666666667</text:p>
              </table:table-cell>
              <table:table-cell office:value-type="float" office:value="2.520326">
                <text:p>2.52032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17806666666667">
                <text:p>7.17806666666667</text:p>
              </table:table-cell>
              <table:table-cell office:value-type="float" office:value="2.523139">
                <text:p>2.5231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1161666666667">
                <text:p>7.21161666666667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4515">
                <text:p>7.24515</text:p>
              </table:table-cell>
              <table:table-cell office:value-type="float" office:value="2.5147">
                <text:p>2.51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787">
                <text:p>7.2787</text:p>
              </table:table-cell>
              <table:table-cell office:value-type="float" office:value="2.509074">
                <text:p>2.509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125">
                <text:p>7.3125</text:p>
              </table:table-cell>
              <table:table-cell office:value-type="float" office:value="2.511887">
                <text:p>2.51188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4576666666667">
                <text:p>7.34576666666667</text:p>
              </table:table-cell>
              <table:table-cell office:value-type="float" office:value="2.5147">
                <text:p>2.514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37905">
                <text:p>7.37905</text:p>
              </table:table-cell>
              <table:table-cell office:value-type="float" office:value="2.5147">
                <text:p>2.51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1285">
                <text:p>7.41285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464">
                <text:p>7.4464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7993333333333">
                <text:p>7.47993333333333</text:p>
              </table:table-cell>
              <table:table-cell office:value-type="float" office:value="2.525952">
                <text:p>2.5259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1346666666667">
                <text:p>7.51346666666667</text:p>
              </table:table-cell>
              <table:table-cell office:value-type="float" office:value="2.54283">
                <text:p>2.542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4701666666667">
                <text:p>7.54701666666667</text:p>
              </table:table-cell>
              <table:table-cell office:value-type="float" office:value="2.531578">
                <text:p>2.5315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58055">
                <text:p>7.58055</text:p>
              </table:table-cell>
              <table:table-cell office:value-type="float" office:value="2.506261">
                <text:p>2.5062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1383333333333">
                <text:p>7.61383333333333</text:p>
              </table:table-cell>
              <table:table-cell office:value-type="float" office:value="2.517513">
                <text:p>2.5175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4763333333333">
                <text:p>7.64763333333333</text:p>
              </table:table-cell>
              <table:table-cell office:value-type="float" office:value="2.520326">
                <text:p>2.5203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68116666666667">
                <text:p>7.68116666666667</text:p>
              </table:table-cell>
              <table:table-cell office:value-type="float" office:value="2.531578">
                <text:p>2.5315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1445">
                <text:p>7.71445</text:p>
              </table:table-cell>
              <table:table-cell office:value-type="float" office:value="2.540017">
                <text:p>2.5400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4825">
                <text:p>7.74825</text:p>
              </table:table-cell>
              <table:table-cell office:value-type="float" office:value="2.525952">
                <text:p>2.5259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818">
                <text:p>7.7818</text:p>
              </table:table-cell>
              <table:table-cell office:value-type="float" office:value="2.511887">
                <text:p>2.5118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1533333333333">
                <text:p>7.81533333333333</text:p>
              </table:table-cell>
              <table:table-cell office:value-type="float" office:value="2.523139">
                <text:p>2.5231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4886666666667">
                <text:p>7.84886666666667</text:p>
              </table:table-cell>
              <table:table-cell office:value-type="float" office:value="2.509074">
                <text:p>2.5090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88241666666667">
                <text:p>7.88241666666667</text:p>
              </table:table-cell>
              <table:table-cell office:value-type="float" office:value="2.509074">
                <text:p>2.5090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1595">
                <text:p>7.91595</text:p>
              </table:table-cell>
              <table:table-cell office:value-type="float" office:value="2.506261">
                <text:p>2.50626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4923333333333">
                <text:p>7.94923333333333</text:p>
              </table:table-cell>
              <table:table-cell office:value-type="float" office:value="2.506261">
                <text:p>2.5062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98303333333333">
                <text:p>7.98303333333333</text:p>
              </table:table-cell>
              <table:table-cell office:value-type="float" office:value="2.500635">
                <text:p>2.5006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1656666666667">
                <text:p>8.01656666666667</text:p>
              </table:table-cell>
              <table:table-cell office:value-type="float" office:value="2.5147">
                <text:p>2.514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5011666666667">
                <text:p>8.05011666666667</text:p>
              </table:table-cell>
              <table:table-cell office:value-type="float" office:value="2.497822">
                <text:p>2.4978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08365">
                <text:p>8.08365</text:p>
              </table:table-cell>
              <table:table-cell office:value-type="float" office:value="2.492196">
                <text:p>2.4921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172">
                <text:p>8.1172</text:p>
              </table:table-cell>
              <table:table-cell office:value-type="float" office:value="2.48657">
                <text:p>2.48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5073333333333">
                <text:p>8.15073333333333</text:p>
              </table:table-cell>
              <table:table-cell office:value-type="float" office:value="2.48657">
                <text:p>2.486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18401666666667">
                <text:p>8.18401666666667</text:p>
              </table:table-cell>
              <table:table-cell office:value-type="float" office:value="2.478131">
                <text:p>2.4781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1781666666667">
                <text:p>8.21781666666667</text:p>
              </table:table-cell>
              <table:table-cell office:value-type="float" office:value="2.489383">
                <text:p>2.48938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5135">
                <text:p>8.25135</text:p>
              </table:table-cell>
              <table:table-cell office:value-type="float" office:value="2.475318">
                <text:p>2.4753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2849">
                <text:p>8.2849</text:p>
              </table:table-cell>
              <table:table-cell office:value-type="float" office:value="2.480944">
                <text:p>2.4809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1843333333333">
                <text:p>8.31843333333333</text:p>
              </table:table-cell>
              <table:table-cell office:value-type="float" office:value="2.469692">
                <text:p>2.4696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5196666666667">
                <text:p>8.35196666666667</text:p>
              </table:table-cell>
              <table:table-cell office:value-type="float" office:value="2.441562">
                <text:p>2.4415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38551666666667">
                <text:p>8.38551666666667</text:p>
              </table:table-cell>
              <table:table-cell office:value-type="float" office:value="2.433123">
                <text:p>2.4331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188">
                <text:p>8.4188</text:p>
              </table:table-cell>
              <table:table-cell office:value-type="float" office:value="2.464066">
                <text:p>2.4640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526">
                <text:p>8.4526</text:p>
              </table:table-cell>
              <table:table-cell office:value-type="float" office:value="2.478131">
                <text:p>2.4781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48613333333333">
                <text:p>8.48613333333333</text:p>
              </table:table-cell>
              <table:table-cell office:value-type="float" office:value="2.472505">
                <text:p>2.4725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1966666666667">
                <text:p>8.51966666666667</text:p>
              </table:table-cell>
              <table:table-cell office:value-type="float" office:value="2.472505">
                <text:p>2.4725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5321666666667">
                <text:p>8.55321666666667</text:p>
              </table:table-cell>
              <table:table-cell office:value-type="float" office:value="2.469692">
                <text:p>2.4696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58675">
                <text:p>8.58675</text:p>
              </table:table-cell>
              <table:table-cell office:value-type="float" office:value="2.464066">
                <text:p>2.4640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203">
                <text:p>8.6203</text:p>
              </table:table-cell>
              <table:table-cell office:value-type="float" office:value="2.447188">
                <text:p>2.4471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5356666666667">
                <text:p>8.65356666666667</text:p>
              </table:table-cell>
              <table:table-cell office:value-type="float" office:value="2.441562">
                <text:p>2.4415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8736666666667">
                <text:p>8.68736666666667</text:p>
              </table:table-cell>
              <table:table-cell office:value-type="float" office:value="2.444375">
                <text:p>2.444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2091666666667">
                <text:p>8.72091666666667</text:p>
              </table:table-cell>
              <table:table-cell office:value-type="float" office:value="2.43031">
                <text:p>2.430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5445">
                <text:p>8.75445</text:p>
              </table:table-cell>
              <table:table-cell office:value-type="float" office:value="2.444375">
                <text:p>2.4443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788">
                <text:p>8.788</text:p>
              </table:table-cell>
              <table:table-cell office:value-type="float" office:value="2.450001">
                <text:p>2.45000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2153333333333">
                <text:p>8.82153333333333</text:p>
              </table:table-cell>
              <table:table-cell office:value-type="float" office:value="2.469692">
                <text:p>2.46969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5506666666667">
                <text:p>8.85506666666667</text:p>
              </table:table-cell>
              <table:table-cell office:value-type="float" office:value="2.475318">
                <text:p>2.4753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88835">
                <text:p>8.88835</text:p>
              </table:table-cell>
              <table:table-cell office:value-type="float" office:value="2.461253">
                <text:p>2.4612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2215">
                <text:p>8.92215</text:p>
              </table:table-cell>
              <table:table-cell office:value-type="float" office:value="2.447188">
                <text:p>2.4471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557">
                <text:p>8.9557</text:p>
              </table:table-cell>
              <table:table-cell office:value-type="float" office:value="2.438749">
                <text:p>2.4387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98896666666667">
                <text:p>8.98896666666667</text:p>
              </table:table-cell>
              <table:table-cell office:value-type="float" office:value="2.455627">
                <text:p>2.4556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2276666666667">
                <text:p>9.02276666666667</text:p>
              </table:table-cell>
              <table:table-cell office:value-type="float" office:value="2.450001">
                <text:p>2.45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5631666666667">
                <text:p>9.05631666666667</text:p>
              </table:table-cell>
              <table:table-cell office:value-type="float" office:value="2.450001">
                <text:p>2.4500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08985">
                <text:p>9.08985</text:p>
              </table:table-cell>
              <table:table-cell office:value-type="float" office:value="2.435936">
                <text:p>2.4359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234">
                <text:p>9.1234</text:p>
              </table:table-cell>
              <table:table-cell office:value-type="float" office:value="2.444375">
                <text:p>2.44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5693333333333">
                <text:p>9.15693333333333</text:p>
              </table:table-cell>
              <table:table-cell office:value-type="float" office:value="2.450001">
                <text:p>2.45000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19046666666667">
                <text:p>9.19046666666667</text:p>
              </table:table-cell>
              <table:table-cell office:value-type="float" office:value="2.43031">
                <text:p>2.430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2375">
                <text:p>9.22375</text:p>
              </table:table-cell>
              <table:table-cell office:value-type="float" office:value="2.427497">
                <text:p>2.4274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5755">
                <text:p>9.25755</text:p>
              </table:table-cell>
              <table:table-cell office:value-type="float" office:value="2.419058">
                <text:p>2.4190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2911">
                <text:p>9.2911</text:p>
              </table:table-cell>
              <table:table-cell office:value-type="float" office:value="2.404993">
                <text:p>2.4049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2463333333333">
                <text:p>9.32463333333333</text:p>
              </table:table-cell>
              <table:table-cell office:value-type="float" office:value="2.438749">
                <text:p>2.4387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5816666666667">
                <text:p>9.35816666666667</text:p>
              </table:table-cell>
              <table:table-cell office:value-type="float" office:value="2.43031">
                <text:p>2.430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39171666666667">
                <text:p>9.39171666666667</text:p>
              </table:table-cell>
              <table:table-cell office:value-type="float" office:value="2.421871">
                <text:p>2.4218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2525">
                <text:p>9.42525</text:p>
              </table:table-cell>
              <table:table-cell office:value-type="float" office:value="2.410619">
                <text:p>2.4106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5853333333333">
                <text:p>9.45853333333333</text:p>
              </table:table-cell>
              <table:table-cell office:value-type="float" office:value="2.40218">
                <text:p>2.402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49233333333333">
                <text:p>9.49233333333333</text:p>
              </table:table-cell>
              <table:table-cell office:value-type="float" office:value="2.416245">
                <text:p>2.4162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2586666666667">
                <text:p>9.52586666666667</text:p>
              </table:table-cell>
              <table:table-cell office:value-type="float" office:value="2.421871">
                <text:p>2.42187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5941666666667">
                <text:p>9.55941666666667</text:p>
              </table:table-cell>
              <table:table-cell office:value-type="float" office:value="2.416245">
                <text:p>2.4162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9295">
                <text:p>9.59295</text:p>
              </table:table-cell>
              <table:table-cell office:value-type="float" office:value="2.404993">
                <text:p>2.4049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265">
                <text:p>9.6265</text:p>
              </table:table-cell>
              <table:table-cell office:value-type="float" office:value="2.404993">
                <text:p>2.4049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6003333333333">
                <text:p>9.66003333333333</text:p>
              </table:table-cell>
              <table:table-cell office:value-type="float" office:value="2.413432">
                <text:p>2.4134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69331666666667">
                <text:p>9.69331666666667</text:p>
              </table:table-cell>
              <table:table-cell office:value-type="float" office:value="2.404993">
                <text:p>2.4049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2711666666667">
                <text:p>9.72711666666667</text:p>
              </table:table-cell>
              <table:table-cell office:value-type="float" office:value="2.404993">
                <text:p>2.4049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6065">
                <text:p>9.76065</text:p>
              </table:table-cell>
              <table:table-cell office:value-type="float" office:value="2.399367">
                <text:p>2.3993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7942">
                <text:p>9.7942</text:p>
              </table:table-cell>
              <table:table-cell office:value-type="float" office:value="2.390928">
                <text:p>2.390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2773333333333">
                <text:p>9.82773333333333</text:p>
              </table:table-cell>
              <table:table-cell office:value-type="float" office:value="2.390928">
                <text:p>2.39092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6126666666667">
                <text:p>9.86126666666667</text:p>
              </table:table-cell>
              <table:table-cell office:value-type="float" office:value="2.396554">
                <text:p>2.39655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89481666666667">
                <text:p>9.89481666666667</text:p>
              </table:table-cell>
              <table:table-cell office:value-type="float" office:value="2.40218">
                <text:p>2.402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281">
                <text:p>9.9281</text:p>
              </table:table-cell>
              <table:table-cell office:value-type="float" office:value="2.396554">
                <text:p>2.39655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619">
                <text:p>9.9619</text:p>
              </table:table-cell>
              <table:table-cell office:value-type="float" office:value="2.40218">
                <text:p>2.402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.99543333333333">
                <text:p>9.99543333333333</text:p>
              </table:table-cell>
              <table:table-cell office:value-type="float" office:value="2.385302">
                <text:p>2.3853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289666666667">
                <text:p>10.0289666666667</text:p>
              </table:table-cell>
              <table:table-cell office:value-type="float" office:value="2.382489">
                <text:p>2.3824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625166666667">
                <text:p>10.0625166666667</text:p>
              </table:table-cell>
              <table:table-cell office:value-type="float" office:value="2.376863">
                <text:p>2.3768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09605">
                <text:p>10.09605</text:p>
              </table:table-cell>
              <table:table-cell office:value-type="float" office:value="2.362798">
                <text:p>2.3627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296">
                <text:p>10.1296</text:p>
              </table:table-cell>
              <table:table-cell office:value-type="float" office:value="2.362798">
                <text:p>2.36279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628666666667">
                <text:p>10.1628666666667</text:p>
              </table:table-cell>
              <table:table-cell office:value-type="float" office:value="2.376863">
                <text:p>2.37686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1977166666667">
                <text:p>10.1977166666667</text:p>
              </table:table-cell>
              <table:table-cell office:value-type="float" office:value="2.359985">
                <text:p>2.35998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304666666667">
                <text:p>10.2304666666667</text:p>
              </table:table-cell>
              <table:table-cell office:value-type="float" office:value="2.371237">
                <text:p>2.3712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640166666667">
                <text:p>10.2640166666667</text:p>
              </table:table-cell>
              <table:table-cell office:value-type="float" office:value="2.368424">
                <text:p>2.3684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2973">
                <text:p>10.2973</text:p>
              </table:table-cell>
              <table:table-cell office:value-type="float" office:value="2.34592">
                <text:p>2.345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311">
                <text:p>10.3311</text:p>
              </table:table-cell>
              <table:table-cell office:value-type="float" office:value="2.343107">
                <text:p>2.3431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646333333333">
                <text:p>10.3646333333333</text:p>
              </table:table-cell>
              <table:table-cell office:value-type="float" office:value="2.357172">
                <text:p>2.3571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3981666666667">
                <text:p>10.3981666666667</text:p>
              </table:table-cell>
              <table:table-cell office:value-type="float" office:value="2.343107">
                <text:p>2.3431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317166666667">
                <text:p>10.4317166666667</text:p>
              </table:table-cell>
              <table:table-cell office:value-type="float" office:value="2.351546">
                <text:p>2.35154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6525">
                <text:p>10.46525</text:p>
              </table:table-cell>
              <table:table-cell office:value-type="float" office:value="2.340294">
                <text:p>2.34029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4988">
                <text:p>10.4988</text:p>
              </table:table-cell>
              <table:table-cell office:value-type="float" office:value="2.354359">
                <text:p>2.354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320666666667">
                <text:p>10.5320666666667</text:p>
              </table:table-cell>
              <table:table-cell office:value-type="float" office:value="2.348733">
                <text:p>2.3487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658666666667">
                <text:p>10.5658666666667</text:p>
              </table:table-cell>
              <table:table-cell office:value-type="float" office:value="2.343107">
                <text:p>2.3431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5994166666667">
                <text:p>10.5994166666667</text:p>
              </table:table-cell>
              <table:table-cell office:value-type="float" office:value="2.340294">
                <text:p>2.3402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3295">
                <text:p>10.63295</text:p>
              </table:table-cell>
              <table:table-cell office:value-type="float" office:value="2.348733">
                <text:p>2.3487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665">
                <text:p>10.6665</text:p>
              </table:table-cell>
              <table:table-cell office:value-type="float" office:value="2.357172">
                <text:p>2.3571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000333333333">
                <text:p>10.7000333333333</text:p>
              </table:table-cell>
              <table:table-cell office:value-type="float" office:value="2.348733">
                <text:p>2.34873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335666666667">
                <text:p>10.7335666666667</text:p>
              </table:table-cell>
              <table:table-cell office:value-type="float" office:value="2.359985">
                <text:p>2.3599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6685">
                <text:p>10.76685</text:p>
              </table:table-cell>
              <table:table-cell office:value-type="float" office:value="2.351546">
                <text:p>2.3515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0065">
                <text:p>10.80065</text:p>
              </table:table-cell>
              <table:table-cell office:value-type="float" office:value="2.343107">
                <text:p>2.3431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342">
                <text:p>10.8342</text:p>
              </table:table-cell>
              <table:table-cell office:value-type="float" office:value="2.334668">
                <text:p>2.3346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677333333333">
                <text:p>10.8677333333333</text:p>
              </table:table-cell>
              <table:table-cell office:value-type="float" office:value="2.340294">
                <text:p>2.34029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012666666667">
                <text:p>10.9012666666667</text:p>
              </table:table-cell>
              <table:table-cell office:value-type="float" office:value="2.329042">
                <text:p>2.32904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348166666667">
                <text:p>10.9348166666667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6835">
                <text:p>10.96835</text:p>
              </table:table-cell>
              <table:table-cell office:value-type="float" office:value="2.331855">
                <text:p>2.3318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016333333333">
                <text:p>11.0016333333333</text:p>
              </table:table-cell>
              <table:table-cell office:value-type="float" office:value="2.334668">
                <text:p>2.3346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354333333333">
                <text:p>11.0354333333333</text:p>
              </table:table-cell>
              <table:table-cell office:value-type="float" office:value="2.323416">
                <text:p>2.32341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689666666667">
                <text:p>11.0689666666667</text:p>
              </table:table-cell>
              <table:table-cell office:value-type="float" office:value="2.340294">
                <text:p>2.3402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025166666667">
                <text:p>11.1025166666667</text:p>
              </table:table-cell>
              <table:table-cell office:value-type="float" office:value="2.331855">
                <text:p>2.3318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3605">
                <text:p>11.13605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696">
                <text:p>11.1696</text:p>
              </table:table-cell>
              <table:table-cell office:value-type="float" office:value="2.34592">
                <text:p>2.345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031333333333">
                <text:p>11.2031333333333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364166666667">
                <text:p>11.2364166666667</text:p>
              </table:table-cell>
              <table:table-cell office:value-type="float" office:value="2.331855">
                <text:p>2.3318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702166666667">
                <text:p>11.2702166666667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0375">
                <text:p>11.30375</text:p>
              </table:table-cell>
              <table:table-cell office:value-type="float" office:value="2.34592">
                <text:p>2.345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373">
                <text:p>11.3373</text:p>
              </table:table-cell>
              <table:table-cell office:value-type="float" office:value="2.329042">
                <text:p>2.3290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708333333333">
                <text:p>11.3708333333333</text:p>
              </table:table-cell>
              <table:table-cell office:value-type="float" office:value="2.31779">
                <text:p>2.317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4043666666667">
                <text:p>11.4043666666667</text:p>
              </table:table-cell>
              <table:table-cell office:value-type="float" office:value="2.326229">
                <text:p>2.3262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379166666667">
                <text:p>11.4379166666667</text:p>
              </table:table-cell>
              <table:table-cell office:value-type="float" office:value="2.31779">
                <text:p>2.3177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712">
                <text:p>11.4712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505">
                <text:p>11.505</text:p>
              </table:table-cell>
              <table:table-cell office:value-type="float" office:value="2.337481">
                <text:p>2.3374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385333333333">
                <text:p>11.5385333333333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718166666667">
                <text:p>11.5718166666667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6056166666667">
                <text:p>11.6056166666667</text:p>
              </table:table-cell>
              <table:table-cell office:value-type="float" office:value="2.323416">
                <text:p>2.3234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3915">
                <text:p>11.63915</text:p>
              </table:table-cell>
              <table:table-cell office:value-type="float" office:value="2.331855">
                <text:p>2.3318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727">
                <text:p>11.6727</text:p>
              </table:table-cell>
              <table:table-cell office:value-type="float" office:value="2.323416">
                <text:p>2.3234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7059666666667">
                <text:p>11.7059666666667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397666666667">
                <text:p>11.7397666666667</text:p>
              </table:table-cell>
              <table:table-cell office:value-type="float" office:value="2.314977">
                <text:p>2.3149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733166666667">
                <text:p>11.7733166666667</text:p>
              </table:table-cell>
              <table:table-cell office:value-type="float" office:value="2.34592">
                <text:p>2.3459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8066">
                <text:p>11.8066</text:p>
              </table:table-cell>
              <table:table-cell office:value-type="float" office:value="2.329042">
                <text:p>2.329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404">
                <text:p>11.8404</text:p>
              </table:table-cell>
              <table:table-cell office:value-type="float" office:value="2.334668">
                <text:p>2.33466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739333333333">
                <text:p>11.8739333333333</text:p>
              </table:table-cell>
              <table:table-cell office:value-type="float" office:value="2.320603">
                <text:p>2.3206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9072166666667">
                <text:p>11.9072166666667</text:p>
              </table:table-cell>
              <table:table-cell office:value-type="float" office:value="2.306538">
                <text:p>2.3065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410166666667">
                <text:p>11.9410166666667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7455">
                <text:p>11.97455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0081">
                <text:p>12.0081</text:p>
              </table:table-cell>
              <table:table-cell office:value-type="float" office:value="2.300912">
                <text:p>2.3009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413666666667">
                <text:p>12.0413666666667</text:p>
              </table:table-cell>
              <table:table-cell office:value-type="float" office:value="2.298099">
                <text:p>2.2980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751666666667">
                <text:p>12.0751666666667</text:p>
              </table:table-cell>
              <table:table-cell office:value-type="float" office:value="2.312164">
                <text:p>2.3121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1087166666667">
                <text:p>12.1087166666667</text:p>
              </table:table-cell>
              <table:table-cell office:value-type="float" office:value="2.309351">
                <text:p>2.3093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4225">
                <text:p>12.14225</text:p>
              </table:table-cell>
              <table:table-cell office:value-type="float" office:value="2.309351">
                <text:p>2.30935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758">
                <text:p>12.1758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2093333333333">
                <text:p>12.2093333333333</text:p>
              </table:table-cell>
              <table:table-cell office:value-type="float" office:value="2.295286">
                <text:p>2.29528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428666666667">
                <text:p>12.2428666666667</text:p>
              </table:table-cell>
              <table:table-cell office:value-type="float" office:value="2.312164">
                <text:p>2.3121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7615">
                <text:p>12.27615</text:p>
              </table:table-cell>
              <table:table-cell office:value-type="float" office:value="2.300912">
                <text:p>2.3009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30995">
                <text:p>12.30995</text:p>
              </table:table-cell>
              <table:table-cell office:value-type="float" office:value="2.28966">
                <text:p>2.289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435">
                <text:p>12.3435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770333333333">
                <text:p>12.3770333333333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4105666666667">
                <text:p>12.4105666666667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441166666667">
                <text:p>12.4441166666667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7765">
                <text:p>12.47765</text:p>
              </table:table-cell>
              <table:table-cell office:value-type="float" office:value="2.269969">
                <text:p>2.2699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5109333333333">
                <text:p>12.5109333333333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447333333333">
                <text:p>12.5447333333333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782666666667">
                <text:p>12.5782666666667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6118166666667">
                <text:p>12.6118166666667</text:p>
              </table:table-cell>
              <table:table-cell office:value-type="float" office:value="2.267156">
                <text:p>2.2671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4535">
                <text:p>12.64535</text:p>
              </table:table-cell>
              <table:table-cell office:value-type="float" office:value="2.284034">
                <text:p>2.2840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789">
                <text:p>12.6789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7124333333333">
                <text:p>12.7124333333333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457166666667">
                <text:p>12.7457166666667</text:p>
              </table:table-cell>
              <table:table-cell office:value-type="float" office:value="2.281221">
                <text:p>2.2812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795166666667">
                <text:p>12.7795166666667</text:p>
              </table:table-cell>
              <table:table-cell office:value-type="float" office:value="2.286847">
                <text:p>2.2868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81305">
                <text:p>12.81305</text:p>
              </table:table-cell>
              <table:table-cell office:value-type="float" office:value="2.298099">
                <text:p>2.2980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463333333333">
                <text:p>12.8463333333333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801333333333">
                <text:p>12.8801333333333</text:p>
              </table:table-cell>
              <table:table-cell office:value-type="float" office:value="2.278408">
                <text:p>2.2784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9136666666667">
                <text:p>12.9136666666667</text:p>
              </table:table-cell>
              <table:table-cell office:value-type="float" office:value="2.258717">
                <text:p>2.2587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4695">
                <text:p>12.94695</text:p>
              </table:table-cell>
              <table:table-cell office:value-type="float" office:value="2.275595">
                <text:p>2.2755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8075">
                <text:p>12.98075</text:p>
              </table:table-cell>
              <table:table-cell office:value-type="float" office:value="2.255904">
                <text:p>2.25590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0143">
                <text:p>13.0143</text:p>
              </table:table-cell>
              <table:table-cell office:value-type="float" office:value="2.26153">
                <text:p>2.2615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478333333333">
                <text:p>13.0478333333333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813666666667">
                <text:p>13.0813666666667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1149166666667">
                <text:p>13.1149166666667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4845">
                <text:p>13.14845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82">
                <text:p>13.182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2155333333333">
                <text:p>13.2155333333333</text:p>
              </table:table-cell>
              <table:table-cell office:value-type="float" office:value="2.247465">
                <text:p>2.2474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490666666667">
                <text:p>13.2490666666667</text:p>
              </table:table-cell>
              <table:table-cell office:value-type="float" office:value="2.244652">
                <text:p>2.2446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826166666667">
                <text:p>13.2826166666667</text:p>
              </table:table-cell>
              <table:table-cell office:value-type="float" office:value="2.239026">
                <text:p>2.2390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31615">
                <text:p>13.31615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497">
                <text:p>13.3497</text:p>
              </table:table-cell>
              <table:table-cell office:value-type="float" office:value="2.264343">
                <text:p>2.2643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832333333333">
                <text:p>13.3832333333333</text:p>
              </table:table-cell>
              <table:table-cell office:value-type="float" office:value="2.253091">
                <text:p>2.25309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4167666666667">
                <text:p>13.4167666666667</text:p>
              </table:table-cell>
              <table:table-cell office:value-type="float" office:value="2.250278">
                <text:p>2.2502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503166666667">
                <text:p>13.4503166666667</text:p>
              </table:table-cell>
              <table:table-cell office:value-type="float" office:value="2.236213">
                <text:p>2.23621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8385">
                <text:p>13.48385</text:p>
              </table:table-cell>
              <table:table-cell office:value-type="float" office:value="2.219335">
                <text:p>2.2193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5174">
                <text:p>13.5174</text:p>
              </table:table-cell>
              <table:table-cell office:value-type="float" office:value="2.230587">
                <text:p>2.23058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506666666667">
                <text:p>13.5506666666667</text:p>
              </table:table-cell>
              <table:table-cell office:value-type="float" office:value="2.244652">
                <text:p>2.2446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844666666667">
                <text:p>13.5844666666667</text:p>
              </table:table-cell>
              <table:table-cell office:value-type="float" office:value="2.236213">
                <text:p>2.2362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6180166666667">
                <text:p>13.6180166666667</text:p>
              </table:table-cell>
              <table:table-cell office:value-type="float" office:value="2.224961">
                <text:p>2.22496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5155">
                <text:p>13.65155</text:p>
              </table:table-cell>
              <table:table-cell office:value-type="float" office:value="2.227774">
                <text:p>2.2277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851">
                <text:p>13.6851</text:p>
              </table:table-cell>
              <table:table-cell office:value-type="float" office:value="2.222148">
                <text:p>2.22214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7186333333333">
                <text:p>13.7186333333333</text:p>
              </table:table-cell>
              <table:table-cell office:value-type="float" office:value="2.208083">
                <text:p>2.20808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521666666667">
                <text:p>13.7521666666667</text:p>
              </table:table-cell>
              <table:table-cell office:value-type="float" office:value="2.224961">
                <text:p>2.22496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8545">
                <text:p>13.78545</text:p>
              </table:table-cell>
              <table:table-cell office:value-type="float" office:value="2.210896">
                <text:p>2.210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81925">
                <text:p>13.81925</text:p>
              </table:table-cell>
              <table:table-cell office:value-type="float" office:value="2.213709">
                <text:p>2.2137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528">
                <text:p>13.8528</text:p>
              </table:table-cell>
              <table:table-cell office:value-type="float" office:value="2.20527">
                <text:p>2.205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860666666667">
                <text:p>13.8860666666667</text:p>
              </table:table-cell>
              <table:table-cell office:value-type="float" office:value="2.216522">
                <text:p>2.2165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9198666666667">
                <text:p>13.9198666666667</text:p>
              </table:table-cell>
              <table:table-cell office:value-type="float" office:value="2.208083">
                <text:p>2.2080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534166666667">
                <text:p>13.9534166666667</text:p>
              </table:table-cell>
              <table:table-cell office:value-type="float" office:value="2.216522">
                <text:p>2.2165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8695">
                <text:p>13.98695</text:p>
              </table:table-cell>
              <table:table-cell office:value-type="float" office:value="2.216522">
                <text:p>2.2165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.0205">
                <text:p>14.0205</text:p>
              </table:table-cell>
              <table:table-cell office:value-type="float" office:value="2.216522">
                <text:p>2.2165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540333333333">
                <text:p>14.0540333333333</text:p>
              </table:table-cell>
              <table:table-cell office:value-type="float" office:value="2.222148">
                <text:p>2.2221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875666666667">
                <text:p>14.0875666666667</text:p>
              </table:table-cell>
              <table:table-cell office:value-type="float" office:value="2.224961">
                <text:p>2.22496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12085">
                <text:p>14.12085</text:p>
              </table:table-cell>
              <table:table-cell office:value-type="float" office:value="2.219335">
                <text:p>2.21933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5465">
                <text:p>14.15465</text:p>
              </table:table-cell>
              <table:table-cell office:value-type="float" office:value="2.224961">
                <text:p>2.2249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882">
                <text:p>14.1882</text:p>
              </table:table-cell>
              <table:table-cell office:value-type="float" office:value="2.2334">
                <text:p>2.23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2214666666667">
                <text:p>14.2214666666667</text:p>
              </table:table-cell>
              <table:table-cell office:value-type="float" office:value="2.222148">
                <text:p>2.22214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552666666667">
                <text:p>14.2552666666667</text:p>
              </table:table-cell>
              <table:table-cell office:value-type="float" office:value="2.219335">
                <text:p>2.21933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888166666667">
                <text:p>14.2888166666667</text:p>
              </table:table-cell>
              <table:table-cell office:value-type="float" office:value="2.210896">
                <text:p>2.21089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32235">
                <text:p>14.32235</text:p>
              </table:table-cell>
              <table:table-cell office:value-type="float" office:value="2.20527">
                <text:p>2.205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559">
                <text:p>14.3559</text:p>
              </table:table-cell>
              <table:table-cell office:value-type="float" office:value="2.210896">
                <text:p>2.21089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894333333333">
                <text:p>14.3894333333333</text:p>
              </table:table-cell>
              <table:table-cell office:value-type="float" office:value="2.230587">
                <text:p>2.2305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4229666666667">
                <text:p>14.4229666666667</text:p>
              </table:table-cell>
              <table:table-cell office:value-type="float" office:value="2.224961">
                <text:p>2.2249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5625">
                <text:p>14.45625</text:p>
              </table:table-cell>
              <table:table-cell office:value-type="float" office:value="2.216522">
                <text:p>2.21652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9005">
                <text:p>14.49005</text:p>
              </table:table-cell>
              <table:table-cell office:value-type="float" office:value="2.210896">
                <text:p>2.2108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5236">
                <text:p>14.5236</text:p>
              </table:table-cell>
              <table:table-cell office:value-type="float" office:value="2.222148">
                <text:p>2.2221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571333333333">
                <text:p>14.5571333333333</text:p>
              </table:table-cell>
              <table:table-cell office:value-type="float" office:value="2.199644">
                <text:p>2.1996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906666666667">
                <text:p>14.5906666666667</text:p>
              </table:table-cell>
              <table:table-cell office:value-type="float" office:value="2.213709">
                <text:p>2.21370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6242166666667">
                <text:p>14.6242166666667</text:p>
              </table:table-cell>
              <table:table-cell office:value-type="float" office:value="2.219335">
                <text:p>2.21933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5775">
                <text:p>14.65775</text:p>
              </table:table-cell>
              <table:table-cell office:value-type="float" office:value="2.20527">
                <text:p>2.205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910333333333">
                <text:p>14.6910333333333</text:p>
              </table:table-cell>
              <table:table-cell office:value-type="float" office:value="2.208083">
                <text:p>2.2080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7248333333333">
                <text:p>14.7248333333333</text:p>
              </table:table-cell>
              <table:table-cell office:value-type="float" office:value="2.199644">
                <text:p>2.1996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583666666667">
                <text:p>14.7583666666667</text:p>
              </table:table-cell>
              <table:table-cell office:value-type="float" office:value="2.174327">
                <text:p>2.1743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919166666667">
                <text:p>14.7919166666667</text:p>
              </table:table-cell>
              <table:table-cell office:value-type="float" office:value="2.202457">
                <text:p>2.2024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8252">
                <text:p>14.8252</text:p>
              </table:table-cell>
              <table:table-cell office:value-type="float" office:value="2.17714">
                <text:p>2.1771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59">
                <text:p>14.859</text:p>
              </table:table-cell>
              <table:table-cell office:value-type="float" office:value="2.185579">
                <text:p>2.1855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925333333333">
                <text:p>14.8925333333333</text:p>
              </table:table-cell>
              <table:table-cell office:value-type="float" office:value="2.174327">
                <text:p>2.1743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9258166666667">
                <text:p>14.9258166666667</text:p>
              </table:table-cell>
              <table:table-cell office:value-type="float" office:value="2.179953">
                <text:p>2.1799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596166666667">
                <text:p>14.9596166666667</text:p>
              </table:table-cell>
              <table:table-cell office:value-type="float" office:value="2.174327">
                <text:p>2.1743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9315">
                <text:p>14.99315</text:p>
              </table:table-cell>
              <table:table-cell office:value-type="float" office:value="2.163075">
                <text:p>2.1630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0267">
                <text:p>15.0267</text:p>
              </table:table-cell>
              <table:table-cell office:value-type="float" office:value="2.17714">
                <text:p>2.177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599666666667">
                <text:p>15.0599666666667</text:p>
              </table:table-cell>
              <table:table-cell office:value-type="float" office:value="2.191205">
                <text:p>2.1912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937666666667">
                <text:p>15.0937666666667</text:p>
              </table:table-cell>
              <table:table-cell office:value-type="float" office:value="2.20527">
                <text:p>2.205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1273166666667">
                <text:p>15.1273166666667</text:p>
              </table:table-cell>
              <table:table-cell office:value-type="float" office:value="2.230587">
                <text:p>2.23058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606">
                <text:p>15.1606</text:p>
              </table:table-cell>
              <table:table-cell office:value-type="float" office:value="2.241839">
                <text:p>2.2418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944">
                <text:p>15.1944</text:p>
              </table:table-cell>
              <table:table-cell office:value-type="float" office:value="2.272782">
                <text:p>2.2727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2279333333333">
                <text:p>15.2279333333333</text:p>
              </table:table-cell>
              <table:table-cell office:value-type="float" office:value="2.306538">
                <text:p>2.3065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614666666667">
                <text:p>15.2614666666667</text:p>
              </table:table-cell>
              <table:table-cell office:value-type="float" office:value="2.343107">
                <text:p>2.3431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950166666667">
                <text:p>15.2950166666667</text:p>
              </table:table-cell>
              <table:table-cell office:value-type="float" office:value="2.351546">
                <text:p>2.3515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32855">
                <text:p>15.32855</text:p>
              </table:table-cell>
              <table:table-cell office:value-type="float" office:value="2.421871">
                <text:p>2.4218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621">
                <text:p>15.3621</text:p>
              </table:table-cell>
              <table:table-cell office:value-type="float" office:value="2.393741">
                <text:p>2.39374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953666666667">
                <text:p>15.3953666666667</text:p>
              </table:table-cell>
              <table:table-cell office:value-type="float" office:value="2.480944">
                <text:p>2.4809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4291666666667">
                <text:p>15.4291666666667</text:p>
              </table:table-cell>
              <table:table-cell office:value-type="float" office:value="2.576586">
                <text:p>2.57658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627166666667">
                <text:p>15.4627166666667</text:p>
              </table:table-cell>
              <table:table-cell office:value-type="float" office:value="2.534391">
                <text:p>2.5343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9625">
                <text:p>15.49625</text:p>
              </table:table-cell>
              <table:table-cell office:value-type="float" office:value="2.621594">
                <text:p>2.6215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5298">
                <text:p>15.5298</text:p>
              </table:table-cell>
              <table:table-cell office:value-type="float" office:value="2.610342">
                <text:p>2.61034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633333333333">
                <text:p>15.5633333333333</text:p>
              </table:table-cell>
              <table:table-cell office:value-type="float" office:value="2.62722">
                <text:p>2.6272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968666666667">
                <text:p>15.5968666666667</text:p>
              </table:table-cell>
              <table:table-cell office:value-type="float" office:value="2.725675">
                <text:p>2.7256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63015">
                <text:p>15.63015</text:p>
              </table:table-cell>
              <table:table-cell office:value-type="float" office:value="2.801626">
                <text:p>2.8016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6395">
                <text:p>15.66395</text:p>
              </table:table-cell>
              <table:table-cell office:value-type="float" office:value="2.826943">
                <text:p>2.8269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975">
                <text:p>15.6975</text:p>
              </table:table-cell>
              <table:table-cell office:value-type="float" office:value="2.855073">
                <text:p>2.85507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7307666666667">
                <text:p>15.7307666666667</text:p>
              </table:table-cell>
              <table:table-cell office:value-type="float" office:value="2.829756">
                <text:p>2.82975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645666666667">
                <text:p>15.7645666666667</text:p>
              </table:table-cell>
              <table:table-cell office:value-type="float" office:value="2.826943">
                <text:p>2.8269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981166666667">
                <text:p>15.7981166666667</text:p>
              </table:table-cell>
              <table:table-cell office:value-type="float" office:value="2.939463">
                <text:p>2.9394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83165">
                <text:p>15.83165</text:p>
              </table:table-cell>
              <table:table-cell office:value-type="float" office:value="2.953528">
                <text:p>2.95352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652">
                <text:p>15.8652</text:p>
              </table:table-cell>
              <table:table-cell office:value-type="float" office:value="2.973219">
                <text:p>2.97321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987333333333">
                <text:p>15.8987333333333</text:p>
              </table:table-cell>
              <table:table-cell office:value-type="float" office:value="3.080113">
                <text:p>3.0801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9322666666667">
                <text:p>15.9322666666667</text:p>
              </table:table-cell>
              <table:table-cell office:value-type="float" office:value="3.074487">
                <text:p>3.0744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658166666667">
                <text:p>15.9658166666667</text:p>
              </table:table-cell>
              <table:table-cell office:value-type="float" office:value="3.108243">
                <text:p>3.1082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9935">
                <text:p>15.99935</text:p>
              </table:table-cell>
              <table:table-cell office:value-type="float" office:value="3.18982">
                <text:p>3.1898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0329">
                <text:p>16.0329</text:p>
              </table:table-cell>
              <table:table-cell office:value-type="float" office:value="3.144812">
                <text:p>3.144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664333333333">
                <text:p>16.0664333333333</text:p>
              </table:table-cell>
              <table:table-cell office:value-type="float" office:value="3.262958">
                <text:p>3.2629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997166666667">
                <text:p>16.0997166666667</text:p>
              </table:table-cell>
              <table:table-cell office:value-type="float" office:value="3.184194">
                <text:p>3.1841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1335166666667">
                <text:p>16.1335166666667</text:p>
              </table:table-cell>
              <table:table-cell office:value-type="float" office:value="3.355787">
                <text:p>3.3557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6705">
                <text:p>16.16705</text:p>
              </table:table-cell>
              <table:table-cell office:value-type="float" office:value="3.3586">
                <text:p>3.35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2006">
                <text:p>16.2006</text:p>
              </table:table-cell>
              <table:table-cell office:value-type="float" office:value="3.350161">
                <text:p>3.3501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2341333333333">
                <text:p>16.2341333333333</text:p>
              </table:table-cell>
              <table:table-cell office:value-type="float" office:value="3.459868">
                <text:p>3.45986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676666666667">
                <text:p>16.2676666666667</text:p>
              </table:table-cell>
              <table:table-cell office:value-type="float" office:value="3.445803">
                <text:p>3.44580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3012166666667">
                <text:p>16.3012166666667</text:p>
              </table:table-cell>
              <table:table-cell office:value-type="float" office:value="3.55551">
                <text:p>3.5555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33475">
                <text:p>16.33475</text:p>
              </table:table-cell>
              <table:table-cell office:value-type="float" office:value="3.578014">
                <text:p>3.5780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683">
                <text:p>16.3683</text:p>
              </table:table-cell>
              <table:table-cell office:value-type="float" office:value="3.538632">
                <text:p>3.5386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4018333333333">
                <text:p>16.4018333333333</text:p>
              </table:table-cell>
              <table:table-cell office:value-type="float" office:value="3.572388">
                <text:p>3.5723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4351166666667">
                <text:p>16.4351166666667</text:p>
              </table:table-cell>
              <table:table-cell office:value-type="float" office:value="3.645526">
                <text:p>3.6455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689166666667">
                <text:p>16.4689166666667</text:p>
              </table:table-cell>
              <table:table-cell office:value-type="float" office:value="3.684908">
                <text:p>3.68490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50245">
                <text:p>16.50245</text:p>
              </table:table-cell>
              <table:table-cell office:value-type="float" office:value="3.729916">
                <text:p>3.72991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536">
                <text:p>16.536</text:p>
              </table:table-cell>
              <table:table-cell office:value-type="float" office:value="3.833997">
                <text:p>3.8339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695333333333">
                <text:p>16.5695333333333</text:p>
              </table:table-cell>
              <table:table-cell office:value-type="float" office:value="3.758046">
                <text:p>3.7580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6030666666667">
                <text:p>16.6030666666667</text:p>
              </table:table-cell>
              <table:table-cell office:value-type="float" office:value="3.791802">
                <text:p>3.7918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6366166666667">
                <text:p>16.6366166666667</text:p>
              </table:table-cell>
              <table:table-cell office:value-type="float" office:value="3.862127">
                <text:p>3.86212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699">
                <text:p>16.6699</text:p>
              </table:table-cell>
              <table:table-cell office:value-type="float" office:value="3.845249">
                <text:p>3.8452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7037">
                <text:p>16.7037</text:p>
              </table:table-cell>
              <table:table-cell office:value-type="float" office:value="3.86494">
                <text:p>3.864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7372333333333">
                <text:p>16.7372333333333</text:p>
              </table:table-cell>
              <table:table-cell office:value-type="float" office:value="3.957769">
                <text:p>3.95776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707666666667">
                <text:p>16.7707666666667</text:p>
              </table:table-cell>
              <table:table-cell office:value-type="float" office:value="3.966208">
                <text:p>3.96620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8043166666667">
                <text:p>16.8043166666667</text:p>
              </table:table-cell>
              <table:table-cell office:value-type="float" office:value="4.059037">
                <text:p>4.0590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83785">
                <text:p>16.83785</text:p>
              </table:table-cell>
              <table:table-cell office:value-type="float" office:value="4.101232">
                <text:p>4.10123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714">
                <text:p>16.8714</text:p>
              </table:table-cell>
              <table:table-cell office:value-type="float" office:value="4.11811">
                <text:p>4.1181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9046666666667">
                <text:p>16.9046666666667</text:p>
              </table:table-cell>
              <table:table-cell office:value-type="float" office:value="4.132175">
                <text:p>4.1321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9384666666667">
                <text:p>16.9384666666667</text:p>
              </table:table-cell>
              <table:table-cell office:value-type="float" office:value="4.25876">
                <text:p>4.258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720166666667">
                <text:p>16.9720166666667</text:p>
              </table:table-cell>
              <table:table-cell office:value-type="float" office:value="4.210939">
                <text:p>4.21093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7.0053">
                <text:p>17.0053</text:p>
              </table:table-cell>
              <table:table-cell office:value-type="float" office:value="4.244695">
                <text:p>4.24469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0391">
                <text:p>17.0391</text:p>
              </table:table-cell>
              <table:table-cell office:value-type="float" office:value="4.225004">
                <text:p>4.2250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726333333333">
                <text:p>17.0726333333333</text:p>
              </table:table-cell>
              <table:table-cell office:value-type="float" office:value="4.250321">
                <text:p>4.25032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1061666666667">
                <text:p>17.1061666666667</text:p>
              </table:table-cell>
              <table:table-cell office:value-type="float" office:value="4.25876">
                <text:p>4.258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1397166666667">
                <text:p>17.1397166666667</text:p>
              </table:table-cell>
              <table:table-cell office:value-type="float" office:value="4.250321">
                <text:p>4.2503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7325">
                <text:p>17.17325</text:p>
              </table:table-cell>
              <table:table-cell office:value-type="float" office:value="4.250321">
                <text:p>4.25032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2068">
                <text:p>17.2068</text:p>
              </table:table-cell>
              <table:table-cell office:value-type="float" office:value="4.303768">
                <text:p>4.30376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2400666666667">
                <text:p>17.2400666666667</text:p>
              </table:table-cell>
              <table:table-cell office:value-type="float" office:value="4.300955">
                <text:p>4.30095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738666666667">
                <text:p>17.2738666666667</text:p>
              </table:table-cell>
              <table:table-cell office:value-type="float" office:value="4.323459">
                <text:p>4.32345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3074166666667">
                <text:p>17.3074166666667</text:p>
              </table:table-cell>
              <table:table-cell office:value-type="float" office:value="4.306581">
                <text:p>4.30658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34095">
                <text:p>17.34095</text:p>
              </table:table-cell>
              <table:table-cell office:value-type="float" office:value="4.312207">
                <text:p>4.31220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745">
                <text:p>17.3745</text:p>
              </table:table-cell>
              <table:table-cell office:value-type="float" office:value="4.31502">
                <text:p>4.315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4080333333333">
                <text:p>17.4080333333333</text:p>
              </table:table-cell>
              <table:table-cell office:value-type="float" office:value="4.298142">
                <text:p>4.29814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4415666666667">
                <text:p>17.4415666666667</text:p>
              </table:table-cell>
              <table:table-cell office:value-type="float" office:value="4.306581">
                <text:p>4.30658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751166666667">
                <text:p>17.4751166666667</text:p>
              </table:table-cell>
              <table:table-cell office:value-type="float" office:value="4.295329">
                <text:p>4.29532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50865">
                <text:p>17.50865</text:p>
              </table:table-cell>
              <table:table-cell office:value-type="float" office:value="4.300955">
                <text:p>4.3009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5422">
                <text:p>17.5422</text:p>
              </table:table-cell>
              <table:table-cell office:value-type="float" office:value="4.28689">
                <text:p>4.2868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757333333333">
                <text:p>17.5757333333333</text:p>
              </table:table-cell>
              <table:table-cell office:value-type="float" office:value="4.28689">
                <text:p>4.286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6092666666667">
                <text:p>17.6092666666667</text:p>
              </table:table-cell>
              <table:table-cell office:value-type="float" office:value="4.284077">
                <text:p>4.28407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6428166666667">
                <text:p>17.6428166666667</text:p>
              </table:table-cell>
              <table:table-cell office:value-type="float" office:value="4.28689">
                <text:p>4.286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7635">
                <text:p>17.67635</text:p>
              </table:table-cell>
              <table:table-cell office:value-type="float" office:value="4.300955">
                <text:p>4.3009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7096333333333">
                <text:p>17.7096333333333</text:p>
              </table:table-cell>
              <table:table-cell office:value-type="float" office:value="4.289703">
                <text:p>4.28970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7434333333333">
                <text:p>17.7434333333333</text:p>
              </table:table-cell>
              <table:table-cell office:value-type="float" office:value="4.295329">
                <text:p>4.2953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769666666667">
                <text:p>17.7769666666667</text:p>
              </table:table-cell>
              <table:table-cell office:value-type="float" office:value="4.303768">
                <text:p>4.3037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105166666667">
                <text:p>17.8105166666667</text:p>
              </table:table-cell>
              <table:table-cell office:value-type="float" office:value="4.295329">
                <text:p>4.2953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4405">
                <text:p>17.84405</text:p>
              </table:table-cell>
              <table:table-cell office:value-type="float" office:value="4.261573">
                <text:p>4.26157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776">
                <text:p>17.8776</text:p>
              </table:table-cell>
              <table:table-cell office:value-type="float" office:value="4.255947">
                <text:p>4.2559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9111333333333">
                <text:p>17.9111333333333</text:p>
              </table:table-cell>
              <table:table-cell office:value-type="float" office:value="4.25876">
                <text:p>4.2587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9444166666667">
                <text:p>17.9444166666667</text:p>
              </table:table-cell>
              <table:table-cell office:value-type="float" office:value="4.264386">
                <text:p>4.26438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782166666667">
                <text:p>17.9782166666667</text:p>
              </table:table-cell>
              <table:table-cell office:value-type="float" office:value="4.270012">
                <text:p>4.2700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01175">
                <text:p>18.01175</text:p>
              </table:table-cell>
              <table:table-cell office:value-type="float" office:value="4.270012">
                <text:p>4.27001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0453">
                <text:p>18.0453</text:p>
              </table:table-cell>
              <table:table-cell office:value-type="float" office:value="4.272825">
                <text:p>4.27282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788333333333">
                <text:p>18.0788333333333</text:p>
              </table:table-cell>
              <table:table-cell office:value-type="float" office:value="4.275638">
                <text:p>4.27563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1123666666667">
                <text:p>18.1123666666667</text:p>
              </table:table-cell>
              <table:table-cell office:value-type="float" office:value="4.253134">
                <text:p>4.2531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459166666667">
                <text:p>18.1459166666667</text:p>
              </table:table-cell>
              <table:table-cell office:value-type="float" office:value="4.253134">
                <text:p>4.25313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792">
                <text:p>18.1792</text:p>
              </table:table-cell>
              <table:table-cell office:value-type="float" office:value="4.239069">
                <text:p>4.2390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213">
                <text:p>18.213</text:p>
              </table:table-cell>
              <table:table-cell office:value-type="float" office:value="4.23063">
                <text:p>4.2306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2465333333333">
                <text:p>18.2465333333333</text:p>
              </table:table-cell>
              <table:table-cell office:value-type="float" office:value="4.222191">
                <text:p>4.2221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798166666667">
                <text:p>18.2798166666667</text:p>
              </table:table-cell>
              <table:table-cell office:value-type="float" office:value="4.227817">
                <text:p>4.2278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3136166666667">
                <text:p>18.3136166666667</text:p>
              </table:table-cell>
              <table:table-cell office:value-type="float" office:value="4.222191">
                <text:p>4.2221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34715">
                <text:p>18.34715</text:p>
              </table:table-cell>
              <table:table-cell office:value-type="float" office:value="4.219378">
                <text:p>4.21937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807">
                <text:p>18.3807</text:p>
              </table:table-cell>
              <table:table-cell office:value-type="float" office:value="4.216565">
                <text:p>4.21656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4139666666667">
                <text:p>18.4139666666667</text:p>
              </table:table-cell>
              <table:table-cell office:value-type="float" office:value="4.23063">
                <text:p>4.230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4477666666667">
                <text:p>18.4477666666667</text:p>
              </table:table-cell>
              <table:table-cell office:value-type="float" office:value="4.191248">
                <text:p>4.1912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813166666667">
                <text:p>18.4813166666667</text:p>
              </table:table-cell>
              <table:table-cell office:value-type="float" office:value="4.196874">
                <text:p>4.19687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51485">
                <text:p>18.51485</text:p>
              </table:table-cell>
              <table:table-cell office:value-type="float" office:value="4.194061">
                <text:p>4.19406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5484">
                <text:p>18.5484</text:p>
              </table:table-cell>
              <table:table-cell office:value-type="float" office:value="4.188435">
                <text:p>4.1884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819333333333">
                <text:p>18.5819333333333</text:p>
              </table:table-cell>
              <table:table-cell office:value-type="float" office:value="4.182809">
                <text:p>4.1828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6154666666667">
                <text:p>18.6154666666667</text:p>
              </table:table-cell>
              <table:table-cell office:value-type="float" office:value="4.188435">
                <text:p>4.18843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6490166666667">
                <text:p>18.6490166666667</text:p>
              </table:table-cell>
              <table:table-cell office:value-type="float" office:value="4.205313">
                <text:p>4.2053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8255">
                <text:p>18.68255</text:p>
              </table:table-cell>
              <table:table-cell office:value-type="float" office:value="4.191248">
                <text:p>4.19124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7161">
                <text:p>18.7161</text:p>
              </table:table-cell>
              <table:table-cell office:value-type="float" office:value="4.185622">
                <text:p>4.18562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7493666666667">
                <text:p>18.7493666666667</text:p>
              </table:table-cell>
              <table:table-cell office:value-type="float" office:value="4.194061">
                <text:p>4.1940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831666666667">
                <text:p>18.7831666666667</text:p>
              </table:table-cell>
              <table:table-cell office:value-type="float" office:value="4.191248">
                <text:p>4.19124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8167166666667">
                <text:p>18.8167166666667</text:p>
              </table:table-cell>
              <table:table-cell office:value-type="float" office:value="4.191248">
                <text:p>4.19124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85025">
                <text:p>18.85025</text:p>
              </table:table-cell>
              <table:table-cell office:value-type="float" office:value="4.185622">
                <text:p>4.1856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838">
                <text:p>18.8838</text:p>
              </table:table-cell>
              <table:table-cell office:value-type="float" office:value="4.179996">
                <text:p>4.17999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9173333333333">
                <text:p>18.9173333333333</text:p>
              </table:table-cell>
              <table:table-cell office:value-type="float" office:value="4.194061">
                <text:p>4.1940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9508666666667">
                <text:p>18.9508666666667</text:p>
              </table:table-cell>
              <table:table-cell office:value-type="float" office:value="4.182809">
                <text:p>4.18280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844166666667">
                <text:p>18.9844166666667</text:p>
              </table:table-cell>
              <table:table-cell office:value-type="float" office:value="4.177183">
                <text:p>4.17718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.01795">
                <text:p>19.01795</text:p>
              </table:table-cell>
              <table:table-cell office:value-type="float" office:value="4.157492">
                <text:p>4.15749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0515">
                <text:p>19.0515</text:p>
              </table:table-cell>
              <table:table-cell office:value-type="float" office:value="4.151866">
                <text:p>4.15186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850333333333">
                <text:p>19.0850333333333</text:p>
              </table:table-cell>
              <table:table-cell office:value-type="float" office:value="4.165931">
                <text:p>4.16593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1185666666667">
                <text:p>19.1185666666667</text:p>
              </table:table-cell>
              <table:table-cell office:value-type="float" office:value="4.160305">
                <text:p>4.16030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1521166666667">
                <text:p>19.1521166666667</text:p>
              </table:table-cell>
              <table:table-cell office:value-type="float" office:value="4.163118">
                <text:p>4.1631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8565">
                <text:p>19.18565</text:p>
              </table:table-cell>
              <table:table-cell office:value-type="float" office:value="4.17437">
                <text:p>4.174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2189333333333">
                <text:p>19.2189333333333</text:p>
              </table:table-cell>
              <table:table-cell office:value-type="float" office:value="4.165931">
                <text:p>4.1659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2527333333333">
                <text:p>19.2527333333333</text:p>
              </table:table-cell>
              <table:table-cell office:value-type="float" office:value="4.163118">
                <text:p>4.1631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862666666667">
                <text:p>19.2862666666667</text:p>
              </table:table-cell>
              <table:table-cell office:value-type="float" office:value="4.168744">
                <text:p>4.1687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3198166666667">
                <text:p>19.3198166666667</text:p>
              </table:table-cell>
              <table:table-cell office:value-type="float" office:value="4.154679">
                <text:p>4.15467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35335">
                <text:p>19.35335</text:p>
              </table:table-cell>
              <table:table-cell office:value-type="float" office:value="4.149053">
                <text:p>4.14905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869">
                <text:p>19.3869</text:p>
              </table:table-cell>
              <table:table-cell office:value-type="float" office:value="4.157492">
                <text:p>4.15749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4204333333333">
                <text:p>19.4204333333333</text:p>
              </table:table-cell>
              <table:table-cell office:value-type="float" office:value="4.160305">
                <text:p>4.16030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4537166666667">
                <text:p>19.4537166666667</text:p>
              </table:table-cell>
              <table:table-cell office:value-type="float" office:value="4.163118">
                <text:p>4.1631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875166666667">
                <text:p>19.4875166666667</text:p>
              </table:table-cell>
              <table:table-cell office:value-type="float" office:value="4.149053">
                <text:p>4.14905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52105">
                <text:p>19.52105</text:p>
              </table:table-cell>
              <table:table-cell office:value-type="float" office:value="4.14624">
                <text:p>4.14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5543333333333">
                <text:p>19.5543333333333</text:p>
              </table:table-cell>
              <table:table-cell office:value-type="float" office:value="4.171557">
                <text:p>4.1715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881333333333">
                <text:p>19.5881333333333</text:p>
              </table:table-cell>
              <table:table-cell office:value-type="float" office:value="4.149053">
                <text:p>4.1490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6216666666667">
                <text:p>19.6216666666667</text:p>
              </table:table-cell>
              <table:table-cell office:value-type="float" office:value="4.154679">
                <text:p>4.1546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6552166666667">
                <text:p>19.6552166666667</text:p>
              </table:table-cell>
              <table:table-cell office:value-type="float" office:value="4.140614">
                <text:p>4.14061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885">
                <text:p>19.6885</text:p>
              </table:table-cell>
              <table:table-cell office:value-type="float" office:value="4.149053">
                <text:p>4.14905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7223">
                <text:p>19.7223</text:p>
              </table:table-cell>
              <table:table-cell office:value-type="float" office:value="4.149053">
                <text:p>4.14905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7558333333333">
                <text:p>19.7558333333333</text:p>
              </table:table-cell>
              <table:table-cell office:value-type="float" office:value="4.134988">
                <text:p>4.1349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891166666667">
                <text:p>19.7891166666667</text:p>
              </table:table-cell>
              <table:table-cell office:value-type="float" office:value="4.137801">
                <text:p>4.13780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8229166666667">
                <text:p>19.8229166666667</text:p>
              </table:table-cell>
              <table:table-cell office:value-type="float" office:value="4.143427">
                <text:p>4.14342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85645">
                <text:p>19.85645</text:p>
              </table:table-cell>
              <table:table-cell office:value-type="float" office:value="4.134988">
                <text:p>4.1349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9">
                <text:p>19.89</text:p>
              </table:table-cell>
              <table:table-cell office:value-type="float" office:value="4.140614">
                <text:p>4.1406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9235333333333">
                <text:p>19.9235333333333</text:p>
              </table:table-cell>
              <table:table-cell office:value-type="float" office:value="4.129362">
                <text:p>4.12936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9570666666667">
                <text:p>19.9570666666667</text:p>
              </table:table-cell>
              <table:table-cell office:value-type="float" office:value="4.11811">
                <text:p>4.118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906166666667">
                <text:p>19.9906166666667</text:p>
              </table:table-cell>
              <table:table-cell office:value-type="float" office:value="4.123736">
                <text:p>4.12373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0.0239">
                <text:p>20.0239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0577">
                <text:p>20.0577</text:p>
              </table:table-cell>
              <table:table-cell office:value-type="float" office:value="4.11811">
                <text:p>4.118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912333333333">
                <text:p>20.0912333333333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1247666666667">
                <text:p>20.1247666666667</text:p>
              </table:table-cell>
              <table:table-cell office:value-type="float" office:value="4.120923">
                <text:p>4.12092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1583166666667">
                <text:p>20.1583166666667</text:p>
              </table:table-cell>
              <table:table-cell office:value-type="float" office:value="4.109671">
                <text:p>4.10967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9185">
                <text:p>20.19185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2254">
                <text:p>20.2254</text:p>
              </table:table-cell>
              <table:table-cell office:value-type="float" office:value="4.11811">
                <text:p>4.118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2589333333333">
                <text:p>20.2589333333333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924666666667">
                <text:p>20.2924666666667</text:p>
              </table:table-cell>
              <table:table-cell office:value-type="float" office:value="4.112484">
                <text:p>4.1124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3260166666667">
                <text:p>20.3260166666667</text:p>
              </table:table-cell>
              <table:table-cell office:value-type="float" office:value="4.115297">
                <text:p>4.115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35955">
                <text:p>20.35955</text:p>
              </table:table-cell>
              <table:table-cell office:value-type="float" office:value="4.115297">
                <text:p>4.1152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931">
                <text:p>20.3931</text:p>
              </table:table-cell>
              <table:table-cell office:value-type="float" office:value="4.120923">
                <text:p>4.12092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4266333333333">
                <text:p>20.4266333333333</text:p>
              </table:table-cell>
              <table:table-cell office:value-type="float" office:value="4.081541">
                <text:p>4.08154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4601666666667">
                <text:p>20.4601666666667</text:p>
              </table:table-cell>
              <table:table-cell office:value-type="float" office:value="4.106858">
                <text:p>4.10685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9345">
                <text:p>20.49345</text:p>
              </table:table-cell>
              <table:table-cell office:value-type="float" office:value="4.098419">
                <text:p>4.09841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52725">
                <text:p>20.52725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5608">
                <text:p>20.5608</text:p>
              </table:table-cell>
              <table:table-cell office:value-type="float" office:value="4.095606">
                <text:p>4.0956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943333333333">
                <text:p>20.5943333333333</text:p>
              </table:table-cell>
              <table:table-cell office:value-type="float" office:value="4.104045">
                <text:p>4.1040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6278666666667">
                <text:p>20.6278666666667</text:p>
              </table:table-cell>
              <table:table-cell office:value-type="float" office:value="4.081541">
                <text:p>4.08154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6614166666667">
                <text:p>20.6614166666667</text:p>
              </table:table-cell>
              <table:table-cell office:value-type="float" office:value="4.08998">
                <text:p>4.089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9495">
                <text:p>20.69495</text:p>
              </table:table-cell>
              <table:table-cell office:value-type="float" office:value="4.092793">
                <text:p>4.09279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7282333333333">
                <text:p>20.7282333333333</text:p>
              </table:table-cell>
              <table:table-cell office:value-type="float" office:value="4.101232">
                <text:p>4.10123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7620333333333">
                <text:p>20.7620333333333</text:p>
              </table:table-cell>
              <table:table-cell office:value-type="float" office:value="4.098419">
                <text:p>4.09841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955666666667">
                <text:p>20.7955666666667</text:p>
              </table:table-cell>
              <table:table-cell office:value-type="float" office:value="4.087167">
                <text:p>4.0871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82885">
                <text:p>20.82885</text:p>
              </table:table-cell>
              <table:table-cell office:value-type="float" office:value="4.092793">
                <text:p>4.09279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86265">
                <text:p>20.86265</text:p>
              </table:table-cell>
              <table:table-cell office:value-type="float" office:value="4.084354">
                <text:p>4.08435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962">
                <text:p>20.8962</text:p>
              </table:table-cell>
              <table:table-cell office:value-type="float" office:value="4.070289">
                <text:p>4.07028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9297333333333">
                <text:p>20.9297333333333</text:p>
              </table:table-cell>
              <table:table-cell office:value-type="float" office:value="4.084354">
                <text:p>4.08435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9632666666667">
                <text:p>20.9632666666667</text:p>
              </table:table-cell>
              <table:table-cell office:value-type="float" office:value="4.078728">
                <text:p>4.0787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968166666667">
                <text:p>20.9968166666667</text:p>
              </table:table-cell>
              <table:table-cell office:value-type="float" office:value="4.070289">
                <text:p>4.07028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.03035">
                <text:p>21.03035</text:p>
              </table:table-cell>
              <table:table-cell office:value-type="float" office:value="4.06185">
                <text:p>4.0618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.0636333333333">
                <text:p>21.0636333333333</text:p>
              </table:table-cell>
              <table:table-cell office:value-type="float" office:value="4.067476">
                <text:p>4.0674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974333333333">
                <text:p>21.0974333333333</text:p>
              </table:table-cell>
              <table:table-cell office:value-type="float" office:value="4.050598">
                <text:p>4.0505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1309666666667">
                <text:p>21.1309666666667</text:p>
              </table:table-cell>
              <table:table-cell office:value-type="float" office:value="4.064663">
                <text:p>4.0646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1645166666667">
                <text:p>21.1645166666667</text:p>
              </table:table-cell>
              <table:table-cell office:value-type="float" office:value="4.047785">
                <text:p>4.04778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9805">
                <text:p>21.19805</text:p>
              </table:table-cell>
              <table:table-cell office:value-type="float" office:value="4.047785">
                <text:p>4.0477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2316">
                <text:p>21.2316</text:p>
              </table:table-cell>
              <table:table-cell office:value-type="float" office:value="4.050598">
                <text:p>4.05059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2651333333333">
                <text:p>21.2651333333333</text:p>
              </table:table-cell>
              <table:table-cell office:value-type="float" office:value="4.050598">
                <text:p>4.05059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986666666667">
                <text:p>21.2986666666667</text:p>
              </table:table-cell>
              <table:table-cell office:value-type="float" office:value="4.053411">
                <text:p>4.0534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3322166666667">
                <text:p>21.3322166666667</text:p>
              </table:table-cell>
              <table:table-cell office:value-type="float" office:value="4.053411">
                <text:p>4.0534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36575">
                <text:p>21.36575</text:p>
              </table:table-cell>
              <table:table-cell office:value-type="float" office:value="4.047785">
                <text:p>4.04778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993">
                <text:p>21.3993</text:p>
              </table:table-cell>
              <table:table-cell office:value-type="float" office:value="4.047785">
                <text:p>4.0477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4328333333333">
                <text:p>21.4328333333333</text:p>
              </table:table-cell>
              <table:table-cell office:value-type="float" office:value="4.025281">
                <text:p>4.02528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4663666666667">
                <text:p>21.4663666666667</text:p>
              </table:table-cell>
              <table:table-cell office:value-type="float" office:value="4.028094">
                <text:p>4.02809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999166666667">
                <text:p>21.4999166666667</text:p>
              </table:table-cell>
              <table:table-cell office:value-type="float" office:value="4.044972">
                <text:p>4.0449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5332">
                <text:p>21.5332</text:p>
              </table:table-cell>
              <table:table-cell office:value-type="float" office:value="4.042159">
                <text:p>4.0421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567">
                <text:p>21.567</text:p>
              </table:table-cell>
              <table:table-cell office:value-type="float" office:value="4.047785">
                <text:p>4.04778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6005333333333">
                <text:p>21.6005333333333</text:p>
              </table:table-cell>
              <table:table-cell office:value-type="float" office:value="4.044972">
                <text:p>4.0449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6340666666667">
                <text:p>21.6340666666667</text:p>
              </table:table-cell>
              <table:table-cell office:value-type="float" office:value="4.03372">
                <text:p>4.033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6676166666667">
                <text:p>21.6676166666667</text:p>
              </table:table-cell>
              <table:table-cell office:value-type="float" office:value="4.028094">
                <text:p>4.02809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70115">
                <text:p>21.70115</text:p>
              </table:table-cell>
              <table:table-cell office:value-type="float" office:value="4.042159">
                <text:p>4.04215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7347">
                <text:p>21.7347</text:p>
              </table:table-cell>
              <table:table-cell office:value-type="float" office:value="4.03372">
                <text:p>4.033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679666666667">
                <text:p>21.7679666666667</text:p>
              </table:table-cell>
              <table:table-cell office:value-type="float" office:value="4.03372">
                <text:p>4.033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8017666666667">
                <text:p>21.8017666666667</text:p>
              </table:table-cell>
              <table:table-cell office:value-type="float" office:value="4.042159">
                <text:p>4.0421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8353166666667">
                <text:p>21.8353166666667</text:p>
              </table:table-cell>
              <table:table-cell office:value-type="float" office:value="4.00559">
                <text:p>4.00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